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27cm"/>
        </style:tab-stops>
      </style:paragraph-properties>
      <style:text-properties officeooo:paragraph-rsid="000b2a2a"/>
    </style:style>
    <style:style style:name="P2" style:family="paragraph" style:parent-style-name="Standard">
      <style:paragraph-properties>
        <style:tab-stops>
          <style:tab-stop style:position="1.27cm"/>
        </style:tab-stops>
      </style:paragraph-properties>
      <style:text-properties fo:font-weight="bold" officeooo:paragraph-rsid="000b2a2a" style:font-weight-asian="bold"/>
    </style:style>
    <style:style style:name="P3" style:family="paragraph" style:parent-style-name="Standard">
      <style:text-properties fo:font-weight="bold" officeooo:paragraph-rsid="000b2a2a" style:font-weight-asian="bold"/>
    </style:style>
    <style:style style:name="P4" style:family="paragraph" style:parent-style-name="Standard">
      <style:text-properties fo:language="en" fo:country="US" fo:font-weight="bold" officeooo:paragraph-rsid="000b2a2a" style:font-weight-asian="bold"/>
    </style:style>
    <style:style style:name="P5" style:family="paragraph" style:parent-style-name="Standard">
      <style:text-properties fo:language="en" fo:country="US" officeooo:paragraph-rsid="000b2a2a"/>
    </style:style>
    <style:style style:name="P6" style:family="paragraph" style:parent-style-name="Standard">
      <style:paragraph-properties>
        <style:tab-stops>
          <style:tab-stop style:position="1.27cm"/>
        </style:tab-stops>
      </style:paragraph-properties>
      <style:text-properties fo:font-style="italic" officeooo:paragraph-rsid="000b2a2a" style:font-style-asian="italic"/>
    </style:style>
    <style:style style:name="P7" style:family="paragraph" style:parent-style-name="Standard">
      <style:text-properties officeooo:paragraph-rsid="000b2a2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 Unicode MS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style:font-name-asian="Arial Unicode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Seite 3]</text:p>
      <text:p text:style-name="P7">[Spalte 1]</text:p>
      <text:p text:style-name="P7"/>
      <text:p text:style-name="P3">A, a</text:p>
      <text:p text:style-name="P7"/>
      <text:p text:style-name="P7"><text:span text:style-name="T1">Aataha</text:span> <text:span text:style-name="T3">adj.</text:span> Atravesado.</text:p>
      <text:p text:style-name="P7"><text:span text:style-name="T1">Aatahdajaha</text:span> <text:span text:style-name="T3">v.</text:span> Atravesar.</text:p>
      <text:p text:style-name="P7"><text:span text:style-name="T1">Aca</text:span> <text:span text:style-name="T3">s.</text:span> Sapuara (esp. de pez).</text:p>
      <text:p text:style-name="P7"><text:span text:style-name="T1">Acadali</text:span> <text:span text:style-name="T3">s.</text:span> Gaviota guanaguanare</text:p>
      <text:p text:style-name="P7"><text:tab/>(esp. de pájaro).</text:p>
      <text:p text:style-name="P7"><text:span text:style-name="T1">Acala</text:span> <text:span text:style-name="T3">s.</text:span> Gallina.</text:p>
      <text:p text:style-name="P7"><text:span text:style-name="T1">Acala fidi</text:span> <text:span text:style-name="T3">s.</text:span> Pollo, pollito.</text:p>
      <text:p text:style-name="P7"><text:span text:style-name="T1">Acala fimo</text:span> <text:span text:style-name="T3">s.</text:span> Pollos, pollitos.</text:p>
      <text:p text:style-name="P7"><text:span text:style-name="T1">Acala icoho</text:span> <text:span text:style-name="T3">s.</text:span> Buche.</text:p>
      <text:p text:style-name="P7"><text:span text:style-name="T1">Acala jillella piquilla õwã</text:span> <text:span text:style-name="T3">s.</text:span> Yuca</text:p>
      <text:p text:style-name="P7"><text:tab/>yema de huevo (esp. de yuca dulce).</text:p>
      <text:p text:style-name="P7">[BILD] Acala ũbe</text:p>
      <text:p text:style-name="P7"><text:span text:style-name="T1">Acala ũbe</text:span> <text:span text:style-name="T3">s.</text:span> Gallo.</text:p>
      <text:p text:style-name="P7"><text:span text:style-name="T1">Acasijuh</text:span> <text:span text:style-name="T3">s.</text:span> Tercio de casabe (de 20</text:p>
      <text:p text:style-name="P7"><text:tab/>a 30 tortas cada uno). <text:span text:style-name="T3">pl.</text:span> Acasi</text:p>
      <text:p text:style-name="P7"><text:span text:style-name="T1">Acheeto</text:span> <text:span text:style-name="T3">s.</text:span> Caño.</text:p>
      <text:p text:style-name="P7"><text:span text:style-name="T1">Achete</text:span> <text:span text:style-name="T3">s.</text:span> Espíritu del monte,</text:p>
      <text:p text:style-name="P7"><text:tab/>salvaje del monte, duende.</text:p>
      <text:p text:style-name="P7"><text:span text:style-name="T1">Achetoaja</text:span> <text:span text:style-name="T3">s.</text:span> Desembocadura de un</text:p>
      <text:p text:style-name="P7"><text:tab/>caño.</text:p>
      <text:p text:style-name="P7"><text:span text:style-name="T1">Achi</text:span> <text:span text:style-name="T3">adv.</text:span> Hace un rato.</text:p>
      <text:p text:style-name="P7"><text:span text:style-name="T1">Achiameehda</text:span> <text:span text:style-name="T3">adv.</text:span> Desde el</text:p>
      <text:p text:style-name="P7"><text:tab/>principio.</text:p>
      <text:p text:style-name="P7"><text:span text:style-name="T1">Achiba</text:span> <text:span text:style-name="T3">s.</text:span> Madroño (esp. de árbol).</text:p>
      <text:p text:style-name="P7"><text:span text:style-name="T1">Achieehda</text:span> <text:span text:style-name="T3">adv.</text:span> En el momento.</text:p>
      <text:p text:style-name="P7"><text:span text:style-name="T1">Achiehda</text:span> <text:span text:style-name="T3">adv.</text:span> Desde hace un rato.</text:p>
      <text:p text:style-name="P7"><text:span text:style-name="T1">Achiehdaje</text:span> <text:span text:style-name="T3">adv.</text:span> En ese mismo</text:p>
      <text:p text:style-name="P7"><text:tab/>momento.</text:p>
      <text:p text:style-name="P7"><text:span text:style-name="T1">Achieto</text:span> <text:span text:style-name="T3">s.</text:span> Caño, riachuelo, arrollo.</text:p>
      <text:p text:style-name="P7"><text:span text:style-name="T1">Achieto aja</text:span> <text:span text:style-name="T3">s.</text:span> Desembocadura del</text:p>
      <text:p text:style-name="P7"><text:tab/>caño.</text:p>
      <text:p text:style-name="P7"><text:span text:style-name="T1">Achieto</text:span> (dohdoohda sajehmoto) <text:span text:style-name="T3">s.</text:span></text:p>
      <text:p text:style-name="P7"><text:tab/>Afluente.</text:p>
      <text:p text:style-name="P7"/>
      <text:p text:style-name="P7">[Seite 3]</text:p>
      <text:p text:style-name="P7">[Spalte 2]</text:p>
      <text:p text:style-name="P7"/>
      <text:p text:style-name="P7"><text:span text:style-name="T1">Achihga</text:span> <text:span text:style-name="T3">adj.</text:span> Reciente, fresco, de hoy.</text:p>
      <text:p text:style-name="P7"><text:span text:style-name="T1">Achixena</text:span> <text:span text:style-name="T3">adv.</text:span> Hacía un rato.</text:p>
      <text:p text:style-name="P7"><text:span text:style-name="T1">Achugahdu</text:span> <text:span text:style-name="T3">s.</text:span> Hermanas.</text:p>
      <text:p text:style-name="P7"><text:span text:style-name="T1">Achuhe</text:span> <text:span text:style-name="T3">adv.</text:span> Mientras tanto,</text:p>
      <text:p text:style-name="P7"><text:tab/>primeramente.</text:p>
      <text:p text:style-name="P7"><text:span text:style-name="T1">Achuheexa</text:span> <text:span text:style-name="T3">adv.</text:span> Mientras tanto</text:p>
      <text:p text:style-name="P7"><text:tab/>(acción pasada remota).</text:p>
      <text:p text:style-name="P7"><text:span text:style-name="T1">Aehaehdi</text:span> <text:span text:style-name="T3">s.</text:span> Adormecedor, que</text:p>
      <text:p text:style-name="P7"><text:tab/>adormece.</text:p>
      <text:p text:style-name="P7"><text:span text:style-name="T1">Aha</text:span> <text:span text:style-name="T3">adj.</text:span> De él (cuelutaha).</text:p>
      <text:p text:style-name="P7"><text:soft-page-break/><text:span text:style-name="T1">Ahaidi</text:span> <text:span text:style-name="T3">s.</text:span> Dormilón, el que se</text:p>
      <text:p text:style-name="P7"><text:tab/>dedica a dormir.</text:p>
      <text:p text:style-name="P7"><text:span text:style-name="T1">Ahajaha</text:span> <text:span text:style-name="T3">v.</text:span> Dormir.</text:p>
      <text:p text:style-name="P7"><text:span text:style-name="T1">Ahaxoome</text:span> <text:span text:style-name="T3">s.</text:span> Dormitorio.</text:p>
      <text:p text:style-name="P7"><text:span text:style-name="T1">Ahba</text:span> <text:span text:style-name="T3">adj.</text:span> De él, su (cosa plana).</text:p>
      <text:p text:style-name="P7"><text:span text:style-name="T1">Ahdabihaguihajaha guwehoo</text:span> ĩsii <text:span text:style-name="T3">v.</text:span></text:p>
      <text:p text:style-name="P7"><text:tab/>Despedirse.</text:p>
      <text:p text:style-name="P7"><text:span text:style-name="T1">Ahdabihajaha</text:span> <text:span text:style-name="T3">v.</text:span> Saludar, despedir.</text:p>
      <text:p text:style-name="P7"><text:span text:style-name="T1">Ahdabihgaha</text:span> <text:span text:style-name="T3">s.</text:span> Saludo, despedida.</text:p>
      <text:p text:style-name="P7"><text:span text:style-name="T1">Ahdabihihgaha</text:span> <text:span text:style-name="T3">s.</text:span> Despedida.</text:p>
      <text:p text:style-name="P7"><text:span text:style-name="T1">Ahde</text:span> <text:span text:style-name="T3">s.</text:span> Semillas, granos.</text:p>
      <text:p text:style-name="P7"><text:span text:style-name="T1">Ahdehna quelehga duwuhxojo</text:span> <text:span text:style-name="T3">s.</text:span></text:p>
      <text:p text:style-name="P7"><text:tab/>Aguardiente de grano.</text:p>
      <text:p text:style-name="P7"><text:span text:style-name="T1">Ahdete</text:span> <text:span text:style-name="T3">s.</text:span> <text:span text:style-name="T1">1.</text:span> Semilla, grano.</text:p>
      <text:p text:style-name="P7"><text:tab/><text:span text:style-name="T1">2.</text:span> Espacio entre los muslos.</text:p>
      <text:p text:style-name="P7"><text:span text:style-name="T1">Ahdihajaha</text:span> <text:span text:style-name="T3">v.</text:span> Quedarse dormido.</text:p>
      <text:p text:style-name="P7"><text:span text:style-name="T1">Ahdo</text:span> <text:span text:style-name="T3">s.</text:span> Higuerón (esp. de árbol).</text:p>
      <text:p text:style-name="P7"><text:span text:style-name="T1">Ahdohllu</text:span> <text:span text:style-name="T3">s.</text:span> Higuerón (Véase</text:p>
      <text:p text:style-name="P7"><text:tab/><text:span text:style-name="T1">Ahdo</text:span>).</text:p>
      <text:p text:style-name="P7"><text:span text:style-name="T1">Ahehaidi</text:span> <text:span text:style-name="T3">adj.</text:span> Adormecedor (anim.).</text:p>
      <text:p text:style-name="P7"><text:span text:style-name="T1">Ahehgahgaha</text:span> <text:span text:style-name="T3">s.</text:span> Acción de tender</text:p>
      <text:p text:style-name="P7"><text:tab/>casabe.</text:p>
      <text:p text:style-name="P7"><text:span text:style-name="T1">Ahehgajaha</text:span> <text:span text:style-name="T3">v.</text:span> Tender casabe.</text:p>
      <text:p text:style-name="P7"><text:span text:style-name="T1">Ahehgo</text:span> <text:span text:style-name="T3">s.</text:span> La que tiende casabe.</text:p>
      <text:p text:style-name="P7"><text:span text:style-name="T1">Ahejaha</text:span> <text:span text:style-name="T3">v.</text:span> Hacer dormir.</text:p>
      <text:p text:style-name="P7"><text:span text:style-name="T1">Ahgo</text:span> <text:span text:style-name="T3">interj.</text:span> ¡Ay!</text:p>
      <text:p text:style-name="P7"><text:span text:style-name="T1">Ahguxu</text:span> <text:span text:style-name="T3">s.</text:span> Brazo de sabana dentro</text:p>
      <text:p text:style-name="P7"><text:tab/>de un monte.</text:p>
      <text:p text:style-name="P7"><text:span text:style-name="T1">Ahihne</text:span> <text:span text:style-name="T3">s.</text:span> El que está durmiendo.</text:p>
      <text:p text:style-name="P7"><text:span text:style-name="T1">Ahite</text:span> <text:span text:style-name="T3">s.</text:span> Espacio entre los muslos</text:p>
      <text:p text:style-name="P7"><text:tab/>(Véase <text:span text:style-name="T1">Ahdete</text:span>).</text:p>
      <text:p text:style-name="P7"><text:span text:style-name="T1">Ahitexu</text:span> <text:span text:style-name="T3">s.</text:span> Espacio intermedio, entre.</text:p>
      <text:p text:style-name="P7"><text:span text:style-name="T1">Ahma</text:span> <text:span text:style-name="T3">adj.</text:span> Despegado.</text:p>
      <text:p text:style-name="P7"><text:span text:style-name="T1">Ahmajaha</text:span> <text:span text:style-name="T3">v.</text:span> <text:span text:style-name="T1">1.</text:span> Despegarse. <text:span text:style-name="T1">2.</text:span> Ir a</text:p>
      <text:p text:style-name="P7"/>
      <text:p text:style-name="P7">[Seite 4]</text:p>
      <text:p text:style-name="P7">[Spalte 1]</text:p>
      <text:p text:style-name="P7"/>
      <text:p text:style-name="P7"><text:tab/>dormir.</text:p>
      <text:p text:style-name="P7"><text:span text:style-name="T1">Ahmaxahdajaha</text:span> <text:span text:style-name="T3">v.</text:span> Hacer que se</text:p>
      <text:p text:style-name="P7"><text:tab/>despegue algo.</text:p>
      <text:p text:style-name="P7"><text:span text:style-name="T1">Ahna</text:span> <text:span text:style-name="T3">adv.</text:span> <text:span text:style-name="T1">1.</text:span> Río abajo. <text:span text:style-name="T1">2.</text:span> Por</text:p>
      <text:p text:style-name="P7"><text:tab/>donde sale el sol, el este.</text:p>
      <text:p text:style-name="P7"><text:span text:style-name="T1">Ahnaahda</text:span> <text:span text:style-name="T3">adv.</text:span> <text:span text:style-name="T1">1.</text:span> Hacia río abajo.</text:p>
      <text:p text:style-name="P7"><text:tab/><text:span text:style-name="T1">2.</text:span> Hacia el este.</text:p>
      <text:p text:style-name="P7"><text:span text:style-name="T1">Ahnahgo</text:span> <text:span text:style-name="T3">s.</text:span> La que vive río abajo.</text:p>
      <text:p text:style-name="P7"><text:span text:style-name="T1">Ahnahgue</text:span> <text:span text:style-name="T3">s.</text:span> <text:span text:style-name="T1">1.</text:span> El que vive río</text:p>
      <text:p text:style-name="P7"><text:tab/>abajo. <text:span text:style-name="T1">2.</text:span> El que guarda.</text:p>
      <text:p text:style-name="P7"><text:span text:style-name="T1">Ahñuhe</text:span> <text:span text:style-name="T3">s.</text:span> Basurero.</text:p>
      <text:p text:style-name="P7"><text:span text:style-name="T1">Ahuxu</text:span> <text:span text:style-name="T3">adj.</text:span> Dormida.</text:p>
      <text:p text:style-name="P7"><text:span text:style-name="T1">Ahwe</text:span> <text:span text:style-name="T3">s.</text:span> Competencia, rivalidad,</text:p>
      <text:p text:style-name="P7"><text:tab/>envidia.</text:p>
      <text:p text:style-name="P7"><text:soft-page-break/><text:span text:style-name="T1">Ahxua</text:span> <text:span text:style-name="T3">s.</text:span> Puerta. <text:span text:style-name="T3">pl.</text:span> Ahxuajaha.</text:p>
      <text:p text:style-name="P7"><text:span text:style-name="T1">Ahxuate</text:span> <text:span text:style-name="T3">s.</text:span> <text:span text:style-name="T1">1.</text:span> Entrada de un corral</text:p>
      <text:p text:style-name="P7"><text:tab/>o cerca. <text:span text:style-name="T3">pl.</text:span> Ahxuateha.</text:p>
      <text:p text:style-name="P7"><text:tab/><text:span text:style-name="T1">2.</text:span> Peramán (resina de un árbol,</text:p>
      <text:p text:style-name="P7"><text:tab/>que sirve para reforzar y lubricar</text:p>
      <text:p text:style-name="P7"><text:tab/>hilo, cabuya, etc.).</text:p>
      <text:p text:style-name="P7"><text:span text:style-name="T1">Aihtexu</text:span> <text:span text:style-name="T3">s.</text:span> Espacio intermedio.</text:p>
      <text:p text:style-name="P7"><text:span text:style-name="T1">Aipahegaidi</text:span> <text:span text:style-name="T3">s.</text:span> Mendigo, pordiosero.</text:p>
      <text:p text:style-name="P7"><text:span text:style-name="T1">Aipaheguehe</text:span> <text:span text:style-name="T3">s.</text:span> El que le gusta</text:p>
      <text:p text:style-name="P7"><text:tab/>pedir.</text:p>
      <text:p text:style-name="P7"><text:span text:style-name="T1">Aipahlle</text:span> <text:span text:style-name="T3">s.</text:span> El que pide.</text:p>
      <text:p text:style-name="P7"><text:span text:style-name="T1">Aixi</text:span> <text:span text:style-name="T3">s.</text:span> Sudor.</text:p>
      <text:p text:style-name="P7"><text:span text:style-name="T1">Aixi seña õwã</text:span> <text:span text:style-name="T3">s.</text:span> Yuca sudor (esp.</text:p>
      <text:p text:style-name="P7"><text:tab/>de yuca brava).</text:p>
      <text:p text:style-name="P7"><text:span text:style-name="T1">Aixigajaha</text:span> <text:span text:style-name="T3">v.</text:span> Sudar frecuentemente.</text:p>
      <text:p text:style-name="P7"><text:span text:style-name="T1">Aixigue</text:span> <text:span text:style-name="T3">s.</text:span> El que suda.</text:p>
      <text:p text:style-name="P7"><text:span text:style-name="T1">Aixihdahga</text:span> <text:span text:style-name="T3">adj.</text:span> Recalentada (la</text:p>
      <text:p text:style-name="P7"><text:tab/>comida).</text:p>
      <text:p text:style-name="P7"><text:span text:style-name="T1">Aixihdajaha</text:span> <text:span text:style-name="T3">v.</text:span> Recalentar (la</text:p>
      <text:p text:style-name="P7"><text:tab/>comida).</text:p>
      <text:p text:style-name="P7"><text:span text:style-name="T1">Aixito</text:span> <text:span text:style-name="T3">s.</text:span> <text:span text:style-name="T1">1.</text:span> Agua caliente, hervida.</text:p>
      <text:p text:style-name="P7"><text:tab/><text:span text:style-name="T1">2.</text:span> Sudor.</text:p>
      <text:p text:style-name="P7"><text:span text:style-name="T1">Aixohdi</text:span> <text:span text:style-name="T3">s.</text:span> <text:span text:style-name="T1">1.</text:span> Dueño, amo.</text:p>
      <text:p text:style-name="P7"><text:tab/><text:span text:style-name="T1">2.</text:span> Cacique, curaca. <text:span text:style-name="T1">3.</text:span> Señor.</text:p>
      <text:p text:style-name="P7"><text:span text:style-name="T1">Aixohdihmajaha</text:span> <text:span text:style-name="T3">v.</text:span> Adueñarse,</text:p>
      <text:p text:style-name="P7"><text:tab/>hacerse dueño de alguien o algo.</text:p>
      <text:p text:style-name="P7"><text:span text:style-name="T1">Aixohdiijaha</text:span> <text:span text:style-name="T3">v.</text:span> Ser dueño.</text:p>
      <text:p text:style-name="P7"><text:span text:style-name="T1">Aixohdijaha</text:span> <text:span text:style-name="T3">v.</text:span> Adueñarse, hacerse</text:p>
      <text:p text:style-name="P7"><text:tab/>dueño de una cosa.</text:p>
      <text:p text:style-name="P7"><text:span text:style-name="T1">Aixohxu</text:span> <text:span text:style-name="T3">s.</text:span> Dueña.</text:p>
      <text:p text:style-name="P7"><text:span text:style-name="T1">Aja</text:span> <text:span text:style-name="T3">s.</text:span> Boca. <text:span text:style-name="T3">pl.</text:span> Ajabena.</text:p>
      <text:p text:style-name="P7"><text:span text:style-name="T1">Ajadajaha</text:span> <text:span text:style-name="T3">v.</text:span> <text:span text:style-name="T1">1.</text:span> Despegar. <text:span text:style-name="T1">2.</text:span> Ser</text:p>
      <text:p text:style-name="P7"><text:tab/>charlatán. <text:span text:style-name="T1">3.</text:span> Abrir.</text:p>
      <text:p text:style-name="P7"><text:span text:style-name="T1">Ajaguedi</text:span> <text:span text:style-name="T3">s.</text:span> El que siempre está</text:p>
      <text:p text:style-name="P7"><text:tab/>callado o quieto.</text:p>
      <text:p text:style-name="P7"/>
      <text:p text:style-name="P7">[Seite 4]</text:p>
      <text:p text:style-name="P7">[Spalte 2]</text:p>
      <text:p text:style-name="P7"/>
      <text:p text:style-name="P7"><text:span text:style-name="T1">Ajaguihajaha</text:span> <text:span text:style-name="T3">v.</text:span> Tropezar con algo.</text:p>
      <text:p text:style-name="P7"><text:span text:style-name="T1">Ajahba</text:span> <text:span text:style-name="T3">s.</text:span> Boca allanada.</text:p>
      <text:p text:style-name="P7"><text:span text:style-name="T1">Ajahga</text:span> <text:span text:style-name="T3">adj.</text:span> <text:span text:style-name="T1">1.</text:span> Despegado.</text:p>
      <text:p text:style-name="P7"><text:tab/><text:span text:style-name="T1">2.</text:span> Abierto.</text:p>
      <text:p text:style-name="P7"><text:span text:style-name="T1">Ajajaha</text:span> <text:span text:style-name="T3">v.</text:span> <text:span text:style-name="T1">1.</text:span> Decir. <text:span text:style-name="T1">2.</text:span> Desyerbar.</text:p>
      <text:p text:style-name="P7"><text:span text:style-name="T1">Ajapu</text:span> <text:span text:style-name="T3">s.</text:span> Cuello de un vestido, etc.</text:p>
      <text:p text:style-name="P7"><text:span text:style-name="T1">Ajatahga</text:span> <text:span text:style-name="T3">adj.</text:span> <text:span text:style-name="T1">1.</text:span> Guiado. <text:span text:style-name="T1">2.</text:span> Afilado.</text:p>
      <text:p text:style-name="P7"><text:span text:style-name="T1">Ajatahme</text:span> <text:span text:style-name="T3">s.</text:span> <text:span text:style-name="T1">1.</text:span> El guía. <text:span text:style-name="T1">2.</text:span> Tapa de</text:p>
      <text:p text:style-name="P7"><text:tab/>una olla. <text:span text:style-name="T1">3.</text:span> El que se dedica a</text:p>
      <text:p text:style-name="P7"><text:tab/>afilar.</text:p>
      <text:p text:style-name="P7"><text:span text:style-name="T1">Ajataidi</text:span> <text:span text:style-name="T3">s.</text:span> Afilador.</text:p>
      <text:p text:style-name="P7"><text:span text:style-name="T1">Ajatajaha</text:span> <text:span text:style-name="T3">v.</text:span> Ponerse adelante,</text:p>
      <text:p text:style-name="P7"><text:tab/>guiar.</text:p>
      <text:p text:style-name="P7"><text:soft-page-break/><text:span text:style-name="T1">Ajatajaha</text:span> (fijihoo ĩsii) <text:span text:style-name="T3">v.</text:span> Afilar.</text:p>
      <text:p text:style-name="P7"><text:span text:style-name="T1">Ajate</text:span> <text:span text:style-name="T3">s.</text:span> El que guía.</text:p>
      <text:p text:style-name="P7"><text:span text:style-name="T1">Ajatine</text:span> <text:span text:style-name="T3">s.</text:span> El que está guiando.</text:p>
      <text:p text:style-name="P7"><text:span text:style-name="T1">Ajatohdi</text:span> <text:span text:style-name="T3">s.</text:span> <text:span text:style-name="T1">1.</text:span> El que va a ser guía.</text:p>
      <text:p text:style-name="P7"><text:tab/><text:span text:style-name="T1">2.</text:span> El que va a afilar.</text:p>
      <text:p text:style-name="P7"><text:span text:style-name="T1">Ajehdajaha</text:span> <text:span text:style-name="T3">v.</text:span> Hacer desyerbar.</text:p>
      <text:p text:style-name="P7"><text:span text:style-name="T1">Ajeje</text:span> <text:span text:style-name="T3">s.</text:span> Rincón de un monte,</text:p>
      <text:p text:style-name="P7"><text:tab/>picacho de un monte.</text:p>
      <text:p text:style-name="P7"><text:span text:style-name="T1">Ajejete</text:span> <text:span text:style-name="T3">s.</text:span> <text:span text:style-name="T1">1.</text:span> Esquinita. <text:span text:style-name="T1">2.</text:span> Puntita.</text:p>
      <text:p text:style-name="P7"><text:tab/><text:span text:style-name="T1">3.</text:span> Picachito.</text:p>
      <text:p text:style-name="P7"><text:span text:style-name="T1">Ajigame</text:span> <text:span text:style-name="T3">s.</text:span> Lugar desyerbado.</text:p>
      <text:p text:style-name="P7"><text:span text:style-name="T1">Ajĩbamajaha</text:span> <text:span text:style-name="T3">v.</text:span> Desaparecer.</text:p>
      <text:p text:style-name="P7"><text:span text:style-name="T1">Ajĩxe</text:span> <text:span text:style-name="T3">s.</text:span> Barba.</text:p>
      <text:p text:style-name="P7"><text:span text:style-name="T1">Ajĩxesajadahgajaha</text:span> <text:span text:style-name="T3">v.</text:span> Afeitar.</text:p>
      <text:p text:style-name="P7"><text:span text:style-name="T1">Alahbajã</text:span> <text:span text:style-name="T3">s.</text:span> Cañada.</text:p>
      <text:p text:style-name="P7"><text:span text:style-name="T1">Alega</text:span> <text:span text:style-name="T3">adj.</text:span> <text:span text:style-name="T1">1.</text:span> Cinturiado (anim.).</text:p>
      <text:p text:style-name="P7"><text:tab/><text:span text:style-name="T1">2.</text:span> Apretado.</text:p>
      <text:p text:style-name="P7"><text:span text:style-name="T1">Aletajaha</text:span> <text:span text:style-name="T3">v.</text:span> Estrechar en el centro</text:p>
      <text:p text:style-name="P7"><text:tab/>o cintura.</text:p>
      <text:p text:style-name="P7"><text:span text:style-name="T1">Alete</text:span> <text:span text:style-name="T3">s.</text:span> Nudo. <text:span text:style-name="T3">pl.</text:span> Ale.</text:p>
      <text:p text:style-name="P7"><text:span text:style-name="T1">Alẽhdeche</text:span> <text:span text:style-name="T3">s.</text:span> Cadera.</text:p>
      <text:p text:style-name="P7"><text:span text:style-name="T1">Alina</text:span> <text:span text:style-name="T3">s.</text:span> Temblador (esp. de pez).</text:p>
      <text:p text:style-name="P7"><text:span text:style-name="T1">Alulixu</text:span> <text:span text:style-name="T3">s.</text:span> Fango, lodo.</text:p>
      <text:p text:style-name="P7"><text:span text:style-name="T1">Allaha</text:span> <text:span text:style-name="T3">s.</text:span> Paladar.</text:p>
      <text:p text:style-name="P7"><text:span text:style-name="T1">Allahllagaha</text:span> <text:span text:style-name="T3">s.</text:span> Clamor.</text:p>
      <text:p text:style-name="P7"><text:span text:style-name="T1">Allahllajaha</text:span> <text:span text:style-name="T3">v.</text:span> <text:span text:style-name="T1">1.</text:span> Pedir. <text:span text:style-name="T1">2.</text:span> Orar.</text:p>
      <text:p text:style-name="P7"><text:tab/><text:span text:style-name="T1">3.</text:span> Clamar.</text:p>
      <text:p text:style-name="P7"><text:span text:style-name="T1">Allaihgaha</text:span> <text:span text:style-name="T3">s.</text:span> <text:span text:style-name="T1">1.</text:span> Petición, ruego.</text:p>
      <text:p text:style-name="P7"><text:tab/><text:span text:style-name="T1">2.</text:span> Oración.</text:p>
      <text:p text:style-name="P7"><text:span text:style-name="T1">Allaihgajaha</text:span> <text:span text:style-name="T3">v.</text:span> Rogar uno por uno</text:p>
      <text:p text:style-name="P7"><text:tab/>mismo.</text:p>
      <text:p text:style-name="P7"><text:span text:style-name="T1">Allajaha</text:span> <text:span text:style-name="T3">v.</text:span> <text:span text:style-name="T1">1.</text:span> Citar. <text:span text:style-name="T1">2.</text:span> Convidar,</text:p>
      <text:p text:style-name="P7"><text:tab/>invitar.</text:p>
      <text:p text:style-name="P7"><text:span text:style-name="T1">Alle</text:span> <text:span text:style-name="T3">s.</text:span> Auyamas. <text:span text:style-name="T3">sg.</text:span> <text:span text:style-name="T1">Allejuh.</text:span></text:p>
      <text:p text:style-name="P7"><text:span text:style-name="T1">Allehajaha</text:span> <text:span text:style-name="T3">v.</text:span> Invitar a hacer algo</text:p>
      <text:p text:style-name="P7"><text:tab/>en el instante.</text:p>
      <text:p text:style-name="P7"/>
      <text:p text:style-name="P7">[Seite 5]</text:p>
      <text:p text:style-name="P7">[Spalte 1]</text:p>
      <text:p text:style-name="P7"/>
      <text:p text:style-name="P7"><text:span text:style-name="T1">Allehguihajaha</text:span> <text:span text:style-name="T3">v.</text:span> Decidir dos</text:p>
      <text:p text:style-name="P7"><text:tab/>personas salir juntas a alguna</text:p>
      <text:p text:style-name="P7"><text:tab/>parte.</text:p>
      <text:p text:style-name="P7"><text:span text:style-name="T1">Allehno</text:span> <text:span text:style-name="T3">s.</text:span> Calabazo (esp. de</text:p>
      <text:p text:style-name="P7"><text:tab/>bejuco).</text:p>
      <text:p text:style-name="P7"><text:span text:style-name="T1">Allejuh</text:span> <text:span text:style-name="T3">s.</text:span> Auyama, calabaza.</text:p>
      <text:p text:style-name="P7"><text:span text:style-name="T1">Allepu</text:span> <text:span text:style-name="T3">s.</text:span> Auyamal.</text:p>
      <text:p text:style-name="P7"><text:span text:style-name="T1">Allo</text:span> <text:span text:style-name="T3">s.</text:span> Su cuñada (de él).</text:p>
      <text:p text:style-name="P7"><text:span text:style-name="T1">Amagajaha</text:span> <text:span text:style-name="T3">v.</text:span> Estar de espaldas.</text:p>
      <text:p text:style-name="P7"><text:span text:style-name="T1">Amagamajaha</text:span> <text:span text:style-name="T3">v.</text:span> Dar la espalda.</text:p>
      <text:p text:style-name="P7"><text:span text:style-name="T1">Amaguihajaha</text:span> <text:span text:style-name="T3">v.</text:span> <text:span text:style-name="T1">1.</text:span> Olvidar.</text:p>
      <text:p text:style-name="P7"><text:tab/><text:span text:style-name="T1">2.</text:span> Ignorar. <text:span text:style-name="T1">3.</text:span> Abandonar.</text:p>
      <text:p text:style-name="P7"><text:soft-page-break/><text:span text:style-name="T1">Amaha</text:span> <text:span text:style-name="T3">s.</text:span> Fondo.</text:p>
      <text:p text:style-name="P7"><text:span text:style-name="T1">Amana</text:span> <text:span text:style-name="T3">s.</text:span> Espalda, dorso.</text:p>
      <text:p text:style-name="P7"><text:span text:style-name="T1">Amana sẽxẽ</text:span> <text:span text:style-name="T3">s.</text:span> Tierra extranjera.</text:p>
      <text:p text:style-name="P7"><text:span text:style-name="T1">Amanaahda</text:span> <text:span text:style-name="T3">adv.</text:span> Atrás, detrás.</text:p>
      <text:p text:style-name="P7"><text:span text:style-name="T1">Amuhgudi</text:span> <text:span text:style-name="T3">s.</text:span> Hermano menor.</text:p>
      <text:p text:style-name="P7"><text:span text:style-name="T1">Amuhxu</text:span> <text:span text:style-name="T3">s.</text:span> Hermana menor.</text:p>
      <text:p text:style-name="P7"><text:span text:style-name="T1">Anagajaha</text:span> <text:span text:style-name="T3">v.</text:span> <text:span text:style-name="T1">1.</text:span> Calzarse.</text:p>
      <text:p text:style-name="P7"><text:tab/><text:span text:style-name="T1">2.</text:span> Vestirse.</text:p>
      <text:p text:style-name="P7"><text:span text:style-name="T1">Anahgajaha</text:span> <text:span text:style-name="T3">v.</text:span> Economizar.</text:p>
      <text:p text:style-name="P7"><text:span text:style-name="T1">Anaĩdi</text:span> <text:span text:style-name="T3">s.</text:span> El que se dedica a cargar</text:p>
      <text:p text:style-name="P7"><text:tab/>canoas.</text:p>
      <text:p text:style-name="P7"><text:span text:style-name="T1">Anajaha</text:span> <text:span text:style-name="T3">v.</text:span> <text:span text:style-name="T1">1.</text:span> Embarcar. <text:span text:style-name="T1">2.</text:span> Calzar.</text:p>
      <text:p text:style-name="P7"><text:tab/><text:span text:style-name="T1">3.</text:span> Vestir. <text:span text:style-name="T1">4.</text:span> Echar algo en un</text:p>
      <text:p text:style-name="P7"><text:tab/>recipiente.</text:p>
      <text:p text:style-name="P7"><text:span text:style-name="T1">Anala</text:span> <text:span text:style-name="T3">s.</text:span> Cigüeña, pionillo (esp. de</text:p>
      <text:p text:style-name="P7"><text:tab/>pájaro).</text:p>
      <text:p text:style-name="P7"><text:span text:style-name="T1">Ane</text:span> <text:span text:style-name="T3">s.</text:span> El que embarca.</text:p>
      <text:p text:style-name="P7"><text:span text:style-name="T1">Anene</text:span> <text:span text:style-name="T3">s.</text:span> Lengua (parte de la boca).</text:p>
      <text:p text:style-name="P7"><text:span text:style-name="T1">Anenecue</text:span> <text:span text:style-name="T3">s.</text:span> Lengua larga.</text:p>
      <text:p text:style-name="P7"><text:span text:style-name="T1">Aneneha</text:span> <text:span text:style-name="T3">s.</text:span> Lenguas.</text:p>
      <text:p text:style-name="P7"><text:span text:style-name="T1">Anenepucua</text:span> <text:span text:style-name="T3">s.</text:span> Punta de la lengua.</text:p>
      <text:p text:style-name="P7"><text:span text:style-name="T1">Anenete</text:span> <text:span text:style-name="T3">s.</text:span> Trozo de la lengua.</text:p>
      <text:p text:style-name="P7"><text:span text:style-name="T1">Anojaha</text:span> <text:span text:style-name="T3">s.</text:span> Hombro.</text:p>
      <text:p text:style-name="P7"><text:span text:style-name="T1">Anojahña</text:span> <text:span text:style-name="T3">s.</text:span> Ramas, gajos.</text:p>
      <text:p text:style-name="P7"><text:span text:style-name="T1">Anojahñaha</text:span> <text:span text:style-name="T3">s.</text:span> Plantas que</text:p>
      <text:p text:style-name="P7"><text:tab/>producen muchas ramas.</text:p>
      <text:p text:style-name="P7"><text:span text:style-name="T1">Anojahñojo</text:span> <text:span text:style-name="T3">s.</text:span> Rama, gajo.</text:p>
      <text:p text:style-name="P7"><text:span text:style-name="T1">Añabia</text:span> <text:span text:style-name="T3">s.</text:span> Vómito.</text:p>
      <text:p text:style-name="P7"><text:span text:style-name="T1">Añabihgajaha</text:span> <text:span text:style-name="T3">v.</text:span> Vomitar sobre sí</text:p>
      <text:p text:style-name="P7"><text:tab/>mismo.</text:p>
      <text:p text:style-name="P7"><text:span text:style-name="T1">Añagamajaha</text:span> <text:span text:style-name="T3">v.</text:span> Morir, expirar.</text:p>
      <text:p text:style-name="P7"><text:span text:style-name="T1">Añagamihajaha</text:span> <text:span text:style-name="T3">v.</text:span> Morirse en el</text:p>
      <text:p text:style-name="P7"><text:tab/>instante.</text:p>
      <text:p text:style-name="P7"><text:span text:style-name="T1">Añajaha</text:span> <text:span text:style-name="T3">v.</text:span> Mamar.</text:p>
      <text:p text:style-name="P7"><text:span text:style-name="T1">Añe</text:span> <text:span text:style-name="T3">s.</text:span> El que mama.</text:p>
      <text:p text:style-name="P7"><text:span text:style-name="T1">Apagaidi</text:span> <text:span text:style-name="T3">s.</text:span> El que se dedica a</text:p>
      <text:p text:style-name="P7"><text:tab/>despegar.</text:p>
      <text:p text:style-name="P7"/>
      <text:p text:style-name="P7">[Seite 5]</text:p>
      <text:p text:style-name="P7">[Spalte 2]</text:p>
      <text:p text:style-name="P7"/>
      <text:p text:style-name="P7"><text:span text:style-name="T1">Apahme</text:span> <text:span text:style-name="T3">s.</text:span> El que desyerba.</text:p>
      <text:p text:style-name="P7"><text:span text:style-name="T1">Apaidi</text:span> <text:span text:style-name="T3">s.</text:span> El que se dedica a</text:p>
      <text:p text:style-name="P7"><text:tab/>desyerbar.</text:p>
      <text:p text:style-name="P7"><text:span text:style-name="T1">Apicha</text:span> <text:span text:style-name="T3">s.</text:span> Cerdo, marrano.</text:p>
      <text:p text:style-name="P7"><text:span text:style-name="T1">Arre</text:span> <text:span text:style-name="T3">s.</text:span> Tabaco, cigarros.</text:p>
      <text:p text:style-name="P7"><text:span text:style-name="T1">Arreofa</text:span> <text:span text:style-name="T3">s.</text:span> Cigarro.</text:p>
      <text:p text:style-name="P7"><text:span text:style-name="T1">Arrosa</text:span> <text:span text:style-name="T3">s.</text:span> Arroz.</text:p>
      <text:p text:style-name="P7"><text:span text:style-name="T1">Arsimi ñide</text:span> <text:span text:style-name="T3">s.</text:span> Pájaro cheo (esp. de</text:p>
      <text:p text:style-name="P7"><text:tab/>pájaro).</text:p>
      <text:p text:style-name="P7"><text:span text:style-name="T1">Atahdajaha</text:span> <text:span text:style-name="T3">v.</text:span> Poner algo</text:p>
      <text:p text:style-name="P7"><text:tab/>atravesado.</text:p>
      <text:p text:style-name="P7"><text:soft-page-break/><text:span text:style-name="T1">Ate</text:span> <text:span text:style-name="T3">adj.</text:span> Su, de él (algo pequeño y</text:p>
      <text:p text:style-name="P7"><text:tab/>redondo).</text:p>
      <text:p text:style-name="P7"><text:span text:style-name="T1">Atepa</text:span> <text:span text:style-name="T3">s.</text:span> Bromas.</text:p>
      <text:p text:style-name="P7"><text:span text:style-name="T1">Atepaidi</text:span> <text:span text:style-name="T3">s.</text:span> Bromista.</text:p>
      <text:p text:style-name="P7"><text:span text:style-name="T1">Atesa</text:span> <text:span text:style-name="T3">s.</text:span> Tirantes de una casa.</text:p>
      <text:p text:style-name="P7"><text:span text:style-name="T1">Atesojo</text:span> <text:span text:style-name="T3">s.</text:span> Tirante, viga de una casa.</text:p>
      <text:p text:style-name="P7"><text:span text:style-name="T1">Atihllu</text:span> <text:span text:style-name="T3">s.</text:span> Saliva.</text:p>
      <text:p text:style-name="P7">[BILD] Awa</text:p>
      <text:p text:style-name="P7"><text:span text:style-name="T1">Awa</text:span> <text:span text:style-name="T3">s.</text:span> Cucaracha.</text:p>
      <text:p text:style-name="P7"><text:span text:style-name="T1">Awalute inate</text:span> <text:span text:style-name="T3">s.</text:span> Piedrecita redonda</text:p>
      <text:p text:style-name="P7"><text:tab/>que se encuentra con raíces de</text:p>
      <text:p text:style-name="P7"><text:tab/>árboles.</text:p>
      <text:p text:style-name="P7"><text:span text:style-name="T1">Aweda</text:span> <text:span text:style-name="T3">s.</text:span> Guanaguana o guanábano</text:p>
      <text:p text:style-name="P7"><text:tab/>silvestre (esp. de árbol).</text:p>
      <text:p text:style-name="P7"><text:span text:style-name="T1">Awedoho</text:span> <text:span text:style-name="T3">s.</text:span> Fruto del guanábano</text:p>
      <text:p text:style-name="P7"><text:tab/>silvestre.</text:p>
      <text:p text:style-name="P7"><text:span text:style-name="T1">Axadajaha</text:span> <text:span text:style-name="T3">v.</text:span> Soportar, aguantar</text:p>
      <text:p text:style-name="P7"><text:tab/>(un dolor).</text:p>
      <text:p text:style-name="P7"><text:span text:style-name="T1">Axade</text:span> <text:span text:style-name="T3">s.</text:span> El que aguanta (dolor).</text:p>
      <text:p text:style-name="P7"><text:span text:style-name="T1">Axehgaha</text:span> <text:span text:style-name="T3">s.</text:span> Endurecida (mujer que</text:p>
      <text:p text:style-name="P7"><text:tab/>ha controlado la concepción).</text:p>
      <text:p text:style-name="P7"><text:span text:style-name="T1">Axehgajaha</text:span> <text:span text:style-name="T3">v.</text:span> <text:span text:style-name="T1">1.</text:span> Controlar la</text:p>
      <text:p text:style-name="P7"><text:tab/>concepción entre mujeres.</text:p>
      <text:p text:style-name="P7"><text:tab/><text:span text:style-name="T1">2.</text:span> Endurecerse.</text:p>
      <text:p text:style-name="P7"><text:span text:style-name="T1">Axi</text:span> <text:span text:style-name="T3">adj.</text:span> Duro.</text:p>
      <text:p text:style-name="P7"><text:span text:style-name="T1">Axi jirru</text:span> <text:span text:style-name="T3">s.</text:span> Acero.</text:p>
      <text:p text:style-name="P7"><text:span text:style-name="T1">Axi teahgaha</text:span> <text:span text:style-name="T3">adj.</text:span> Aguantable.</text:p>
      <text:p text:style-name="P7"/>
      <text:p text:style-name="P7">[Seite 6]</text:p>
      <text:p text:style-name="P7">[Spalte 1]</text:p>
      <text:p text:style-name="P7"/>
      <text:p text:style-name="P7"><text:span text:style-name="T1">Axi teahgajaha</text:span> <text:span text:style-name="T3">v.</text:span> Aguantar.</text:p>
      <text:p text:style-name="P7"><text:span text:style-name="T1">Axi teegaxoa</text:span> <text:span text:style-name="T3">adj.</text:span> Durable.</text:p>
      <text:p text:style-name="P7"><text:span text:style-name="T1">Axi teehgajaha</text:span> <text:span text:style-name="T3">v.</text:span> Durar.</text:p>
      <text:p text:style-name="P7"><text:span text:style-name="T1">Axiajaha</text:span> <text:span text:style-name="T3">v.</text:span> Andar ligeramente.</text:p>
      <text:p text:style-name="P7"><text:span text:style-name="T1">Axihaha</text:span> <text:span text:style-name="T3">s.</text:span> Dureza.</text:p>
      <text:p text:style-name="P7"><text:span text:style-name="T1">Aximajaha</text:span> <text:span text:style-name="T3">v.</text:span> <text:span text:style-name="T1">1.</text:span> Endurecerse.</text:p>
      <text:p text:style-name="P7"><text:tab/><text:span text:style-name="T1">2.</text:span> Quedarse paralizado.</text:p>
      <text:p text:style-name="P7"><text:span text:style-name="T1">Axime</text:span> <text:span text:style-name="T3">s.</text:span> <text:span text:style-name="T1">1.</text:span> Lugar firme. <text:span text:style-name="T1">2.</text:span> Persona</text:p>
      <text:p text:style-name="P7"><text:tab/>paralítica.</text:p>
      <text:p text:style-name="P7"><text:span text:style-name="T1">Axitega</text:span> <text:span text:style-name="T3">adj.</text:span> Durable.</text:p>
      <text:p text:style-name="P7"><text:span text:style-name="T1">Axitegajaha</text:span> <text:span text:style-name="T3">v.</text:span> <text:span text:style-name="T1">1.</text:span> Aguantar.</text:p>
      <text:p text:style-name="P7"><text:tab/><text:span text:style-name="T1">2.</text:span> Perdurar.</text:p>
      <text:p text:style-name="P7"><text:span text:style-name="T1">Axode</text:span> <text:span text:style-name="T3">s.</text:span> <text:span text:style-name="T1">1.</text:span> Tierra firme. <text:span text:style-name="T1">2.</text:span> Tierra</text:p>
      <text:p text:style-name="P7"/>
      <text:p text:style-name="P7">[Seite 6]</text:p>
      <text:p text:style-name="P7">[Spalte 2]</text:p>
      <text:p text:style-name="P7"/>
      <text:p text:style-name="P7"><text:tab/>alta, banco de sabana.</text:p>
      <text:p text:style-name="P7"><text:span text:style-name="T1">Axojehda</text:span> <text:span text:style-name="T3">adv.</text:span> Ni siquiera.</text:p>
      <text:p text:style-name="P7"><text:span text:style-name="T1">Axua</text:span> <text:span text:style-name="T3">s.</text:span> Peramán (esp. de pendare).</text:p>
      <text:p text:style-name="P7"><text:span text:style-name="T1">Axugaha</text:span> <text:span text:style-name="T3">s.</text:span> Acción de tener arma</text:p>
      <text:p text:style-name="P7"><text:soft-page-break/><text:tab/>en la mano.</text:p>
      <text:p text:style-name="P7"><text:span text:style-name="T1">Axugajaha</text:span> <text:span text:style-name="T3">v.</text:span> Tener arma en la</text:p>
      <text:p text:style-name="P7"><text:tab/>mano.</text:p>
      <text:p text:style-name="P7"><text:span text:style-name="T1">Axugue</text:span> <text:span text:style-name="T3">s.</text:span> El que sostiene arma en</text:p>
      <text:p text:style-name="P7"><text:tab/>la mano.</text:p>
      <text:p text:style-name="P7"><text:span text:style-name="T1">Axutajaha</text:span> <text:span text:style-name="T3">v.</text:span> Poner algo en la</text:p>
      <text:p text:style-name="P7"><text:tab/>mano de otro.</text:p>
      <text:p text:style-name="P7"/>
      <text:p text:style-name="P7">[Seite 6]</text:p>
      <text:p text:style-name="P7">[Spalte 1]</text:p>
      <text:p text:style-name="P7"/>
      <text:p text:style-name="P3">Ã, ã</text:p>
      <text:p text:style-name="P7"/>
      <text:p text:style-name="P7"><text:span text:style-name="T1">Ãco</text:span> <text:span text:style-name="T3">s.</text:span> Casada.</text:p>
      <text:p text:style-name="P7"><text:span text:style-name="T1">Ãcohdi</text:span> <text:span text:style-name="T3">s.</text:span> Novio, el que se va a</text:p>
      <text:p text:style-name="P7"><text:tab/>casar.</text:p>
      <text:p text:style-name="P7"><text:span text:style-name="T1">Ãcuajaha</text:span> <text:span text:style-name="T3">v.</text:span> Casarse.</text:p>
      <text:p text:style-name="P7"><text:span text:style-name="T1">Ãcue</text:span> <text:span text:style-name="T3">adj.</text:span> Casado.</text:p>
      <text:p text:style-name="P7"><text:span text:style-name="T1">Ãcuedi</text:span> <text:span text:style-name="T3">adj.</text:span> Célibe.</text:p>
      <text:p text:style-name="P7"><text:span text:style-name="T1">Ãcuehaidi</text:span> <text:span text:style-name="T3">s.</text:span> Casador, el que</text:p>
      <text:p text:style-name="P7"><text:tab/>realiza la ceremonia.</text:p>
      <text:p text:style-name="P7"><text:span text:style-name="T1">Ãcuehajaha</text:span> <text:span text:style-name="T3">v.</text:span> <text:span text:style-name="T1">1.</text:span> Casar, dar en</text:p>
      <text:p text:style-name="P7"><text:tab/>casamiento. <text:span text:style-name="T1">2.</text:span> Casarse.</text:p>
      <text:p text:style-name="P7"><text:span text:style-name="T1">Ãcuilla</text:span> <text:span text:style-name="T3">s.</text:span> Boda, casamiento,</text:p>
      <text:p text:style-name="P7"><text:tab/>matrimonio.</text:p>
      <text:p text:style-name="P7"><text:span text:style-name="T1">Ãcuine</text:span> <text:span text:style-name="T3">s.</text:span> El que está cortejando, el</text:p>
      <text:p text:style-name="P7"><text:tab/>que se está casando.</text:p>
      <text:p text:style-name="P7"><text:span text:style-name="T1">Ãchi</text:span> <text:span text:style-name="T3">s.</text:span> Estornudo.</text:p>
      <text:p text:style-name="P7"><text:span text:style-name="T1">Ãchiajaha</text:span> <text:span text:style-name="T3">v.</text:span> Estornudar.</text:p>
      <text:p text:style-name="P7"><text:span text:style-name="T1">Ãchiena</text:span> <text:span text:style-name="T3">adv.</text:span> Anoche.</text:p>
      <text:p text:style-name="P7"><text:span text:style-name="T1">Ãda</text:span> <text:span text:style-name="T3">pron.</text:span> Qué, cuál.</text:p>
      <text:p text:style-name="P7"><text:span text:style-name="T1">Ãdaajaha</text:span> <text:span text:style-name="T3">v.</text:span> Coger.</text:p>
      <text:p text:style-name="P7"><text:span text:style-name="T1">Ãdabaidi</text:span> <text:span text:style-name="T3">s.</text:span> El que coge.</text:p>
      <text:p text:style-name="P7"><text:span text:style-name="T1">Ãdahgajaha</text:span> <text:span text:style-name="T3">v.</text:span> <text:span text:style-name="T1">1.</text:span> Unirse hombre y</text:p>
      <text:p text:style-name="P7"><text:tab/>mujer para vivir juntos. <text:span text:style-name="T1">2.</text:span> Coger</text:p>
      <text:p text:style-name="P7"><text:tab/>para sí.</text:p>
      <text:p text:style-name="P7"><text:span text:style-name="T1">Ãdajaha</text:span> <text:span text:style-name="T3">v.</text:span> Coger.</text:p>
      <text:p text:style-name="P7"><text:span text:style-name="T1">Ãdi</text:span> <text:span text:style-name="T3">pron.</text:span> Cuál.</text:p>
      <text:p text:style-name="P7"><text:span text:style-name="T1">Ãdijã</text:span> <text:span text:style-name="T3">pron.</text:span> Quién.</text:p>
      <text:p text:style-name="P7"><text:span text:style-name="T1">Ãẽhajaha</text:span> <text:span text:style-name="T3">v.</text:span> Sollozar continuamente.</text:p>
      <text:p text:style-name="P7"><text:span text:style-name="T1">Ãhãhdajaha</text:span> <text:span text:style-name="T3">v.</text:span> Tener algo dentro</text:p>
      <text:p text:style-name="P7"><text:tab/>de la boca.</text:p>
      <text:p text:style-name="P7"><text:span text:style-name="T1">Ãhãhgaha</text:span> <text:span text:style-name="T3">s.</text:span> Muerte.</text:p>
      <text:p text:style-name="P7"><text:span text:style-name="T1">Ãhẽhajaha</text:span> <text:span text:style-name="T3">v.</text:span> Morir.</text:p>
      <text:p text:style-name="P7"/>
      <text:p text:style-name="P7">[Seite 6]</text:p>
      <text:p text:style-name="P7">[Spalte 2]</text:p>
      <text:p text:style-name="P7"/>
      <text:p text:style-name="P7"><text:span text:style-name="T1">Ãhsa</text:span> <text:span text:style-name="T3">s.</text:span> Mandíbula inferior (con</text:p>
      <text:p text:style-name="P7"><text:tab/>dentadura).</text:p>
      <text:p text:style-name="P7"><text:span text:style-name="T1">Ãhsahba</text:span> <text:span text:style-name="T3">s.</text:span> Mandíbula inferior (sin</text:p>
      <text:p text:style-name="P7"><text:tab/>dentadura).</text:p>
      <text:p text:style-name="P7"><text:soft-page-break/><text:span text:style-name="T1">Ãjã</text:span> <text:span text:style-name="T3">adj.</text:span> Su, de él (una caña).</text:p>
      <text:p text:style-name="P7"><text:span text:style-name="T1">Ãjẽhaidi</text:span> <text:span text:style-name="T3">s.</text:span> El que limpia.</text:p>
      <text:p text:style-name="P7"><text:span text:style-name="T1">Ãjẽhãjaha</text:span> <text:span text:style-name="T3">v.</text:span> Borrar.</text:p>
      <text:p text:style-name="P7"><text:span text:style-name="T1">Ãjẽhgaha</text:span> <text:span text:style-name="T3">s.</text:span> Limpieza.</text:p>
      <text:p text:style-name="P7"><text:span text:style-name="T1">Ãjẽhgajaha</text:span> <text:span text:style-name="T3">v.</text:span> Limpiarse.</text:p>
      <text:p text:style-name="P7"><text:span text:style-name="T1">Ãjẽhjaha</text:span> <text:span text:style-name="T3">v.</text:span> Limpiar (cosas).</text:p>
      <text:p text:style-name="P7"><text:span text:style-name="T1">Ãjĩbaxahdahgaha</text:span> <text:span text:style-name="T3">s.</text:span> <text:span text:style-name="T1">1.</text:span> El aseo, el</text:p>
      <text:p text:style-name="P7"><text:tab/>lavado. <text:span text:style-name="T1">2.</text:span> La muda de ropa.</text:p>
      <text:p text:style-name="P7"><text:span text:style-name="T1">Ãjĩbaxahdahgahmajaha</text:span> <text:span text:style-name="T3">v.</text:span></text:p>
      <text:p text:style-name="P7"><text:tab/><text:span text:style-name="T1">1.</text:span> Asearse repetidas veces. <text:span text:style-name="T1">2.</text:span> Ir y</text:p>
      <text:p text:style-name="P7"><text:tab/>asearse en algún lugar.</text:p>
      <text:p text:style-name="P7"><text:tab/><text:span text:style-name="T1">3.</text:span> Suicidarse.</text:p>
      <text:p text:style-name="P7"><text:span text:style-name="T1">Ãjĩbaxahdahgajaha</text:span> <text:span text:style-name="T3">v.</text:span> <text:span text:style-name="T1">1.</text:span> Bañarse.</text:p>
      <text:p text:style-name="P7"><text:tab/><text:span text:style-name="T1">2.</text:span> Cambiarse de ropa.</text:p>
      <text:p text:style-name="P7"><text:span text:style-name="T1">Ãjĩbaxahdaidi</text:span> <text:span text:style-name="T3">s.</text:span> El aseador.</text:p>
      <text:p text:style-name="P7"><text:span text:style-name="T1">Ãjĩbaxahdajaha</text:span> <text:span text:style-name="T3">v.</text:span> <text:span text:style-name="T1">1.</text:span> Lavar la ropa.</text:p>
      <text:p text:style-name="P7"><text:tab/><text:span text:style-name="T1">2.</text:span> Asear, limpiar.</text:p>
      <text:p text:style-name="P7"><text:span text:style-name="T1">Ãjĩxechẽ</text:span> <text:span text:style-name="T3">adj.</text:span> Muy barbudo.</text:p>
      <text:p text:style-name="P7"><text:span text:style-name="T1">Ãjĩxehe</text:span> <text:span text:style-name="T3">adj.</text:span> Barbudo.</text:p>
      <text:p text:style-name="P7"><text:span text:style-name="T1">Ãpa</text:span> <text:span text:style-name="T3">adj.</text:span> Blando.</text:p>
      <text:p text:style-name="P7"><text:span text:style-name="T1">Ãpadahgaha</text:span> <text:span text:style-name="T3">s.</text:span> Cruce.</text:p>
      <text:p text:style-name="P7"><text:span text:style-name="T1">Ãpadahgahmajaha</text:span> <text:span text:style-name="T3">v.</text:span> Mezclarse.</text:p>
      <text:p text:style-name="P7"><text:span text:style-name="T1">Ãpadaidi</text:span> <text:span text:style-name="T3">s.</text:span> Mezclador.</text:p>
      <text:p text:style-name="P7"><text:span text:style-name="T1">Ãpadajaha</text:span> <text:span text:style-name="T3">v.</text:span> Mezclar.</text:p>
      <text:p text:style-name="P7"><text:span text:style-name="T1">Ãpaga</text:span> <text:span text:style-name="T3">adj.</text:span> Mezclado.</text:p>
      <text:p text:style-name="P7"><text:span text:style-name="T1">Ãpagahdu</text:span> <text:span text:style-name="T3">s.</text:span> Los que se mezclan.</text:p>
      <text:p text:style-name="P7"><text:span text:style-name="T1">Ãpagajaha</text:span> <text:span text:style-name="T3">v.</text:span> <text:span text:style-name="T1">1.</text:span> Mezclarse con la</text:p>
      <text:p text:style-name="P7"/>
      <text:p text:style-name="P7">[Seite 7]</text:p>
      <text:p text:style-name="P7">[Spalte 1]</text:p>
      <text:p text:style-name="P7"/>
      <text:p text:style-name="P7"><text:tab/>gente. <text:span text:style-name="T1">2.</text:span> Caerle gorgojo a una</text:p>
      <text:p text:style-name="P7"><text:tab/>madera.</text:p>
      <text:p text:style-name="P7"><text:span text:style-name="T1">Ãpague</text:span> <text:span text:style-name="T3">adj.</text:span> Mezclado.</text:p>
      <text:p text:style-name="P7"><text:span text:style-name="T1">Ãpahdajaha</text:span> <text:span text:style-name="T3">v.</text:span> Ablandar, poner</text:p>
      <text:p text:style-name="P7"><text:tab/>blando.</text:p>
      <text:p text:style-name="P7"><text:span text:style-name="T1">Ãpame</text:span> <text:span text:style-name="T3">s.</text:span> Lugar blando.</text:p>
      <text:p text:style-name="P7"><text:span text:style-name="T1">Ãpehaidi</text:span> <text:span text:style-name="T3">s.</text:span> Ablandador.</text:p>
      <text:p text:style-name="P7"><text:span text:style-name="T1">Ãpehgaha</text:span> <text:span text:style-name="T3">s.</text:span> Ablandamiento, acción</text:p>
      <text:p text:style-name="P7"><text:tab/>de ablandar.</text:p>
      <text:p text:style-name="P7"><text:span text:style-name="T1">Ãse</text:span> <text:span text:style-name="T3">s.</text:span> Abuelo (de él).</text:p>
      <text:p text:style-name="P7"><text:span text:style-name="T1">Ãsega</text:span> <text:span text:style-name="T3">s.</text:span> Apellido.</text:p>
      <text:p text:style-name="P7"><text:span text:style-name="T1">Ãtahdo</text:span> <text:span text:style-name="T3">s.</text:span> Mentón.</text:p>
      <text:p text:style-name="P7"><text:span text:style-name="T1">Ãtesõĩte</text:span> <text:span text:style-name="T3">s.</text:span> Palo travesaño de una</text:p>
      <text:p text:style-name="P7"><text:tab/>casa.</text:p>
      <text:p text:style-name="P7"><text:span text:style-name="T1">Ãtu</text:span> <text:span text:style-name="T3">pron.</text:span> Quienes.</text:p>
      <text:p text:style-name="P7"/>
      <text:p text:style-name="P7">[Seite 7]</text:p>
      <text:p text:style-name="P7">[Spalte 2]</text:p>
      <text:p text:style-name="P7"/>
      <text:p text:style-name="P7"><text:span text:style-name="T1">Ãtujã</text:span> <text:span text:style-name="T3">pron.</text:span> Quiénes.</text:p>
      <text:p text:style-name="P7"><text:span text:style-name="T1">Ãũhdajaha</text:span> <text:span text:style-name="T3">v.</text:span> Llevar algo en la boca.</text:p>
      <text:p text:style-name="P7"><text:soft-page-break/><text:span text:style-name="T1">Ãxexe</text:span> <text:span text:style-name="T3">s.</text:span> Labio.</text:p>
      <text:p text:style-name="P7"><text:span text:style-name="T1">Ãxexeha</text:span> <text:span text:style-name="T3">s.</text:span> Labios.</text:p>
      <text:p text:style-name="P7"><text:span text:style-name="T1">Ãxẽ</text:span> <text:span text:style-name="T1">1.</text:span> <text:span text:style-name="T3">adv.</text:span> Ayer. <text:span text:style-name="T1">2.</text:span> <text:span text:style-name="T3">adj.</text:span> Su, de él</text:p>
      <text:p text:style-name="P7"><text:tab/>(formas semi-esféricas).</text:p>
      <text:p text:style-name="P7"><text:span text:style-name="T1">Ãxẽ pamenaaxa</text:span> <text:span text:style-name="T3">adv.</text:span> Anteayer.</text:p>
      <text:p text:style-name="P7"><text:span text:style-name="T1">Ãxẽxẽcua</text:span> <text:span text:style-name="T3">s.</text:span> Borde.</text:p>
      <text:p text:style-name="P7"><text:span text:style-name="T1">Ãxobena</text:span> <text:span text:style-name="T3">s.</text:span> Orejas.</text:p>
      <text:p text:style-name="P7"><text:span text:style-name="T1">Ãxoxeha</text:span> <text:span text:style-name="T3">s.</text:span> Orejas (Véase <text:span text:style-name="T1">Ãxobena</text:span>).</text:p>
      <text:p text:style-name="P7"><text:span text:style-name="T1">Ãxoxo</text:span> <text:span text:style-name="T3">s.</text:span> Oreja.</text:p>
      <text:p text:style-name="P7"><text:span text:style-name="T1">Ãxõ</text:span> <text:span text:style-name="T3">adj.</text:span> De él (formas</text:p>
      <text:p text:style-name="P7"><text:tab/>semiesféricas).</text:p>
      <text:p text:style-name="P7"><text:span text:style-name="T1">Ãxu</text:span> <text:span text:style-name="T3">pron.</text:span> Nosotros.</text:p>
      <text:p text:style-name="P7"/>
      <text:p text:style-name="P7">[Seite 7]</text:p>
      <text:p text:style-name="P7">[Spalte 1]</text:p>
      <text:p text:style-name="P7"/>
      <text:p text:style-name="P3">B, b</text:p>
      <text:p text:style-name="P7"/>
      <text:p text:style-name="P7"><text:span text:style-name="T1">Baallajaha</text:span> <text:span text:style-name="T3">v.</text:span> Cavar alrededor de la</text:p>
      <text:p text:style-name="P7"><text:tab/>base de una planta.</text:p>
      <text:p text:style-name="P7"><text:span text:style-name="T1">Badaamaa</text:span> <text:span text:style-name="T3">s.</text:span> Amaño.</text:p>
      <text:p text:style-name="P7"><text:span text:style-name="T1">Bae</text:span> <text:span text:style-name="T3">adv.</text:span> <text:span text:style-name="T1">1.</text:span> Bien. <text:span text:style-name="T1">2.</text:span> Poder.</text:p>
      <text:p text:style-name="P7"><text:span text:style-name="T1">Bae-ĩxehgajaha ĩxiojo</text:span> <text:span text:style-name="T3">adj.</text:span></text:p>
      <text:p text:style-name="P7"><text:tab/>Afortunado.</text:p>
      <text:p text:style-name="P7"><text:span text:style-name="T1">Bae-panigajaha</text:span> <text:span text:style-name="T3">s.</text:span> Comportamiento.</text:p>
      <text:p text:style-name="P7"><text:span text:style-name="T1">Baebãbe</text:span> <text:span text:style-name="T3">s.</text:span> El que se cura</text:p>
      <text:p text:style-name="P7"><text:tab/>frecuentemente.</text:p>
      <text:p text:style-name="P7"><text:span text:style-name="T1">Baechana</text:span> <text:span text:style-name="T3">interj.</text:span> Bien (en respuesta</text:p>
      <text:p text:style-name="P7"><text:tab/>al saludo, 1<text:span text:style-name="T4">a</text:span> sg.).</text:p>
      <text:p text:style-name="P7"><text:span text:style-name="T1">Baepaxoxo icuaa</text:span> <text:span text:style-name="T3">s.</text:span> Almuerzo.</text:p>
      <text:p text:style-name="P7"><text:span text:style-name="T1">Baepaxoxo icuaa icuajaha</text:span> <text:span text:style-name="T3">v.</text:span></text:p>
      <text:p text:style-name="P7"><text:tab/>Almorzar.</text:p>
      <text:p text:style-name="P7"><text:span text:style-name="T1">Baepudi</text:span> <text:span text:style-name="T3">adj.</text:span> Hermoso.</text:p>
      <text:p text:style-name="P7"><text:span text:style-name="T1">Baepudije</text:span> <text:span text:style-name="T3">adj.</text:span> Bonito.</text:p>
      <text:p text:style-name="P7"><text:span text:style-name="T1">Baepuxu</text:span> <text:span text:style-name="T3">adj.</text:span> Hermosa.</text:p>
      <text:p text:style-name="P7"><text:span text:style-name="T1">Baetana</text:span> <text:span text:style-name="T3">interj.</text:span> Bien (en respuesta</text:p>
      <text:p text:style-name="P7"><text:tab/>al saludo, 1<text:span text:style-name="T4">a</text:span> pl.).</text:p>
      <text:p text:style-name="P7"><text:span text:style-name="T1">Baeteahgajaha</text:span> <text:span text:style-name="T3">v.</text:span> <text:span text:style-name="T1">1.</text:span> Alabar.</text:p>
      <text:p text:style-name="P7"><text:tab/><text:span text:style-name="T1">2.</text:span> Hablar bien de.</text:p>
      <text:p text:style-name="P7"><text:span text:style-name="T1">Bahbahgajaha</text:span> <text:span text:style-name="T3">v.</text:span> Consentir.</text:p>
      <text:p text:style-name="P7"><text:span text:style-name="T1">Bahcha</text:span> <text:span text:style-name="T3">s.</text:span> Gavilán pescador (esp.</text:p>
      <text:p text:style-name="P7"><text:tab/>de pájaro).</text:p>
      <text:p text:style-name="P7"><text:span text:style-name="T1">Bahiga</text:span> <text:span text:style-name="T3">adj.</text:span> Ultimo, última.</text:p>
      <text:p text:style-name="P7"><text:span text:style-name="T1">Bahixa</text:span> <text:span text:style-name="T3">conj.</text:span> <text:span text:style-name="T1">1.</text:span> Y (anotando que se</text:p>
      <text:p text:style-name="P7"><text:tab/>espera más explicación). <text:span text:style-name="T1">2.</text:span> Pues.</text:p>
      <text:p text:style-name="P7"><text:span text:style-name="T1">Bahlãxẽ</text:span> <text:span text:style-name="T3">s.</text:span> Baúl, cofre.</text:p>
      <text:p text:style-name="P7"><text:span text:style-name="T1">Bahlu</text:span> <text:span text:style-name="T3">s.</text:span> Conejo, conejos.</text:p>
      <text:p text:style-name="P7"/>
      <text:p text:style-name="P7">[Seite 7]</text:p>
      <text:p text:style-name="P7">[Spalte 2]</text:p>
      <text:p text:style-name="P7"/>
      <text:p text:style-name="P7">[BILD] Bahlu</text:p>
      <text:p text:style-name="P7"><text:soft-page-break/><text:span text:style-name="T1">Bahludaje</text:span> <text:span text:style-name="T3">s.</text:span> Aguja.</text:p>
      <text:p text:style-name="P7"><text:span text:style-name="T1">Bahllahdajaha</text:span> <text:span text:style-name="T3">v.</text:span> Agarrar en medio</text:p>
      <text:p text:style-name="P7"><text:tab/>del aire.</text:p>
      <text:p text:style-name="P7"><text:span text:style-name="T1">Bahllajaha</text:span> <text:span text:style-name="T3">v.</text:span> Derrumbar.</text:p>
      <text:p text:style-name="P7"><text:span text:style-name="T1">Bahwa</text:span> <text:span text:style-name="T3">s.</text:span> Papá.</text:p>
      <text:p text:style-name="P7"><text:span text:style-name="T1">Bahwabahdu</text:span> <text:span text:style-name="T3">s.</text:span> Tíos (en sentido de</text:p>
      <text:p text:style-name="P7"><text:tab/>intimidad).</text:p>
      <text:p text:style-name="P7"><text:span text:style-name="T1">Bahwaje</text:span> <text:span text:style-name="T3">s.</text:span> Papacito.</text:p>
      <text:p text:style-name="P7"><text:span text:style-name="T1">Baibe</text:span> <text:span text:style-name="T3">adj.</text:span> Sano, alentado.</text:p>
      <text:p text:style-name="P7"><text:span text:style-name="T1">Baiga</text:span> <text:span text:style-name="T3">interj.</text:span> ¡Qué tal! (saludo para</text:p>
      <text:p text:style-name="P7"><text:tab/>una persona).</text:p>
      <text:p text:style-name="P7"><text:span text:style-name="T1">Bainaxeje</text:span> <text:span text:style-name="T3">adv.</text:span> Despacio.</text:p>
      <text:p text:style-name="P7"><text:span text:style-name="T1">Baipudi</text:span> <text:span text:style-name="T3">adj.</text:span> Hermoso.</text:p>
      <text:p text:style-name="P7"><text:span text:style-name="T1">Baitea</text:span> <text:span text:style-name="T3">adj.</text:span> Bandeoso, inestable, que</text:p>
      <text:p text:style-name="P7"><text:tab/>se tambalea.</text:p>
      <text:p text:style-name="P7"><text:span text:style-name="T1">Baitebe</text:span> <text:span text:style-name="T3">s.</text:span> El que bandea (una canoa).</text:p>
      <text:p text:style-name="P7"/>
      <text:p text:style-name="P7">[Seite 8]</text:p>
      <text:p text:style-name="P7">[Spalte 1]</text:p>
      <text:p text:style-name="P7"/>
      <text:p text:style-name="P7"><text:span text:style-name="T1">Baiteexahdajaha</text:span> <text:span text:style-name="T3">v.</text:span> Hacer que se</text:p>
      <text:p text:style-name="P7"><text:tab/>bandee (una canoa).</text:p>
      <text:p text:style-name="P7"><text:span text:style-name="T1">Baitejaha</text:span> <text:span text:style-name="T3">v.</text:span> Bandearse (en una</text:p>
      <text:p text:style-name="P7"><text:tab/>canoa).</text:p>
      <text:p text:style-name="P7"><text:span text:style-name="T1">Baitejo</text:span> <text:span text:style-name="T3">adj.</text:span> Inestable, bandeosa</text:p>
      <text:p text:style-name="P7"><text:tab/>(una canoa).</text:p>
      <text:p text:style-name="P7"><text:span text:style-name="T1">Baĩxa</text:span> <text:span text:style-name="T3">adj.</text:span> Buenas (cosas).</text:p>
      <text:p text:style-name="P7"><text:span text:style-name="T1">Baĩxame</text:span> <text:span text:style-name="T3">adj.</text:span> Relativo a buen lugar.</text:p>
      <text:p text:style-name="P7"><text:span text:style-name="T1">Baĩxaxẽ</text:span> <text:span text:style-name="T3">adj.</text:span> Relativo a buena tierra.</text:p>
      <text:p text:style-name="P7"><text:span text:style-name="T1">Baĩxẽ</text:span> <text:span text:style-name="T3">adv.</text:span> Al fin.</text:p>
      <text:p text:style-name="P7"><text:span text:style-name="T1">Baĩxohdu</text:span> <text:span text:style-name="T3">adj.</text:span> Bondadosos, buenos.</text:p>
      <text:p text:style-name="P7"><text:span text:style-name="T1">Baĩxudiijaha</text:span> <text:span text:style-name="T3">v.</text:span> Ser bueno,</text:p>
      <text:p text:style-name="P7"><text:tab/>bondadoso.</text:p>
      <text:p text:style-name="P7"><text:span text:style-name="T1">Baja</text:span> <text:span text:style-name="T3">adj.</text:span> Pegado.</text:p>
      <text:p text:style-name="P7"><text:span text:style-name="T1">Bajaa</text:span> <text:span text:style-name="T3">s.</text:span> Pegamento, pegante.</text:p>
      <text:p text:style-name="P7"><text:span text:style-name="T1">Bajaajaha</text:span> <text:span text:style-name="T3">v.</text:span> <text:span text:style-name="T1">1.</text:span> Apegarse.</text:p>
      <text:p text:style-name="P7"><text:tab/><text:span text:style-name="T1">2.</text:span> Vararse.</text:p>
      <text:p text:style-name="P7"><text:span text:style-name="T1">Bajaamahgaha</text:span> <text:span text:style-name="T3">s.</text:span> Amaño.</text:p>
      <text:p text:style-name="P7"><text:span text:style-name="T1">Bajaamajaha</text:span> <text:span text:style-name="T3">v.</text:span> <text:span text:style-name="T1">1.</text:span> Acostumbrar.</text:p>
      <text:p text:style-name="P7"><text:tab/><text:span text:style-name="T1">2.</text:span> Domesticar.</text:p>
      <text:p text:style-name="P7"><text:span text:style-name="T1">Bajaamaxahdajaha</text:span> <text:span text:style-name="T3">v.</text:span> Domar.</text:p>
      <text:p text:style-name="P7"><text:span text:style-name="T1">Bajadajaha</text:span> <text:span text:style-name="T3">v.</text:span> <text:span text:style-name="T1">1.</text:span> Pegar con pegante,</text:p>
      <text:p text:style-name="P7"><text:tab/>adherir. <text:span text:style-name="T1">2.</text:span> Encender.</text:p>
      <text:p text:style-name="P7"><text:span text:style-name="T1">Bajagajaha</text:span> <text:span text:style-name="T3">v.</text:span> <text:span text:style-name="T1">1.</text:span> Dar a luz.</text:p>
      <text:p text:style-name="P7"><text:tab/><text:span text:style-name="T1">2.</text:span> Llevar algo en los brazos.</text:p>
      <text:p text:style-name="P7"><text:span text:style-name="T1">Bajahgajaha</text:span> <text:span text:style-name="T3">v.</text:span> <text:span text:style-name="T1">1.</text:span> Abordar.</text:p>
      <text:p text:style-name="P7"><text:tab/><text:span text:style-name="T1">2.</text:span> Llegar una embarcación y</text:p>
      <text:p text:style-name="P7"><text:tab/>chocar con otra. <text:span text:style-name="T1">3.</text:span> Criar.</text:p>
      <text:p text:style-name="P7"><text:tab/><text:span text:style-name="T1">4.</text:span> Toparse.</text:p>
      <text:p text:style-name="P7"><text:span text:style-name="T1">Bajajaha</text:span> <text:span text:style-name="T3">v.</text:span> <text:span text:style-name="T1">1.</text:span> Embarrar. <text:span text:style-name="T1">2.</text:span> Hacer</text:p>
      <text:p text:style-name="P7"><text:tab/>tinajas. <text:span text:style-name="T1">3.</text:span> Pegar con barro.</text:p>
      <text:p text:style-name="P7"><text:span text:style-name="T1">Bajamajaha</text:span> <text:span text:style-name="T3">v.</text:span> <text:span text:style-name="T1">1.</text:span> Pegarse.</text:p>
      <text:p text:style-name="P7"><text:soft-page-break/><text:tab/><text:span text:style-name="T1">2.</text:span> Agarrarse de algo.</text:p>
      <text:p text:style-name="P7"><text:tab/><text:span text:style-name="T1">3.</text:span> Prenderse con fuego.</text:p>
      <text:p text:style-name="P7"><text:tab/><text:span text:style-name="T1">4.</text:span> Encontrar al fin alguien o algo.</text:p>
      <text:p text:style-name="P7"><text:span text:style-name="T1">Bajamaxahdajaha</text:span> <text:span text:style-name="T3">v.</text:span> <text:span text:style-name="T1">1.</text:span> Hacer que</text:p>
      <text:p text:style-name="P7"><text:tab/>se prenda. <text:span text:style-name="T1">2.</text:span> Hacer que un</text:p>
      <text:p text:style-name="P7"><text:tab/>animal brinque y se agarre a un</text:p>
      <text:p text:style-name="P7"><text:tab/>árbol (como un tigre acosado por</text:p>
      <text:p text:style-name="P7"><text:tab/>perros).</text:p>
      <text:p text:style-name="P7"><text:span text:style-name="T1">Bajehajaha</text:span> <text:span text:style-name="T3">v.</text:span> Vararse.</text:p>
      <text:p text:style-name="P7"><text:span text:style-name="T1">Bajẽgachuha</text:span> <text:span text:style-name="T3">adj.</text:span> Cuatro (piedras,</text:p>
      <text:p text:style-name="P7"><text:tab/>tusas, etc.).</text:p>
      <text:p text:style-name="P7"><text:span text:style-name="T1">Bajẽgamehga</text:span> <text:span text:style-name="T3">adj.</text:span> Cuatro (inanim.).</text:p>
      <text:p text:style-name="P7"><text:span text:style-name="T1">Bajẽgaxõh ĩxu ĩxoh llacui</text:span> <text:span text:style-name="T3">s.</text:span></text:p>
      <text:p text:style-name="P7"><text:tab/>Culebra cuatro narices (esp. de</text:p>
      <text:p text:style-name="P7"><text:tab/>culebra).</text:p>
      <text:p text:style-name="P7"><text:span text:style-name="T1">Bajẽgohdu</text:span> <text:span text:style-name="T3">adj.</text:span> Cuatro (anim.).</text:p>
      <text:p text:style-name="P7"><text:span text:style-name="T1">Bajibagaha</text:span> <text:span text:style-name="T3">s.</text:span> Acción de seguir la</text:p>
      <text:p text:style-name="P7"/>
      <text:p text:style-name="P7">[Seite 8]</text:p>
      <text:p text:style-name="P7">[Spalte 2]</text:p>
      <text:p text:style-name="P7"/>
      <text:p text:style-name="P7"><text:tab/>huella de una persona o animal.</text:p>
      <text:p text:style-name="P7"><text:span text:style-name="T1">Bajibajaha</text:span> <text:span text:style-name="T3">v.</text:span> Seguir la huella de</text:p>
      <text:p text:style-name="P7"><text:tab/>un animal.</text:p>
      <text:p text:style-name="P7"><text:span text:style-name="T1">Bajibaxahdajaha</text:span> <text:span text:style-name="T3">v.</text:span> Hacer que se</text:p>
      <text:p text:style-name="P7"><text:tab/>siga la huella de un animal.</text:p>
      <text:p text:style-name="P7"><text:span text:style-name="T1">Bajilla</text:span> <text:span text:style-name="T3">s.</text:span> Acción de hacer tinajas.</text:p>
      <text:p text:style-name="P7"><text:span text:style-name="T1">Bajipu</text:span> <text:span text:style-name="T3">s.</text:span> Horma o molde en que se</text:p>
      <text:p text:style-name="P7"><text:tab/>forma una tinaja.</text:p>
      <text:p text:style-name="P7"><text:span text:style-name="T1">Bajipuha</text:span> <text:span text:style-name="T3">s.</text:span> Hormas en que se</text:p>
      <text:p text:style-name="P7"><text:tab/>forman tinajas. <text:span text:style-name="T3">sg.</text:span> <text:span text:style-name="T1">Bajipu.</text:span></text:p>
      <text:p text:style-name="P7"><text:span text:style-name="T1">Baladaje</text:span> <text:span text:style-name="T3">s.</text:span> Aguja (Véase <text:span text:style-name="T1">Baludaje</text:span>).</text:p>
      <text:p text:style-name="P7"><text:span text:style-name="T1">Baldehmo</text:span> <text:span text:style-name="T3">s.</text:span> Balde.</text:p>
      <text:p text:style-name="P7"><text:span text:style-name="T1">Balõjuh</text:span> <text:span text:style-name="T3">s.</text:span> Pelota, balón.</text:p>
      <text:p text:style-name="P7"><text:span text:style-name="T1">Baludaje</text:span> <text:span text:style-name="T3">s.</text:span> Aguja (Véase <text:span text:style-name="T1">Baladaje</text:span>).</text:p>
      <text:p text:style-name="P7"><text:span text:style-name="T1">Balla</text:span> <text:span text:style-name="T3">adj.</text:span> Bueno.</text:p>
      <text:p text:style-name="P7"><text:span text:style-name="T1">Ballacuama</text:span> <text:span text:style-name="T3">interj.</text:span> Buenos días.</text:p>
      <text:p text:style-name="P7"><text:span text:style-name="T1">Balladi</text:span> <text:span text:style-name="T3">adj.</text:span> <text:span text:style-name="T1">1.</text:span> Malo. <text:span text:style-name="T1">2.</text:span> Inútil,</text:p>
      <text:p text:style-name="P7"><text:tab/>inservible.</text:p>
      <text:p text:style-name="P7"><text:span text:style-name="T1">Balladi uhwo quelebaidi</text:span> <text:span text:style-name="T3">adj.</text:span></text:p>
      <text:p text:style-name="P7"><text:tab/>Delincuente.</text:p>
      <text:p text:style-name="P7"><text:span text:style-name="T1">Ballagajaha</text:span> <text:span text:style-name="T3">v.</text:span> <text:span text:style-name="T1">1.</text:span> Descolgar,</text:p>
      <text:p text:style-name="P7"><text:tab/>desenganchar. <text:span text:style-name="T1">2.</text:span> Trabajar la</text:p>
      <text:p text:style-name="P7"><text:tab/>tierra con el azadón. <text:span text:style-name="T1">3.</text:span> Arrancar</text:p>
      <text:p text:style-name="P7"><text:tab/>para trasplantar. <text:span text:style-name="T1">4.</text:span> Abarrancarse.</text:p>
      <text:p text:style-name="P7"><text:tab/><text:span text:style-name="T1">5.</text:span> Descargar.</text:p>
      <text:p text:style-name="P7"><text:span text:style-name="T1">Ballagajaha dehña ĩxa</text:span> <text:span text:style-name="T3">v.</text:span></text:p>
      <text:p text:style-name="P7"><text:tab/>Desmembrar.</text:p>
      <text:p text:style-name="P7"><text:span text:style-name="T1">Ballahgajaha</text:span> <text:span text:style-name="T3">v.</text:span> <text:span text:style-name="T1">1.</text:span> Descubrirse la</text:p>
      <text:p text:style-name="P7"><text:tab/>cabeza. <text:span text:style-name="T1">2.</text:span> Desengancharse.</text:p>
      <text:p text:style-name="P7"><text:span text:style-name="T1">Ballajaha</text:span> <text:span text:style-name="T3">v.</text:span> <text:span text:style-name="T1">1.</text:span> Tirarse de espaldas.</text:p>
      <text:p text:style-name="P7"><text:tab/><text:span text:style-name="T1">2.</text:span> Aflojar la tierra con el</text:p>
      <text:p text:style-name="P7"><text:soft-page-break/><text:tab/>barretón. <text:span text:style-name="T1">3.</text:span> Estar alentado.</text:p>
      <text:p text:style-name="P7"><text:tab/><text:span text:style-name="T1">4.</text:span> Bastar, tener suficiente.</text:p>
      <text:p text:style-name="P7"><text:span text:style-name="T1">Ballama umoo</text:span> <text:span text:style-name="T3">s.</text:span> Mano derecha.</text:p>
      <text:p text:style-name="P7"><text:span text:style-name="T1">Ballamajaha</text:span> <text:span text:style-name="T3">v.</text:span> <text:span text:style-name="T1">1.</text:span> Sanarse, curarse.</text:p>
      <text:p text:style-name="P7"><text:tab/><text:span text:style-name="T1">2.</text:span> Regresar.</text:p>
      <text:p text:style-name="P7"><text:span text:style-name="T1">Ballamaxahdajaha</text:span> <text:span text:style-name="T3">v.</text:span> <text:span text:style-name="T1">1.</text:span> Sanar,</text:p>
      <text:p text:style-name="P7"><text:tab/>curar. <text:span text:style-name="T1">2.</text:span> Aliviar.</text:p>
      <text:p text:style-name="P7"><text:span text:style-name="T1">Ballame</text:span> <text:span text:style-name="T3">s.</text:span> Lugar bonito.</text:p>
      <text:p text:style-name="P7"><text:span text:style-name="T1">Ballameje</text:span> <text:span text:style-name="T3">s.</text:span> Lugar bonito.</text:p>
      <text:p text:style-name="P7"><text:span text:style-name="T1">Ballamihajaha</text:span> <text:span text:style-name="T3">v.</text:span> Alentarse.</text:p>
      <text:p text:style-name="P7"><text:span text:style-name="T1">Ballateje</text:span> <text:span text:style-name="T3">adj.</text:span> Bonito (cosa</text:p>
      <text:p text:style-name="P7"><text:tab/>redonda).</text:p>
      <text:p text:style-name="P7"><text:span text:style-name="T1">Ballaxahdajaha</text:span> <text:span text:style-name="T3">v.</text:span> <text:span text:style-name="T1">1.</text:span> Consolar.</text:p>
      <text:p text:style-name="P7"><text:tab/><text:span text:style-name="T1">2.</text:span> Apaciguar.</text:p>
      <text:p text:style-name="P7"><text:span text:style-name="T1">Ballaxuje</text:span> <text:span text:style-name="T3">adj.</text:span> Bonita (una casa).</text:p>
      <text:p text:style-name="P7"><text:span text:style-name="T1">Ballodeje</text:span> <text:span text:style-name="T3">adj.</text:span> Bonito (algo plano y</text:p>
      <text:p text:style-name="P7"><text:tab/>ancho).</text:p>
      <text:p text:style-name="P7"><text:span text:style-name="T1">Balloehnahda</text:span> <text:span text:style-name="T3">adv.</text:span> A la derecha.</text:p>
      <text:p text:style-name="P7"/>
      <text:p text:style-name="P7">[Seite 9]</text:p>
      <text:p text:style-name="P7">[Spalte 1]</text:p>
      <text:p text:style-name="P7"/>
      <text:p text:style-name="P7"><text:span text:style-name="T1">Ballofa</text:span> <text:span text:style-name="T3">s.</text:span> Patio.</text:p>
      <text:p text:style-name="P7"><text:span text:style-name="T1">Ballohehnaahda</text:span> <text:span text:style-name="T3">adv.</text:span> A la derecha.</text:p>
      <text:p text:style-name="P7"><text:span text:style-name="T1">Bañadajaha</text:span> <text:span text:style-name="T3">v.</text:span> <text:span text:style-name="T1">1.</text:span> Dar vueltas</text:p>
      <text:p text:style-name="P7"><text:tab/>alrededor de algo. <text:span text:style-name="T1">2.</text:span> Atacar.</text:p>
      <text:p text:style-name="P7"><text:span text:style-name="T1">Bañadato</text:span> <text:span text:style-name="T3">s.</text:span> Mar.</text:p>
      <text:p text:style-name="P7"><text:span text:style-name="T1">Bañadaxahdajaha</text:span> <text:span text:style-name="T3">v.</text:span> Rodear, ir</text:p>
      <text:p text:style-name="P7"><text:tab/>alrededor.</text:p>
      <text:p text:style-name="P7"><text:span text:style-name="T1">Bañadã</text:span> <text:span text:style-name="T3">adv.</text:span> Alrededor.</text:p>
      <text:p text:style-name="P7"><text:span text:style-name="T1">Bañadoto</text:span> <text:span text:style-name="T3">s.</text:span> Mar.</text:p>
      <text:p text:style-name="P7"><text:span text:style-name="T1">Bapaame</text:span> <text:span text:style-name="T3">adj.</text:span> Amañado.</text:p>
      <text:p text:style-name="P7"><text:span text:style-name="T1">Bapame</text:span> <text:span text:style-name="T3">adj.</text:span> Doméstico.</text:p>
      <text:p text:style-name="P7"><text:span text:style-name="T1">Bapebahgue</text:span> <text:span text:style-name="T3">adj.</text:span> Perseguido.</text:p>
      <text:p text:style-name="P7"><text:span text:style-name="T1">Bapibaedi</text:span> <text:span text:style-name="T3">s.</text:span> Perseguidor.</text:p>
      <text:p text:style-name="P7"><text:span text:style-name="T1">Bapibahgue</text:span> <text:span text:style-name="T3">adj.</text:span> Perseguido.</text:p>
      <text:p text:style-name="P7"><text:span text:style-name="T1">Bapillaihdu</text:span> <text:span text:style-name="T3">s.</text:span> Alfareras, alfareros.</text:p>
      <text:p text:style-name="P7"><text:tab/><text:span text:style-name="T3">sg.</text:span> <text:span text:style-name="T1">Bapillaixu.</text:span></text:p>
      <text:p text:style-name="P7"><text:span text:style-name="T1">Bapillaixu</text:span> <text:span text:style-name="T3">s.</text:span> Alfarera, la que hace</text:p>
      <text:p text:style-name="P7"><text:tab/>tinajas.</text:p>
      <text:p text:style-name="P7"><text:span text:style-name="T1">Baporo</text:span> <text:span text:style-name="T3">s.</text:span> Barco.</text:p>
      <text:p text:style-name="P7"><text:span text:style-name="T1">Barbacoahgue</text:span> <text:span text:style-name="T3">adj.</text:span> Barbacoano.</text:p>
      <text:p text:style-name="P7"><text:span text:style-name="T1">Barrihmo</text:span> <text:span text:style-name="T3">s.</text:span> Barril.</text:p>
      <text:p text:style-name="P7"><text:span text:style-name="T1">Batõhja</text:span> <text:span text:style-name="T3">s.</text:span> Bastón.</text:p>
      <text:p text:style-name="P7"><text:span text:style-name="T1">Bãdelajaha</text:span> <text:span text:style-name="T3">v.</text:span> Bandera.</text:p>
      <text:p text:style-name="P7"><text:span text:style-name="T1">Bãhbo</text:span> <text:span text:style-name="T3">adj.</text:span> Ni feo ni hermoso.</text:p>
      <text:p text:style-name="P7"><text:span text:style-name="T1">Bãhbohbe</text:span> <text:span text:style-name="T3">s.</text:span> El que no es feo ni</text:p>
      <text:p text:style-name="P7"><text:tab/>hermoso.</text:p>
      <text:p text:style-name="P7"><text:span text:style-name="T1">Bãhbojaha</text:span> <text:span text:style-name="T3">v.</text:span> Ser de aspecto</text:p>
      <text:p text:style-name="P7"><text:tab/>normal, ni feo ni hermoso.</text:p>
      <text:p text:style-name="P7"><text:span text:style-name="T1">Bãhlaxẽ</text:span> <text:span text:style-name="T3">s.</text:span> Baúl.</text:p>
      <text:p text:style-name="P7"><text:span text:style-name="T1">Bãĩdi</text:span> <text:span text:style-name="T3">adj.</text:span> Bondadoso, bueno.</text:p>
      <text:p text:style-name="P7"><text:soft-page-break/><text:span text:style-name="T1">Bãĩxuhdu</text:span> <text:span text:style-name="T3">adj.</text:span> Bondadosos.</text:p>
      <text:p text:style-name="P7"><text:span text:style-name="T1">Bãte</text:span> <text:span text:style-name="T3">s.</text:span> Paseo, visita.</text:p>
      <text:p text:style-name="P7"><text:span text:style-name="T1">Bãteajaha</text:span> <text:span text:style-name="T3">v.</text:span> Ir de visita, de paseo.</text:p>
      <text:p text:style-name="P7"><text:span text:style-name="T1">Bãtebaidi</text:span> <text:span text:style-name="T3">s.</text:span> El que se dedica al</text:p>
      <text:p text:style-name="P7"><text:tab/>paseo.</text:p>
      <text:p text:style-name="P7"><text:span text:style-name="T1">Bãtebehe</text:span> <text:span text:style-name="T3">s.</text:span> <text:span text:style-name="T1">1.</text:span> Visitante. <text:span text:style-name="T1">2.</text:span> El que</text:p>
      <text:p text:style-name="P7"><text:tab/>le gusta pasear.</text:p>
      <text:p text:style-name="P7"><text:span text:style-name="T1">Bãtehgajaha</text:span> <text:span text:style-name="T3">v.</text:span> Visitarse uno a otro.</text:p>
      <text:p text:style-name="P7"><text:span text:style-name="T1">Bãtejaha</text:span> <text:span text:style-name="T3">v.</text:span> <text:span text:style-name="T1">1.</text:span> Visitar. <text:span text:style-name="T1">2.</text:span> Pasear.</text:p>
      <text:p text:style-name="P7"><text:span text:style-name="T1">Bãtemajaha</text:span> <text:span text:style-name="T3">v.</text:span> Ir de paseo, de visita.</text:p>
      <text:p text:style-name="P7"><text:span text:style-name="T1">Beagajaha</text:span> <text:span text:style-name="T3">v.</text:span> Barrer.</text:p>
      <text:p text:style-name="P7"><text:span text:style-name="T1">Beahga</text:span> <text:span text:style-name="T3">adj.</text:span> Barrido, barrida.</text:p>
      <text:p text:style-name="P7"><text:span text:style-name="T1">Beahgaha</text:span> <text:span text:style-name="T3">s.</text:span> Acción de barrer.</text:p>
      <text:p text:style-name="P7"><text:span text:style-name="T1">Beahgajaha</text:span> <text:span text:style-name="T3">v.</text:span> <text:span text:style-name="T1">1.</text:span> Deshacerse de</text:p>
      <text:p text:style-name="P7"><text:tab/>algo. <text:span text:style-name="T1">2.</text:span> Sacudirse.</text:p>
      <text:p text:style-name="P7"><text:span text:style-name="T1">Beehdagaha</text:span> <text:span text:style-name="T3">s.</text:span> Acomodo.</text:p>
      <text:p text:style-name="P7"><text:span text:style-name="T1">Beehdaguihajaha</text:span> <text:span text:style-name="T3">v.</text:span> <text:span text:style-name="T1">1.</text:span> Acomodarse.</text:p>
      <text:p text:style-name="P7"><text:tab/><text:span text:style-name="T1">2.</text:span> Adornarse. <text:span text:style-name="T1">3.</text:span> Arreglarse.</text:p>
      <text:p text:style-name="P7"><text:span text:style-name="T1">Beehdahgahmajaha</text:span> <text:span text:style-name="T3">v.</text:span> Poner uno su</text:p>
      <text:p text:style-name="P7"/>
      <text:p text:style-name="P7">[Seite 9]</text:p>
      <text:p text:style-name="P7">[Spalte 2]</text:p>
      <text:p text:style-name="P7"/>
      <text:p text:style-name="P7"><text:tab/>vida en orden.</text:p>
      <text:p text:style-name="P7"><text:span text:style-name="T1">Beehdahgajaha</text:span> <text:span text:style-name="T3">v.</text:span> <text:span text:style-name="T1">1.</text:span> Adornarse.</text:p>
      <text:p text:style-name="P7"><text:tab/><text:span text:style-name="T1">2.</text:span> Componerse. <text:span text:style-name="T1">3.</text:span> Volver a una</text:p>
      <text:p text:style-name="P7"><text:tab/>vida normal y moral, poner uno</text:p>
      <text:p text:style-name="P7"><text:tab/>su vida en orden.</text:p>
      <text:p text:style-name="P7"><text:span text:style-name="T1">Beehdajaha</text:span> <text:span text:style-name="T3">v.</text:span> <text:span text:style-name="T1">1.</text:span> Acomodar.</text:p>
      <text:p text:style-name="P7"><text:tab/><text:span text:style-name="T1">2.</text:span> Arreglar. <text:span text:style-name="T1">3.</text:span> Componer.</text:p>
      <text:p text:style-name="P7"><text:tab/><text:span text:style-name="T1">4.</text:span> Decorar.</text:p>
      <text:p text:style-name="P7"><text:span text:style-name="T1">Beehdaxahdahgajaha</text:span> <text:span text:style-name="T3">v.</text:span> Mandarse o</text:p>
      <text:p text:style-name="P7"><text:tab/>hacerse arreglar algo.</text:p>
      <text:p text:style-name="P7"><text:span text:style-name="T1">Beehdaxahdajaha</text:span> <text:span text:style-name="T3">v.</text:span> Mandar o</text:p>
      <text:p text:style-name="P7"><text:tab/>hacer arreglar algo.</text:p>
      <text:p text:style-name="P7"><text:span text:style-name="T1">Beehgajaha</text:span> <text:span text:style-name="T3">v.</text:span> <text:span text:style-name="T1">1.</text:span> Recoger algo y</text:p>
      <text:p text:style-name="P7"><text:tab/>guardarlo. <text:span text:style-name="T1">2.</text:span> Contener.</text:p>
      <text:p text:style-name="P7"><text:span text:style-name="T1">Beena</text:span> <text:span text:style-name="T3">adv.</text:span> Por un lado.</text:p>
      <text:p text:style-name="P7"><text:span text:style-name="T1">Beenaahda</text:span> <text:span text:style-name="T3">adv.</text:span> Hacia un lado.</text:p>
      <text:p text:style-name="P7"><text:span text:style-name="T1">Behdahgajaha</text:span> <text:span text:style-name="T3">v.</text:span> <text:span text:style-name="T1">1.</text:span> Adornarse,</text:p>
      <text:p text:style-name="P7"><text:tab/>arreglarse. <text:span text:style-name="T1">2.</text:span> Envanecerse de su</text:p>
      <text:p text:style-name="P7"><text:tab/>hermosura.</text:p>
      <text:p text:style-name="P7"><text:span text:style-name="T1">Behdajaha</text:span> <text:span text:style-name="T3">v.</text:span> <text:span text:style-name="T1">1.</text:span> Componer,</text:p>
      <text:p text:style-name="P7"><text:tab/>arreglar. <text:span text:style-name="T1">2.</text:span> Adornar.</text:p>
      <text:p text:style-name="P7"><text:span text:style-name="T1">Beheejaha</text:span> (palata) <text:span text:style-name="T3">v.</text:span> Ahorrar.</text:p>
      <text:p text:style-name="P7"><text:span text:style-name="T1">Behlihdahga</text:span> <text:span text:style-name="T3">adj.</text:span> <text:span text:style-name="T1">1.</text:span> Crespo (pelo).</text:p>
      <text:p text:style-name="P7"><text:tab/><text:span text:style-name="T1">2.</text:span> Achicharrado.</text:p>
      <text:p text:style-name="P7"><text:span text:style-name="T1">Behmajaha</text:span> <text:span text:style-name="T3">v.</text:span> <text:span text:style-name="T1">1.</text:span> Alejarse, retirarse.</text:p>
      <text:p text:style-name="P7"><text:tab/><text:span text:style-name="T1">2.</text:span> Dejar libre el paso.</text:p>
      <text:p text:style-name="P7"><text:span text:style-name="T1">Behmaxahdajaha</text:span> <text:span text:style-name="T3">v.</text:span> Hacer que se</text:p>
      <text:p text:style-name="P7"><text:tab/>aleje del peligro.</text:p>
      <text:p text:style-name="P7"><text:span text:style-name="T1">Bejo</text:span> <text:span text:style-name="T3">s.</text:span> <text:span text:style-name="T1">1.</text:span> Luna. <text:span text:style-name="T1">2.</text:span> Mes.</text:p>
      <text:p text:style-name="P7"><text:soft-page-break/><text:span text:style-name="T1">Bejo cahejaha</text:span> <text:span text:style-name="T3">s.</text:span> Eclipse de la luna.</text:p>
      <text:p text:style-name="P7"><text:span text:style-name="T1">Belajã</text:span> <text:span text:style-name="T3">s.</text:span> Esperma, vela de cera.</text:p>
      <text:p text:style-name="P7"><text:span text:style-name="T1">Beñuehe</text:span> <text:span text:style-name="T3">s.</text:span> Tablita con que se</text:p>
      <text:p text:style-name="P7"><text:tab/>dobla la orilla del casabe cuando</text:p>
      <text:p text:style-name="P7"><text:tab/>se está tostando.</text:p>
      <text:p text:style-name="P7"><text:span text:style-name="T1">Bepehdaidi</text:span> <text:span text:style-name="T3">s.</text:span> <text:span text:style-name="T1">1.</text:span> El que arregla.</text:p>
      <text:p text:style-name="P7"><text:tab/><text:span text:style-name="T1">2.</text:span> El que repara.</text:p>
      <text:p text:style-name="P7"><text:span text:style-name="T1">Bepehgue</text:span> <text:span text:style-name="T3">adj.</text:span> <text:span text:style-name="T1">1.</text:span> Precavido.</text:p>
      <text:p text:style-name="P7"><text:tab/><text:span text:style-name="T1">2.</text:span> Astuto.</text:p>
      <text:p text:style-name="P7"><text:span text:style-name="T1">Bibihgui</text:span> <text:span text:style-name="T3">s.</text:span> Chorlito (esp. de pájaro</text:p>
      <text:p text:style-name="P7"><text:tab/>pequeño que habita las playas).</text:p>
      <text:p text:style-name="P7"><text:span text:style-name="T1">Bihlãchẽ</text:span> (ĩxa) <text:span text:style-name="T3">adj.</text:span> Podrido.</text:p>
      <text:p text:style-name="P7"><text:span text:style-name="T1">Bihwisi</text:span> <text:span text:style-name="T3">s.</text:span> Chupaflor, picaflor,</text:p>
      <text:p text:style-name="P7"><text:tab/>colibrí, tucucito (esp. de pájaro).</text:p>
      <text:p text:style-name="P7"><text:span text:style-name="T1">Binisi</text:span> <text:span text:style-name="T3">s.</text:span> Viernes.</text:p>
      <text:p text:style-name="P7"><text:span text:style-name="T1">Bisali</text:span> <text:span text:style-name="T3">s.</text:span> Dorado (esp. de pez).</text:p>
      <text:p text:style-name="P7"><text:span text:style-name="T1">Boagajaha</text:span> <text:span text:style-name="T3">v.</text:span> <text:span text:style-name="T1">1.</text:span> Rajar. <text:span text:style-name="T1">2.</text:span> Amordazar.</text:p>
      <text:p text:style-name="P7"><text:span text:style-name="T1">Boaguihajaha</text:span> <text:span text:style-name="T3">v.</text:span> Cruzar.</text:p>
      <text:p text:style-name="P7"><text:span text:style-name="T1">Boahga</text:span> <text:span text:style-name="T3">adj.</text:span> <text:span text:style-name="T1">1.</text:span> Rajado. <text:span text:style-name="T1">2.</text:span> Tupido.</text:p>
      <text:p text:style-name="P7"><text:tab/><text:span text:style-name="T1">3.</text:span> Apretado.</text:p>
      <text:p text:style-name="P7"/>
      <text:p text:style-name="P5">[Seite 10]</text:p>
      <text:p text:style-name="P5">[Spalte 1]</text:p>
      <text:p text:style-name="P5"/>
      <text:p text:style-name="P7"><text:span text:style-name="T6">Boahje</text:span><text:span text:style-name="T5"> </text:span><text:span text:style-name="T7">adj.</text:span><text:span text:style-name="T5"> Flaquito.</text:span></text:p>
      <text:p text:style-name="P7"><text:span text:style-name="T6">Boajaha</text:span><text:span text:style-name="T5"> </text:span><text:span text:style-name="T7">v.</text:span><text:span text:style-name="T5"> </text:span><text:span text:style-name="T6">1.</text:span><text:span text:style-name="T5"> Pelar plátano verde.</text:span></text:p>
      <text:p text:style-name="P7"><text:span text:style-name="T5"><text:tab/></text:span><text:span text:style-name="T6">2.</text:span><text:span text:style-name="T5"> Castrar panal de abejas.</text:span></text:p>
      <text:p text:style-name="P7"><text:span text:style-name="T6">Boamaxahdajaha</text:span><text:span text:style-name="T5"> </text:span><text:span text:style-name="T7">v.</text:span><text:span text:style-name="T5"> </text:span><text:span text:style-name="T6">1.</text:span><text:span text:style-name="T5"> Aclarar,</text:span></text:p>
      <text:p text:style-name="P7"><text:span text:style-name="T5"><text:tab/>explicar. </text:span><text:span text:style-name="T6">2.</text:span><text:span text:style-name="T5"> Hacer que algo se raje.</text:span></text:p>
      <text:p text:style-name="P7"><text:span text:style-name="T6">Boaxahdiajaha</text:span><text:span text:style-name="T5"> </text:span><text:span text:style-name="T7">v.</text:span><text:span text:style-name="T5"> </text:span><text:span text:style-name="T6">1.</text:span><text:span text:style-name="T5"> Traspasar.</text:span></text:p>
      <text:p text:style-name="P7"><text:span text:style-name="T5"><text:tab/></text:span><text:span text:style-name="T6">2.</text:span><text:span text:style-name="T5"> Hacer cruzar algo. </text:span><text:span text:style-name="T6">3.</text:span><text:span text:style-name="T5"> Atravesar.</text:span></text:p>
      <text:p text:style-name="P7"><text:span text:style-name="T5"><text:tab/></text:span><text:span text:style-name="T6">4.</text:span><text:span text:style-name="T5"> Auxiliar al necesitado. </text:span><text:span text:style-name="T6">5.</text:span><text:span text:style-name="T5"> Pasar algo</text:span></text:p>
      <text:p text:style-name="P5"><text:tab/>de una mano a otra.</text:p>
      <text:p text:style-name="P7"><text:span text:style-name="T6">Bodajaha</text:span><text:span text:style-name="T5"> </text:span><text:span text:style-name="T7">v.</text:span><text:span text:style-name="T5"> Bordar.</text:span></text:p>
      <text:p text:style-name="P7"><text:span text:style-name="T6">Boehajaha</text:span><text:span text:style-name="T5"> </text:span><text:span text:style-name="T7">v.</text:span><text:span text:style-name="T5"> Poner comida entre</text:span></text:p>
      <text:p text:style-name="P5"><text:tab/>dos pedazos de casabe.</text:p>
      <text:p text:style-name="P7"><text:span text:style-name="T6">Bofehmo</text:span><text:span text:style-name="T5"> </text:span><text:span text:style-name="T7">s.</text:span><text:span text:style-name="T5"> Bofe.</text:span></text:p>
      <text:p text:style-name="P7"><text:span text:style-name="T6">Boha</text:span><text:span text:style-name="T5"> </text:span><text:span text:style-name="T7">s.</text:span><text:span text:style-name="T5"> </text:span><text:span text:style-name="T6">1.</text:span><text:span text:style-name="T5"> Flaqueza, delgadez.</text:span></text:p>
      <text:p text:style-name="P7"><text:span text:style-name="T5"><text:tab/></text:span><text:span text:style-name="T6">2.</text:span><text:span text:style-name="T5"> Acción de despegarse de la</text:span></text:p>
      <text:p text:style-name="P7"><text:span text:style-name="T5"><text:tab/>corteza de un árbol. </text:span><text:span text:style-name="T6">3.</text:span><text:span text:style-name="T5"> Algo fácil</text:span></text:p>
      <text:p text:style-name="P5"><text:tab/>de pelar.</text:p>
      <text:p text:style-name="P7"><text:span text:style-name="T6">Bohahlla</text:span><text:span text:style-name="T5"> </text:span><text:span text:style-name="T7">adj.</text:span><text:span text:style-name="T5"> Flaco y huesudo.</text:span></text:p>
      <text:p text:style-name="P7"><text:span text:style-name="T6">Bohaje</text:span><text:span text:style-name="T5"> </text:span><text:span text:style-name="T7">adj.</text:span><text:span text:style-name="T5"> Flaquito.</text:span></text:p>
      <text:p text:style-name="P7"><text:span text:style-name="T6">Bohaxa</text:span><text:span text:style-name="T5"> </text:span><text:span text:style-name="T7">adj.</text:span><text:span text:style-name="T5"> Flacucho.</text:span></text:p>
      <text:p text:style-name="P7"><text:span text:style-name="T6">Bohdi</text:span><text:span text:style-name="T5"> </text:span><text:span text:style-name="T7">adj.</text:span><text:span text:style-name="T5"> Flaco, delgado.</text:span></text:p>
      <text:p text:style-name="P7"><text:span text:style-name="T6">Bohdihajaha</text:span><text:span text:style-name="T5"> </text:span><text:span text:style-name="T7">v.</text:span><text:span text:style-name="T5"> Enflaquecer,</text:span></text:p>
      <text:p text:style-name="P5"><text:tab/>adelgazarse.</text:p>
      <text:p text:style-name="P7"><text:span text:style-name="T6">Bohdiijaha</text:span><text:span text:style-name="T5"> </text:span><text:span text:style-name="T7">v.</text:span><text:span text:style-name="T5"> Ser flaco, delgado.</text:span></text:p>
      <text:p text:style-name="P7"><text:span text:style-name="T6">Bohxu</text:span><text:span text:style-name="T5"> </text:span><text:span text:style-name="T7">adj.</text:span><text:span text:style-name="T5"> Flaca, delgada.</text:span></text:p>
      <text:p text:style-name="P7"><text:span text:style-name="T6">Boi</text:span><text:span text:style-name="T5"> </text:span><text:span text:style-name="T7">adj.</text:span><text:span text:style-name="T5"> Grueso (objetos como tela,</text:span></text:p>
      <text:p text:style-name="P5"><text:tab/>tabla, etc.).</text:p>
      <text:p text:style-name="P7"><text:span text:style-name="T6">Boiha</text:span><text:span text:style-name="T5"> </text:span><text:span text:style-name="T7">adj.</text:span><text:span text:style-name="T5"> Grueso (objetos como</text:span></text:p>
      <text:p text:style-name="P5"><text:soft-page-break/><text:tab/>papel, tela, etc.).</text:p>
      <text:p text:style-name="P7"><text:span text:style-name="T6">Bojaguihaxoome</text:span><text:span text:style-name="T5"> </text:span><text:span text:style-name="T7">s.</text:span><text:span text:style-name="T5"> Lugar por</text:span></text:p>
      <text:p text:style-name="P5"><text:tab/>donde se acostumbra pasar.</text:p>
      <text:p text:style-name="P7"><text:span text:style-name="T6">Bojaguiixoome</text:span><text:span text:style-name="T5"> </text:span><text:span text:style-name="T7">s.</text:span><text:span text:style-name="T5"> Crucero.</text:span></text:p>
      <text:p text:style-name="P7"><text:span text:style-name="T6">Bojehmo</text:span><text:span text:style-name="T5"> </text:span><text:span text:style-name="T7">s.</text:span><text:span text:style-name="T5"> Bofe, pulmón.</text:span></text:p>
      <text:p text:style-name="P7"><text:span text:style-name="T6">Boloa</text:span><text:span text:style-name="T5"> </text:span><text:span text:style-name="T7">adj.</text:span><text:span text:style-name="T5"> Sucios (dícese especial-</text:span></text:p>
      <text:p text:style-name="P5"><text:tab/>mente de utensilios de cocina).</text:p>
      <text:p text:style-name="P7"><text:span text:style-name="T6">Bolsahmo</text:span><text:span text:style-name="T5"> </text:span><text:span text:style-name="T7">s.</text:span><text:span text:style-name="T5"> Bolsa.</text:span></text:p>
      <text:p text:style-name="P7"><text:span text:style-name="T6">Bolliga</text:span><text:span text:style-name="T5"> </text:span><text:span text:style-name="T7">adj.</text:span><text:span text:style-name="T5"> Rajados.</text:span></text:p>
      <text:p text:style-name="P7"><text:span text:style-name="T6">Booguihajaha</text:span><text:span text:style-name="T5"> </text:span><text:span text:style-name="T7">v.</text:span><text:span text:style-name="T5"> Pasar.</text:span></text:p>
      <text:p text:style-name="P7"><text:span text:style-name="T6">Booma</text:span><text:span text:style-name="T5"> </text:span><text:span text:style-name="T7">adj.</text:span><text:span text:style-name="T5"> Rajado.</text:span></text:p>
      <text:p text:style-name="P7"><text:span text:style-name="T6">Booti</text:span><text:span text:style-name="T5"> </text:span><text:span text:style-name="T7">s.</text:span><text:span text:style-name="T5"> Gusano de yuca y papaya</text:span></text:p>
      <text:p text:style-name="P7"><text:span text:style-name="T5"><text:tab/>(Véase </text:span><text:span text:style-name="T6">Buuti</text:span><text:span text:style-name="T5">).</text:span></text:p>
      <text:p text:style-name="P7"><text:span text:style-name="T6">Bopague</text:span><text:span text:style-name="T5"> </text:span><text:span text:style-name="T7">s.</text:span><text:span text:style-name="T5"> El que raja.</text:span></text:p>
      <text:p text:style-name="P7"><text:span text:style-name="T6">Bopaguiha 1.</text:span><text:span text:style-name="T5"> </text:span><text:span text:style-name="T7">adj.</text:span><text:span text:style-name="T5"> Pasado (partici-</text:span></text:p>
      <text:p text:style-name="P7"><text:span text:style-name="T5"><text:tab/>pio pasado de </text:span><text:span text:style-name="T6">Booguihajaha</text:span><text:span text:style-name="T5">).</text:span></text:p>
      <text:p text:style-name="P7"><text:span text:style-name="T5"><text:tab/></text:span><text:span text:style-name="T6">2.</text:span><text:span text:style-name="T5"> </text:span><text:span text:style-name="T7">s.</text:span><text:span text:style-name="T5"> Persona bien estudiada.</text:span></text:p>
      <text:p text:style-name="P7"><text:span text:style-name="T6">Bopahgahdu</text:span><text:span text:style-name="T5"> </text:span><text:span text:style-name="T7">s.</text:span><text:span text:style-name="T5"> </text:span><text:span text:style-name="T6">1.</text:span><text:span text:style-name="T5"> Multitud (de</text:span></text:p>
      <text:p text:style-name="P7"><text:span text:style-name="T5"><text:tab/>gente). </text:span><text:span text:style-name="T6">2.</text:span><text:span text:style-name="T5"> Los que rajan.</text:span></text:p>
      <text:p text:style-name="P7"><text:span text:style-name="T6">Bopajaha</text:span><text:span text:style-name="T5"> </text:span><text:span text:style-name="T7">v.</text:span><text:span text:style-name="T5"> Bordar.</text:span></text:p>
      <text:p text:style-name="P7"><text:span text:style-name="T6">Bõbea</text:span><text:span text:style-name="T5"> </text:span><text:span text:style-name="T7">s.</text:span><text:span text:style-name="T5"> Grietas.</text:span></text:p>
      <text:p text:style-name="P5"/>
      <text:p text:style-name="P5">[Seite 10]</text:p>
      <text:p text:style-name="P5">[Spalte 2]</text:p>
      <text:p text:style-name="P5"/>
      <text:p text:style-name="P7"><text:span text:style-name="T6">Bõbeme</text:span><text:span text:style-name="T5"> </text:span><text:span text:style-name="T7">s.</text:span><text:span text:style-name="T5"> Lugar donde hay grietas.</text:span></text:p>
      <text:p text:style-name="P7"><text:span text:style-name="T6">Bõbexahdajaha</text:span><text:span text:style-name="T5"> </text:span><text:span text:style-name="T7">v.</text:span><text:span text:style-name="T5"> </text:span><text:span text:style-name="T6">1.</text:span><text:span text:style-name="T5"> Florear.</text:span></text:p>
      <text:p text:style-name="P7"><text:span text:style-name="T5"><text:tab/></text:span><text:span text:style-name="T6">2.</text:span><text:span text:style-name="T5"> Fumigar.</text:span></text:p>
      <text:p text:style-name="P7"><text:span text:style-name="T6">Bõhbo</text:span><text:span text:style-name="T5"> </text:span><text:span text:style-name="T7">s.</text:span><text:span text:style-name="T5"> Indigestión.</text:span></text:p>
      <text:p text:style-name="P7"><text:span text:style-name="T6">Bubeha</text:span><text:span text:style-name="T5"> </text:span><text:span text:style-name="T7">s.</text:span><text:span text:style-name="T5"> Acción de reventar.</text:span></text:p>
      <text:p text:style-name="P7"><text:span text:style-name="T6">Bubehajaha</text:span><text:span text:style-name="T5"> </text:span><text:span text:style-name="T7">v.</text:span><text:span text:style-name="T5"> Reventarse.</text:span></text:p>
      <text:p text:style-name="P7"><text:span text:style-name="T6">Buchi</text:span><text:span text:style-name="T5"> </text:span><text:span text:style-name="T7">s.</text:span><text:span text:style-name="T5"> Dícese de la persona que</text:span></text:p>
      <text:p text:style-name="P5"><text:tab/>le gusta el tabaco.</text:p>
      <text:p text:style-name="P7"><text:span text:style-name="T6">Buchu</text:span><text:span text:style-name="T5"> </text:span><text:span text:style-name="T7">s.</text:span><text:span text:style-name="T5"> Cintura.</text:span></text:p>
      <text:p text:style-name="P7"><text:span text:style-name="T6">Buchuje</text:span><text:span text:style-name="T5"> </text:span><text:span text:style-name="T7">s.</text:span><text:span text:style-name="T5"> Cintura pequeña.</text:span></text:p>
      <text:p text:style-name="P7"><text:span text:style-name="T6">Buchuxẽ</text:span><text:span text:style-name="T5"> </text:span><text:span text:style-name="T7">s.</text:span><text:span text:style-name="T5"> Cinturón, correa.</text:span></text:p>
      <text:p text:style-name="P7"><text:span text:style-name="T6">Buhllajaha</text:span><text:span text:style-name="T5"> </text:span><text:span text:style-name="T7">v.</text:span><text:span text:style-name="T5"> </text:span><text:span text:style-name="T6">1.</text:span><text:span text:style-name="T5"> Dar cuchilladas o</text:span></text:p>
      <text:p text:style-name="P7"><text:span text:style-name="T5"><text:tab/>puñaladas. </text:span><text:span text:style-name="T6">2.</text:span><text:span text:style-name="T5"> Embestir, dar</text:span></text:p>
      <text:p text:style-name="P7"><text:span text:style-name="T5"><text:tab/>cornadas. </text:span><text:span text:style-name="T6">3.</text:span><text:span text:style-name="T5"> Destripar.</text:span></text:p>
      <text:p text:style-name="P7"><text:span text:style-name="T6">Bule</text:span><text:span text:style-name="T5"> </text:span><text:span text:style-name="T7">s.</text:span><text:span text:style-name="T5"> Tintura para pintarse la cara.</text:span></text:p>
      <text:p text:style-name="P7"><text:span text:style-name="T6">Bulea</text:span><text:span text:style-name="T5"> </text:span><text:span text:style-name="T7">s.</text:span><text:span text:style-name="T5"> </text:span><text:span text:style-name="T6">1.</text:span><text:span text:style-name="T5"> Movimiento. </text:span><text:span text:style-name="T6">2.</text:span><text:span text:style-name="T5"> Movible,</text:span></text:p>
      <text:p text:style-name="P5"><text:tab/>móvil.</text:p>
      <text:p text:style-name="P7"><text:span text:style-name="T6">Buleamihadijaha</text:span><text:span text:style-name="T5"> </text:span><text:span text:style-name="T7">v.</text:span><text:span text:style-name="T5"> Quedarse</text:span></text:p>
      <text:p text:style-name="P5"><text:tab/>quieto en el instante.</text:p>
      <text:p text:style-name="P7"><text:span text:style-name="T6">Buleaxahdajaha</text:span><text:span text:style-name="T5"> </text:span><text:span text:style-name="T7">v.</text:span><text:span text:style-name="T5"> </text:span><text:span text:style-name="T6">1.</text:span><text:span text:style-name="T5"> Hacer mover.</text:span></text:p>
      <text:p text:style-name="P7"><text:span text:style-name="T5"><text:tab/></text:span><text:span text:style-name="T6">2.</text:span><text:span text:style-name="T5"> Supervisar.</text:span></text:p>
      <text:p text:style-name="P7"><text:span text:style-name="T6">Bulebaxahdaidi</text:span><text:span text:style-name="T5"> </text:span><text:span text:style-name="T7">s.</text:span><text:span text:style-name="T5"> </text:span><text:span text:style-name="T6">1.</text:span><text:span text:style-name="T5"> El que se dedi-</text:span></text:p>
      <text:p text:style-name="P7"><text:span text:style-name="T5"><text:tab/>ca a mover cosas. </text:span><text:span text:style-name="T6">2.</text:span><text:span text:style-name="T5"> Supervisor.</text:span></text:p>
      <text:p text:style-name="P7"><text:span text:style-name="T6">Buleemihajaha</text:span><text:span text:style-name="T5"> </text:span><text:span text:style-name="T7">v.</text:span><text:span text:style-name="T5"> </text:span><text:span text:style-name="T6">1.</text:span><text:span text:style-name="T5"> Empezar a</text:span></text:p>
      <text:p text:style-name="P7"><text:span text:style-name="T5"><text:tab/>moverse. </text:span><text:span text:style-name="T6">2.</text:span><text:span text:style-name="T5"> Recobrar el</text:span></text:p>
      <text:p text:style-name="P5"><text:tab/>movimiento después del desmayo.</text:p>
      <text:p text:style-name="P7"><text:span text:style-name="T6">Bulehajaha</text:span><text:span text:style-name="T5"> </text:span><text:span text:style-name="T7">v.</text:span><text:span text:style-name="T5"> Moverse para hacer</text:span></text:p>
      <text:p text:style-name="P5"><text:soft-page-break/><text:tab/>algo.</text:p>
      <text:p text:style-name="P7"><text:span text:style-name="T6">Bulemihajaha</text:span><text:span text:style-name="T5"> </text:span><text:span text:style-name="T7">v.</text:span><text:span text:style-name="T5"> Empezar a</text:span></text:p>
      <text:p text:style-name="P5"><text:tab/>moverse.</text:p>
      <text:p text:style-name="P7"><text:span text:style-name="T6">Buligasãhte</text:span><text:span text:style-name="T5"> </text:span><text:span text:style-name="T7">s.</text:span><text:span text:style-name="T5"> Nudo de un lazo</text:span></text:p>
      <text:p text:style-name="P7"><text:span text:style-name="T5"><text:tab/>(Véase </text:span><text:span text:style-name="T6">Bulisãhte</text:span><text:span text:style-name="T5">).</text:span></text:p>
      <text:p text:style-name="P7"><text:span text:style-name="T6">Bulisãhte</text:span><text:span text:style-name="T5"> </text:span><text:span text:style-name="T7">s.</text:span><text:span text:style-name="T5"> Nudo (Véase</text:span></text:p>
      <text:p text:style-name="P7"><text:span text:style-name="T5"><text:tab/></text:span><text:span text:style-name="T6">Buligasãhte</text:span><text:span text:style-name="T5">).</text:span></text:p>
      <text:p text:style-name="P7"><text:span text:style-name="T6">Burru</text:span><text:span text:style-name="T5"> </text:span><text:span text:style-name="T7">s.</text:span><text:span text:style-name="T5"> Asno, burro.</text:span></text:p>
      <text:p text:style-name="P7"><text:span text:style-name="T6">Busajaha</text:span><text:span text:style-name="T5"> </text:span><text:span text:style-name="T7">v.</text:span><text:span text:style-name="T5"> Reventar una cabuya.</text:span></text:p>
      <text:p text:style-name="P7"><text:span text:style-name="T6">Busalapu</text:span><text:span text:style-name="T5"> </text:span><text:span text:style-name="T7">s.</text:span><text:span text:style-name="T5"> Círculo del lazo.</text:span></text:p>
      <text:p text:style-name="P7"><text:span text:style-name="T6">Busigame</text:span><text:span text:style-name="T5"> </text:span><text:span text:style-name="T7">s.</text:span><text:span text:style-name="T5"> Lugar donde hay</text:span></text:p>
      <text:p text:style-name="P5"><text:tab/>caminos de perritas de agua.</text:p>
      <text:p text:style-name="P7"><text:span text:style-name="T6">Busitajaha</text:span><text:span text:style-name="T5"> </text:span><text:span text:style-name="T7">v.</text:span><text:span text:style-name="T5"> Hacer camino la</text:span></text:p>
      <text:p text:style-name="P5"><text:tab/>perrita de agua debajo de la</text:p>
      <text:p text:style-name="P5"><text:tab/>superficie de la arena.</text:p>
      <text:p text:style-name="P7"><text:span text:style-name="T6">Butuli</text:span><text:span text:style-name="T5"> </text:span><text:span text:style-name="T7">s.</text:span><text:span text:style-name="T5"> Buhillo vuelta-caminos</text:span></text:p>
      <text:p text:style-name="P5"><text:tab/>(esp. de pájaro).</text:p>
      <text:p text:style-name="P7"><text:span text:style-name="T6">Buutl</text:span><text:span text:style-name="T5"> </text:span><text:span text:style-name="T7">s.</text:span><text:span text:style-name="T5"> Gusano de yuca (Véase</text:span></text:p>
      <text:p text:style-name="P7"><text:span text:style-name="T5"><text:tab/></text:span><text:span text:style-name="T6">Booti</text:span><text:span text:style-name="T5">).</text:span></text:p>
      <text:p text:style-name="P7"><text:span text:style-name="T6">Buwahgajaha</text:span><text:span text:style-name="T5"> </text:span><text:span text:style-name="T7">v.</text:span><text:span text:style-name="T5"> Reventar o</text:span></text:p>
      <text:p text:style-name="P5"><text:tab/>arrancar algo de uno mismo.</text:p>
      <text:p text:style-name="P5"/>
      <text:p text:style-name="P7">[Seite 11]</text:p>
      <text:p text:style-name="P7">[Spalte 1]</text:p>
      <text:p text:style-name="P7"/>
      <text:p text:style-name="P3">C, c</text:p>
      <text:p text:style-name="P7"/>
      <text:p text:style-name="P7"><text:span text:style-name="T6">Caameha</text:span><text:span text:style-name="T5"> </text:span><text:span text:style-name="T7">s.</text:span><text:span text:style-name="T5"> Lugares desolados,</text:span></text:p>
      <text:p text:style-name="P5"><text:tab/>partes aisladas.</text:p>
      <text:p text:style-name="P7"><text:span text:style-name="T6">Cacuita</text:span><text:span text:style-name="T5"> </text:span><text:span text:style-name="T7">s.</text:span><text:span text:style-name="T5"> Cagüí (esp. de árbol).</text:span></text:p>
      <text:p text:style-name="P7"><text:span text:style-name="T6">Cacuito</text:span><text:span text:style-name="T5"> </text:span><text:span text:style-name="T7">s.</text:span><text:span text:style-name="T5"> Cagüí (esp. de árbol).</text:span></text:p>
      <text:p text:style-name="P7"><text:span text:style-name="T6">Cachibili</text:span><text:span text:style-name="T5"> </text:span><text:span text:style-name="T7">s.</text:span><text:span text:style-name="T5"> Conoto (esp. de pájaro).</text:span></text:p>
      <text:p text:style-name="P7"><text:span text:style-name="T6">Cachibili</text:span><text:span text:style-name="T5"> </text:span><text:span text:style-name="T7">s.</text:span><text:span text:style-name="T5"> Paraguatán (esp. de</text:span></text:p>
      <text:p text:style-name="P5"><text:tab/>árbol).</text:p>
      <text:p text:style-name="P7"><text:span text:style-name="T6">Cachuchu</text:span><text:span text:style-name="T5"> </text:span><text:span text:style-name="T7">s.</text:span><text:span text:style-name="T5"> Conoto (esp. de</text:span></text:p>
      <text:p text:style-name="P5"><text:tab/>pájaro).</text:p>
      <text:p text:style-name="P7"><text:span text:style-name="T6">Cachuchu</text:span><text:span text:style-name="T5"> </text:span><text:span text:style-name="T7">s.</text:span><text:span text:style-name="T5"> Conoto (esp. de árbol).</text:span></text:p>
      <text:p text:style-name="P7"><text:span text:style-name="T6">Cadenahlla</text:span><text:span text:style-name="T5"> </text:span><text:span text:style-name="T7">s.</text:span><text:span text:style-name="T5"> Cadena. </text:span><text:span text:style-name="T7">pl.</text:span></text:p>
      <text:p text:style-name="P5"><text:tab/>Cadenacha.</text:p>
      <text:p text:style-name="P7"><text:span text:style-name="T6">Caehaha</text:span><text:span text:style-name="T5"> </text:span><text:span text:style-name="T7">s.</text:span><text:span text:style-name="T5"> Muerte.</text:span></text:p>
      <text:p text:style-name="P7"><text:span text:style-name="T6">Cafe</text:span><text:span text:style-name="T5"> </text:span><text:span text:style-name="T7">s.</text:span><text:span text:style-name="T5"> Café (planta).</text:span></text:p>
      <text:p text:style-name="P7"><text:span text:style-name="T6">Cafe õĩgahme</text:span><text:span text:style-name="T5"> </text:span><text:span text:style-name="T7">s.</text:span><text:span text:style-name="T5"> Cafetera.</text:span></text:p>
      <text:p text:style-name="P7"><text:span text:style-name="T6">Cafeto</text:span><text:span text:style-name="T5"> </text:span><text:span text:style-name="T7">s.</text:span><text:span text:style-name="T5"> Café (bebida).</text:span></text:p>
      <text:p text:style-name="P7"><text:span text:style-name="T6">Caha</text:span><text:span text:style-name="T5"> </text:span><text:span text:style-name="T7">s.</text:span><text:span text:style-name="T5"> Agua (en general).</text:span></text:p>
      <text:p text:style-name="P7"><text:span text:style-name="T6">Cahacholome</text:span><text:span text:style-name="T5"> </text:span><text:span text:style-name="T7">s.</text:span><text:span text:style-name="T5"> Cascada, chorro.</text:span></text:p>
      <text:p text:style-name="P7"><text:span text:style-name="T6">Cahallahbahme</text:span><text:span text:style-name="T5"> </text:span><text:span text:style-name="T7">s.</text:span><text:span text:style-name="T5"> Cascada o caída</text:span></text:p>
      <text:p text:style-name="P5"><text:tab/>de agua.</text:p>
      <text:p text:style-name="P7"><text:span text:style-name="T6">Cahasojohme</text:span><text:span text:style-name="T5"> </text:span><text:span text:style-name="T7">s.</text:span><text:span text:style-name="T5"> Catarata.</text:span></text:p>
      <text:p text:style-name="P7"><text:span text:style-name="T6">Cahcaxajaha</text:span><text:span text:style-name="T5"> </text:span><text:span text:style-name="T7">s.</text:span><text:span text:style-name="T5"> Cacareo.</text:span></text:p>
      <text:p text:style-name="P7"><text:span text:style-name="T6">Cahehaha</text:span><text:span text:style-name="T5"> </text:span><text:span text:style-name="T7">s.</text:span><text:span text:style-name="T5"> Muerte.</text:span></text:p>
      <text:p text:style-name="P7"><text:span text:style-name="T6">Cahehajaha</text:span><text:span text:style-name="T5"> </text:span><text:span text:style-name="T7">v.</text:span><text:span text:style-name="T5"> Morirse.</text:span></text:p>
      <text:p text:style-name="P7"><text:span text:style-name="T6">Cahehohdi</text:span><text:span text:style-name="T5"> </text:span><text:span text:style-name="T7">s.</text:span><text:span text:style-name="T5"> El que va a morir, el</text:span></text:p>
      <text:p text:style-name="P5"><text:soft-page-break/><text:tab/>moribundo.</text:p>
      <text:p text:style-name="P7"><text:span text:style-name="T6">Cahihbe</text:span><text:span text:style-name="T5"> </text:span><text:span text:style-name="T7">s.</text:span><text:span text:style-name="T5"> Muerto.</text:span></text:p>
      <text:p text:style-name="P7"><text:span text:style-name="T6">Cahihbeexa</text:span><text:span text:style-name="T5"> </text:span><text:span text:style-name="T7">s.</text:span><text:span text:style-name="T5"> El finado, el que se</text:span></text:p>
      <text:p text:style-name="P5"><text:tab/>había muerto.</text:p>
      <text:p text:style-name="P7"><text:span text:style-name="T6">Cahihno pxoohda llajama uhwo</text:span><text:span text:style-name="T5"> </text:span><text:span text:style-name="T7">s.</text:span></text:p>
      <text:p text:style-name="P5"><text:tab/>Agonía.</text:p>
      <text:p text:style-name="P7"><text:span text:style-name="T6">Cahito</text:span><text:span text:style-name="T5"> </text:span><text:span text:style-name="T7">s.</text:span><text:span text:style-name="T5"> Agua (en pequeñas</text:span></text:p>
      <text:p text:style-name="P5"><text:tab/>cantidades).</text:p>
      <text:p text:style-name="P7"><text:span text:style-name="T6">Cahlo</text:span><text:span text:style-name="T5"> </text:span><text:span text:style-name="T7">s.</text:span><text:span text:style-name="T5"> Caracaro (esp. de árbol).</text:span></text:p>
      <text:p text:style-name="P7"><text:span text:style-name="T6">Cahmajaha</text:span><text:span text:style-name="T5"> </text:span><text:span text:style-name="T7">v.</text:span><text:span text:style-name="T5"> Brotar.</text:span></text:p>
      <text:p text:style-name="P7"><text:span text:style-name="T6">Cahña</text:span><text:span text:style-name="T5"> </text:span><text:span text:style-name="T7">adj.</text:span><text:span text:style-name="T5"> </text:span><text:span text:style-name="T6">1.</text:span><text:span text:style-name="T5"> Abierto. </text:span><text:span text:style-name="T6">2.</text:span><text:span text:style-name="T5"> Destapado.</text:span></text:p>
      <text:p text:style-name="P7"><text:span text:style-name="T6">Cahñahma</text:span><text:span text:style-name="T5"> </text:span><text:span text:style-name="T7">s.</text:span><text:span text:style-name="T5"> Lo que se abrió por</text:span></text:p>
      <text:p text:style-name="P5"><text:tab/>sí solo.</text:p>
      <text:p text:style-name="P7"><text:span text:style-name="T6">Caihbeexa</text:span><text:span text:style-name="T5"> </text:span><text:span text:style-name="T7">s.</text:span><text:span text:style-name="T5"> El finado, el que se</text:span></text:p>
      <text:p text:style-name="P5"><text:tab/>había muerto.</text:p>
      <text:p text:style-name="P7"><text:span text:style-name="T6">Caipuhli</text:span><text:span text:style-name="T5"> </text:span><text:span text:style-name="T7">s.</text:span><text:span text:style-name="T5"> Bototo (esp. de árbol).</text:span></text:p>
      <text:p text:style-name="P7"><text:span text:style-name="T6">Caipuhlihllu</text:span><text:span text:style-name="T5"> </text:span><text:span text:style-name="T7">s.</text:span><text:span text:style-name="T5"> Bototo (esp. de</text:span></text:p>
      <text:p text:style-name="P5"><text:tab/>árbol).</text:p>
      <text:p text:style-name="P7"><text:span text:style-name="T6">Caĩcuaha</text:span><text:span text:style-name="T5"> </text:span><text:span text:style-name="T7">v.</text:span><text:span text:style-name="T5"> Busque.</text:span></text:p>
      <text:p text:style-name="P5"/>
      <text:p text:style-name="P5">[Seite 11]</text:p>
      <text:p text:style-name="P5">[Spalte 2]</text:p>
      <text:p text:style-name="P5"/>
      <text:p text:style-name="P7"><text:span text:style-name="T6">Caĩxecua</text:span><text:span text:style-name="T5"> </text:span><text:span text:style-name="T7">s.</text:span><text:span text:style-name="T5"> Barranco. </text:span><text:span text:style-name="T7">pl.</text:span></text:p>
      <text:p text:style-name="P5"><text:tab/>Caĩxecuaha.</text:p>
      <text:p text:style-name="P7"><text:span text:style-name="T6">Caĩxẽ</text:span><text:span text:style-name="T5"> </text:span><text:span text:style-name="T7">s.</text:span><text:span text:style-name="T5"> Barrancón.</text:span></text:p>
      <text:p text:style-name="P7"><text:span text:style-name="T6">Cajahmo</text:span><text:span text:style-name="T5"> </text:span><text:span text:style-name="T7">s.</text:span><text:span text:style-name="T5"> Caja.</text:span></text:p>
      <text:p text:style-name="P7"><text:span text:style-name="T6">Cajãdajaha</text:span><text:span text:style-name="T5"> </text:span><text:span text:style-name="T7">v.</text:span><text:span text:style-name="T5"> Difundir.</text:span></text:p>
      <text:p text:style-name="P7"><text:span text:style-name="T6">Cajonihmo</text:span><text:span text:style-name="T5"> </text:span><text:span text:style-name="T7">s.</text:span><text:span text:style-name="T5"> Caja, cajón.</text:span></text:p>
      <text:p text:style-name="P7"><text:span text:style-name="T6">Calaana</text:span><text:span text:style-name="T5"> </text:span><text:span text:style-name="T7">s.</text:span><text:span text:style-name="T5"> Paletón (esp. de pez).</text:span></text:p>
      <text:p text:style-name="P5">[BILD] Calabahlla</text:p>
      <text:p text:style-name="P7"><text:span text:style-name="T6">Calabahlla</text:span><text:span text:style-name="T5"> </text:span><text:span text:style-name="T7">s.</text:span><text:span text:style-name="T5"> Cangrejo.</text:span></text:p>
      <text:p text:style-name="P7"><text:span text:style-name="T6">Calibili</text:span><text:span text:style-name="T5"> </text:span><text:span text:style-name="T7">s.</text:span><text:span text:style-name="T5"> Mato (esp. de lagarto</text:span></text:p>
      <text:p text:style-name="P5"><text:tab/>grande).</text:p>
      <text:p text:style-name="P7"><text:span text:style-name="T6">Calibili llacui</text:span><text:span text:style-name="T5"> </text:span><text:span text:style-name="T7">s.</text:span><text:span text:style-name="T5"> Culebra de agua.</text:span></text:p>
      <text:p text:style-name="P7"><text:span text:style-name="T6">Calico</text:span><text:span text:style-name="T5"> </text:span><text:span text:style-name="T7">s.</text:span><text:span text:style-name="T5"> Alcalde (esp. de pez).</text:span></text:p>
      <text:p text:style-name="P7"><text:span text:style-name="T6">Calõh</text:span><text:span text:style-name="T5"> </text:span><text:span text:style-name="T7">s.</text:span><text:span text:style-name="T5"> Cartón.</text:span></text:p>
      <text:p text:style-name="P7"><text:span text:style-name="T6">Calseh</text:span><text:span text:style-name="T5"> </text:span><text:span text:style-name="T7">s.</text:span><text:span text:style-name="T5"> Cárcel.</text:span></text:p>
      <text:p text:style-name="P7"><text:span text:style-name="T6">Callalla</text:span><text:span text:style-name="T5"> </text:span><text:span text:style-name="T7">s.</text:span><text:span text:style-name="T5"> Especie de gavilán</text:span></text:p>
      <text:p text:style-name="P5"><text:tab/>pequeño (esp. de pájaro).</text:p>
      <text:p text:style-name="P7"><text:span text:style-name="T6">Callecua</text:span><text:span text:style-name="T5"> </text:span><text:span text:style-name="T7">s.</text:span><text:span text:style-name="T5"> Calle.</text:span></text:p>
      <text:p text:style-name="P7"><text:span text:style-name="T6">Calloho</text:span><text:span text:style-name="T5"> </text:span><text:span text:style-name="T7">s.</text:span><text:span text:style-name="T5"> Sombrero. </text:span><text:span text:style-name="T7">pl.</text:span><text:span text:style-name="T5"> Callua.</text:span></text:p>
      <text:p text:style-name="P7"><text:span text:style-name="T6">Callui</text:span><text:span text:style-name="T5"> </text:span><text:span text:style-name="T7">s.</text:span><text:span text:style-name="T5"> Cachirre, babilla, babillas</text:span></text:p>
      <text:p text:style-name="P5"><text:tab/>(esp. de reptil).</text:p>
      <text:p text:style-name="P7"><text:span text:style-name="T6">Camadalu</text:span><text:span text:style-name="T5"> </text:span><text:span text:style-name="T7">s.</text:span><text:span text:style-name="T5"> </text:span><text:span text:style-name="T6">1.</text:span><text:span text:style-name="T5"> Saltón (esp. de salta-</text:span></text:p>
      <text:p text:style-name="P7"><text:span text:style-name="T5"><text:tab/>montes). </text:span><text:span text:style-name="T6">2.</text:span><text:span text:style-name="T5"> Madejas de cabuya.</text:span></text:p>
      <text:p text:style-name="P7"><text:span text:style-name="T6">Camadallu</text:span><text:span text:style-name="T5"> </text:span><text:span text:style-name="T7">s.</text:span><text:span text:style-name="T5"> Madejas de cabuya.</text:span></text:p>
      <text:p text:style-name="P7"><text:span text:style-name="T5"><text:tab/></text:span><text:span text:style-name="T7">sg.</text:span><text:span text:style-name="T5"> </text:span><text:span text:style-name="T6">Camadoho.</text:span></text:p>
      <text:p text:style-name="P7"><text:span text:style-name="T6">Camadaxẽ</text:span><text:span text:style-name="T5"> </text:span><text:span text:style-name="T7">s.</text:span><text:span text:style-name="T5"> Campana.</text:span></text:p>
      <text:p text:style-name="P7"><text:span text:style-name="T6">Camadoho</text:span><text:span text:style-name="T5"> </text:span><text:span text:style-name="T7">s.</text:span><text:span text:style-name="T5"> Madeja de cabuya.</text:span></text:p>
      <text:p text:style-name="P7"><text:span text:style-name="T6">Camisa</text:span><text:span text:style-name="T5"> </text:span><text:span text:style-name="T7">s.</text:span><text:span text:style-name="T5"> Camisa.</text:span></text:p>
      <text:p text:style-name="P7"><text:span text:style-name="T6">Canalihu</text:span><text:span text:style-name="T5"> </text:span><text:span text:style-name="T7">s.</text:span><text:span text:style-name="T5"> Tinaja. </text:span><text:span text:style-name="T7">pl.</text:span><text:span text:style-name="T5"> Canali.</text:span></text:p>
      <text:p text:style-name="P7"><text:soft-page-break/><text:span text:style-name="T6">Canela nugu ĩxe</text:span><text:span text:style-name="T5"> </text:span><text:span text:style-name="T7">s.</text:span><text:span text:style-name="T5"> Canela.</text:span></text:p>
      <text:p text:style-name="P7"><text:span text:style-name="T6">Canocali</text:span><text:span text:style-name="T5"> </text:span><text:span text:style-name="T7">s.</text:span><text:span text:style-name="T5"> </text:span><text:span text:style-name="T6">1.</text:span><text:span text:style-name="T5"> Comilón. </text:span><text:span text:style-name="T1">2.</text:span> Pez</text:p>
      <text:p text:style-name="P7"><text:tab/>sierra (esp. de pez).</text:p>
      <text:p text:style-name="P7"><text:span text:style-name="T6">Cañadahga</text:span><text:span text:style-name="T5"> </text:span><text:span text:style-name="T7">adj.</text:span><text:span text:style-name="T5"> </text:span><text:span text:style-name="T6">1.</text:span><text:span text:style-name="T5"> Destapado.</text:span></text:p>
      <text:p text:style-name="P5"/>
      <text:p text:style-name="P7">[Seite 12]</text:p>
      <text:p text:style-name="P7">[Spalte 1]</text:p>
      <text:p text:style-name="P7"/>
      <text:p text:style-name="P7"><text:tab/><text:span text:style-name="T1">2.</text:span> Abierto.</text:p>
      <text:p text:style-name="P7"><text:span text:style-name="T6">Cañadahgajaha</text:span><text:span text:style-name="T5"> </text:span><text:span text:style-name="T7">v.</text:span><text:span text:style-name="T5"> </text:span><text:span text:style-name="T6">1.</text:span><text:span text:style-name="T5"> Estar abierto.</text:span></text:p>
      <text:p text:style-name="P7"><text:span text:style-name="T5"><text:tab/></text:span><text:span text:style-name="T6">2.</text:span><text:span text:style-name="T5"> Estar desabrochado.</text:span></text:p>
      <text:p text:style-name="P7"><text:span text:style-name="T6">Cañadajaha</text:span><text:span text:style-name="T5"> </text:span><text:span text:style-name="T7">v.</text:span><text:span text:style-name="T5"> </text:span><text:span text:style-name="T6">1.</text:span><text:span text:style-name="T5"> Abrir. </text:span><text:span text:style-name="T6">2.</text:span><text:span text:style-name="T5"> Destapar.</text:span></text:p>
      <text:p text:style-name="P7"><text:span text:style-name="T6">Cañadihajaha</text:span><text:span text:style-name="T5"> </text:span><text:span text:style-name="T7">v.</text:span><text:span text:style-name="T5"> Abrirse.</text:span></text:p>
      <text:p text:style-name="P7"><text:span text:style-name="T6">Cañajaha</text:span><text:span text:style-name="T5"> </text:span><text:span text:style-name="T7">v.</text:span><text:span text:style-name="T5"> Buscar.</text:span></text:p>
      <text:p text:style-name="P7"><text:span text:style-name="T6">Cañu</text:span><text:span text:style-name="T5"> </text:span><text:span text:style-name="T7">s.</text:span><text:span text:style-name="T5"> Fríjol.</text:span></text:p>
      <text:p text:style-name="P7"><text:span text:style-name="T6">Cañucue</text:span><text:span text:style-name="T5"> </text:span><text:span text:style-name="T7">s.</text:span><text:span text:style-name="T5"> Fríjol en vaina.</text:span></text:p>
      <text:p text:style-name="P7"><text:span text:style-name="T6">Cañuhno</text:span><text:span text:style-name="T5"> </text:span><text:span text:style-name="T7">s.</text:span><text:span text:style-name="T5"> Fríjol en bejuco.</text:span></text:p>
      <text:p text:style-name="P7"><text:span text:style-name="T6">Caõjã</text:span><text:span text:style-name="T5"> </text:span><text:span text:style-name="T7">s.</text:span><text:span text:style-name="T5"> Espíritu de muerto.</text:span></text:p>
      <text:p text:style-name="P7"><text:span text:style-name="T6">Capodi</text:span><text:span text:style-name="T5"> </text:span><text:span text:style-name="T7">s.</text:span><text:span text:style-name="T5"> Desnudo.</text:span></text:p>
      <text:p text:style-name="P7"><text:span text:style-name="T6">Capoenaahda</text:span><text:span text:style-name="T5"> </text:span><text:span text:style-name="T7">s.</text:span><text:span text:style-name="T5"> Entrada de la</text:span></text:p>
      <text:p text:style-name="P5"><text:tab/>época de lluvias.</text:p>
      <text:p text:style-name="P7"><text:span text:style-name="T6">Capona</text:span><text:span text:style-name="T5"> </text:span><text:span text:style-name="T7">s.</text:span><text:span text:style-name="T5"> Tiempo lluvioso, invierno.</text:span></text:p>
      <text:p text:style-name="P7"><text:span text:style-name="T6">Caponaihdu</text:span><text:span text:style-name="T5"> </text:span><text:span text:style-name="T7">s.</text:span><text:span text:style-name="T5"> Animales invernales.</text:span></text:p>
      <text:p text:style-name="P7"><text:span text:style-name="T6">Caretate</text:span><text:span text:style-name="T5"> </text:span><text:span text:style-name="T7">s.</text:span><text:span text:style-name="T5"> Carreta.</text:span></text:p>
      <text:p text:style-name="P7"><text:span text:style-name="T6">Carga sajohbajaha</text:span><text:span text:style-name="T5"> </text:span><text:span text:style-name="T7">v.</text:span><text:span text:style-name="T5"> Descargar.</text:span></text:p>
      <text:p text:style-name="P7"><text:span text:style-name="T6">Carro guwaxooma</text:span><text:span text:style-name="T5"> </text:span><text:span text:style-name="T7">s.</text:span><text:span text:style-name="T5"> Carretera.</text:span></text:p>
      <text:p text:style-name="P7"><text:span text:style-name="T6">Cartuchocue</text:span><text:span text:style-name="T5"> </text:span><text:span text:style-name="T7">s.</text:span><text:span text:style-name="T5"> Cartucho.</text:span></text:p>
      <text:p text:style-name="P7"><text:span text:style-name="T6">Catigajaha</text:span><text:span text:style-name="T5"> </text:span><text:span text:style-name="T7">v.</text:span><text:span text:style-name="T5"> Castigar.</text:span></text:p>
      <text:p text:style-name="P7"><text:span text:style-name="T6">Catigo</text:span><text:span text:style-name="T5"> </text:span><text:span text:style-name="T7">s.</text:span><text:span text:style-name="T5"> Castigo.</text:span></text:p>
      <text:p text:style-name="P7"><text:span text:style-name="T6">Catu</text:span><text:span text:style-name="T5"> </text:span><text:span text:style-name="T7">s.</text:span><text:span text:style-name="T5"> Cachama, cherna (esp. de</text:span></text:p>
      <text:p text:style-name="P5"><text:tab/>pez).</text:p>
      <text:p text:style-name="P7"><text:span text:style-name="T6">Catulẽxẽ</text:span><text:span text:style-name="T5"> </text:span><text:span text:style-name="T7">s.</text:span><text:span text:style-name="T5"> Mapire. </text:span><text:span text:style-name="T7">pl.</text:span><text:span text:style-name="T5"> Catulemai.</text:span></text:p>
      <text:p text:style-name="P7"><text:span text:style-name="T6">Cawa</text:span><text:span text:style-name="T5"> </text:span><text:span text:style-name="T7">adj.</text:span><text:span text:style-name="T5"> Vacío.</text:span></text:p>
      <text:p text:style-name="P7"><text:span text:style-name="T6">Cawaha</text:span><text:span text:style-name="T5"> </text:span><text:span text:style-name="T7">adj.</text:span><text:span text:style-name="T5"> </text:span><text:span text:style-name="T6">1.</text:span><text:span text:style-name="T5"> Soso, sin sabor.</text:span></text:p>
      <text:p text:style-name="P7"><text:span text:style-name="T5"><text:tab/></text:span><text:span text:style-name="T6">2.</text:span><text:span text:style-name="T5"> Aguado.</text:span></text:p>
      <text:p text:style-name="P7"><text:span text:style-name="T6">Cawame</text:span><text:span text:style-name="T5"> </text:span><text:span text:style-name="T7">s.</text:span><text:span text:style-name="T5"> Desierto, despoblado.</text:span></text:p>
      <text:p text:style-name="P7"><text:span text:style-name="T6">Cawamene ĩxe joxo</text:span><text:span text:style-name="T5"> </text:span><text:span text:style-name="T7">s.</text:span><text:span text:style-name="T5"> Campesino.</text:span></text:p>
      <text:p text:style-name="P7"><text:span text:style-name="T6">Cawaxẽ sẽxẽ</text:span><text:span text:style-name="T5"> </text:span><text:span text:style-name="T7">s.</text:span><text:span text:style-name="T5"> Desierto.</text:span></text:p>
      <text:p text:style-name="P7"><text:span text:style-name="T6">Cawãxẽ sẽxẽ</text:span><text:span text:style-name="T5"> </text:span><text:span text:style-name="T7">s.</text:span><text:span text:style-name="T5"> Campo desierto.</text:span></text:p>
      <text:p text:style-name="P7"><text:span text:style-name="T6">Caweajaha</text:span><text:span text:style-name="T5"> </text:span><text:span text:style-name="T7">v.</text:span><text:span text:style-name="T5"> Aparecer de alguna</text:span></text:p>
      <text:p text:style-name="P5"><text:tab/>parte.</text:p>
      <text:p text:style-name="P7"><text:span text:style-name="T6">Caweaxahdajaha</text:span><text:span text:style-name="T5"> </text:span><text:span text:style-name="T7">v.</text:span><text:span text:style-name="T5"> </text:span><text:span text:style-name="T6">1.</text:span><text:span text:style-name="T5"> Hacer</text:span></text:p>
      <text:p text:style-name="P7"><text:span text:style-name="T5"><text:tab/>aparecer. </text:span><text:span text:style-name="T6">2.</text:span><text:span text:style-name="T5"> Volver a traer.</text:span></text:p>
      <text:p text:style-name="P7"><text:span text:style-name="T6">Caweema</text:span><text:span text:style-name="T5"> </text:span><text:span text:style-name="T7">adj.</text:span><text:span text:style-name="T5"> Obvio.</text:span></text:p>
      <text:p text:style-name="P7"><text:span text:style-name="T6">Cawehdajaha</text:span><text:span text:style-name="T5"> </text:span><text:span text:style-name="T7">v.</text:span><text:span text:style-name="T5"> </text:span><text:span text:style-name="T6">1.</text:span><text:span text:style-name="T5"> Descubrir.</text:span></text:p>
      <text:p text:style-name="P7"><text:span text:style-name="T5"><text:tab/></text:span><text:span text:style-name="T6">2.</text:span><text:span text:style-name="T5"> Confesar (delito).</text:span></text:p>
      <text:p text:style-name="P7"><text:span text:style-name="T6">Cawemaxahdajaha</text:span><text:span text:style-name="T5"> </text:span><text:span text:style-name="T7">v.</text:span><text:span text:style-name="T5"> Hacer que</text:span></text:p>
      <text:p text:style-name="P5"><text:tab/>sea obvio.</text:p>
      <text:p text:style-name="P7"><text:span text:style-name="T6">Cawena</text:span><text:span text:style-name="T5"> </text:span><text:span text:style-name="T7">adv.</text:span><text:span text:style-name="T5"> En lo vacío.</text:span></text:p>
      <text:p text:style-name="P7"><text:span text:style-name="T6">Cawina</text:span><text:span text:style-name="T5"> </text:span><text:span text:style-name="T7">s.</text:span><text:span text:style-name="T5"> Flormillo (esp. de árbol).</text:span></text:p>
      <text:p text:style-name="P7"><text:span text:style-name="T6">Cawoho illu</text:span><text:span text:style-name="T5"> </text:span><text:span text:style-name="T7">s.</text:span><text:span text:style-name="T5"> Calvo, cabeza calva.</text:span></text:p>
      <text:p text:style-name="P7"><text:span text:style-name="T6">Cããde</text:span><text:span text:style-name="T5"> </text:span><text:span text:style-name="T7">s.</text:span><text:span text:style-name="T5"> Sabana.</text:span></text:p>
      <text:p text:style-name="P7"><text:soft-page-break/><text:span text:style-name="T6">Cãbiahgajaha</text:span><text:span text:style-name="T5"> </text:span><text:span text:style-name="T7">v.</text:span><text:span text:style-name="T5"> Cambiar.</text:span></text:p>
      <text:p text:style-name="P7"><text:span text:style-name="T6">Cãcũhe</text:span><text:span text:style-name="T5"> </text:span><text:span text:style-name="T7">s.</text:span><text:span text:style-name="T5"> Gaviota (esp. de pájaro).</text:span></text:p>
      <text:p text:style-name="P7"><text:span text:style-name="T6">Cãchadahga</text:span><text:span text:style-name="T5"> </text:span><text:span text:style-name="T7">adj.</text:span><text:span text:style-name="T5"> Torcido.</text:span></text:p>
      <text:p text:style-name="P7"><text:span text:style-name="T6">Cãchahllajaha</text:span><text:span text:style-name="T5"> </text:span><text:span text:style-name="T7">v.</text:span><text:span text:style-name="T5"> Torcer.</text:span></text:p>
      <text:p text:style-name="P7"><text:span text:style-name="T6">Cãchaiga</text:span><text:span text:style-name="T5"> </text:span><text:span text:style-name="T7">adj.</text:span><text:span text:style-name="T5"> Que está torcido.</text:span></text:p>
      <text:p text:style-name="P5"/>
      <text:p text:style-name="P5">[Seite 12]</text:p>
      <text:p text:style-name="P5">[Spalte 2]</text:p>
      <text:p text:style-name="P5"/>
      <text:p text:style-name="P7"><text:span text:style-name="T6">Cãchaihgajaha</text:span><text:span text:style-name="T5"> </text:span><text:span text:style-name="T7">v.</text:span><text:span text:style-name="T5"> Torcerse.</text:span></text:p>
      <text:p text:style-name="P7"><text:span text:style-name="T6">Cãhmajaha</text:span><text:span text:style-name="T5"> </text:span><text:span text:style-name="T7">v.</text:span><text:span text:style-name="T5"> Esparcirse,</text:span></text:p>
      <text:p text:style-name="P5"><text:tab/>desparramarse, regarse.</text:p>
      <text:p text:style-name="P7"><text:span text:style-name="T6">Cãĩpadaidi</text:span><text:span text:style-name="T5"> </text:span><text:span text:style-name="T7">s.</text:span><text:span text:style-name="T5"> El que abre o</text:span></text:p>
      <text:p text:style-name="P5"><text:tab/>destapa, portero.</text:p>
      <text:p text:style-name="P7"><text:span text:style-name="T6">Cãĩpe</text:span><text:span text:style-name="T5"> </text:span><text:span text:style-name="T7">s.</text:span><text:span text:style-name="T5"> El que busca.</text:span></text:p>
      <text:p text:style-name="P7"><text:span text:style-name="T6">Cãĩxecua</text:span><text:span text:style-name="T5"> </text:span><text:span text:style-name="T7">s.</text:span><text:span text:style-name="T5"> Barranco. </text:span><text:span text:style-name="T7">pl.</text:span></text:p>
      <text:p text:style-name="P5"><text:tab/>Cãĩxecuaha.</text:p>
      <text:p text:style-name="P7"><text:span text:style-name="T6">Cãĩxẽ</text:span><text:span text:style-name="T5"> </text:span><text:span text:style-name="T7">s.</text:span><text:span text:style-name="T5"> Barrancón.</text:span></text:p>
      <text:p text:style-name="P7"><text:span text:style-name="T6">Cãjãdajaha</text:span><text:span text:style-name="T5"> </text:span><text:span text:style-name="T7">v.</text:span><text:span text:style-name="T5"> Desparramar, regar.</text:span></text:p>
      <text:p text:style-name="P7"><text:span text:style-name="T6">Cãjãhñajahha</text:span><text:span text:style-name="T5"> </text:span><text:span text:style-name="T7">s.</text:span><text:span text:style-name="T5"> Acción de</text:span></text:p>
      <text:p text:style-name="P5"><text:tab/>desparramar.</text:p>
      <text:p text:style-name="P7"><text:span text:style-name="T6">Cãjãñajaha</text:span><text:span text:style-name="T5"> </text:span><text:span text:style-name="T7">v.</text:span><text:span text:style-name="T5"> Hacer regar.</text:span></text:p>
      <text:p text:style-name="P7"><text:span text:style-name="T6">Cãxecua</text:span><text:span text:style-name="T5"> </text:span><text:span text:style-name="T7">s.</text:span><text:span text:style-name="T5"> Barranco.</text:span></text:p>
      <text:p text:style-name="P7"><text:span text:style-name="T6">Cimalipu</text:span><text:span text:style-name="T5"> </text:span><text:span text:style-name="T7">s.</text:span><text:span text:style-name="T5"> Cumaral, palmar de</text:span></text:p>
      <text:p text:style-name="P5"><text:tab/>cumare.</text:p>
      <text:p text:style-name="P7"><text:span text:style-name="T6">Cocoajaha</text:span><text:span text:style-name="T5"> </text:span><text:span text:style-name="T7">v.</text:span><text:span text:style-name="T5"> Cargar.</text:span></text:p>
      <text:p text:style-name="P7"><text:span text:style-name="T6">Cocoaxahdajaha</text:span><text:span text:style-name="T5"> </text:span><text:span text:style-name="T7">v.</text:span><text:span text:style-name="T5"> </text:span><text:span text:style-name="T6">1.</text:span><text:span text:style-name="T5"> Hacer que se</text:span></text:p>
      <text:p text:style-name="P7"><text:span text:style-name="T5"><text:tab/>cargue. </text:span><text:span text:style-name="T6">2.</text:span><text:span text:style-name="T5"> Culpar.</text:span></text:p>
      <text:p text:style-name="P7"><text:span text:style-name="T6">Cocobahdu</text:span><text:span text:style-name="T5"> </text:span><text:span text:style-name="T7">s.</text:span><text:span text:style-name="T5"> </text:span><text:span text:style-name="T6">1.</text:span><text:span text:style-name="T5"> Los que cargan.</text:span></text:p>
      <text:p text:style-name="P7"><text:span text:style-name="T5"><text:tab/></text:span><text:span text:style-name="T6">2.</text:span><text:span text:style-name="T5"> Los culpables.</text:span></text:p>
      <text:p text:style-name="P7"><text:span text:style-name="T6">Cocobaihdi</text:span><text:span text:style-name="T5"> </text:span><text:span text:style-name="T7">s.</text:span><text:span text:style-name="T5"> Cargador.</text:span></text:p>
      <text:p text:style-name="P7"><text:span text:style-name="T6">Cocobõhxajaha</text:span><text:span text:style-name="T5"> </text:span><text:span text:style-name="T7">v.</text:span><text:span text:style-name="T5"> Andar cargando.</text:span></text:p>
      <text:p text:style-name="P7"><text:span text:style-name="T6">Cocohga</text:span><text:span text:style-name="T5"> </text:span><text:span text:style-name="T7">adj.</text:span><text:span text:style-name="T5"> Cargado.</text:span></text:p>
      <text:p text:style-name="P7"><text:span text:style-name="T6">Cocohgaha</text:span><text:span text:style-name="T5"> </text:span><text:span text:style-name="T7">s.</text:span><text:span text:style-name="T5"> Carga.</text:span></text:p>
      <text:p text:style-name="P7"><text:span text:style-name="T6">Cocohguihna</text:span><text:span text:style-name="T5"> </text:span><text:span text:style-name="T7">s.</text:span><text:span text:style-name="T5"> Lo que se está</text:span></text:p>
      <text:p text:style-name="P5"><text:tab/>cargando.</text:p>
      <text:p text:style-name="P7"><text:span text:style-name="T6">Cocojaha</text:span><text:span text:style-name="T5"> </text:span><text:span text:style-name="T7">v.</text:span><text:span text:style-name="T5"> Cargar.</text:span></text:p>
      <text:p text:style-name="P7"><text:span text:style-name="T6">Cohlachahgã</text:span><text:span text:style-name="T5"> </text:span><text:span text:style-name="T7">s.</text:span><text:span text:style-name="T5"> Cobro.</text:span></text:p>
      <text:p text:style-name="P7"><text:span text:style-name="T6">Cohlajaha</text:span><text:span text:style-name="T5"> </text:span><text:span text:style-name="T7">v.</text:span><text:span text:style-name="T5"> Cobrar.</text:span></text:p>
      <text:p text:style-name="P7"><text:span text:style-name="T6">Coja</text:span><text:span text:style-name="T5"> </text:span><text:span text:style-name="T7">s.</text:span><text:span text:style-name="T5"> Canción.</text:span></text:p>
      <text:p text:style-name="P7"><text:span text:style-name="T6">Coja ĩxa</text:span><text:span text:style-name="T5"> </text:span><text:span text:style-name="T7">s.</text:span><text:span text:style-name="T5"> Cancionero.</text:span></text:p>
      <text:p text:style-name="P7"><text:span text:style-name="T6">Cojaha</text:span><text:span text:style-name="T5"> </text:span><text:span text:style-name="T7">s.</text:span><text:span text:style-name="T5"> Canciones.</text:span></text:p>
      <text:p text:style-name="P7"><text:span text:style-name="T6">Cojarrĩãjaha</text:span><text:span text:style-name="T5"> </text:span><text:span text:style-name="T7">v.</text:span><text:span text:style-name="T5"> Cantar.</text:span></text:p>
      <text:p text:style-name="P7"><text:span text:style-name="T6">Cojarrĩgaha</text:span><text:span text:style-name="T5"> </text:span><text:span text:style-name="T7">s.</text:span><text:span text:style-name="T5"> Canto.</text:span></text:p>
      <text:p text:style-name="P7"><text:span text:style-name="T6">Cojarrĩpillaidi</text:span><text:span text:style-name="T5"> </text:span><text:span text:style-name="T7">s.</text:span><text:span text:style-name="T5"> Cantor, cantante.</text:span></text:p>
      <text:p text:style-name="P7"><text:span text:style-name="T6">Colocolo</text:span><text:span text:style-name="T5"> </text:span><text:span text:style-name="T7">s.</text:span><text:span text:style-name="T5"> Majagüillo, corocoro</text:span></text:p>
      <text:p text:style-name="P5"><text:tab/>(esp. de árbol).</text:p>
      <text:p text:style-name="P7"><text:span text:style-name="T6">Colocolohmo</text:span><text:span text:style-name="T5"> </text:span><text:span text:style-name="T7">s.</text:span><text:span text:style-name="T5"> Corocoro (esp. de</text:span></text:p>
      <text:p text:style-name="P5"><text:tab/>pájaro).</text:p>
      <text:p text:style-name="P7"><text:span text:style-name="T6">Comale</text:span><text:span text:style-name="T5"> </text:span><text:span text:style-name="T7">s.</text:span><text:span text:style-name="T5"> Comadre.</text:span></text:p>
      <text:p text:style-name="P7"><text:span text:style-name="T6">Comosudi</text:span><text:span text:style-name="T5"> </text:span><text:span text:style-name="T7">s.</text:span><text:span text:style-name="T5"> Comején. </text:span><text:span text:style-name="T7">pl.</text:span></text:p>
      <text:p text:style-name="P5"><text:tab/>Comosuhdu.</text:p>
      <text:p text:style-name="P7"><text:soft-page-break/><text:span text:style-name="T6">Copaxẽ</text:span><text:span text:style-name="T5"> </text:span><text:span text:style-name="T7">s.</text:span><text:span text:style-name="T5"> Copa.</text:span></text:p>
      <text:p text:style-name="P7"><text:span text:style-name="T6">Copudi</text:span><text:span text:style-name="T5"> </text:span><text:span text:style-name="T7">adj.</text:span><text:span text:style-name="T5"> Desnudo. </text:span><text:span text:style-name="T7">pl.</text:span><text:span text:style-name="T5"> Copañu.</text:span></text:p>
      <text:p text:style-name="P7"><text:span text:style-name="T6">Copudiaxahdajaha</text:span><text:span text:style-name="T5"> </text:span><text:span text:style-name="T7">v.</text:span><text:span text:style-name="T5"> Hacer</text:span></text:p>
      <text:p text:style-name="P5"><text:tab/>desnudar.</text:p>
      <text:p text:style-name="P7"><text:span text:style-name="T6">Copudijaha</text:span><text:span text:style-name="T5"> </text:span><text:span text:style-name="T7">v.</text:span><text:span text:style-name="T5"> Estar desnudo.</text:span></text:p>
      <text:p text:style-name="P7"><text:span text:style-name="T6">Copuxu</text:span><text:span text:style-name="T5"> </text:span><text:span text:style-name="T7">adj.</text:span><text:span text:style-name="T5"> Desnuda.</text:span></text:p>
      <text:p text:style-name="P5"/>
      <text:p text:style-name="P5">[Seite 13]</text:p>
      <text:p text:style-name="P5">[Spalte 1]</text:p>
      <text:p text:style-name="P5"/>
      <text:p text:style-name="P7"><text:span text:style-name="T6">Corrẽhxẽ</text:span><text:span text:style-name="T5"> </text:span><text:span text:style-name="T7">s.</text:span><text:span text:style-name="T5"> Correa.</text:span></text:p>
      <text:p text:style-name="P7"><text:span text:style-name="T6">Cotehñohñu</text:span><text:span text:style-name="T5"> </text:span><text:span text:style-name="T7">s.</text:span><text:span text:style-name="T5"> Cambur costeño</text:span></text:p>
      <text:p text:style-name="P5"><text:tab/>(esp. de banano).</text:p>
      <text:p text:style-name="P7"><text:span text:style-name="T6">Coteñu</text:span><text:span text:style-name="T5"> </text:span><text:span text:style-name="T7">s.</text:span><text:span text:style-name="T5"> Banano.</text:span></text:p>
      <text:p text:style-name="P7"><text:span text:style-name="T6">Cowadahgajaha</text:span><text:span text:style-name="T5"> </text:span><text:span text:style-name="T7">v.</text:span><text:span text:style-name="T5"> Lavarse.</text:span></text:p>
      <text:p text:style-name="P7"><text:span text:style-name="T6">Cowadajaha</text:span><text:span text:style-name="T5"> </text:span><text:span text:style-name="T7">v.</text:span><text:span text:style-name="T5"> Lavar (platos, etc.).</text:span></text:p>
      <text:p text:style-name="P7"><text:span text:style-name="T6">Cowajaha</text:span><text:span text:style-name="T5"> </text:span><text:span text:style-name="T7">v.</text:span><text:span text:style-name="T5"> lavar (Véase</text:span></text:p>
      <text:p text:style-name="P7"><text:span text:style-name="T5"><text:tab/></text:span><text:span text:style-name="T6">Cowadajaha</text:span><text:span text:style-name="T5">).</text:span></text:p>
      <text:p text:style-name="P7"><text:span text:style-name="T6">Cõãgajaha</text:span><text:span text:style-name="T5"> </text:span><text:span text:style-name="T7">v.</text:span><text:span text:style-name="T5"> Tarascar, tratar de</text:span></text:p>
      <text:p text:style-name="P5"><text:tab/>morder.</text:p>
      <text:p text:style-name="P7"><text:span text:style-name="T6">Cõãjaha</text:span><text:span text:style-name="T5"> </text:span><text:span text:style-name="T7">v.</text:span><text:span text:style-name="T5"> Untar con aceite.</text:span></text:p>
      <text:p text:style-name="P7"><text:span text:style-name="T6">Cõcoha</text:span><text:span text:style-name="T5"> </text:span><text:span text:style-name="T7">s.</text:span><text:span text:style-name="T5"> Alimento, comida.</text:span></text:p>
      <text:p text:style-name="P7"><text:span text:style-name="T6">Cõĩgajaha</text:span><text:span text:style-name="T5"> </text:span><text:span text:style-name="T7">v.</text:span><text:span text:style-name="T5"> Untarse el aceite en la</text:span></text:p>
      <text:p text:style-name="P5"><text:tab/>cabeza.</text:p>
      <text:p text:style-name="P7"><text:span text:style-name="T6">Cõjã</text:span><text:span text:style-name="T5"> </text:span><text:span text:style-name="T7">adj.</text:span><text:span text:style-name="T5"> Sin casabe (sin pan).</text:span></text:p>
      <text:p text:style-name="P7"><text:span text:style-name="T6">Cõpahle</text:span><text:span text:style-name="T5"> </text:span><text:span text:style-name="T7">s.</text:span><text:span text:style-name="T5"> Compadre.</text:span></text:p>
      <text:p text:style-name="P7"><text:span text:style-name="T6">Crepo seña õwa</text:span><text:span text:style-name="T5"> </text:span><text:span text:style-name="T7">s.</text:span><text:span text:style-name="T5"> Yuca crespa</text:span></text:p>
      <text:p text:style-name="P5"><text:tab/>(esp. de yuca brava).</text:p>
      <text:p text:style-name="P7"><text:span text:style-name="T6">Cuaho</text:span><text:span text:style-name="T5"> (cuahu) </text:span><text:span text:style-name="T7">s.</text:span><text:span text:style-name="T5"> Sangre.</text:span></text:p>
      <text:p text:style-name="P7"><text:span text:style-name="T6">Cuana</text:span><text:span text:style-name="T5"> </text:span><text:span text:style-name="T7">s.</text:span><text:span text:style-name="T5"> Costa.</text:span></text:p>
      <text:p text:style-name="P7"><text:span text:style-name="T6">Cuañajaha</text:span><text:span text:style-name="T5"> </text:span><text:span text:style-name="T7">v.</text:span><text:span text:style-name="T5"> Aparear.</text:span></text:p>
      <text:p text:style-name="P7"><text:span text:style-name="T6">Cuãcuẽhe</text:span><text:span text:style-name="T5"> </text:span><text:span text:style-name="T7">s.</text:span><text:span text:style-name="T5"> Gaviota (Véase </text:span><text:span text:style-name="T6">Cãcũhe</text:span><text:span text:style-name="T5">).</text:span></text:p>
      <text:p text:style-name="P7"><text:span text:style-name="T6">Cuãcuẽhẽ</text:span><text:span text:style-name="T5"> </text:span><text:span text:style-name="T7">s.</text:span><text:span text:style-name="T5"> Gaviota (esp. de pájaro).</text:span></text:p>
      <text:p text:style-name="P7"><text:span text:style-name="T6">Cuãdi</text:span><text:span text:style-name="T5"> </text:span><text:span text:style-name="T7">s.</text:span><text:span text:style-name="T5"> Catibía (la masa de yuca).</text:span></text:p>
      <text:p text:style-name="P7"><text:span text:style-name="T6">Cuãdijõ</text:span><text:span text:style-name="T5"> </text:span><text:span text:style-name="T7">s.</text:span><text:span text:style-name="T5"> Harina de yuca rallada.</text:span></text:p>
      <text:p text:style-name="P7"><text:span text:style-name="T6">Cuãdiote</text:span><text:span text:style-name="T5"> </text:span><text:span text:style-name="T7">s.</text:span><text:span text:style-name="T5"> Catibía, masa de yuca.</text:span></text:p>
      <text:p text:style-name="P7"><text:span text:style-name="T6">Cuãdixu</text:span><text:span text:style-name="T5"> </text:span><text:span text:style-name="T7">s.</text:span><text:span text:style-name="T5"> Masa de yuca rallada</text:span></text:p>
      <text:p text:style-name="P5"><text:tab/>antes de exprimir.</text:p>
      <text:p text:style-name="P7"><text:span text:style-name="T6">Cuãĩxuga</text:span><text:span text:style-name="T5"> </text:span><text:span text:style-name="T7">s.</text:span><text:span text:style-name="T5"> Murciélago. </text:span><text:span text:style-name="T7">pl.</text:span><text:span text:style-name="T5"> Cuãĩxu.</text:span></text:p>
      <text:p text:style-name="P7"><text:span text:style-name="T6">Cubebe</text:span><text:span text:style-name="T5"> </text:span><text:span text:style-name="T7">s.</text:span><text:span text:style-name="T5"> Manantial.</text:span></text:p>
      <text:p text:style-name="P7"><text:span text:style-name="T6">Cuchiba</text:span><text:span text:style-name="T5"> </text:span><text:span text:style-name="T7">s.</text:span><text:span text:style-name="T5"> Pato cuervo (esp. de</text:span></text:p>
      <text:p text:style-name="P5"><text:tab/>pájaro).</text:p>
      <text:p text:style-name="P7"><text:span text:style-name="T6">Cuchicuchi</text:span><text:span text:style-name="T5"> </text:span><text:span text:style-name="T7">s.</text:span><text:span text:style-name="T5"> Caimán negro grande.</text:span></text:p>
      <text:p text:style-name="P7"><text:span text:style-name="T6">Cueluta</text:span><text:span text:style-name="T5"> </text:span><text:span text:style-name="T7">s.</text:span><text:span text:style-name="T5"> Papeles. </text:span><text:span text:style-name="T7">sg.</text:span><text:span text:style-name="T5"> </text:span><text:span text:style-name="T6">Cuelutaha</text:span><text:span text:style-name="T5">.</text:span></text:p>
      <text:p text:style-name="P7"><text:span text:style-name="T6">Cuelutaha</text:span><text:span text:style-name="T5"> </text:span><text:span text:style-name="T7">s.</text:span><text:span text:style-name="T5"> </text:span><text:span text:style-name="T6">1.</text:span><text:span text:style-name="T5"> Papel. </text:span><text:span text:style-name="T6">2.</text:span><text:span text:style-name="T5"> Carta.</text:span></text:p>
      <text:p text:style-name="P7"><text:span text:style-name="T5"><text:tab/></text:span><text:span text:style-name="T6">3.</text:span><text:span text:style-name="T5"> Libro.</text:span></text:p>
      <text:p text:style-name="P7"><text:span text:style-name="T6">Cuerruxẽ</text:span><text:span text:style-name="T5"> </text:span><text:span text:style-name="T7">s.</text:span><text:span text:style-name="T5"> Cuero. </text:span><text:span text:style-name="T7">pl.</text:span><text:span text:style-name="T5"> Cuerru.</text:span></text:p>
      <text:p text:style-name="P7"><text:span text:style-name="T6">Cuẽẽxu</text:span><text:span text:style-name="T5"> </text:span><text:span text:style-name="T7">s.</text:span><text:span text:style-name="T5"> Murciélagos. </text:span><text:span text:style-name="T7">sg.</text:span><text:span text:style-name="T5"> </text:span><text:span text:style-name="T6">Cuẽxuga.</text:span></text:p>
      <text:p text:style-name="P7"><text:span text:style-name="T6">Cuẽhlahe piquilla õwã</text:span><text:span text:style-name="T5"> </text:span><text:span text:style-name="T7">s.</text:span><text:span text:style-name="T5"> Yuca</text:span></text:p>
      <text:p text:style-name="P5"><text:tab/>lanceta (esp. de yuca dulce).</text:p>
      <text:p text:style-name="P7"><text:span text:style-name="T6">Cuẽlãhẽ</text:span><text:span text:style-name="T5"> </text:span><text:span text:style-name="T7">s.</text:span><text:span text:style-name="T5"> Lanza.</text:span></text:p>
      <text:p text:style-name="P7"><text:span text:style-name="T6">Cuẽxu</text:span><text:span text:style-name="T5"> </text:span><text:span text:style-name="T7">adj.</text:span><text:span text:style-name="T5"> Suya, tuya, de usted, su,</text:span></text:p>
      <text:p text:style-name="P5"><text:soft-page-break/></text:p>
      <text:p text:style-name="P5">[Seite 13]</text:p>
      <text:p text:style-name="P5">[Spalte 2]</text:p>
      <text:p text:style-name="P5"/>
      <text:p text:style-name="P5"><text:tab/>tu (fem.).</text:p>
      <text:p text:style-name="P7"><text:span text:style-name="T6">Cuidi</text:span><text:span text:style-name="T5"> </text:span><text:span text:style-name="T7">s.</text:span><text:span text:style-name="T5"> Hedor del pescado.</text:span></text:p>
      <text:p text:style-name="P7"><text:span text:style-name="T6">Cuĩã</text:span><text:span text:style-name="T5"> </text:span><text:span text:style-name="T7">adj.</text:span><text:span text:style-name="T5"> Tuyo, suyo, de usted.</text:span></text:p>
      <text:p text:style-name="P7"><text:span text:style-name="T6">Cuja</text:span><text:span text:style-name="T5"> </text:span><text:span text:style-name="T7">s.</text:span><text:span text:style-name="T5"> Caruto (esp. de árbol).</text:span></text:p>
      <text:p text:style-name="P7"><text:span text:style-name="T6">Cujoo</text:span><text:span text:style-name="T5"> </text:span><text:span text:style-name="T7">s.</text:span><text:span text:style-name="T5"> Caruto (esp. de árbol).</text:span></text:p>
      <text:p text:style-name="P7"><text:span text:style-name="T6">Culichichi</text:span><text:span text:style-name="T5"> </text:span><text:span text:style-name="T7">s.</text:span><text:span text:style-name="T5"> Pájaro carpintero,</text:span></text:p>
      <text:p text:style-name="P5"><text:tab/>pico de acero.</text:p>
      <text:p text:style-name="P7"><text:span text:style-name="T6">Culima</text:span><text:span text:style-name="T5"> </text:span><text:span text:style-name="T7">s.</text:span><text:span text:style-name="T5"> Pájaro bobo, embarradora.</text:span></text:p>
      <text:p text:style-name="P7"><text:span text:style-name="T6">Culimaeto</text:span><text:span text:style-name="T5"> </text:span><text:span text:style-name="T7">s.</text:span><text:span text:style-name="T5"> Carato (chicha de</text:span></text:p>
      <text:p text:style-name="P5"><text:tab/>moriche).</text:p>
      <text:p text:style-name="P7"><text:span text:style-name="T6">Culipaho</text:span><text:span text:style-name="T5"> </text:span><text:span text:style-name="T7">s.</text:span><text:span text:style-name="T5"> Cuervo que habita en</text:span></text:p>
      <text:p text:style-name="P5"><text:tab/>los caños.</text:p>
      <text:p text:style-name="P7"><text:span text:style-name="T6">Culipoho</text:span><text:span text:style-name="T5"> </text:span><text:span text:style-name="T7">s.</text:span><text:span text:style-name="T5"> Clase de cuervo que</text:span></text:p>
      <text:p text:style-name="P5"><text:tab/>habita en los caños.</text:p>
      <text:p text:style-name="P7"><text:span text:style-name="T6">Culusuhllu</text:span><text:span text:style-name="T5"> </text:span><text:span text:style-name="T7">s.</text:span><text:span text:style-name="T5"> Cruz.</text:span></text:p>
      <text:p text:style-name="P7"><text:span text:style-name="T6">Culli</text:span><text:span text:style-name="T5"> </text:span><text:span text:style-name="T7">s.</text:span><text:span text:style-name="T5"> Pava rajadora.</text:span></text:p>
      <text:p text:style-name="P7"><text:span text:style-name="T6">Cullui</text:span><text:span text:style-name="T5"> </text:span><text:span text:style-name="T7">s.</text:span><text:span text:style-name="T5"> Pava rajadora.</text:span></text:p>
      <text:p text:style-name="P7"><text:span text:style-name="T6">Cumada</text:span><text:span text:style-name="T5"> </text:span><text:span text:style-name="T7">s.</text:span><text:span text:style-name="T5"> Pato real.</text:span></text:p>
      <text:p text:style-name="P7"><text:span text:style-name="T6">Cumali</text:span><text:span text:style-name="T5"> </text:span><text:span text:style-name="T7">s.</text:span><text:span text:style-name="T5"> Cumare (esp. de palma).</text:span></text:p>
      <text:p text:style-name="P7"><text:span text:style-name="T5"><text:tab/></text:span><text:span text:style-name="T7">sg.</text:span><text:span text:style-name="T5"> </text:span><text:span text:style-name="T6">Cumaliñu.</text:span></text:p>
      <text:p text:style-name="P7"><text:span text:style-name="T6">Cumalipu</text:span><text:span text:style-name="T5"> </text:span><text:span text:style-name="T7">s.</text:span><text:span text:style-name="T5"> Cumaral, palmar de</text:span></text:p>
      <text:p text:style-name="P5"><text:tab/>cumare.</text:p>
      <text:p text:style-name="P7"><text:span text:style-name="T6">Cunami</text:span><text:span text:style-name="T5"> </text:span><text:span text:style-name="T7">s.</text:span><text:span text:style-name="T5"> Brusca (planta medicinal de</text:span></text:p>
      <text:p text:style-name="P5"><text:tab/>la que se sacan también pepas que se</text:p>
      <text:p text:style-name="P5"><text:tab/>usan como sustituto del café).</text:p>
      <text:p text:style-name="P7"><text:span text:style-name="T6">Cupe</text:span><text:span text:style-name="T5"> </text:span><text:span text:style-name="T7">s.</text:span><text:span text:style-name="T5"> Caimán blanco.</text:span></text:p>
      <text:p text:style-name="P7"><text:span text:style-name="T6">Cusi</text:span><text:span text:style-name="T5"> </text:span><text:span text:style-name="T7">s.</text:span><text:span text:style-name="T5"> Coroa (esp. de palma).</text:span></text:p>
      <text:p text:style-name="P7"><text:span text:style-name="T6">Cusihda seña õwa</text:span><text:span text:style-name="T5"> </text:span><text:span text:style-name="T7">s.</text:span><text:span text:style-name="T5"> Especie de</text:span></text:p>
      <text:p text:style-name="P5"><text:tab/>yuca brava.</text:p>
      <text:p text:style-name="P7"><text:span text:style-name="T6">Cute</text:span><text:span text:style-name="T5"> </text:span><text:span text:style-name="T7">s.</text:span><text:span text:style-name="T5"> Chiricoa (esp. de pájaro).</text:span></text:p>
      <text:p text:style-name="P7"><text:span text:style-name="T6">Cutucua</text:span><text:span text:style-name="T5"> </text:span><text:span text:style-name="T7">s.</text:span><text:span text:style-name="T5"> Borde, orilla, costa.</text:span></text:p>
      <text:p text:style-name="P7"><text:span text:style-name="T6">Cutucuaha</text:span><text:span text:style-name="T5"> </text:span><text:span text:style-name="T7">s.</text:span><text:span text:style-name="T5"> Orillas. </text:span><text:span text:style-name="T7">sg.</text:span><text:span text:style-name="T5"> </text:span><text:span text:style-name="T6">Cutucua.</text:span></text:p>
      <text:p text:style-name="P7"><text:span text:style-name="T6">Cuwana</text:span><text:span text:style-name="T5"> </text:span><text:span text:style-name="T7">s.</text:span><text:span text:style-name="T5"> Orilla de río.</text:span></text:p>
      <text:p text:style-name="P7"><text:span text:style-name="T6">Cuwanahgahdu</text:span><text:span text:style-name="T5"> </text:span><text:span text:style-name="T7">s.</text:span><text:span text:style-name="T5"> Habitantes de</text:span></text:p>
      <text:p text:style-name="P5"><text:tab/>orillas de ríos.</text:p>
      <text:p text:style-name="P7"><text:span text:style-name="T6">Cuwanahgue</text:span><text:span text:style-name="T5"> </text:span><text:span text:style-name="T7">adj.</text:span><text:span text:style-name="T5"> Orillero.</text:span></text:p>
      <text:p text:style-name="P7"><text:span text:style-name="T6">Cuwanohe</text:span><text:span text:style-name="T5"> </text:span><text:span text:style-name="T7">s.</text:span><text:span text:style-name="T5"> Orillas de varios ríos.</text:span></text:p>
      <text:p text:style-name="P7"><text:span text:style-name="T6">Cuwe</text:span><text:span text:style-name="T5"> </text:span><text:span text:style-name="T7">s.</text:span><text:span text:style-name="T5"> Tortuga.</text:span></text:p>
      <text:p text:style-name="P7"><text:span text:style-name="T6">Cuweje</text:span><text:span text:style-name="T5"> </text:span><text:span text:style-name="T7">s.</text:span><text:span text:style-name="T5"> Tortuga pequeña.</text:span></text:p>
      <text:p text:style-name="P7"><text:span text:style-name="T6">Cũã (cũĩã)</text:span><text:span text:style-name="T5"> </text:span><text:span text:style-name="T7">adj.</text:span><text:span text:style-name="T5"> Tuyo, suyo, de usted.</text:span></text:p>
      <text:p text:style-name="P5"/>
      <text:p text:style-name="P7">[Seite 13]</text:p>
      <text:p text:style-name="P7">[Spalte 1]</text:p>
      <text:p text:style-name="P7"/>
      <text:p text:style-name="P3">Ch, ch</text:p>
      <text:p text:style-name="P7"/>
      <text:p text:style-name="P7"><text:span text:style-name="T6">Chacahli</text:span><text:span text:style-name="T5"> </text:span><text:span text:style-name="T7">s.</text:span><text:span text:style-name="T5"> Pegapega (esp. de hojas</text:span></text:p>
      <text:p text:style-name="P7"><text:span text:style-name="T5"><text:tab/></text:span>de hierba silvestre).</text:p>
      <text:p text:style-name="P7"><text:soft-page-break/></text:p>
      <text:p text:style-name="P7">[Seite 13]</text:p>
      <text:p text:style-name="P7">[Spalte 2]</text:p>
      <text:p text:style-name="P7"/>
      <text:p text:style-name="P7"><text:span text:style-name="T6">Chacalahna anajaha</text:span><text:span text:style-name="T5"> </text:span><text:span text:style-name="T7">v.</text:span><text:span text:style-name="T5"> Embolsar.</text:span></text:p>
      <text:p text:style-name="P7"><text:span text:style-name="T6">Chaco</text:span><text:span text:style-name="T5"> </text:span><text:span text:style-name="T7">s.</text:span><text:span text:style-name="T5"> Cepa, base de un árbol.</text:span></text:p>
      <text:p text:style-name="P5"/>
      <text:p text:style-name="P5">[Seite 14]</text:p>
      <text:p text:style-name="P5">[Spalte 1]</text:p>
      <text:p text:style-name="P5"/>
      <text:p text:style-name="P7"><text:span text:style-name="T6">Chacocañajaha</text:span><text:span text:style-name="T5"> </text:span><text:span text:style-name="T7">v.</text:span><text:span text:style-name="T5"> Averiguar.</text:span></text:p>
      <text:p text:style-name="P7"><text:span text:style-name="T6">Chacocañigajaha</text:span><text:span text:style-name="T5"> </text:span><text:span text:style-name="T7">v.</text:span><text:span text:style-name="T5"> Averiguar.</text:span></text:p>
      <text:p text:style-name="P7"><text:span text:style-name="T6">Chachu</text:span><text:span text:style-name="T5"> </text:span><text:span text:style-name="T7">s.</text:span><text:span text:style-name="T5"> Mi hermana.</text:span></text:p>
      <text:p text:style-name="P7"><text:span text:style-name="T6">Chahlejaha</text:span><text:span text:style-name="T5"> </text:span><text:span text:style-name="T7">v.</text:span><text:span text:style-name="T5"> Gatear.</text:span></text:p>
      <text:p text:style-name="P7"><text:span text:style-name="T6">Chaipe</text:span><text:span text:style-name="T5"> </text:span><text:span text:style-name="T7">s.</text:span><text:span text:style-name="T5"> </text:span><text:span text:style-name="T6">1.</text:span><text:span text:style-name="T5"> El que está amarrado.</text:span></text:p>
      <text:p text:style-name="P7"><text:span text:style-name="T5"><text:tab/></text:span><text:span text:style-name="T6">2.</text:span><text:span text:style-name="T5"> El que arranca.</text:span></text:p>
      <text:p text:style-name="P7"><text:span text:style-name="T6">Chaipehgue</text:span><text:span text:style-name="T5"> </text:span><text:span text:style-name="T7">adj.</text:span><text:span text:style-name="T5"> Amarrado, atado.</text:span></text:p>
      <text:p text:style-name="P7"><text:span text:style-name="T6">Chaipigue</text:span><text:span text:style-name="T5"> </text:span><text:span text:style-name="T7">adj.</text:span><text:span text:style-name="T5"> Arrancado.</text:span></text:p>
      <text:p text:style-name="P7"><text:span text:style-name="T6">Chaipine</text:span><text:span text:style-name="T5"> </text:span><text:span text:style-name="T7">s.</text:span><text:span text:style-name="T5"> El que está arrancando.</text:span></text:p>
      <text:p text:style-name="P7"><text:span text:style-name="T6">Chaliajaha</text:span><text:span text:style-name="T5"> </text:span><text:span text:style-name="T7">v.</text:span><text:span text:style-name="T5"> Hablar fuertemente.</text:span></text:p>
      <text:p text:style-name="P7"><text:span text:style-name="T6">Challa</text:span><text:span text:style-name="T5"> </text:span><text:span text:style-name="T7">s.</text:span><text:span text:style-name="T5"> Cosa prendida, agarrada,</text:span></text:p>
      <text:p text:style-name="P5"><text:tab/>colgada de algo.</text:p>
      <text:p text:style-name="P7"><text:span text:style-name="T6">Challadajaha</text:span><text:span text:style-name="T5"> </text:span><text:span text:style-name="T7">v.</text:span><text:span text:style-name="T5"> Coser la boca de</text:span></text:p>
      <text:p text:style-name="P5"><text:tab/>algo (como de un costal).</text:p>
      <text:p text:style-name="P7"><text:span text:style-name="T6">Challagajaha</text:span><text:span text:style-name="T5"> </text:span><text:span text:style-name="T7">v.</text:span><text:span text:style-name="T5"> Arrancar.</text:span></text:p>
      <text:p text:style-name="P7"><text:span text:style-name="T6">Challahgaha</text:span><text:span text:style-name="T5"> </text:span><text:span text:style-name="T7">s.</text:span><text:span text:style-name="T5"> Arranque.</text:span></text:p>
      <text:p text:style-name="P7"><text:span text:style-name="T6">Challahguihajaha</text:span><text:span text:style-name="T5"> </text:span><text:span text:style-name="T7">v.</text:span><text:span text:style-name="T5"> Arrancarse.</text:span></text:p>
      <text:p text:style-name="P7"><text:span text:style-name="T6">Challajaha</text:span><text:span text:style-name="T5"> </text:span><text:span text:style-name="T7">v.</text:span><text:span text:style-name="T5"> Desplumar.</text:span></text:p>
      <text:p text:style-name="P7"><text:span text:style-name="T6">Chaparralhju</text:span><text:span text:style-name="T5"> </text:span><text:span text:style-name="T7">s.</text:span><text:span text:style-name="T5"> Chaparral. (esp.</text:span></text:p>
      <text:p text:style-name="P5"><text:tab/>de árbol).</text:p>
      <text:p text:style-name="P7"><text:span text:style-name="T6">Chaqui</text:span><text:span text:style-name="T5"> </text:span><text:span text:style-name="T7">s.</text:span><text:span text:style-name="T5"> Perico españolito (esp. de</text:span></text:p>
      <text:p text:style-name="P5"><text:tab/>pájaro).</text:p>
      <text:p text:style-name="P7"><text:span text:style-name="T6">Chatadajaha</text:span><text:span text:style-name="T5"> </text:span><text:span text:style-name="T7">v.</text:span><text:span text:style-name="T5"> Dar un hachazo.</text:span></text:p>
      <text:p text:style-name="P7"><text:span text:style-name="T6">Chatajaha</text:span><text:span text:style-name="T5"> </text:span><text:span text:style-name="T7">v.</text:span><text:span text:style-name="T5"> </text:span><text:span text:style-name="T6">1.</text:span><text:span text:style-name="T5"> Rajar leña. </text:span><text:span text:style-name="T6">2.</text:span><text:span text:style-name="T5"> Picar</text:span></text:p>
      <text:p text:style-name="P5"><text:tab/>huesos con hacha.</text:p>
      <text:p text:style-name="P7"><text:span text:style-name="T6">Chau</text:span><text:span text:style-name="T5"> </text:span><text:span text:style-name="T7">s.</text:span><text:span text:style-name="T5"> Oso hormiguero.</text:span></text:p>
      <text:p text:style-name="P7"><text:span text:style-name="T6">Chãũ</text:span><text:span text:style-name="T5"> </text:span><text:span text:style-name="T7">s.</text:span><text:span text:style-name="T5"> Zancudos.</text:span></text:p>
      <text:p text:style-name="P7"><text:span text:style-name="T6">Chẽãdajaha</text:span><text:span text:style-name="T5"> </text:span><text:span text:style-name="T7">v.</text:span><text:span text:style-name="T5"> Destripar algo que</text:span></text:p>
      <text:p text:style-name="P5"><text:tab/>contiene líquido.</text:p>
      <text:p text:style-name="P7"><text:span text:style-name="T6">Chẽhã</text:span><text:span text:style-name="T5"> </text:span><text:span text:style-name="T7">adj.</text:span><text:span text:style-name="T5"> </text:span><text:span text:style-name="T6">1.</text:span><text:span text:style-name="T5"> Roto. </text:span><text:span text:style-name="T6">2.</text:span><text:span text:style-name="T5"> Agujereado.</text:span></text:p>
      <text:p text:style-name="P7"><text:span text:style-name="T6">Chẽhãjaha</text:span><text:span text:style-name="T5"> </text:span><text:span text:style-name="T7">v.</text:span><text:span text:style-name="T5"> </text:span><text:span text:style-name="T6">1.</text:span><text:span text:style-name="T5"> Reventar.</text:span></text:p>
      <text:p text:style-name="P7"><text:span text:style-name="T5"><text:tab/></text:span><text:span text:style-name="T6">2.</text:span><text:span text:style-name="T5"> Agujerearse.</text:span></text:p>
      <text:p text:style-name="P7"><text:span text:style-name="T6">Chica</text:span><text:span text:style-name="T5"> </text:span><text:span text:style-name="T7">s.</text:span><text:span text:style-name="T5"> Zorra mochilera, fara,</text:span></text:p>
      <text:p text:style-name="P5"><text:tab/>rabopelado.</text:p>
      <text:p text:style-name="P5"/>
      <text:p text:style-name="P5">[Seite 14]</text:p>
      <text:p text:style-name="P5">[Spalte 2]</text:p>
      <text:p text:style-name="P5"/>
      <text:p text:style-name="P5">[BILD] Chau</text:p>
      <text:p text:style-name="P7"><text:span text:style-name="T6">Chiliaxahdajaha</text:span><text:span text:style-name="T5"> </text:span><text:span text:style-name="T7">v.</text:span><text:span text:style-name="T5"> Hacer sonar</text:span></text:p>
      <text:p text:style-name="P5"><text:tab/>algo sacudiéndolo.</text:p>
      <text:p text:style-name="P7"><text:span text:style-name="T6">Chipuhi</text:span><text:span text:style-name="T5"> </text:span><text:span text:style-name="T7">s.</text:span><text:span text:style-name="T5"> Especie de gorrión</text:span></text:p>
      <text:p text:style-name="P5"><text:soft-page-break/><text:tab/>pequeño.</text:p>
      <text:p text:style-name="P7"><text:span text:style-name="T6">Chiwihlije</text:span><text:span text:style-name="T5"> </text:span><text:span text:style-name="T7">s.</text:span><text:span text:style-name="T5"> Pájaro sabanero.</text:span></text:p>
      <text:p text:style-name="P7"><text:span text:style-name="T6">Chĩcuãh</text:span><text:span text:style-name="T5"> </text:span><text:span text:style-name="T7">s.</text:span><text:span text:style-name="T5"> Picua (esp. de pájaro).</text:span></text:p>
      <text:p text:style-name="P7"><text:span text:style-name="T6">Chĩchĩ</text:span><text:span text:style-name="T5"> </text:span><text:span text:style-name="T7">s.</text:span><text:span text:style-name="T5"> Avispón.</text:span></text:p>
      <text:p text:style-name="P7"><text:span text:style-name="T6">Chĩtehme</text:span><text:span text:style-name="T5"> </text:span><text:span text:style-name="T7">s.</text:span><text:span text:style-name="T5"> Cubiro (esp. de pájaro).</text:span></text:p>
      <text:p text:style-name="P7"><text:span text:style-name="T6">Choloa</text:span><text:span text:style-name="T5"> </text:span><text:span text:style-name="T7">s.</text:span><text:span text:style-name="T5"> Chorro.</text:span></text:p>
      <text:p text:style-name="P7"><text:span text:style-name="T6">Choloajaha</text:span><text:span text:style-name="T5"> </text:span><text:span text:style-name="T7">v.</text:span><text:span text:style-name="T5"> Chorrear.</text:span></text:p>
      <text:p text:style-name="P7"><text:span text:style-name="T6">Choloaxahdajaha</text:span><text:span text:style-name="T5"> </text:span><text:span text:style-name="T7">v.</text:span><text:span text:style-name="T5"> Hacer chorrear.</text:span></text:p>
      <text:p text:style-name="P7"><text:span text:style-name="T6">Chupuihje</text:span><text:span text:style-name="T5"> </text:span><text:span text:style-name="T7">s.</text:span><text:span text:style-name="T5"> Azulejo (esp. de</text:span></text:p>
      <text:p text:style-name="P5"><text:tab/>pájaro).</text:p>
      <text:p text:style-name="P7"><text:span text:style-name="T6">Chuwadahga</text:span><text:span text:style-name="T5"> </text:span><text:span text:style-name="T7">adj.</text:span><text:span text:style-name="T5"> Envueltos.</text:span></text:p>
      <text:p text:style-name="P7"><text:span text:style-name="T6">Chuwadahgajaha</text:span><text:span text:style-name="T5"> </text:span><text:span text:style-name="T7">v.</text:span><text:span text:style-name="T5"> Envolverse.</text:span></text:p>
      <text:p text:style-name="P7"><text:span text:style-name="T6">Chuwadajaha</text:span><text:span text:style-name="T5"> </text:span><text:span text:style-name="T7">v.</text:span><text:span text:style-name="T5"> </text:span><text:span text:style-name="T6">1.</text:span><text:span text:style-name="T5"> Envolver.</text:span></text:p>
      <text:p text:style-name="P7"><text:span text:style-name="T5"><text:tab/></text:span><text:span text:style-name="T6">2.</text:span><text:span text:style-name="T5"> Cinchar.</text:span></text:p>
      <text:p text:style-name="P7"><text:span text:style-name="T6">Chuwajaha</text:span><text:span text:style-name="T5"> </text:span><text:span text:style-name="T7">v.</text:span><text:span text:style-name="T5"> Zafar un hueso,</text:span></text:p>
      <text:p text:style-name="P5"><text:tab/>dislocar.</text:p>
      <text:p text:style-name="P7"><text:span text:style-name="T6">Chuwaxahdajaha</text:span><text:span text:style-name="T5"> </text:span><text:span text:style-name="T7">v.</text:span><text:span text:style-name="T5"> Hacer dislocar</text:span></text:p>
      <text:p text:style-name="P7"><text:span text:style-name="T5"><text:tab/></text:span>un hueso.</text:p>
      <text:p text:style-name="P7"/>
      <text:p text:style-name="P7">[Seite 14]</text:p>
      <text:p text:style-name="P7">[Spalte 1]</text:p>
      <text:p text:style-name="P7"/>
      <text:p text:style-name="P3">D, d</text:p>
      <text:p text:style-name="P7"/>
      <text:p text:style-name="P7"><text:span text:style-name="T6">Dacuehgaha</text:span><text:span text:style-name="T5"> </text:span><text:span text:style-name="T7">s.</text:span><text:span text:style-name="T5"> Asalto.</text:span></text:p>
      <text:p text:style-name="P7"><text:span text:style-name="T6">Daha jĩãhgahgajaha</text:span><text:span text:style-name="T5"> (queleejahri) </text:span><text:span text:style-name="T7">v.</text:span></text:p>
      <text:p text:style-name="P5"><text:tab/>Avergonzar.</text:p>
      <text:p text:style-name="P7"><text:span text:style-name="T6">Daha jĩãhguihajaha</text:span><text:span text:style-name="T5"> </text:span><text:span text:style-name="T7">v.</text:span><text:span text:style-name="T5"> Avergonzarse.</text:span></text:p>
      <text:p text:style-name="P7"><text:span text:style-name="T6">Daichihmaxoa</text:span><text:span text:style-name="T5"> </text:span><text:span text:style-name="T7">s.</text:span><text:span text:style-name="T5"> Admisión.</text:span></text:p>
      <text:p text:style-name="P7"><text:span text:style-name="T6">Daima</text:span><text:span text:style-name="T5"> </text:span><text:span text:style-name="T7">adj.</text:span><text:span text:style-name="T5"> Ciego.</text:span></text:p>
      <text:p text:style-name="P7"><text:span text:style-name="T6">Daimarl queleejahri</text:span><text:span text:style-name="T5"> </text:span><text:span text:style-name="T7">v.</text:span><text:span text:style-name="T5"> Cegar.</text:span></text:p>
      <text:p text:style-name="P7"><text:span text:style-name="T6">Dajagajaha</text:span><text:span text:style-name="T5"> </text:span><text:span text:style-name="T7">v.</text:span><text:span text:style-name="T5"> Combatir.</text:span></text:p>
      <text:p text:style-name="P7"><text:span text:style-name="T6">Dajajaha</text:span><text:span text:style-name="T5"> </text:span><text:span text:style-name="T7">v.</text:span><text:span text:style-name="T5"> Asesinar.</text:span></text:p>
      <text:p text:style-name="P7"><text:span text:style-name="T6">Dajigaha</text:span><text:span text:style-name="T5"> </text:span><text:span text:style-name="T7">s.</text:span><text:span text:style-name="T5"> Asesinato, crimen.</text:span></text:p>
      <text:p text:style-name="P5"/>
      <text:p text:style-name="P5">[Seite 14]</text:p>
      <text:p text:style-name="P5">[Spalte 2]</text:p>
      <text:p text:style-name="P5"/>
      <text:p text:style-name="P7"><text:span text:style-name="T6">Dajigaxoa</text:span><text:span text:style-name="T5"> </text:span><text:span text:style-name="T7">s.</text:span><text:span text:style-name="T5"> Criminalidad.</text:span></text:p>
      <text:p text:style-name="P7"><text:span text:style-name="T6">Danapa</text:span><text:span text:style-name="T5"> </text:span><text:span text:style-name="T7">s.</text:span><text:span text:style-name="T5"> Lervanche (esp. de pez).</text:span></text:p>
      <text:p text:style-name="P7"><text:span text:style-name="T6">Dapillaidi</text:span><text:span text:style-name="T5"> </text:span><text:span text:style-name="T7">s.</text:span><text:span text:style-name="T5"> Asesino, criminal.</text:span></text:p>
      <text:p text:style-name="P7"><text:span text:style-name="T6">Dea</text:span><text:span text:style-name="T5"> </text:span><text:span text:style-name="T7">adj.</text:span><text:span text:style-name="T5"> Blanco.</text:span></text:p>
      <text:p text:style-name="P7"><text:span text:style-name="T6">Deahejaha</text:span><text:span text:style-name="T5"> </text:span><text:span text:style-name="T7">v.</text:span><text:span text:style-name="T5"> Blanquear.</text:span></text:p>
      <text:p text:style-name="P7"><text:span text:style-name="T6">Deajaha</text:span><text:span text:style-name="T5"> </text:span><text:span text:style-name="T7">v.</text:span><text:span text:style-name="T5"> </text:span><text:span text:style-name="T6">1.</text:span><text:span text:style-name="T5"> Quitarle algo a</text:span></text:p>
      <text:p text:style-name="P7"><text:span text:style-name="T5"><text:tab/>alguien. </text:span><text:span text:style-name="T6">2.</text:span><text:span text:style-name="T5"> Arrastrar.</text:span></text:p>
      <text:p text:style-name="P7"><text:span text:style-name="T6">Dechowa</text:span><text:span text:style-name="T5"> </text:span><text:span text:style-name="T7">s.</text:span><text:span text:style-name="T5"> Raya (esp. de pez).</text:span></text:p>
      <text:p text:style-name="P7"><text:span text:style-name="T6">Deecha jaimebaine</text:span><text:span text:style-name="T5"> </text:span><text:span text:style-name="T7">s.</text:span><text:span text:style-name="T5"> Adolescente.</text:span></text:p>
      <text:p text:style-name="P7"><text:span text:style-name="T6">Deehdajaha</text:span><text:span text:style-name="T5"> </text:span><text:span text:style-name="T7">v.</text:span><text:span text:style-name="T5"> </text:span><text:span text:style-name="T6">1.</text:span><text:span text:style-name="T5"> Corregir.</text:span></text:p>
      <text:p text:style-name="P5"/>
      <text:p text:style-name="P7">[Seite 15]</text:p>
      <text:p text:style-name="P7">[Spalte 1]</text:p>
      <text:p text:style-name="P7"/>
      <text:p text:style-name="P7"><text:soft-page-break/><text:tab/><text:span text:style-name="T1">2.</text:span> Adornar.</text:p>
      <text:p text:style-name="P7"><text:span text:style-name="T6">Deha</text:span><text:span text:style-name="T5"> </text:span><text:span text:style-name="T7">s.</text:span><text:span text:style-name="T5"> Carne.</text:span></text:p>
      <text:p text:style-name="P7"><text:span text:style-name="T6">Deha bẽdebaidl</text:span><text:span text:style-name="T5"> </text:span><text:span text:style-name="T7">s.</text:span><text:span text:style-name="T5"> Carnicero.</text:span></text:p>
      <text:p text:style-name="P7"><text:span text:style-name="T6">Deha icuamaĩdi</text:span><text:span text:style-name="T5"> </text:span><text:span text:style-name="T7">adj.</text:span><text:span text:style-name="T5"> Carnívoro.</text:span></text:p>
      <text:p text:style-name="P7"><text:span text:style-name="T6">Dehga</text:span><text:span text:style-name="T5"> </text:span><text:span text:style-name="T7">adj.</text:span><text:span text:style-name="T5"> </text:span><text:span text:style-name="T6">1.</text:span><text:span text:style-name="T5"> Robusto. </text:span><text:span text:style-name="T6">2.</text:span><text:span text:style-name="T5"> Espeso.</text:span></text:p>
      <text:p text:style-name="P7"><text:span text:style-name="T6">Dehñu</text:span><text:span text:style-name="T5"> </text:span><text:span text:style-name="T7">s.</text:span><text:span text:style-name="T5"> Cana.</text:span></text:p>
      <text:p text:style-name="P7"><text:span text:style-name="T6">Deiguihajaha</text:span><text:span text:style-name="T5"> </text:span><text:span text:style-name="T7">v.</text:span><text:span text:style-name="T5"> Arrastrarse.</text:span></text:p>
      <text:p text:style-name="P7"><text:span text:style-name="T6">Dellajaha jãhcha</text:span><text:span text:style-name="T5"> </text:span><text:span text:style-name="T7">v.</text:span><text:span text:style-name="T5"> Despojar.</text:span></text:p>
      <text:p text:style-name="P7"><text:span text:style-name="T6">Denaihde</text:span><text:span text:style-name="T5"> </text:span><text:span text:style-name="T7">s.</text:span><text:span text:style-name="T5"> Canalete.</text:span></text:p>
      <text:p text:style-name="P7"><text:span text:style-name="T6">Depollo</text:span><text:span text:style-name="T5"> </text:span><text:span text:style-name="T7">s.</text:span><text:span text:style-name="T5"> Col (repollo).</text:span></text:p>
      <text:p text:style-name="P7"><text:span text:style-name="T6">Didahdajaha</text:span><text:span text:style-name="T5"> </text:span><text:span text:style-name="T7">v.</text:span><text:span text:style-name="T5"> Corregir.</text:span></text:p>
      <text:p text:style-name="P7"><text:span text:style-name="T6">Didehajaha</text:span><text:span text:style-name="T5"> </text:span><text:span text:style-name="T7">v.</text:span><text:span text:style-name="T5"> Ahelear, poner una</text:span></text:p>
      <text:p text:style-name="P5"><text:tab/>cosa amarga como hiel.</text:p>
      <text:p text:style-name="P7"><text:span text:style-name="T6">Didi</text:span><text:span text:style-name="T5"> </text:span><text:span text:style-name="T7">adj.</text:span><text:span text:style-name="T5"> Amargo.</text:span></text:p>
      <text:p text:style-name="P7"><text:span text:style-name="T6">Dihlehe</text:span><text:span text:style-name="T5"> </text:span><text:span text:style-name="T7">adj.</text:span><text:span text:style-name="T5"> Directo.</text:span></text:p>
      <text:p text:style-name="P7"><text:span text:style-name="T6">Diimi</text:span><text:span text:style-name="T5"> </text:span><text:span text:style-name="T7">s.</text:span><text:span text:style-name="T5"> Camarón.</text:span></text:p>
      <text:p text:style-name="P7"><text:span text:style-name="T6">Diina buulebe</text:span><text:span text:style-name="T5"> </text:span><text:span text:style-name="T7">adj.</text:span><text:span text:style-name="T5"> Agil.</text:span></text:p>
      <text:p text:style-name="P7"><text:span text:style-name="T6">Diinaje</text:span><text:span text:style-name="T5"> </text:span><text:span text:style-name="T7">adv.</text:span><text:span text:style-name="T5"> Aprisa.</text:span></text:p>
      <text:p text:style-name="P7"><text:span text:style-name="T6">Dilea</text:span><text:span text:style-name="T5"> </text:span><text:span text:style-name="T7">adj.</text:span><text:span text:style-name="T5"> Ardiente.</text:span></text:p>
      <text:p text:style-name="P7"><text:span text:style-name="T6">Dilehahgaha</text:span><text:span text:style-name="T5"> </text:span><text:span text:style-name="T7">s.</text:span><text:span text:style-name="T5"> Ardor.</text:span></text:p>
      <text:p text:style-name="P7"><text:span text:style-name="T6">Dilehajaha</text:span><text:span text:style-name="T5"> </text:span><text:span text:style-name="T7">v.</text:span><text:span text:style-name="T5"> Arder.</text:span></text:p>
      <text:p text:style-name="P7"><text:span text:style-name="T6">Dillofaxahdahgajaha</text:span><text:span text:style-name="T5"> </text:span><text:span text:style-name="T7">v.</text:span><text:span text:style-name="T5"> Acarrarse,</text:span></text:p>
      <text:p text:style-name="P7"><text:span text:style-name="T5"><text:tab/></text:span>resguardarse del sol en verano el</text:p>
      <text:p text:style-name="P7"><text:tab/><text:span text:style-name="T5">ganado.</text:span></text:p>
      <text:p text:style-name="P7"><text:span text:style-name="T6">Dillojã</text:span><text:span text:style-name="T5"> </text:span><text:span text:style-name="T7">s.</text:span><text:span text:style-name="T5"> Escalofrío.</text:span></text:p>
      <text:p text:style-name="P7"><text:span text:style-name="T6">Diohriihda ĩxa</text:span><text:span text:style-name="T5"> </text:span><text:span text:style-name="T7">adj.</text:span><text:span text:style-name="T5"> Divino.</text:span></text:p>
      <text:p text:style-name="P7"><text:span text:style-name="T6">Docodochẽ</text:span><text:span text:style-name="T5"> </text:span><text:span text:style-name="T7">s.</text:span><text:span text:style-name="T5"> Montón de hojas</text:span></text:p>
      <text:p text:style-name="P5"><text:tab/>secas en los montes.</text:p>
      <text:p text:style-name="P7"><text:span text:style-name="T6">Docojõĩte wĩpõ</text:span><text:span text:style-name="T5"> </text:span><text:span text:style-name="T7">s.</text:span><text:span text:style-name="T5"> Lombriz de tierra.</text:span></text:p>
      <text:p text:style-name="P7"><text:span text:style-name="T6">Docono</text:span><text:span text:style-name="T5"> </text:span><text:span text:style-name="T7">s.</text:span><text:span text:style-name="T5"> Flecha, verada.</text:span></text:p>
      <text:p text:style-name="P7"><text:span text:style-name="T6">Doconoite</text:span><text:span text:style-name="T5"> </text:span><text:span text:style-name="T7">s.</text:span><text:span text:style-name="T5"> Instrumento musical</text:span></text:p>
      <text:p text:style-name="P5"><text:tab/>de cuerda de los sálibas.</text:p>
      <text:p text:style-name="P7"><text:span text:style-name="T6">Dopejo</text:span><text:span text:style-name="T5"> </text:span><text:span text:style-name="T7">s.</text:span><text:span text:style-name="T5"> Saladillo (esp. de árbol).</text:span></text:p>
      <text:p text:style-name="P7"><text:span text:style-name="T6">Doxena ĩxe</text:span><text:span text:style-name="T5"> </text:span><text:span text:style-name="T7">adj.</text:span><text:span text:style-name="T5"> Callado.</text:span></text:p>
      <text:p text:style-name="P7"><text:span text:style-name="T6">Doxenaajaha</text:span><text:span text:style-name="T5"> </text:span><text:span text:style-name="T7">v.</text:span><text:span text:style-name="T5"> Callar.</text:span></text:p>
      <text:p text:style-name="P7"><text:span text:style-name="T6">Doxenehajaha</text:span><text:span text:style-name="T5"> </text:span><text:span text:style-name="T7">v.</text:span><text:span text:style-name="T5"> Callarse.</text:span></text:p>
      <text:p text:style-name="P7"><text:span text:style-name="T6">Ducu</text:span><text:span text:style-name="T5"> </text:span><text:span text:style-name="T7">s.</text:span><text:span text:style-name="T5"> Masaguaro (pez pequeño).</text:span></text:p>
      <text:p text:style-name="P5"/>
      <text:p text:style-name="P7">[Seite 15]</text:p>
      <text:p text:style-name="P7">[Spalte 2]</text:p>
      <text:p text:style-name="P7"/>
      <text:p text:style-name="P7"><text:span text:style-name="T1">Duhda</text:span> <text:span text:style-name="T3">s.</text:span> Lagartija.</text:p>
      <text:p text:style-name="P7"><text:span text:style-name="T6">Duhdai</text:span><text:span text:style-name="T5"> </text:span><text:span text:style-name="T7">s.</text:span><text:span text:style-name="T5"> Lagartijas. </text:span><text:span text:style-name="T7">sg.</text:span><text:span text:style-name="T5"> </text:span><text:span text:style-name="T6">Dudaho</text:span><text:span text:style-name="T5">.</text:span></text:p>
      <text:p text:style-name="P7"><text:span text:style-name="T6">Duhwa õgwilla</text:span><text:span text:style-name="T5"> </text:span><text:span text:style-name="T7">s.</text:span><text:span text:style-name="T5"> Bebida alcohólica</text:span></text:p>
      <text:p text:style-name="P5"><text:tab/>fuerte.</text:p>
      <text:p text:style-name="P7"><text:span text:style-name="T6">Duhwa seña õwa</text:span><text:span text:style-name="T5"> </text:span><text:span text:style-name="T7">s.</text:span><text:span text:style-name="T5"> Especie de</text:span></text:p>
      <text:p text:style-name="P5"><text:tab/>yuca brava.</text:p>
      <text:p text:style-name="P7"><text:span text:style-name="T6">Duhwahdoehe</text:span><text:span text:style-name="T5"> </text:span><text:span text:style-name="T7">adj.</text:span><text:span text:style-name="T5"> Caluroso.</text:span></text:p>
      <text:p text:style-name="P7"><text:span text:style-name="T6">Duhwahgaha</text:span><text:span text:style-name="T5"> </text:span><text:span text:style-name="T7">s.</text:span><text:span text:style-name="T5"> Dolor.</text:span></text:p>
      <text:p text:style-name="P7"><text:span text:style-name="T6">Duhwajaha</text:span><text:span text:style-name="T5"> </text:span><text:span text:style-name="T7">v.</text:span><text:span text:style-name="T5"> Doler.</text:span></text:p>
      <text:p text:style-name="P7"><text:span text:style-name="T6">Duhwaxoa</text:span><text:span text:style-name="T5"> </text:span><text:span text:style-name="T7">adj.</text:span><text:span text:style-name="T5"> Doloroso.</text:span></text:p>
      <text:p text:style-name="P7"><text:span text:style-name="T6">Duhweha</text:span><text:span text:style-name="T5"> </text:span><text:span text:style-name="T7">s.</text:span><text:span text:style-name="T5"> Lo que causa dolor.</text:span></text:p>
      <text:p text:style-name="P7"><text:soft-page-break/><text:span text:style-name="T6">Duhwehaihdi</text:span><text:span text:style-name="T5"> </text:span><text:span text:style-name="T7">s.</text:span><text:span text:style-name="T5"> El que causa dolor.</text:span></text:p>
      <text:p text:style-name="P7"><text:span text:style-name="T6">Duhwojohdi</text:span><text:span text:style-name="T5"> </text:span><text:span text:style-name="T7">s.</text:span><text:span text:style-name="T5"> Hechicero (causa</text:span></text:p>
      <text:p text:style-name="P5"><text:tab/>dolor).</text:p>
      <text:p text:style-name="P7"><text:span text:style-name="T6">Duji</text:span><text:span text:style-name="T5"> </text:span><text:span text:style-name="T7">s.</text:span><text:span text:style-name="T5"> Yema de huevo.</text:span></text:p>
      <text:p text:style-name="P7"><text:span text:style-name="T6">Dulai</text:span><text:span text:style-name="T5"> </text:span><text:span text:style-name="T7">s.</text:span><text:span text:style-name="T5"> Asiento.</text:span></text:p>
      <text:p text:style-name="P7"><text:span text:style-name="T6">Dupudi</text:span><text:span text:style-name="T5"> </text:span><text:span text:style-name="T7">adj.</text:span><text:span text:style-name="T5"> Colorado, rojo (anim.).</text:span></text:p>
      <text:p text:style-name="P7"><text:span text:style-name="T6">Dupudi ũpu</text:span><text:span text:style-name="T5"> </text:span><text:span text:style-name="T7">s.</text:span><text:span text:style-name="T5"> León.</text:span></text:p>
      <text:p text:style-name="P7"><text:span text:style-name="T6">Duuduxa</text:span><text:span text:style-name="T5"> </text:span><text:span text:style-name="T7">s.</text:span><text:span text:style-name="T5"> Bolsillo.</text:span></text:p>
      <text:p text:style-name="P7"><text:span text:style-name="T6">Duwa</text:span><text:span text:style-name="T5"> </text:span><text:span text:style-name="T7">adj.</text:span><text:span text:style-name="T5"> Colorado.</text:span></text:p>
      <text:p text:style-name="P7"><text:span text:style-name="T6">Duwahda</text:span><text:span text:style-name="T5"> </text:span><text:span text:style-name="T7">adj.</text:span><text:span text:style-name="T5"> Caliente.</text:span></text:p>
      <text:p text:style-name="P7"><text:span text:style-name="T6">Duwahdaxahdaguihajaha</text:span><text:span text:style-name="T5"> </text:span><text:span text:style-name="T7">v.</text:span></text:p>
      <text:p text:style-name="P5"><text:tab/>Calentarse.</text:p>
      <text:p text:style-name="P7"><text:span text:style-name="T6">Duwahdaxahdahgajaha</text:span><text:span text:style-name="T5"> </text:span><text:span text:style-name="T7">v.</text:span><text:span text:style-name="T5"> Calentar.</text:span></text:p>
      <text:p text:style-name="P7"><text:span text:style-name="T6">Duwahdaxahdajaha</text:span><text:span text:style-name="T5"> </text:span><text:span text:style-name="T7">v.</text:span><text:span text:style-name="T5"> Calentar algo.</text:span></text:p>
      <text:p text:style-name="P7"><text:span text:style-name="T6">Duwahdaxahdaxoa</text:span><text:span text:style-name="T5"> </text:span><text:span text:style-name="T7">s.</text:span><text:span text:style-name="T5"> Calentador.</text:span></text:p>
      <text:p text:style-name="P7"><text:span text:style-name="T6">Duwehajaha</text:span><text:span text:style-name="T5"> </text:span><text:span text:style-name="T7">v.</text:span><text:span text:style-name="T5"> Enrojecer, colorear</text:span></text:p>
      <text:p text:style-name="P5"><text:tab/>de rojo.</text:p>
      <text:p text:style-name="P7"><text:span text:style-name="T6">Duwhuxu</text:span><text:span text:style-name="T5"> </text:span><text:span text:style-name="T7">s.</text:span><text:span text:style-name="T5"> Bruja.</text:span></text:p>
      <text:p text:style-name="P7"><text:span text:style-name="T6">Duwixaha ĩxa</text:span><text:span text:style-name="T5"> </text:span><text:span text:style-name="T7">adj.</text:span><text:span text:style-name="T5"> Dorado.</text:span></text:p>
      <text:p text:style-name="P7"><text:span text:style-name="T6">Duwuhdudiajaha</text:span><text:span text:style-name="T5"> </text:span><text:span text:style-name="T7">v.</text:span><text:span text:style-name="T5"> Acalorar.</text:span></text:p>
      <text:p text:style-name="P7"><text:span text:style-name="T6">Duwuhxojo</text:span><text:span text:style-name="T5"> </text:span><text:span text:style-name="T7">s.</text:span><text:span text:style-name="T5"> Aguardiente.</text:span></text:p>
      <text:p text:style-name="P7"><text:span text:style-name="T6">Dũdallu</text:span><text:span text:style-name="T5"> </text:span><text:span text:style-name="T7">s.</text:span><text:span text:style-name="T5"> Chichones. </text:span><text:span text:style-name="T7">sg.</text:span><text:span text:style-name="T5"> </text:span><text:span text:style-name="T6">Dũduh</text:span><text:span text:style-name="T5">.</text:span></text:p>
      <text:p text:style-name="P7"><text:span text:style-name="T6">Dũduh</text:span><text:span text:style-name="T5"> </text:span><text:span text:style-name="T7">s.</text:span><text:span text:style-name="T5"> Chichón.</text:span></text:p>
      <text:p text:style-name="P7"><text:span text:style-name="T6">Dũpu</text:span><text:span text:style-name="T5"> </text:span><text:span text:style-name="T7">s.</text:span><text:span text:style-name="T5"> Cigarrón, cigarrones.</text:span></text:p>
      <text:p text:style-name="P7"><text:span text:style-name="T6">Dũpũ</text:span><text:span text:style-name="T5"> </text:span><text:span text:style-name="T7">s.</text:span><text:span text:style-name="T5"> Cigarra, cigarras.</text:span></text:p>
      <text:p text:style-name="P5"/>
      <text:p text:style-name="P7">[Seite 15]</text:p>
      <text:p text:style-name="P7">[Spalte 1]</text:p>
      <text:p text:style-name="P7"/>
      <text:p text:style-name="P3">E, e</text:p>
      <text:p text:style-name="P7"/>
      <text:p text:style-name="P7"><text:span text:style-name="T6">Ebodl</text:span><text:span text:style-name="T5"> </text:span><text:span text:style-name="T7">adv.</text:span><text:span text:style-name="T5"> Gratis.</text:span></text:p>
      <text:p text:style-name="P7"><text:span text:style-name="T6">Ebohehdi</text:span><text:span text:style-name="T5"> </text:span><text:span text:style-name="T7">s.</text:span><text:span text:style-name="T5"> </text:span><text:span text:style-name="T6">1.</text:span><text:span text:style-name="T5"> Adversario.</text:span></text:p>
      <text:p text:style-name="P7"><text:span text:style-name="T5"><text:tab/></text:span><text:span text:style-name="T6">2.</text:span><text:span text:style-name="T5"> Enemigo.</text:span></text:p>
      <text:p text:style-name="P7"><text:span text:style-name="T6">Ebudi</text:span><text:span text:style-name="T5"> </text:span><text:span text:style-name="T7">adv.</text:span><text:span text:style-name="T5"> En vano.</text:span></text:p>
      <text:p text:style-name="P7"><text:span text:style-name="T6">Ecaana</text:span><text:span text:style-name="T5"> </text:span><text:span text:style-name="T7">adv.</text:span><text:span text:style-name="T5"> Detrás.</text:span></text:p>
      <text:p text:style-name="P7"><text:span text:style-name="T6">Ecoto</text:span><text:span text:style-name="T5"> </text:span><text:span text:style-name="T7">s.</text:span><text:span text:style-name="T5"> Caldo.</text:span></text:p>
      <text:p text:style-name="P7"><text:span text:style-name="T6">Ecuehe</text:span><text:span text:style-name="T5"> </text:span><text:span text:style-name="T7">adv.</text:span><text:span text:style-name="T5"> Después.</text:span></text:p>
      <text:p text:style-name="P5"/>
      <text:p text:style-name="P5">[Seite 15]</text:p>
      <text:p text:style-name="P5">[Spalte 2]</text:p>
      <text:p text:style-name="P5"/>
      <text:p text:style-name="P7"><text:span text:style-name="T6">Eeboihdi</text:span><text:span text:style-name="T5"> </text:span><text:span text:style-name="T7">s.</text:span><text:span text:style-name="T5"> Adversario.</text:span></text:p>
      <text:p text:style-name="P7"><text:span text:style-name="T6">Eeboihdu</text:span><text:span text:style-name="T5"> </text:span><text:span text:style-name="T7">s.</text:span><text:span text:style-name="T5"> Adversarios.</text:span></text:p>
      <text:p text:style-name="P7"><text:span text:style-name="T6">Eeboihgaha</text:span><text:span text:style-name="T5"> </text:span><text:span text:style-name="T7">s.</text:span><text:span text:style-name="T5"> Adversidad.</text:span></text:p>
      <text:p text:style-name="P7"><text:span text:style-name="T6">Eecamana ĩxehe</text:span><text:span text:style-name="T5"> </text:span><text:span text:style-name="T7">adj.</text:span><text:span text:style-name="T5"> Atrasado.</text:span></text:p>
      <text:p text:style-name="P7"><text:span text:style-name="T6">Eecamana ĩxehgaha</text:span><text:span text:style-name="T5"> </text:span><text:span text:style-name="T7">s.</text:span><text:span text:style-name="T5"> Atraso.</text:span></text:p>
      <text:p text:style-name="P7"><text:span text:style-name="T6">Eema</text:span><text:span text:style-name="T5"> </text:span><text:span text:style-name="T7">s.</text:span><text:span text:style-name="T5"> </text:span><text:span text:style-name="T6">1.</text:span><text:span text:style-name="T5"> Abastecimiento.</text:span></text:p>
      <text:p text:style-name="P7"><text:span text:style-name="T5"><text:tab/></text:span><text:span text:style-name="T1">2.</text:span> Provisiones.</text:p>
      <text:p text:style-name="P7"/>
      <text:p text:style-name="P7">[Seite 16]</text:p>
      <text:p text:style-name="P7">[Spalte 1]</text:p>
      <text:p text:style-name="P7"><text:soft-page-break/></text:p>
      <text:p text:style-name="P7"><text:span text:style-name="T6">Eetajaha</text:span><text:span text:style-name="T5"> </text:span><text:span text:style-name="T7">v.</text:span><text:span text:style-name="T5"> </text:span><text:span text:style-name="T6">1.</text:span><text:span text:style-name="T5"> Aceptar. </text:span><text:span text:style-name="T6">2.</text:span><text:span text:style-name="T5"> Acoger.</text:span></text:p>
      <text:p text:style-name="P7"><text:span text:style-name="T6">Eetajahri</text:span><text:span text:style-name="T5"> </text:span><text:span text:style-name="T7">v.</text:span><text:span text:style-name="T5"> </text:span><text:span text:style-name="T6">1.</text:span><text:span text:style-name="T5"> Adoptar. </text:span><text:span text:style-name="T6">2.</text:span><text:span text:style-name="T5"> Recibir</text:span></text:p>
      <text:p text:style-name="P5"><text:tab/>a alguien.</text:p>
      <text:p text:style-name="P7"><text:span text:style-name="T6">Eetaxahdajaha</text:span><text:span text:style-name="T5"> </text:span><text:span text:style-name="T7">v.</text:span><text:span text:style-name="T5"> Adeudar, tener</text:span></text:p>
      <text:p text:style-name="P5"><text:tab/>deuda.</text:p>
      <text:p text:style-name="P7"><text:span text:style-name="T6">Eetiahgaha</text:span><text:span text:style-name="T5"> </text:span><text:span text:style-name="T7">s.</text:span><text:span text:style-name="T5"> Contestación.</text:span></text:p>
      <text:p text:style-name="P7"><text:span text:style-name="T6">Eetiajaha</text:span><text:span text:style-name="T5"> </text:span><text:span text:style-name="T7">v.</text:span><text:span text:style-name="T5"> Contestar.</text:span></text:p>
      <text:p text:style-name="P7"><text:span text:style-name="T6">Eetihajaha</text:span><text:span text:style-name="T5"> </text:span><text:span text:style-name="T7">v.</text:span><text:span text:style-name="T5"> Acogerse.</text:span></text:p>
      <text:p text:style-name="P7"><text:span text:style-name="T6">Eewaha</text:span><text:span text:style-name="T5"> </text:span><text:span text:style-name="T7">adj.</text:span><text:span text:style-name="T5"> Amarillo.</text:span></text:p>
      <text:p text:style-name="P7"><text:span text:style-name="T6">Eewahmihajaha</text:span><text:span text:style-name="T5"> </text:span><text:span text:style-name="T7">v.</text:span><text:span text:style-name="T5"> Amarillarse.</text:span></text:p>
      <text:p text:style-name="P7"><text:span text:style-name="T6">Efe</text:span><text:span text:style-name="T5"> </text:span><text:span text:style-name="T7">s.</text:span><text:span text:style-name="T5"> Caballo, bestia.</text:span></text:p>
      <text:p text:style-name="P7"><text:span text:style-name="T6">Ehbe</text:span><text:span text:style-name="T5"> </text:span><text:span text:style-name="T7">s.</text:span><text:span text:style-name="T5"> El que grita.</text:span></text:p>
      <text:p text:style-name="P7"><text:span text:style-name="T6">Ehche</text:span><text:span text:style-name="T5"> </text:span><text:span text:style-name="T7">s.</text:span><text:span text:style-name="T5"> Batata.</text:span></text:p>
      <text:p text:style-name="P7"><text:span text:style-name="T6">Ehga</text:span><text:span text:style-name="T5"> </text:span><text:span text:style-name="T7">s.</text:span><text:span text:style-name="T5"> Araña.</text:span></text:p>
      <text:p text:style-name="P7"><text:span text:style-name="T6">Ehgaxẽ</text:span><text:span text:style-name="T5"> </text:span><text:span text:style-name="T7">s.</text:span><text:span text:style-name="T5"> Arañita.</text:span></text:p>
      <text:p text:style-name="P7"><text:span text:style-name="T6">Ehñamajaha</text:span><text:span text:style-name="T5"> </text:span><text:span text:style-name="T7">v.</text:span><text:span text:style-name="T5"> Conseguir.</text:span></text:p>
      <text:p text:style-name="P7"><text:span text:style-name="T6">Ehwahgajaha</text:span><text:span text:style-name="T5"> </text:span><text:span text:style-name="T7">v.</text:span><text:span text:style-name="T5"> </text:span><text:span text:style-name="T6">1.</text:span><text:span text:style-name="T5"> Empeorarse</text:span></text:p>
      <text:p text:style-name="P7"><text:span text:style-name="T5"><text:tab/></text:span>(enfermedad). <text:span text:style-name="T1">2.</text:span> Llevar de una</text:p>
      <text:p text:style-name="P7"/>
      <text:p text:style-name="P7">[Seite 16]</text:p>
      <text:p text:style-name="P7">[Spalte 2]</text:p>
      <text:p text:style-name="P7"/>
      <text:p text:style-name="P7"><text:tab/><text:span text:style-name="T5">parte a otra.</text:span></text:p>
      <text:p text:style-name="P7"><text:span text:style-name="T6">Ellagajaha</text:span><text:span text:style-name="T5"> </text:span><text:span text:style-name="T7">v.</text:span><text:span text:style-name="T5"> Asistir, auxiliar,</text:span></text:p>
      <text:p text:style-name="P5"><text:tab/>ayudar, cooperar.</text:p>
      <text:p text:style-name="P7"><text:span text:style-name="T6">Ellahgaha</text:span><text:span text:style-name="T5"> </text:span><text:span text:style-name="T7">s.</text:span><text:span text:style-name="T5"> Asistencia, auxilio,</text:span></text:p>
      <text:p text:style-name="P5"><text:tab/>ayuda, cooperación.</text:p>
      <text:p text:style-name="P7"><text:span text:style-name="T6">Ellahgaidi</text:span><text:span text:style-name="T5"> </text:span><text:span text:style-name="T7">s.</text:span><text:span text:style-name="T5"> Asistente.</text:span></text:p>
      <text:p text:style-name="P7"><text:span text:style-name="T6">Ellahguihajaha</text:span><text:span text:style-name="T5"> </text:span><text:span text:style-name="T7">v.</text:span><text:span text:style-name="T5"> Ayudarse.</text:span></text:p>
      <text:p text:style-name="P7"><text:span text:style-name="T6">Emaana paẽgadi</text:span><text:span text:style-name="T5"> </text:span><text:span text:style-name="T7">adv.</text:span><text:span text:style-name="T5"> Al contrario.</text:span></text:p>
      <text:p text:style-name="P7"><text:span text:style-name="T6">Emijõ</text:span><text:span text:style-name="T5"> </text:span><text:span text:style-name="T7">s.</text:span><text:span text:style-name="T5"> Ceniza.</text:span></text:p>
      <text:p text:style-name="P7"><text:span text:style-name="T6">Enoga</text:span><text:span text:style-name="T5"> </text:span><text:span text:style-name="T7">s.</text:span><text:span text:style-name="T5"> Mango con que se coge algo.</text:span></text:p>
      <text:p text:style-name="P7"><text:span text:style-name="T6">Enotopi</text:span><text:span text:style-name="T5"> </text:span><text:span text:style-name="T7">s.</text:span><text:span text:style-name="T5"> Especie de güío grandísi-</text:span></text:p>
      <text:p text:style-name="P5"><text:tab/>mo que vive debajo de la tierra.</text:p>
      <text:p text:style-name="P7"><text:span text:style-name="T6">Eñuga</text:span><text:span text:style-name="T5"> </text:span><text:span text:style-name="T7">s.</text:span><text:span text:style-name="T5"> Gusano peludo que pica.</text:span></text:p>
      <text:p text:style-name="P7"><text:span text:style-name="T6">Eñuxoh</text:span><text:span text:style-name="T5"> </text:span><text:span text:style-name="T7">s.</text:span><text:span text:style-name="T5"> Neblina.</text:span></text:p>
      <text:p text:style-name="P7"><text:span text:style-name="T6">Ewaha</text:span><text:span text:style-name="T5"> </text:span><text:span text:style-name="T7">adj.</text:span><text:span text:style-name="T5"> Amarillo.</text:span></text:p>
      <text:p text:style-name="P7"><text:span text:style-name="T6">Ewala</text:span><text:span text:style-name="T5"> </text:span><text:span text:style-name="T7">s.</text:span><text:span text:style-name="T5"> Loro maracano (esp. de</text:span></text:p>
      <text:p text:style-name="P7"><text:span text:style-name="T5"><text:tab/></text:span>pájaro).</text:p>
      <text:p text:style-name="P7"/>
      <text:p text:style-name="P7">[Seite 16]</text:p>
      <text:p text:style-name="P7">[Spalte 1]</text:p>
      <text:p text:style-name="P7"/>
      <text:p text:style-name="P4">Ẽ, ẽ</text:p>
      <text:p text:style-name="P5"/>
      <text:p text:style-name="P7"><text:span text:style-name="T6">Ẽba</text:span><text:span text:style-name="T5"> </text:span><text:span text:style-name="T7">s.</text:span><text:span text:style-name="T5"> Caza, cacería.</text:span></text:p>
      <text:p text:style-name="P7"><text:span text:style-name="T6">Ẽba dajajaha</text:span><text:span text:style-name="T5"> </text:span><text:span text:style-name="T7">v.</text:span><text:span text:style-name="T5"> Cazar.</text:span></text:p>
      <text:p text:style-name="P7"><text:span text:style-name="T6">Ẽbaidhu</text:span><text:span text:style-name="T5"> </text:span><text:span text:style-name="T7">s.</text:span><text:span text:style-name="T5"> Cazadores.</text:span></text:p>
      <text:p text:style-name="P7"><text:span text:style-name="T6">Ẽbaidi</text:span><text:span text:style-name="T5"> </text:span><text:span text:style-name="T7">s.</text:span><text:span text:style-name="T5"> Cazador.</text:span></text:p>
      <text:p text:style-name="P7"><text:span text:style-name="T6">Ẽbaĩ</text:span><text:span text:style-name="T5"> </text:span><text:span text:style-name="T7">prep.</text:span><text:span text:style-name="T5"> De.</text:span></text:p>
      <text:p text:style-name="P7"><text:span text:style-name="T6">Ẽbañu</text:span><text:span text:style-name="T5"> </text:span><text:span text:style-name="T7">adj.</text:span><text:span text:style-name="T5"> Borrachos.</text:span></text:p>
      <text:p text:style-name="P7"><text:soft-page-break/><text:span text:style-name="T6">Ẽbegajaha</text:span><text:span text:style-name="T5"> </text:span><text:span text:style-name="T7">v.</text:span><text:span text:style-name="T5"> </text:span><text:span text:style-name="T6">1.</text:span><text:span text:style-name="T5"> Causar mareo.</text:span></text:p>
      <text:p text:style-name="P7"><text:span text:style-name="T5"><text:tab/></text:span><text:span text:style-name="T6">2.</text:span><text:span text:style-name="T5"> Emborrachar. </text:span><text:span text:style-name="T6">3.</text:span><text:span text:style-name="T5"> Cazar mucho.</text:span></text:p>
      <text:p text:style-name="P7"><text:span text:style-name="T6">Ẽbeha</text:span><text:span text:style-name="T5"> </text:span><text:span text:style-name="T7">s.</text:span><text:span text:style-name="T5"> Cacería (Véase </text:span><text:span text:style-name="T6">Ẽba</text:span><text:span text:style-name="T5">).</text:span></text:p>
      <text:p text:style-name="P7"><text:span text:style-name="T6">Ẽbodi</text:span><text:span text:style-name="T5"> </text:span><text:span text:style-name="T7">adj.</text:span><text:span text:style-name="T5"> Borracho.</text:span></text:p>
      <text:p text:style-name="P7"><text:span text:style-name="T6">Ẽbodiijaha</text:span><text:span text:style-name="T5"> </text:span><text:span text:style-name="T7">v.</text:span><text:span text:style-name="T5"> Emborracharse.</text:span></text:p>
      <text:p text:style-name="P7"><text:span text:style-name="T6">Ẽdi</text:span><text:span text:style-name="T5"> </text:span><text:span text:style-name="T7">prep.</text:span><text:span text:style-name="T5"> De él, su (anim.).</text:span></text:p>
      <text:p text:style-name="P7"><text:span text:style-name="T6">Ẽgajaha</text:span><text:span text:style-name="T5"> </text:span><text:span text:style-name="T7">v.</text:span><text:span text:style-name="T5"> Hacer (sin indicar trabajo).</text:span></text:p>
      <text:p text:style-name="P7"><text:span text:style-name="T6">Ẽgo</text:span><text:span text:style-name="T5"> </text:span><text:span text:style-name="T7">s.</text:span><text:span text:style-name="T5"> Gripa, catarro.</text:span></text:p>
      <text:p text:style-name="P7"><text:span text:style-name="T6">Ẽgoajaha</text:span><text:span text:style-name="T5"> </text:span><text:span text:style-name="T7">v.</text:span><text:span text:style-name="T5"> Toser.</text:span></text:p>
      <text:p text:style-name="P7"><text:span text:style-name="T6">Ẽgogajaha</text:span><text:span text:style-name="T5"> </text:span><text:span text:style-name="T7">v.</text:span><text:span text:style-name="T5"> Tener catarro, resfriarse.</text:span></text:p>
      <text:p text:style-name="P7"><text:span text:style-name="T6">Ẽgoguehe</text:span><text:span text:style-name="T5"> </text:span><text:span text:style-name="T7">s.</text:span><text:span text:style-name="T5"> El que siempre tiene</text:span></text:p>
      <text:p text:style-name="P5"/>
      <text:p text:style-name="P5">[Seite 16]</text:p>
      <text:p text:style-name="P5">[Spalte 2]</text:p>
      <text:p text:style-name="P5"/>
      <text:p text:style-name="P5"><text:tab/>catarro.</text:p>
      <text:p text:style-name="P7"><text:span text:style-name="T6">Ẽgojaha</text:span><text:span text:style-name="T5"> </text:span><text:span text:style-name="T7">v.</text:span><text:span text:style-name="T5"> Toser.</text:span></text:p>
      <text:p text:style-name="P7"><text:span text:style-name="T6">Ẽpahgajaha</text:span><text:span text:style-name="T5"> </text:span><text:span text:style-name="T7">v.</text:span><text:span text:style-name="T5"> Llevarse algo.</text:span></text:p>
      <text:p text:style-name="P7"><text:span text:style-name="T6">Ẽpajaha</text:span><text:span text:style-name="T5"> </text:span><text:span text:style-name="T7">v.</text:span><text:span text:style-name="T5"> Traer.</text:span></text:p>
      <text:p text:style-name="P7"><text:span text:style-name="T6">Ẽpehajaha</text:span><text:span text:style-name="T5"> </text:span><text:span text:style-name="T7">v.</text:span><text:span text:style-name="T5"> Venir de un lugar,</text:span></text:p>
      <text:p text:style-name="P5"><text:tab/>pasar y llevarse algo.</text:p>
      <text:p text:style-name="P7"><text:span text:style-name="T6">Ẽpigajaha</text:span><text:span text:style-name="T5"> </text:span><text:span text:style-name="T7">v.</text:span><text:span text:style-name="T5"> Llevarse.</text:span></text:p>
      <text:p text:style-name="P7"><text:span text:style-name="T6">Ẽpudi</text:span><text:span text:style-name="T5"> </text:span><text:span text:style-name="T7">adj.</text:span><text:span text:style-name="T5"> Borracho.</text:span></text:p>
      <text:p text:style-name="P7"><text:span text:style-name="T6">Ẽseajaha</text:span><text:span text:style-name="T5"> </text:span><text:span text:style-name="T7">adj.</text:span><text:span text:style-name="T5"> Inquieto (siempre en</text:span></text:p>
      <text:p text:style-name="P5"><text:tab/>movimiento).</text:p>
      <text:p text:style-name="P7"><text:span text:style-name="T6">Ẽseaxahdajaha</text:span><text:span text:style-name="T5"> </text:span><text:span text:style-name="T7">v.</text:span><text:span text:style-name="T5"> Hacer que no</text:span></text:p>
      <text:p text:style-name="P5"><text:tab/>esté quieto uno.</text:p>
      <text:p text:style-name="P7"><text:span text:style-name="T6">Ẽtõxõ</text:span><text:span text:style-name="T5"> </text:span><text:span text:style-name="T7">s.</text:span><text:span text:style-name="T5"> Guapa (cesto en que se</text:span></text:p>
      <text:p text:style-name="P5"><text:tab/>pone el casabe).</text:p>
      <text:p text:style-name="P7"><text:span text:style-name="T6">Ẽxãxu</text:span><text:span text:style-name="T5"> </text:span><text:span text:style-name="T7">s.</text:span><text:span text:style-name="T5"> Esposa (de él).</text:span></text:p>
      <text:p text:style-name="P7"><text:span text:style-name="T6">Ẽxu</text:span><text:span text:style-name="T5"> </text:span><text:span text:style-name="T7">adj.</text:span><text:span text:style-name="T5"> De él, su (anim. fem.).</text:span></text:p>
      <text:p text:style-name="P5"/>
      <text:p text:style-name="P7">[Seite 16]</text:p>
      <text:p text:style-name="P7">[Spalte 1]</text:p>
      <text:p text:style-name="P7"/>
      <text:p text:style-name="P3">F, f</text:p>
      <text:p text:style-name="P7"/>
      <text:p text:style-name="P7"><text:span text:style-name="T6">Faha</text:span><text:span text:style-name="T5"> </text:span><text:span text:style-name="T7">s.</text:span><text:span text:style-name="T5"> </text:span><text:span text:style-name="T6">1.</text:span><text:span text:style-name="T5"> Fruta seca y chupada.</text:span></text:p>
      <text:p text:style-name="P7"><text:span text:style-name="T5"><text:tab/></text:span><text:span text:style-name="T6">2.</text:span><text:span text:style-name="T5"> Bana.</text:span></text:p>
      <text:p text:style-name="P7"><text:span text:style-name="T6">Fahajaha</text:span><text:span text:style-name="T5"> </text:span><text:span text:style-name="T7">v.</text:span><text:span text:style-name="T5"> </text:span><text:span text:style-name="T6">1.</text:span><text:span text:style-name="T5"> Secarse. </text:span><text:span text:style-name="T6">2.</text:span><text:span text:style-name="T5"> Pudrirse</text:span></text:p>
      <text:p text:style-name="P5"><text:tab/>(frutas, hojas).</text:p>
      <text:p text:style-name="P5"/>
      <text:p text:style-name="P5">[Seite 16]</text:p>
      <text:p text:style-name="P5">[Spalte 2]</text:p>
      <text:p text:style-name="P5"/>
      <text:p text:style-name="P7"><text:span text:style-name="T6">Fahihnajaha</text:span><text:span text:style-name="T5"> </text:span><text:span text:style-name="T7">v.</text:span><text:span text:style-name="T5"> Empezar a pudrirse</text:span></text:p>
      <text:p text:style-name="P5"><text:tab/>y secarse.</text:p>
      <text:p text:style-name="P7"><text:span text:style-name="T6">Fahlaja</text:span><text:span text:style-name="T5"> </text:span><text:span text:style-name="T7">s.</text:span><text:span text:style-name="T5"> Lo que hierve.</text:span></text:p>
      <text:p text:style-name="P7"><text:span text:style-name="T6">Fahlãchẽ ĩxajaha</text:span><text:span text:style-name="T5"> </text:span><text:span text:style-name="T7">v.</text:span><text:span text:style-name="T5"> Estar hirviendo.</text:span></text:p>
      <text:p text:style-name="P5"/>
      <text:p text:style-name="P7">[Seite 17]</text:p>
      <text:p text:style-name="P7">[Spalte 1]</text:p>
      <text:p text:style-name="P7"><text:soft-page-break/></text:p>
      <text:p text:style-name="P5">[BILD] Fahlẽda</text:p>
      <text:p text:style-name="P7"><text:span text:style-name="T6">Fahlẽda</text:span><text:span text:style-name="T5"> </text:span><text:span text:style-name="T7">s.</text:span><text:span text:style-name="T5"> Caracol.</text:span></text:p>
      <text:p text:style-name="P7"><text:span text:style-name="T6">Fahlẽdahña gupõhxajaha</text:span><text:span text:style-name="T5"> </text:span><text:span text:style-name="T7">v.</text:span></text:p>
      <text:p text:style-name="P5"><text:tab/>Caracolear.</text:p>
      <text:p text:style-name="P7"><text:span text:style-name="T6">Fahñajaha</text:span><text:span text:style-name="T5"> </text:span><text:span text:style-name="T7">v.</text:span><text:span text:style-name="T5"> Dar un salto, dar un</text:span></text:p>
      <text:p text:style-name="P5"><text:tab/>brinco.</text:p>
      <text:p text:style-name="P7"><text:span text:style-name="T6">Faimajaha</text:span><text:span text:style-name="T5"> </text:span><text:span text:style-name="T7">v.</text:span><text:span text:style-name="T5"> Estar cansado.</text:span></text:p>
      <text:p text:style-name="P7"><text:span text:style-name="T6">Faina</text:span><text:span text:style-name="T5"> </text:span><text:span text:style-name="T7">s.</text:span><text:span text:style-name="T5"> </text:span><text:span text:style-name="T6">1.</text:span><text:span text:style-name="T5"> Atardecer. </text:span><text:span text:style-name="T6">2.</text:span><text:span text:style-name="T5"> Tarde.</text:span></text:p>
      <text:p text:style-name="P7"><text:span text:style-name="T6">Fainaajaha</text:span><text:span text:style-name="T5"> </text:span><text:span text:style-name="T7">v.</text:span><text:span text:style-name="T5"> Atardecer (verbo)..</text:span></text:p>
      <text:p text:style-name="P7"><text:span text:style-name="T6">Fainahdaxoena</text:span><text:span text:style-name="T5"> </text:span><text:span text:style-name="T7">adv.</text:span><text:span text:style-name="T5"> Al atardecer.</text:span></text:p>
      <text:p text:style-name="P7"><text:span text:style-name="T6">Fainajaha</text:span><text:span text:style-name="T5"> </text:span><text:span text:style-name="T7">v.</text:span><text:span text:style-name="T5"> Estar cansado.</text:span></text:p>
      <text:p text:style-name="P7"><text:span text:style-name="T6">Fainodi</text:span><text:span text:style-name="T5"> </text:span><text:span text:style-name="T7">s.</text:span><text:span text:style-name="T5"> Espíritu de agua, madre</text:span></text:p>
      <text:p text:style-name="P7"><text:span text:style-name="T5"><text:tab/>de agua. </text:span><text:span text:style-name="T7">pl.</text:span><text:span text:style-name="T5"> </text:span><text:span text:style-name="T6">Fainohdu</text:span><text:span text:style-name="T5">.</text:span></text:p>
      <text:p text:style-name="P7"><text:span text:style-name="T6">Fajagajaha</text:span><text:span text:style-name="T5"> </text:span><text:span text:style-name="T7">v.</text:span><text:span text:style-name="T5"> </text:span><text:span text:style-name="T6">1.</text:span><text:span text:style-name="T5"> Cubrir. </text:span><text:span text:style-name="T6">2.</text:span><text:span text:style-name="T5"> Tapar.</text:span></text:p>
      <text:p text:style-name="P7"><text:span text:style-name="T6">Fajagaxoode</text:span><text:span text:style-name="T5"> </text:span><text:span text:style-name="T7">s.</text:span><text:span text:style-name="T5"> Cubierta.</text:span></text:p>
      <text:p text:style-name="P7"><text:span text:style-name="T6">Fajaguihajaha</text:span><text:span text:style-name="T5"> </text:span><text:span text:style-name="T7">v.</text:span><text:span text:style-name="T5"> </text:span><text:span text:style-name="T6">1.</text:span><text:span text:style-name="T5"> Caerse encima</text:span></text:p>
      <text:p text:style-name="P7"><text:span text:style-name="T5"><text:tab/></text:span>de algo. <text:span text:style-name="T1">2.</text:span> Dejar algo cubierto.</text:p>
      <text:p text:style-name="P7"><text:span text:style-name="T6">Fajaha</text:span><text:span text:style-name="T5"> </text:span><text:span text:style-name="T7">s.</text:span><text:span text:style-name="T5"> Utensilios de la casa.</text:span></text:p>
      <text:p text:style-name="P7"><text:span text:style-name="T6">Fajahgajaha</text:span><text:span text:style-name="T5"> </text:span><text:span text:style-name="T7">v.</text:span><text:span text:style-name="T5"> </text:span><text:span text:style-name="T6">1.</text:span><text:span text:style-name="T5"> Cubrirse.</text:span></text:p>
      <text:p text:style-name="P7"><text:span text:style-name="T5"><text:tab/></text:span><text:span text:style-name="T6">2.</text:span><text:span text:style-name="T5"> Taparse.</text:span></text:p>
      <text:p text:style-name="P7"><text:span text:style-name="T6">Fajajaha</text:span><text:span text:style-name="T5"> </text:span><text:span text:style-name="T7">v.</text:span><text:span text:style-name="T5"> </text:span><text:span text:style-name="T6">1.</text:span><text:span text:style-name="T5"> Tapar. </text:span><text:span text:style-name="T6">2.</text:span><text:span text:style-name="T5"> Cubrir.</text:span></text:p>
      <text:p text:style-name="P7"><text:span text:style-name="T6">Fajalia</text:span><text:span text:style-name="T5"> </text:span><text:span text:style-name="T7">s.</text:span><text:span text:style-name="T5"> Debilidad (a causa de</text:span></text:p>
      <text:p text:style-name="P5"><text:tab/>brujería).</text:p>
      <text:p text:style-name="P7"><text:span text:style-name="T6">Fajamajaha</text:span><text:span text:style-name="T5"> </text:span><text:span text:style-name="T7">v.</text:span><text:span text:style-name="T5"> </text:span><text:span text:style-name="T6">1.</text:span><text:span text:style-name="T5"> Ponerse encima</text:span></text:p>
      <text:p text:style-name="P7"><text:span text:style-name="T5"><text:tab/>de otro cayendo. </text:span><text:span text:style-name="T6">2.</text:span><text:span text:style-name="T5"> Hacer caer</text:span></text:p>
      <text:p text:style-name="P5"><text:tab/>un árbol sobre algo.</text:p>
      <text:p text:style-name="P7"><text:span text:style-name="T6">Fajehgajaha</text:span><text:span text:style-name="T5"> </text:span><text:span text:style-name="T7">v.</text:span><text:span text:style-name="T5"> Fingir desmayo.</text:span></text:p>
      <text:p text:style-name="P7"><text:span text:style-name="T6">Faji</text:span><text:span text:style-name="T5"> </text:span><text:span text:style-name="T7">adj.</text:span><text:span text:style-name="T5"> Flexible.</text:span></text:p>
      <text:p text:style-name="P7"><text:span text:style-name="T6">Fajigajaha</text:span><text:span text:style-name="T5"> </text:span><text:span text:style-name="T7">v.</text:span><text:span text:style-name="T5"> </text:span><text:span text:style-name="T6">1.</text:span><text:span text:style-name="T5"> Cobijarse.</text:span></text:p>
      <text:p text:style-name="P7"><text:span text:style-name="T5"><text:tab/></text:span><text:span text:style-name="T6">2.</text:span><text:span text:style-name="T5"> Taparse. </text:span><text:span text:style-name="T6">3.</text:span><text:span text:style-name="T5"> Abrigarse.</text:span></text:p>
      <text:p text:style-name="P7"><text:span text:style-name="T6">Fajigoxoa</text:span><text:span text:style-name="T5"> </text:span><text:span text:style-name="T7">s.</text:span><text:span text:style-name="T5"> Abrigo.</text:span></text:p>
      <text:p text:style-name="P7"><text:span text:style-name="T6">Fajijaha</text:span><text:span text:style-name="T5"> </text:span><text:span text:style-name="T7">v.</text:span><text:span text:style-name="T5"> Tener poco aliento,</text:span></text:p>
      <text:p text:style-name="P5"><text:tab/>tener poca fuerza.</text:p>
      <text:p text:style-name="P7"><text:span text:style-name="T6">Fajimajaha</text:span><text:span text:style-name="T5"> </text:span><text:span text:style-name="T7">v.</text:span><text:span text:style-name="T5"> Cansar.</text:span></text:p>
      <text:p text:style-name="P7"><text:span text:style-name="T6">Fajimihajaha</text:span><text:span text:style-name="T5"> </text:span><text:span text:style-name="T7">v.</text:span><text:span text:style-name="T5"> Cansarse.</text:span></text:p>
      <text:p text:style-name="P7"><text:span text:style-name="T6">Fajixẽ ĩxajaha</text:span><text:span text:style-name="T5"> </text:span><text:span text:style-name="T7">v.</text:span><text:span text:style-name="T5"> </text:span><text:span text:style-name="T6">1.</text:span><text:span text:style-name="T5"> Cansarse.</text:span></text:p>
      <text:p text:style-name="P7"><text:span text:style-name="T5"><text:tab/></text:span><text:span text:style-name="T6">2.</text:span><text:span text:style-name="T5"> Aburrirse. </text:span><text:span text:style-name="T6">3.</text:span><text:span text:style-name="T5"> Sentirse sin ganas.</text:span></text:p>
      <text:p text:style-name="P7"><text:span text:style-name="T6">Fajode</text:span><text:span text:style-name="T5"> </text:span><text:span text:style-name="T7">s.</text:span><text:span text:style-name="T5"> Algo plano y flexible.</text:span></text:p>
      <text:p text:style-name="P5"/>
      <text:p text:style-name="P5">[Seite 17]</text:p>
      <text:p text:style-name="P5">[Spalte 2]</text:p>
      <text:p text:style-name="P5"/>
      <text:p text:style-name="P7"><text:span text:style-name="T6">Falẽda</text:span><text:span text:style-name="T5"> </text:span><text:span text:style-name="T7">s.</text:span><text:span text:style-name="T5"> Caracol, caracoles.</text:span></text:p>
      <text:p text:style-name="P7"><text:span text:style-name="T6">Fali</text:span><text:span text:style-name="T5"> </text:span><text:span text:style-name="T7">s.</text:span><text:span text:style-name="T5"> Mirla (esp. de ave).</text:span></text:p>
      <text:p text:style-name="P7"><text:span text:style-name="T6">Famlllu</text:span><text:span text:style-name="T5"> </text:span><text:span text:style-name="T7">s.</text:span><text:span text:style-name="T5"> Pendare (esp. de árbol).</text:span></text:p>
      <text:p text:style-name="P7"><text:span text:style-name="T6">Fañadahgaha</text:span><text:span text:style-name="T5"> </text:span><text:span text:style-name="T7">s.</text:span><text:span text:style-name="T5"> Ataque.</text:span></text:p>
      <text:p text:style-name="P7"><text:span text:style-name="T6">Fañadajaha</text:span><text:span text:style-name="T5"> </text:span><text:span text:style-name="T7">v.</text:span><text:span text:style-name="T5"> </text:span><text:span text:style-name="T6">1.</text:span><text:span text:style-name="T5"> Perseguir.</text:span></text:p>
      <text:p text:style-name="P7"><text:span text:style-name="T5"><text:tab/></text:span><text:span text:style-name="T6">2.</text:span><text:span text:style-name="T5"> Acosar.</text:span></text:p>
      <text:p text:style-name="P7"><text:span text:style-name="T6">Fapadl</text:span><text:span text:style-name="T5"> </text:span><text:span text:style-name="T7">adj.</text:span><text:span text:style-name="T5"> Débil.</text:span></text:p>
      <text:p text:style-name="P7"><text:span text:style-name="T6">Fapime</text:span><text:span text:style-name="T5"> </text:span><text:span text:style-name="T7">s.</text:span><text:span text:style-name="T5"> El que está cansado.</text:span></text:p>
      <text:p text:style-name="P7"><text:span text:style-name="T6">Fapodi</text:span><text:span text:style-name="T5"> </text:span><text:span text:style-name="T7">adj.</text:span><text:span text:style-name="T5"> </text:span><text:span text:style-name="T6">1.</text:span><text:span text:style-name="T5"> Anémico. </text:span><text:span text:style-name="T6">2.</text:span><text:span text:style-name="T5"> Débil.</text:span></text:p>
      <text:p text:style-name="P7"><text:soft-page-break/><text:span text:style-name="T6">Fapodiajaha</text:span><text:span text:style-name="T5"> </text:span><text:span text:style-name="T7">v.</text:span><text:span text:style-name="T5"> Estar débil.</text:span></text:p>
      <text:p text:style-name="P7"><text:span text:style-name="T6">Fãhleajaha</text:span><text:span text:style-name="T5"> </text:span><text:span text:style-name="T7">v.</text:span><text:span text:style-name="T5"> Brincar.</text:span></text:p>
      <text:p text:style-name="P7"><text:span text:style-name="T6">Fãhleejaha</text:span><text:span text:style-name="T5"> </text:span><text:span text:style-name="T7">v.</text:span><text:span text:style-name="T5"> Saltar, brincar (de</text:span></text:p>
      <text:p text:style-name="P5"><text:tab/>alegría o de ira).</text:p>
      <text:p text:style-name="P7"><text:span text:style-name="T6">Fãhlehgaha</text:span><text:span text:style-name="T5"> </text:span><text:span text:style-name="T7">s.</text:span><text:span text:style-name="T5"> Brinco, acción de</text:span></text:p>
      <text:p text:style-name="P5"><text:tab/>saltar.</text:p>
      <text:p text:style-name="P7"><text:span text:style-name="T6">Fãĩpadaidi</text:span><text:span text:style-name="T5"> </text:span><text:span text:style-name="T7">s.</text:span><text:span text:style-name="T5"> Acosador.</text:span></text:p>
      <text:p text:style-name="P7"><text:span text:style-name="T6">Fãĩpadaihdu</text:span><text:span text:style-name="T5"> </text:span><text:span text:style-name="T7">s.</text:span><text:span text:style-name="T5"> Acosadores.</text:span></text:p>
      <text:p text:style-name="P7"><text:span text:style-name="T6">Fãjãdamajaha</text:span><text:span text:style-name="T5"> </text:span><text:span text:style-name="T7">v.</text:span><text:span text:style-name="T5"> </text:span><text:span text:style-name="T6">1.</text:span><text:span text:style-name="T5"> Alcanzar.</text:span></text:p>
      <text:p text:style-name="P7"><text:span text:style-name="T5"><text:tab/></text:span><text:span text:style-name="T6">2.</text:span><text:span text:style-name="T5"> Tener tiempo.</text:span></text:p>
      <text:p text:style-name="P7"><text:span text:style-name="T6">Fãjãdãjãh</text:span><text:span text:style-name="T5"> </text:span><text:span text:style-name="T7">v.</text:span><text:span text:style-name="T5"> Disponer de tiempo.</text:span></text:p>
      <text:p text:style-name="P7"><text:span text:style-name="T6">Fãjãha</text:span><text:span text:style-name="T5"> </text:span><text:span text:style-name="T7">s.</text:span><text:span text:style-name="T5"> </text:span><text:span text:style-name="T6">1.</text:span><text:span text:style-name="T5"> Estero. </text:span><text:span text:style-name="T6">2.</text:span><text:span text:style-name="T5"> Pantano.</text:span></text:p>
      <text:p text:style-name="P7"><text:span text:style-name="T6">Fãjãhba</text:span><text:span text:style-name="T5"> </text:span><text:span text:style-name="T7">s.</text:span><text:span text:style-name="T5"> Estero de poca agua.</text:span></text:p>
      <text:p text:style-name="P7"><text:span text:style-name="T6">Fãjãhlluhe</text:span><text:span text:style-name="T5"> </text:span><text:span text:style-name="T7">s.</text:span><text:span text:style-name="T5"> Esteros, pantanos.</text:span></text:p>
      <text:p text:style-name="P7"><text:span text:style-name="T6">Fãjãhlluhẽxẽ</text:span><text:span text:style-name="T5"> </text:span><text:span text:style-name="T7">s.</text:span><text:span text:style-name="T5"> Charcos de agua en</text:span></text:p>
      <text:p text:style-name="P5"><text:tab/>la sabana.</text:p>
      <text:p text:style-name="P7"><text:span text:style-name="T6">Fãjãhxẽ</text:span><text:span text:style-name="T5"> </text:span><text:span text:style-name="T7">s.</text:span><text:span text:style-name="T5"> Estero o pantano</text:span></text:p>
      <text:p text:style-name="P5"><text:tab/>pequeño, charco de agua en la</text:p>
      <text:p text:style-name="P5"><text:tab/>sabana.</text:p>
      <text:p text:style-name="P7"><text:span text:style-name="T6">Fãjãlluhẽpã</text:span><text:span text:style-name="T5"> </text:span><text:span text:style-name="T7">s.</text:span><text:span text:style-name="T5"> Estero, pantano de</text:span></text:p>
      <text:p text:style-name="P5"><text:tab/>poca agua.</text:p>
      <text:p text:style-name="P7"><text:span text:style-name="T6">Fãjãpa</text:span><text:span text:style-name="T5"> </text:span><text:span text:style-name="T7">s.</text:span><text:span text:style-name="T5"> Contracción de</text:span></text:p>
      <text:p text:style-name="P7"><text:span text:style-name="T5"><text:tab/></text:span><text:span text:style-name="T6">Fãjãlluhẽpã.</text:span></text:p>
      <text:p text:style-name="P7"><text:span text:style-name="T6">Fãjĩsa</text:span><text:span text:style-name="T5"> </text:span><text:span text:style-name="T7">s.</text:span><text:span text:style-name="T5"> Culebra tatacoa, la madre</text:span></text:p>
      <text:p text:style-name="P5"><text:tab/>de los bachacos.</text:p>
      <text:p text:style-name="P7"><text:span text:style-name="T6">Fãleda</text:span><text:span text:style-name="T5"> </text:span><text:span text:style-name="T7">s.</text:span><text:span text:style-name="T5"> Caracol.</text:span></text:p>
      <text:p text:style-name="P7"><text:span text:style-name="T6">Fãledapu</text:span><text:span text:style-name="T5"> </text:span><text:span text:style-name="T7">s.</text:span><text:span text:style-name="T5"> Perrito de agua (esp.</text:span></text:p>
      <text:p text:style-name="P5"><text:tab/>de insecto).</text:p>
      <text:p text:style-name="P7"><text:span text:style-name="T6">Fãpaefa</text:span><text:span text:style-name="T5"> </text:span><text:span text:style-name="T7">s.</text:span><text:span text:style-name="T5"> Fogón.</text:span></text:p>
      <text:p text:style-name="P7"><text:span text:style-name="T6">Fãpaha</text:span><text:span text:style-name="T5"> </text:span><text:span text:style-name="T7">s.</text:span><text:span text:style-name="T5"> Tonina.</text:span></text:p>
      <text:p text:style-name="P7"><text:span text:style-name="T6">Fãpo</text:span><text:span text:style-name="T5"> </text:span><text:span text:style-name="T7">s.</text:span><text:span text:style-name="T5"> Comejenes.</text:span></text:p>
      <text:p text:style-name="P7"><text:span text:style-name="T6">Fãpoho</text:span><text:span text:style-name="T5"> </text:span><text:span text:style-name="T7">s.</text:span><text:span text:style-name="T5"> Topia de comejenes. </text:span><text:span text:style-name="T7">pl.</text:span></text:p>
      <text:p text:style-name="P5"><text:tab/>Fãpallu.</text:p>
      <text:p text:style-name="P7"><text:span text:style-name="T6">Fãpoho ẽbaĩ muigohdu</text:span><text:span text:style-name="T5"> </text:span><text:span text:style-name="T7">s.</text:span><text:span text:style-name="T5"> Abejas,</text:span></text:p>
      <text:p text:style-name="P5"><text:tab/>mosquitos que hacen colmenas</text:p>
      <text:p text:style-name="P5"><text:tab/>en las topias de los comejenes.</text:p>
      <text:p text:style-name="P7"><text:span text:style-name="T6">Fãxacha</text:span><text:span text:style-name="T5"> </text:span><text:span text:style-name="T7">s.</text:span><text:span text:style-name="T5"> Charamizo (ramas de</text:span></text:p>
      <text:p text:style-name="P5"><text:tab/>árboles caídas y deshojadas).</text:p>
      <text:p text:style-name="P7"><text:span text:style-name="T6">Fãxahlla</text:span><text:span text:style-name="T5"> </text:span><text:span text:style-name="T7">adj.</text:span><text:span text:style-name="T5"> </text:span><text:span text:style-name="T6">1.</text:span><text:span text:style-name="T5"> Destechada (casa).</text:span></text:p>
      <text:p text:style-name="P7"><text:span text:style-name="T5"><text:tab/></text:span><text:span text:style-name="T1">2.</text:span> Deshojada (rama de árbol).</text:p>
      <text:p text:style-name="P7"/>
      <text:p text:style-name="P7">[Seite 18]</text:p>
      <text:p text:style-name="P7">[Spalte 1]</text:p>
      <text:p text:style-name="P7"/>
      <text:p text:style-name="P7"><text:tab/><text:span text:style-name="T1">3.</text:span> Espíritu del monte.</text:p>
      <text:p text:style-name="P7"><text:span text:style-name="T6">Fãxojo</text:span><text:span text:style-name="T5"> </text:span><text:span text:style-name="T7">s.</text:span><text:span text:style-name="T5"> Chaparro (esp. de árbol).</text:span></text:p>
      <text:p text:style-name="P7"><text:span text:style-name="T6">Fãxollu</text:span><text:span text:style-name="T5"> </text:span><text:span text:style-name="T7">s.</text:span><text:span text:style-name="T5"> Chaparro (esp. de árbol).</text:span></text:p>
      <text:p text:style-name="P7"><text:span text:style-name="T6">Feadahgame</text:span><text:span text:style-name="T5"> </text:span><text:span text:style-name="T7">s.</text:span><text:span text:style-name="T5"> Lugar barrido.</text:span></text:p>
      <text:p text:style-name="P7"><text:span text:style-name="T6">Feadajaha</text:span><text:span text:style-name="T5"> </text:span><text:span text:style-name="T7">v.</text:span><text:span text:style-name="T5"> Barrer (Véase</text:span></text:p>
      <text:p text:style-name="P7"><text:span text:style-name="T5"><text:tab/></text:span><text:span text:style-name="T6">Feedajaha</text:span><text:span text:style-name="T5">).</text:span></text:p>
      <text:p text:style-name="P7"><text:span text:style-name="T6">Feajaha</text:span><text:span text:style-name="T5"> </text:span><text:span text:style-name="T7">v.</text:span><text:span text:style-name="T5"> Pincharse con una espina.</text:span></text:p>
      <text:p text:style-name="P7"><text:span text:style-name="T6">Feedajaha</text:span><text:span text:style-name="T5"> </text:span><text:span text:style-name="T7">v.</text:span><text:span text:style-name="T5"> Barrer (se dice</text:span></text:p>
      <text:p text:style-name="P7"><text:soft-page-break/><text:span text:style-name="T5"><text:tab/>también </text:span><text:span text:style-name="T6">Feadajaha</text:span><text:span text:style-name="T5">).</text:span></text:p>
      <text:p text:style-name="P7"><text:span text:style-name="T6">Fehsi</text:span><text:span text:style-name="T5"> </text:span><text:span text:style-name="T7">s.</text:span><text:span text:style-name="T5"> Jueves.</text:span></text:p>
      <text:p text:style-name="P7"><text:span text:style-name="T6">Fejadoxohñu</text:span><text:span text:style-name="T5"> </text:span><text:span text:style-name="T7">s.</text:span><text:span text:style-name="T5"> Escoba, abarredera.</text:span></text:p>
      <text:p text:style-name="P7"><text:span text:style-name="T6">Fellajaha</text:span><text:span text:style-name="T5"> </text:span><text:span text:style-name="T7">v.</text:span><text:span text:style-name="T5"> Calmarse (el dolor).</text:span></text:p>
      <text:p text:style-name="P7"><text:span text:style-name="T6">Fellaxahdajaha</text:span><text:span text:style-name="T5"> </text:span><text:span text:style-name="T7">v.</text:span><text:span text:style-name="T5"> Hacer calmar</text:span></text:p>
      <text:p text:style-name="P5"><text:tab/>(dolor).</text:p>
      <text:p text:style-name="P7"><text:span text:style-name="T6">Fepadaidi</text:span><text:span text:style-name="T5"> </text:span><text:span text:style-name="T7">s.</text:span><text:span text:style-name="T5"> El que se ocupa de barrer.</text:span></text:p>
      <text:p text:style-name="P7"><text:span text:style-name="T6">Fepadaixu</text:span><text:span text:style-name="T5"> </text:span><text:span text:style-name="T7">s.</text:span><text:span text:style-name="T5"> La que se ocupa de</text:span></text:p>
      <text:p text:style-name="P5"><text:tab/>barrer.</text:p>
      <text:p text:style-name="P7"><text:span text:style-name="T6">Fiañajaha</text:span><text:span text:style-name="T5"> </text:span><text:span text:style-name="T7">v.</text:span><text:span text:style-name="T5"> </text:span><text:span text:style-name="T6">1.</text:span><text:span text:style-name="T5"> Arrojar. </text:span><text:span text:style-name="T6">2.</text:span><text:span text:style-name="T5"> Tirar</text:span></text:p>
      <text:p text:style-name="P5"><text:tab/>repetidas veces.</text:p>
      <text:p text:style-name="P7"><text:span text:style-name="T6">Fiãdajaha</text:span><text:span text:style-name="T5"> </text:span><text:span text:style-name="T7">v.</text:span><text:span text:style-name="T5"> Arrojar, tirar, echar a</text:span></text:p>
      <text:p text:style-name="P5"><text:tab/>alguien.</text:p>
      <text:p text:style-name="P7"><text:span text:style-name="T6">Fiãdiajaha</text:span><text:span text:style-name="T5"> </text:span><text:span text:style-name="T7">v.</text:span><text:span text:style-name="T5"> Abandonar.</text:span></text:p>
      <text:p text:style-name="P7"><text:span text:style-name="T6">Fico</text:span><text:span text:style-name="T5"> </text:span><text:span text:style-name="T7">adj.</text:span><text:span text:style-name="T5"> Embarazada, encinta, cargada.</text:span></text:p>
      <text:p text:style-name="P7"><text:span text:style-name="T6">Ficuaha</text:span><text:span text:style-name="T5"> </text:span><text:span text:style-name="T7">s.</text:span><text:span text:style-name="T5"> Embarazo, preñez.</text:span></text:p>
      <text:p text:style-name="P7"><text:span text:style-name="T6">Ficuajaha</text:span><text:span text:style-name="T5"> </text:span><text:span text:style-name="T7">v.</text:span><text:span text:style-name="T5"> </text:span><text:span text:style-name="T6">1.</text:span><text:span text:style-name="T5"> Embarazarse, estar</text:span></text:p>
      <text:p text:style-name="P7"><text:span text:style-name="T5"><text:tab/>encinta. </text:span><text:span text:style-name="T6">2.</text:span><text:span text:style-name="T5"> Concebir.</text:span></text:p>
      <text:p text:style-name="P7"><text:span text:style-name="T6">Ficuehajaha</text:span><text:span text:style-name="T5"> </text:span><text:span text:style-name="T7">v.</text:span><text:span text:style-name="T5"> Concebir</text:span></text:p>
      <text:p text:style-name="P5"><text:tab/>frecuentemente.</text:p>
      <text:p text:style-name="P7"><text:span text:style-name="T6">Fidi</text:span><text:span text:style-name="T5"> </text:span><text:span text:style-name="T7">s.</text:span><text:span text:style-name="T5"> </text:span><text:span text:style-name="T6">1.</text:span><text:span text:style-name="T5"> Pichón. </text:span><text:span text:style-name="T6">2.</text:span><text:span text:style-name="T5"> Cachorro. </text:span><text:span text:style-name="T6">3.</text:span><text:span text:style-name="T5"> Cría.</text:span></text:p>
      <text:p text:style-name="P7"><text:span text:style-name="T6">Fiehajaha</text:span><text:span text:style-name="T5"> </text:span><text:span text:style-name="T7">v.</text:span><text:span text:style-name="T5"> </text:span><text:span text:style-name="T6">1.</text:span><text:span text:style-name="T5"> Abandonar (una</text:span></text:p>
      <text:p text:style-name="P7"><text:span text:style-name="T5"><text:tab/>mujer). </text:span><text:span text:style-name="T6">2.</text:span><text:span text:style-name="T5"> Soltar de la mano.</text:span></text:p>
      <text:p text:style-name="P7"><text:span text:style-name="T6">Fiehgaha</text:span><text:span text:style-name="T5"> </text:span><text:span text:style-name="T7">s.</text:span><text:span text:style-name="T5"> Divorcio.</text:span></text:p>
      <text:p text:style-name="P7"><text:span text:style-name="T6">Fiehgajaha</text:span><text:span text:style-name="T5"> </text:span><text:span text:style-name="T7">v.</text:span><text:span text:style-name="T5"> </text:span><text:span text:style-name="T6">1.</text:span><text:span text:style-name="T5"> Conseguir.</text:span></text:p>
      <text:p text:style-name="P7"><text:span text:style-name="T5"><text:tab/></text:span><text:span text:style-name="T6">2.</text:span><text:span text:style-name="T5"> Disponer. </text:span><text:span text:style-name="T6">3.</text:span><text:span text:style-name="T5"> Separarse.</text:span></text:p>
      <text:p text:style-name="P7"><text:span text:style-name="T5"><text:tab/></text:span><text:span text:style-name="T6">4.</text:span><text:span text:style-name="T5"> Divorciarse.</text:span></text:p>
      <text:p text:style-name="P7"><text:span text:style-name="T6">Fiehguihajaha</text:span><text:span text:style-name="T5"> </text:span><text:span text:style-name="T7">v.</text:span><text:span text:style-name="T5"> Estar divorciado.</text:span></text:p>
      <text:p text:style-name="P7"><text:span text:style-name="T6">Fiehmajaha</text:span><text:span text:style-name="T5"> </text:span><text:span text:style-name="T7">v.</text:span><text:span text:style-name="T5"> </text:span><text:span text:style-name="T6">1.</text:span><text:span text:style-name="T5"> Abstener.</text:span></text:p>
      <text:p text:style-name="P7"><text:span text:style-name="T5"><text:tab/></text:span><text:span text:style-name="T6">2.</text:span><text:span text:style-name="T5"> Arrepentirse.</text:span></text:p>
      <text:p text:style-name="P7"><text:span text:style-name="T6">Fiehmihajaha</text:span><text:span text:style-name="T5"> </text:span><text:span text:style-name="T7">v.</text:span><text:span text:style-name="T5"> Abstenerse.</text:span></text:p>
      <text:p text:style-name="P5"/>
      <text:p text:style-name="P5">[Seite 18]</text:p>
      <text:p text:style-name="P5">[Spalte 2]</text:p>
      <text:p text:style-name="P5"/>
      <text:p text:style-name="P7"><text:span text:style-name="T6">Fiji</text:span><text:span text:style-name="T5"> </text:span><text:span text:style-name="T7">adj.</text:span><text:span text:style-name="T5"> </text:span><text:span text:style-name="T6">1.</text:span><text:span text:style-name="T5"> Filoso. </text:span><text:span text:style-name="T6">2.</text:span><text:span text:style-name="T5"> Agudo.</text:span></text:p>
      <text:p text:style-name="P7"><text:span text:style-name="T6">Fijidahga</text:span><text:span text:style-name="T5"> </text:span><text:span text:style-name="T7">adj.</text:span><text:span text:style-name="T5"> Afilado.</text:span></text:p>
      <text:p text:style-name="P7"><text:span text:style-name="T6">Fijidahgaha</text:span><text:span text:style-name="T5"> </text:span><text:span text:style-name="T7">s.</text:span><text:span text:style-name="T5"> Accíon de afilar.</text:span></text:p>
      <text:p text:style-name="P7"><text:span text:style-name="T6">Fijihdahga</text:span><text:span text:style-name="T5"> </text:span><text:span text:style-name="T7">adj.</text:span><text:span text:style-name="T5"> Afilado.</text:span></text:p>
      <text:p text:style-name="P7"><text:span text:style-name="T6">Fijihdaihdi</text:span><text:span text:style-name="T5"> </text:span><text:span text:style-name="T7">s.</text:span><text:span text:style-name="T5"> Afilador.</text:span></text:p>
      <text:p text:style-name="P7"><text:span text:style-name="T6">Fijihdajaha</text:span><text:span text:style-name="T5"> </text:span><text:span text:style-name="T7">v.</text:span><text:span text:style-name="T5"> Afilar, aguzar, sacar</text:span></text:p>
      <text:p text:style-name="P5"><text:tab/>punta.</text:p>
      <text:p text:style-name="P7"><text:span text:style-name="T6">Fijitaidi</text:span><text:span text:style-name="T5"> </text:span><text:span text:style-name="T7">s.</text:span><text:span text:style-name="T5"> Afilador, el que se</text:span></text:p>
      <text:p text:style-name="P5"><text:tab/>ocupa en afilar cosas.</text:p>
      <text:p text:style-name="P7"><text:span text:style-name="T6">Fijixẽ ĩxajaha</text:span><text:span text:style-name="T5"> </text:span><text:span text:style-name="T7">v.</text:span><text:span text:style-name="T5"> Estar afilado.</text:span></text:p>
      <text:p text:style-name="P7"><text:span text:style-name="T6">Fijixẽhdajaha</text:span><text:span text:style-name="T5"> </text:span><text:span text:style-name="T7">v.</text:span><text:span text:style-name="T5"> Afilar bien algo.</text:span></text:p>
      <text:p text:style-name="P7"><text:span text:style-name="T6">Filili</text:span><text:span text:style-name="T5"> </text:span><text:span text:style-name="T7">s.</text:span><text:span text:style-name="T5"> Pato güiro (esp. de pájaro).</text:span></text:p>
      <text:p text:style-name="P7"><text:span text:style-name="T6">Fililihmo</text:span><text:span text:style-name="T5"> </text:span><text:span text:style-name="T7">s.</text:span><text:span text:style-name="T5"> Tráquea.</text:span></text:p>
      <text:p text:style-name="P7"><text:span text:style-name="T6">Filuwa</text:span><text:span text:style-name="T5"> </text:span><text:span text:style-name="T7">adj.</text:span><text:span text:style-name="T5"> Tostado.</text:span></text:p>
      <text:p text:style-name="P7"><text:span text:style-name="T6">Filuwaxahdajaha</text:span><text:span text:style-name="T5"> </text:span><text:span text:style-name="T7">v.</text:span><text:span text:style-name="T5"> Achicharrar,</text:span></text:p>
      <text:p text:style-name="P5"><text:tab/>tostar.</text:p>
      <text:p text:style-name="P7"><text:span text:style-name="T6">Fimo</text:span><text:span text:style-name="T5"> </text:span><text:span text:style-name="T7">s.</text:span><text:span text:style-name="T5"> </text:span><text:span text:style-name="T6">1.</text:span><text:span text:style-name="T5"> Cachorros. </text:span><text:span text:style-name="T6">2.</text:span><text:span text:style-name="T5"> Pichones.</text:span></text:p>
      <text:p text:style-name="P7"><text:soft-page-break/><text:span text:style-name="T5"><text:tab/></text:span><text:span text:style-name="T6">3.</text:span><text:span text:style-name="T5"> Crías.</text:span></text:p>
      <text:p text:style-name="P7"><text:span text:style-name="T6">Fimori sĩgwehdexomehri</text:span><text:span text:style-name="T5"> </text:span><text:span text:style-name="T7">s.</text:span><text:span text:style-name="T5"> Criadero.</text:span></text:p>
      <text:p text:style-name="P7"><text:span text:style-name="T6">Fipehgue</text:span><text:span text:style-name="T5"> </text:span><text:span text:style-name="T7">adj.</text:span><text:span text:style-name="T5"> Dispuesto.</text:span></text:p>
      <text:p text:style-name="P7"><text:span text:style-name="T6">Fitajaha</text:span><text:span text:style-name="T5"> </text:span><text:span text:style-name="T7">v.</text:span><text:span text:style-name="T5"> Hacer concebir a una</text:span></text:p>
      <text:p text:style-name="P5"><text:tab/>mujer.</text:p>
      <text:p text:style-name="P7"><text:span text:style-name="T6">Fĩãhñajaha</text:span><text:span text:style-name="T5"> </text:span><text:span text:style-name="T7">v.</text:span><text:span text:style-name="T5"> Tirar varias veces.</text:span></text:p>
      <text:p text:style-name="P7"><text:span text:style-name="T6">Fĩtua</text:span><text:span text:style-name="T5"> </text:span><text:span text:style-name="T7">adj.</text:span><text:span text:style-name="T5"> Desequilibrado.</text:span></text:p>
      <text:p text:style-name="P7"><text:span text:style-name="T6">Fĩtuajaha</text:span><text:span text:style-name="T5"> </text:span><text:span text:style-name="T7">v.</text:span><text:span text:style-name="T5"> Andar desequilibrado</text:span></text:p>
      <text:p text:style-name="P5"><text:tab/>como un borracho.</text:p>
      <text:p text:style-name="P7"><text:span text:style-name="T6">Fĩtuaxahdajaha</text:span><text:span text:style-name="T5"> </text:span><text:span text:style-name="T7">v.</text:span><text:span text:style-name="T5"> Hacer andar</text:span></text:p>
      <text:p text:style-name="P5"><text:tab/>desequilibrado como un borracho.</text:p>
      <text:p text:style-name="P7"><text:span text:style-name="T6">Fuese</text:span><text:span text:style-name="T5"> </text:span><text:span text:style-name="T7">s.</text:span><text:span text:style-name="T5"> Machos de flecha (palitos</text:span></text:p>
      <text:p text:style-name="P7"><text:span text:style-name="T5"><text:tab/></text:span>que se empatan con la verada en</text:p>
      <text:p text:style-name="P7"><text:tab/><text:span text:style-name="T5">los que se planta la punta de la</text:span></text:p>
      <text:p text:style-name="P5"><text:tab/>flecha).</text:p>
      <text:p text:style-name="P7"><text:span text:style-name="T6">Fuese</text:span><text:span text:style-name="T5"> </text:span><text:span text:style-name="T7">s.</text:span><text:span text:style-name="T5"> Guayabo rayán (esp. de</text:span></text:p>
      <text:p text:style-name="P5"><text:tab/>árbol).</text:p>
      <text:p text:style-name="P7"><text:span text:style-name="T6">Fueseje</text:span><text:span text:style-name="T5"> </text:span><text:span text:style-name="T7">s.</text:span><text:span text:style-name="T5"> Machito para flecha.</text:span></text:p>
      <text:p text:style-name="P7"><text:span text:style-name="T6">Fuesellu</text:span><text:span text:style-name="T5"> </text:span><text:span text:style-name="T7">s.</text:span><text:span text:style-name="T5"> Guayabo rayán (esp. de</text:span></text:p>
      <text:p text:style-name="P7"><text:span text:style-name="T5"><text:tab/></text:span>árbol).</text:p>
      <text:p text:style-name="P7"/>
      <text:p text:style-name="P7">[Seite 18]</text:p>
      <text:p text:style-name="P7">[Spalte 1]</text:p>
      <text:p text:style-name="P7"/>
      <text:p text:style-name="P3">G, g</text:p>
      <text:p text:style-name="P7"/>
      <text:p text:style-name="P7"><text:span text:style-name="T6">Gahajaha</text:span><text:span text:style-name="T5"> </text:span><text:span text:style-name="T7">v.</text:span><text:span text:style-name="T5"> Cernir.</text:span></text:p>
      <text:p text:style-name="P7"><text:span text:style-name="T6">Gajamajaha</text:span><text:span text:style-name="T5"> </text:span><text:span text:style-name="T7">v.</text:span><text:span text:style-name="T5"> Hacer erupción.</text:span></text:p>
      <text:p text:style-name="P7"><text:span text:style-name="T6">Gãlõsa</text:span><text:span text:style-name="T5"> </text:span><text:span text:style-name="T7">s.</text:span><text:span text:style-name="T5"> Ombligo.</text:span></text:p>
      <text:p text:style-name="P7"><text:span text:style-name="T6">Gode</text:span><text:span text:style-name="T5"> </text:span><text:span text:style-name="T7">adj.</text:span><text:span text:style-name="T5"> </text:span><text:span text:style-name="T6">1.</text:span><text:span text:style-name="T5"> Grande. </text:span><text:span text:style-name="T6">2.</text:span><text:span text:style-name="T5"> Ancho</text:span></text:p>
      <text:p text:style-name="P5"><text:tab/>(cosas planas como tabla, ruana,</text:p>
      <text:p text:style-name="P5"/>
      <text:p text:style-name="P7">[Seite 18]</text:p>
      <text:p text:style-name="P7">[Spalte 2]</text:p>
      <text:p text:style-name="P7"/>
      <text:p text:style-name="P7"><text:tab/>machete) (Véase <text:span text:style-name="T1">Wode, wodl</text:span>).</text:p>
      <text:p text:style-name="P7"><text:span text:style-name="T6">Gopeha</text:span><text:span text:style-name="T5"> </text:span><text:span text:style-name="T7">s.</text:span><text:span text:style-name="T5"> Hinchazón: enfermedad</text:span></text:p>
      <text:p text:style-name="P5"><text:tab/>causada por el mal de ojo</text:p>
      <text:p text:style-name="P5"><text:tab/>(superstición de males que puede</text:p>
      <text:p text:style-name="P7"><text:span text:style-name="T5"><text:tab/></text:span>recibir una persona por ser mirada</text:p>
      <text:p text:style-name="P7"/>
      <text:p text:style-name="P7">[Seite 19]</text:p>
      <text:p text:style-name="P5">[Spalte 1]</text:p>
      <text:p text:style-name="P5"/>
      <text:p text:style-name="P5"><text:tab/>por otra de cierta manera).</text:p>
      <text:p text:style-name="P7"><text:span text:style-name="T6">Gotomajaha</text:span><text:span text:style-name="T5"> </text:span><text:span text:style-name="T7">v.</text:span><text:span text:style-name="T5"> Aumentarse un líquido.</text:span></text:p>
      <text:p text:style-name="P7"><text:span text:style-name="T6">Gowahjaha</text:span><text:span text:style-name="T5"> </text:span><text:span text:style-name="T7">v.</text:span><text:span text:style-name="T5"> Mendigar.</text:span></text:p>
      <text:p text:style-name="P7"><text:span text:style-name="T6">Gowehgajaha</text:span><text:span text:style-name="T5"> </text:span><text:span text:style-name="T7">v.</text:span><text:span text:style-name="T5"> </text:span><text:span text:style-name="T6">1.</text:span><text:span text:style-name="T5"> Guardar.</text:span></text:p>
      <text:p text:style-name="P7"><text:span text:style-name="T5"><text:tab/></text:span><text:span text:style-name="T6">2.</text:span><text:span text:style-name="T5"> Economizar. </text:span><text:span text:style-name="T6">3.</text:span><text:span text:style-name="T5"> Apartar algo</text:span></text:p>
      <text:p text:style-name="P5"><text:tab/>para uno mismo.</text:p>
      <text:p text:style-name="P7"><text:span text:style-name="T6">Gowehjaha</text:span><text:span text:style-name="T5"> </text:span><text:span text:style-name="T7">v.</text:span><text:span text:style-name="T5"> </text:span><text:span text:style-name="T6">1.</text:span><text:span text:style-name="T5"> Guardar.</text:span></text:p>
      <text:p text:style-name="P7"><text:span text:style-name="T5"><text:tab/></text:span><text:span text:style-name="T6">2.</text:span><text:span text:style-name="T5"> Economizar. </text:span><text:span text:style-name="T6">3.</text:span><text:span text:style-name="T5"> Apartar algo</text:span></text:p>
      <text:p text:style-name="P5"><text:soft-page-break/><text:tab/>para otra persona.</text:p>
      <text:p text:style-name="P7"><text:span text:style-name="T6">Gõhgota</text:span><text:span text:style-name="T5"> </text:span><text:span text:style-name="T7">s.</text:span><text:span text:style-name="T5"> Rata.</text:span></text:p>
      <text:p text:style-name="P7"><text:span text:style-name="T6">Gõhlo</text:span><text:span text:style-name="T5"> </text:span><text:span text:style-name="T7">s.</text:span><text:span text:style-name="T5"> Ronquido de una persona</text:span></text:p>
      <text:p text:style-name="P5"><text:tab/>dormida.</text:p>
      <text:p text:style-name="P7"><text:span text:style-name="T6">Gõhlohguehe</text:span><text:span text:style-name="T5"> </text:span><text:span text:style-name="T7">s.</text:span><text:span text:style-name="T5"> Roncador.</text:span></text:p>
      <text:p text:style-name="P7"><text:span text:style-name="T6">Gõhlojaha</text:span><text:span text:style-name="T5"> </text:span><text:span text:style-name="T7">v.</text:span><text:span text:style-name="T5"> Roncar.</text:span></text:p>
      <text:p text:style-name="P7"><text:span text:style-name="T6">Gõhlosegajaha</text:span><text:span text:style-name="T5"> </text:span><text:span text:style-name="T7">v.</text:span><text:span text:style-name="T5"> Roncar (Véase</text:span></text:p>
      <text:p text:style-name="P7"><text:span text:style-name="T5"><text:tab/></text:span><text:span text:style-name="T6">Gõhlojaha</text:span><text:span text:style-name="T5">).</text:span></text:p>
      <text:p text:style-name="P7"><text:span text:style-name="T6">Gõlojaha</text:span><text:span text:style-name="T5"> </text:span><text:span text:style-name="T7">v.</text:span><text:span text:style-name="T5"> </text:span><text:span text:style-name="T6">1.</text:span><text:span text:style-name="T5"> Rugir. </text:span><text:span text:style-name="T6">2.</text:span><text:span text:style-name="T5"> Bramar.</text:span></text:p>
      <text:p text:style-name="P7"><text:span text:style-name="T6">Gudehã</text:span><text:span text:style-name="T5"> </text:span><text:span text:style-name="T7">interj.</text:span><text:span text:style-name="T5"> Adiós.</text:span></text:p>
      <text:p text:style-name="P7"><text:span text:style-name="T6">Guijoli</text:span><text:span text:style-name="T5"> </text:span><text:span text:style-name="T7">s.</text:span><text:span text:style-name="T5"> Rollones (esp. de hormigas).</text:span></text:p>
      <text:p text:style-name="P7"><text:span text:style-name="T6">Gupõhxajaha</text:span><text:span text:style-name="T5"> </text:span><text:span text:style-name="T7">v.</text:span><text:span text:style-name="T5"> Andar.</text:span></text:p>
      <text:p text:style-name="P7"><text:span text:style-name="T6">Gupule</text:span><text:span text:style-name="T5"> </text:span><text:span text:style-name="T7">s.</text:span><text:span text:style-name="T5"> Garza bupure (esp. de</text:span></text:p>
      <text:p text:style-name="P5"><text:tab/>pájaro).</text:p>
      <text:p text:style-name="P5"/>
      <text:p text:style-name="P5">[Seite 19]</text:p>
      <text:p text:style-name="P5">[Spalte 2]</text:p>
      <text:p text:style-name="P5"/>
      <text:p text:style-name="P5">[BILD] Gõhgota</text:p>
      <text:p text:style-name="P7"><text:span text:style-name="T6">Guwa</text:span><text:span text:style-name="T5"> </text:span><text:span text:style-name="T7">s.</text:span><text:span text:style-name="T5"> Viento.</text:span></text:p>
      <text:p text:style-name="P7"><text:span text:style-name="T6">Guwahefa</text:span><text:span text:style-name="T5"> </text:span><text:span text:style-name="T7">s.</text:span><text:span text:style-name="T5"> Año. </text:span><text:span text:style-name="T7">pl.</text:span><text:span text:style-name="T5"> </text:span><text:span text:style-name="T6">Guwahefaha</text:span><text:span text:style-name="T5">.</text:span></text:p>
      <text:p text:style-name="P7"><text:span text:style-name="T6">Guwahefahga</text:span><text:span text:style-name="T5"> </text:span><text:span text:style-name="T7">adj.</text:span><text:span text:style-name="T5"> Anual.</text:span></text:p>
      <text:p text:style-name="P7"><text:span text:style-name="T6">Guwajaha</text:span><text:span text:style-name="T5"> </text:span><text:span text:style-name="T7">v.</text:span><text:span text:style-name="T5"> </text:span><text:span text:style-name="T6">1.</text:span><text:span text:style-name="T5"> Caminar. </text:span><text:span text:style-name="T6">2.</text:span><text:span text:style-name="T5"> Ir.</text:span></text:p>
      <text:p text:style-name="P7"><text:span text:style-name="T5"><text:tab/></text:span><text:span text:style-name="T6">3.</text:span><text:span text:style-name="T5"> Asistir.</text:span></text:p>
      <text:p text:style-name="P7"><text:span text:style-name="T6">Guwamena</text:span><text:span text:style-name="T5"> </text:span><text:span text:style-name="T7">s.</text:span><text:span text:style-name="T5"> Primavera.</text:span></text:p>
      <text:p text:style-name="P7"><text:span text:style-name="T6">Guwana</text:span><text:span text:style-name="T5"> </text:span><text:span text:style-name="T7">s.</text:span><text:span text:style-name="T5"> Verano.</text:span></text:p>
      <text:p text:style-name="P7"><text:span text:style-name="T6">Guwehjaha</text:span><text:span text:style-name="T5"> </text:span><text:span text:style-name="T7">v.</text:span><text:span text:style-name="T5"> </text:span><text:span text:style-name="T6">1.</text:span><text:span text:style-name="T5"> Irse. </text:span><text:span text:style-name="T6">2.</text:span><text:span text:style-name="T5"> Salirse.</text:span></text:p>
      <text:p text:style-name="P7"><text:span text:style-name="T6">Guwigaha</text:span><text:span text:style-name="T5"> </text:span><text:span text:style-name="T7">s.</text:span><text:span text:style-name="T5"> Asistencia.</text:span></text:p>
      <text:p text:style-name="P5"/>
      <text:p text:style-name="P5">[Seite 19]</text:p>
      <text:p text:style-name="P5">[Spalte 1]</text:p>
      <text:p text:style-name="P5"/>
      <text:p text:style-name="P4">I, i</text:p>
      <text:p text:style-name="P5"/>
      <text:p text:style-name="P7"><text:span text:style-name="T6">Iadajaha</text:span><text:span text:style-name="T5"> </text:span><text:span text:style-name="T7">v.</text:span><text:span text:style-name="T5"> Secar.</text:span></text:p>
      <text:p text:style-name="P7"><text:span text:style-name="T6">Iahgajaha</text:span><text:span text:style-name="T5"> </text:span><text:span text:style-name="T7">v.</text:span><text:span text:style-name="T5"> Perderse, perder.</text:span></text:p>
      <text:p text:style-name="P7"><text:span text:style-name="T6">Iamajaha</text:span><text:span text:style-name="T5"> </text:span><text:span text:style-name="T7">v.</text:span><text:span text:style-name="T5"> Secarse.</text:span></text:p>
      <text:p text:style-name="P7"><text:span text:style-name="T6">Ibihahgaha</text:span><text:span text:style-name="T5"> </text:span><text:span text:style-name="T7">s.</text:span><text:span text:style-name="T5"> Baño.</text:span></text:p>
      <text:p text:style-name="P7"><text:span text:style-name="T6">Ibihajaha</text:span><text:span text:style-name="T5"> </text:span><text:span text:style-name="T7">v.</text:span><text:span text:style-name="T5"> Bañarse.</text:span></text:p>
      <text:p text:style-name="P7"><text:span text:style-name="T6">Icoho</text:span><text:span text:style-name="T5"> </text:span><text:span text:style-name="T7">s.</text:span><text:span text:style-name="T5"> Estómago. </text:span><text:span text:style-name="T7">pl.</text:span><text:span text:style-name="T5"> Icuallu.</text:span></text:p>
      <text:p text:style-name="P7"><text:span text:style-name="T6">Icuaa</text:span><text:span text:style-name="T5"> </text:span><text:span text:style-name="T7">s.</text:span><text:span text:style-name="T5"> Comida.</text:span></text:p>
      <text:p text:style-name="P7"><text:span text:style-name="T6">Icuaa doajaha</text:span><text:span text:style-name="T5"> </text:span><text:span text:style-name="T7">v.</text:span><text:span text:style-name="T5"> Cocinar.</text:span></text:p>
      <text:p text:style-name="P7"><text:span text:style-name="T6">Icuaa õwãha</text:span><text:span text:style-name="T5"> </text:span><text:span text:style-name="T7">s.</text:span><text:span text:style-name="T5"> Apetito.</text:span></text:p>
      <text:p text:style-name="P7"><text:span text:style-name="T6">Icuaa õwãxoa</text:span><text:span text:style-name="T5"> </text:span><text:span text:style-name="T7">adj.</text:span><text:span text:style-name="T5"> Apetitoso.</text:span></text:p>
      <text:p text:style-name="P7"><text:span text:style-name="T6">Icuajaha</text:span><text:span text:style-name="T5"> </text:span><text:span text:style-name="T7">v.</text:span><text:span text:style-name="T5"> Comer.</text:span></text:p>
      <text:p text:style-name="P7"><text:span text:style-name="T6">Icuaxoa</text:span><text:span text:style-name="T5"> </text:span><text:span text:style-name="T7">s.</text:span><text:span text:style-name="T5"> Alimento.</text:span></text:p>
      <text:p text:style-name="P7"><text:span text:style-name="T6">Icudi</text:span><text:span text:style-name="T5"> </text:span><text:span text:style-name="T7">adj.</text:span><text:span text:style-name="T5"> Soltero.</text:span></text:p>
      <text:p text:style-name="P7"><text:span text:style-name="T6">Icudiajaha</text:span><text:span text:style-name="T5"> </text:span><text:span text:style-name="T7">v.</text:span><text:span text:style-name="T5"> Estar soltero.</text:span></text:p>
      <text:p text:style-name="P7"><text:span text:style-name="T6">Icuehdaguihajaha</text:span><text:span text:style-name="T5"> </text:span><text:span text:style-name="T7">v.</text:span><text:span text:style-name="T5"> Alimentarse.</text:span></text:p>
      <text:p text:style-name="P7"><text:span text:style-name="T6">Icuehdajaha</text:span><text:span text:style-name="T5"> </text:span><text:span text:style-name="T7">v.</text:span><text:span text:style-name="T5"> Alimentar.</text:span></text:p>
      <text:p text:style-name="P7"><text:span text:style-name="T6">Iculi</text:span><text:span text:style-name="T5"> </text:span><text:span text:style-name="T7">s.</text:span><text:span text:style-name="T5"> Morrocoy (esp. de tortuga).</text:span></text:p>
      <text:p text:style-name="P7"><text:span text:style-name="T6">Icutiñu</text:span><text:span text:style-name="T5"> </text:span><text:span text:style-name="T7">s.</text:span><text:span text:style-name="T5"> Palma real.</text:span></text:p>
      <text:p text:style-name="P7"><text:soft-page-break/><text:span text:style-name="T6">Icutipu</text:span><text:span text:style-name="T5"> </text:span><text:span text:style-name="T7">s.</text:span><text:span text:style-name="T5"> Palmar (donde hay</text:span></text:p>
      <text:p text:style-name="P5"><text:tab/>muchas palmas).</text:p>
      <text:p text:style-name="P7"><text:span text:style-name="T6">Icuxu</text:span><text:span text:style-name="T5"> </text:span><text:span text:style-name="T7">s.</text:span><text:span text:style-name="T5"> Solterona.</text:span></text:p>
      <text:p text:style-name="P7"><text:span text:style-name="T6">Ichabahdu</text:span><text:span text:style-name="T5"> </text:span><text:span text:style-name="T7">adj.</text:span><text:span text:style-name="T5"> Pequeños (anim.)</text:span></text:p>
      <text:p text:style-name="P5"/>
      <text:p text:style-name="P7">[Seite 19]</text:p>
      <text:p text:style-name="P7">[Spalte 2]</text:p>
      <text:p text:style-name="P7"/>
      <text:p text:style-name="P7"><text:tab/>(Véase <text:span text:style-name="T1">Isabahdu</text:span>).</text:p>
      <text:p text:style-name="P7"><text:span text:style-name="T6">Ichabajaha</text:span><text:span text:style-name="T5"> </text:span><text:span text:style-name="T7">v.</text:span><text:span text:style-name="T5"> Bañar.</text:span></text:p>
      <text:p text:style-name="P7"><text:span text:style-name="T6">Ichabaje</text:span><text:span text:style-name="T5"> </text:span><text:span text:style-name="T7">adj.</text:span><text:span text:style-name="T5"> Pequeño, pequeños</text:span></text:p>
      <text:p text:style-name="P5"><text:tab/>(anim.).</text:p>
      <text:p text:style-name="P7"><text:span text:style-name="T6">Ichabaje nee</text:span><text:span text:style-name="T5"> </text:span><text:span text:style-name="T7">s.</text:span><text:span text:style-name="T5"> Criatura.</text:span></text:p>
      <text:p text:style-name="P7"><text:span text:style-name="T6">Ichabajehbame</text:span><text:span text:style-name="T5"> </text:span><text:span text:style-name="T7">adj.</text:span><text:span text:style-name="T5"> Adelgazado.</text:span></text:p>
      <text:p text:style-name="P7"><text:span text:style-name="T6">Ichachuje</text:span><text:span text:style-name="T5"> </text:span><text:span text:style-name="T7">s.</text:span><text:span text:style-name="T5"> </text:span><text:span text:style-name="T6">1.</text:span><text:span text:style-name="T5"> Púa de avispa, de</text:span></text:p>
      <text:p text:style-name="P5"><text:tab/>raya o de cualquier insecto.</text:p>
      <text:p text:style-name="P7"><text:span text:style-name="T5"><text:tab/></text:span><text:span text:style-name="T6">2.</text:span><text:span text:style-name="T5"> Pequeñito, pequeñita.</text:span></text:p>
      <text:p text:style-name="P7"><text:span text:style-name="T6">Ichadajaha</text:span><text:span text:style-name="T5"> </text:span><text:span text:style-name="T7">v.</text:span><text:span text:style-name="T5"> </text:span><text:span text:style-name="T6">1.</text:span><text:span text:style-name="T5"> Embarrar.</text:span></text:p>
      <text:p text:style-name="P7"><text:span text:style-name="T5"><text:tab/></text:span><text:span text:style-name="T6">2.</text:span><text:span text:style-name="T5"> Pintar untando.</text:span></text:p>
      <text:p text:style-name="P7"><text:span text:style-name="T6">Ichagajaha</text:span><text:span text:style-name="T5"> </text:span><text:span text:style-name="T7">v.</text:span><text:span text:style-name="T5"> Darse.</text:span></text:p>
      <text:p text:style-name="P7"><text:span text:style-name="T6">Ichaheje</text:span><text:span text:style-name="T5"> </text:span><text:span text:style-name="T7">adj.</text:span><text:span text:style-name="T5"> Delgado, estrecho.</text:span></text:p>
      <text:p text:style-name="P7"><text:span text:style-name="T6">Ichahejehmahgaha</text:span><text:span text:style-name="T5"> </text:span><text:span text:style-name="T7">s.</text:span><text:span text:style-name="T5"> Delgadez.</text:span></text:p>
      <text:p text:style-name="P7"><text:span text:style-name="T6">Ichahgaha</text:span><text:span text:style-name="T5"> </text:span><text:span text:style-name="T7">s.</text:span><text:span text:style-name="T5"> Donación.</text:span></text:p>
      <text:p text:style-name="P7"><text:span text:style-name="T6">Ichahje</text:span><text:span text:style-name="T5"> </text:span><text:span text:style-name="T7">adj.</text:span><text:span text:style-name="T5"> Delgado, estrecho.</text:span></text:p>
      <text:p text:style-name="P7"><text:span text:style-name="T6">Ichahjehmahme</text:span><text:span text:style-name="T5"> </text:span><text:span text:style-name="T7">adj.</text:span><text:span text:style-name="T5"> Angosto.</text:span></text:p>
      <text:p text:style-name="P7"><text:span text:style-name="T6">Ichaidi</text:span><text:span text:style-name="T5"> </text:span><text:span text:style-name="T7">s.</text:span><text:span text:style-name="T5"> El dador.</text:span></text:p>
      <text:p text:style-name="P7"><text:span text:style-name="T6">Ichajaha</text:span><text:span text:style-name="T5"> </text:span><text:span text:style-name="T7">v.</text:span><text:span text:style-name="T5"> Dar.</text:span></text:p>
      <text:p text:style-name="P7"><text:span text:style-name="T6">Ichajahri johdihri quelehgaha</text:span><text:span text:style-name="T5"> </text:span><text:span text:style-name="T7">v.</text:span></text:p>
      <text:p text:style-name="P5"><text:tab/>Delegar.</text:p>
      <text:p text:style-name="P7"><text:span text:style-name="T6">Ichajahri ñahiñoohri</text:span><text:span text:style-name="T5"> </text:span><text:span text:style-name="T7">s.</text:span><text:span text:style-name="T5"> Caridad.</text:span></text:p>
      <text:p text:style-name="P5"/>
      <text:p text:style-name="P5">[Seite 20]</text:p>
      <text:p text:style-name="P5">[Spalte 1]</text:p>
      <text:p text:style-name="P5"/>
      <text:p text:style-name="P7"><text:span text:style-name="T6">Ichaje</text:span><text:span text:style-name="T5"> </text:span><text:span text:style-name="T7">adj.</text:span><text:span text:style-name="T5"> Poco, poquito.</text:span></text:p>
      <text:p text:style-name="P7"><text:span text:style-name="T6">Ichajehmajaha</text:span><text:span text:style-name="T5"> </text:span><text:span text:style-name="T7">v.</text:span><text:span text:style-name="T5"> Adelgazar.</text:span></text:p>
      <text:p text:style-name="P7"><text:span text:style-name="T6">Ichaxejãhdajaha</text:span><text:span text:style-name="T5"> </text:span><text:span text:style-name="T7">v.</text:span><text:span text:style-name="T5"> Hacer pequeño,</text:span></text:p>
      <text:p text:style-name="P5"><text:tab/>achicar.</text:p>
      <text:p text:style-name="P7"><text:span text:style-name="T6">Ichaxẽha paxu</text:span><text:span text:style-name="T5"> </text:span><text:span text:style-name="T7">s.</text:span><text:span text:style-name="T5"> Ojos chiquitos.</text:span></text:p>
      <text:p text:style-name="P7"><text:span text:style-name="T6">Ichaxẽhjẽ</text:span><text:span text:style-name="T5"> </text:span><text:span text:style-name="T7">adj.</text:span><text:span text:style-name="T5"> Pequeñito.</text:span></text:p>
      <text:p text:style-name="P7"><text:span text:style-name="T6">Ichaxẽje</text:span><text:span text:style-name="T5"> </text:span><text:span text:style-name="T7">adj.</text:span><text:span text:style-name="T5"> Pequeñito (anim.).</text:span></text:p>
      <text:p text:style-name="P7"><text:span text:style-name="T6">Ichaxẽjehdajaha</text:span><text:span text:style-name="T5"> </text:span><text:span text:style-name="T7">v.</text:span><text:span text:style-name="T5"> Achicar, hacer</text:span></text:p>
      <text:p text:style-name="P5"><text:tab/>pequeño.</text:p>
      <text:p text:style-name="P7"><text:span text:style-name="T6">Ichaxẽjehna</text:span><text:span text:style-name="T5"> </text:span><text:span text:style-name="T7">adj.</text:span><text:span text:style-name="T5"> Pequeñitos (anim.).</text:span></text:p>
      <text:p text:style-name="P7"><text:span text:style-name="T6">Iche</text:span><text:span text:style-name="T5"> </text:span><text:span text:style-name="T7">s.</text:span><text:span text:style-name="T5"> El que da.</text:span></text:p>
      <text:p text:style-name="P7"><text:span text:style-name="T6">Ichedahguihajaha</text:span><text:span text:style-name="T5"> </text:span><text:span text:style-name="T7">v.</text:span><text:span text:style-name="T5"> Dejarse de.</text:span></text:p>
      <text:p text:style-name="P7"><text:span text:style-name="T6">Icheha</text:span><text:span text:style-name="T5"> </text:span><text:span text:style-name="T7">s.</text:span><text:span text:style-name="T5"> </text:span><text:span text:style-name="T6">1.</text:span><text:span text:style-name="T5"> Lo que se da. </text:span><text:span text:style-name="T6">2.</text:span><text:span text:style-name="T5"> Fácil</text:span></text:p>
      <text:p text:style-name="P5"><text:tab/>de obtener, fácil de conseguir.</text:p>
      <text:p text:style-name="P7"><text:span text:style-name="T6">Ichehdahgajaha</text:span><text:span text:style-name="T5"> </text:span><text:span text:style-name="T7">v.</text:span><text:span text:style-name="T5"> Dejarse.</text:span></text:p>
      <text:p text:style-name="P7"><text:span text:style-name="T6">Ichehdajaha</text:span><text:span text:style-name="T5"> </text:span><text:span text:style-name="T7">v.</text:span><text:span text:style-name="T5"> </text:span><text:span text:style-name="T6">1.</text:span><text:span text:style-name="T5"> Dejar. </text:span><text:span text:style-name="T6">2.</text:span><text:span text:style-name="T5"> Admitir.</text:span></text:p>
      <text:p text:style-name="P7"><text:span text:style-name="T6">Ichi</text:span><text:span text:style-name="T5"> </text:span><text:span text:style-name="T7">s.</text:span><text:span text:style-name="T5"> </text:span><text:span text:style-name="T6">1.</text:span><text:span text:style-name="T5"> Sarna. </text:span><text:span text:style-name="T6">2.</text:span><text:span text:style-name="T5"> Rasquiña. </text:span><text:span text:style-name="T6">3.</text:span><text:span text:style-name="T5"> Piquiña.</text:span></text:p>
      <text:p text:style-name="P7"><text:span text:style-name="T6">Ichibajaha</text:span><text:span text:style-name="T5"> </text:span><text:span text:style-name="T7">v.</text:span><text:span text:style-name="T5"> Bañar.</text:span></text:p>
      <text:p text:style-name="P7"><text:soft-page-break/><text:span text:style-name="T6">Ichiga</text:span><text:span text:style-name="T5"> </text:span><text:span text:style-name="T7">s.</text:span><text:span text:style-name="T5"> Cosas que causan rasquiña,</text:span></text:p>
      <text:p text:style-name="P5"><text:tab/>cosas que dan cosquillas.</text:p>
      <text:p text:style-name="P7"><text:span text:style-name="T6">Ichigueha</text:span><text:span text:style-name="T5"> </text:span><text:span text:style-name="T7">s.</text:span><text:span text:style-name="T5"> Cosquillas.</text:span></text:p>
      <text:p text:style-name="P7"><text:span text:style-name="T6">Idi</text:span><text:span text:style-name="T5"> </text:span><text:span text:style-name="T7">s.</text:span><text:span text:style-name="T5"> Suciedad.</text:span></text:p>
      <text:p text:style-name="P7"><text:span text:style-name="T6">Idiga</text:span><text:span text:style-name="T5"> </text:span><text:span text:style-name="T7">adj.</text:span><text:span text:style-name="T5"> Sucio (cosas).</text:span></text:p>
      <text:p text:style-name="P7"><text:span text:style-name="T6">Idigajaha</text:span><text:span text:style-name="T5"> </text:span><text:span text:style-name="T7">v.</text:span><text:span text:style-name="T5"> Estar sucio.</text:span></text:p>
      <text:p text:style-name="P7"><text:span text:style-name="T6">Idigo</text:span><text:span text:style-name="T5"> </text:span><text:span text:style-name="T7">adj.</text:span><text:span text:style-name="T5"> Sucia.</text:span></text:p>
      <text:p text:style-name="P7"><text:span text:style-name="T6">Idigue</text:span><text:span text:style-name="T5"> </text:span><text:span text:style-name="T7">adj.</text:span><text:span text:style-name="T5"> Sucio (anim.).</text:span></text:p>
      <text:p text:style-name="P7"><text:span text:style-name="T6">Iditahgajaha</text:span><text:span text:style-name="T5"> </text:span><text:span text:style-name="T7">v.</text:span><text:span text:style-name="T5"> Ensuciarse.</text:span></text:p>
      <text:p text:style-name="P7"><text:span text:style-name="T6">Iditajaha</text:span><text:span text:style-name="T5"> </text:span><text:span text:style-name="T7">v.</text:span><text:span text:style-name="T5"> Ensuciar.</text:span></text:p>
      <text:p text:style-name="P7"><text:span text:style-name="T6">Iella</text:span><text:span text:style-name="T5"> </text:span><text:span text:style-name="T7">s.</text:span><text:span text:style-name="T5"> Raíces.</text:span></text:p>
      <text:p text:style-name="P7"><text:span text:style-name="T6">Iellahgajaha</text:span><text:span text:style-name="T5"> </text:span><text:span text:style-name="T7">v.</text:span><text:span text:style-name="T5"> Echar raíces.</text:span></text:p>
      <text:p text:style-name="P7"><text:span text:style-name="T6">Ihajaha</text:span><text:span text:style-name="T5"> </text:span><text:span text:style-name="T7">v.</text:span><text:span text:style-name="T5"> Botar, tirar.</text:span></text:p>
      <text:p text:style-name="P7"><text:span text:style-name="T6">Ihbiahgajaha ĩxijahri</text:span><text:span text:style-name="T5"> </text:span><text:span text:style-name="T7">v.</text:span><text:span text:style-name="T5"> Tener que</text:span></text:p>
      <text:p text:style-name="P5"><text:tab/>bañarse.</text:p>
      <text:p text:style-name="P7"><text:span text:style-name="T6">Ihbihajaha</text:span><text:span text:style-name="T5"> </text:span><text:span text:style-name="T7">v.</text:span><text:span text:style-name="T5"> Ir a bañarse (Véase</text:span></text:p>
      <text:p text:style-name="P7"><text:span text:style-name="T5"><text:tab/></text:span><text:span text:style-name="T6">Ihllahbihajah</text:span><text:span text:style-name="T5">).</text:span></text:p>
      <text:p text:style-name="P7"><text:span text:style-name="T6">Ihda</text:span><text:span text:style-name="T5"> </text:span><text:span text:style-name="T7">adj.</text:span><text:span text:style-name="T5"> Picante.</text:span></text:p>
      <text:p text:style-name="P7"><text:span text:style-name="T6">Ihdehgaha</text:span><text:span text:style-name="T5"> </text:span><text:span text:style-name="T7">s.</text:span><text:span text:style-name="T5"> Piedrecitas de las que</text:span></text:p>
      <text:p text:style-name="P5"><text:tab/>se saca tintura para pintar tinajas.</text:p>
      <text:p text:style-name="P7"><text:span text:style-name="T6">Ihdigahadi</text:span><text:span text:style-name="T5"> </text:span><text:span text:style-name="T7">s.</text:span><text:span text:style-name="T5"> Crueldad.</text:span></text:p>
      <text:p text:style-name="P7"><text:span text:style-name="T6">Ihdiguedi</text:span><text:span text:style-name="T5"> </text:span><text:span text:style-name="T7">adj.</text:span><text:span text:style-name="T5"> Cruel.</text:span></text:p>
      <text:p text:style-name="P7"><text:span text:style-name="T6">Ihdihga jĩãjaha</text:span><text:span text:style-name="T5"> </text:span><text:span text:style-name="T7">v.</text:span><text:span text:style-name="T5"> Compadecer.</text:span></text:p>
      <text:p text:style-name="P7"><text:span text:style-name="T6">Ihdihgaidi</text:span><text:span text:style-name="T5"> </text:span><text:span text:style-name="T7">adj.</text:span><text:span text:style-name="T5"> </text:span><text:span text:style-name="T6">1.</text:span><text:span text:style-name="T5"> Compasivo.</text:span></text:p>
      <text:p text:style-name="P7"><text:span text:style-name="T5"><text:tab/></text:span><text:span text:style-name="T6">2.</text:span><text:span text:style-name="T5"> Piadoso.</text:span></text:p>
      <text:p text:style-name="P7"><text:span text:style-name="T6">Ihdlhgajaha</text:span><text:span text:style-name="T5"> </text:span><text:span text:style-name="T7">v.</text:span><text:span text:style-name="T5"> Tener compasión,</text:span></text:p>
      <text:p text:style-name="P5"><text:tab/>tener lástima.</text:p>
      <text:p text:style-name="P7"><text:span text:style-name="T6">Ihdihgue</text:span><text:span text:style-name="T5"> </text:span><text:span text:style-name="T7">s.</text:span><text:span text:style-name="T5"> El que tiene lástima, el</text:span></text:p>
      <text:p text:style-name="P5"><text:tab/>que tiene compasión.</text:p>
      <text:p text:style-name="P7"><text:span text:style-name="T6">Ihlla</text:span><text:span text:style-name="T5"> </text:span><text:span text:style-name="T7">adj.</text:span><text:span text:style-name="T5"> Quemado.</text:span></text:p>
      <text:p text:style-name="P7"><text:span text:style-name="T6">Ihllahbihajaha</text:span><text:span text:style-name="T5"> </text:span><text:span text:style-name="T7">v.</text:span><text:span text:style-name="T5"> Ir a bañarse</text:span></text:p>
      <text:p text:style-name="P5"/>
      <text:p text:style-name="P7">[Seite 20]</text:p>
      <text:p text:style-name="P7">[Spalte 2]</text:p>
      <text:p text:style-name="P7"/>
      <text:p text:style-name="P7">[BILD] Illaxẽhgue sese</text:p>
      <text:p text:style-name="P7"><text:tab/>(Véase <text:span text:style-name="T1">Ihbihajaha</text:span>).</text:p>
      <text:p text:style-name="P7"><text:span text:style-name="T6">Ihllahe</text:span><text:span text:style-name="T5"> </text:span><text:span text:style-name="T7">s.</text:span><text:span text:style-name="T5"> Quemadura.</text:span></text:p>
      <text:p text:style-name="P7"><text:span text:style-name="T6">Ihllahgue</text:span><text:span text:style-name="T5"> </text:span><text:span text:style-name="T7">adj.</text:span><text:span text:style-name="T5"> Perdido.</text:span></text:p>
      <text:p text:style-name="P7"><text:span text:style-name="T6">Ihllahme</text:span><text:span text:style-name="T5"> </text:span><text:span text:style-name="T7">s.</text:span><text:span text:style-name="T5"> Lugar quemado.</text:span></text:p>
      <text:p text:style-name="P7"><text:span text:style-name="T6">Ihllaihde</text:span><text:span text:style-name="T5"> </text:span><text:span text:style-name="T7">s.</text:span><text:span text:style-name="T5"> Parte de la sabana que</text:span></text:p>
      <text:p text:style-name="P5"><text:tab/>se ha quemado.</text:p>
      <text:p text:style-name="P7"><text:span text:style-name="T6">Ihllajaha</text:span><text:span text:style-name="T5"> </text:span><text:span text:style-name="T7">v.</text:span><text:span text:style-name="T5"> </text:span><text:span text:style-name="T6">1.</text:span><text:span text:style-name="T5"> Botar, arrojar.</text:span></text:p>
      <text:p text:style-name="P7"><text:span text:style-name="T5"><text:tab/></text:span><text:span text:style-name="T6">2.</text:span><text:span text:style-name="T5"> Quemar, quemarse.</text:span></text:p>
      <text:p text:style-name="P7"><text:span text:style-name="T5"><text:tab/></text:span><text:span text:style-name="T6">3.</text:span><text:span text:style-name="T5"> Cicatrizarse.</text:span></text:p>
      <text:p text:style-name="P7"><text:span text:style-name="T6">Ihllehnahmejaha</text:span><text:span text:style-name="T5"> </text:span><text:span text:style-name="T7">v.</text:span><text:span text:style-name="T5"> Cicatrizar.</text:span></text:p>
      <text:p text:style-name="P7"><text:span text:style-name="T6">Ihllũxẽ</text:span><text:span text:style-name="T5"> </text:span><text:span text:style-name="T7">s.</text:span><text:span text:style-name="T5"> Chuapa de topocho.</text:span></text:p>
      <text:p text:style-name="P7"><text:span text:style-name="T6">Ihnehe</text:span><text:span text:style-name="T5"> </text:span><text:span text:style-name="T7">s.</text:span><text:span text:style-name="T5"> Cola, rabo.</text:span></text:p>
      <text:p text:style-name="P7"><text:span text:style-name="T6">Ihnehgajaha</text:span><text:span text:style-name="T5"> </text:span><text:span text:style-name="T7">v.</text:span><text:span text:style-name="T5"> </text:span><text:span text:style-name="T6">1.</text:span><text:span text:style-name="T5"> Dañarse (por</text:span></text:p>
      <text:p text:style-name="P7"><text:span text:style-name="T5"><text:tab/>desastre o brujería). </text:span><text:span text:style-name="T6">2.</text:span><text:span text:style-name="T5"> Perjudicarse.</text:span></text:p>
      <text:p text:style-name="P7"><text:span text:style-name="T6">Ihnepaha</text:span><text:span text:style-name="T5"> </text:span><text:span text:style-name="T7">s.</text:span><text:span text:style-name="T5"> Cola de peces.</text:span></text:p>
      <text:p text:style-name="P7"><text:span text:style-name="T6">Ihnetajaha</text:span><text:span text:style-name="T5"> </text:span><text:span text:style-name="T7">v.</text:span><text:span text:style-name="T5"> </text:span><text:span text:style-name="T6">1.</text:span><text:span text:style-name="T5"> Dañar.</text:span></text:p>
      <text:p text:style-name="P7"><text:soft-page-break/><text:span text:style-name="T5"><text:tab/></text:span><text:span text:style-name="T6">2.</text:span><text:span text:style-name="T5"> Perjudicar.</text:span></text:p>
      <text:p text:style-name="P7"><text:span text:style-name="T6">Ihñuxẽ</text:span><text:span text:style-name="T5"> </text:span><text:span text:style-name="T7">s.</text:span><text:span text:style-name="T5"> Colilla de un cigarrillo.</text:span></text:p>
      <text:p text:style-name="P7"><text:span text:style-name="T6">Iinahda</text:span><text:span text:style-name="T5"> </text:span><text:span text:style-name="T7">adv.</text:span><text:span text:style-name="T5"> Hacia arriba.</text:span></text:p>
      <text:p text:style-name="P7"><text:span text:style-name="T6">Ije</text:span><text:span text:style-name="T5"> </text:span><text:span text:style-name="T7">s.</text:span><text:span text:style-name="T5"> Pelusa.</text:span></text:p>
      <text:p text:style-name="P7"><text:span text:style-name="T6">Ijega</text:span><text:span text:style-name="T5"> </text:span><text:span text:style-name="T7">adj.</text:span><text:span text:style-name="T5"> Con pelusa (inanim.).</text:span></text:p>
      <text:p text:style-name="P7"><text:span text:style-name="T6">Ijochaco</text:span><text:span text:style-name="T5"> </text:span><text:span text:style-name="T7">s.</text:span><text:span text:style-name="T5"> Muñeca de la mano (Véase</text:span></text:p>
      <text:p text:style-name="P7"><text:span text:style-name="T5"><text:tab/></text:span><text:span text:style-name="T6">Imochaco, imosodahgahme</text:span><text:span text:style-name="T5">).</text:span></text:p>
      <text:p text:style-name="P7"><text:span text:style-name="T6">Illa</text:span><text:span text:style-name="T5"> </text:span><text:span text:style-name="T7">adj.</text:span><text:span text:style-name="T5"> Seca (cosa).</text:span></text:p>
      <text:p text:style-name="P7"><text:span text:style-name="T6">Illaama</text:span><text:span text:style-name="T5"> </text:span><text:span text:style-name="T7">s.</text:span><text:span text:style-name="T5"> Lo que se ha sacado.</text:span></text:p>
      <text:p text:style-name="P7"><text:span text:style-name="T6">Illaamaxahdajaha</text:span><text:span text:style-name="T5"> </text:span><text:span text:style-name="T7">v.</text:span><text:span text:style-name="T5"> Disecar.</text:span></text:p>
      <text:p text:style-name="P7"><text:span text:style-name="T6">Illame</text:span><text:span text:style-name="T5"> </text:span><text:span text:style-name="T7">s.</text:span><text:span text:style-name="T5"> Lugar seco.</text:span></text:p>
      <text:p text:style-name="P7"><text:span text:style-name="T6">Illaxẽ (sẽxẽ)</text:span><text:span text:style-name="T5"> </text:span><text:span text:style-name="T7">adj.</text:span><text:span text:style-name="T5"> </text:span><text:span text:style-name="T6">1.</text:span><text:span text:style-name="T5"> Firme (tierra).</text:span></text:p>
      <text:p text:style-name="P7"><text:span text:style-name="T5"><text:tab/></text:span><text:span text:style-name="T6">2.</text:span><text:span text:style-name="T5"> Arido.</text:span></text:p>
      <text:p text:style-name="P7"><text:span text:style-name="T6">Illaxẽhgue sese</text:span><text:span text:style-name="T5"> </text:span><text:span text:style-name="T7">s.</text:span><text:span text:style-name="T5"> Galápago,</text:span></text:p>
      <text:p text:style-name="P5"><text:tab/>tortuga terrestre.</text:p>
      <text:p text:style-name="P7"><text:span text:style-name="T6">Illehlla</text:span><text:span text:style-name="T5"> </text:span><text:span text:style-name="T7">s.</text:span><text:span text:style-name="T5"> Sobaco, axila.</text:span></text:p>
      <text:p text:style-name="P7"><text:span text:style-name="T6">Illella</text:span><text:span text:style-name="T5"> </text:span><text:span text:style-name="T7">s.</text:span><text:span text:style-name="T5"> Raíces.</text:span></text:p>
      <text:p text:style-name="P7"><text:span text:style-name="T6">Illellahga</text:span><text:span text:style-name="T5"> </text:span><text:span text:style-name="T7">s.</text:span><text:span text:style-name="T5"> Raíces cargadas (de</text:span></text:p>
      <text:p text:style-name="P5"><text:tab/>papa, yuca, etc.).</text:p>
      <text:p text:style-name="P7"><text:span text:style-name="T6">Illellaixu</text:span><text:span text:style-name="T5"> </text:span><text:span text:style-name="T7">s.</text:span><text:span text:style-name="T5"> Raíz.</text:span></text:p>
      <text:p text:style-name="P7"><text:span text:style-name="T6">Illoboja</text:span><text:span text:style-name="T5"> </text:span><text:span text:style-name="T7">s.</text:span><text:span text:style-name="T5"> Corona de la cabeza</text:span></text:p>
      <text:p text:style-name="P5"/>
      <text:p text:style-name="P7">[Seite 21]</text:p>
      <text:p text:style-name="P7">[Spalte 1]</text:p>
      <text:p text:style-name="P7"/>
      <text:p text:style-name="P7"><text:tab/>(Véase <text:span text:style-name="T1">Illupoja</text:span>).</text:p>
      <text:p text:style-name="P7"><text:span text:style-name="T6">Illu</text:span><text:span text:style-name="T5"> </text:span><text:span text:style-name="T7">s.</text:span><text:span text:style-name="T5"> Cabeza. </text:span><text:span text:style-name="T7">pl.</text:span><text:span text:style-name="T5"> Illubena.</text:span></text:p>
      <text:p text:style-name="P7"><text:span text:style-name="T6">Illu ĩxohehnaahda</text:span><text:span text:style-name="T5"> </text:span><text:span text:style-name="T7">s.</text:span><text:span text:style-name="T5"> Cabecera.</text:span></text:p>
      <text:p text:style-name="P7"><text:span text:style-name="T6">Illu paĩjã</text:span><text:span text:style-name="T5"> </text:span><text:span text:style-name="T7">s.</text:span><text:span text:style-name="T5"> Cráneo.</text:span></text:p>
      <text:p text:style-name="P7"><text:span text:style-name="T6">Illuboja</text:span><text:span text:style-name="T5"> </text:span><text:span text:style-name="T7">s.</text:span><text:span text:style-name="T5"> Corona de la cabeza.</text:span></text:p>
      <text:p text:style-name="P7"><text:span text:style-name="T6">Illucawaha</text:span><text:span text:style-name="T5"> </text:span><text:span text:style-name="T7">s.</text:span><text:span text:style-name="T5"> Calvo (esp. de mono).</text:span></text:p>
      <text:p text:style-name="P7"><text:span text:style-name="T6">Illulah</text:span><text:span text:style-name="T5"> </text:span><text:span text:style-name="T7">s.</text:span><text:span text:style-name="T5"> Nuca (Véase </text:span><text:span text:style-name="T6">Illulãhte,</text:span></text:p>
      <text:p text:style-name="P7"><text:span text:style-name="T5"><text:tab/></text:span><text:span text:style-name="T6">iñulah, iñolãhte</text:span><text:span text:style-name="T5">).</text:span></text:p>
      <text:p text:style-name="P7"><text:span text:style-name="T6">Illulãhte</text:span><text:span text:style-name="T5"> </text:span><text:span text:style-name="T7">s.</text:span><text:span text:style-name="T5"> Nuca (Véase </text:span><text:span text:style-name="T6">Illulah,</text:span></text:p>
      <text:p text:style-name="P7"><text:span text:style-name="T5"><text:tab/></text:span><text:span text:style-name="T6">iñolãhte, iñulah</text:span><text:span text:style-name="T5">).</text:span></text:p>
      <text:p text:style-name="P7"><text:span text:style-name="T6">Illupoja</text:span><text:span text:style-name="T5"> </text:span><text:span text:style-name="T7">s.</text:span><text:span text:style-name="T5"> </text:span><text:span text:style-name="T6">1.</text:span><text:span text:style-name="T5"> Corona de la cabeza</text:span></text:p>
      <text:p text:style-name="P7"><text:span text:style-name="T5"><text:tab/>(Véase </text:span><text:span text:style-name="T6">Illoboja</text:span><text:span text:style-name="T5">). </text:span><text:span text:style-name="T6">2.</text:span><text:span text:style-name="T5"> Remolino del</text:span></text:p>
      <text:p text:style-name="P7"><text:span text:style-name="T5"><text:tab/>pelo de la cabeza. </text:span><text:span text:style-name="T6">3.</text:span><text:span text:style-name="T5"> Calva, calvicie.</text:span></text:p>
      <text:p text:style-name="P7"><text:span text:style-name="T6">Illutadahgaxoa</text:span><text:span text:style-name="T5"> </text:span><text:span text:style-name="T7">s.</text:span><text:span text:style-name="T5"> Almohada.</text:span></text:p>
      <text:p text:style-name="P7"><text:span text:style-name="T6">Illutaha</text:span><text:span text:style-name="T5"> </text:span><text:span text:style-name="T7">s.</text:span><text:span text:style-name="T5"> Cabecera de un río o de</text:span></text:p>
      <text:p text:style-name="P5"><text:tab/>un caño.</text:p>
      <text:p text:style-name="P7"><text:span text:style-name="T6">Illutajaha</text:span><text:span text:style-name="T5"> </text:span><text:span text:style-name="T7">v.</text:span><text:span text:style-name="T5"> Poner cabeza de una</text:span></text:p>
      <text:p text:style-name="P5"><text:tab/>cosa, hacer cachas.</text:p>
      <text:p text:style-name="P7"><text:span text:style-name="T6">Illutamajaha</text:span><text:span text:style-name="T5"> </text:span><text:span text:style-name="T7">v.</text:span><text:span text:style-name="T5"> Cambiar de</text:span></text:p>
      <text:p text:style-name="P5"><text:tab/>posición la cabeza.</text:p>
      <text:p text:style-name="P7"><text:span text:style-name="T6">Illute</text:span><text:span text:style-name="T5"> </text:span><text:span text:style-name="T7">s.</text:span><text:span text:style-name="T5"> Cabeza.</text:span></text:p>
      <text:p text:style-name="P7"><text:span text:style-name="T6">Ima</text:span><text:span text:style-name="T5"> </text:span><text:span text:style-name="T7">s.</text:span><text:span text:style-name="T5"> Armadillo.</text:span></text:p>
      <text:p text:style-name="P7"><text:span text:style-name="T6">Imegahajaha</text:span><text:span text:style-name="T5"> </text:span><text:span text:style-name="T7">v.</text:span><text:span text:style-name="T5"> Dar a luz a un niño</text:span></text:p>
      <text:p text:style-name="P5"><text:tab/>tras otro.</text:p>
      <text:p text:style-name="P7"><text:span text:style-name="T6">Imegudi</text:span><text:span text:style-name="T5"> </text:span><text:span text:style-name="T7">s.</text:span><text:span text:style-name="T5"> Hermano menor.</text:span></text:p>
      <text:p text:style-name="P7"><text:span text:style-name="T6">Imetajaha</text:span><text:span text:style-name="T5"> </text:span><text:span text:style-name="T7">v.</text:span><text:span text:style-name="T5"> Tener un niño tras otro.</text:span></text:p>
      <text:p text:style-name="P7"><text:span text:style-name="T6">Imochaco</text:span><text:span text:style-name="T5"> </text:span><text:span text:style-name="T7">s.</text:span><text:span text:style-name="T5"> Muñeca de la mano</text:span></text:p>
      <text:p text:style-name="P7"><text:soft-page-break/><text:span text:style-name="T5"><text:tab/>(Véase </text:span><text:span text:style-name="T6">Ijochaco, imosodahgahme</text:span><text:span text:style-name="T5">).</text:span></text:p>
      <text:p text:style-name="P7"><text:span text:style-name="T6">Imomohaha doiguihajahri</text:span><text:span text:style-name="T5"> </text:span><text:span text:style-name="T7">v.</text:span></text:p>
      <text:p text:style-name="P5"><text:tab/>Desarmar.</text:p>
      <text:p text:style-name="P7"><text:span text:style-name="T6">Imomohĩjã</text:span><text:span text:style-name="T5"> </text:span><text:span text:style-name="T7">s.</text:span><text:span text:style-name="T5"> Manijas.</text:span></text:p>
      <text:p text:style-name="P7"><text:span text:style-name="T6">Imomoĩdi</text:span><text:span text:style-name="T5"> </text:span><text:span text:style-name="T7">s.</text:span><text:span text:style-name="T5"> Criado.</text:span></text:p>
      <text:p text:style-name="P7"><text:span text:style-name="T6">Imomoĩxu</text:span><text:span text:style-name="T5"> </text:span><text:span text:style-name="T7">s.</text:span><text:span text:style-name="T5"> Criada.</text:span></text:p>
      <text:p text:style-name="P7"><text:span text:style-name="T6">Imomojaha</text:span><text:span text:style-name="T5"> </text:span><text:span text:style-name="T7">v.</text:span><text:span text:style-name="T5"> Adquirir.</text:span></text:p>
      <text:p text:style-name="P7"><text:span text:style-name="T6">Imoo</text:span><text:span text:style-name="T5"> </text:span><text:span text:style-name="T7">s.</text:span><text:span text:style-name="T5"> Mano.</text:span></text:p>
      <text:p text:style-name="P7"><text:span text:style-name="T6">Imosodahgahme</text:span><text:span text:style-name="T5"> </text:span><text:span text:style-name="T7">s.</text:span><text:span text:style-name="T5"> Muñeca de la</text:span></text:p>
      <text:p text:style-name="P7"><text:span text:style-name="T5"><text:tab/>mano (Véase </text:span><text:span text:style-name="T6">Ijochaco, imochaco</text:span><text:span text:style-name="T5">).</text:span></text:p>
      <text:p text:style-name="P7"><text:span text:style-name="T6">Imotaihxu</text:span><text:span text:style-name="T5"> </text:span><text:span text:style-name="T7">s.</text:span><text:span text:style-name="T5"> Palma de la mano.</text:span></text:p>
      <text:p text:style-name="P7"><text:span text:style-name="T6">Ina</text:span><text:span text:style-name="T5"> </text:span><text:span text:style-name="T7">s.</text:span><text:span text:style-name="T5"> Piedras.</text:span></text:p>
      <text:p text:style-name="P7"><text:span text:style-name="T6">Ina iña</text:span><text:span text:style-name="T5"> </text:span><text:span text:style-name="T7">s.</text:span><text:span text:style-name="T5"> Carbón de piedra.</text:span></text:p>
      <text:p text:style-name="P7"><text:span text:style-name="T6">Ina seña õwa</text:span><text:span text:style-name="T5"> </text:span><text:span text:style-name="T7">s.</text:span><text:span text:style-name="T5"> Yuca piedra (esp.</text:span></text:p>
      <text:p text:style-name="P5"><text:tab/>de yuca brava).</text:p>
      <text:p text:style-name="P7"><text:span text:style-name="T6">Inaachu</text:span><text:span text:style-name="T5"> </text:span><text:span text:style-name="T7">s.</text:span><text:span text:style-name="T5"> Piedra.</text:span></text:p>
      <text:p text:style-name="P7"><text:span text:style-name="T6">Inacoho</text:span><text:span text:style-name="T5"> </text:span><text:span text:style-name="T7">s.</text:span><text:span text:style-name="T5"> Cerro, piedra grande y</text:span></text:p>
      <text:p text:style-name="P5"><text:tab/>dura, peñasco.</text:p>
      <text:p text:style-name="P7"><text:span text:style-name="T6">Inacollu</text:span><text:span text:style-name="T5"> </text:span><text:span text:style-name="T7">s.</text:span><text:span text:style-name="T5"> Rocas grandes.</text:span></text:p>
      <text:p text:style-name="P7"><text:span text:style-name="T6">Inacua</text:span><text:span text:style-name="T5"> </text:span><text:span text:style-name="T7">s.</text:span><text:span text:style-name="T5"> Cordillera. </text:span><text:span text:style-name="T7">pl.</text:span><text:span text:style-name="T5"> </text:span><text:span text:style-name="T6">Inacuaha</text:span><text:span text:style-name="T5">.</text:span></text:p>
      <text:p text:style-name="P7"><text:span text:style-name="T6">Inacua pucua</text:span><text:span text:style-name="T5"> </text:span><text:span text:style-name="T7">s.</text:span><text:span text:style-name="T5"> Cima.</text:span></text:p>
      <text:p text:style-name="P7"><text:span text:style-name="T6">Inahlla</text:span><text:span text:style-name="T5"> </text:span><text:span text:style-name="T7">s.</text:span><text:span text:style-name="T5"> Pedregal.</text:span></text:p>
      <text:p text:style-name="P5"/>
      <text:p text:style-name="P5">[Seite 21]</text:p>
      <text:p text:style-name="P5">[Spalte 2]</text:p>
      <text:p text:style-name="P5"/>
      <text:p text:style-name="P7"><text:span text:style-name="T6">Inaide</text:span><text:span text:style-name="T5"> </text:span><text:span text:style-name="T7">s.</text:span><text:span text:style-name="T5"> Laja (piedra ancha, plana</text:span></text:p>
      <text:p text:style-name="P5"><text:tab/>y lisa).</text:p>
      <text:p text:style-name="P7"><text:span text:style-name="T6">Inape</text:span><text:span text:style-name="T5"> </text:span><text:span text:style-name="T7">s.</text:span><text:span text:style-name="T5"> Piedras grandes.</text:span></text:p>
      <text:p text:style-name="P7"><text:span text:style-name="T6">Inate</text:span><text:span text:style-name="T5"> </text:span><text:span text:style-name="T7">s.</text:span><text:span text:style-name="T5"> Piedrecita.</text:span></text:p>
      <text:p text:style-name="P7"><text:span text:style-name="T6">Inehe</text:span><text:span text:style-name="T5"> </text:span><text:span text:style-name="T7">s.</text:span><text:span text:style-name="T5"> Cola, rabo.</text:span></text:p>
      <text:p text:style-name="P7"><text:span text:style-name="T6">Ineja</text:span><text:span text:style-name="T5"> </text:span><text:span text:style-name="T7">s.</text:span><text:span text:style-name="T5"> Dedos.</text:span></text:p>
      <text:p text:style-name="P7"><text:span text:style-name="T6">Ineja ahdete</text:span><text:span text:style-name="T5"> </text:span><text:span text:style-name="T7">s.</text:span><text:span text:style-name="T5"> Espacio entre los dedos.</text:span></text:p>
      <text:p text:style-name="P7"><text:span text:style-name="T6">Inepaha</text:span><text:span text:style-name="T5"> </text:span><text:span text:style-name="T7">s.</text:span><text:span text:style-name="T5"> Cola del pescado.</text:span></text:p>
      <text:p text:style-name="P7"><text:span text:style-name="T6">Inexẽ</text:span><text:span text:style-name="T5"> </text:span><text:span text:style-name="T7">s.</text:span><text:span text:style-name="T5"> Uña, </text:span><text:span text:style-name="T7">pl.</text:span><text:span text:style-name="T5"> Inexexẽ.</text:span></text:p>
      <text:p text:style-name="P7"><text:span text:style-name="T6">Iña</text:span><text:span text:style-name="T5"> </text:span><text:span text:style-name="T7">s.</text:span><text:span text:style-name="T5"> Carbón.</text:span></text:p>
      <text:p text:style-name="P7"><text:span text:style-name="T6">Iñaga</text:span><text:span text:style-name="T5"> </text:span><text:span text:style-name="T7">adj.</text:span><text:span text:style-name="T5"> Bien quemado.</text:span></text:p>
      <text:p text:style-name="P7"><text:span text:style-name="T6">Iñagajaha</text:span><text:span text:style-name="T5"> </text:span><text:span text:style-name="T7">v.</text:span><text:span text:style-name="T5"> Quemarse muy bien.</text:span></text:p>
      <text:p text:style-name="P7"><text:span text:style-name="T6">Iñahlla</text:span><text:span text:style-name="T5"> </text:span><text:span text:style-name="T7">s.</text:span><text:span text:style-name="T5"> Brasa.</text:span></text:p>
      <text:p text:style-name="P7"><text:span text:style-name="T6">Iñolãhte</text:span><text:span text:style-name="T5"> </text:span><text:span text:style-name="T7">s.</text:span><text:span text:style-name="T5"> Nuca (Véase </text:span><text:span text:style-name="T6">Illulah,</text:span></text:p>
      <text:p text:style-name="P7"><text:span text:style-name="T5"><text:tab/></text:span><text:span text:style-name="T6">illulãhte, iñulah</text:span><text:span text:style-name="T5">).</text:span></text:p>
      <text:p text:style-name="P7"><text:span text:style-name="T6">Iñulah</text:span><text:span text:style-name="T5"> </text:span><text:span text:style-name="T7">s.</text:span><text:span text:style-name="T5"> Nuca (Véase </text:span><text:span text:style-name="T6">Illulah,</text:span></text:p>
      <text:p text:style-name="P7"><text:span text:style-name="T5"><text:tab/></text:span><text:span text:style-name="T6">illulãhte, Iñolãhte</text:span><text:span text:style-name="T5">).</text:span></text:p>
      <text:p text:style-name="P7"><text:span text:style-name="T6">Ipadaidi</text:span><text:span text:style-name="T5"> </text:span><text:span text:style-name="T7">s.</text:span><text:span text:style-name="T5"> El que seca.</text:span></text:p>
      <text:p text:style-name="P7"><text:span text:style-name="T6">Ipu</text:span><text:span text:style-name="T5"> </text:span><text:span text:style-name="T7">s.</text:span><text:span text:style-name="T5"> </text:span><text:span text:style-name="T6">1.</text:span><text:span text:style-name="T5"> Pepa. </text:span><text:span text:style-name="T6">2.</text:span><text:span text:style-name="T5"> Semilla. </text:span><text:span text:style-name="T6">3.</text:span><text:span text:style-name="T5"> Fruta.</text:span></text:p>
      <text:p text:style-name="P7"><text:span text:style-name="T5"><text:tab/></text:span><text:span text:style-name="T6">4.</text:span><text:span text:style-name="T5"> Flor en capullo.</text:span></text:p>
      <text:p text:style-name="P7"><text:span text:style-name="T6">Ipudi</text:span><text:span text:style-name="T5"> </text:span><text:span text:style-name="T7">adj.</text:span><text:span text:style-name="T5"> Seco (persona).</text:span></text:p>
      <text:p text:style-name="P7"><text:span text:style-name="T6">Ipuga</text:span><text:span text:style-name="T5"> </text:span><text:span text:style-name="T7">adj.</text:span><text:span text:style-name="T5"> Con semillas.</text:span></text:p>
      <text:p text:style-name="P7"><text:span text:style-name="T6">Ipugajaha</text:span><text:span text:style-name="T5"> </text:span><text:span text:style-name="T7">v.</text:span><text:span text:style-name="T5"> Florear.</text:span></text:p>
      <text:p text:style-name="P7"><text:span text:style-name="T6">Ipuho</text:span><text:span text:style-name="T5"> </text:span><text:span text:style-name="T7">s.</text:span><text:span text:style-name="T5"> Fruto.</text:span></text:p>
      <text:p text:style-name="P7"><text:span text:style-name="T6">Ipuxo</text:span><text:span text:style-name="T5"> </text:span><text:span text:style-name="T7">s.</text:span><text:span text:style-name="T5"> Frutas.</text:span></text:p>
      <text:p text:style-name="P7"><text:span text:style-name="T6">Isabahdu</text:span><text:span text:style-name="T5"> </text:span><text:span text:style-name="T7">adj.</text:span><text:span text:style-name="T5"> Pequeños (anim.)</text:span></text:p>
      <text:p text:style-name="P7"><text:soft-page-break/><text:span text:style-name="T5"><text:tab/>(Véase </text:span><text:span text:style-name="T6">Ichabahdu</text:span><text:span text:style-name="T5">).</text:span></text:p>
      <text:p text:style-name="P7"><text:span text:style-name="T6">Isabaje</text:span><text:span text:style-name="T5"> </text:span><text:span text:style-name="T7">adj.</text:span><text:span text:style-name="T5"> Pequeño.</text:span></text:p>
      <text:p text:style-name="P7"><text:span text:style-name="T6">Isaboje</text:span><text:span text:style-name="T5"> </text:span><text:span text:style-name="T7">adj.</text:span><text:span text:style-name="T5"> Pequeña.</text:span></text:p>
      <text:p text:style-name="P7"><text:span text:style-name="T6">Isae</text:span><text:span text:style-name="T5"> </text:span><text:span text:style-name="T7">s.</text:span><text:span text:style-name="T5"> Pariente menor masculino</text:span></text:p>
      <text:p text:style-name="P5"><text:tab/>(vocativo).</text:p>
      <text:p text:style-name="P7"><text:span text:style-name="T6">Isaebahdu</text:span><text:span text:style-name="T5"> </text:span><text:span text:style-name="T7">s.</text:span><text:span text:style-name="T5"> Parientes.</text:span></text:p>
      <text:p text:style-name="P7"><text:span text:style-name="T6">Isaje</text:span><text:span text:style-name="T5"> </text:span><text:span text:style-name="T7">adj.</text:span><text:span text:style-name="T5"> Poco, poquito.</text:span></text:p>
      <text:p text:style-name="P7"><text:span text:style-name="T6">Isameje</text:span><text:span text:style-name="T5"> </text:span><text:span text:style-name="T7">adv.</text:span><text:span text:style-name="T5"> Casi.</text:span></text:p>
      <text:p text:style-name="P7"><text:span text:style-name="T6">Isameje sucua</text:span><text:span text:style-name="T5"> </text:span><text:span text:style-name="T7">s.</text:span><text:span text:style-name="T5"> Aldea.</text:span></text:p>
      <text:p text:style-name="P7"><text:span text:style-name="T6">Isateje</text:span><text:span text:style-name="T5"> </text:span><text:span text:style-name="T7">s.</text:span><text:span text:style-name="T5"> Trocito.</text:span></text:p>
      <text:p text:style-name="P7"><text:span text:style-name="T6">Ise</text:span><text:span text:style-name="T5"> </text:span><text:span text:style-name="T7">s.</text:span><text:span text:style-name="T5"> </text:span><text:span text:style-name="T6">1.</text:span><text:span text:style-name="T5"> Pedazo sobrante de tela,</text:span></text:p>
      <text:p text:style-name="P7"><text:span text:style-name="T5"><text:tab/>retazo. </text:span><text:span text:style-name="T6">2.</text:span><text:span text:style-name="T5"> Trozo de algo plano y</text:span></text:p>
      <text:p text:style-name="P7"><text:span text:style-name="T5"><text:tab/>delgado. </text:span><text:span text:style-name="T6">3.</text:span><text:span text:style-name="T5"> Migaja.</text:span></text:p>
      <text:p text:style-name="P7"><text:span text:style-name="T6">Isebaha</text:span><text:span text:style-name="T5"> </text:span><text:span text:style-name="T7">s.</text:span><text:span text:style-name="T5"> Peine.</text:span></text:p>
      <text:p text:style-name="P7"><text:span text:style-name="T6">Isechẽ</text:span><text:span text:style-name="T5"> </text:span><text:span text:style-name="T7">s.</text:span><text:span text:style-name="T5"> Virutas de madera.</text:span></text:p>
      <text:p text:style-name="P7"><text:span text:style-name="T6">Iseejõ</text:span><text:span text:style-name="T5"> </text:span><text:span text:style-name="T7">s.</text:span><text:span text:style-name="T5"> </text:span><text:span text:style-name="T6">1.</text:span><text:span text:style-name="T5"> Migajas. </text:span><text:span text:style-name="T6">2.</text:span><text:span text:style-name="T5"> Boronas.</text:span></text:p>
      <text:p text:style-name="P7"><text:span text:style-name="T5"><text:tab/></text:span><text:span text:style-name="T6">3.</text:span><text:span text:style-name="T5"> Aserrín.</text:span></text:p>
      <text:p text:style-name="P7"><text:span text:style-name="T6">Isegãdi</text:span><text:span text:style-name="T5"> </text:span><text:span text:style-name="T7">s.</text:span><text:span text:style-name="T5"> Pulverizador.</text:span></text:p>
      <text:p text:style-name="P7"><text:span text:style-name="T6">Iseha</text:span><text:span text:style-name="T5"> </text:span><text:span text:style-name="T7">s.</text:span><text:span text:style-name="T5"> Demora.</text:span></text:p>
      <text:p text:style-name="P7"><text:span text:style-name="T6">Isehaidi</text:span><text:span text:style-name="T5"> </text:span><text:span text:style-name="T7">s.</text:span><text:span text:style-name="T5"> Demorador, lento en</text:span></text:p>
      <text:p text:style-name="P5"><text:tab/>movimiento.</text:p>
      <text:p text:style-name="P7"><text:span text:style-name="T6">Isehajaha</text:span><text:span text:style-name="T5"> </text:span><text:span text:style-name="T7">v.</text:span><text:span text:style-name="T5"> </text:span><text:span text:style-name="T6">1.</text:span><text:span text:style-name="T5"> Moverse lentamente.</text:span></text:p>
      <text:p text:style-name="P7"><text:span text:style-name="T5"><text:tab/></text:span><text:span text:style-name="T1">2.</text:span> Demorar.</text:p>
      <text:p text:style-name="P7"/>
      <text:p text:style-name="P7">[Seite 22]</text:p>
      <text:p text:style-name="P7">[Spalte 1]</text:p>
      <text:p text:style-name="P7"/>
      <text:p text:style-name="P7"><text:span text:style-name="T6">Isehe</text:span><text:span text:style-name="T5"> </text:span><text:span text:style-name="T7">s.</text:span><text:span text:style-name="T5"> El que demora.</text:span></text:p>
      <text:p text:style-name="P7"><text:span text:style-name="T6">Isehexahde</text:span><text:span text:style-name="T5"> </text:span><text:span text:style-name="T7">s.</text:span><text:span text:style-name="T5"> El que causa demora.</text:span></text:p>
      <text:p text:style-name="P7"><text:span text:style-name="T6">Isehxahdajaha</text:span><text:span text:style-name="T5"> </text:span><text:span text:style-name="T7">v.</text:span><text:span text:style-name="T5"> Causar demora.</text:span></text:p>
      <text:p text:style-name="P7"><text:span text:style-name="T6">Iseje</text:span><text:span text:style-name="T5"> </text:span><text:span text:style-name="T7">adj.</text:span><text:span text:style-name="T5"> Diminutivo de </text:span><text:span text:style-name="T6">Ise</text:span><text:span text:style-name="T5">.</text:span></text:p>
      <text:p text:style-name="P7"><text:span text:style-name="T6">Isejõ</text:span><text:span text:style-name="T5"> </text:span><text:span text:style-name="T7">s.</text:span><text:span text:style-name="T5"> </text:span><text:span text:style-name="T6">1.</text:span><text:span text:style-name="T5"> Polvo. </text:span><text:span text:style-name="T6">2.</text:span><text:span text:style-name="T5"> Harina.</text:span></text:p>
      <text:p text:style-name="P7"><text:span text:style-name="T6">Isẽ</text:span><text:span text:style-name="T5"> </text:span><text:span text:style-name="T7">adv.</text:span><text:span text:style-name="T5"> Casi.</text:span></text:p>
      <text:p text:style-name="P7"><text:span text:style-name="T6">Isi</text:span><text:span text:style-name="T5"> </text:span><text:span text:style-name="T7">s.</text:span><text:span text:style-name="T5"> Martín pescador (esp. de pájaro).</text:span></text:p>
      <text:p text:style-name="P7"><text:span text:style-name="T6">Isibah</text:span><text:span text:style-name="T5"> </text:span><text:span text:style-name="T7">s.</text:span><text:span text:style-name="T5"> Peine, peinilla. </text:span><text:span text:style-name="T7">pl.</text:span><text:span text:style-name="T5"> Isibae.</text:span></text:p>
      <text:p text:style-name="P7"><text:span text:style-name="T6">Iso</text:span><text:span text:style-name="T5"> </text:span><text:span text:style-name="T7">s.</text:span><text:span text:style-name="T5"> Pariente menor femenino</text:span></text:p>
      <text:p text:style-name="P5"><text:tab/>(vocativo).</text:p>
      <text:p text:style-name="P7"><text:span text:style-name="T6">Ite</text:span><text:span text:style-name="T5"> </text:span><text:span text:style-name="T7">s.</text:span><text:span text:style-name="T5"> Excremento humano o de</text:span></text:p>
      <text:p text:style-name="P5"><text:tab/>animales.</text:p>
      <text:p text:style-name="P7"><text:span text:style-name="T6">Itebo</text:span><text:span text:style-name="T5"> </text:span><text:span text:style-name="T7">s.</text:span><text:span text:style-name="T5"> Intestinos, tripas.</text:span></text:p>
      <text:p text:style-name="P7"><text:span text:style-name="T6">Itega</text:span><text:span text:style-name="T5"> </text:span><text:span text:style-name="T7">adj.</text:span><text:span text:style-name="T5"> </text:span><text:span text:style-name="T6">1.</text:span><text:span text:style-name="T5"> Corroído. </text:span><text:span text:style-name="T6">2.</text:span><text:span text:style-name="T5"> Con pus.</text:span></text:p>
      <text:p text:style-name="P7"><text:span text:style-name="T5"><text:tab/></text:span><text:span text:style-name="T6">3.</text:span><text:span text:style-name="T5"> Oxidado.</text:span></text:p>
      <text:p text:style-name="P7"><text:span text:style-name="T6">Itegaha</text:span><text:span text:style-name="T5"> </text:span><text:span text:style-name="T7">s.</text:span><text:span text:style-name="T5"> Corrosión.</text:span></text:p>
      <text:p text:style-name="P7"><text:span text:style-name="T6">Itegajaha</text:span><text:span text:style-name="T5"> </text:span><text:span text:style-name="T7">v.</text:span><text:span text:style-name="T5"> Manar pus (de un animal).</text:span></text:p>
      <text:p text:style-name="P7"><text:span text:style-name="T6">Itegue</text:span><text:span text:style-name="T5"> </text:span><text:span text:style-name="T7">adj.</text:span><text:span text:style-name="T5"> Con pus (anim.).</text:span></text:p>
      <text:p text:style-name="P7"><text:span text:style-name="T6">Itehllu</text:span><text:span text:style-name="T5"> </text:span><text:span text:style-name="T7">s.</text:span><text:span text:style-name="T5"> Pus.</text:span></text:p>
      <text:p text:style-name="P7"><text:span text:style-name="T6">Iteho</text:span><text:span text:style-name="T5"> </text:span><text:span text:style-name="T7">s.</text:span><text:span text:style-name="T5"> Intestinos, tripas.</text:span></text:p>
      <text:p text:style-name="P7"><text:span text:style-name="T6">Itihu</text:span><text:span text:style-name="T5"> </text:span><text:span text:style-name="T7">s.</text:span><text:span text:style-name="T5"> Pus.</text:span></text:p>
      <text:p text:style-name="P7"><text:span text:style-name="T6">Ito</text:span><text:span text:style-name="T5"> </text:span><text:span text:style-name="T7">s.</text:span><text:span text:style-name="T5"> Casa.</text:span></text:p>
      <text:p text:style-name="P7"><text:span text:style-name="T6">Ito amatacua</text:span><text:span text:style-name="T5"> </text:span><text:span text:style-name="T7">s.</text:span><text:span text:style-name="T5"> Corredor de la casa.</text:span></text:p>
      <text:p text:style-name="P7"><text:span text:style-name="T6">Ito pucua</text:span><text:span text:style-name="T5"> </text:span><text:span text:style-name="T7">s.</text:span><text:span text:style-name="T5"> Caballete de la casa.</text:span></text:p>
      <text:p text:style-name="P7"><text:span text:style-name="T6">Itohga</text:span><text:span text:style-name="T5"> </text:span><text:span text:style-name="T7">adj.</text:span><text:span text:style-name="T5"> Perteneciente a la casa</text:span></text:p>
      <text:p text:style-name="P5"><text:soft-page-break/><text:tab/>(inanim.).</text:p>
      <text:p text:style-name="P7"><text:span text:style-name="T6">Itohgue</text:span><text:span text:style-name="T5"> </text:span><text:span text:style-name="T7">adj.</text:span><text:span text:style-name="T5"> Perteneciente a la casa</text:span></text:p>
      <text:p text:style-name="P5"><text:tab/>(anim.).</text:p>
      <text:p text:style-name="P7"><text:span text:style-name="T6">Itopucua</text:span><text:span text:style-name="T5"> </text:span><text:span text:style-name="T7">s.</text:span><text:span text:style-name="T5"> Caballete de la casa,</text:span></text:p>
      <text:p text:style-name="P5"><text:tab/>cumbrera.</text:p>
      <text:p text:style-name="P7"><text:span text:style-name="T6">Itoxẽ</text:span><text:span text:style-name="T5"> </text:span><text:span text:style-name="T7">s.</text:span><text:span text:style-name="T5"> Casita.</text:span></text:p>
      <text:p text:style-name="P5"/>
      <text:p text:style-name="P5">[Seite 22]</text:p>
      <text:p text:style-name="P5">[Spalte 2]</text:p>
      <text:p text:style-name="P5"/>
      <text:p text:style-name="P7"><text:span text:style-name="T6">Itoxu</text:span><text:span text:style-name="T5"> </text:span><text:span text:style-name="T7">s.</text:span><text:span text:style-name="T5"> Caserío.</text:span></text:p>
      <text:p text:style-name="P7"><text:span text:style-name="T6">Itulimah</text:span><text:span text:style-name="T5"> </text:span><text:span text:style-name="T7">s.</text:span><text:span text:style-name="T5"> Estera. </text:span><text:span text:style-name="T7">pl.</text:span><text:span text:style-name="T5"> Itulimai.</text:span></text:p>
      <text:p text:style-name="P7"><text:span text:style-name="T6">Iwajaha</text:span><text:span text:style-name="T5"> </text:span><text:span text:style-name="T7">v.</text:span><text:span text:style-name="T5"> </text:span><text:span text:style-name="T6">1.</text:span><text:span text:style-name="T5"> Abandonar. </text:span><text:span text:style-name="T6">2.</text:span><text:span text:style-name="T5"> Botar.</text:span></text:p>
      <text:p text:style-name="P7"><text:span text:style-name="T5"><text:tab/></text:span><text:span text:style-name="T6">3.</text:span><text:span text:style-name="T5"> Echar.</text:span></text:p>
      <text:p text:style-name="P7"><text:span text:style-name="T6">Ixobena</text:span><text:span text:style-name="T5"> </text:span><text:span text:style-name="T7">s.</text:span><text:span text:style-name="T5"> Brazos.</text:span></text:p>
      <text:p text:style-name="P7"><text:span text:style-name="T6">Ixobenate</text:span><text:span text:style-name="T5"> </text:span><text:span text:style-name="T7">s.</text:span><text:span text:style-name="T5"> Brazos cortos.</text:span></text:p>
      <text:p text:style-name="P7"><text:span text:style-name="T6">Ixodi jiñajaha</text:span><text:span text:style-name="T5"> </text:span><text:span text:style-name="T7">v.</text:span><text:span text:style-name="T5"> Despreciar.</text:span></text:p>
      <text:p text:style-name="P7"><text:span text:style-name="T6">Ixodijĩãjaha</text:span><text:span text:style-name="T5"> </text:span><text:span text:style-name="T7">v.</text:span><text:span text:style-name="T5"> Despreciar.</text:span></text:p>
      <text:p text:style-name="P7"><text:span text:style-name="T6">Ixodixena ẽgajaha</text:span><text:span text:style-name="T5"> </text:span><text:span text:style-name="T7">v.</text:span><text:span text:style-name="T5"> Hacer travesuras.</text:span></text:p>
      <text:p text:style-name="P7"><text:span text:style-name="T6">Ixohajaha</text:span><text:span text:style-name="T5"> </text:span><text:span text:style-name="T7">v.</text:span><text:span text:style-name="T5"> Convertirse en el</text:span></text:p>
      <text:p text:style-name="P5"><text:tab/>instante.</text:p>
      <text:p text:style-name="P7"><text:span text:style-name="T6">Ixohdahga</text:span><text:span text:style-name="T5"> </text:span><text:span text:style-name="T7">adj.</text:span><text:span text:style-name="T5"> Convertida (cosas).</text:span></text:p>
      <text:p text:style-name="P7"><text:span text:style-name="T6">Ixohdahgajaha</text:span><text:span text:style-name="T5"> </text:span><text:span text:style-name="T7">v.</text:span><text:span text:style-name="T5"> Convertirse,</text:span></text:p>
      <text:p text:style-name="P5"><text:tab/>cambiarse.</text:p>
      <text:p text:style-name="P7"><text:span text:style-name="T6">Ixohdahgue</text:span><text:span text:style-name="T5"> </text:span><text:span text:style-name="T7">adj.</text:span><text:span text:style-name="T5"> Convertido (anim.).</text:span></text:p>
      <text:p text:style-name="P7"><text:span text:style-name="T6">Ixohdaidi</text:span><text:span text:style-name="T5"> </text:span><text:span text:style-name="T7">s.</text:span><text:span text:style-name="T5"> El que se convierte</text:span></text:p>
      <text:p text:style-name="P5"><text:tab/>siempre.</text:p>
      <text:p text:style-name="P7"><text:span text:style-name="T6">Ixohdajaha</text:span><text:span text:style-name="T5"> </text:span><text:span text:style-name="T7">v.</text:span><text:span text:style-name="T5"> Convertir.</text:span></text:p>
      <text:p text:style-name="P7"><text:span text:style-name="T6">Ixohga</text:span><text:span text:style-name="T5"> </text:span><text:span text:style-name="T7">adj.</text:span><text:span text:style-name="T5"> </text:span><text:span text:style-name="T6">1.</text:span><text:span text:style-name="T5"> Util. </text:span><text:span text:style-name="T6">2.</text:span><text:span text:style-name="T5"> Normal, ni</text:span></text:p>
      <text:p text:style-name="P5"><text:tab/>feo ni bonito (cosas).</text:p>
      <text:p text:style-name="P7"><text:span text:style-name="T6">Ixohgaja</text:span><text:span text:style-name="T5"> </text:span><text:span text:style-name="T7">adj.</text:span><text:span text:style-name="T5"> Anormal.</text:span></text:p>
      <text:p text:style-name="P7"><text:span text:style-name="T6">Ixohgajaha</text:span><text:span text:style-name="T5"> </text:span><text:span text:style-name="T7">v.</text:span><text:span text:style-name="T5"> Parecer normal.</text:span></text:p>
      <text:p text:style-name="P7"><text:span text:style-name="T6">Ixohxahdajaha</text:span><text:span text:style-name="T5"> </text:span><text:span text:style-name="T7">v.</text:span><text:span text:style-name="T5"> Aparentar</text:span></text:p>
      <text:p text:style-name="P5"><text:tab/>cortesía socialmente.</text:p>
      <text:p text:style-name="P7"><text:span text:style-name="T6">Ixoodi jĩãhgaha</text:span><text:span text:style-name="T5"> </text:span><text:span text:style-name="T7">s.</text:span><text:span text:style-name="T5"> Desprecio.</text:span></text:p>
      <text:p text:style-name="P7"><text:span text:style-name="T6">Ixoodi jĩãjaha</text:span><text:span text:style-name="T5"> </text:span><text:span text:style-name="T7">v.</text:span><text:span text:style-name="T5"> Despreciar.</text:span></text:p>
      <text:p text:style-name="P7"><text:span text:style-name="T6">Ixoodi jĩãjõhõ</text:span><text:span text:style-name="T5"> </text:span><text:span text:style-name="T7">s.</text:span><text:span text:style-name="T5"> Despreciable.</text:span></text:p>
      <text:p text:style-name="P7"><text:span text:style-name="T6">Ixoxo</text:span><text:span text:style-name="T5"> </text:span><text:span text:style-name="T7">s.</text:span><text:span text:style-name="T5"> Brazo.</text:span></text:p>
      <text:p text:style-name="P7"><text:span text:style-name="T6">Ixoxochaco</text:span><text:span text:style-name="T5"> </text:span><text:span text:style-name="T7">s.</text:span><text:span text:style-name="T5"> Parte que une el</text:span></text:p>
      <text:p text:style-name="P7"><text:span text:style-name="T5"><text:tab/></text:span>brazo al hombro.</text:p>
      <text:p text:style-name="P7"/>
      <text:p text:style-name="P7">[Seite 22]</text:p>
      <text:p text:style-name="P7">[Spalte 1]</text:p>
      <text:p text:style-name="P7"/>
      <text:p text:style-name="P4">Ĩ, ĩ</text:p>
      <text:p text:style-name="P5"/>
      <text:p text:style-name="P7"><text:span text:style-name="T6">Ĩã</text:span><text:span text:style-name="T5"> </text:span><text:span text:style-name="T7">prep.</text:span><text:span text:style-name="T5"> De.</text:span></text:p>
      <text:p text:style-name="P7"><text:span text:style-name="T6">Ĩã-pahne</text:span><text:span text:style-name="T5"> </text:span><text:span text:style-name="T7">s.</text:span><text:span text:style-name="T5"> Compañero.</text:span></text:p>
      <text:p text:style-name="P7"><text:span text:style-name="T6">Ĩã-pahneejaha</text:span><text:span text:style-name="T5"> </text:span><text:span text:style-name="T7">v.</text:span><text:span text:style-name="T5"> Acompañar, estar</text:span></text:p>
      <text:p text:style-name="P5"><text:tab/>o ir en compañía de otro.</text:p>
      <text:p text:style-name="P7"><text:span text:style-name="T6">Ĩã-pahnehaidi</text:span><text:span text:style-name="T5"> </text:span><text:span text:style-name="T7">s.</text:span><text:span text:style-name="T5"> Acompañador.</text:span></text:p>
      <text:p text:style-name="P7"><text:span text:style-name="T6">Ĩã-pahnehaihdu</text:span><text:span text:style-name="T5"> </text:span><text:span text:style-name="T7">s.</text:span><text:span text:style-name="T5"> Acompañadores.</text:span></text:p>
      <text:p text:style-name="P7"><text:soft-page-break/><text:span text:style-name="T6">Ĩã-pahnehgaha</text:span><text:span text:style-name="T5"> </text:span><text:span text:style-name="T7">s.</text:span><text:span text:style-name="T5"> Compañía.</text:span></text:p>
      <text:p text:style-name="P7"><text:span text:style-name="T6">Ĩãdahgajaha</text:span><text:span text:style-name="T5"> </text:span><text:span text:style-name="T7">v.</text:span><text:span text:style-name="T5"> Adjudicar.</text:span></text:p>
      <text:p text:style-name="P7"><text:span text:style-name="T6">Ĩãgulhajaha</text:span><text:span text:style-name="T5"> </text:span><text:span text:style-name="T7">v.</text:span><text:span text:style-name="T5"> Apropiarse.</text:span></text:p>
      <text:p text:style-name="P7"><text:span text:style-name="T6">Ĩãha</text:span><text:span text:style-name="T5"> </text:span><text:span text:style-name="T7">s.</text:span><text:span text:style-name="T5"> </text:span><text:span text:style-name="T6">1.</text:span><text:span text:style-name="T5"> Bienes. </text:span><text:span text:style-name="T6">2.</text:span><text:span text:style-name="T5"> Cosas.</text:span></text:p>
      <text:p text:style-name="P7"><text:span text:style-name="T6">Ĩãhde</text:span><text:span text:style-name="T5"> </text:span><text:span text:style-name="T7">s.</text:span><text:span text:style-name="T5"> Prima, primo.</text:span></text:p>
      <text:p text:style-name="P7"><text:span text:style-name="T6">Ĩãhgaha</text:span><text:span text:style-name="T5"> </text:span><text:span text:style-name="T7">s.</text:span><text:span text:style-name="T5"> Bienes.</text:span></text:p>
      <text:p text:style-name="P7"><text:span text:style-name="T6">Ĩãhsajaha</text:span><text:span text:style-name="T5"> </text:span><text:span text:style-name="T7">v.</text:span><text:span text:style-name="T5"> </text:span><text:span text:style-name="T6">1.</text:span><text:span text:style-name="T5"> Oír. </text:span><text:span text:style-name="T6">2.</text:span><text:span text:style-name="T5"> Hacer caso.</text:span></text:p>
      <text:p text:style-name="P5"/>
      <text:p text:style-name="P5">[Seite 22]</text:p>
      <text:p text:style-name="P5">[Spalte 2]</text:p>
      <text:p text:style-name="P5"/>
      <text:p text:style-name="P7"><text:span text:style-name="T6">Ĩãjahe</text:span><text:span text:style-name="T5"> </text:span><text:span text:style-name="T7">s.</text:span><text:span text:style-name="T5"> Cuñado.</text:span></text:p>
      <text:p text:style-name="P7"><text:span text:style-name="T6">Ĩãmaĩgahahga</text:span><text:span text:style-name="T5"> </text:span><text:span text:style-name="T7">s.</text:span><text:span text:style-name="T5"> Demanda.</text:span></text:p>
      <text:p text:style-name="P7"><text:span text:style-name="T6">Ĩãmaĩgahajaha</text:span><text:span text:style-name="T5"> </text:span><text:span text:style-name="T7">v.</text:span><text:span text:style-name="T5"> Demandar.</text:span></text:p>
      <text:p text:style-name="P7"><text:span text:style-name="T6">Ĩãmaĩgahaxoa</text:span><text:span text:style-name="T5"> </text:span><text:span text:style-name="T7">s.</text:span><text:span text:style-name="T5"> Denuncia.</text:span></text:p>
      <text:p text:style-name="P7"><text:span text:style-name="T6">Ĩãnegohajaha</text:span><text:span text:style-name="T5"> </text:span><text:span text:style-name="T7">v.</text:span><text:span text:style-name="T5"> Tener una querida,</text:span></text:p>
      <text:p text:style-name="P5"><text:tab/>tener amante.</text:p>
      <text:p text:style-name="P7"><text:span text:style-name="T6">Ĩãsahgaha</text:span><text:span text:style-name="T5"> </text:span><text:span text:style-name="T7">s.</text:span><text:span text:style-name="T5"> Atención.</text:span></text:p>
      <text:p text:style-name="P7"><text:span text:style-name="T6">Ĩãsahgajaha</text:span><text:span text:style-name="T5"> </text:span><text:span text:style-name="T7">v.</text:span><text:span text:style-name="T5"> Aguardar.</text:span></text:p>
      <text:p text:style-name="P7"><text:span text:style-name="T6">Ĩãsemo</text:span><text:span text:style-name="T5"> </text:span><text:span text:style-name="T7">s.</text:span><text:span text:style-name="T5"> Nietos.</text:span></text:p>
      <text:p text:style-name="P7"><text:span text:style-name="T6">Ĩãsemooxa</text:span><text:span text:style-name="T5"> </text:span><text:span text:style-name="T7">s.</text:span><text:span text:style-name="T5"> Biznietos.</text:span></text:p>
      <text:p text:style-name="P7"><text:span text:style-name="T6">Ĩãsudi</text:span><text:span text:style-name="T5"> </text:span><text:span text:style-name="T7">s.</text:span><text:span text:style-name="T5"> Nieto, hijo de un hijo.</text:span></text:p>
      <text:p text:style-name="P7"><text:span text:style-name="T6">Ĩãsudoxu</text:span><text:span text:style-name="T5"> </text:span><text:span text:style-name="T7">s.</text:span><text:span text:style-name="T5"> Nuera.</text:span></text:p>
      <text:p text:style-name="P7"><text:span text:style-name="T6">Ĩbahdehe</text:span><text:span text:style-name="T5"> </text:span><text:span text:style-name="T7">s.</text:span><text:span text:style-name="T5"> </text:span><text:span text:style-name="T6">1.</text:span><text:span text:style-name="T5"> Sonriente. </text:span><text:span text:style-name="T1">2.</text:span> Burlón</text:p>
      <text:p text:style-name="P7"/>
      <text:p text:style-name="P7">[Seite 23]</text:p>
      <text:p text:style-name="P7">[Spalte 1]</text:p>
      <text:p text:style-name="P7"/>
      <text:p text:style-name="P7">[BILD] Ĩdisaca</text:p>
      <text:p text:style-name="P7"><text:tab/>(Véase <text:span text:style-name="T1">Ũbahdehe</text:span>).</text:p>
      <text:p text:style-name="P7"><text:span text:style-name="T6">Ĩdeche</text:span><text:span text:style-name="T5"> </text:span><text:span text:style-name="T7">s.</text:span><text:span text:style-name="T5"> Dedo.</text:span></text:p>
      <text:p text:style-name="P7"><text:span text:style-name="T6">Ĩdecheha</text:span><text:span text:style-name="T5"> </text:span><text:span text:style-name="T7">s.</text:span><text:span text:style-name="T5"> Dedos. </text:span><text:span text:style-name="T3">sg.</text:span> <text:span text:style-name="T1">Ĩdeche.</text:span></text:p>
      <text:p text:style-name="P7"><text:span text:style-name="T6">Ĩdii</text:span><text:span text:style-name="T5"> </text:span><text:span text:style-name="T7">s.</text:span><text:span text:style-name="T5"> Fuerza.</text:span></text:p>
      <text:p text:style-name="P7"><text:span text:style-name="T6">Ĩdil noãdajaha</text:span><text:span text:style-name="T5"> </text:span><text:span text:style-name="T7">v.</text:span><text:span text:style-name="T5"> Recobrar la</text:span></text:p>
      <text:p text:style-name="P5"><text:tab/>salud, la fuerza.</text:p>
      <text:p text:style-name="P7"><text:span text:style-name="T6">Ĩdisaca</text:span><text:span text:style-name="T5"> </text:span><text:span text:style-name="T7">s.</text:span><text:span text:style-name="T5"> Alacrán, escorpión.</text:span></text:p>
      <text:p text:style-name="P7"><text:span text:style-name="T6">Ĩdu</text:span><text:span text:style-name="T5"> </text:span><text:span text:style-name="T7">s.</text:span><text:span text:style-name="T5"> Morocoto pedrero (esp.de pez).</text:span></text:p>
      <text:p text:style-name="P7"><text:span text:style-name="T6">Ĩdudahgaha</text:span><text:span text:style-name="T5"> </text:span><text:span text:style-name="T7">s.</text:span><text:span text:style-name="T5"> Copia.</text:span></text:p>
      <text:p text:style-name="P7"><text:span text:style-name="T6">Ĩdudahgaha ñehẽhna</text:span><text:span text:style-name="T5"> </text:span><text:span text:style-name="T7">s.</text:span><text:span text:style-name="T5"> Descripción.</text:span></text:p>
      <text:p text:style-name="P7"><text:span text:style-name="T6">Ĩdudajaha ñehẽ pajigueena</text:span><text:span text:style-name="T5"> </text:span><text:span text:style-name="T7">v.</text:span></text:p>
      <text:p text:style-name="P5"><text:tab/>Describir.</text:p>
      <text:p text:style-name="P7"><text:span text:style-name="T6">Ĩdudajaha ñehẽhna</text:span><text:span text:style-name="T5"> </text:span><text:span text:style-name="T7">v.</text:span><text:span text:style-name="T5"> Describir.</text:span></text:p>
      <text:p text:style-name="P7"><text:span text:style-name="T6">Ĩduhdajaha</text:span><text:span text:style-name="T5"> </text:span><text:span text:style-name="T7">v.</text:span><text:span text:style-name="T5"> </text:span><text:span text:style-name="T6">1.</text:span><text:span text:style-name="T5"> Pintar. </text:span><text:span text:style-name="T6">2.</text:span><text:span text:style-name="T5"> Dibujar.</text:span></text:p>
      <text:p text:style-name="P7"><text:span text:style-name="T5"><text:tab/></text:span><text:span text:style-name="T6">3.</text:span><text:span text:style-name="T5"> Escribir.</text:span></text:p>
      <text:p text:style-name="P7"><text:span text:style-name="T6">Ĩgajaha</text:span><text:span text:style-name="T5"> </text:span><text:span text:style-name="T7">v.</text:span><text:span text:style-name="T5"> Sentarse.</text:span></text:p>
      <text:p text:style-name="P7"><text:span text:style-name="T6">Ĩgaxoa</text:span><text:span text:style-name="T5"> </text:span><text:span text:style-name="T7">s.</text:span><text:span text:style-name="T5"> Asiento.</text:span></text:p>
      <text:p text:style-name="P7"><text:span text:style-name="T6">Ĩgue</text:span><text:span text:style-name="T5"> </text:span><text:span text:style-name="T7">adj.</text:span><text:span text:style-name="T5"> Sentado.</text:span></text:p>
      <text:p text:style-name="P7"><text:span text:style-name="T6">Ĩguwa</text:span><text:span text:style-name="T5"> </text:span><text:span text:style-name="T7">s.</text:span><text:span text:style-name="T5"> Aire.</text:span></text:p>
      <text:p text:style-name="P7"><text:span text:style-name="T6">Ĩguwa noãdajaha</text:span><text:span text:style-name="T5"> </text:span><text:span text:style-name="T7">v.</text:span><text:span text:style-name="T5"> Aspirar.</text:span></text:p>
      <text:p text:style-name="P7"><text:span text:style-name="T6">Ĩguwa sõcuijahri</text:span><text:span text:style-name="T5"> </text:span><text:span text:style-name="T7">s.</text:span><text:span text:style-name="T5"> Asma.</text:span></text:p>
      <text:p text:style-name="P7"><text:span text:style-name="T6">Ĩgwe</text:span><text:span text:style-name="T5"> </text:span><text:span text:style-name="T7">s.</text:span><text:span text:style-name="T5"> Ratón, ratones.</text:span></text:p>
      <text:p text:style-name="P5"/>
      <text:p text:style-name="P5"><text:soft-page-break/>[Seite 23]</text:p>
      <text:p text:style-name="P5">[Spalte 2]</text:p>
      <text:p text:style-name="P5"/>
      <text:p text:style-name="P7"><text:span text:style-name="T6">Ĩhda</text:span><text:span text:style-name="T5"> </text:span><text:span text:style-name="T7">prep.</text:span><text:span text:style-name="T5"> Pero.</text:span></text:p>
      <text:p text:style-name="P7"><text:span text:style-name="T6">Ĩhgajaha</text:span><text:span text:style-name="T5"> </text:span><text:span text:style-name="T7">v.</text:span><text:span text:style-name="T5"> </text:span><text:span text:style-name="T6">1.</text:span><text:span text:style-name="T5"> Preguntar. </text:span><text:span text:style-name="T6">2.</text:span><text:span text:style-name="T5"> Consultar.</text:span></text:p>
      <text:p text:style-name="P7"><text:span text:style-name="T6">Ĩhllacui</text:span><text:span text:style-name="T5"> </text:span><text:span text:style-name="T7">s.</text:span><text:span text:style-name="T5"> Culebra de cascabel.</text:span></text:p>
      <text:p text:style-name="P7"><text:span text:style-name="T6">Ĩpa</text:span><text:span text:style-name="T5"> </text:span><text:span text:style-name="T7">s.</text:span><text:span text:style-name="T5"> Una clase de raíces.</text:span></text:p>
      <text:p text:style-name="P7"><text:span text:style-name="T6">Ĩsahajaha</text:span><text:span text:style-name="T5"> </text:span><text:span text:style-name="T7">v.</text:span><text:span text:style-name="T5"> Ir a un pueblo.</text:span></text:p>
      <text:p text:style-name="P7"><text:span text:style-name="T6">Ĩtahgajaha</text:span><text:span text:style-name="T5"> </text:span><text:span text:style-name="T7">v.</text:span><text:span text:style-name="T5"> </text:span><text:span text:style-name="T6">1.</text:span><text:span text:style-name="T5"> Mirar hacia lejos.</text:span></text:p>
      <text:p text:style-name="P7"><text:span text:style-name="T5"><text:tab/></text:span><text:span text:style-name="T6">2.</text:span><text:span text:style-name="T5"> Contemplar. </text:span><text:span text:style-name="T6">3.</text:span><text:span text:style-name="T5"> Admirar.</text:span></text:p>
      <text:p text:style-name="P7"><text:span text:style-name="T6">Ĩtahguihajaha</text:span><text:span text:style-name="T5"> </text:span><text:span text:style-name="T7">v.</text:span><text:span text:style-name="T5"> Quedarse admirado.</text:span></text:p>
      <text:p text:style-name="P7"><text:span text:style-name="T6">Ĩtahguihe</text:span><text:span text:style-name="T5"> </text:span><text:span text:style-name="T7">adj.</text:span><text:span text:style-name="T5"> </text:span><text:span text:style-name="T6">1.</text:span><text:span text:style-name="T5"> Asombrado.</text:span></text:p>
      <text:p text:style-name="P7"><text:span text:style-name="T5"><text:tab/></text:span><text:span text:style-name="T6">2.</text:span><text:span text:style-name="T5"> Atónito. </text:span><text:span text:style-name="T6">3.</text:span><text:span text:style-name="T5"> Admirado.</text:span></text:p>
      <text:p text:style-name="P7"><text:span text:style-name="T6">Ĩtajaha</text:span><text:span text:style-name="T5"> </text:span><text:span text:style-name="T7">v.</text:span><text:span text:style-name="T5"> Mirar.</text:span></text:p>
      <text:p text:style-name="P7"><text:span text:style-name="T6">Ĩtinajaha</text:span><text:span text:style-name="T5"> </text:span><text:span text:style-name="T7">v.</text:span><text:span text:style-name="T5"> Contemplar.</text:span></text:p>
      <text:p text:style-name="P7"><text:span text:style-name="T6">Ĩtoh</text:span><text:span text:style-name="T5"> (paxute ĩtoh) </text:span><text:span text:style-name="T7">s.</text:span><text:span text:style-name="T5"> Ojos cruzados.</text:span></text:p>
      <text:p text:style-name="P7"><text:span text:style-name="T6">Ĩxadahmajaha</text:span><text:span text:style-name="T5"> </text:span><text:span text:style-name="T7">v.</text:span><text:span text:style-name="T5"> Arribar.</text:span></text:p>
      <text:p text:style-name="P7"><text:span text:style-name="T6">Ĩxadijahri</text:span><text:span text:style-name="T5"> </text:span><text:span text:style-name="T7">v.</text:span><text:span text:style-name="T5"> Carecer.</text:span></text:p>
      <text:p text:style-name="P7"><text:span text:style-name="T6">Ĩxaha</text:span><text:span text:style-name="T5"> </text:span><text:span text:style-name="T7">s.</text:span><text:span text:style-name="T5"> Contenido.</text:span></text:p>
      <text:p text:style-name="P7"><text:span text:style-name="T6">Ĩxahdahmajaha</text:span><text:span text:style-name="T5"> </text:span><text:span text:style-name="T7">v.</text:span><text:span text:style-name="T5"> Llegar de río abajo.</text:span></text:p>
      <text:p text:style-name="P7"><text:span text:style-name="T6">Ĩxajaha</text:span><text:span text:style-name="T5"> </text:span><text:span text:style-name="T7">v.</text:span><text:span text:style-name="T5"> Alojar.</text:span></text:p>
      <text:p text:style-name="P7"><text:span text:style-name="T6">Ĩxame</text:span><text:span text:style-name="T5"> </text:span><text:span text:style-name="T7">s.</text:span><text:span text:style-name="T5"> </text:span><text:span text:style-name="T6">1.</text:span><text:span text:style-name="T5"> Vivienda. </text:span><text:span text:style-name="T6">2.</text:span><text:span text:style-name="T5"> Fundo.</text:span></text:p>
      <text:p text:style-name="P7"><text:span text:style-name="T6">Ĩxaxoome</text:span><text:span text:style-name="T5"> </text:span><text:span text:style-name="T7">s.</text:span><text:span text:style-name="T5"> Domicilio.</text:span></text:p>
      <text:p text:style-name="P7"><text:span text:style-name="T6">Ĩxaxu ichaxu ito</text:span><text:span text:style-name="T5"> </text:span><text:span text:style-name="T7">s.</text:span><text:span text:style-name="T5"> Cabaña.</text:span></text:p>
      <text:p text:style-name="P7"><text:span text:style-name="T6">Ĩxedi</text:span><text:span text:style-name="T5"> </text:span><text:span text:style-name="T7">adj.</text:span><text:span text:style-name="T5"> Ausente.</text:span></text:p>
      <text:p text:style-name="P7"><text:span text:style-name="T6">Ĩxexe</text:span><text:span text:style-name="T5"> </text:span><text:span text:style-name="T7">s.</text:span><text:span text:style-name="T5"> </text:span><text:span text:style-name="T6">1.</text:span><text:span text:style-name="T5"> Concha. </text:span><text:span text:style-name="T1">2.</text:span> Cuero. <text:span text:style-name="T1">3.</text:span> Piel.</text:p>
      <text:p text:style-name="P7"><text:span text:style-name="T6">Ĩxipu</text:span><text:span text:style-name="T5"> </text:span><text:span text:style-name="T7">s.</text:span><text:span text:style-name="T5"> Gualanday, candalay (esp.</text:span></text:p>
      <text:p text:style-name="P5"><text:tab/>de árbol).</text:p>
      <text:p text:style-name="P7"><text:span text:style-name="T6">Ĩxipuhllu</text:span><text:span text:style-name="T5"> </text:span><text:span text:style-name="T7">s.</text:span><text:span text:style-name="T5"> Candalay, gualanday</text:span></text:p>
      <text:p text:style-name="P5"><text:tab/>(esp. de árbol).</text:p>
      <text:p text:style-name="P7"><text:span text:style-name="T6">Ĩxu</text:span><text:span text:style-name="T5"> </text:span><text:span text:style-name="T7">s.</text:span><text:span text:style-name="T5"> Nariz.</text:span></text:p>
      <text:p text:style-name="P7"><text:span text:style-name="T6">Ĩxuhlla seña õwa</text:span><text:span text:style-name="T5"> </text:span><text:span text:style-name="T7">s.</text:span><text:span text:style-name="T5"> Yuca cabrilla</text:span></text:p>
      <text:p text:style-name="P5"><text:tab/>(esp. de yuca brava).</text:p>
      <text:p text:style-name="P7"><text:span text:style-name="T6">Ĩxuhlloxo</text:span><text:span text:style-name="T5"> </text:span><text:span text:style-name="T7">s.</text:span><text:span text:style-name="T5"> Ángel.</text:span></text:p>
      <text:p text:style-name="P7"><text:span text:style-name="T6">Ĩxuse</text:span><text:span text:style-name="T5"> </text:span><text:span text:style-name="T7">s.</text:span><text:span text:style-name="T5"> Paujil o pavo de monte</text:span></text:p>
      <text:p text:style-name="P7"><text:span text:style-name="T5"><text:tab/></text:span>(esp. de pájaro).</text:p>
      <text:p text:style-name="P7"/>
      <text:p text:style-name="P7">[Seite 23]</text:p>
      <text:p text:style-name="P7">[Spalte 1]</text:p>
      <text:p text:style-name="P7"/>
      <text:p text:style-name="P4">J, j</text:p>
      <text:p text:style-name="P5"/>
      <text:p text:style-name="P7"><text:span text:style-name="T6">Jachu</text:span><text:span text:style-name="T5"> </text:span><text:span text:style-name="T7">s.</text:span><text:span text:style-name="T5"> Hermana mayor.</text:span></text:p>
      <text:p text:style-name="P7"><text:span text:style-name="T6">Jachubahdu</text:span><text:span text:style-name="T5"> </text:span><text:span text:style-name="T7">s.</text:span><text:span text:style-name="T5"> Hermanas.</text:span></text:p>
      <text:p text:style-name="P7"><text:span text:style-name="T6">Jaha</text:span><text:span text:style-name="T5"> </text:span><text:span text:style-name="T7">s.</text:span><text:span text:style-name="T5"> Pies, patas.</text:span></text:p>
      <text:p text:style-name="P7"><text:span text:style-name="T6">Jahahna janagoxoa</text:span><text:span text:style-name="T5"> </text:span><text:span text:style-name="T7">s.</text:span><text:span text:style-name="T5"> Calcetín.</text:span></text:p>
      <text:p text:style-name="P7"><text:span text:style-name="T6">Jahahna janagoxoa anagajaha</text:span><text:span text:style-name="T5"> </text:span><text:span text:style-name="T7">v.</text:span></text:p>
      <text:p text:style-name="P5"><text:tab/>Calzar.</text:p>
      <text:p text:style-name="P7"><text:span text:style-name="T6">Jahaxoode</text:span><text:span text:style-name="T5"> </text:span><text:span text:style-name="T7">s.</text:span><text:span text:style-name="T5"> Cama.</text:span></text:p>
      <text:p text:style-name="P7"><text:span text:style-name="T6">Jahba</text:span><text:span text:style-name="T5"> </text:span><text:span text:style-name="T7">s.</text:span><text:span text:style-name="T5"> Pata, pie.</text:span></text:p>
      <text:p text:style-name="P7"><text:span text:style-name="T6">Jahba ĩdeche</text:span><text:span text:style-name="T5"> </text:span><text:span text:style-name="T7">s.</text:span><text:span text:style-name="T5"> Dedo del pie.</text:span></text:p>
      <text:p text:style-name="P7"><text:span text:style-name="T6">Jahñu</text:span><text:span text:style-name="T5"> </text:span><text:span text:style-name="T7">s.</text:span><text:span text:style-name="T5"> Pulgas.</text:span></text:p>
      <text:p text:style-name="P5"><text:soft-page-break/></text:p>
      <text:p text:style-name="P5">[Seite 23]</text:p>
      <text:p text:style-name="P5">[Spalte 2]</text:p>
      <text:p text:style-name="P5"/>
      <text:p text:style-name="P7"><text:span text:style-name="T6">Jaimo</text:span><text:span text:style-name="T5"> </text:span><text:span text:style-name="T7">s.</text:span><text:span text:style-name="T5"> Mozos.</text:span></text:p>
      <text:p text:style-name="P7"><text:span text:style-name="T6">Jaipagaidi</text:span><text:span text:style-name="T5"> </text:span><text:span text:style-name="T7">s.</text:span><text:span text:style-name="T5"> Arreador.</text:span></text:p>
      <text:p text:style-name="P7"><text:span text:style-name="T6">Jaipahgue</text:span><text:span text:style-name="T5"> </text:span><text:span text:style-name="T7">adj.</text:span><text:span text:style-name="T5"> Abrazado.</text:span></text:p>
      <text:p text:style-name="P7"><text:span text:style-name="T6">Jaĩcodiijaha</text:span><text:span text:style-name="T5"> </text:span><text:span text:style-name="T7">v.</text:span><text:span text:style-name="T5"> Llenarse, hartarse.</text:span></text:p>
      <text:p text:style-name="P7"><text:span text:style-name="T6">Jaĩcua</text:span><text:span text:style-name="T5"> </text:span><text:span text:style-name="T7">adj.</text:span><text:span text:style-name="T5"> Maduro, hecho.</text:span></text:p>
      <text:p text:style-name="P7"><text:span text:style-name="T6">Jaĩcuajaha</text:span><text:span text:style-name="T5"> </text:span><text:span text:style-name="T7">v.</text:span><text:span text:style-name="T5"> Madurarse, ponerse</text:span></text:p>
      <text:p text:style-name="P5"><text:tab/>hecho.</text:p>
      <text:p text:style-name="P7"><text:span text:style-name="T6">Jaĩpatahguihajaha</text:span><text:span text:style-name="T5"> </text:span><text:span text:style-name="T7">v.</text:span><text:span text:style-name="T5"> Darse prisa.</text:span></text:p>
      <text:p text:style-name="P7"><text:span text:style-name="T6">Jaĩpatahje</text:span><text:span text:style-name="T5"> </text:span><text:span text:style-name="T7">adv.</text:span><text:span text:style-name="T5"> De repente.</text:span></text:p>
      <text:p text:style-name="P7"><text:span text:style-name="T6">Jaĩpetajaha</text:span><text:span text:style-name="T5"> </text:span><text:span text:style-name="T7">v.</text:span><text:span text:style-name="T5"> Afanar, apurar.</text:span></text:p>
      <text:p text:style-name="P5"/>
      <text:p text:style-name="P5">[Seite 24]</text:p>
      <text:p text:style-name="P5">[Spalte 1]</text:p>
      <text:p text:style-name="P5"/>
      <text:p text:style-name="P7"><text:span text:style-name="T6">Jalidahli</text:span><text:span text:style-name="T5"> </text:span><text:span text:style-name="T7">s.</text:span><text:span text:style-name="T5"> Trompillo (esp. de árbol).</text:span></text:p>
      <text:p text:style-name="P7"><text:span text:style-name="T6">Jalladahgaha</text:span><text:span text:style-name="T5"> </text:span><text:span text:style-name="T7">s.</text:span><text:span text:style-name="T5"> Cambio.</text:span></text:p>
      <text:p text:style-name="P7"><text:span text:style-name="T6">Jalladahgajaha</text:span><text:span text:style-name="T5"> </text:span><text:span text:style-name="T7">v.</text:span><text:span text:style-name="T5"> Cambiar.</text:span></text:p>
      <text:p text:style-name="P7"><text:span text:style-name="T6">Jalladahguihajaha</text:span><text:span text:style-name="T5"> </text:span><text:span text:style-name="T7">v.</text:span><text:span text:style-name="T5"> Cambiarse.</text:span></text:p>
      <text:p text:style-name="P7"><text:span text:style-name="T6">Jalladajaha</text:span><text:span text:style-name="T5"> </text:span><text:span text:style-name="T7">v.</text:span><text:span text:style-name="T5"> </text:span><text:span text:style-name="T6">1.</text:span><text:span text:style-name="T5"> Voltear. </text:span><text:span text:style-name="T6">2.</text:span><text:span text:style-name="T5"> Enrollar.</text:span></text:p>
      <text:p text:style-name="P7"><text:span text:style-name="T6">Jallagajaha</text:span><text:span text:style-name="T5"> </text:span><text:span text:style-name="T7">v.</text:span><text:span text:style-name="T5"> </text:span><text:span text:style-name="T6">1.</text:span><text:span text:style-name="T5"> Arrear ganado.</text:span></text:p>
      <text:p text:style-name="P7"><text:span text:style-name="T5"><text:tab/></text:span><text:span text:style-name="T6">2.</text:span><text:span text:style-name="T5"> Abrazar. </text:span><text:span text:style-name="T6">3.</text:span><text:span text:style-name="T5"> Enganchar.</text:span></text:p>
      <text:p text:style-name="P7"><text:span text:style-name="T6">Jallahgaha</text:span><text:span text:style-name="T5"> </text:span><text:span text:style-name="T7">s.</text:span><text:span text:style-name="T5"> Abrazo.</text:span></text:p>
      <text:p text:style-name="P7"><text:span text:style-name="T6">Jallahguihajaha</text:span><text:span text:style-name="T5"> </text:span><text:span text:style-name="T7">v.</text:span><text:span text:style-name="T5"> Abrazarse.</text:span></text:p>
      <text:p text:style-name="P7"><text:span text:style-name="T6">Jallajaha</text:span><text:span text:style-name="T5"> </text:span><text:span text:style-name="T7">v.</text:span><text:span text:style-name="T5"> Enredar.</text:span></text:p>
      <text:p text:style-name="P7"><text:span text:style-name="T6">Jalluehpehe</text:span><text:span text:style-name="T5"> </text:span><text:span text:style-name="T7">s.</text:span><text:span text:style-name="T5"> Casabe chorreado.</text:span></text:p>
      <text:p text:style-name="P7"><text:span text:style-name="T6">Jamojamoli</text:span><text:span text:style-name="T5"> </text:span><text:span text:style-name="T7">s.</text:span><text:span text:style-name="T5"> Jabalí.</text:span></text:p>
      <text:p text:style-name="P7"><text:span text:style-name="T6">Jamucu</text:span><text:span text:style-name="T5"> </text:span><text:span text:style-name="T7">s.</text:span><text:span text:style-name="T5"> Aruco (esp. de pájaro).</text:span></text:p>
      <text:p text:style-name="P7"><text:span text:style-name="T6">Jamuhguhdi</text:span><text:span text:style-name="T5"> </text:span><text:span text:style-name="T7">s.</text:span><text:span text:style-name="T5"> Hermano menor.</text:span></text:p>
      <text:p text:style-name="P7"><text:span text:style-name="T6">Jana</text:span><text:span text:style-name="T5"> </text:span><text:span text:style-name="T7">s.</text:span><text:span text:style-name="T5"> Piñas.</text:span></text:p>
      <text:p text:style-name="P7"><text:span text:style-name="T6">Janagoxoa jahahna</text:span><text:span text:style-name="T5"> </text:span><text:span text:style-name="T7">s.</text:span><text:span text:style-name="T5"> Calzado.</text:span></text:p>
      <text:p text:style-name="P7"><text:span text:style-name="T6">Janapu</text:span><text:span text:style-name="T5"> </text:span><text:span text:style-name="T7">s.</text:span><text:span text:style-name="T5"> Piñal.</text:span></text:p>
      <text:p text:style-name="P7"><text:span text:style-name="T6">Janoo</text:span><text:span text:style-name="T5"> </text:span><text:span text:style-name="T7">s.</text:span><text:span text:style-name="T5"> Arco iris.</text:span></text:p>
      <text:p text:style-name="P5">[BILD] Jañudi</text:p>
      <text:p text:style-name="P7"><text:span text:style-name="T6">Jañudi</text:span><text:span text:style-name="T5"> </text:span><text:span text:style-name="T7">s.</text:span><text:span text:style-name="T5"> Grillo.</text:span></text:p>
      <text:p text:style-name="P7"><text:span text:style-name="T6">Japubuchi</text:span><text:span text:style-name="T5"> </text:span><text:span text:style-name="T7">s.</text:span><text:span text:style-name="T5"> Totumillo (esp. de árbol).</text:span></text:p>
      <text:p text:style-name="P7"><text:span text:style-name="T6">Japuga seña õwa</text:span><text:span text:style-name="T5"> </text:span><text:span text:style-name="T7">s.</text:span><text:span text:style-name="T5"> Yuca pavón</text:span></text:p>
      <text:p text:style-name="P5"><text:tab/>(esp. de yuca brava).</text:p>
      <text:p text:style-name="P7"><text:span text:style-name="T6">Jarrajaha</text:span><text:span text:style-name="T5"> </text:span><text:span text:style-name="T7">v.</text:span><text:span text:style-name="T5"> </text:span><text:span text:style-name="T6">1.</text:span><text:span text:style-name="T5"> Cerrar. </text:span><text:span text:style-name="T6">2.</text:span><text:span text:style-name="T5"> Tapar.</text:span></text:p>
      <text:p text:style-name="P7"><text:span text:style-name="T5"><text:tab/></text:span><text:span text:style-name="T6">3.</text:span><text:span text:style-name="T5"> Abrochar.</text:span></text:p>
      <text:p text:style-name="P7"><text:span text:style-name="T6">Jarrajaha</text:span><text:span text:style-name="T5"> (calsehna) </text:span><text:span text:style-name="T7">v.</text:span><text:span text:style-name="T5"> Aprisionar.</text:span></text:p>
      <text:p text:style-name="P7"><text:span text:style-name="T6">Jarriga</text:span><text:span text:style-name="T5"> </text:span><text:span text:style-name="T7">adj.</text:span><text:span text:style-name="T5"> Cerrado.</text:span></text:p>
      <text:p text:style-name="P7"><text:span text:style-name="T6">Jarrigajaha</text:span><text:span text:style-name="T5"> </text:span><text:span text:style-name="T7">v.</text:span><text:span text:style-name="T5"> Cerrarse.</text:span></text:p>
      <text:p text:style-name="P7"><text:span text:style-name="T6">Jarrigue</text:span><text:span text:style-name="T5"> (calsehna) </text:span><text:span text:style-name="T7">adj.</text:span><text:span text:style-name="T5"> Aprisionado.</text:span></text:p>
      <text:p text:style-name="P7"><text:span text:style-name="T6">Jarripahe</text:span><text:span text:style-name="T5"> </text:span><text:span text:style-name="T7">s.</text:span><text:span text:style-name="T5"> Ala, alas.</text:span></text:p>
      <text:p text:style-name="P7"><text:span text:style-name="T6">Jawa</text:span><text:span text:style-name="T5"> </text:span><text:span text:style-name="T7">s.</text:span><text:span text:style-name="T5"> Baba del pescado.</text:span></text:p>
      <text:p text:style-name="P7"><text:span text:style-name="T6">Jãchudi</text:span><text:span text:style-name="T5"> </text:span><text:span text:style-name="T7">pron.</text:span><text:span text:style-name="T5"> Alguno, alguien.</text:span></text:p>
      <text:p text:style-name="P7"><text:span text:style-name="T6">Jãdihda</text:span><text:span text:style-name="T5"> </text:span><text:span text:style-name="T7">adv.</text:span><text:span text:style-name="T5"> A alguna parte.</text:span></text:p>
      <text:p text:style-name="P7"><text:span text:style-name="T6">Jãhcha</text:span><text:span text:style-name="T5"> </text:span><text:span text:style-name="T7">s.</text:span><text:span text:style-name="T5"> Algo.</text:span></text:p>
      <text:p text:style-name="P7"><text:soft-page-break/><text:span text:style-name="T6">Jãhcha eetawĩdihajaha</text:span><text:span text:style-name="T5"> </text:span><text:span text:style-name="T7">v.</text:span><text:span text:style-name="T5"> Declinar,</text:span></text:p>
      <text:p text:style-name="P5"><text:tab/>no aceptar.</text:p>
      <text:p text:style-name="P7"><text:span text:style-name="T6">Jãhcha ĩã quelehgaha</text:span><text:span text:style-name="T5"> </text:span><text:span text:style-name="T7">s.</text:span><text:span text:style-name="T5"> Acción.</text:span></text:p>
      <text:p text:style-name="P7"><text:span text:style-name="T6">Jãhcha joxo llajamajaha</text:span><text:span text:style-name="T5"> </text:span><text:span text:style-name="T7">v.</text:span></text:p>
      <text:p text:style-name="P5"/>
      <text:p text:style-name="P5">[Seite 24]</text:p>
      <text:p text:style-name="P5">[Spalte 2]</text:p>
      <text:p text:style-name="P5"/>
      <text:p text:style-name="P5"><text:tab/>Accidente.</text:p>
      <text:p text:style-name="P7"><text:span text:style-name="T6">Jãhchadi</text:span><text:span text:style-name="T5"> </text:span><text:span text:style-name="T7">pron.</text:span><text:span text:style-name="T5"> Nada.</text:span></text:p>
      <text:p text:style-name="P7"><text:span text:style-name="T6">Jãhchadi</text:span><text:span text:style-name="T5"> (obiteate ĩdute) </text:span><text:span text:style-name="T7">adj.</text:span><text:span text:style-name="T5"> Cero.</text:span></text:p>
      <text:p text:style-name="P7"><text:span text:style-name="T6">Jãĩxe</text:span><text:span text:style-name="T5"> </text:span><text:span text:style-name="T7">s.</text:span><text:span text:style-name="T5"> Especie de cabuya.</text:span></text:p>
      <text:p text:style-name="P7"><text:span text:style-name="T6">Jãjõ</text:span><text:span text:style-name="T5"> </text:span><text:span text:style-name="T7">s.</text:span><text:span text:style-name="T5"> Pájaro guaco.</text:span></text:p>
      <text:p text:style-name="P7"><text:span text:style-name="T6">Jãnsobahdu</text:span><text:span text:style-name="T5"> </text:span><text:span text:style-name="T7">s.</text:span><text:span text:style-name="T5"> Abuelas.</text:span></text:p>
      <text:p text:style-name="P7"><text:span text:style-name="T6">Jãse</text:span><text:span text:style-name="T5"> </text:span><text:span text:style-name="T7">s.</text:span><text:span text:style-name="T5"> Abuelo, padre de la madre</text:span></text:p>
      <text:p text:style-name="P5"><text:tab/>o del padre.</text:p>
      <text:p text:style-name="P7"><text:span text:style-name="T6">Jãsebahdu</text:span><text:span text:style-name="T5"> </text:span><text:span text:style-name="T7">s.</text:span><text:span text:style-name="T5"> Abuelos.</text:span></text:p>
      <text:p text:style-name="P7"><text:span text:style-name="T6">Jãsebahduuxa</text:span><text:span text:style-name="T5"> </text:span><text:span text:style-name="T7">s.</text:span><text:span text:style-name="T5"> Antepasados.</text:span></text:p>
      <text:p text:style-name="P7"><text:span text:style-name="T6">Jãsegaha</text:span><text:span text:style-name="T5"> </text:span><text:span text:style-name="T7">s.</text:span><text:span text:style-name="T5"> Apellido.</text:span></text:p>
      <text:p text:style-name="P7"><text:span text:style-name="T6">Jãsehdahgãhgu</text:span><text:span text:style-name="T5"> </text:span><text:span text:style-name="T7">s.</text:span><text:span text:style-name="T5"> Abuelastro, padre o</text:span></text:p>
      <text:p text:style-name="P5"><text:tab/>madre del padrastro o madrastra.</text:p>
      <text:p text:style-name="P7"><text:span text:style-name="T6">Jãsellu</text:span><text:span text:style-name="T5"> </text:span><text:span text:style-name="T7">s.</text:span><text:span text:style-name="T5"> Ceremonia.</text:span></text:p>
      <text:p text:style-name="P7"><text:span text:style-name="T6">Jãsetajaha</text:span><text:span text:style-name="T5"> </text:span><text:span text:style-name="T7">v.</text:span><text:span text:style-name="T5"> Celebrar.</text:span></text:p>
      <text:p text:style-name="P7"><text:span text:style-name="T6">Jãso</text:span><text:span text:style-name="T5"> </text:span><text:span text:style-name="T7">s.</text:span><text:span text:style-name="T5"> Abuela.</text:span></text:p>
      <text:p text:style-name="P7"><text:span text:style-name="T6">Jea</text:span><text:span text:style-name="T5"> </text:span><text:span text:style-name="T7">s.</text:span><text:span text:style-name="T5"> Cortada, herida.</text:span></text:p>
      <text:p text:style-name="P7"><text:span text:style-name="T6">Jeadahguiaha</text:span><text:span text:style-name="T5"> </text:span><text:span text:style-name="T7">s.</text:span><text:span text:style-name="T5"> Cerco.</text:span></text:p>
      <text:p text:style-name="P7"><text:span text:style-name="T6">Jeagajaha</text:span><text:span text:style-name="T5"> </text:span><text:span text:style-name="T7">v.</text:span><text:span text:style-name="T5"> </text:span><text:span text:style-name="T6">1.</text:span><text:span text:style-name="T5"> Abreviar, reducir a</text:span></text:p>
      <text:p text:style-name="P7"><text:span text:style-name="T5"><text:tab/>menos. </text:span><text:span text:style-name="T6">2.</text:span><text:span text:style-name="T5"> Cortar.</text:span></text:p>
      <text:p text:style-name="P7"><text:span text:style-name="T6">Jeahgaha</text:span><text:span text:style-name="T5"> </text:span><text:span text:style-name="T7">s.</text:span><text:span text:style-name="T5"> Corte.</text:span></text:p>
      <text:p text:style-name="P7"><text:span text:style-name="T6">Jeaja</text:span><text:span text:style-name="T5"> </text:span><text:span text:style-name="T7">s.</text:span><text:span text:style-name="T5"> Cicatriz.</text:span></text:p>
      <text:p text:style-name="P7"><text:span text:style-name="T6">Jeajaha</text:span><text:span text:style-name="T5"> </text:span><text:span text:style-name="T7">v.</text:span><text:span text:style-name="T5"> Correr.</text:span></text:p>
      <text:p text:style-name="P7"><text:span text:style-name="T6">Jeamajaha</text:span><text:span text:style-name="T5"> </text:span><text:span text:style-name="T7">v.</text:span><text:span text:style-name="T5"> Aburrirse de algo.</text:span></text:p>
      <text:p text:style-name="P7"><text:span text:style-name="T6">Jecaga</text:span><text:span text:style-name="T5"> </text:span><text:span text:style-name="T7">adj.</text:span><text:span text:style-name="T5"> Liso.</text:span></text:p>
      <text:p text:style-name="P7"><text:span text:style-name="T6">Jecuanaahda ĩxe</text:span><text:span text:style-name="T5"> (ĩxa uhwo) </text:span><text:span text:style-name="T7">adj.</text:span></text:p>
      <text:p text:style-name="P5"><text:tab/>Adyacente.</text:p>
      <text:p text:style-name="P7"><text:span text:style-name="T6">Jeebahgaidi</text:span><text:span text:style-name="T5"> </text:span><text:span text:style-name="T7">s.</text:span><text:span text:style-name="T5"> Corredor.</text:span></text:p>
      <text:p text:style-name="P7"><text:span text:style-name="T6">Jeebãxajaha</text:span><text:span text:style-name="T5"> </text:span><text:span text:style-name="T7">v.</text:span><text:span text:style-name="T5"> Ir a trote, corriendito.</text:span></text:p>
      <text:p text:style-name="P7"><text:span text:style-name="T6">Jeediajaha</text:span><text:span text:style-name="T5"> </text:span><text:span text:style-name="T7">v.</text:span><text:span text:style-name="T5"> Cercar.</text:span></text:p>
      <text:p text:style-name="P4">Jeemeriihda johdi ũberi caĩpohri</text:p>
      <text:p text:style-name="P7"><text:span text:style-name="T5"><text:tab/></text:span><text:span text:style-name="T6">ñaxu</text:span><text:span text:style-name="T5"> </text:span><text:span text:style-name="T7">s.</text:span><text:span text:style-name="T5"> Adúltera.</text:span></text:p>
      <text:p text:style-name="P7"><text:span text:style-name="T6">Jehdl</text:span><text:span text:style-name="T5"> </text:span><text:span text:style-name="T7">adv.</text:span><text:span text:style-name="T5"> Solamente, puro (Véase</text:span></text:p>
      <text:p text:style-name="P7"><text:span text:style-name="T5"><text:tab/></text:span><text:span text:style-name="T6">Jehga</text:span><text:span text:style-name="T5">).</text:span></text:p>
      <text:p text:style-name="P7"><text:span text:style-name="T6">Jehdu</text:span><text:span text:style-name="T5"> </text:span><text:span text:style-name="T7">adj.</text:span><text:span text:style-name="T5"> Solos (anim.).</text:span></text:p>
      <text:p text:style-name="P7"><text:span text:style-name="T6">Jehdubahdu</text:span><text:span text:style-name="T5"> </text:span><text:span text:style-name="T7">adj.</text:span><text:span text:style-name="T5"> Tres (anim.).</text:span></text:p>
      <text:p text:style-name="P7"><text:span text:style-name="T6">Jehehgajaha</text:span><text:span text:style-name="T5"> </text:span><text:span text:style-name="T7">v.</text:span><text:span text:style-name="T5"> </text:span><text:span text:style-name="T6">1.</text:span><text:span text:style-name="T5"> Repartir. </text:span><text:span text:style-name="T1">2.</text:span> Brindar.</text:p>
      <text:p text:style-name="P7"><text:tab/>(Véase <text:span text:style-name="T1">Wahllahgahdajaha</text:span>)</text:p>
      <text:p text:style-name="P7"><text:span text:style-name="T6">Jehga</text:span><text:span text:style-name="T5"> </text:span><text:span text:style-name="T7">adv.</text:span><text:span text:style-name="T5"> Solamente (Véase </text:span><text:span text:style-name="T6">Jehdi</text:span><text:span text:style-name="T5">).</text:span></text:p>
      <text:p text:style-name="P7"><text:span text:style-name="T6">Jehixu</text:span><text:span text:style-name="T5"> </text:span><text:span text:style-name="T7">s.</text:span><text:span text:style-name="T5"> Cuarto.</text:span></text:p>
      <text:p text:style-name="P7"><text:span text:style-name="T6">Jehñohpi</text:span><text:span text:style-name="T5"> </text:span><text:span text:style-name="T7">s.</text:span><text:span text:style-name="T5"> Grama (clase de hierba).</text:span></text:p>
      <text:p text:style-name="P7"><text:span text:style-name="T6">Jehpi</text:span><text:span text:style-name="T5"> </text:span><text:span text:style-name="T7">s.</text:span><text:span text:style-name="T5"> Grama (Véase </text:span><text:span text:style-name="T6">Jehñohpi</text:span><text:span text:style-name="T5">).</text:span></text:p>
      <text:p text:style-name="P7"><text:span text:style-name="T6">Jehxu</text:span><text:span text:style-name="T5"> </text:span><text:span text:style-name="T7">s.</text:span><text:span text:style-name="T5"> Habitación, cuarto.</text:span></text:p>
      <text:p text:style-name="P7"><text:span text:style-name="T6">Jei</text:span><text:span text:style-name="T5"> </text:span><text:span text:style-name="T7">adj.</text:span><text:span text:style-name="T5"> Liviano.</text:span></text:p>
      <text:p text:style-name="P7"><text:soft-page-break/><text:span text:style-name="T6">Jeigaha</text:span><text:span text:style-name="T5"> </text:span><text:span text:style-name="T7">s.</text:span><text:span text:style-name="T5"> Carrera.</text:span></text:p>
      <text:p text:style-name="P7"><text:span text:style-name="T6">Jeimajaha</text:span><text:span text:style-name="T5"> </text:span><text:span text:style-name="T7">v.</text:span><text:span text:style-name="T5"> Hacerse liviano.</text:span></text:p>
      <text:p text:style-name="P7"><text:span text:style-name="T6">Jejeejaha</text:span><text:span text:style-name="T5"> </text:span><text:span text:style-name="T7">v.</text:span><text:span text:style-name="T5"> Aclamar con alegría.</text:span></text:p>
      <text:p text:style-name="P7"><text:span text:style-name="T6">Jejehajaha</text:span><text:span text:style-name="T5"> </text:span><text:span text:style-name="T7">v.</text:span><text:span text:style-name="T5"> Aislar.</text:span></text:p>
      <text:p text:style-name="P7"><text:span text:style-name="T6">Jejehbihe</text:span><text:span text:style-name="T5"> </text:span><text:span text:style-name="T7">adj.</text:span><text:span text:style-name="T5"> Aislado.</text:span></text:p>
      <text:p text:style-name="P5"/>
      <text:p text:style-name="P5">[Seite 25]</text:p>
      <text:p text:style-name="P5">[Spalte 1]</text:p>
      <text:p text:style-name="P5"/>
      <text:p text:style-name="P7"><text:span text:style-name="T6">Jejehguihaha</text:span><text:span text:style-name="T5"> </text:span><text:span text:style-name="T7">s.</text:span><text:span text:style-name="T5"> Aislamiento.</text:span></text:p>
      <text:p text:style-name="P7"><text:span text:style-name="T6">Jejehiajaha</text:span><text:span text:style-name="T5"> </text:span><text:span text:style-name="T7">v.</text:span><text:span text:style-name="T5"> Aislarse.</text:span></text:p>
      <text:p text:style-name="P7"><text:span text:style-name="T6">Jejejaha</text:span><text:span text:style-name="T5"> </text:span><text:span text:style-name="T7">v.</text:span><text:span text:style-name="T5"> Gritar cantando.</text:span></text:p>
      <text:p text:style-name="P7"><text:span text:style-name="T6">Jellaa</text:span><text:span text:style-name="T5"> </text:span><text:span text:style-name="T7">s.</text:span><text:span text:style-name="T5"> Cicatriz.</text:span></text:p>
      <text:p text:style-name="P7"><text:span text:style-name="T6">Jemi</text:span><text:span text:style-name="T5"> </text:span><text:span text:style-name="T7">s.</text:span><text:span text:style-name="T5"> Esposo, marido (Véase </text:span><text:span text:style-name="T6">Jomi</text:span><text:span text:style-name="T5">).</text:span></text:p>
      <text:p text:style-name="P7"><text:span text:style-name="T6">Jepa dopa</text:span><text:span text:style-name="T5"> </text:span><text:span text:style-name="T7">s.</text:span><text:span text:style-name="T5"> Sarura, traga-venado</text:span></text:p>
      <text:p text:style-name="P5"><text:tab/>(esp. de culebra).</text:p>
      <text:p text:style-name="P7"><text:span text:style-name="T6">Jepaha</text:span><text:span text:style-name="T5"> </text:span><text:span text:style-name="T7">s.</text:span><text:span text:style-name="T5"> Troja de asar.</text:span></text:p>
      <text:p text:style-name="P7"><text:span text:style-name="T6">Jepahdajaha</text:span><text:span text:style-name="T5"> </text:span><text:span text:style-name="T7">v.</text:span><text:span text:style-name="T5"> Asar sobre una troja.</text:span></text:p>
      <text:p text:style-name="P7"><text:span text:style-name="T6">Jepo</text:span><text:span text:style-name="T5"> </text:span><text:span text:style-name="T7">s.</text:span><text:span text:style-name="T5"> Mujer estéril.</text:span></text:p>
      <text:p text:style-name="P7"><text:span text:style-name="T6">Jesajaha</text:span><text:span text:style-name="T5"> </text:span><text:span text:style-name="T7">v.</text:span><text:span text:style-name="T5"> Cortar en varios trozos.</text:span></text:p>
      <text:p text:style-name="P7"><text:span text:style-name="T6">Jesuhri dajamaixahri</text:span><text:span text:style-name="T5"> </text:span><text:span text:style-name="T7">s.</text:span><text:span text:style-name="T5"> Calvario.</text:span></text:p>
      <text:p text:style-name="P7"><text:span text:style-name="T6">Jẽã</text:span><text:span text:style-name="T5"> </text:span><text:span text:style-name="T7">adv.</text:span><text:span text:style-name="T5"> Ahora.</text:span></text:p>
      <text:p text:style-name="P7"><text:span text:style-name="T6">Jẽãmaana</text:span><text:span text:style-name="T5"> </text:span><text:span text:style-name="T7">adj.</text:span><text:span text:style-name="T5"> Actual.</text:span></text:p>
      <text:p text:style-name="P7"><text:span text:style-name="T6">Jẽba dajaxoje nugueje</text:span><text:span text:style-name="T5"> </text:span><text:span text:style-name="T7">s.</text:span><text:span text:style-name="T5"> Caña de</text:span></text:p>
      <text:p text:style-name="P5"><text:tab/>pescar.</text:p>
      <text:p text:style-name="P7"><text:span text:style-name="T6">Jẽhgo</text:span><text:span text:style-name="T5"> </text:span><text:span text:style-name="T7">s.</text:span><text:span text:style-name="T5"> Susurro.</text:span></text:p>
      <text:p text:style-name="P7"><text:span text:style-name="T6">Jẽhgotajaha</text:span><text:span text:style-name="T5"> </text:span><text:span text:style-name="T7">v.</text:span><text:span text:style-name="T5"> Susurrar.</text:span></text:p>
      <text:p text:style-name="P7"><text:span text:style-name="T6">Jiahbahgajaha</text:span><text:span text:style-name="T5"> </text:span><text:span text:style-name="T7">s.</text:span><text:span text:style-name="T5"> Cita.</text:span></text:p>
      <text:p text:style-name="P7"><text:span text:style-name="T6">Jiahllajaha</text:span><text:span text:style-name="T5"> </text:span><text:span text:style-name="T7">v.</text:span><text:span text:style-name="T5"> </text:span><text:span text:style-name="T6">1.</text:span><text:span text:style-name="T5"> Dar empujones.</text:span></text:p>
      <text:p text:style-name="P7"><text:span text:style-name="T5"><text:tab/></text:span><text:span text:style-name="T6">2.</text:span><text:span text:style-name="T5"> Palanquear.</text:span></text:p>
      <text:p text:style-name="P7"><text:span text:style-name="T6">Jiajaha</text:span><text:span text:style-name="T5"> </text:span><text:span text:style-name="T7">v.</text:span><text:span text:style-name="T5"> Empujar.</text:span></text:p>
      <text:p text:style-name="P7"><text:span text:style-name="T6">Jiamahmo ĩxajaha</text:span><text:span text:style-name="T5"> </text:span><text:span text:style-name="T7">v.</text:span><text:span text:style-name="T5"> Estar hinchado.</text:span></text:p>
      <text:p text:style-name="P7"><text:span text:style-name="T6">Jiamajaha</text:span><text:span text:style-name="T5"> </text:span><text:span text:style-name="T7">v.</text:span><text:span text:style-name="T5"> </text:span><text:span text:style-name="T6">1.</text:span><text:span text:style-name="T5"> Despertarse.</text:span></text:p>
      <text:p text:style-name="P7"><text:span text:style-name="T5"><text:tab/></text:span><text:span text:style-name="T6">2.</text:span><text:span text:style-name="T5"> Hincharse.</text:span></text:p>
      <text:p text:style-name="P7"><text:span text:style-name="T6">Jibali</text:span><text:span text:style-name="T5"> </text:span><text:span text:style-name="T7">s.</text:span><text:span text:style-name="T5"> Laurel murrucu (esp. de</text:span></text:p>
      <text:p text:style-name="P5"><text:tab/>árbol).</text:p>
      <text:p text:style-name="P7"><text:span text:style-name="T6">Jicabe</text:span><text:span text:style-name="T5"> </text:span><text:span text:style-name="T7">s.</text:span><text:span text:style-name="T5"> Avaricia.</text:span></text:p>
      <text:p text:style-name="P7"><text:span text:style-name="T6">Jicabehjaha</text:span><text:span text:style-name="T5"> </text:span><text:span text:style-name="T7">v.</text:span><text:span text:style-name="T5"> Ser avaro.</text:span></text:p>
      <text:p text:style-name="P7"><text:span text:style-name="T6">Jicajaha</text:span><text:span text:style-name="T5"> </text:span><text:span text:style-name="T7">v.</text:span><text:span text:style-name="T5"> Negar mezquinamente</text:span></text:p>
      <text:p text:style-name="P5"><text:tab/>una contribución.</text:p>
      <text:p text:style-name="P7"><text:span text:style-name="T6">Jicoxoa</text:span><text:span text:style-name="T5"> </text:span><text:span text:style-name="T7">adj.</text:span><text:span text:style-name="T5"> Comestible.</text:span></text:p>
      <text:p text:style-name="P7"><text:span text:style-name="T6">Jicoxoa bejehxoome</text:span><text:span text:style-name="T5"> </text:span><text:span text:style-name="T7">s.</text:span><text:span text:style-name="T5"> Dispensa.</text:span></text:p>
      <text:p text:style-name="P7"><text:span text:style-name="T6">Jicoxoome</text:span><text:span text:style-name="T5"> </text:span><text:span text:style-name="T7">s.</text:span><text:span text:style-name="T5"> Comedor.</text:span></text:p>
      <text:p text:style-name="P7"><text:span text:style-name="T6">Jicuah</text:span><text:span text:style-name="T5"> </text:span><text:span text:style-name="T7">adj.</text:span><text:span text:style-name="T5"> Esa.</text:span></text:p>
      <text:p text:style-name="P7"><text:span text:style-name="T6">Jicuetena</text:span><text:span text:style-name="T5"> </text:span><text:span text:style-name="T7">s.</text:span><text:span text:style-name="T5"> Plátanos.</text:span></text:p>
      <text:p text:style-name="P7"><text:span text:style-name="T6">Jicuetena paatuna</text:span><text:span text:style-name="T5"> </text:span><text:span text:style-name="T7">s.</text:span><text:span text:style-name="T5"> Plátano.</text:span></text:p>
      <text:p text:style-name="P7"><text:span text:style-name="T6">Jicuetenañu</text:span><text:span text:style-name="T5"> </text:span><text:span text:style-name="T7">s.</text:span><text:span text:style-name="T5"> Mata de plátano.</text:span></text:p>
      <text:p text:style-name="P7"><text:span text:style-name="T6">Jichuh</text:span><text:span text:style-name="T5"> </text:span><text:span text:style-name="T7">adj.</text:span><text:span text:style-name="T5"> Esa (piedra).</text:span></text:p>
      <text:p text:style-name="P7"><text:span text:style-name="T6">Jiehgajaha</text:span><text:span text:style-name="T5"> </text:span><text:span text:style-name="T7">v.</text:span><text:span text:style-name="T5"> Encontrar.</text:span></text:p>
      <text:p text:style-name="P7"><text:span text:style-name="T6">Jiguli</text:span><text:span text:style-name="T5"> (ohda) </text:span><text:span text:style-name="T7">s.</text:span><text:span text:style-name="T5"> Cariaquito (esp. de</text:span></text:p>
      <text:p text:style-name="P5"><text:tab/>arbusto).</text:p>
      <text:p text:style-name="P7"><text:span text:style-name="T6">Jihllah</text:span><text:span text:style-name="T5"> </text:span><text:span text:style-name="T7">adj.</text:span><text:span text:style-name="T5"> Aquellos (árboles).</text:span></text:p>
      <text:p text:style-name="P7"><text:soft-page-break/><text:span text:style-name="T6">Jihllata ollujexoena</text:span><text:span text:style-name="T5"> </text:span><text:span text:style-name="T7">s.</text:span><text:span text:style-name="T5"> Cucharada.</text:span></text:p>
      <text:p text:style-name="P7"><text:span text:style-name="T6">Jihña</text:span><text:span text:style-name="T5"> </text:span><text:span text:style-name="T7">adj.</text:span><text:span text:style-name="T5"> Lleno.</text:span></text:p>
      <text:p text:style-name="P7"><text:span text:style-name="T6">Jihñejaha</text:span><text:span text:style-name="T5"> </text:span><text:span text:style-name="T7">v.</text:span><text:span text:style-name="T5"> Abastecer.</text:span></text:p>
      <text:p text:style-name="P7"><text:span text:style-name="T6">Jijeh</text:span><text:span text:style-name="T5"> </text:span><text:span text:style-name="T7">adj.</text:span><text:span text:style-name="T5"> Esa (varita).</text:span></text:p>
      <text:p text:style-name="P7"><text:span text:style-name="T6">Jillabahgajaha</text:span><text:span text:style-name="T5"> (johdihgui) </text:span><text:span text:style-name="T7">v.</text:span><text:span text:style-name="T5"> Dar con.</text:span></text:p>
      <text:p text:style-name="P7"><text:span text:style-name="T6">Jillabahguihajaha</text:span><text:span text:style-name="T5"> </text:span><text:span text:style-name="T7">v.</text:span><text:span text:style-name="T5"> Darse.</text:span></text:p>
      <text:p text:style-name="P5"/>
      <text:p text:style-name="P5">[Seite 25]</text:p>
      <text:p text:style-name="P5">[Spalte 2]</text:p>
      <text:p text:style-name="P5"/>
      <text:p text:style-name="P7"><text:span text:style-name="T6">Jillah</text:span><text:span text:style-name="T5"> </text:span><text:span text:style-name="T7">adj.</text:span><text:span text:style-name="T5"> Esa (ala).</text:span></text:p>
      <text:p text:style-name="P7"><text:span text:style-name="T6">Jillehajaha</text:span><text:span text:style-name="T5"> </text:span><text:span text:style-name="T7">v.</text:span><text:span text:style-name="T5"> Descubrir.</text:span></text:p>
      <text:p text:style-name="P7"><text:span text:style-name="T6">Jillu caawoho</text:span><text:span text:style-name="T5"> </text:span><text:span text:style-name="T7">s.</text:span><text:span text:style-name="T5"> Calvo.</text:span></text:p>
      <text:p text:style-name="P7"><text:span text:style-name="T6">Jilluh</text:span><text:span text:style-name="T5"> </text:span><text:span text:style-name="T7">adj.</text:span><text:span text:style-name="T5"> Ese (árbol).</text:span></text:p>
      <text:p text:style-name="P7"><text:span text:style-name="T6">Jimah</text:span><text:span text:style-name="T5"> </text:span><text:span text:style-name="T7">adj.</text:span><text:span text:style-name="T5"> Ese (camino).</text:span></text:p>
      <text:p text:style-name="P7"><text:span text:style-name="T6">Jime</text:span><text:span text:style-name="T5"> </text:span><text:span text:style-name="T7">s.</text:span><text:span text:style-name="T5"> Hermano (Véase </text:span><text:span text:style-name="T6">Jume</text:span><text:span text:style-name="T5">).</text:span></text:p>
      <text:p text:style-name="P7"><text:span text:style-name="T6">Jimoh</text:span><text:span text:style-name="T5"> </text:span><text:span text:style-name="T7">adj.</text:span><text:span text:style-name="T5"> Esa (palma de la mano).</text:span></text:p>
      <text:p text:style-name="P7"><text:span text:style-name="T6">Jimoho</text:span><text:span text:style-name="T5"> </text:span><text:span text:style-name="T7">adj.</text:span><text:span text:style-name="T5"> Esa (lata).</text:span></text:p>
      <text:p text:style-name="P7"><text:span text:style-name="T6">Jiñahda jiñaajaha</text:span><text:span text:style-name="T5"> </text:span><text:span text:style-name="T7">v.</text:span><text:span text:style-name="T5"> Acostumbrar.</text:span></text:p>
      <text:p text:style-name="P7"><text:span text:style-name="T6">Jiñahda jiñeejaha</text:span><text:span text:style-name="T5"> </text:span><text:span text:style-name="T7">v.</text:span><text:span text:style-name="T5"> Acostumbrarse.</text:span></text:p>
      <text:p text:style-name="P7"><text:span text:style-name="T6">Jiñehah nojã</text:span><text:span text:style-name="T5"> </text:span><text:span text:style-name="T7">s.</text:span><text:span text:style-name="T5"> Caña.</text:span></text:p>
      <text:p text:style-name="P7"><text:span text:style-name="T6">Jiñoh</text:span><text:span text:style-name="T5"> </text:span><text:span text:style-name="T7">adj.</text:span><text:span text:style-name="T5"> Eso.</text:span></text:p>
      <text:p text:style-name="P7"><text:span text:style-name="T6">Jiñoh ecuehe</text:span><text:span text:style-name="T5"> </text:span><text:span text:style-name="T7">adv.</text:span><text:span text:style-name="T5"> Después de.</text:span></text:p>
      <text:p text:style-name="P7"><text:span text:style-name="T6">Jipe</text:span><text:span text:style-name="T5"> </text:span><text:span text:style-name="T7">adj.</text:span><text:span text:style-name="T5"> Despierto.</text:span></text:p>
      <text:p text:style-name="P7"><text:span text:style-name="T6">Jipudi</text:span><text:span text:style-name="T5"> </text:span><text:span text:style-name="T7">adj.</text:span><text:span text:style-name="T5"> </text:span><text:span text:style-name="T6">1.</text:span><text:span text:style-name="T5"> Despierto. </text:span><text:span text:style-name="T6">2.</text:span><text:span text:style-name="T5"> Arrugado.</text:span></text:p>
      <text:p text:style-name="P7"><text:span text:style-name="T6">Jiteh</text:span><text:span text:style-name="T5"> </text:span><text:span text:style-name="T7">adj.</text:span><text:span text:style-name="T5"> Esa (rótula).</text:span></text:p>
      <text:p text:style-name="P7"><text:span text:style-name="T6">Jiwali</text:span><text:span text:style-name="T5"> </text:span><text:span text:style-name="T7">s.</text:span><text:span text:style-name="T5"> Chúvano (esp. de pez).</text:span></text:p>
      <text:p text:style-name="P7"><text:span text:style-name="T6">Jiwali</text:span><text:span text:style-name="T5"> </text:span><text:span text:style-name="T7">s.</text:span><text:span text:style-name="T5"> Laurel duro (esp. de árbol).</text:span></text:p>
      <text:p text:style-name="P7"><text:span text:style-name="T6">Jiwoh</text:span><text:span text:style-name="T5"> </text:span><text:span text:style-name="T7">adj.</text:span><text:span text:style-name="T5"> Esa (pluma).</text:span></text:p>
      <text:p text:style-name="P7"><text:span text:style-name="T6">Jixo</text:span><text:span text:style-name="T5"> </text:span><text:span text:style-name="T7">s.</text:span><text:span text:style-name="T5"> Sobrina.</text:span></text:p>
      <text:p text:style-name="P7"><text:span text:style-name="T6">Jixuh</text:span><text:span text:style-name="T5"> </text:span><text:span text:style-name="T7">pron.</text:span><text:span text:style-name="T5"> Ella.</text:span></text:p>
      <text:p text:style-name="P7"><text:span text:style-name="T6">Jixuhguih ĩxoho</text:span><text:span text:style-name="T5"> </text:span><text:span text:style-name="T7">s.</text:span><text:span text:style-name="T5"> Esposa (literal:</text:span></text:p>
      <text:p text:style-name="P5"><text:tab/>Con la que vive).</text:p>
      <text:p text:style-name="P7"><text:span text:style-name="T6">Jixuxu</text:span><text:span text:style-name="T5"> </text:span><text:span text:style-name="T7">adj.</text:span><text:span text:style-name="T5"> Aquella.</text:span></text:p>
      <text:p text:style-name="P7"><text:span text:style-name="T6">Jĩãhde</text:span><text:span text:style-name="T5"> </text:span><text:span text:style-name="T7">s.</text:span><text:span text:style-name="T5"> Primo, prima.</text:span></text:p>
      <text:p text:style-name="P7"><text:span text:style-name="T6">Jĩãjaha</text:span><text:span text:style-name="T5"> </text:span><text:span text:style-name="T7">v.</text:span><text:span text:style-name="T5"> Ver.</text:span></text:p>
      <text:p text:style-name="P7"><text:span text:style-name="T6">Jĩãnego</text:span><text:span text:style-name="T5"> </text:span><text:span text:style-name="T7">s.</text:span><text:span text:style-name="T5"> Ramera.</text:span></text:p>
      <text:p text:style-name="P7"><text:span text:style-name="T6">Jĩãsajaha</text:span><text:span text:style-name="T5"> </text:span><text:span text:style-name="T7">v.</text:span><text:span text:style-name="T5"> Volar.</text:span></text:p>
      <text:p text:style-name="P7"><text:span text:style-name="T6">Jĩãsamajaha</text:span><text:span text:style-name="T5"> </text:span><text:span text:style-name="T7">v.</text:span><text:span text:style-name="T5"> Levantar el vuelo.</text:span></text:p>
      <text:p text:style-name="P7"><text:span text:style-name="T6">Jĩãsudi</text:span><text:span text:style-name="T5"> </text:span><text:span text:style-name="T7">s.</text:span><text:span text:style-name="T5"> Nieto.</text:span></text:p>
      <text:p text:style-name="P7"><text:span text:style-name="T6">Jĩãsuxu</text:span><text:span text:style-name="T5"> </text:span><text:span text:style-name="T7">s.</text:span><text:span text:style-name="T5"> Nieta.</text:span></text:p>
      <text:p text:style-name="P7"><text:span text:style-name="T6">Jĩãtehna omeñahadijaha</text:span><text:span text:style-name="T5"> </text:span><text:span text:style-name="T7">s.</text:span><text:span text:style-name="T5"> Discordia.</text:span></text:p>
      <text:p text:style-name="P7"><text:span text:style-name="T6">Jĩãtehna omeñahajaha</text:span><text:span text:style-name="T5"> </text:span><text:span text:style-name="T7">s.</text:span><text:span text:style-name="T5"> Acuerdo.</text:span></text:p>
      <text:p text:style-name="P7"><text:span text:style-name="T6">Jĩãtehna omeñajaha</text:span><text:span text:style-name="T5"> </text:span><text:span text:style-name="T7">v.</text:span><text:span text:style-name="T5"> </text:span><text:span text:style-name="T6">1.</text:span><text:span text:style-name="T5"> Estar de</text:span></text:p>
      <text:p text:style-name="P7"><text:span text:style-name="T5"><text:tab/>acuerdo. </text:span><text:span text:style-name="T6">2.</text:span><text:span text:style-name="T5"> Acceder.</text:span></text:p>
      <text:p text:style-name="P7"><text:span text:style-name="T6">Jĩcheh</text:span><text:span text:style-name="T5"> </text:span><text:span text:style-name="T7">adj.</text:span><text:span text:style-name="T5"> Ese (pelo).</text:span></text:p>
      <text:p text:style-name="P7"><text:span text:style-name="T6">Jĩda</text:span><text:span text:style-name="T5"> </text:span><text:span text:style-name="T7">s.</text:span><text:span text:style-name="T5"> Barbilla (esp. de pez).</text:span></text:p>
      <text:p text:style-name="P7"><text:span text:style-name="T6">Jĩdamehgaja</text:span><text:span text:style-name="T5"> </text:span><text:span text:style-name="T7">adj.</text:span><text:span text:style-name="T5"> ¿Cuánto?</text:span></text:p>
      <text:p text:style-name="P7"><text:span text:style-name="T6">Jĩdanahdoh</text:span><text:span text:style-name="T5"> </text:span><text:span text:style-name="T7">adv.</text:span><text:span text:style-name="T5"> De allí.</text:span></text:p>
      <text:p text:style-name="P7"><text:span text:style-name="T6">Jĩdanojoh</text:span><text:span text:style-name="T5"> </text:span><text:span text:style-name="T7">adv.</text:span><text:span text:style-name="T5"> Hacia allá.</text:span></text:p>
      <text:p text:style-name="P7"><text:span text:style-name="T6">Jĩdanojoho</text:span><text:span text:style-name="T5"> </text:span><text:span text:style-name="T7">adv.</text:span><text:span text:style-name="T5"> Allá.</text:span></text:p>
      <text:p text:style-name="P7"><text:span text:style-name="T6">Jĩgoxoa</text:span><text:span text:style-name="T5"> </text:span><text:span text:style-name="T7">s.</text:span><text:span text:style-name="T5"> Asientos.</text:span></text:p>
      <text:p text:style-name="P7"><text:soft-page-break/><text:span text:style-name="T6">Jĩgoxoode</text:span><text:span text:style-name="T5"> </text:span><text:span text:style-name="T7">s.</text:span><text:span text:style-name="T5"> Banco.</text:span></text:p>
      <text:p text:style-name="P7"><text:span text:style-name="T6">Jĩhatehna omeñahjaha</text:span><text:span text:style-name="T5"> </text:span><text:span text:style-name="T7">v.</text:span><text:span text:style-name="T5"> Estar de</text:span></text:p>
      <text:p text:style-name="P5"><text:tab/>acuerdo.</text:p>
      <text:p text:style-name="P7"><text:span text:style-name="T6">Jĩhã</text:span><text:span text:style-name="T5"> </text:span><text:span text:style-name="T7">adv.</text:span><text:span text:style-name="T5"> No.</text:span></text:p>
      <text:p text:style-name="P7"><text:span text:style-name="T6">Jĩhda</text:span><text:span text:style-name="T5"> </text:span><text:span text:style-name="T7">adv.</text:span><text:span text:style-name="T5"> Para allá.</text:span></text:p>
      <text:p text:style-name="P7"><text:span text:style-name="T6">Jĩhdoh</text:span><text:span text:style-name="T5"> </text:span><text:span text:style-name="T7">adv.</text:span><text:span text:style-name="T5"> Hacia allá.</text:span></text:p>
      <text:p text:style-name="P7"><text:span text:style-name="T6">Jĩpae</text:span><text:span text:style-name="T5"> </text:span><text:span text:style-name="T7">s.</text:span><text:span text:style-name="T5"> El que ve.</text:span></text:p>
      <text:p text:style-name="P5"/>
      <text:p text:style-name="P5">[Seite 26]</text:p>
      <text:p text:style-name="P5">[Spalte 1]</text:p>
      <text:p text:style-name="P5"/>
      <text:p text:style-name="P7"><text:span text:style-name="T6">Jĩpaje</text:span><text:span text:style-name="T5"> </text:span><text:span text:style-name="T7">s.</text:span><text:span text:style-name="T5"> El que ve (Véase </text:span><text:span text:style-name="T6">Jĩpae</text:span><text:span text:style-name="T5">).</text:span></text:p>
      <text:p text:style-name="P7"><text:span text:style-name="T6">Jĩpasixajaha</text:span><text:span text:style-name="T5"> </text:span><text:span text:style-name="T7">v.</text:span><text:span text:style-name="T5"> Ir volando de una</text:span></text:p>
      <text:p text:style-name="P5"><text:tab/>parte a otra.</text:p>
      <text:p text:style-name="P7"><text:span text:style-name="T6">Jĩpuhu</text:span><text:span text:style-name="T5"> </text:span><text:span text:style-name="T7">adv.</text:span><text:span text:style-name="T5"> Alrededor de ellos.</text:span></text:p>
      <text:p text:style-name="P7"><text:span text:style-name="T6">Jĩsi</text:span><text:span text:style-name="T5"> </text:span><text:span text:style-name="T7">pron.</text:span><text:span text:style-name="T5"> Yo.</text:span></text:p>
      <text:p text:style-name="P7"><text:span text:style-name="T6">Jĩsihgui</text:span><text:span text:style-name="T5"> </text:span><text:span text:style-name="T7">prep.</text:span><text:span text:style-name="T5"> Conmigo.</text:span></text:p>
      <text:p text:style-name="P7"><text:span text:style-name="T6">Jĩtuhu</text:span><text:span text:style-name="T5"> </text:span><text:span text:style-name="T7">pron.</text:span><text:span text:style-name="T5"> Ellos.</text:span></text:p>
      <text:p text:style-name="P7"><text:span text:style-name="T6">Jĩxẽh</text:span><text:span text:style-name="T5"> </text:span><text:span text:style-name="T7">adj.</text:span><text:span text:style-name="T5"> Ese (cielo).</text:span></text:p>
      <text:p text:style-name="P7"><text:span text:style-name="T6">Jĩxoh</text:span><text:span text:style-name="T5"> </text:span><text:span text:style-name="T7">adj.</text:span><text:span text:style-name="T5"> Ese (volteador de</text:span></text:p>
      <text:p text:style-name="P5"><text:tab/>casabe).</text:p>
      <text:p text:style-name="P7"><text:span text:style-name="T6">Jĩxõ</text:span><text:span text:style-name="T5"> </text:span><text:span text:style-name="T7">s.</text:span><text:span text:style-name="T5"> Gente.</text:span></text:p>
      <text:p text:style-name="P7"><text:span text:style-name="T6">Jĩxõ ñehdedahgaha</text:span><text:span text:style-name="T5"> </text:span><text:span text:style-name="T7">s.</text:span><text:span text:style-name="T5"> Asamblea.</text:span></text:p>
      <text:p text:style-name="P7"><text:span text:style-name="T6">Jĩxõh</text:span><text:span text:style-name="T5"> </text:span><text:span text:style-name="T7">adj.</text:span><text:span text:style-name="T5"> Esa (guapa).</text:span></text:p>
      <text:p text:style-name="P7"><text:span text:style-name="T6">Joadajaha</text:span><text:span text:style-name="T5"> </text:span><text:span text:style-name="T7">v.</text:span><text:span text:style-name="T5"> Esparcir.</text:span></text:p>
      <text:p text:style-name="P7"><text:span text:style-name="T6">Joagajaha</text:span><text:span text:style-name="T5"> </text:span><text:span text:style-name="T7">v.</text:span><text:span text:style-name="T5"> </text:span><text:span text:style-name="T6">1.</text:span><text:span text:style-name="T5"> Sacudir. </text:span><text:span text:style-name="T6">2.</text:span><text:span text:style-name="T5"> Toser.</text:span></text:p>
      <text:p text:style-name="P7"><text:span text:style-name="T5"><text:tab/></text:span><text:span text:style-name="T6">3.</text:span><text:span text:style-name="T5"> Ventear grano.</text:span></text:p>
      <text:p text:style-name="P7"><text:span text:style-name="T6">Joahgajaha</text:span><text:span text:style-name="T5"> </text:span><text:span text:style-name="T7">v.</text:span><text:span text:style-name="T5"> Sacudirse.</text:span></text:p>
      <text:p text:style-name="P7"><text:span text:style-name="T6">Joahna</text:span><text:span text:style-name="T5"> </text:span><text:span text:style-name="T7">adv.</text:span><text:span text:style-name="T5"> Adentro, en el interior.</text:span></text:p>
      <text:p text:style-name="P7"><text:span text:style-name="T6">Joajahga</text:span><text:span text:style-name="T5"> </text:span><text:span text:style-name="T7">adj.</text:span><text:span text:style-name="T5"> Doble.</text:span></text:p>
      <text:p text:style-name="P7"><text:span text:style-name="T6">Joehda</text:span><text:span text:style-name="T5"> </text:span><text:span text:style-name="T7">adv.</text:span><text:span text:style-name="T5"> Hacia otra parte.</text:span></text:p>
      <text:p text:style-name="P7"><text:span text:style-name="T6">Joehmajaha</text:span><text:span text:style-name="T5"> </text:span><text:span text:style-name="T7">v.</text:span><text:span text:style-name="T5"> Terminar de hacer.</text:span></text:p>
      <text:p text:style-name="P7"><text:span text:style-name="T6">Joehnaahda</text:span><text:span text:style-name="T5"> </text:span><text:span text:style-name="T7">adv.</text:span><text:span text:style-name="T5"> De otra parte.</text:span></text:p>
      <text:p text:style-name="P7"><text:span text:style-name="T6">Johde</text:span><text:span text:style-name="T5"> </text:span><text:span text:style-name="T7">adj.</text:span><text:span text:style-name="T5"> Otra (cosa plana).</text:span></text:p>
      <text:p text:style-name="P7"><text:span text:style-name="T6">Johdi</text:span><text:span text:style-name="T5"> </text:span><text:span text:style-name="T7">adj.</text:span><text:span text:style-name="T5"> Otro (anim.).</text:span></text:p>
      <text:p text:style-name="P7"><text:span text:style-name="T6">Johdihriihda ohme</text:span><text:span text:style-name="T5"> </text:span><text:span text:style-name="T7">s.</text:span><text:span text:style-name="T5"> Descendiente.</text:span></text:p>
      <text:p text:style-name="P7"><text:span text:style-name="T6">Johjã</text:span><text:span text:style-name="T5"> </text:span><text:span text:style-name="T7">adj.</text:span><text:span text:style-name="T5"> Otra (Anojaña).</text:span></text:p>
      <text:p text:style-name="P7"><text:span text:style-name="T6">Johji</text:span><text:span text:style-name="T5"> </text:span><text:span text:style-name="T7">adv.</text:span><text:span text:style-name="T5"> Sí.</text:span></text:p>
      <text:p text:style-name="P7"><text:span text:style-name="T6">Johlle</text:span><text:span text:style-name="T5"> </text:span><text:span text:style-name="T7">adj.</text:span><text:span text:style-name="T5"> Otro (casabe, plato,</text:span></text:p>
      <text:p text:style-name="P5"><text:tab/>torta, etc.).</text:p>
      <text:p text:style-name="P7"><text:span text:style-name="T6">Johte</text:span><text:span text:style-name="T5"> </text:span><text:span text:style-name="T7">adj.</text:span><text:span text:style-name="T5"> Otro (trozo).</text:span></text:p>
      <text:p text:style-name="P7"><text:span text:style-name="T6">Johwehnahtohdoh</text:span><text:span text:style-name="T5"> </text:span><text:span text:style-name="T7">adv.</text:span><text:span text:style-name="T5"> Del lado de</text:span></text:p>
      <text:p text:style-name="P5"><text:tab/>allí.</text:p>
      <text:p text:style-name="P7"><text:span text:style-name="T6">Joigajaha</text:span><text:span text:style-name="T5"> (puhde) </text:span><text:span text:style-name="T7">v.</text:span><text:span text:style-name="T5"> Picar leña.</text:span></text:p>
      <text:p text:style-name="P7"><text:span text:style-name="T6">Joihbajaha</text:span><text:span text:style-name="T5"> </text:span><text:span text:style-name="T7">v.</text:span><text:span text:style-name="T5"> Abrotoñar, nacer en</text:span></text:p>
      <text:p text:style-name="P5"><text:tab/>la planta hojas, flores.</text:p>
      <text:p text:style-name="P7"><text:span text:style-name="T6">Jojoa deha</text:span><text:span text:style-name="T5"> </text:span><text:span text:style-name="T7">s.</text:span><text:span text:style-name="T5"> Carne fresca.</text:span></text:p>
      <text:p text:style-name="P7"><text:span text:style-name="T6">Jojoajaha</text:span><text:span text:style-name="T5"> </text:span><text:span text:style-name="T7">v.</text:span><text:span text:style-name="T5"> Ladrar.</text:span></text:p>
      <text:p text:style-name="P7"><text:span text:style-name="T6">Jomi</text:span><text:span text:style-name="T5"> </text:span><text:span text:style-name="T7">s.</text:span><text:span text:style-name="T5"> Esposo (Véase </text:span><text:span text:style-name="T6">Jemi</text:span><text:span text:style-name="T5">).</text:span></text:p>
      <text:p text:style-name="P7"><text:span text:style-name="T6">Jonahda</text:span><text:span text:style-name="T5"> </text:span><text:span text:style-name="T7">pron.</text:span><text:span text:style-name="T5"> Mismo.</text:span></text:p>
      <text:p text:style-name="P7"><text:span text:style-name="T6">Joneh aija umacha</text:span><text:span text:style-name="T5"> </text:span><text:span text:style-name="T7">s.</text:span><text:span text:style-name="T5"> Apodo.</text:span></text:p>
      <text:p text:style-name="P7"><text:span text:style-name="T6">Joneh cueigaha</text:span><text:span text:style-name="T5"> </text:span><text:span text:style-name="T7">s.</text:span><text:span text:style-name="T5"> Broma.</text:span></text:p>
      <text:p text:style-name="P7"><text:soft-page-break/><text:span text:style-name="T6">Jonehtepehgõhxajaha</text:span><text:span text:style-name="T5"> </text:span><text:span text:style-name="T7">v.</text:span><text:span text:style-name="T5"> Vagar.</text:span></text:p>
      <text:p text:style-name="P7"><text:span text:style-name="T6">Joogajaha</text:span><text:span text:style-name="T5"> </text:span><text:span text:style-name="T7">v.</text:span><text:span text:style-name="T5"> Sacudir.</text:span></text:p>
      <text:p text:style-name="P7"><text:span text:style-name="T6">Joohda</text:span><text:span text:style-name="T5"> </text:span><text:span text:style-name="T7">adv.</text:span><text:span text:style-name="T5"> Ya.</text:span></text:p>
      <text:p text:style-name="P7"><text:span text:style-name="T6">Joohdahgajaha</text:span><text:span text:style-name="T5"> </text:span><text:span text:style-name="T7">v.</text:span><text:span text:style-name="T5"> Acabar, terminar</text:span></text:p>
      <text:p text:style-name="P5"><text:tab/>de hacer algo.</text:p>
      <text:p text:style-name="P7"><text:span text:style-name="T6">Joohdajaha</text:span><text:span text:style-name="T5"> </text:span><text:span text:style-name="T7">v.</text:span><text:span text:style-name="T5"> Terminar.</text:span></text:p>
      <text:p text:style-name="P7"><text:span text:style-name="T6">Joohdajara</text:span><text:span text:style-name="T5"> </text:span><text:span text:style-name="T7">adv.</text:span><text:span text:style-name="T5"> Acaso.</text:span></text:p>
      <text:p text:style-name="P7"><text:span text:style-name="T6">Joohdi</text:span><text:span text:style-name="T5"> </text:span><text:span text:style-name="T7">pron.</text:span><text:span text:style-name="T5"> Alguien.</text:span></text:p>
      <text:p text:style-name="P5"/>
      <text:p text:style-name="P5">[Seite 26]</text:p>
      <text:p text:style-name="P5">[Spalte 2]</text:p>
      <text:p text:style-name="P5"/>
      <text:p text:style-name="P7"><text:span text:style-name="T6">Jopadaidi</text:span><text:span text:style-name="T5"> </text:span><text:span text:style-name="T7">s.</text:span><text:span text:style-name="T5"> Esparcidor.</text:span></text:p>
      <text:p text:style-name="P7"><text:span text:style-name="T6">Jopagaidi</text:span><text:span text:style-name="T5"> </text:span><text:span text:style-name="T7">s.</text:span><text:span text:style-name="T5"> El que sacude.</text:span></text:p>
      <text:p text:style-name="P7"><text:span text:style-name="T6">Jopahdahgue</text:span><text:span text:style-name="T5"> </text:span><text:span text:style-name="T7">s.</text:span><text:span text:style-name="T5"> El que acabó.</text:span></text:p>
      <text:p text:style-name="P7"><text:span text:style-name="T6">Jota</text:span><text:span text:style-name="T5"> </text:span><text:span text:style-name="T7">adj.</text:span><text:span text:style-name="T5"> Solo.</text:span></text:p>
      <text:p text:style-name="P7"><text:span text:style-name="T6">Jotabe</text:span><text:span text:style-name="T5"> </text:span><text:span text:style-name="T7">adj.</text:span><text:span text:style-name="T5"> Uno.</text:span></text:p>
      <text:p text:style-name="P7"><text:span text:style-name="T6">Jotana</text:span><text:span text:style-name="T5"> </text:span><text:span text:style-name="T7">adj.</text:span><text:span text:style-name="T5"> Cada uno, uno por uno.</text:span></text:p>
      <text:p text:style-name="P7"><text:span text:style-name="T6">Jotehnaahda</text:span><text:span text:style-name="T5"> </text:span><text:span text:style-name="T7">adv.</text:span><text:span text:style-name="T5"> Del otro lado del</text:span></text:p>
      <text:p text:style-name="P5"><text:tab/>río.</text:p>
      <text:p text:style-name="P7"><text:span text:style-name="T6">Jotehnacuaahda</text:span><text:span text:style-name="T5"> </text:span><text:span text:style-name="T7">adv.</text:span><text:span text:style-name="T5"> De la orilla</text:span></text:p>
      <text:p text:style-name="P5"><text:tab/>del otro lado del río.</text:p>
      <text:p text:style-name="P7"><text:span text:style-name="T6">Jotehnacuaja</text:span><text:span text:style-name="T5"> </text:span><text:span text:style-name="T7">adv.</text:span><text:span text:style-name="T5"> En la orilla del</text:span></text:p>
      <text:p text:style-name="P5"><text:tab/>otro lado del río.</text:p>
      <text:p text:style-name="P7"><text:span text:style-name="T6">Jotehnaja</text:span><text:span text:style-name="T5"> </text:span><text:span text:style-name="T7">adv.</text:span><text:span text:style-name="T5"> Al otro lado del río.</text:span></text:p>
      <text:p text:style-name="P7"><text:span text:style-name="T6">Jowadajaha</text:span><text:span text:style-name="T5"> </text:span><text:span text:style-name="T7">v.</text:span><text:span text:style-name="T5"> Esparcir (semillas).</text:span></text:p>
      <text:p text:style-name="P7"><text:span text:style-name="T6">Jowahna</text:span><text:span text:style-name="T5"> </text:span><text:span text:style-name="T7">adv.</text:span><text:span text:style-name="T5"> </text:span><text:span text:style-name="T6">1.</text:span><text:span text:style-name="T5"> Dentro. </text:span><text:span text:style-name="T6">2.</text:span><text:span text:style-name="T5"> Entre.</text:span></text:p>
      <text:p text:style-name="P7"><text:span text:style-name="T6">Jowahta</text:span><text:span text:style-name="T5"> </text:span><text:span text:style-name="T7">s.</text:span><text:span text:style-name="T5"> Camiseta.</text:span></text:p>
      <text:p text:style-name="P7"><text:span text:style-name="T6">Jowaja</text:span><text:span text:style-name="T5"> </text:span><text:span text:style-name="T7">s.</text:span><text:span text:style-name="T5"> Corriente.</text:span></text:p>
      <text:p text:style-name="P7"><text:span text:style-name="T6">Jowe</text:span><text:span text:style-name="T5"> </text:span><text:span text:style-name="T7">adj.</text:span><text:span text:style-name="T5"> Muchos, multitud.</text:span></text:p>
      <text:p text:style-name="P7"><text:span text:style-name="T6">Jowehmahgaha</text:span><text:span text:style-name="T5"> </text:span><text:span text:style-name="T7">s.</text:span><text:span text:style-name="T5"> Conclusión.</text:span></text:p>
      <text:p text:style-name="P7"><text:span text:style-name="T6">Jowehmajaha</text:span><text:span text:style-name="T5"> </text:span><text:span text:style-name="T7">v.</text:span><text:span text:style-name="T5"> Concluir.</text:span></text:p>
      <text:p text:style-name="P7"><text:span text:style-name="T6">Jowehna eetiahgadi</text:span><text:span text:style-name="T5"> </text:span><text:span text:style-name="T7">adv.</text:span><text:span text:style-name="T5"> Sin</text:span></text:p>
      <text:p text:style-name="P5"><text:tab/>contradicción.</text:p>
      <text:p text:style-name="P7"><text:span text:style-name="T6">Jowehna eetiahgaha</text:span><text:span text:style-name="T5"> </text:span><text:span text:style-name="T7">s.</text:span></text:p>
      <text:p text:style-name="P5"><text:tab/>Contradicción.</text:p>
      <text:p text:style-name="P7"><text:span text:style-name="T6">Jowehna eetiajaha</text:span><text:span text:style-name="T5"> </text:span><text:span text:style-name="T7">v.</text:span><text:span text:style-name="T5"> Contradecir.</text:span></text:p>
      <text:p text:style-name="P7"><text:span text:style-name="T6">Jowehna ĩxa</text:span><text:span text:style-name="T5"> </text:span><text:span text:style-name="T7">adj.</text:span><text:span text:style-name="T5"> Distinto.</text:span></text:p>
      <text:p text:style-name="P7"><text:span text:style-name="T6">Jowehna ĩxahgaha</text:span><text:span text:style-name="T5"> </text:span><text:span text:style-name="T7">s.</text:span><text:span text:style-name="T5"> Diferencia.</text:span></text:p>
      <text:p text:style-name="P7"><text:span text:style-name="T6">Jowehna ĩxajaha</text:span><text:span text:style-name="T5"> </text:span><text:span text:style-name="T7">v.</text:span><text:span text:style-name="T5"> Diferir.</text:span></text:p>
      <text:p text:style-name="P7"><text:span text:style-name="T6">Jowehna ĩxe</text:span><text:span text:style-name="T5"> </text:span><text:span text:style-name="T7">adj.</text:span><text:span text:style-name="T5"> Diferente.</text:span></text:p>
      <text:p text:style-name="P7"><text:span text:style-name="T6">Jowehnawahmaxahdahgaha</text:span><text:span text:style-name="T5"> </text:span><text:span text:style-name="T7">s.</text:span></text:p>
      <text:p text:style-name="P5"><text:tab/>Deformidad.</text:p>
      <text:p text:style-name="P7"><text:span text:style-name="T6">Jowehnawahmaxahdajaha</text:span><text:span text:style-name="T5"> </text:span><text:span text:style-name="T7">v.</text:span></text:p>
      <text:p text:style-name="P5"><text:tab/>Deformar.</text:p>
      <text:p text:style-name="P7"><text:span text:style-name="T6">Joxo</text:span><text:span text:style-name="T5"> </text:span><text:span text:style-name="T7">s.</text:span><text:span text:style-name="T5"> Persona.</text:span></text:p>
      <text:p text:style-name="P7"><text:span text:style-name="T6">Joxo ĩã duwahda</text:span><text:span text:style-name="T5"> </text:span><text:span text:style-name="T7">s.</text:span><text:span text:style-name="T5"> Calor.</text:span></text:p>
      <text:p text:style-name="P7"><text:span text:style-name="T6">Joxo ĩã guwahefa</text:span><text:span text:style-name="T5"> </text:span><text:span text:style-name="T7">s.</text:span><text:span text:style-name="T5"> Edad.</text:span></text:p>
      <text:p text:style-name="P7"><text:span text:style-name="T6">Joxote cahejaha</text:span><text:span text:style-name="T5"> </text:span><text:span text:style-name="T7">s.</text:span><text:span text:style-name="T5"> Eclipse del sol.</text:span></text:p>
      <text:p text:style-name="P7"><text:span text:style-name="T6">Joxote jiagajaha</text:span><text:span text:style-name="T5"> </text:span><text:span text:style-name="T7">s.</text:span><text:span text:style-name="T5"> Puesta del sol.</text:span></text:p>
      <text:p text:style-name="P7"><text:span text:style-name="T6">Joxote reajaha</text:span><text:span text:style-name="T5"> </text:span><text:span text:style-name="T7">s.</text:span><text:span text:style-name="T5"> Caida del sol.</text:span></text:p>
      <text:p text:style-name="P7"><text:span text:style-name="T6">Jõãdajaha</text:span><text:span text:style-name="T5"> </text:span><text:span text:style-name="T7">v.</text:span><text:span text:style-name="T5"> </text:span><text:span text:style-name="T6">1.</text:span><text:span text:style-name="T5"> Gustar. </text:span><text:span text:style-name="T6">2.</text:span><text:span text:style-name="T5"> Medir.</text:span></text:p>
      <text:p text:style-name="P7"><text:soft-page-break/><text:span text:style-name="T5"><text:tab/></text:span><text:span text:style-name="T6">3.</text:span><text:span text:style-name="T5"> Devolver.</text:span></text:p>
      <text:p text:style-name="P7"><text:span text:style-name="T6">Jõãdamajaha</text:span><text:span text:style-name="T5"> </text:span><text:span text:style-name="T7">v.</text:span><text:span text:style-name="T5"> Conseguir.</text:span></text:p>
      <text:p text:style-name="P7"><text:span text:style-name="T6">Jõãgajaha</text:span><text:span text:style-name="T5"> </text:span><text:span text:style-name="T7">v.</text:span><text:span text:style-name="T5"> Doblar.</text:span></text:p>
      <text:p text:style-name="P7"><text:span text:style-name="T6">Jõcofã</text:span><text:span text:style-name="T5"> </text:span><text:span text:style-name="T7">adj.</text:span><text:span text:style-name="T5"> Varias (harinas).</text:span></text:p>
      <text:p text:style-name="P7"><text:span text:style-name="T6">Jõcohde</text:span><text:span text:style-name="T5"> </text:span><text:span text:style-name="T7">adj.</text:span><text:span text:style-name="T5"> Varias cosas (planas).</text:span></text:p>
      <text:p text:style-name="P7"><text:span text:style-name="T6">Jõcohmehga</text:span><text:span text:style-name="T5"> </text:span><text:span text:style-name="T7">adj.</text:span><text:span text:style-name="T5"> Diferente.</text:span></text:p>
      <text:p text:style-name="P7"><text:span text:style-name="T6">Jõcohu</text:span><text:span text:style-name="T5"> </text:span><text:span text:style-name="T7">adj.</text:span><text:span text:style-name="T5"> Varios (cosas).</text:span></text:p>
      <text:p text:style-name="P7"><text:span text:style-name="T6">Jõcojã</text:span><text:span text:style-name="T5"> </text:span><text:span text:style-name="T7">adj.</text:span><text:span text:style-name="T5"> Varias cosas (cañas,</text:span></text:p>
      <text:p text:style-name="P7"><text:span text:style-name="T5"><text:tab/></text:span>tubos, palancas, etc.).</text:p>
      <text:p text:style-name="P7"/>
      <text:p text:style-name="P7">[Seite 27]</text:p>
      <text:p text:style-name="P7">[Spalte 1]</text:p>
      <text:p text:style-name="P7"/>
      <text:p text:style-name="P7"><text:span text:style-name="T6">Jõcomehga</text:span><text:span text:style-name="T5"> </text:span><text:span text:style-name="T7">adj.</text:span><text:span text:style-name="T5"> Varios.</text:span></text:p>
      <text:p text:style-name="P7"><text:span text:style-name="T6">Jõcoxa</text:span><text:span text:style-name="T5"> </text:span><text:span text:style-name="T7">adj.</text:span><text:span text:style-name="T5"> Varias (puertas).</text:span></text:p>
      <text:p text:style-name="P7"><text:span text:style-name="T6">Jõẽgajaha</text:span><text:span text:style-name="T5"> </text:span><text:span text:style-name="T7">v.</text:span><text:span text:style-name="T5"> Doblar.</text:span></text:p>
      <text:p text:style-name="P7"><text:span text:style-name="T6">Jõhdajaha</text:span><text:span text:style-name="T5"> </text:span><text:span text:style-name="T7">v.</text:span><text:span text:style-name="T5"> </text:span><text:span text:style-name="T6">1.</text:span><text:span text:style-name="T5"> Probar. </text:span><text:span text:style-name="T6">2.</text:span><text:span text:style-name="T5"> Ensayar.</text:span></text:p>
      <text:p text:style-name="P7"><text:span text:style-name="T5"><text:tab/></text:span><text:span text:style-name="T6">3.</text:span><text:span text:style-name="T5"> Medir.</text:span></text:p>
      <text:p text:style-name="P7"><text:span text:style-name="T6">Jõhdi</text:span><text:span text:style-name="T5"> </text:span><text:span text:style-name="T7">adj.</text:span><text:span text:style-name="T5"> Otras (cosas).</text:span></text:p>
      <text:p text:style-name="P7"><text:span text:style-name="T6">Jõhdi llehexahna</text:span><text:span text:style-name="T5"> </text:span><text:span text:style-name="T7">adv.</text:span><text:span text:style-name="T5"> El día</text:span></text:p>
      <text:p text:style-name="P5"><text:tab/>siguiente, el otro día.</text:p>
      <text:p text:style-name="P7"><text:span text:style-name="T6">Jõhdihna</text:span><text:span text:style-name="T5"> </text:span><text:span text:style-name="T7">adv.</text:span><text:span text:style-name="T5"> Nunca.</text:span></text:p>
      <text:p text:style-name="P7"><text:span text:style-name="T6">Jõhdihnana</text:span><text:span text:style-name="T5"> </text:span><text:span text:style-name="T7">adv.</text:span><text:span text:style-name="T5"> A veces.</text:span></text:p>
      <text:p text:style-name="P7"><text:span text:style-name="T6">Jõhtu</text:span><text:span text:style-name="T5"> </text:span><text:span text:style-name="T7">adj.</text:span><text:span text:style-name="T5"> Otros.</text:span></text:p>
      <text:p text:style-name="P7"><text:span text:style-name="T6">Jõhwẽhẽje</text:span><text:span text:style-name="T5"> </text:span><text:span text:style-name="T7">adv.</text:span><text:span text:style-name="T5"> En otra parte.</text:span></text:p>
      <text:p text:style-name="P7"><text:span text:style-name="T6">Jõhwẽjẽẽhda</text:span><text:span text:style-name="T5"> </text:span><text:span text:style-name="T7">adv.</text:span><text:span text:style-name="T5"> De otra parte.</text:span></text:p>
      <text:p text:style-name="P7"><text:span text:style-name="T6">Jõĩga</text:span><text:span text:style-name="T5"> </text:span><text:span text:style-name="T7">adj.</text:span><text:span text:style-name="T5"> Liso.</text:span></text:p>
      <text:p text:style-name="P7"><text:span text:style-name="T6">Jõĩtahgahte</text:span><text:span text:style-name="T5"> </text:span><text:span text:style-name="T7">s.</text:span><text:span text:style-name="T5"> Cepillo de madera.</text:span></text:p>
      <text:p text:style-name="P7"><text:span text:style-name="T6">Jõĩtajaha</text:span><text:span text:style-name="T5"> </text:span><text:span text:style-name="T7">v.</text:span><text:span text:style-name="T5"> </text:span><text:span text:style-name="T6">1.</text:span><text:span text:style-name="T5"> Cepillar. </text:span><text:span text:style-name="T6">2.</text:span><text:span text:style-name="T5"> Alisar.</text:span></text:p>
      <text:p text:style-name="P7"><text:span text:style-name="T5"><text:tab/></text:span><text:span text:style-name="T6">3.</text:span><text:span text:style-name="T5"> Pulverizar.</text:span></text:p>
      <text:p text:style-name="P7"><text:span text:style-name="T6">Jõjĩ</text:span><text:span text:style-name="T5"> </text:span><text:span text:style-name="T7">s.</text:span><text:span text:style-name="T5"> Caldero.</text:span></text:p>
      <text:p text:style-name="P5">[BILD] Jojĩhmo</text:p>
      <text:p text:style-name="P7"><text:span text:style-name="T6">Jõjĩhmo</text:span><text:span text:style-name="T5"> </text:span><text:span text:style-name="T7">s.</text:span><text:span text:style-name="T5"> Olla.</text:span></text:p>
      <text:p text:style-name="P7"><text:span text:style-name="T6">Jõõdahguih</text:span><text:span text:style-name="T5"> </text:span><text:span text:style-name="T7">adv.</text:span><text:span text:style-name="T5"> Otra vez.</text:span></text:p>
      <text:p text:style-name="P7"><text:span text:style-name="T6">Jõõdajaha</text:span><text:span text:style-name="T5"> </text:span><text:span text:style-name="T7">v.</text:span><text:span text:style-name="T5"> Devolver.</text:span></text:p>
      <text:p text:style-name="P7"><text:span text:style-name="T6">Jõõdehajaha</text:span><text:span text:style-name="T5"> </text:span><text:span text:style-name="T7">v.</text:span><text:span text:style-name="T5"> Regresar inmediata-</text:span></text:p>
      <text:p text:style-name="P7"><text:span text:style-name="T5"><text:tab/></text:span>mente al lugar de donde se vino.</text:p>
      <text:p text:style-name="P7"><text:span text:style-name="T6">Jõtachu</text:span><text:span text:style-name="T5"> </text:span><text:span text:style-name="T7">s.</text:span><text:span text:style-name="T5"> Escobas.</text:span></text:p>
      <text:p text:style-name="P7"><text:span text:style-name="T6">Jõtahñu</text:span><text:span text:style-name="T5"> </text:span><text:span text:style-name="T7">s.</text:span><text:span text:style-name="T5"> Escoba.</text:span></text:p>
      <text:p text:style-name="P7"><text:span text:style-name="T6">Jõwãgajaha</text:span><text:span text:style-name="T5"> </text:span><text:span text:style-name="T7">v.</text:span><text:span text:style-name="T5"> Aspirar o sorber por</text:span></text:p>
      <text:p text:style-name="P5"><text:tab/>nariz.</text:p>
      <text:p text:style-name="P7"><text:span text:style-name="T6">Jõwẽhẽjeehda</text:span><text:span text:style-name="T5"> </text:span><text:span text:style-name="T7">adv.</text:span><text:span text:style-name="T5"> De otra parte.</text:span></text:p>
      <text:p text:style-name="P7"><text:span text:style-name="T6">Juesi</text:span><text:span text:style-name="T5"> </text:span><text:span text:style-name="T7">s.</text:span><text:span text:style-name="T5"> Guayabito (esp. de árbol).</text:span></text:p>
      <text:p text:style-name="P7"><text:span text:style-name="T6">Juhdaha</text:span><text:span text:style-name="T5"> </text:span><text:span text:style-name="T7">v.</text:span><text:span text:style-name="T5"> No quería ella, no</text:span></text:p>
      <text:p text:style-name="P5"><text:tab/>querían ellos (verbo defectivo).</text:p>
      <text:p text:style-name="P7"><text:span text:style-name="T6">Juhla</text:span><text:span text:style-name="T5"> </text:span><text:span text:style-name="T7">s.</text:span><text:span text:style-name="T5"> Lagartija verde y pequeña.</text:span></text:p>
      <text:p text:style-name="P7"><text:span text:style-name="T6">Juhlluhje</text:span><text:span text:style-name="T5"> </text:span><text:span text:style-name="T7">s.</text:span><text:span text:style-name="T5"> Cuchara.</text:span></text:p>
      <text:p text:style-name="P7"><text:span text:style-name="T6">Juhllunugu</text:span><text:span text:style-name="T5"> </text:span><text:span text:style-name="T7">s.</text:span><text:span text:style-name="T5"> Cucharas de madera.</text:span></text:p>
      <text:p text:style-name="P7"><text:span text:style-name="T6">Juhnoh</text:span><text:span text:style-name="T5"> </text:span><text:span text:style-name="T7">s.</text:span><text:span text:style-name="T5"> Gusano.</text:span></text:p>
      <text:p text:style-name="P7"><text:span text:style-name="T6">Juhnohgajaha</text:span><text:span text:style-name="T5"> </text:span><text:span text:style-name="T7">v.</text:span><text:span text:style-name="T5"> Agusanarse,</text:span></text:p>
      <text:p text:style-name="P7"><text:span text:style-name="T5"><text:tab/></text:span>llenarse de gusanos.</text:p>
      <text:p text:style-name="P7"/>
      <text:p text:style-name="P7"><text:soft-page-break/>[Seite 27]</text:p>
      <text:p text:style-name="P7">[Spalte 2]</text:p>
      <text:p text:style-name="P7"/>
      <text:p text:style-name="P7"><text:span text:style-name="T6">Juhnuga</text:span><text:span text:style-name="T5"> </text:span><text:span text:style-name="T7">adj.</text:span><text:span text:style-name="T5"> Agusanado, lleno de</text:span></text:p>
      <text:p text:style-name="P5"><text:tab/>gusanos.</text:p>
      <text:p text:style-name="P7"><text:span text:style-name="T6">Juhwahga</text:span><text:span text:style-name="T5"> </text:span><text:span text:style-name="T7">prep./pron.</text:span><text:span text:style-name="T5"> Para ellos,</text:span></text:p>
      <text:p text:style-name="P5"><text:tab/>para ella.</text:p>
      <text:p text:style-name="P7"><text:span text:style-name="T6">Juhwajaha</text:span><text:span text:style-name="T5"> </text:span><text:span text:style-name="T7">v.</text:span><text:span text:style-name="T5"> Cuidar, guardar algo.</text:span></text:p>
      <text:p text:style-name="P7"><text:span text:style-name="T6">Juhwe</text:span><text:span text:style-name="T5"> </text:span><text:span text:style-name="T7">s.</text:span><text:span text:style-name="T5"> El que cuida.</text:span></text:p>
      <text:p text:style-name="P7"><text:span text:style-name="T6">Juhwihgo</text:span><text:span text:style-name="T5"> </text:span><text:span text:style-name="T7">s.</text:span><text:span text:style-name="T5"> La que se cuida.</text:span></text:p>
      <text:p text:style-name="P7"><text:span text:style-name="T6">Juhwihgue</text:span><text:span text:style-name="T5"> </text:span><text:span text:style-name="T7">s.</text:span><text:span text:style-name="T5"> El que se cuida.</text:span></text:p>
      <text:p text:style-name="P7"><text:span text:style-name="T6">Jujahe</text:span><text:span text:style-name="T5"> </text:span><text:span text:style-name="T7">s.</text:span><text:span text:style-name="T5"> Tío.</text:span></text:p>
      <text:p text:style-name="P7"><text:span text:style-name="T6">Jujoh</text:span><text:span text:style-name="T5"> </text:span><text:span text:style-name="T7">s.</text:span><text:span text:style-name="T5"> Tía.</text:span></text:p>
      <text:p text:style-name="P7"><text:span text:style-name="T6">Jujuajaha</text:span><text:span text:style-name="T5"> </text:span><text:span text:style-name="T7">v.</text:span><text:span text:style-name="T5"> Soplar (parte de la</text:span></text:p>
      <text:p text:style-name="P5"><text:tab/>ceremonia del curandero).</text:p>
      <text:p text:style-name="P7"><text:span text:style-name="T6">Jujubaidi</text:span><text:span text:style-name="T5"> </text:span><text:span text:style-name="T7">s.</text:span><text:span text:style-name="T5"> Curandero soplador.</text:span></text:p>
      <text:p text:style-name="P7"><text:span text:style-name="T6">Jujuhga</text:span><text:span text:style-name="T5"> </text:span><text:span text:style-name="T7">adj.</text:span><text:span text:style-name="T5"> Rezado, soplado</text:span></text:p>
      <text:p text:style-name="P5"><text:tab/>(brujería).</text:p>
      <text:p text:style-name="P7"><text:span text:style-name="T6">Jujuwajaha</text:span><text:span text:style-name="T5"> </text:span><text:span text:style-name="T7">v.</text:span><text:span text:style-name="T5"> Rezar, soplar</text:span></text:p>
      <text:p text:style-name="P5"><text:tab/>(brujería).</text:p>
      <text:p text:style-name="P7"><text:span text:style-name="T6">Juluaxahdajaha</text:span><text:span text:style-name="T5"> </text:span><text:span text:style-name="T7">v.</text:span><text:span text:style-name="T5"> Calentar,</text:span></text:p>
      <text:p text:style-name="P5"><text:tab/>recalentar.</text:p>
      <text:p text:style-name="P7"><text:span text:style-name="T6">Juluwa</text:span><text:span text:style-name="T5"> </text:span><text:span text:style-name="T7">adj.</text:span><text:span text:style-name="T5"> Aspero.</text:span></text:p>
      <text:p text:style-name="P7"><text:span text:style-name="T6">Jume</text:span><text:span text:style-name="T5"> </text:span><text:span text:style-name="T7">s.</text:span><text:span text:style-name="T5"> Hermano (Véase </text:span><text:span text:style-name="T6">Jime</text:span><text:span text:style-name="T5">).</text:span></text:p>
      <text:p text:style-name="P7"><text:span text:style-name="T6">Jumexẽ</text:span><text:span text:style-name="T5"> </text:span><text:span text:style-name="T7">s.</text:span><text:span text:style-name="T5"> Quemadura.</text:span></text:p>
      <text:p text:style-name="P7"><text:span text:style-name="T6">Jumoona ichahllajaha</text:span><text:span text:style-name="T5"> </text:span><text:span text:style-name="T7">v.</text:span><text:span text:style-name="T5"> Acariciar.</text:span></text:p>
      <text:p text:style-name="P7"><text:span text:style-name="T6">Junaa</text:span><text:span text:style-name="T5"> </text:span><text:span text:style-name="T7">s.</text:span><text:span text:style-name="T5"> Siembra.</text:span></text:p>
      <text:p text:style-name="P7"><text:span text:style-name="T6">Junaa doajaha</text:span><text:span text:style-name="T5"> </text:span><text:span text:style-name="T7">v.</text:span><text:span text:style-name="T5"> Cultivar.</text:span></text:p>
      <text:p text:style-name="P7"><text:span text:style-name="T6">Junaa doigaha</text:span><text:span text:style-name="T5"> </text:span><text:span text:style-name="T7">s.</text:span><text:span text:style-name="T5"> Cultivación.</text:span></text:p>
      <text:p text:style-name="P7"><text:span text:style-name="T6">Junaa dopillaidi</text:span><text:span text:style-name="T5"> </text:span><text:span text:style-name="T7">s.</text:span><text:span text:style-name="T5"> Agricultor.</text:span></text:p>
      <text:p text:style-name="P7"><text:span text:style-name="T6">Junaa ipu</text:span><text:span text:style-name="T5"> </text:span><text:span text:style-name="T7">s.</text:span><text:span text:style-name="T5"> Semillas (de plantas).</text:span></text:p>
      <text:p text:style-name="P7"><text:span text:style-name="T6">Junaa wapadahgaha</text:span><text:span text:style-name="T5"> </text:span><text:span text:style-name="T7">s.</text:span><text:span text:style-name="T5"> Cosecha.</text:span></text:p>
      <text:p text:style-name="P7"><text:span text:style-name="T6">Junaa wapadaidi</text:span><text:span text:style-name="T5"> </text:span><text:span text:style-name="T7">s.</text:span><text:span text:style-name="T5"> Cosechero.</text:span></text:p>
      <text:p text:style-name="P7"><text:span text:style-name="T6">Junagahupuha</text:span><text:span text:style-name="T5"> </text:span><text:span text:style-name="T7">s.</text:span><text:span text:style-name="T5"> Charca.</text:span></text:p>
      <text:p text:style-name="P7"><text:span text:style-name="T6">Junagajaha</text:span><text:span text:style-name="T5"> </text:span><text:span text:style-name="T7">v.</text:span><text:span text:style-name="T5"> Poseer.</text:span></text:p>
      <text:p text:style-name="P7"><text:span text:style-name="T6">Junajaha</text:span><text:span text:style-name="T5"> </text:span><text:span text:style-name="T7">v.</text:span><text:span text:style-name="T5"> Poner una cosa sobre otra.</text:span></text:p>
      <text:p text:style-name="P7"><text:span text:style-name="T6">Junale seña</text:span><text:span text:style-name="T5"> </text:span><text:span text:style-name="T7">s.</text:span><text:span text:style-name="T5"> Yuca pata paloma</text:span></text:p>
      <text:p text:style-name="P5"><text:tab/>(esp. de yuca brava).</text:p>
      <text:p text:style-name="P7"><text:span text:style-name="T6">Junana</text:span><text:span text:style-name="T5"> </text:span><text:span text:style-name="T7">s.</text:span><text:span text:style-name="T5"> Pato carretero.</text:span></text:p>
      <text:p text:style-name="P7"><text:span text:style-name="T6">Junodi</text:span><text:span text:style-name="T5"> </text:span><text:span text:style-name="T7">adj.</text:span><text:span text:style-name="T5"> Doméstico.</text:span></text:p>
      <text:p text:style-name="P7"><text:span text:style-name="T6">Junohdu</text:span><text:span text:style-name="T5"> </text:span><text:span text:style-name="T7">s.</text:span><text:span text:style-name="T5"> Domésticos. </text:span><text:span text:style-name="T7">sg.</text:span><text:span text:style-name="T5"> </text:span><text:span text:style-name="T6">Junodi</text:span><text:span text:style-name="T5">.</text:span></text:p>
      <text:p text:style-name="P7"><text:span text:style-name="T6">Jutucu</text:span><text:span text:style-name="T5"> </text:span><text:span text:style-name="T7">s.</text:span><text:span text:style-name="T5"> Tórtola.</text:span></text:p>
      <text:p text:style-name="P7"><text:span text:style-name="T6">Juwaamahgaha</text:span><text:span text:style-name="T5"> </text:span><text:span text:style-name="T7">s.</text:span><text:span text:style-name="T5"> Conclusión.</text:span></text:p>
      <text:p text:style-name="P7"><text:span text:style-name="T6">Juwagajaha</text:span><text:span text:style-name="T5"> </text:span><text:span text:style-name="T7">v.</text:span><text:span text:style-name="T5"> </text:span><text:span text:style-name="T6">1.</text:span><text:span text:style-name="T5"> Fumar. </text:span><text:span text:style-name="T6">2.</text:span><text:span text:style-name="T5"> Ahumar.</text:span></text:p>
      <text:p text:style-name="P7"><text:span text:style-name="T6">Juwahga</text:span><text:span text:style-name="T5"> </text:span><text:span text:style-name="T7">s.</text:span><text:span text:style-name="T5"> Iguana.</text:span></text:p>
      <text:p text:style-name="P7"><text:span text:style-name="T6">Juwahgajaha</text:span><text:span text:style-name="T5"> </text:span><text:span text:style-name="T7">v.</text:span><text:span text:style-name="T5"> </text:span><text:span text:style-name="T6">1.</text:span><text:span text:style-name="T5"> Atrincherarse.</text:span></text:p>
      <text:p text:style-name="P7"><text:span text:style-name="T5"><text:tab/></text:span><text:span text:style-name="T6">2.</text:span><text:span text:style-name="T5"> Esperar, aguardar.</text:span></text:p>
      <text:p text:style-name="P7"><text:span text:style-name="T6">Juwahgue 1.</text:span><text:span text:style-name="T5"> </text:span><text:span text:style-name="T7">adj.</text:span><text:span text:style-name="T5"> Dispuesto. </text:span><text:span text:style-name="T6">2.</text:span><text:span text:style-name="T5"> </text:span><text:span text:style-name="T7">s.</text:span></text:p>
      <text:p text:style-name="P5"><text:tab/>El que espera.</text:p>
      <text:p text:style-name="P7"><text:span text:style-name="T6">Juwahllajaha</text:span><text:span text:style-name="T5"> </text:span><text:span text:style-name="T7">v.</text:span><text:span text:style-name="T5"> Soplar.</text:span></text:p>
      <text:p text:style-name="P7"><text:span text:style-name="T6">Juwajaha</text:span><text:span text:style-name="T5"> </text:span><text:span text:style-name="T7">v.</text:span><text:span text:style-name="T5"> </text:span><text:span text:style-name="T6">1.</text:span><text:span text:style-name="T5"> Soplar. </text:span><text:span text:style-name="T6">2.</text:span><text:span text:style-name="T5"> Quemar.</text:span></text:p>
      <text:p text:style-name="P7"><text:span text:style-name="T5"><text:tab/></text:span><text:span text:style-name="T6">3.</text:span><text:span text:style-name="T5"> Administrar, cuidar.</text:span></text:p>
      <text:p text:style-name="P5"><text:soft-page-break/></text:p>
      <text:p text:style-name="P5">[Seite 28]</text:p>
      <text:p text:style-name="P5">[Spalte 1]</text:p>
      <text:p text:style-name="P5"/>
      <text:p text:style-name="P7"><text:span text:style-name="T6">Juwamajaha</text:span><text:span text:style-name="T5"> </text:span><text:span text:style-name="T7">v.</text:span><text:span text:style-name="T5"> Hincharse.</text:span></text:p>
      <text:p text:style-name="P7"><text:span text:style-name="T6">Juwamihajaha</text:span><text:span text:style-name="T5"> </text:span><text:span text:style-name="T7">v.</text:span><text:span text:style-name="T5"> Aventarse.</text:span></text:p>
      <text:p text:style-name="P7"><text:span text:style-name="T6">Juwamodijaha</text:span><text:span text:style-name="T5"> </text:span><text:span text:style-name="T7">v.</text:span><text:span text:style-name="T5"> Hincharse el</text:span></text:p>
      <text:p text:style-name="P5"><text:tab/>cuerpo entero.</text:p>
      <text:p text:style-name="P7"><text:span text:style-name="T6">Juwehajaha</text:span><text:span text:style-name="T5"> </text:span><text:span text:style-name="T7">v.</text:span><text:span text:style-name="T5"> Negar miserablemente</text:span></text:p>
      <text:p text:style-name="P5"><text:tab/>una contribución o favor.</text:p>
      <text:p text:style-name="P7"><text:span text:style-name="T6">Juwehgaha</text:span><text:span text:style-name="T5"> </text:span><text:span text:style-name="T7">s.</text:span><text:span text:style-name="T5"> Carnada.</text:span></text:p>
      <text:p text:style-name="P7"><text:span text:style-name="T6">Juwehgahte</text:span><text:span text:style-name="T5"> </text:span><text:span text:style-name="T7">s.</text:span><text:span text:style-name="T5"> Trozo de carnada.</text:span></text:p>
      <text:p text:style-name="P7"><text:span text:style-name="T6">Juwehgaxa ĩxa</text:span><text:span text:style-name="T5"> </text:span><text:span text:style-name="T7">adj.</text:span><text:span text:style-name="T5"> Alerta.</text:span></text:p>
      <text:p text:style-name="P7"><text:span text:style-name="T6">Juwehgue</text:span><text:span text:style-name="T5"> </text:span><text:span text:style-name="T7">adj.</text:span><text:span text:style-name="T5"> Listo, preparado.</text:span></text:p>
      <text:p text:style-name="P7"><text:span text:style-name="T6">Juwihgaha</text:span><text:span text:style-name="T5"> </text:span><text:span text:style-name="T7">s.</text:span><text:span text:style-name="T5"> Cuidado.</text:span></text:p>
      <text:p text:style-name="P7"><text:span text:style-name="T6">Juwihgue</text:span><text:span text:style-name="T5"> </text:span><text:span text:style-name="T7">adj.</text:span><text:span text:style-name="T5"> Cuidadoso.</text:span></text:p>
      <text:p text:style-name="P5"/>
      <text:p text:style-name="P5">[Seite 28]</text:p>
      <text:p text:style-name="P5">[Spalte 2]</text:p>
      <text:p text:style-name="P5"/>
      <text:p text:style-name="P7"><text:span text:style-name="T6">Juwihguihajaha</text:span><text:span text:style-name="T5"> </text:span><text:span text:style-name="T7">v.</text:span><text:span text:style-name="T5"> Cuidarse.</text:span></text:p>
      <text:p text:style-name="P7"><text:span text:style-name="T6">Juwo</text:span><text:span text:style-name="T5"> </text:span><text:span text:style-name="T7">s.</text:span><text:span text:style-name="T5"> </text:span><text:span text:style-name="T6">1.</text:span><text:span text:style-name="T5"> Plumas. </text:span><text:span text:style-name="T6">2.</text:span><text:span text:style-name="T5"> Cabello.</text:span></text:p>
      <text:p text:style-name="P7"><text:span text:style-name="T6">Juwogue</text:span><text:span text:style-name="T5"> </text:span><text:span text:style-name="T7">adj.</text:span><text:span text:style-name="T5"> Peludo.</text:span></text:p>
      <text:p text:style-name="P7"><text:span text:style-name="T6">Juwohgue</text:span><text:span text:style-name="T5"> </text:span><text:span text:style-name="T7">adj.</text:span><text:span text:style-name="T5"> Cabelludo.</text:span></text:p>
      <text:p text:style-name="P7"><text:span text:style-name="T6">Juwoo</text:span><text:span text:style-name="T5"> </text:span><text:span text:style-name="T7">s.</text:span><text:span text:style-name="T5"> </text:span><text:span text:style-name="T6">1.</text:span><text:span text:style-name="T5"> Una pluma. </text:span><text:span text:style-name="T6">2.</text:span><text:span text:style-name="T5"> Un pelo.</text:span></text:p>
      <text:p text:style-name="P7"><text:span text:style-name="T6">Juwõchẽ</text:span><text:span text:style-name="T5"> </text:span><text:span text:style-name="T7">s.</text:span><text:span text:style-name="T5"> Nido.</text:span></text:p>
      <text:p text:style-name="P7"><text:span text:style-name="T6">Juxuwa</text:span><text:span text:style-name="T5"> </text:span><text:span text:style-name="T7">s.</text:span><text:span text:style-name="T5"> Ciempiés.</text:span></text:p>
      <text:p text:style-name="P7"><text:span text:style-name="T6">Jũhu</text:span><text:span text:style-name="T5"> </text:span><text:span text:style-name="T7">adv.</text:span><text:span text:style-name="T5"> No.</text:span></text:p>
      <text:p text:style-name="P7"><text:span text:style-name="T6">Jũwagajaha</text:span><text:span text:style-name="T5"> </text:span><text:span text:style-name="T7">v.</text:span><text:span text:style-name="T5"> Aspirar.</text:span></text:p>
      <text:p text:style-name="P7"><text:span text:style-name="T6">Jũwõ</text:span><text:span text:style-name="T5"> </text:span><text:span text:style-name="T7">s.</text:span><text:span text:style-name="T5"> Piojos. </text:span><text:span text:style-name="T7">sg.</text:span><text:span text:style-name="T5"> </text:span><text:span text:style-name="T6">Jũwõõ</text:span><text:span text:style-name="T5">.</text:span></text:p>
      <text:p text:style-name="P7"><text:span text:style-name="T6">Jũwõõ</text:span><text:span text:style-name="T5"> </text:span><text:span text:style-name="T7">s.</text:span><text:span text:style-name="T5"> Piojo.</text:span></text:p>
      <text:p text:style-name="P5"/>
      <text:p text:style-name="P7">[Seite 28]</text:p>
      <text:p text:style-name="P7">[Spalte 1]</text:p>
      <text:p text:style-name="P7"/>
      <text:p text:style-name="P3">L, l</text:p>
      <text:p text:style-name="P7"/>
      <text:p text:style-name="P7"><text:span text:style-name="T6">Laituamajaha</text:span><text:span text:style-name="T5"> </text:span><text:span text:style-name="T7">v.</text:span><text:span text:style-name="T5"> Dar una vuelta.</text:span></text:p>
      <text:p text:style-name="P7"><text:span text:style-name="T6">Laituhãh ĩxa jĩãjaha</text:span><text:span text:style-name="T5"> </text:span><text:span text:style-name="T7">v.</text:span><text:span text:style-name="T5"> Marearse.</text:span></text:p>
      <text:p text:style-name="P7"><text:span text:style-name="T6">Lasajaha</text:span><text:span text:style-name="T5"> </text:span><text:span text:style-name="T7">v.</text:span><text:span text:style-name="T5"> Enlazar.</text:span></text:p>
      <text:p text:style-name="P7"><text:span text:style-name="T6">Latahmo</text:span><text:span text:style-name="T5"> </text:span><text:span text:style-name="T7">s.</text:span><text:span text:style-name="T5"> Lata.</text:span></text:p>
      <text:p text:style-name="P7"><text:span text:style-name="T6">Lãpahla</text:span><text:span text:style-name="T5"> </text:span><text:span text:style-name="T7">s.</text:span><text:span text:style-name="T5"> Lámpara.</text:span></text:p>
      <text:p text:style-name="P7"><text:span text:style-name="T6">Leagajaha</text:span><text:span text:style-name="T5"> </text:span><text:span text:style-name="T7">v.</text:span><text:span text:style-name="T5"> Asar para uno mismo.</text:span></text:p>
      <text:p text:style-name="P7"><text:span text:style-name="T6">Leajaha</text:span><text:span text:style-name="T5"> </text:span><text:span text:style-name="T7">v.</text:span><text:span text:style-name="T5"> Asar.</text:span></text:p>
      <text:p text:style-name="P7"><text:span text:style-name="T6">Leehejaha</text:span><text:span text:style-name="T5"> </text:span><text:span text:style-name="T7">v.</text:span><text:span text:style-name="T5"> Contagiar.</text:span></text:p>
      <text:p text:style-name="P7"><text:span text:style-name="T6">Leehgaha</text:span><text:span text:style-name="T5"> </text:span><text:span text:style-name="T7">s.</text:span><text:span text:style-name="T5"> Contagio.</text:span></text:p>
      <text:p text:style-name="P7"><text:span text:style-name="T6">Lehehajaha</text:span><text:span text:style-name="T5"> </text:span><text:span text:style-name="T7">v.</text:span><text:span text:style-name="T5"> Contagiar.</text:span></text:p>
      <text:p text:style-name="P7"><text:span text:style-name="T6">Lehehgajaha</text:span><text:span text:style-name="T5"> </text:span><text:span text:style-name="T7">v.</text:span><text:span text:style-name="T5"> Contagiarse.</text:span></text:p>
      <text:p text:style-name="P7"><text:span text:style-name="T6">Lehehguweha</text:span><text:span text:style-name="T5"> </text:span><text:span text:style-name="T7">adj.</text:span><text:span text:style-name="T5"> Contagioso.</text:span></text:p>
      <text:p text:style-name="P7"><text:span text:style-name="T6">Leiga</text:span><text:span text:style-name="T5"> </text:span><text:span text:style-name="T7">adj.</text:span><text:span text:style-name="T5"> Asado.</text:span></text:p>
      <text:p text:style-name="P7"><text:span text:style-name="T6">Leiguihajaha</text:span><text:span text:style-name="T5"> </text:span><text:span text:style-name="T7">v.</text:span><text:span text:style-name="T5"> Asarse.</text:span></text:p>
      <text:p text:style-name="P7"><text:span text:style-name="T6">Leijahri</text:span><text:span text:style-name="T5"> </text:span><text:span text:style-name="T7">v.</text:span><text:span text:style-name="T5"> Asar para otro.</text:span></text:p>
      <text:p text:style-name="P7"><text:soft-page-break/><text:span text:style-name="T6">Leilla</text:span><text:span text:style-name="T5"> </text:span><text:span text:style-name="T7">s.</text:span><text:span text:style-name="T5"> Asado.</text:span></text:p>
      <text:p text:style-name="P7"><text:span text:style-name="T6">Lelea</text:span><text:span text:style-name="T5"> </text:span><text:span text:style-name="T7">adj.</text:span><text:span text:style-name="T5"> Ardiente.</text:span></text:p>
      <text:p text:style-name="P7"><text:span text:style-name="T6">Leleahgaha</text:span><text:span text:style-name="T5"> </text:span><text:span text:style-name="T7">s.</text:span><text:span text:style-name="T5"> Ardor.</text:span></text:p>
      <text:p text:style-name="P7"><text:span text:style-name="T6">Leleajaha</text:span><text:span text:style-name="T5"> </text:span><text:span text:style-name="T7">v.</text:span><text:span text:style-name="T5"> Arder.</text:span></text:p>
      <text:p text:style-name="P7"><text:span text:style-name="T6">Leliga</text:span><text:span text:style-name="T5"> </text:span><text:span text:style-name="T7">s.</text:span><text:span text:style-name="T5"> Relámpago.</text:span></text:p>
      <text:p text:style-name="P7"><text:span text:style-name="T6">Lillani</text:span><text:span text:style-name="T5"> </text:span><text:span text:style-name="T7">s.</text:span><text:span text:style-name="T5"> Diseño en el tejido.</text:span></text:p>
      <text:p text:style-name="P5"/>
      <text:p text:style-name="P5">[Seite 28]</text:p>
      <text:p text:style-name="P5">[Spalte 2]</text:p>
      <text:p text:style-name="P5"/>
      <text:p text:style-name="P7"><text:span text:style-name="T6">Limoli</text:span><text:span text:style-name="T5"> </text:span><text:span text:style-name="T7">s.</text:span><text:span text:style-name="T5"> Limón (esp. de árbol).</text:span></text:p>
      <text:p text:style-name="P7"><text:span text:style-name="T6">Liñena</text:span><text:span text:style-name="T5"> </text:span><text:span text:style-name="T7">s.</text:span><text:span text:style-name="T5"> Diseño.</text:span></text:p>
      <text:p text:style-name="P7"><text:span text:style-name="T6">Liñu</text:span><text:span text:style-name="T5"> </text:span><text:span text:style-name="T7">s.</text:span><text:span text:style-name="T5"> Maní.</text:span></text:p>
      <text:p text:style-name="P7"><text:span text:style-name="T6">Liñuhno</text:span><text:span text:style-name="T5"> </text:span><text:span text:style-name="T7">s.</text:span><text:span text:style-name="T5"> Bejuco de maní.</text:span></text:p>
      <text:p text:style-name="P7"><text:span text:style-name="T6">Lĩhtajaha</text:span><text:span text:style-name="T5"> </text:span><text:span text:style-name="T7">v.</text:span><text:span text:style-name="T5"> Arrugar, hacer arrugas.</text:span></text:p>
      <text:p text:style-name="P7"><text:span text:style-name="T6">Loadahgaha</text:span><text:span text:style-name="T5"> </text:span><text:span text:style-name="T7">s.</text:span><text:span text:style-name="T5"> Corte.</text:span></text:p>
      <text:p text:style-name="P7"><text:span text:style-name="T6">Loadahgajaha</text:span><text:span text:style-name="T5"> </text:span><text:span text:style-name="T7">v.</text:span><text:span text:style-name="T5"> Cortarse (con</text:span></text:p>
      <text:p text:style-name="P5"><text:tab/>machete).</text:p>
      <text:p text:style-name="P7"><text:span text:style-name="T6">Loadajaha</text:span><text:span text:style-name="T5"> </text:span><text:span text:style-name="T7">v.</text:span><text:span text:style-name="T5"> </text:span><text:span text:style-name="T6">1.</text:span><text:span text:style-name="T5"> Tumbar árboles</text:span></text:p>
      <text:p text:style-name="P7"><text:span text:style-name="T5"><text:tab/></text:span>con hacha. <text:span text:style-name="T1">2.</text:span> Derribar. <text:span text:style-name="T6">3.</text:span><text:span text:style-name="T5"> Cortar.</text:span></text:p>
      <text:p text:style-name="P7"><text:span text:style-name="T6">Lohlohdajaha</text:span><text:span text:style-name="T5"> </text:span><text:span text:style-name="T7">v.</text:span><text:span text:style-name="T5"> Aflojar.</text:span></text:p>
      <text:p text:style-name="P7"><text:span text:style-name="T6">Lolo</text:span><text:span text:style-name="T5"> </text:span><text:span text:style-name="T7">s.</text:span><text:span text:style-name="T5"> Loro.</text:span></text:p>
      <text:p text:style-name="P7"><text:span text:style-name="T6">Lopahno</text:span><text:span text:style-name="T5"> </text:span><text:span text:style-name="T7">s.</text:span><text:span text:style-name="T5"> </text:span><text:span text:style-name="T6">1.</text:span><text:span text:style-name="T5"> Bejuco de calabazo.</text:span></text:p>
      <text:p text:style-name="P7"><text:span text:style-name="T5"><text:tab/></text:span><text:span text:style-name="T6">2.</text:span><text:span text:style-name="T5"> Camazo.</text:span></text:p>
      <text:p text:style-name="P7"><text:span text:style-name="T6">Lopasa</text:span><text:span text:style-name="T5"> </text:span><text:span text:style-name="T7">s.</text:span><text:span text:style-name="T5"> Pilón, pila.</text:span></text:p>
      <text:p text:style-name="P7"><text:span text:style-name="T6">Lõãdajaha</text:span><text:span text:style-name="T5"> </text:span><text:span text:style-name="T7">v.</text:span><text:span text:style-name="T5"> Abaratar el precio de</text:span></text:p>
      <text:p text:style-name="P5"><text:tab/>algo.</text:p>
      <text:p text:style-name="P7"><text:span text:style-name="T6">Luwagajaha</text:span><text:span text:style-name="T5"> </text:span><text:span text:style-name="T7">v.</text:span><text:span text:style-name="T5"> </text:span><text:span text:style-name="T6">1.</text:span><text:span text:style-name="T5"> Absorber.</text:span></text:p>
      <text:p text:style-name="P7"><text:span text:style-name="T5"><text:tab/></text:span><text:span text:style-name="T1">2.</text:span> Tomar, beber (caldo).</text:p>
      <text:p text:style-name="P7"/>
      <text:p text:style-name="P7">[Seite 28]</text:p>
      <text:p text:style-name="P7">[Spalte 1]</text:p>
      <text:p text:style-name="P7"/>
      <text:p text:style-name="P3">Ll, ll</text:p>
      <text:p text:style-name="P7"/>
      <text:p text:style-name="P7"><text:span text:style-name="T6">Llacahni</text:span><text:span text:style-name="T5"> </text:span><text:span text:style-name="T7">s.</text:span><text:span text:style-name="T5"> Perdiz, codorniz.</text:span></text:p>
      <text:p text:style-name="P7"><text:span text:style-name="T6">Llacota</text:span><text:span text:style-name="T5"> </text:span><text:span text:style-name="T7">s.</text:span><text:span text:style-name="T5"> Asientos.</text:span></text:p>
      <text:p text:style-name="P7"><text:span text:style-name="T6">Llacui</text:span><text:span text:style-name="T5"> </text:span><text:span text:style-name="T7">s.</text:span><text:span text:style-name="T5"> Culebra.</text:span></text:p>
      <text:p text:style-name="P7"><text:span text:style-name="T6">Llaguite</text:span><text:span text:style-name="T5"> </text:span><text:span text:style-name="T7">s.</text:span><text:span text:style-name="T5"> </text:span><text:span text:style-name="T6">1.</text:span><text:span text:style-name="T5"> Canaguaro. </text:span><text:span text:style-name="T6">2.</text:span><text:span text:style-name="T5"> Tigrillo</text:span></text:p>
      <text:p text:style-name="P5"><text:tab/>gunavaro.</text:p>
      <text:p text:style-name="P7"><text:span text:style-name="T6">Llahbahgaha</text:span><text:span text:style-name="T5"> </text:span><text:span text:style-name="T7">s.</text:span><text:span text:style-name="T5"> Caída.</text:span></text:p>
      <text:p text:style-name="P5"/>
      <text:p text:style-name="P5">[Seite 28]</text:p>
      <text:p text:style-name="P5">[Spalte 2]</text:p>
      <text:p text:style-name="P5"/>
      <text:p text:style-name="P7"><text:span text:style-name="T6">Llahbajaha</text:span><text:span text:style-name="T5"> </text:span><text:span text:style-name="T7">v.</text:span><text:span text:style-name="T5"> Caer.</text:span></text:p>
      <text:p text:style-name="P7"><text:span text:style-name="T6">Llahbihajaha</text:span><text:span text:style-name="T5"> </text:span><text:span text:style-name="T7">v.</text:span><text:span text:style-name="T5"> Caerse.</text:span></text:p>
      <text:p text:style-name="P7"><text:span text:style-name="T6">Llahdo</text:span><text:span text:style-name="T5"> </text:span><text:span text:style-name="T7">v.</text:span><text:span text:style-name="T5"> Vayamos.</text:span></text:p>
      <text:p text:style-name="P7"><text:span text:style-name="T6">Llahllaguihajaha</text:span><text:span text:style-name="T5"> </text:span><text:span text:style-name="T7">v.</text:span><text:span text:style-name="T5"> Cruzar.</text:span></text:p>
      <text:p text:style-name="P7"><text:span text:style-name="T6">Llahllajaha</text:span><text:span text:style-name="T5"> </text:span><text:span text:style-name="T7">v.</text:span><text:span text:style-name="T5"> Azotar.</text:span></text:p>
      <text:p text:style-name="P7"><text:span text:style-name="T6">Llahma</text:span><text:span text:style-name="T5"> </text:span><text:span text:style-name="T7">s.</text:span><text:span text:style-name="T5"> Corroncho (esp. de pez).</text:span></text:p>
      <text:p text:style-name="P5"/>
      <text:p text:style-name="P5"><text:soft-page-break/>[Seite 29]</text:p>
      <text:p text:style-name="P5">[Spalte 1]</text:p>
      <text:p text:style-name="P5"/>
      <text:p text:style-name="P5">[BILD] Llacahni</text:p>
      <text:p text:style-name="P7"><text:span text:style-name="T6">Llaipaedi</text:span><text:span text:style-name="T5"> </text:span><text:span text:style-name="T7">s.</text:span><text:span text:style-name="T5"> Abofeteador, el que</text:span></text:p>
      <text:p text:style-name="P5"><text:tab/>abofetea.</text:p>
      <text:p text:style-name="P7"><text:span text:style-name="T6">Llajadajaha</text:span><text:span text:style-name="T5"> </text:span><text:span text:style-name="T7">v.</text:span><text:span text:style-name="T5"> </text:span><text:span text:style-name="T6">1.</text:span><text:span text:style-name="T5"> Señalar o apuntar</text:span></text:p>
      <text:p text:style-name="P7"><text:span text:style-name="T5"><text:tab/></text:span>con el dedo. <text:span text:style-name="T1">2.</text:span> Dar una palada o</text:p>
      <text:p text:style-name="P7"><text:tab/><text:span text:style-name="T5">un barretonazo al suelo.</text:span></text:p>
      <text:p text:style-name="P7"><text:span text:style-name="T6">Llajadaxoode</text:span><text:span text:style-name="T5"> </text:span><text:span text:style-name="T7">s.</text:span><text:span text:style-name="T5"> Dedo índice.</text:span></text:p>
      <text:p text:style-name="P7"><text:span text:style-name="T6">Llajajaha</text:span><text:span text:style-name="T5"> </text:span><text:span text:style-name="T7">v.</text:span><text:span text:style-name="T5"> Sembrar (introduciendo la</text:span></text:p>
      <text:p text:style-name="P7"><text:span text:style-name="T5"><text:tab/></text:span>punta de un palo en la tierra).</text:p>
      <text:p text:style-name="P7"><text:span text:style-name="T6">Llajamahgaha</text:span><text:span text:style-name="T5"> </text:span><text:span text:style-name="T7">s.</text:span><text:span text:style-name="T5"> Acontecimiento.</text:span></text:p>
      <text:p text:style-name="P7"><text:span text:style-name="T6">Llajamajaha</text:span><text:span text:style-name="T5"> </text:span><text:span text:style-name="T7">v.</text:span><text:span text:style-name="T5"> </text:span><text:span text:style-name="T6">1.</text:span><text:span text:style-name="T5"> Suceder.</text:span></text:p>
      <text:p text:style-name="P7"><text:span text:style-name="T5"><text:tab/></text:span><text:span text:style-name="T6">2.</text:span><text:span text:style-name="T5"> Pasar. </text:span><text:span text:style-name="T6">3.</text:span><text:span text:style-name="T5"> Acontecer.</text:span></text:p>
      <text:p text:style-name="P7"><text:span text:style-name="T6">Llajehbaxahdajaha</text:span><text:span text:style-name="T5"> </text:span><text:span text:style-name="T7">v.</text:span><text:span text:style-name="T5"> </text:span><text:span text:style-name="T6">1.</text:span><text:span text:style-name="T5"> Talar.</text:span></text:p>
      <text:p text:style-name="P7"><text:span text:style-name="T5"><text:tab/></text:span><text:span text:style-name="T6">2.</text:span><text:span text:style-name="T5"> Tumbar árboles.</text:span></text:p>
      <text:p text:style-name="P7"><text:span text:style-name="T6">Llajehjaha</text:span><text:span text:style-name="T5"> </text:span><text:span text:style-name="T7">v.</text:span><text:span text:style-name="T5"> Colar.</text:span></text:p>
      <text:p text:style-name="P7"><text:span text:style-name="T6">Llallagajaha</text:span><text:span text:style-name="T5"> </text:span><text:span text:style-name="T7">v.</text:span><text:span text:style-name="T5"> </text:span><text:span text:style-name="T6">1.</text:span><text:span text:style-name="T5"> Dar una azotada.</text:span></text:p>
      <text:p text:style-name="P7"><text:span text:style-name="T5"><text:tab/></text:span><text:span text:style-name="T6">2.</text:span><text:span text:style-name="T5"> Colgar, guindar.</text:span></text:p>
      <text:p text:style-name="P7"><text:span text:style-name="T6">Llallaguihajaha</text:span><text:span text:style-name="T5"> </text:span><text:span text:style-name="T7">v.</text:span><text:span text:style-name="T5"> </text:span><text:span text:style-name="T6">1.</text:span><text:span text:style-name="T5"> Atravesar.</text:span></text:p>
      <text:p text:style-name="P7"><text:span text:style-name="T5"><text:tab/></text:span><text:span text:style-name="T6">2.</text:span><text:span text:style-name="T5"> Cruzar el río.</text:span></text:p>
      <text:p text:style-name="P7"><text:span text:style-name="T6">Llallajaha</text:span><text:span text:style-name="T5"> </text:span><text:span text:style-name="T7">v.</text:span><text:span text:style-name="T5"> </text:span><text:span text:style-name="T6">1.</text:span><text:span text:style-name="T5"> Abofetear. </text:span><text:span text:style-name="T6">2.</text:span><text:span text:style-name="T5"> Aga-</text:span></text:p>
      <text:p text:style-name="P5"><text:tab/>charse, agarbarse, encorvarse.</text:p>
      <text:p text:style-name="P7"><text:span text:style-name="T6">Llallojo</text:span><text:span text:style-name="T5"> </text:span><text:span text:style-name="T7">adj.</text:span><text:span text:style-name="T5"> </text:span><text:span text:style-name="T6">1.</text:span><text:span text:style-name="T5"> Inclinado (un palo).</text:span></text:p>
      <text:p text:style-name="P7"><text:span text:style-name="T5"><text:tab/></text:span><text:span text:style-name="T6">2.</text:span><text:span text:style-name="T5"> Agachado.</text:span></text:p>
      <text:p text:style-name="P7"><text:span text:style-name="T6">Llama</text:span><text:span text:style-name="T5"> </text:span><text:span text:style-name="T7">s.</text:span><text:span text:style-name="T5"> Venado, venados.</text:span></text:p>
      <text:p text:style-name="P7"><text:span text:style-name="T6">Llamasexu</text:span><text:span text:style-name="T5"> </text:span><text:span text:style-name="T7">s.</text:span><text:span text:style-name="T5"> Casco de venado,</text:span></text:p>
      <text:p text:style-name="P5"><text:tab/>patevaca (esp. de árbol).</text:p>
      <text:p text:style-name="P7"><text:span text:style-name="T6">Llamuhlucu</text:span><text:span text:style-name="T5"> </text:span><text:span text:style-name="T7">s.</text:span><text:span text:style-name="T5"> Mantis (esp. de insecto).</text:span></text:p>
      <text:p text:style-name="P7"><text:span text:style-name="T6">Llanana</text:span><text:span text:style-name="T5"> </text:span><text:span text:style-name="T7">s.</text:span><text:span text:style-name="T5"> Chicharra (esp. de insecto).</text:span></text:p>
      <text:p text:style-name="P7"><text:span text:style-name="T6">Llapadaidi</text:span><text:span text:style-name="T5"> </text:span><text:span text:style-name="T7">s.</text:span><text:span text:style-name="T5"> El que señala.</text:span></text:p>
      <text:p text:style-name="P7"><text:span text:style-name="T6">Llatullu</text:span><text:span text:style-name="T5"> </text:span><text:span text:style-name="T7">s.</text:span><text:span text:style-name="T5"> Alcornoque (esp. de árbol).</text:span></text:p>
      <text:p text:style-name="P7"><text:span text:style-name="T6">Llawa</text:span><text:span text:style-name="T5"> </text:span><text:span text:style-name="T7">s.</text:span><text:span text:style-name="T5"> </text:span><text:span text:style-name="T6">1.</text:span><text:span text:style-name="T5"> Erizo. </text:span><text:span text:style-name="T6">2.</text:span><text:span text:style-name="T5"> Puerco espín.</text:span></text:p>
      <text:p text:style-name="P7"><text:span text:style-name="T6">Llaxu</text:span><text:span text:style-name="T5"> </text:span><text:span text:style-name="T7">s.</text:span><text:span text:style-name="T5"> Pato pico-aguja (esp. de</text:span></text:p>
      <text:p text:style-name="P5"><text:tab/>pájaro).</text:p>
      <text:p text:style-name="P7"><text:span text:style-name="T6">Llea</text:span><text:span text:style-name="T5"> </text:span><text:span text:style-name="T7">adj.</text:span><text:span text:style-name="T5"> </text:span><text:span text:style-name="T6">1.</text:span><text:span text:style-name="T5"> Claro. </text:span><text:span text:style-name="T6">2.</text:span><text:span text:style-name="T5"> Transparente.</text:span></text:p>
      <text:p text:style-name="P7"><text:span text:style-name="T5"><text:tab/></text:span><text:span text:style-name="T6">3.</text:span><text:span text:style-name="T5"> Que no está espeso.</text:span></text:p>
      <text:p text:style-name="P7"><text:span text:style-name="T6">Lleaha</text:span><text:span text:style-name="T5"> </text:span><text:span text:style-name="T7">s.</text:span><text:span text:style-name="T5"> </text:span><text:span text:style-name="T6">1.</text:span><text:span text:style-name="T5"> Claridad. </text:span><text:span text:style-name="T1">2.</text:span> Luz del día.</text:p>
      <text:p text:style-name="P7"><text:span text:style-name="T6">Lleahajaha</text:span><text:span text:style-name="T5"> </text:span><text:span text:style-name="T7">v.</text:span><text:span text:style-name="T5"> Clarecer, hacer claro.</text:span></text:p>
      <text:p text:style-name="P7"><text:span text:style-name="T6">Lleama</text:span><text:span text:style-name="T5"> </text:span><text:span text:style-name="T7">s.</text:span><text:span text:style-name="T5"> El amanecer.</text:span></text:p>
      <text:p text:style-name="P5"/>
      <text:p text:style-name="P5">[Seite 29]</text:p>
      <text:p text:style-name="P5">[Spalte 2]</text:p>
      <text:p text:style-name="P5"/>
      <text:p text:style-name="P7"><text:span text:style-name="T6">Lleamajaha</text:span><text:span text:style-name="T5"> </text:span><text:span text:style-name="T7">v.</text:span><text:span text:style-name="T5"> Alborear, alborearse,</text:span></text:p>
      <text:p text:style-name="P5"><text:tab/>aclarar, amanecer.</text:p>
      <text:p text:style-name="P5"><text:span text:style-name="T1">Lleamaxahdajaha</text:span> (idigoto cahito</text:p>
      <text:p text:style-name="P7"><text:span text:style-name="T5"><text:tab/>ñahixa) </text:span><text:span text:style-name="T7">v.</text:span><text:span text:style-name="T5"> Aclarar, hacer claro.</text:span></text:p>
      <text:p text:style-name="P7"><text:span text:style-name="T6">Lleaxanajaha</text:span><text:span text:style-name="T5"> </text:span><text:span text:style-name="T7">v.</text:span><text:span text:style-name="T5"> Hablar claro.</text:span></text:p>
      <text:p text:style-name="P7"><text:span text:style-name="T6">Llecaahgaha</text:span><text:span text:style-name="T5"> </text:span><text:span text:style-name="T7">s.</text:span><text:span text:style-name="T5"> Asco.</text:span></text:p>
      <text:p text:style-name="P7"><text:span text:style-name="T6">Llecadahgajaha</text:span><text:span text:style-name="T5"> </text:span><text:span text:style-name="T7">v.</text:span><text:span text:style-name="T5"> Aprender.</text:span></text:p>
      <text:p text:style-name="P7"><text:soft-page-break/><text:span text:style-name="T6">Llecadahgue</text:span><text:span text:style-name="T5"> </text:span><text:span text:style-name="T7">s.</text:span><text:span text:style-name="T5"> </text:span><text:span text:style-name="T6">1.</text:span><text:span text:style-name="T5"> El que aprende.</text:span></text:p>
      <text:p text:style-name="P7"><text:span text:style-name="T5"><text:tab/></text:span><text:span text:style-name="T6">2.</text:span><text:span text:style-name="T5"> Alumno.</text:span></text:p>
      <text:p text:style-name="P7"><text:span text:style-name="T6">Llecadaidi</text:span><text:span text:style-name="T5"> </text:span><text:span text:style-name="T7">s.</text:span><text:span text:style-name="T5"> </text:span><text:span text:style-name="T6">1.</text:span><text:span text:style-name="T5"> Maestro. </text:span><text:span text:style-name="T6">2.</text:span><text:span text:style-name="T5"> El que</text:span></text:p>
      <text:p text:style-name="P5"><text:tab/>enseña.</text:p>
      <text:p text:style-name="P7"><text:span text:style-name="T6">Llecadajaha</text:span><text:span text:style-name="T5"> </text:span><text:span text:style-name="T7">v.</text:span><text:span text:style-name="T5"> Educar.</text:span></text:p>
      <text:p text:style-name="P7"><text:span text:style-name="T6">Llecagajaha</text:span><text:span text:style-name="T5"> </text:span><text:span text:style-name="T7">v.</text:span><text:span text:style-name="T5"> Tener asco.</text:span></text:p>
      <text:p text:style-name="P7"><text:span text:style-name="T6">Llecagamajaha</text:span><text:span text:style-name="T5"> </text:span><text:span text:style-name="T7">v.</text:span><text:span text:style-name="T5"> Darle asco algo a</text:span></text:p>
      <text:p text:style-name="P5"><text:tab/>uno.</text:p>
      <text:p text:style-name="P7"><text:span text:style-name="T6">Llecahbe</text:span><text:span text:style-name="T5"> </text:span><text:span text:style-name="T7">s.</text:span><text:span text:style-name="T5"> </text:span><text:span text:style-name="T6">1.</text:span><text:span text:style-name="T5"> El que aprende.</text:span></text:p>
      <text:p text:style-name="P7"><text:span text:style-name="T5"><text:tab/></text:span><text:span text:style-name="T1">2.</text:span> Aprendiz. <text:span text:style-name="T1">3.</text:span> Discípulo.</text:p>
      <text:p text:style-name="P7"><text:span text:style-name="T6">Llecahdahgaha</text:span><text:span text:style-name="T5"> </text:span><text:span text:style-name="T7">s.</text:span><text:span text:style-name="T5"> Enseñanza,</text:span></text:p>
      <text:p text:style-name="P5"><text:tab/>educación.</text:p>
      <text:p text:style-name="P7"><text:span text:style-name="T6">Llecahdajaha</text:span><text:span text:style-name="T5"> </text:span><text:span text:style-name="T7">v.</text:span><text:span text:style-name="T5"> </text:span><text:span text:style-name="T6">1.</text:span><text:span text:style-name="T5"> Enseñar.</text:span></text:p>
      <text:p text:style-name="P7"><text:span text:style-name="T5"><text:tab/></text:span><text:span text:style-name="T6">2.</text:span><text:span text:style-name="T5"> Amaestrar.</text:span></text:p>
      <text:p text:style-name="P7"><text:span text:style-name="T6">Llecahdoxoa</text:span><text:span text:style-name="T5"> </text:span><text:span text:style-name="T7">s.</text:span><text:span text:style-name="T5"> Lo que se enseña.</text:span></text:p>
      <text:p text:style-name="P7"><text:span text:style-name="T6">Llecajaha</text:span><text:span text:style-name="T5"> </text:span><text:span text:style-name="T7">v.</text:span><text:span text:style-name="T5"> Aprender.</text:span></text:p>
      <text:p text:style-name="P7"><text:span text:style-name="T6">Llecajoxoa</text:span><text:span text:style-name="T5"> </text:span><text:span text:style-name="T7">s.</text:span><text:span text:style-name="T5"> Lo que se aprende.</text:span></text:p>
      <text:p text:style-name="P7"><text:span text:style-name="T6">Llecatahgajaha</text:span><text:span text:style-name="T5"> </text:span><text:span text:style-name="T7">v.</text:span><text:span text:style-name="T5"> Ensuciarse.</text:span></text:p>
      <text:p text:style-name="P7"><text:span text:style-name="T6">Lleepuha</text:span><text:span text:style-name="T5"> </text:span><text:span text:style-name="T7">adj.</text:span><text:span text:style-name="T5"> Brillante.</text:span></text:p>
      <text:p text:style-name="P7"><text:span text:style-name="T6">Lleepuhahgaha</text:span><text:span text:style-name="T5"> </text:span><text:span text:style-name="T7">s.</text:span><text:span text:style-name="T5"> Brillo.</text:span></text:p>
      <text:p text:style-name="P7"><text:span text:style-name="T6">Lleepuhajaha</text:span><text:span text:style-name="T5"> </text:span><text:span text:style-name="T7">v.</text:span><text:span text:style-name="T5"> Brillar.</text:span></text:p>
      <text:p text:style-name="P7"><text:span text:style-name="T6">Llehehgajaha</text:span><text:span text:style-name="T5"> </text:span><text:span text:style-name="T7">v.</text:span><text:span text:style-name="T5"> Madrugar.</text:span></text:p>
      <text:p text:style-name="P7"><text:span text:style-name="T6">Llehehgaidi</text:span><text:span text:style-name="T5"> </text:span><text:span text:style-name="T7">s.</text:span><text:span text:style-name="T5"> El que madruga.</text:span></text:p>
      <text:p text:style-name="P7"><text:span text:style-name="T6">Llehehgue</text:span><text:span text:style-name="T5"> </text:span><text:span text:style-name="T7">s.</text:span><text:span text:style-name="T5"> El que madruga.</text:span></text:p>
      <text:p text:style-name="P7"><text:span text:style-name="T6">Llehena</text:span><text:span text:style-name="T5"> </text:span><text:span text:style-name="T7">s.</text:span><text:span text:style-name="T5"> Madrugada.</text:span></text:p>
      <text:p text:style-name="P7"><text:span text:style-name="T6">Llehne</text:span><text:span text:style-name="T5"> </text:span><text:span text:style-name="T7">adv.</text:span><text:span text:style-name="T5"> Por la mañana.</text:span></text:p>
      <text:p text:style-name="P7"><text:span text:style-name="T6">Llehneajaha</text:span><text:span text:style-name="T5"> </text:span><text:span text:style-name="T7">v.</text:span><text:span text:style-name="T5"> Acercar.</text:span></text:p>
      <text:p text:style-name="P7"><text:span text:style-name="T6">Llehnee icuaa</text:span><text:span text:style-name="T5"> </text:span><text:span text:style-name="T7">s.</text:span><text:span text:style-name="T5"> Desayuno.</text:span></text:p>
      <text:p text:style-name="P7"><text:span text:style-name="T6">Llehnee icuaa icuajaha</text:span><text:span text:style-name="T5"> </text:span><text:span text:style-name="T7">v.</text:span></text:p>
      <text:p text:style-name="P5"><text:tab/>Desayunarse.</text:p>
      <text:p text:style-name="P7"><text:span text:style-name="T6">Llehneje</text:span><text:span text:style-name="T5"> </text:span><text:span text:style-name="T7">adv.</text:span><text:span text:style-name="T5"> Muy temprano.</text:span></text:p>
      <text:p text:style-name="P7"><text:span text:style-name="T6">Llehnemihajaha</text:span><text:span text:style-name="T5"> </text:span><text:span text:style-name="T7">v.</text:span><text:span text:style-name="T5"> Acercarse.</text:span></text:p>
      <text:p text:style-name="P7"><text:span text:style-name="T6">Llehxahna</text:span><text:span text:style-name="T5"> </text:span><text:span text:style-name="T7">adv.</text:span><text:span text:style-name="T5"> Al otro día, al día</text:span></text:p>
      <text:p text:style-name="P5"><text:tab/>siguiente.</text:p>
      <text:p text:style-name="P7"><text:span text:style-name="T6">Llejehe</text:span><text:span text:style-name="T5"> </text:span><text:span text:style-name="T7">adv.</text:span><text:span text:style-name="T5"> Allí.</text:span></text:p>
      <text:p text:style-name="P7"><text:span text:style-name="T6">Llejo</text:span><text:span text:style-name="T5"> </text:span><text:span text:style-name="T7">s.</text:span><text:span text:style-name="T5"> Sal.</text:span></text:p>
      <text:p text:style-name="P7"><text:span text:style-name="T6">Llejocahito</text:span><text:span text:style-name="T5"> </text:span><text:span text:style-name="T7">s.</text:span><text:span text:style-name="T5"> Aguasal (Véase </text:span><text:span text:style-name="T6">Llejoito</text:span><text:span text:style-name="T5">).</text:span></text:p>
      <text:p text:style-name="P7"><text:span text:style-name="T6">Llejoito</text:span><text:span text:style-name="T5"> </text:span><text:span text:style-name="T7">s.</text:span><text:span text:style-name="T5"> Aguasal, salmuera.</text:span></text:p>
      <text:p text:style-name="P7"><text:span text:style-name="T6">Llemeh 1.</text:span><text:span text:style-name="T5"> </text:span><text:span text:style-name="T7">adj.</text:span><text:span text:style-name="T5"> Esa (vivienda).</text:span></text:p>
      <text:p text:style-name="P7"><text:span text:style-name="T5"><text:tab/></text:span><text:span text:style-name="T6">2.</text:span><text:span text:style-name="T5"> </text:span><text:span text:style-name="T7">adv.</text:span><text:span text:style-name="T5"> Allí.</text:span></text:p>
      <text:p text:style-name="P7"><text:span text:style-name="T6">Llememe</text:span><text:span text:style-name="T5"> </text:span><text:span text:style-name="T7">adv.</text:span><text:span text:style-name="T5"> En ese lugar.</text:span></text:p>
      <text:p text:style-name="P7"><text:span text:style-name="T6">Llenaaxa</text:span><text:span text:style-name="T5"> </text:span><text:span text:style-name="T7">adv.</text:span><text:span text:style-name="T5"> El día anterior.</text:span></text:p>
      <text:p text:style-name="P5"/>
      <text:p text:style-name="P5">[Seite 30]</text:p>
      <text:p text:style-name="P5">[Spalte 1]</text:p>
      <text:p text:style-name="P5"/>
      <text:p text:style-name="P7"><text:span text:style-name="T6">Llene</text:span><text:span text:style-name="T5"> </text:span><text:span text:style-name="T7">adv.</text:span><text:span text:style-name="T5"> Cerca, a corta distancia.</text:span></text:p>
      <text:p text:style-name="P7"><text:span text:style-name="T6">Llene ĩxe</text:span><text:span text:style-name="T5"> </text:span><text:span text:style-name="T7">adj.</text:span><text:span text:style-name="T5"> Cercano.</text:span></text:p>
      <text:p text:style-name="P7"><text:span text:style-name="T6">Llenebaxahdahgue</text:span><text:span text:style-name="T5"> </text:span><text:span text:style-name="T7">s.</text:span><text:span text:style-name="T5"> El que se</text:span></text:p>
      <text:p text:style-name="P5"><text:tab/>acerca.</text:p>
      <text:p text:style-name="P7"><text:span text:style-name="T6">Lleneexahdahgajaha</text:span><text:span text:style-name="T5"> </text:span><text:span text:style-name="T7">v.</text:span><text:span text:style-name="T5"> Acercarse,</text:span></text:p>
      <text:p text:style-name="P5"><text:tab/>ponerse más cerca.</text:p>
      <text:p text:style-name="P7"><text:soft-page-break/><text:span text:style-name="T6">Llenehdahgue</text:span><text:span text:style-name="T5"> </text:span><text:span text:style-name="T7">s.</text:span><text:span text:style-name="T5"> El que se acerca.</text:span></text:p>
      <text:p text:style-name="P7"><text:span text:style-name="T6">Llenehdajaha</text:span><text:span text:style-name="T5"> </text:span><text:span text:style-name="T7">v.</text:span><text:span text:style-name="T5"> Acercar, aproximar,</text:span></text:p>
      <text:p text:style-name="P5"><text:tab/>poner cerca o a menor distancia.</text:p>
      <text:p text:style-name="P7"><text:span text:style-name="T1">Llenena</text:span> <text:span text:style-name="T3">adv.</text:span> En el bajo, en la</text:p>
      <text:p text:style-name="P7"><text:tab/><text:span text:style-name="T5">parte baja (terreno).</text:span></text:p>
      <text:p text:style-name="P7"><text:span text:style-name="T6">Llenoh</text:span><text:span text:style-name="T5"> </text:span><text:span text:style-name="T7">adv.</text:span><text:span text:style-name="T5"> Ahí.</text:span></text:p>
      <text:p text:style-name="P7"><text:span text:style-name="T6">Llenoho</text:span><text:span text:style-name="T5"> </text:span><text:span text:style-name="T7">adv.</text:span><text:span text:style-name="T5"> Allí.</text:span></text:p>
      <text:p text:style-name="P7"><text:span text:style-name="T6">Lleoa ĩxa</text:span><text:span text:style-name="T5"> </text:span><text:span text:style-name="T7">adj.</text:span><text:span text:style-name="T5"> Claro-oscuro.</text:span></text:p>
      <text:p text:style-name="P7"><text:span text:style-name="T6">Lleohe</text:span><text:span text:style-name="T5"> </text:span><text:span text:style-name="T7">adj.</text:span><text:span text:style-name="T5"> Claro.</text:span></text:p>
      <text:p text:style-name="P7"><text:span text:style-name="T6">Llepiajaha</text:span><text:span text:style-name="T5"> </text:span><text:span text:style-name="T7">v.</text:span><text:span text:style-name="T5"> Saltar.</text:span></text:p>
      <text:p text:style-name="P7"><text:span text:style-name="T6">Llequihã</text:span><text:span text:style-name="T5"> </text:span><text:span text:style-name="T7">s.</text:span><text:span text:style-name="T5"> Cosa sucia.</text:span></text:p>
      <text:p text:style-name="P7"><text:span text:style-name="T6">Llequihãjĩã</text:span><text:span text:style-name="T5"> </text:span><text:span text:style-name="T7">adj.</text:span><text:span text:style-name="T5"> Sucio.</text:span></text:p>
      <text:p text:style-name="P7"><text:span text:style-name="T6">Lliagaajaha</text:span><text:span text:style-name="T5"> </text:span><text:span text:style-name="T7">v.</text:span><text:span text:style-name="T5"> Soportarse con las</text:span></text:p>
      <text:p text:style-name="P5"><text:tab/>manos para evitar la caída.</text:p>
      <text:p text:style-name="P7"><text:span text:style-name="T6">Lliagajaha</text:span><text:span text:style-name="T5"> </text:span><text:span text:style-name="T7">v.</text:span><text:span text:style-name="T5"> </text:span><text:span text:style-name="T6">1.</text:span><text:span text:style-name="T5"> Disparar. </text:span><text:span text:style-name="T6">2.</text:span><text:span text:style-name="T5"> Lanzar,</text:span></text:p>
      <text:p text:style-name="P7"><text:span text:style-name="T5"><text:tab/>tirar. </text:span><text:span text:style-name="T6">3.</text:span><text:span text:style-name="T5"> Freír, fritar. </text:span><text:span text:style-name="T6">4.</text:span><text:span text:style-name="T5"> Apretar.</text:span></text:p>
      <text:p text:style-name="P7"><text:span text:style-name="T6">Lliaguiajaha</text:span><text:span text:style-name="T5"> </text:span><text:span text:style-name="T7">v.</text:span><text:span text:style-name="T5"> Acusar.</text:span></text:p>
      <text:p text:style-name="P7"><text:span text:style-name="T6">Lliaguihajaha</text:span><text:span text:style-name="T5"> </text:span><text:span text:style-name="T7">v.</text:span><text:span text:style-name="T5"> Culpar.</text:span></text:p>
      <text:p text:style-name="P7"><text:span text:style-name="T6">Lliahgaha</text:span><text:span text:style-name="T5"> </text:span><text:span text:style-name="T7">s.</text:span><text:span text:style-name="T5"> Disparo.</text:span></text:p>
      <text:p text:style-name="P7"><text:span text:style-name="T6">Lliahguiaha</text:span><text:span text:style-name="T5"> </text:span><text:span text:style-name="T7">s.</text:span><text:span text:style-name="T5"> Acusación.</text:span></text:p>
      <text:p text:style-name="P7"><text:span text:style-name="T6">Lliehajaha</text:span><text:span text:style-name="T5"> </text:span><text:span text:style-name="T7">v.</text:span><text:span text:style-name="T5"> Comenzar.</text:span></text:p>
      <text:p text:style-name="P7"><text:span text:style-name="T6">Lliehgaha</text:span><text:span text:style-name="T5"> </text:span><text:span text:style-name="T7">s.</text:span><text:span text:style-name="T5"> Creación.</text:span></text:p>
      <text:p text:style-name="P7"><text:span text:style-name="T6">Lliehguiaha</text:span><text:span text:style-name="T5"> </text:span><text:span text:style-name="T7">s.</text:span><text:span text:style-name="T5"> Comienzo.</text:span></text:p>
      <text:p text:style-name="P7"><text:span text:style-name="T6">Lline</text:span><text:span text:style-name="T5"> </text:span><text:span text:style-name="T7">s.</text:span><text:span text:style-name="T5"> Pájaro, pájaros.</text:span></text:p>
      <text:p text:style-name="P7"><text:span text:style-name="T6">Llipah</text:span><text:span text:style-name="T5"> </text:span><text:span text:style-name="T7">s.</text:span><text:span text:style-name="T5"> Arco.</text:span></text:p>
      <text:p text:style-name="P7"><text:span text:style-name="T6">Llipahgaihdi</text:span><text:span text:style-name="T5"> </text:span><text:span text:style-name="T7">s.</text:span><text:span text:style-name="T5"> Acusador.</text:span></text:p>
      <text:p text:style-name="P7"><text:span text:style-name="T6">Llipahguihe</text:span><text:span text:style-name="T5"> </text:span><text:span text:style-name="T7">adj.</text:span><text:span text:style-name="T5"> Culpable.</text:span></text:p>
      <text:p text:style-name="P7"><text:span text:style-name="T6">Llipehaidi</text:span><text:span text:style-name="T5"> </text:span><text:span text:style-name="T7">s.</text:span><text:span text:style-name="T5"> Creador.</text:span></text:p>
      <text:p text:style-name="P7"><text:span text:style-name="T6">Llĩde</text:span><text:span text:style-name="T5"> </text:span><text:span text:style-name="T7">s.</text:span><text:span text:style-name="T5"> </text:span><text:span text:style-name="T6">1.</text:span><text:span text:style-name="T5"> Moriche (esp. de</text:span></text:p>
      <text:p text:style-name="P7"><text:span text:style-name="T5"><text:tab/>palma). </text:span><text:span text:style-name="T6">2.</text:span><text:span text:style-name="T5"> Pájaro.</text:span></text:p>
      <text:p text:style-name="P7"><text:span text:style-name="T6">Llohdehda</text:span><text:span text:style-name="T5"> </text:span><text:span text:style-name="T7">s.</text:span><text:span text:style-name="T5"> Continuación.</text:span></text:p>
      <text:p text:style-name="P7"><text:span text:style-name="T6">Llohmoje</text:span><text:span text:style-name="T5"> </text:span><text:span text:style-name="T7">s.</text:span><text:span text:style-name="T5"> Garceta choa (esp. de</text:span></text:p>
      <text:p text:style-name="P5"><text:tab/>pájaro).</text:p>
      <text:p text:style-name="P7"><text:span text:style-name="T6">Lloiga</text:span><text:span text:style-name="T5"> </text:span><text:span text:style-name="T7">s.</text:span><text:span text:style-name="T5"> Agujeta, dolores de músculos.</text:span></text:p>
      <text:p text:style-name="P5"/>
      <text:p text:style-name="P5">[Seite 30]</text:p>
      <text:p text:style-name="P5">[Spalte 2]</text:p>
      <text:p text:style-name="P5"/>
      <text:p text:style-name="P7"><text:span text:style-name="T6">Lloigajaha</text:span><text:span text:style-name="T5"> </text:span><text:span text:style-name="T7">v.</text:span><text:span text:style-name="T5"> Sentir agujeta.</text:span></text:p>
      <text:p text:style-name="P7"><text:span text:style-name="T6">Llojoh</text:span><text:span text:style-name="T5"> </text:span><text:span text:style-name="T7">pron</text:span><text:span text:style-name="T5"> Él.</text:span></text:p>
      <text:p text:style-name="P7"><text:span text:style-name="T6">Llojohguih</text:span><text:span text:style-name="T5"> </text:span><text:span text:style-name="T7">pron./prep.</text:span><text:span text:style-name="T5"> Consigo, con él.</text:span></text:p>
      <text:p text:style-name="P7"><text:span text:style-name="T6">Llojojo</text:span><text:span text:style-name="T5"> </text:span><text:span text:style-name="T7">adj.</text:span><text:span text:style-name="T5"> Aquel.</text:span></text:p>
      <text:p text:style-name="P7"><text:span text:style-name="T6">Llopiajaha</text:span><text:span text:style-name="T5"> </text:span><text:span text:style-name="T7">v.</text:span><text:span text:style-name="T5"> Saltar.</text:span></text:p>
      <text:p text:style-name="P7"><text:span text:style-name="T6">Lloteha raijoxote</text:span><text:span text:style-name="T5"> </text:span><text:span text:style-name="T7">s.</text:span><text:span text:style-name="T5"> Macana, porra.</text:span></text:p>
      <text:p text:style-name="P7"><text:span text:style-name="T6">Llotoh</text:span><text:span text:style-name="T5"> </text:span><text:span text:style-name="T7">adj.</text:span><text:span text:style-name="T5"> Ese (río).</text:span></text:p>
      <text:p text:style-name="P7"><text:span text:style-name="T6">Llowagajaha</text:span><text:span text:style-name="T5"> </text:span><text:span text:style-name="T7">v.</text:span><text:span text:style-name="T5"> Arrancar.</text:span></text:p>
      <text:p text:style-name="P7"><text:span text:style-name="T6">Llowahgaha</text:span><text:span text:style-name="T5"> </text:span><text:span text:style-name="T7">s.</text:span><text:span text:style-name="T5"> Arranque.</text:span></text:p>
      <text:p text:style-name="P7"><text:span text:style-name="T6">Llowahguihajaha</text:span><text:span text:style-name="T5"> </text:span><text:span text:style-name="T7">v.</text:span><text:span text:style-name="T5"> Arrancarse.</text:span></text:p>
      <text:p text:style-name="P7"><text:span text:style-name="T6">Llowajaha</text:span><text:span text:style-name="T5"> </text:span><text:span text:style-name="T7">v.</text:span><text:span text:style-name="T5"> Aterrizar.</text:span></text:p>
      <text:p text:style-name="P7"><text:span text:style-name="T6">Llowoh</text:span><text:span text:style-name="T5"> </text:span><text:span text:style-name="T7">adj.</text:span><text:span text:style-name="T5"> Ese (pelo).</text:span></text:p>
      <text:p text:style-name="P7"><text:span text:style-name="T6">Lloxoh</text:span><text:span text:style-name="T5"> </text:span><text:span text:style-name="T7">adj.</text:span><text:span text:style-name="T5"> Esa (hoja).</text:span></text:p>
      <text:p text:style-name="P7"><text:span text:style-name="T6">Llõjã</text:span><text:span text:style-name="T5"> </text:span><text:span text:style-name="T7">adj.</text:span><text:span text:style-name="T5"> Esa (ceniza).</text:span></text:p>
      <text:p text:style-name="P7"><text:soft-page-break/><text:span text:style-name="T6">Llucuda</text:span><text:span text:style-name="T5"> </text:span><text:span text:style-name="T7">s.</text:span><text:span text:style-name="T5"> Totumo, taparo (esp. de</text:span></text:p>
      <text:p text:style-name="P5"><text:tab/>árbol).</text:p>
      <text:p text:style-name="P7"><text:span text:style-name="T6">Llucudoho</text:span><text:span text:style-name="T5"> </text:span><text:span text:style-name="T7">s.</text:span><text:span text:style-name="T5"> Calabaza, tapara.</text:span></text:p>
      <text:p text:style-name="P7"><text:span text:style-name="T6">Lluculuda</text:span><text:span text:style-name="T5"> </text:span><text:span text:style-name="T7">s.</text:span><text:span text:style-name="T5"> Cometure (esp. de árbol).</text:span></text:p>
      <text:p text:style-name="P7"><text:span text:style-name="T6">Lluhluwaxahdahgaha</text:span><text:span text:style-name="T5"> </text:span><text:span text:style-name="T7">s.</text:span><text:span text:style-name="T5"> Aborto.</text:span></text:p>
      <text:p text:style-name="P7"><text:span text:style-name="T6">Lluhluwaxahdajaha</text:span><text:span text:style-name="T5"> </text:span><text:span text:style-name="T7">v.</text:span><text:span text:style-name="T5"> Abortar</text:span></text:p>
      <text:p text:style-name="P5"><text:tab/>(neeturi lluhluwaxahdajahri).</text:p>
      <text:p text:style-name="P7"><text:span text:style-name="T6">Lluhllu</text:span><text:span text:style-name="T5"> </text:span><text:span text:style-name="T7">s.</text:span><text:span text:style-name="T5"> Pecho, seno.</text:span></text:p>
      <text:p text:style-name="P7"><text:span text:style-name="T6">Lluhllugaha</text:span><text:span text:style-name="T5"> </text:span><text:span text:style-name="T7">s.</text:span><text:span text:style-name="T5"> Chupa.</text:span></text:p>
      <text:p text:style-name="P7"><text:span text:style-name="T6">Lluhlluhajaha</text:span><text:span text:style-name="T5"> </text:span><text:span text:style-name="T7">v.</text:span><text:span text:style-name="T5"> Chupar.</text:span></text:p>
      <text:p text:style-name="P7"><text:span text:style-name="T6">Lluiga</text:span><text:span text:style-name="T5"> </text:span><text:span text:style-name="T7">adj.</text:span><text:span text:style-name="T5"> Enredado.</text:span></text:p>
      <text:p text:style-name="P7"><text:span text:style-name="T6">Lluigajaha</text:span><text:span text:style-name="T5"> </text:span><text:span text:style-name="T7">v.</text:span><text:span text:style-name="T5"> Enredarse.</text:span></text:p>
      <text:p text:style-name="P7"><text:span text:style-name="T6">Lluihbajaha</text:span><text:span text:style-name="T5"> </text:span><text:span text:style-name="T7">v.</text:span><text:span text:style-name="T5"> Abrotoñar, nacer en</text:span></text:p>
      <text:p text:style-name="P5"><text:tab/>la planta hojas o flores.</text:p>
      <text:p text:style-name="P7"><text:span text:style-name="T6">Lluihbamajaha</text:span><text:span text:style-name="T5"> </text:span><text:span text:style-name="T7">v.</text:span><text:span text:style-name="T5"> Brotar.</text:span></text:p>
      <text:p text:style-name="P7"><text:span text:style-name="T6">Lluitaidi</text:span><text:span text:style-name="T5"> </text:span><text:span text:style-name="T7">s.</text:span><text:span text:style-name="T5"> El que enreda.</text:span></text:p>
      <text:p text:style-name="P7"><text:span text:style-name="T6">Lluitajaha</text:span><text:span text:style-name="T5"> </text:span><text:span text:style-name="T7">v.</text:span><text:span text:style-name="T5"> Enredarse.</text:span></text:p>
      <text:p text:style-name="P7"><text:span text:style-name="T6">Llupaha</text:span><text:span text:style-name="T5"> </text:span><text:span text:style-name="T7">s.</text:span><text:span text:style-name="T5"> Arco.</text:span></text:p>
      <text:p text:style-name="P7"><text:span text:style-name="T6">Llupaho</text:span><text:span text:style-name="T5"> </text:span><text:span text:style-name="T7">s.</text:span><text:span text:style-name="T5"> Arco (Véase </text:span><text:span text:style-name="T6">Llupaha</text:span><text:span text:style-name="T5">).</text:span></text:p>
      <text:p text:style-name="P7"><text:span text:style-name="T6">Llupe</text:span><text:span text:style-name="T5"> </text:span><text:span text:style-name="T7">s.</text:span><text:span text:style-name="T5"> Mono aullador, araguato.</text:span></text:p>
      <text:p text:style-name="P7"><text:span text:style-name="T6">Lluwaajaha</text:span><text:span text:style-name="T5"> </text:span><text:span text:style-name="T7">v.</text:span><text:span text:style-name="T5"> Atascar.</text:span></text:p>
      <text:p text:style-name="P7"><text:span text:style-name="T6">Lluwagajaha</text:span><text:span text:style-name="T5"> </text:span><text:span text:style-name="T7">v.</text:span><text:span text:style-name="T5"> </text:span><text:span text:style-name="T6">1.</text:span><text:span text:style-name="T5"> Besar. </text:span><text:span text:style-name="T6">2.</text:span><text:span text:style-name="T5"> Chupar.</text:span></text:p>
      <text:p text:style-name="P7"><text:span text:style-name="T6">Lluwahgaha</text:span><text:span text:style-name="T5"> </text:span><text:span text:style-name="T7">s.</text:span><text:span text:style-name="T5"> Beso.</text:span></text:p>
      <text:p text:style-name="P5"><text:span text:style-name="T1">Lluwaxahdajaha</text:span> (sudachaña</text:p>
      <text:p text:style-name="P7"><text:span text:style-name="T5"><text:tab/>ĩxamadiana) </text:span><text:span text:style-name="T7">v.</text:span><text:span text:style-name="T5"> Absorber.</text:span></text:p>
      <text:p text:style-name="P7"><text:span text:style-name="T6">Lluweehajaha</text:span><text:span text:style-name="T5"> </text:span><text:span text:style-name="T7">v.</text:span><text:span text:style-name="T5"> Atascarse.</text:span></text:p>
      <text:p text:style-name="P5"/>
      <text:p text:style-name="P7">[Seite 30]</text:p>
      <text:p text:style-name="P7">[Spalte 1]</text:p>
      <text:p text:style-name="P7"/>
      <text:p text:style-name="P3">M, m</text:p>
      <text:p text:style-name="P7"/>
      <text:p text:style-name="P7"><text:span text:style-name="T6">Maana</text:span><text:span text:style-name="T5"> </text:span><text:span text:style-name="T7">s.</text:span><text:span text:style-name="T5"> Camino.</text:span></text:p>
      <text:p text:style-name="P7"><text:span text:style-name="T6">Maanahaja</text:span><text:span text:style-name="T5"> </text:span><text:span text:style-name="T7">s.</text:span><text:span text:style-name="T5"> Bocacalle.</text:span></text:p>
      <text:p text:style-name="P7"><text:span text:style-name="T6">Maanana</text:span><text:span text:style-name="T5"> </text:span><text:span text:style-name="T7">adv.</text:span><text:span text:style-name="T5"> Por el camino.</text:span></text:p>
      <text:p text:style-name="P7"><text:span text:style-name="T6">Maaso</text:span><text:span text:style-name="T5"> </text:span><text:span text:style-name="T7">adj.</text:span><text:span text:style-name="T5"> </text:span><text:span text:style-name="T6">1.</text:span><text:span text:style-name="T5"> Doméstico. </text:span><text:span text:style-name="T1">2.</text:span> Dócil.</text:p>
      <text:p text:style-name="P7"/>
      <text:p text:style-name="P7">[Seite 30]</text:p>
      <text:p text:style-name="P7">[Spalte 2]</text:p>
      <text:p text:style-name="P7"/>
      <text:p text:style-name="P7"><text:span text:style-name="T6">Maasohdajaha</text:span><text:span text:style-name="T5"> </text:span><text:span text:style-name="T7">v.</text:span><text:span text:style-name="T5"> Domesticar.</text:span></text:p>
      <text:p text:style-name="P7"><text:span text:style-name="T6">Macahlo</text:span><text:span text:style-name="T5"> </text:span><text:span text:style-name="T7">s.</text:span><text:span text:style-name="T5"> Máscara.</text:span></text:p>
      <text:p text:style-name="P7"><text:span text:style-name="T6">Macha</text:span><text:span text:style-name="T5"> </text:span><text:span text:style-name="T7">s.</text:span><text:span text:style-name="T5"> Mancha.</text:span></text:p>
      <text:p text:style-name="P7"><text:span text:style-name="T6">Mahĩjãhã</text:span><text:span text:style-name="T5"> </text:span><text:span text:style-name="T7">v.</text:span><text:span text:style-name="T5"> Dirigir.</text:span></text:p>
      <text:p text:style-name="P5"/>
      <text:p text:style-name="P5">[Seite 31]</text:p>
      <text:p text:style-name="P5">[Spalte 1]</text:p>
      <text:p text:style-name="P5"/>
      <text:p text:style-name="P7"><text:span text:style-name="T6">Maichihahgaha</text:span><text:span text:style-name="T5"> </text:span><text:span text:style-name="T7">s.</text:span><text:span text:style-name="T5"> Descenso.</text:span></text:p>
      <text:p text:style-name="P7"><text:span text:style-name="T6">Maihnana</text:span><text:span text:style-name="T5"> </text:span><text:span text:style-name="T7">adv.</text:span><text:span text:style-name="T5"> Así.</text:span></text:p>
      <text:p text:style-name="P7"><text:span text:style-name="T6">Maĩgaha ichajaha</text:span><text:span text:style-name="T5"> </text:span><text:span text:style-name="T7">v.</text:span><text:span text:style-name="T5"> Autorizar.</text:span></text:p>
      <text:p text:style-name="P7"><text:span text:style-name="T6">Maĩgaha ona-ĩxahdadijaha</text:span><text:span text:style-name="T5"> </text:span><text:span text:style-name="T7">v.</text:span></text:p>
      <text:p text:style-name="P5"><text:soft-page-break/><text:tab/>Desobedecer.</text:p>
      <text:p text:style-name="P7"><text:span text:style-name="T6">Maĩgaha ona-ĩxahdagahadi</text:span><text:span text:style-name="T5"> </text:span><text:span text:style-name="T7">s.</text:span></text:p>
      <text:p text:style-name="P5"><text:tab/>Desobediencia.</text:p>
      <text:p text:style-name="P7"><text:span text:style-name="T6">Majiixa</text:span><text:span text:style-name="T5"> </text:span><text:span text:style-name="T7">adv.</text:span><text:span text:style-name="T5"> Anteriormente.</text:span></text:p>
      <text:p text:style-name="P7"><text:span text:style-name="T6">Mala</text:span><text:span text:style-name="T5"> </text:span><text:span text:style-name="T7">s.</text:span><text:span text:style-name="T5"> Catamajaco (Véase </text:span><text:span text:style-name="T6">Maloo</text:span><text:span text:style-name="T5">).</text:span></text:p>
      <text:p text:style-name="P7"><text:span text:style-name="T6">Malibana piqullla õwã</text:span><text:span text:style-name="T5"> </text:span><text:span text:style-name="T7">s.</text:span><text:span text:style-name="T5"> Yuca</text:span></text:p>
      <text:p text:style-name="P5"><text:tab/>caribe (esp. de yuca dulce).</text:p>
      <text:p text:style-name="P7"><text:span text:style-name="T6">Malisi</text:span><text:span text:style-name="T5"> </text:span><text:span text:style-name="T7">s.</text:span><text:span text:style-name="T5"> Valentón (esp. de pez).</text:span></text:p>
      <text:p text:style-name="P7"><text:span text:style-name="T6">Maliwana</text:span><text:span text:style-name="T5"> </text:span><text:span text:style-name="T7">s.</text:span><text:span text:style-name="T5"> Caribe, piraña (esp. de</text:span></text:p>
      <text:p text:style-name="P5"><text:tab/>pez).</text:p>
      <text:p text:style-name="P7"><text:span text:style-name="T6">Maloo</text:span><text:span text:style-name="T5"> </text:span><text:span text:style-name="T7">s.</text:span><text:span text:style-name="T5"> Catamajaco (esp. de árbol).</text:span></text:p>
      <text:p text:style-name="P7"><text:span text:style-name="T6">Mallajaha</text:span><text:span text:style-name="T5"> </text:span><text:span text:style-name="T7">v.</text:span><text:span text:style-name="T5"> Machacar.</text:span></text:p>
      <text:p text:style-name="P7"><text:span text:style-name="T6">Mañajaha</text:span><text:span text:style-name="T5"> </text:span><text:span text:style-name="T7">v.</text:span><text:span text:style-name="T5"> Triturar.</text:span></text:p>
      <text:p text:style-name="P7"><text:span text:style-name="T6">Mañuaja</text:span><text:span text:style-name="T5"> </text:span><text:span text:style-name="T7">adj.</text:span><text:span text:style-name="T5"> </text:span><text:span text:style-name="T6">1.</text:span><text:span text:style-name="T5"> Complicado. </text:span><text:span text:style-name="T6">2.</text:span><text:span text:style-name="T5"> Difícil.</text:span></text:p>
      <text:p text:style-name="P7"><text:span text:style-name="T6">Mapalã</text:span><text:span text:style-name="T5"> </text:span><text:span text:style-name="T7">s.</text:span><text:span text:style-name="T5"> Tábano.</text:span></text:p>
      <text:p text:style-name="P7"><text:span text:style-name="T6">Mapesa</text:span><text:span text:style-name="T5"> </text:span><text:span text:style-name="T7">s.</text:span><text:span text:style-name="T5"> Manelita, manirita (esp.</text:span></text:p>
      <text:p text:style-name="P5"><text:tab/>de árbol).</text:p>
      <text:p text:style-name="P7"><text:span text:style-name="T6">Masaniñohñu</text:span><text:span text:style-name="T5"> </text:span><text:span text:style-name="T7">s.</text:span><text:span text:style-name="T5"> Cambur manzano</text:span></text:p>
      <text:p text:style-name="P5"><text:tab/>(esp. de banano).</text:p>
      <text:p text:style-name="P7"><text:span text:style-name="T6">Masato</text:span><text:span text:style-name="T5"> </text:span><text:span text:style-name="T7">s.</text:span><text:span text:style-name="T5"> Chicha.</text:span></text:p>
      <text:p text:style-name="P7"><text:span text:style-name="T6">Masodahgaihdi</text:span><text:span text:style-name="T5"> </text:span><text:span text:style-name="T7">s.</text:span><text:span text:style-name="T5"> Adiestrador.</text:span></text:p>
      <text:p text:style-name="P7"><text:span text:style-name="T6">Masodajaha</text:span><text:span text:style-name="T5"> </text:span><text:span text:style-name="T7">v.</text:span><text:span text:style-name="T5"> Adiestrar.</text:span></text:p>
      <text:p text:style-name="P7"><text:span text:style-name="T6">Meechihajaha</text:span><text:span text:style-name="T5"> </text:span><text:span text:style-name="T7">v.</text:span><text:span text:style-name="T5"> Bajar.</text:span></text:p>
      <text:p text:style-name="P7"><text:span text:style-name="T6">Meechiheeha</text:span><text:span text:style-name="T5"> </text:span><text:span text:style-name="T7">v.</text:span><text:span text:style-name="T5"> ¡Baje!</text:span></text:p>
      <text:p text:style-name="P7"><text:span text:style-name="T6">Meechihehajaha</text:span><text:span text:style-name="T5"> </text:span><text:span text:style-name="T7">v.</text:span><text:span text:style-name="T5"> Bajarse.</text:span></text:p>
      <text:p text:style-name="P7"><text:span text:style-name="T6">Mejapu</text:span><text:span text:style-name="T5"> </text:span><text:span text:style-name="T7">s.</text:span><text:span text:style-name="T5"> Zorro.</text:span></text:p>
      <text:p text:style-name="P7"><text:span text:style-name="T6">Melitiqui</text:span><text:span text:style-name="T5"> </text:span><text:span text:style-name="T7">s.</text:span><text:span text:style-name="T5"> Gaviota pequeña.</text:span></text:p>
      <text:p text:style-name="P7"><text:span text:style-name="T6">Menoli</text:span><text:span text:style-name="T5"> </text:span><text:span text:style-name="T7">s.</text:span><text:span text:style-name="T5"> Arenca (esp. de pez).</text:span></text:p>
      <text:p text:style-name="P7"><text:span text:style-name="T6">Mesea saji</text:span><text:span text:style-name="T5"> </text:span><text:span text:style-name="T7">s.</text:span><text:span text:style-name="T5"> Arena.</text:span></text:p>
      <text:p text:style-name="P7"><text:span text:style-name="T6">Mesea sajĩjõ</text:span><text:span text:style-name="T5"> </text:span><text:span text:style-name="T7">s.</text:span><text:span text:style-name="T5"> Arena de la playa.</text:span></text:p>
      <text:p text:style-name="P7"><text:span text:style-name="T6">Miagajaha</text:span><text:span text:style-name="T5"> </text:span><text:span text:style-name="T7">v.</text:span><text:span text:style-name="T5"> Cerrar los ojos.</text:span></text:p>
      <text:p text:style-name="P7"><text:span text:style-name="T6">Michihajaha</text:span><text:span text:style-name="T5"> </text:span><text:span text:style-name="T7">v.</text:span><text:span text:style-name="T5"> Descender.</text:span></text:p>
      <text:p text:style-name="P5"/>
      <text:p text:style-name="P7">[Seite 31]</text:p>
      <text:p text:style-name="P7">[Spalte 2]</text:p>
      <text:p text:style-name="P7"/>
      <text:p text:style-name="P7">[BILD] Muĩgodi</text:p>
      <text:p text:style-name="P7"><text:span text:style-name="T1">Michihajaha oferiihda</text:span> <text:span text:style-name="T3">v.</text:span> Desmontar.</text:p>
      <text:p text:style-name="P7"><text:span text:style-name="T6">Mite</text:span><text:span text:style-name="T5"> </text:span><text:span text:style-name="T7">s.</text:span><text:span text:style-name="T5"> Cera.</text:span></text:p>
      <text:p text:style-name="P7"><text:span text:style-name="T6">Muã lluwahgajaha</text:span><text:span text:style-name="T5"> </text:span><text:span text:style-name="T7">v.</text:span><text:span text:style-name="T5"> Desnudar.</text:span></text:p>
      <text:p text:style-name="P7"><text:span text:style-name="T6">Muãha</text:span><text:span text:style-name="T5"> </text:span><text:span text:style-name="T7">s.</text:span><text:span text:style-name="T5"> Ropa.</text:span></text:p>
      <text:p text:style-name="P7"><text:span text:style-name="T6">Muãjaha</text:span><text:span text:style-name="T5"> </text:span><text:span text:style-name="T7">v.</text:span><text:span text:style-name="T5"> </text:span><text:span text:style-name="T6">1.</text:span><text:span text:style-name="T5"> Tapar algo. </text:span><text:span text:style-name="T6">2.</text:span><text:span text:style-name="T5"> Arropar.</text:span></text:p>
      <text:p text:style-name="P7"><text:span text:style-name="T6">Muhamajaha</text:span><text:span text:style-name="T5"> </text:span><text:span text:style-name="T7">v.</text:span><text:span text:style-name="T5"> Asomarse.</text:span></text:p>
      <text:p text:style-name="P7"><text:span text:style-name="T6">Muhamaxahdajaha</text:span><text:span text:style-name="T5"> </text:span><text:span text:style-name="T7">v.</text:span><text:span text:style-name="T5"> Asomar algo.</text:span></text:p>
      <text:p text:style-name="P7"><text:span text:style-name="T6">Muĩgodi</text:span><text:span text:style-name="T5"> </text:span><text:span text:style-name="T7">s.</text:span><text:span text:style-name="T5"> Abeja.</text:span></text:p>
      <text:p text:style-name="P7"><text:span text:style-name="T6">Muĩgohdu</text:span><text:span text:style-name="T5"> </text:span><text:span text:style-name="T7">s.</text:span><text:span text:style-name="T5"> Abejas. </text:span><text:span text:style-name="T7">sg.</text:span><text:span text:style-name="T5"> </text:span><text:span text:style-name="T6">Muĩgodi.</text:span></text:p>
      <text:p text:style-name="P7"><text:span text:style-name="T6">Mumasẽxẽ</text:span><text:span text:style-name="T5"> </text:span><text:span text:style-name="T7">s.</text:span><text:span text:style-name="T5"> Cielo.</text:span></text:p>
      <text:p text:style-name="P7"><text:span text:style-name="T6">Mumasẽxẽẽhda</text:span><text:span text:style-name="T5"> </text:span><text:span text:style-name="T7">adv.</text:span><text:span text:style-name="T5"> Al o del cielo.</text:span></text:p>
      <text:p text:style-name="P7"><text:span text:style-name="T6">Mumasẽxẽhga uhwo</text:span><text:span text:style-name="T5"> </text:span><text:span text:style-name="T7">adj.</text:span><text:span text:style-name="T5"> Celestial.</text:span></text:p>
      <text:p text:style-name="P7"><text:span text:style-name="T6">Muna</text:span><text:span text:style-name="T5"> </text:span><text:span text:style-name="T7">adv.</text:span><text:span text:style-name="T5"> </text:span><text:span text:style-name="T6">1.</text:span><text:span text:style-name="T5"> Más. </text:span><text:span text:style-name="T6">2.</text:span><text:span text:style-name="T5"> Encima, sobre.</text:span></text:p>
      <text:p text:style-name="P7"><text:span text:style-name="T6">Muna rejaxoode</text:span><text:span text:style-name="T5"> </text:span><text:span text:style-name="T7">s.</text:span><text:span text:style-name="T5"> Colchón.</text:span></text:p>
      <text:p text:style-name="P7"><text:span text:style-name="T6">Munahdajaha</text:span><text:span text:style-name="T5"> </text:span><text:span text:style-name="T7">v.</text:span><text:span text:style-name="T5"> Añadir, agregar.</text:span></text:p>
      <text:p text:style-name="P7"><text:soft-page-break/><text:span text:style-name="T6">Munamajaha</text:span><text:span text:style-name="T5"> </text:span><text:span text:style-name="T7">v.</text:span><text:span text:style-name="T5"> Empeorarse</text:span></text:p>
      <text:p text:style-name="P5"><text:tab/>(enfermedad).</text:p>
      <text:p text:style-name="P7"><text:span text:style-name="T6">Muña</text:span><text:span text:style-name="T5"> </text:span><text:span text:style-name="T7">s.</text:span><text:span text:style-name="T5"> </text:span><text:span text:style-name="T6">1.</text:span><text:span text:style-name="T5"> Ropa. </text:span><text:span text:style-name="T6">2.</text:span><text:span text:style-name="T5"> Vestido.</text:span></text:p>
      <text:p text:style-name="P7"><text:span text:style-name="T6">Muñugudi</text:span><text:span text:style-name="T5"> </text:span><text:span text:style-name="T7">s.</text:span><text:span text:style-name="T5"> Abeja.</text:span></text:p>
      <text:p text:style-name="P7"><text:span text:style-name="T6">Muquirri</text:span><text:span text:style-name="T5"> </text:span><text:span text:style-name="T7">s.</text:span><text:span text:style-name="T5"> Buho titiriji.</text:span></text:p>
      <text:p text:style-name="P7"><text:span text:style-name="T6">Muunajetah</text:span><text:span text:style-name="T5"> </text:span><text:span text:style-name="T7">adv.</text:span><text:span text:style-name="T5"> Además.</text:span></text:p>
      <text:p text:style-name="P7"><text:span text:style-name="T6">Muuñu</text:span><text:span text:style-name="T5"> </text:span><text:span text:style-name="T7">s.</text:span><text:span text:style-name="T5"> Achiote.</text:span></text:p>
      <text:p text:style-name="P7"><text:span text:style-name="T6">Muuñu</text:span><text:span text:style-name="T5"> </text:span><text:span text:style-name="T7">s.</text:span><text:span text:style-name="T5"> Achiote, bija (esp. de árbol).</text:span></text:p>
      <text:p text:style-name="P5"/>
      <text:p text:style-name="P7">[Seite 31]</text:p>
      <text:p text:style-name="P7">[Spalte 1]</text:p>
      <text:p text:style-name="P7"/>
      <text:p text:style-name="P3">N, n</text:p>
      <text:p text:style-name="P7"/>
      <text:p text:style-name="P7"><text:span text:style-name="T6">Nahna</text:span><text:span text:style-name="T5"> </text:span><text:span text:style-name="T7">s.</text:span><text:span text:style-name="T5"> Mamá.</text:span></text:p>
      <text:p text:style-name="P7"><text:span text:style-name="T6">Naho</text:span><text:span text:style-name="T5"> </text:span><text:span text:style-name="T7">s.</text:span><text:span text:style-name="T5"> Camisón.</text:span></text:p>
      <text:p text:style-name="P7"><text:span text:style-name="T6">Naji</text:span><text:span text:style-name="T5"> </text:span><text:span text:style-name="T7">adj.</text:span><text:span text:style-name="T5"> Delgado y plano.</text:span></text:p>
      <text:p text:style-name="P7"><text:span text:style-name="T6">Nala</text:span><text:span text:style-name="T5"> </text:span><text:span text:style-name="T7">s.</text:span><text:span text:style-name="T5"> Naranjal.</text:span></text:p>
      <text:p text:style-name="P7"><text:span text:style-name="T6">Nalo</text:span><text:span text:style-name="T5"> </text:span><text:span text:style-name="T7">s.</text:span><text:span text:style-name="T5"> Naranjo (esp. de árbol).</text:span></text:p>
      <text:p text:style-name="P7"><text:span text:style-name="T6">Nañadahgaha</text:span><text:span text:style-name="T5"> </text:span><text:span text:style-name="T7">s.</text:span><text:span text:style-name="T5"> Corte.</text:span></text:p>
      <text:p text:style-name="P7"><text:span text:style-name="T6">Nañadajaha</text:span><text:span text:style-name="T5"> </text:span><text:span text:style-name="T7">v.</text:span><text:span text:style-name="T5"> Cortar.</text:span></text:p>
      <text:p text:style-name="P7"><text:span text:style-name="T6">Nee</text:span><text:span text:style-name="T5"> </text:span><text:span text:style-name="T7">s.</text:span><text:span text:style-name="T5"> Niño, bebé.</text:span></text:p>
      <text:p text:style-name="P5"/>
      <text:p text:style-name="P5">[Seite 31]</text:p>
      <text:p text:style-name="P5">[Spalte 2]</text:p>
      <text:p text:style-name="P5"/>
      <text:p text:style-name="P7"><text:span text:style-name="T6">Neeri noãdajahri</text:span><text:span text:style-name="T5"> </text:span><text:span text:style-name="T7">v.</text:span><text:span text:style-name="T5"> Ahijar.</text:span></text:p>
      <text:p text:style-name="P7"><text:span text:style-name="T6">Neetu jĩã sehwaha</text:span><text:span text:style-name="T5"> </text:span><text:span text:style-name="T7">s.</text:span><text:span text:style-name="T5"> Juguete.</text:span></text:p>
      <text:p text:style-name="P7"><text:span text:style-name="T6">Neexẽ</text:span><text:span text:style-name="T5"> </text:span><text:span text:style-name="T7">s.</text:span><text:span text:style-name="T5"> Criatura.</text:span></text:p>
      <text:p text:style-name="P7"><text:span text:style-name="T6">Nehñu</text:span><text:span text:style-name="T5"> </text:span><text:span text:style-name="T7">s.</text:span><text:span text:style-name="T5"> Cana.</text:span></text:p>
      <text:p text:style-name="P7"><text:span text:style-name="T6">Nenichi</text:span><text:span text:style-name="T5"> </text:span><text:span text:style-name="T7">s.</text:span><text:span text:style-name="T5"> </text:span><text:span text:style-name="T6">1.</text:span><text:span text:style-name="T5"> Manaca. </text:span><text:span text:style-name="T6">2.</text:span><text:span text:style-name="T5"> Chonta.</text:span></text:p>
      <text:p text:style-name="P7"><text:span text:style-name="T5"><text:tab/></text:span><text:span text:style-name="T6">3.</text:span><text:span text:style-name="T5"> Maporilla (esp. de palma).</text:span></text:p>
      <text:p text:style-name="P7"><text:span text:style-name="T6">Nepuajaha</text:span><text:span text:style-name="T5"> </text:span><text:span text:style-name="T7">v.</text:span><text:span text:style-name="T5"> Llamear (la candela).</text:span></text:p>
      <text:p text:style-name="P7"><text:span text:style-name="T6">Nihni</text:span><text:span text:style-name="T5"> </text:span><text:span text:style-name="T7">s.</text:span><text:span text:style-name="T5"> El que tiembla de miedo o</text:span></text:p>
      <text:p text:style-name="P5"/>
      <text:p text:style-name="P1"><text:bookmark-start text:name="OLE_LINK1"/>[Seite 32]</text:p>
      <text:p text:style-name="P1">[Spalte 1]</text:p>
      <text:p text:style-name="P1"/>
      <text:p text:style-name="P1"><text:tab/>de frío.</text:p>
      <text:p text:style-name="P1"><text:span text:style-name="T1">Nihniajaha</text:span> <text:span text:style-name="T3">v.</text:span> Temblar de miedo o</text:p>
      <text:p text:style-name="P1"><text:tab/>de frío.</text:p>
      <text:p text:style-name="P1"><text:span text:style-name="T1">Niño</text:span> <text:span text:style-name="T3">s.</text:span> Hormiga.</text:p>
      <text:p text:style-name="P1"><text:span text:style-name="T1">Noajaha</text:span> (ohsa, llea) <text:span text:style-name="T3">v.</text:span> Apagar.</text:p>
      <text:p text:style-name="P1"><text:span text:style-name="T1">Noãdahgaha</text:span> <text:span text:style-name="T3">s.</text:span> Captura.</text:p>
      <text:p text:style-name="P1"><text:span text:style-name="T1">Noãdahgajaha</text:span> <text:span text:style-name="T3">v.</text:span> Agarrar.</text:p>
      <text:p text:style-name="P1"><text:span text:style-name="T1">Noãdahguihajaha</text:span> <text:span text:style-name="T3">v.</text:span> Agarrarse.</text:p>
      <text:p text:style-name="P1"><text:span text:style-name="T1">Noãdajaha</text:span> <text:span text:style-name="T3">v.</text:span> <text:span text:style-name="T1">1.</text:span> Aprehender, agarrar,</text:p>
      <text:p text:style-name="P1"><text:tab/>coger, capturar. <text:span text:style-name="T1">2.</text:span> Acalorarse.</text:p>
      <text:p text:style-name="P1"><text:span text:style-name="T1">Noãdoh nee</text:span> <text:span text:style-name="T3">s.</text:span> Ahijado.</text:p>
      <text:p text:style-name="P1"><text:span text:style-name="T1">Noãjaha</text:span> <text:span text:style-name="T3">v.</text:span> Apagar (candela).</text:p>
      <text:p text:style-name="P1"><text:span text:style-name="T1">Noãxahdajaha</text:span> <text:span text:style-name="T3">v.</text:span> Acallar, hacer callar.</text:p>
      <text:p text:style-name="P1"><text:span text:style-name="T1">Nochi</text:span> <text:span text:style-name="T3">adj.</text:span> <text:span text:style-name="T1">1.</text:span> Azul. <text:span text:style-name="T1">2.</text:span> Verde (color).</text:p>
      <text:p text:style-name="P1"><text:soft-page-break/><text:span text:style-name="T1">Nochibili</text:span> <text:span text:style-name="T3">s.</text:span> Laurel amarillo oloroso</text:p>
      <text:p text:style-name="P1"><text:tab/>(esp. de árbol).</text:p>
      <text:p text:style-name="P1"><text:span text:style-name="T1">Nochimolao</text:span> <text:span text:style-name="T3">s.</text:span> <text:span text:style-name="T1">1.</text:span> Cambur guayabo.</text:p>
      <text:p text:style-name="P1"><text:tab/><text:span text:style-name="T1">2.</text:span> Guineo (esp. de banano).</text:p>
      <text:p text:style-name="P1"><text:span text:style-name="T1">Nogohxohña maĩhgaha</text:span> <text:span text:style-name="T3">s.</text:span> Dosis.</text:p>
      <text:p text:style-name="P1"/>
      <text:p text:style-name="P1">[Seite 32]</text:p>
      <text:p text:style-name="P1">[Spalte 2]</text:p>
      <text:p text:style-name="P1"/>
      <text:p text:style-name="P1"><text:span text:style-name="T1">Nohde</text:span> <text:span text:style-name="T3">s.</text:span> Cuñado.</text:p>
      <text:p text:style-name="P1"><text:span text:style-name="T1">Noochoja ĩxa</text:span> <text:span text:style-name="T3">adj.</text:span> Azul claro.</text:p>
      <text:p text:style-name="P1"><text:span text:style-name="T1">Noxõ</text:span> <text:span text:style-name="T3">s.</text:span> Mosquitos, mosquito.</text:p>
      <text:p text:style-name="P1"><text:span text:style-name="T1">Nuchuali</text:span> <text:span text:style-name="T3">s.</text:span> Carrizal (esp. de pájaro).</text:p>
      <text:p text:style-name="P1"><text:span text:style-name="T1">Nugohoxadahgaha</text:span> <text:span text:style-name="T3">s.</text:span> Curación.</text:p>
      <text:p text:style-name="P1"><text:span text:style-name="T1">Nugohoxadahgaidi</text:span> <text:span text:style-name="T3">s.</text:span> Curador.</text:p>
      <text:p text:style-name="P1"><text:span text:style-name="T1">Nugohoxadahgaihdu</text:span> <text:span text:style-name="T3">s.</text:span> Curadores.</text:p>
      <text:p text:style-name="P1"><text:span text:style-name="T1">Nugohoxadajaha</text:span> <text:span text:style-name="T3">v.</text:span> Curar.</text:p>
      <text:p text:style-name="P1"><text:span text:style-name="T1">Nugohxo</text:span> <text:span text:style-name="T3">s.</text:span> Remedio, medicamento.</text:p>
      <text:p text:style-name="P1"><text:span text:style-name="T1">Nugu</text:span> <text:span text:style-name="T3">s.</text:span> Árboles.</text:p>
      <text:p text:style-name="P1"><text:span text:style-name="T1">Nuguu ĩxexe</text:span> <text:span text:style-name="T3">s.</text:span> Corteza del árbol.</text:p>
      <text:p text:style-name="P1"><text:span text:style-name="T1">Nuguu uwo</text:span> <text:span text:style-name="T3">s.</text:span> Savia del árbol.</text:p>
      <text:p text:style-name="P1"><text:span text:style-name="T1">Nugueje</text:span> <text:span text:style-name="T3">s.</text:span> Bastón.</text:p>
      <text:p text:style-name="P1"><text:span text:style-name="T1">Nuguhlla</text:span> <text:span text:style-name="T3">s.</text:span> Bosque (pequeño).</text:p>
      <text:p text:style-name="P1"><text:span text:style-name="T1">Nuguju</text:span> <text:span text:style-name="T3">s.</text:span> Árbol.</text:p>
      <text:p text:style-name="P1"><text:span text:style-name="T1">Nugwe</text:span> <text:span text:style-name="T3">s.</text:span> Palo delgado, vara delgada.</text:p>
      <text:p text:style-name="P1"><text:span text:style-name="T1">Nuhde</text:span> <text:span text:style-name="T3">s.</text:span> Cuñado.</text:p>
      <text:p text:style-name="P1"><text:span text:style-name="T1">Nunuajaha</text:span> <text:span text:style-name="T3">v.</text:span> Temblar (de frío).</text:p>
      <text:p text:style-name="P1"/>
      <text:p text:style-name="P1">[Seite 32]</text:p>
      <text:p text:style-name="P1">[Spalte 1]</text:p>
      <text:p text:style-name="P1"/>
      <text:p text:style-name="P2">Ñ, ñ</text:p>
      <text:p text:style-name="P2"/>
      <text:p text:style-name="P1"><text:span text:style-name="T1">Ñaaxu</text:span> <text:span text:style-name="T3">s.</text:span> Mujer, dama.</text:p>
      <text:p text:style-name="P1"><text:span text:style-name="T1">Ñahãha</text:span> <text:span text:style-name="T3">s.</text:span> Necesidad.</text:p>
      <text:p text:style-name="P1"><text:span text:style-name="T1">Ñahãjaha</text:span> <text:span text:style-name="T3">v.</text:span> Necesitar.</text:p>
      <text:p text:style-name="P1"><text:span text:style-name="T1">Ñahegajaha</text:span> <text:span text:style-name="T3">s.</text:span> Cantidad.</text:p>
      <text:p text:style-name="P1"><text:span text:style-name="T1">Ñahehajãhri johdihri</text:span> <text:span text:style-name="T3">v.</text:span> Echar de</text:p>
      <text:p text:style-name="P1"><text:tab/>menos.</text:p>
      <text:p text:style-name="P1"><text:span text:style-name="T1">Ñahehga</text:span> <text:span text:style-name="T3">adv.</text:span> Tanto.</text:p>
      <text:p text:style-name="P1"><text:span text:style-name="T1">Ñahẽhõ</text:span> <text:span text:style-name="T3">adj.</text:span> Necesitado.</text:p>
      <text:p text:style-name="P1"><text:span text:style-name="T1">Ñahgaajaha</text:span> <text:span text:style-name="T3">v.</text:span> Calmar.</text:p>
      <text:p text:style-name="P1"><text:span text:style-name="T1">Ñahgaaxoa</text:span> <text:span text:style-name="T3">s.</text:span> Calma.</text:p>
      <text:p text:style-name="P1"><text:span text:style-name="T1">Ñahgadi</text:span> <text:span text:style-name="T3">v.</text:span> No cesa, no para.</text:p>
      <text:p text:style-name="P1"><text:span text:style-name="T1">Ñahgajaha</text:span> <text:span text:style-name="T3">v.</text:span> <text:span text:style-name="T1">1.</text:span> Bonanza. <text:span text:style-name="T1">2.</text:span> Cesar.</text:p>
      <text:p text:style-name="P1"><text:span text:style-name="T1">Ñahguedi</text:span> <text:span text:style-name="T3">s.</text:span> Que no falta nunca.</text:p>
      <text:p text:style-name="P1"><text:span text:style-name="T1">Ñahgueehajaha</text:span> <text:span text:style-name="T3">v.</text:span> Calmarse.</text:p>
      <text:p text:style-name="P1"><text:span text:style-name="T1">Ñahnojã</text:span> <text:span text:style-name="T3">adj.</text:span> Cada.</text:p>
      <text:p text:style-name="P1"><text:span text:style-name="T1">Ñajajaha</text:span> <text:span text:style-name="T3">v.</text:span> Regañar.</text:p>
      <text:p text:style-name="P1"><text:span text:style-name="T1">Ñajeñaha</text:span> <text:span text:style-name="T3">s.</text:span> Bravura.</text:p>
      <text:p text:style-name="P1"><text:span text:style-name="T1">Ñajẽ</text:span> <text:span text:style-name="T3">s.</text:span> Bravura, furia, cólera.</text:p>
      <text:p text:style-name="P1"><text:span text:style-name="T1">Ñajẽhdagaha llahbajaha</text:span> <text:span text:style-name="T3">v.</text:span> Caer en</text:p>
      <text:p text:style-name="P1"><text:soft-page-break/><text:tab/>falta.</text:p>
      <text:p text:style-name="P1"><text:span text:style-name="T1">Ñajẽhdahgaha queleejaha</text:span> <text:span text:style-name="T3">v.</text:span> Pecar.</text:p>
      <text:p text:style-name="P1"><text:span text:style-name="T1">Ñajẽhgajaha</text:span> <text:span text:style-name="T3">v.</text:span> <text:span text:style-name="T1">1.</text:span> Estar bravo.</text:p>
      <text:p text:style-name="P1"><text:tab/><text:span text:style-name="T1">2.</text:span> Tener rencor.</text:p>
      <text:p text:style-name="P1"><text:span text:style-name="T1">Ñajẽñaha</text:span> <text:span text:style-name="T3">s.</text:span> Bravura.</text:p>
      <text:p text:style-name="P1"><text:span text:style-name="T1">Ñala</text:span> <text:span text:style-name="T3">s.</text:span> Corozo (esp. de palma).</text:p>
      <text:p text:style-name="P1"/>
      <text:p text:style-name="P1">[Seite 32]</text:p>
      <text:p text:style-name="P1">[Spalte 2]</text:p>
      <text:p text:style-name="P1"/>
      <text:p text:style-name="P1"><text:span text:style-name="T1">Ñalahñu</text:span> <text:span text:style-name="T3">s.</text:span> Un corozo.</text:p>
      <text:p text:style-name="P1"><text:span text:style-name="T1">Ñama</text:span> <text:span text:style-name="T3">s.</text:span> Venado.</text:p>
      <text:p text:style-name="P1"><text:span text:style-name="T1">Ñama ũpu</text:span> <text:span text:style-name="T3">s.</text:span> León, leoncillo.</text:p>
      <text:p text:style-name="P1"><text:span text:style-name="T1">Ñapahte</text:span> <text:span text:style-name="T3">s.</text:span> Codo.</text:p>
      <text:p text:style-name="P1"><text:span text:style-name="T1">Ñape</text:span> <text:span text:style-name="T3">s.</text:span> El que regaña.</text:p>
      <text:p text:style-name="P1"><text:span text:style-name="T1">Ñapebehe</text:span> <text:span text:style-name="T3">s.</text:span> El que insulta.</text:p>
      <text:p text:style-name="P1"><text:span text:style-name="T1">Ñapeejaha</text:span> <text:span text:style-name="T3">v.</text:span> Alegar.</text:p>
      <text:p text:style-name="P1"><text:span text:style-name="T1">Ñapehe</text:span> <text:span text:style-name="T3">adj.</text:span> Bravo.</text:p>
      <text:p text:style-name="P1"><text:span text:style-name="T1">Ñapehgaha</text:span> <text:span text:style-name="T3">s.</text:span> Alegación.</text:p>
      <text:p text:style-name="P1"><text:span text:style-name="T1">Ñapejaha</text:span> <text:span text:style-name="T3">v.</text:span> Insultar.</text:p>
      <text:p text:style-name="P1"><text:span text:style-name="T1">Ñaxuhdahgue</text:span> <text:span text:style-name="T3">adj.</text:span> Femenino.</text:p>
      <text:p text:style-name="P1"><text:span text:style-name="T1">Ñaxujowahĩxoh</text:span> <text:span text:style-name="T3">adj.</text:span> Ahembrado,</text:p>
      <text:p text:style-name="P1"><text:tab/>afeminado.</text:p>
      <text:p text:style-name="P1"><text:span text:style-name="T1">Ñehdadahgajaha</text:span> <text:span text:style-name="T3">s.</text:span> Cita.</text:p>
      <text:p text:style-name="P1"><text:span text:style-name="T1">Ñehde paxonade</text:span> <text:span text:style-name="T3">adj.</text:span> Desigual.</text:p>
      <text:p text:style-name="P1"><text:span text:style-name="T1">Ñehdedahgahajaha</text:span> <text:span text:style-name="T3">v.</text:span> Agrupar.</text:p>
      <text:p text:style-name="P1"><text:span text:style-name="T1">Ñehdedahgahdu jĩxõ</text:span> <text:span text:style-name="T3">s.</text:span></text:p>
      <text:p text:style-name="P1"><text:tab/>Congregación.</text:p>
      <text:p text:style-name="P1"><text:span text:style-name="T1">Ñehdehajaha</text:span> <text:span text:style-name="T3">v.</text:span> Agrupar.</text:p>
      <text:p text:style-name="P1"><text:span text:style-name="T1">Ñehdehdahgajaha</text:span> <text:span text:style-name="T3">v.</text:span> Juntarse uno</text:p>
      <text:p text:style-name="P1"><text:tab/>mismo.</text:p>
      <text:p text:style-name="P1"><text:span text:style-name="T1">Ñehdehdajaha</text:span> <text:span text:style-name="T3">v.</text:span> <text:span text:style-name="T1">1.</text:span> Recoger. <text:span text:style-name="T1">2.</text:span> Juntar.</text:p>
      <text:p text:style-name="P1"><text:span text:style-name="T1">Ñehdehna</text:span> <text:span text:style-name="T3">adj.</text:span> Juntos.</text:p>
      <text:p text:style-name="P1"><text:span text:style-name="T1">Ñehdehna ĩxahdu jĩxõ</text:span> <text:span text:style-name="T3">s.</text:span> Comunidad.</text:p>
      <text:p text:style-name="P1"><text:span text:style-name="T1">Ñehdehna soadahga</text:span> <text:span text:style-name="T3">adj.</text:span> Amontonado.</text:p>
      <text:p text:style-name="P1"/>
      <text:p text:style-name="P1">[Seite 33]</text:p>
      <text:p text:style-name="P1">[Spalte 1]</text:p>
      <text:p text:style-name="P1"/>
      <text:p text:style-name="P1"><text:span text:style-name="T1">Ñehdehna soadajaha</text:span> <text:span text:style-name="T3">v.</text:span> Amontonar.</text:p>
      <text:p text:style-name="P1"><text:span text:style-name="T1">Ñehẽ</text:span> <text:span text:style-name="T3">adv.</text:span> <text:span text:style-name="T1">1.</text:span> Así. <text:span text:style-name="T1">2.</text:span> Como.</text:p>
      <text:p text:style-name="P1"><text:span text:style-name="T1">Ñehẽ daxana</text:span> <text:span text:style-name="T3">adv.</text:span> Poquito a poco.</text:p>
      <text:p text:style-name="P1"><text:span text:style-name="T1">Ñehẽbahna</text:span> <text:span text:style-name="T3">s.</text:span> Asunto.</text:p>
      <text:p text:style-name="P1"><text:span text:style-name="T1">Ñejehgajaha</text:span> <text:span text:style-name="T3">v.</text:span> <text:span text:style-name="T1">1.</text:span> Abominar. <text:span text:style-name="T1">2.</text:span> Odiar.</text:p>
      <text:p text:style-name="P1"><text:span text:style-name="T1">Ñepehme</text:span> <text:span text:style-name="T3">s.</text:span> El que se levanta.</text:p>
      <text:p text:style-name="P1"><text:span text:style-name="T1">Ñequejaha</text:span> <text:span text:style-name="T3">v.</text:span> Moverse de arriba a</text:p>
      <text:p text:style-name="P1"><text:tab/>abajo encima de un resorte.</text:p>
      <text:p text:style-name="P1"><text:span text:style-name="T1">Ñequeñeque</text:span> <text:span text:style-name="T3">s.</text:span> Gallineta (esp. de</text:p>
      <text:p text:style-name="P1"><text:tab/>pájaro).</text:p>
      <text:p text:style-name="P1"><text:span text:style-name="T1">Ñiajaha</text:span> <text:span text:style-name="T3">v.</text:span> Morder.</text:p>
      <text:p text:style-name="P1"><text:span text:style-name="T1">Ñiãdajaha</text:span> <text:span text:style-name="T3">v.</text:span> Pelar maíz.</text:p>
      <text:p text:style-name="P1"><text:span text:style-name="T1">Ñide</text:span> <text:span text:style-name="T3">s.</text:span> Ave, pájaro.</text:p>
      <text:p text:style-name="P1"><text:soft-page-break/><text:span text:style-name="T1">Ñiedajajaha</text:span> <text:span text:style-name="T3">v.</text:span> Despellejar, pelar</text:p>
      <text:p text:style-name="P1"><text:tab/>con la mano.</text:p>
      <text:p text:style-name="P1"><text:span text:style-name="T1">Ñiehbahmahgaha</text:span> <text:span text:style-name="T3">s.</text:span> Ascensión.</text:p>
      <text:p text:style-name="P1"><text:span text:style-name="T1">Ñiehbahmajaha</text:span> <text:span text:style-name="T3">v.</text:span> Ascender.</text:p>
      <text:p text:style-name="P1"><text:span text:style-name="T1">Ñiehbãjãha</text:span> <text:span text:style-name="T3">v.</text:span> <text:span text:style-name="T1">1.</text:span> Levantarse, poner-</text:p>
      <text:p text:style-name="P1"><text:tab/>se de pie. <text:span text:style-name="T1">2.</text:span> Subir en clase social.</text:p>
      <text:p text:style-name="P1"><text:span text:style-name="T1">Ñiehejaha</text:span> <text:span text:style-name="T3">v.</text:span> <text:span text:style-name="T1">1.</text:span> Alzar, levantar,</text:p>
      <text:p text:style-name="P1"><text:tab/>elevar. <text:span text:style-name="T1">2.</text:span> Construir, edificar.</text:p>
      <text:p text:style-name="P1"><text:span text:style-name="T1">Ñiehgaha</text:span> <text:span text:style-name="T3">s.</text:span> Construcción.</text:p>
      <text:p text:style-name="P1"><text:span text:style-name="T1">Ñiehjaha</text:span> <text:span text:style-name="T3">v.</text:span> Alzar, levantar, asir.</text:p>
      <text:p text:style-name="P1"><text:span text:style-name="T1">Ñiehmajaha</text:span> <text:span text:style-name="T3">v.</text:span> Levantarse (de</text:p>
      <text:p text:style-name="P1"><text:tab/>enfermedad, de dormir).</text:p>
      <text:p text:style-name="P1"><text:span text:style-name="T1">Ñipaha</text:span> <text:span text:style-name="T3">s.</text:span> Codo (Véase <text:span text:style-name="T1">Ñipahte</text:span>).</text:p>
      <text:p text:style-name="P1"><text:span text:style-name="T1">Ñipahte</text:span> <text:span text:style-name="T3">s.</text:span> Codo (Véase <text:span text:style-name="T1">Ñipaha</text:span>).</text:p>
      <text:p text:style-name="P1"><text:span text:style-name="T1">Ñoadahgãjaha</text:span> <text:span text:style-name="T3">v.</text:span> Caerse.</text:p>
      <text:p text:style-name="P1"><text:span text:style-name="T1">Ñoagajaha</text:span> <text:span text:style-name="T3">v.</text:span> Aspirar, inhalar (yopo).</text:p>
      <text:p text:style-name="P1"><text:span text:style-name="T1">Ñoahajaha</text:span> <text:span text:style-name="T3">v.</text:span> Caerse de repente.</text:p>
      <text:p text:style-name="P1"><text:span text:style-name="T1">Ñoahe</text:span> <text:span text:style-name="T3">s.</text:span> Hachas.</text:p>
      <text:p text:style-name="P1"><text:span text:style-name="T1">Ñoahite</text:span> <text:span text:style-name="T3">s.</text:span> Hacha.</text:p>
      <text:p text:style-name="P1"><text:span text:style-name="T1">Ñoajaha</text:span> <text:span text:style-name="T3">v.</text:span> <text:span text:style-name="T1">1.</text:span> Oler. <text:span text:style-name="T1">2.</text:span> Tejer.</text:p>
      <text:p text:style-name="P1"><text:span text:style-name="T1">Ñoanadahgajaha</text:span> <text:span text:style-name="T3">v.</text:span> Arrinconar.</text:p>
      <text:p text:style-name="P1"><text:span text:style-name="T1">Ñobohehnahda</text:span> <text:span text:style-name="T3">s.</text:span> Lado izquierdo.</text:p>
      <text:p text:style-name="P1"><text:span text:style-name="T1">Ñocobe</text:span> <text:span text:style-name="T3">adj.</text:span> Alto de estatura.</text:p>
      <text:p text:style-name="P1"/>
      <text:p text:style-name="P1">[Seite 33]</text:p>
      <text:p text:style-name="P1">[Spalte 2]</text:p>
      <text:p text:style-name="P1"/>
      <text:p text:style-name="P1"><text:span text:style-name="T1">Ñocoh (juwo)</text:span> <text:span text:style-name="T3">adj.</text:span> Largo (pelo).</text:p>
      <text:p text:style-name="P1"><text:span text:style-name="T1">Ñocui</text:span> <text:span text:style-name="T3">adj.</text:span> Largo.</text:p>
      <text:p text:style-name="P1"><text:span text:style-name="T1">Ñocuidaguihajaha</text:span> <text:span text:style-name="T3">v.</text:span> Alargarse.</text:p>
      <text:p text:style-name="P1"><text:span text:style-name="T1">Ñocuidajaha</text:span> <text:span text:style-name="T3">v.</text:span> Alargar.</text:p>
      <text:p text:style-name="P1"><text:span text:style-name="T1">Ñocuihdajaha</text:span> <text:span text:style-name="T3">v.</text:span> Alargar.</text:p>
      <text:p text:style-name="P1"><text:span text:style-name="T1">Ñocuima</text:span> <text:span text:style-name="T3">adj.</text:span> Alargado.</text:p>
      <text:p text:style-name="P1"><text:span text:style-name="T1">Ñocuiñaha</text:span> <text:span text:style-name="T3">s.</text:span> Cerros.</text:p>
      <text:p text:style-name="P1"><text:span text:style-name="T1">Ñodahgãjaha</text:span> <text:span text:style-name="T3">s.</text:span> <text:span text:style-name="T1">1. </text:span>Tropezón. <text:span text:style-name="T1">2.</text:span> Caída.</text:p>
      <text:p text:style-name="P1"><text:span text:style-name="T1">Ñodi</text:span> <text:span text:style-name="T3">adj.</text:span> Biche, verde (no maduro).</text:p>
      <text:p text:style-name="P1"><text:span text:style-name="T1">Ñoeta oihxu</text:span> <text:span text:style-name="T3">s.</text:span> Muelas.</text:p>
      <text:p text:style-name="P1"><text:span text:style-name="T1">Ñoẽhã</text:span> <text:span text:style-name="T3">s.</text:span> Longitud.</text:p>
      <text:p text:style-name="P1"><text:span text:style-name="T1">Ñohãhĩte</text:span> <text:span text:style-name="T3">s.</text:span> Hacha.</text:p>
      <text:p text:style-name="P1"><text:span text:style-name="T1">Ñohli</text:span> <text:span text:style-name="T3">s.</text:span> Gancho de palo.</text:p>
      <text:p text:style-name="P1"><text:span text:style-name="T1">Ñoñoxõ</text:span> <text:span text:style-name="T3">s.</text:span> Volteador de casabe.</text:p>
      <text:p text:style-name="P1"><text:span text:style-name="T1">Ñoobe</text:span> <text:span text:style-name="T3">s.</text:span> Zurdo.</text:p>
      <text:p text:style-name="P1"><text:span text:style-name="T1">Ñoodajaha</text:span> <text:span text:style-name="T3">v.</text:span> <text:span text:style-name="T1">1.</text:span> Aguijar. <text:span text:style-name="T1">2.</text:span> Voltear.</text:p>
      <text:p text:style-name="P1"><text:span text:style-name="T1">Ñopa</text:span> <text:span text:style-name="T3">s.</text:span> Yopo (esp. de árbol).</text:p>
      <text:p text:style-name="P1"><text:span text:style-name="T1">Ñopejaha</text:span> <text:span text:style-name="T3">v.</text:span> Brincar.</text:p>
      <text:p text:style-name="P1"><text:span text:style-name="T1">Ñoxallu</text:span> <text:span text:style-name="T3">s.</text:span> Rodillas. <text:span text:style-name="T3">sg.</text:span> <text:span text:style-name="T1">Ñoxõho.</text:span></text:p>
      <text:p text:style-name="P1"><text:span text:style-name="T1">Ñoxalluuhda teehgajaha</text:span> <text:span text:style-name="T3">v.</text:span></text:p>
      <text:p text:style-name="P1"><text:tab/>Arrodillar.</text:p>
      <text:p text:style-name="P1"><text:span text:style-name="T1">Ñoxalluuhda teehguihajaha</text:span> <text:span text:style-name="T3">v.</text:span></text:p>
      <text:p text:style-name="P1"><text:tab/>Arrodillarse.</text:p>
      <text:p text:style-name="P1"><text:span text:style-name="T1">Ñoxõho</text:span> <text:span text:style-name="T3">s.</text:span> Rodilla.</text:p>
      <text:p text:style-name="P1"><text:span text:style-name="T1">Ñuadajaha</text:span> <text:span text:style-name="T3">v.</text:span> Voltear.</text:p>
      <text:p text:style-name="P1"><text:soft-page-break/><text:span text:style-name="T1">Ñuajaha</text:span> <text:span text:style-name="T3">v.</text:span> <text:span text:style-name="T1">1.</text:span> Oler. <text:span text:style-name="T1">2.</text:span> Pelar con</text:p>
      <text:p text:style-name="P1"><text:tab/>cuchillo. <text:span text:style-name="T1">3.</text:span> Tejer.</text:p>
      <text:p text:style-name="P1"><text:span text:style-name="T1">Ñucudiã</text:span> <text:span text:style-name="T3">s.</text:span> Día.</text:p>
      <text:p text:style-name="P1"><text:span text:style-name="T1">Ñudu</text:span> <text:span text:style-name="T3">s.</text:span> Hierba acuática.</text:p>
      <text:p text:style-name="P1"><text:span text:style-name="T1">Ñupaha</text:span> <text:span text:style-name="T3">s.</text:span> Codo (Véase <text:span text:style-name="T1">Ñupahte</text:span>).</text:p>
      <text:p text:style-name="P1"><text:span text:style-name="T1">Ñupaha juunajaha</text:span> <text:span text:style-name="T3">v.</text:span> Codear.</text:p>
      <text:p text:style-name="P1"><text:span text:style-name="T1">Ñupahjunajaha</text:span> <text:span text:style-name="T3">v.</text:span> Acodar, sentar el</text:p>
      <text:p text:style-name="P1"><text:tab/>codo sobre algo.</text:p>
      <text:p text:style-name="P1"><text:span text:style-name="T1">Ñupahte</text:span> <text:span text:style-name="T3">s.</text:span> Codo (Véase <text:span text:style-name="T1">Ñupaha</text:span>).</text:p>
      <text:p text:style-name="P1"><text:span text:style-name="T1">Ñupallu</text:span> <text:span text:style-name="T3">s.</text:span> Codos.</text:p>
      <text:p text:style-name="P1"/>
      <text:p text:style-name="P1">[Seite 33]</text:p>
      <text:p text:style-name="P1">[Spalte 1]</text:p>
      <text:p text:style-name="P1"/>
      <text:p text:style-name="P2">O, o</text:p>
      <text:p text:style-name="P2"/>
      <text:p text:style-name="P1"><text:span text:style-name="T1">Oahdagaha</text:span> <text:span text:style-name="T3">s.</text:span> Amenaza.</text:p>
      <text:p text:style-name="P1"><text:span text:style-name="T1">Obehjaha</text:span> <text:span text:style-name="T3">v.</text:span> Pudrirse, ponerse piche.</text:p>
      <text:p text:style-name="P1"><text:span text:style-name="T1">Obipu</text:span> <text:span text:style-name="T3">s.</text:span> <text:span text:style-name="T1">1.</text:span> Aro. <text:span text:style-name="T1">2.</text:span> Enrollado.</text:p>
      <text:p text:style-name="P1"><text:span text:style-name="T1">Obiteapu</text:span> <text:span text:style-name="T3">s.</text:span> Círculo.</text:p>
      <text:p text:style-name="P1"><text:span text:style-name="T1">Obiteate</text:span> <text:span text:style-name="T3">adj.</text:span> Redondo y pequeño.</text:p>
      <text:p text:style-name="P1"><text:span text:style-name="T1">Obiteãha</text:span> <text:span text:style-name="T3">adj.</text:span> Redondo.</text:p>
      <text:p text:style-name="P1"><text:span text:style-name="T1">Obiteoho 1.</text:span> <text:span text:style-name="T3">adj.</text:span> Redondo. <text:span text:style-name="T1">2.</text:span> <text:span text:style-name="T3">s.</text:span> Bola.</text:p>
      <text:p text:style-name="P1"><text:span text:style-name="T1">Obodi</text:span> <text:span text:style-name="T3">s.</text:span> Cuerpo.</text:p>
      <text:p text:style-name="P1"/>
      <text:p text:style-name="P1">[Seite 33]</text:p>
      <text:p text:style-name="P1">[Spalte 2]</text:p>
      <text:p text:style-name="P1"/>
      <text:p text:style-name="P1"><text:span text:style-name="T1">Obotena (Soadajaha)</text:span> <text:span text:style-name="T3">adv.</text:span> En</text:p>
      <text:p text:style-name="P1"><text:tab/>montones.</text:p>
      <text:p text:style-name="P1"><text:span text:style-name="T1">Ocoto</text:span> <text:span text:style-name="T3">s.</text:span> Caldo.</text:p>
      <text:p text:style-name="P1"><text:span text:style-name="T1">Ode</text:span> <text:span text:style-name="T3">adj.</text:span> Su, de él (algo plano</text:p>
      <text:p text:style-name="P1"><text:tab/>como un canalete).</text:p>
      <text:p text:style-name="P1"><text:span text:style-name="T1">Ofa</text:span> <text:span text:style-name="T3">adj.</text:span> Su, de él (fogón).</text:p>
      <text:p text:style-name="P1"><text:span text:style-name="T1">Ofagaidi</text:span> <text:span text:style-name="T3">s.</text:span> El que acampa.</text:p>
      <text:p text:style-name="P1"><text:span text:style-name="T1">Ofagajaha</text:span> <text:span text:style-name="T3">v.</text:span> Acampar.</text:p>
      <text:p text:style-name="P1"/>
      <text:p text:style-name="P1">[Seite 34]</text:p>
      <text:p text:style-name="P1">[Spalte 1]</text:p>
      <text:p text:style-name="P1"/>
      <text:p text:style-name="P1">[BILD] Ohsa</text:p>
      <text:p text:style-name="P1"><text:span text:style-name="T1">Ofasa</text:span> <text:span text:style-name="T3">s.</text:span> Campamento, ranchería</text:p>
      <text:p text:style-name="P1"><text:tab/>(Véase <text:span text:style-name="T1">Ojasa</text:span>).</text:p>
      <text:p text:style-name="P1"><text:span text:style-name="T1">Ofe</text:span> <text:span text:style-name="T3">s.</text:span> Bestia, caballo.</text:p>
      <text:p text:style-name="P1"><text:span text:style-name="T1">Ohdalhli</text:span> <text:span text:style-name="T3">s.</text:span> Platanote (esp. de árbol).</text:p>
      <text:p text:style-name="P1"><text:span text:style-name="T1">Ohllohto</text:span> <text:span text:style-name="T3">s.</text:span> Yare.</text:p>
      <text:p text:style-name="P1"><text:span text:style-name="T1">Ohmahguẽhe</text:span> <text:span text:style-name="T3">s.</text:span> Venida.</text:p>
      <text:p text:style-name="P1"><text:span text:style-name="T1">Ohmajaha</text:span> <text:span text:style-name="T3">v.</text:span> Venir.</text:p>
      <text:p text:style-name="P1"><text:span text:style-name="T1">Ohmo iseehgaha</text:span> <text:span text:style-name="T3">s.</text:span> Afán.</text:p>
      <text:p text:style-name="P1"><text:span text:style-name="T1">Ohsa</text:span> <text:span text:style-name="T3">s.</text:span> Candela.</text:p>
      <text:p text:style-name="P1"><text:span text:style-name="T1">Ohwaha</text:span> <text:span text:style-name="T3">s.</text:span> <text:span text:style-name="T1">1.</text:span> Apariencia. <text:span text:style-name="T1">2.</text:span> Color.</text:p>
      <text:p text:style-name="P1"><text:tab/><text:span text:style-name="T1">3.</text:span> Dibujo. <text:span text:style-name="T1">4.</text:span> Sombra. <text:span text:style-name="T1">5.</text:span> Imagen.</text:p>
      <text:p text:style-name="P1"><text:soft-page-break/><text:span text:style-name="T1">Ohwaha quelebaidi</text:span> <text:span text:style-name="T3">s.</text:span> Dibujante.</text:p>
      <text:p text:style-name="P1"><text:span text:style-name="T1">Ohwaha queleejaha</text:span> <text:span text:style-name="T3">v.</text:span> Dibujar.</text:p>
      <text:p text:style-name="P1"><text:span text:style-name="T1">Ohwahdajaha</text:span> <text:span text:style-name="T3">v.</text:span> <text:span text:style-name="T1">1.</text:span> Apuntar con</text:p>
      <text:p text:style-name="P1"><text:tab/>arma. <text:span text:style-name="T1">2.</text:span> Amenazar.</text:p>
      <text:p text:style-name="P1"><text:span text:style-name="T1">Ohwahixa</text:span> <text:span text:style-name="T3">s.</text:span> La cerca, cercas.</text:p>
      <text:p text:style-name="P1"><text:span text:style-name="T1">Ohwe</text:span> <text:span text:style-name="T3">adj.</text:span> Mojado.</text:p>
      <text:p text:style-name="P1"><text:span text:style-name="T1">Ohwehgajaha</text:span> <text:span text:style-name="T3">v.</text:span> Mojarse.</text:p>
      <text:p text:style-name="P1"><text:span text:style-name="T1">Ohwejaha</text:span> <text:span text:style-name="T3">v.</text:span> <text:span text:style-name="T1">1.</text:span> Mojar. <text:span text:style-name="T1">2.</text:span> Calar.</text:p>
      <text:p text:style-name="P1"><text:span text:style-name="T1">Ohwi</text:span> <text:span text:style-name="T3">adj.</text:span> <text:span text:style-name="T1">1.</text:span> Agrio. <text:span text:style-name="T1">2.</text:span> Ácido.</text:p>
      <text:p text:style-name="P1"><text:span text:style-name="T1">Ohwihaha</text:span> <text:span text:style-name="T3">s.</text:span> Acidez.</text:p>
      <text:p text:style-name="P1"><text:span text:style-name="T1">Ohwiheha</text:span> <text:span text:style-name="T3">s.</text:span> Lo que acidula.</text:p>
      <text:p text:style-name="P1"><text:span text:style-name="T1">Ohwihehajaha</text:span> <text:span text:style-name="T3">v.</text:span> Acidular, agriar.</text:p>
      <text:p text:style-name="P1"><text:span text:style-name="T1">Ohxu</text:span> <text:span text:style-name="T3">s.</text:span> Dientes (Véase <text:span text:style-name="T1">Oihxu</text:span>).</text:p>
      <text:p text:style-name="P1"><text:span text:style-name="T1">Oihehajaha</text:span> <text:span text:style-name="T3">v.</text:span> Acidular, agriar.</text:p>
      <text:p text:style-name="P1"><text:span text:style-name="T1">Oihxu</text:span> <text:span text:style-name="T3">s.</text:span> Dientes.</text:p>
      <text:p text:style-name="P1"><text:span text:style-name="T1">Oihxu idi</text:span> <text:span text:style-name="T3">s.</text:span> Caries.</text:p>
      <text:p text:style-name="P1"><text:span text:style-name="T1">Oihxuhna noãdajaha</text:span> <text:span text:style-name="T3">v.</text:span> Adentellar.</text:p>
      <text:p text:style-name="P1"><text:span text:style-name="T1">Oihxullae</text:span> <text:span text:style-name="T3">s.</text:span> Dentera, dientes sensitivos</text:p>
      <text:p text:style-name="P1"><text:tab/>a causa de comidas agrias.</text:p>
      <text:p text:style-name="P1"><text:span text:style-name="T1">Ojagajaha</text:span> <text:span text:style-name="T3">v.</text:span> <text:span text:style-name="T1">1.</text:span> Acampar en un</text:p>
      <text:p text:style-name="P1"><text:tab/>lugar. <text:span text:style-name="T1">2.</text:span> Construir rancho.</text:p>
      <text:p text:style-name="P1"><text:span text:style-name="T1">Ojasa</text:span> <text:span text:style-name="T3">s.</text:span> Campamento, ranchería</text:p>
      <text:p text:style-name="P1"><text:tab/>(Véase <text:span text:style-name="T1">Ofasa</text:span>).</text:p>
      <text:p text:style-name="P1"><text:span text:style-name="T1">Ojolloiwa</text:span> <text:span text:style-name="T3">s.</text:span> Bordón.</text:p>
      <text:p text:style-name="P1"><text:span text:style-name="T1">Olluje</text:span> <text:span text:style-name="T3">s.</text:span> Cuchara.</text:p>
      <text:p text:style-name="P1"><text:span text:style-name="T1">Oma-roigadijaha</text:span> <text:span text:style-name="T3">v.</text:span> Desconfiar.</text:p>
      <text:p text:style-name="P1"/>
      <text:p text:style-name="P1">[Seite 34]</text:p>
      <text:p text:style-name="P1">[Spalte 2]</text:p>
      <text:p text:style-name="P1"/>
      <text:p text:style-name="P1"><text:span text:style-name="T1">Oma-roigaha</text:span> <text:span text:style-name="T3">s.</text:span> Confianza.</text:p>
      <text:p text:style-name="P1"><text:span text:style-name="T1">Oma-roigajaha</text:span> <text:span text:style-name="T3">v.</text:span> Confiar.</text:p>
      <text:p text:style-name="P1"><text:span text:style-name="T1">Oma-sudaxahdajaha</text:span> <text:span text:style-name="T3">v.</text:span> <text:span text:style-name="T1">1.</text:span> Abrumar.</text:p>
      <text:p text:style-name="P1"><text:tab/><text:span text:style-name="T1">2.</text:span> Hacer triste.</text:p>
      <text:p text:style-name="P1"><text:span text:style-name="T1">Oma-suwahigaha</text:span> <text:span text:style-name="T3">s.</text:span> Duda.</text:p>
      <text:p text:style-name="P1"><text:span text:style-name="T1">Oma-suwahigaxoa</text:span> <text:span text:style-name="T3">adj.</text:span> Dudoso.</text:p>
      <text:p text:style-name="P1"><text:span text:style-name="T1">Omadajaha</text:span> <text:span text:style-name="T3">v.</text:span> Pedir prestado.</text:p>
      <text:p text:style-name="P1"><text:span text:style-name="T1">Omadaxahdajaha</text:span> <text:span text:style-name="T3">v.</text:span> <text:span text:style-name="T1">1.</text:span> Albergar.</text:p>
      <text:p text:style-name="P1"><text:tab/><text:span text:style-name="T1">2.</text:span> Alejar. <text:span text:style-name="T1">3.</text:span> Prestar.</text:p>
      <text:p text:style-name="P1"><text:span text:style-name="T1">Omaĩdi</text:span> <text:span text:style-name="T3">s.</text:span> <text:span text:style-name="T1">1.</text:span> Animal. <text:span text:style-name="T1">2.</text:span> Corazón</text:p>
      <text:p text:style-name="P1"><text:tab/>(Véase <text:span text:style-name="T1">Omeah, omeñah</text:span>).</text:p>
      <text:p text:style-name="P1"><text:span text:style-name="T1">Omaĩdia</text:span> <text:span text:style-name="T3">s.</text:span> Cosa.</text:p>
      <text:p text:style-name="P1"><text:span text:style-name="T1">Omaĩhdu</text:span> <text:span text:style-name="T3">s.</text:span> Animales.</text:p>
      <text:p text:style-name="P1"><text:span text:style-name="T1">Omasãjã</text:span> <text:span text:style-name="T3">s.</text:span> Espina dorsal, espinazo.</text:p>
      <text:p text:style-name="P1"><text:span text:style-name="T1">Omatahgaha</text:span> <text:span text:style-name="T3">s.</text:span> Compra, compras.</text:p>
      <text:p text:style-name="P1"><text:span text:style-name="T1">Omatajaha</text:span> <text:span text:style-name="T3">v.</text:span> Comprar.</text:p>
      <text:p text:style-name="P1"><text:span text:style-name="T1">Ome-ĩxajahri</text:span> <text:span text:style-name="T3">v.</text:span> Acordarse.</text:p>
      <text:p text:style-name="P1"><text:span text:style-name="T1">Omeah</text:span> <text:span text:style-name="T3">s.</text:span> <text:span text:style-name="T1">1.</text:span> Animal. <text:span text:style-name="T1">2.</text:span> Corazón</text:p>
      <text:p text:style-name="P1"><text:tab/>(Véase <text:span text:style-name="T1">Omaĩdi, omeñah</text:span>).</text:p>
      <text:p text:style-name="P1"><text:span text:style-name="T1">Omehe</text:span> <text:span text:style-name="T3">s.</text:span> Cómo.</text:p>
      <text:p text:style-name="P1"><text:span text:style-name="T1">Omehnataha</text:span> <text:span text:style-name="T3">conj.</text:span> Porque.</text:p>
      <text:p text:style-name="P1"><text:span text:style-name="T1">Omeñaahda sebi</text:span> <text:span text:style-name="T3">s.</text:span> Demente.</text:p>
      <text:p text:style-name="P1"><text:soft-page-break/><text:span text:style-name="T1">Omeñah</text:span> <text:span text:style-name="T3">s.</text:span> Corazón (Véase</text:p>
      <text:p text:style-name="P1"><text:tab/><text:span text:style-name="T1">Omaĩdi, omeah</text:span>).</text:p>
      <text:p text:style-name="P1"><text:span text:style-name="T1">Omeñahna õwãxahdagajaha</text:span> <text:span text:style-name="T3">v.</text:span></text:p>
      <text:p text:style-name="P1"><text:tab/>Desear.</text:p>
      <text:p text:style-name="P1"><text:span text:style-name="T1">Omeñahna õwẽhxahdahgaha</text:span> <text:span text:style-name="T3">s.</text:span></text:p>
      <text:p text:style-name="P1"><text:tab/>Deseo.</text:p>
      <text:p text:style-name="P1"><text:span text:style-name="T1">Omexiajaha</text:span> <text:span text:style-name="T3">v.</text:span> Acordarse.</text:p>
      <text:p text:style-name="P1"><text:span text:style-name="T1">Omiñu</text:span> <text:span text:style-name="T3">s.</text:span> Humo.</text:p>
      <text:p text:style-name="P1"><text:span text:style-name="T1">Omiñudajaha</text:span> <text:span text:style-name="T3">v.</text:span> Ahumar.</text:p>
      <text:p text:style-name="P1"><text:span text:style-name="T1">Omipu</text:span> <text:span text:style-name="T3">s.</text:span> Rocío (Véase <text:span text:style-name="T1">Õĩpu</text:span>).</text:p>
      <text:p text:style-name="P1"><text:span text:style-name="T1">Omo-jõõdamahgaha</text:span> <text:span text:style-name="T3">s.</text:span> Consuelo.</text:p>
      <text:p text:style-name="P1"><text:span text:style-name="T1">Omo-sehetahgaha</text:span> <text:span text:style-name="T3">s.</text:span> <text:span text:style-name="T1">1.</text:span> Dicha,</text:p>
      <text:p text:style-name="P1"><text:tab/>felicidad. <text:span text:style-name="T1">2.</text:span> Alegría.</text:p>
      <text:p text:style-name="P1"><text:tab/><text:span text:style-name="T1">3.</text:span> Contentamiento.</text:p>
      <text:p text:style-name="P1"><text:span text:style-name="T1">Omo-sehetahgoho</text:span> <text:span text:style-name="T3">adj.</text:span> <text:span text:style-name="T1">1.</text:span> Alegre.</text:p>
      <text:p text:style-name="P1"><text:tab/><text:span text:style-name="T1">2.</text:span> Contenta. <text:span text:style-name="T1">3.</text:span> Dichosa, feliz. (fem.)</text:p>
      <text:p text:style-name="P1"><text:span text:style-name="T1">Omo-sehetahgue</text:span> <text:span text:style-name="T3">adj.</text:span> <text:span text:style-name="T1">1.</text:span> Alegre.</text:p>
      <text:p text:style-name="P1"><text:tab/><text:span text:style-name="T1">2.</text:span> Contento. <text:span text:style-name="T1">3.</text:span> Dichoso, feliz. (masc.)</text:p>
      <text:p text:style-name="P1"><text:span text:style-name="T1">Omo-uwahmahgaha</text:span> <text:span text:style-name="T3">s.</text:span></text:p>
      <text:p text:style-name="P1"><text:tab/><text:span text:style-name="T1">1.</text:span> Admiración. <text:span text:style-name="T1">2.</text:span> Asombro.</text:p>
      <text:p text:style-name="P1"><text:span text:style-name="T1">Omo-uwahmahgajahri ĩxe</text:span> <text:span text:style-name="T3">adj.</text:span></text:p>
      <text:p text:style-name="P1"><text:tab/>Admirable.</text:p>
      <text:p text:style-name="P1"><text:span text:style-name="T1">Omo-uwahmajaha</text:span> <text:span text:style-name="T3">v.</text:span> Admirar.</text:p>
      <text:p text:style-name="P1"><text:span text:style-name="T1">Omo-uwahmihajahri</text:span> <text:span text:style-name="T3">v.</text:span> Admirarse.</text:p>
      <text:p text:style-name="P1"><text:span text:style-name="T1">Omo-uwahmoho</text:span> <text:span text:style-name="T3">s.</text:span> Admirador.</text:p>
      <text:p text:style-name="P1"><text:span text:style-name="T1">Omogaajahri jãhchahgul</text:span> <text:span text:style-name="T3">v.</text:span></text:p>
      <text:p text:style-name="P1"><text:tab/>Conformarse con.</text:p>
      <text:p text:style-name="P1"/>
      <text:p text:style-name="P1">[Seite 35]</text:p>
      <text:p text:style-name="P1">[Spalte 1]</text:p>
      <text:p text:style-name="P1"/>
      <text:p text:style-name="P1"><text:span text:style-name="T1">Omotote</text:span> <text:span text:style-name="T3">s.</text:span> Blusa.</text:p>
      <text:p text:style-name="P1"><text:span text:style-name="T1">Ona-guwehgajaha</text:span> <text:span text:style-name="T3">v.</text:span> <text:span text:style-name="T1">1.</text:span> Deliberar.</text:p>
      <text:p text:style-name="P1"><text:tab/><text:span text:style-name="T1">2.</text:span> Pensar.</text:p>
      <text:p text:style-name="P1"><text:span text:style-name="T1">Ona-ĩxadahgaha</text:span> <text:span text:style-name="T3">s.</text:span> Credo.</text:p>
      <text:p text:style-name="P1"><text:span text:style-name="T1">Ona-ĩxahdajaha</text:span> <text:span text:style-name="T3">v.</text:span> <text:span text:style-name="T1">1.</text:span> Obedecer,</text:p>
      <text:p text:style-name="P1"><text:tab/>acatar. <text:span text:style-name="T1">2.</text:span> Creer.</text:p>
      <text:p text:style-name="P1"><text:span text:style-name="T1">Ona-ĩxahdaxoa</text:span> <text:span text:style-name="T3">adj.</text:span> Creíble.</text:p>
      <text:p text:style-name="P1"><text:span text:style-name="T1">Ona-ĩxahde</text:span> <text:span text:style-name="T3">adj.</text:span> Creyente.</text:p>
      <text:p text:style-name="P1"><text:span text:style-name="T1">Onaniiwa</text:span> <text:span text:style-name="T3">s.</text:span> Cabuya.</text:p>
      <text:p text:style-name="P1"><text:span text:style-name="T1">Onono</text:span> <text:span text:style-name="T3">s.</text:span> <text:span text:style-name="T1">1.</text:span> Mecate, cordel o</text:p>
      <text:p text:style-name="P1"><text:tab/>cuerda de pita. <text:span text:style-name="T1">2.</text:span> Manila.</text:p>
      <text:p text:style-name="P1"><text:span text:style-name="T1">Oñu</text:span> <text:span text:style-name="T3">s.</text:span> Origüelo (esp. de pájaro)</text:p>
      <text:p text:style-name="P1"><text:tab/>(Véase <text:span text:style-name="T1">Õwi</text:span>).</text:p>
      <text:p text:style-name="P1"><text:span text:style-name="T1">Ooho</text:span> <text:span text:style-name="T3">adv.</text:span> Sí.</text:p>
      <text:p text:style-name="P1"><text:span text:style-name="T1">Ooñu</text:span> <text:span text:style-name="T3">s.</text:span> Pito (esp. de insecto).</text:p>
      <text:p text:style-name="P1"><text:span text:style-name="T1">Ootaxahdagaha</text:span> <text:span text:style-name="T3">s.</text:span> <text:span text:style-name="T1">1.</text:span> Cuenta. <text:span text:style-name="T1">2.</text:span> Deuda.</text:p>
      <text:p text:style-name="P1"><text:span text:style-name="T1">Ootaxahdagaidl</text:span> <text:span text:style-name="T3">s.</text:span> Deudor.</text:p>
      <text:p text:style-name="P1"><text:span text:style-name="T1">Ootaxahdajaha</text:span> <text:span text:style-name="T3">v.</text:span> Deber.</text:p>
      <text:p text:style-name="P1"><text:span text:style-name="T1">Ootaxahde</text:span> <text:span text:style-name="T3">s.</text:span> Deudo.</text:p>
      <text:p text:style-name="P1"><text:span text:style-name="T1">Otaxahdahgaha omatajaha</text:span> <text:span text:style-name="T3">v.</text:span></text:p>
      <text:p text:style-name="P1"><text:tab/>Cancelar.</text:p>
      <text:p text:style-name="P1"><text:soft-page-break/><text:span text:style-name="T1">Oto ĩxe</text:span> <text:span text:style-name="T3">adj.</text:span> Distante.</text:p>
      <text:p text:style-name="P1"><text:span text:style-name="T1">Otona</text:span> <text:span text:style-name="T3">adv.</text:span> Arriba, en lo alto.</text:p>
      <text:p text:style-name="P1"><text:span text:style-name="T1">Otoomajaha</text:span> <text:span text:style-name="T3">v.</text:span> Alejar.</text:p>
      <text:p text:style-name="P1"><text:span text:style-name="T1">Otoona</text:span> <text:span text:style-name="T3">adv.</text:span> <text:span text:style-name="T1">1.</text:span> Alto. <text:span text:style-name="T1">2.</text:span> Arriba.</text:p>
      <text:p text:style-name="P1"><text:span text:style-name="T1">Otoona ĩxa uhwohna</text:span> <text:span text:style-name="T3">adv.</text:span> Altamente.</text:p>
      <text:p text:style-name="P1"/>
      <text:p text:style-name="P1">[Seite 35]</text:p>
      <text:p text:style-name="P1">[Spalte 2]</text:p>
      <text:p text:style-name="P1"/>
      <text:p text:style-name="P1">[BILD] Oxe</text:p>
      <text:p text:style-name="P1"><text:span text:style-name="T1">Otoonaha</text:span> <text:span text:style-name="T3">s.</text:span> Altitud.</text:p>
      <text:p text:style-name="P1"><text:span text:style-name="T1">Owahixa</text:span> <text:span text:style-name="T3">s.</text:span> Corral.</text:p>
      <text:p text:style-name="P1"><text:span text:style-name="T1">Owahmadijaha</text:span> <text:span text:style-name="T3">v.</text:span> Desaparecer.</text:p>
      <text:p text:style-name="P1"><text:span text:style-name="T1">Owaihxahdajahri</text:span> <text:span text:style-name="T3">v.</text:span> <text:span text:style-name="T1">1.</text:span> Acorralar.</text:p>
      <text:p text:style-name="P1"><text:tab/><text:span text:style-name="T1">2.</text:span> Encerrar ganado en el corral.</text:p>
      <text:p text:style-name="P1"><text:span text:style-name="T1">Oxajaha</text:span> <text:span text:style-name="T3">v.</text:span> Dar de beber.</text:p>
      <text:p text:style-name="P1"><text:span text:style-name="T1">Oxe</text:span> <text:span text:style-name="T3">s.</text:span> Río.</text:p>
      <text:p text:style-name="P1"><text:span text:style-name="T1">Oxeehmajaha</text:span> <text:span text:style-name="T3">v.</text:span> Anegar.</text:p>
      <text:p text:style-name="P1"><text:span text:style-name="T1">Oxehgo awa</text:span> <text:span text:style-name="T3">s.</text:span> Cucaracha de agua.</text:p>
      <text:p text:style-name="P1"><text:span text:style-name="T1">Oxehgo cute</text:span> <text:span text:style-name="T3">s.</text:span> Gallineta de agua</text:p>
      <text:p text:style-name="P1"><text:tab/>(esp. de pájaro).</text:p>
      <text:p text:style-name="P1"><text:span text:style-name="T1">Oxehlluhe</text:span> <text:span text:style-name="T3">s.</text:span> Ríos. <text:span text:style-name="T3">sg.</text:span> <text:span text:style-name="T1">Oxe.</text:span></text:p>
      <text:p text:style-name="P1"><text:span text:style-name="T1">Oxo</text:span> <text:span text:style-name="T3">s.</text:span> <text:span text:style-name="T1">1.</text:span> Hojas. <text:span text:style-name="T1">2.</text:span> Lluvia.</text:p>
      <text:p text:style-name="P1"><text:span text:style-name="T1">Oxo mimiajaha</text:span> <text:span text:style-name="T3">v.</text:span> Lloviznar.</text:p>
      <text:p text:style-name="P1"><text:span text:style-name="T1">Oxojo</text:span> <text:span text:style-name="T3">s.</text:span> Aguacero.</text:p>
      <text:p text:style-name="P1"><text:span text:style-name="T1">Oxoo caha</text:span> <text:span text:style-name="T3">s.</text:span> Agua de lluvia.</text:p>
      <text:p text:style-name="P1"><text:span text:style-name="T1">Oxoo ĩã guwa</text:span> <text:span text:style-name="T3">s.</text:span> Chubasco.</text:p>
      <text:p text:style-name="P1"><text:span text:style-name="T1">Oxoxo</text:span> <text:span text:style-name="T3">s.</text:span> Hoja.</text:p>
      <text:p text:style-name="P1"/>
      <text:p text:style-name="P1">[Seite 35]</text:p>
      <text:p text:style-name="P1">[Spalte 1]</text:p>
      <text:p text:style-name="P1"/>
      <text:p text:style-name="P2">Õ, õ</text:p>
      <text:p text:style-name="P2"/>
      <text:p text:style-name="P1"><text:span text:style-name="T1">Õbeha</text:span> <text:span text:style-name="T3">s.</text:span> Maiguare (pastel de</text:p>
      <text:p text:style-name="P1"><text:tab/>batata y yuca).</text:p>
      <text:p text:style-name="P1"><text:span text:style-name="T1">Õbella</text:span> <text:span text:style-name="T3">s.</text:span> <text:span text:style-name="T1">1.</text:span> Hojas tiernas, recién</text:p>
      <text:p text:style-name="P1"><text:tab/>nacidas. <text:span text:style-name="T1">2.</text:span> Cogollo.</text:p>
      <text:p text:style-name="P1"><text:span text:style-name="T1">Õbellajaha</text:span> <text:span text:style-name="T3">v.</text:span> Acogollar, acogollarse.</text:p>
      <text:p text:style-name="P1"><text:span text:style-name="T1">Õbelloha</text:span> <text:span text:style-name="T3">adj.</text:span> En cogollo.</text:p>
      <text:p text:style-name="P1"><text:span text:style-name="T1">Õcoho</text:span> <text:span text:style-name="T3">s.</text:span> Nuez de la garganta.</text:p>
      <text:p text:style-name="P1"><text:span text:style-name="T1">Õcohte</text:span> <text:span text:style-name="T3">s.</text:span> Nuez de la garganta</text:p>
      <text:p text:style-name="P1"><text:tab/>(Véase <text:span text:style-name="T1">Õcoho</text:span>).</text:p>
      <text:p text:style-name="P1"><text:span text:style-name="T1">Õcua</text:span> <text:span text:style-name="T3">s.</text:span> Cuello.</text:p>
      <text:p text:style-name="P1"><text:span text:style-name="T1">Õcua aletaguihajaha</text:span> <text:span text:style-name="T3">v.</text:span> Ahorcarse.</text:p>
      <text:p text:style-name="P1"><text:span text:style-name="T1">Õcua aletajaha</text:span> <text:span text:style-name="T3">v.</text:span> Ahorcar.</text:p>
      <text:p text:style-name="P1"><text:span text:style-name="T1">Õcuaha</text:span> <text:span text:style-name="T3">s.</text:span> Corte (de tela).</text:p>
      <text:p text:style-name="P1"><text:span text:style-name="T1">Õcuajaha</text:span> <text:span text:style-name="T3">v.</text:span> <text:span text:style-name="T1">1.</text:span> Pasar las lluvias.</text:p>
      <text:p text:style-name="P1"><text:tab/><text:span text:style-name="T1">2.</text:span> Cubrirse de la lluvia.</text:p>
      <text:p text:style-name="P1"><text:span text:style-name="T1">Õcuajã</text:span> <text:span text:style-name="T3">s.</text:span> <text:span text:style-name="T1">1.</text:span> Garganta. <text:span text:style-name="T1">2.</text:span> Tragadero.</text:p>
      <text:p text:style-name="P1"><text:span text:style-name="T1">Õcuella</text:span> <text:span text:style-name="T3">s.</text:span> Cortes (de tela). <text:span text:style-name="T3">sg.</text:span> <text:span text:style-name="T1">Õcuaha.</text:span></text:p>
      <text:p text:style-name="P1"><text:span text:style-name="T1">Õcuellabaxahdajaha</text:span> <text:span text:style-name="T3">v.</text:span> Decapitar.</text:p>
      <text:p text:style-name="P1"><text:soft-page-break/></text:p>
      <text:p text:style-name="P1">[Seite 35]</text:p>
      <text:p text:style-name="P1">[Spalte 2]</text:p>
      <text:p text:style-name="P1"/>
      <text:p text:style-name="P1"><text:span text:style-name="T1">Õchajaha</text:span> <text:span text:style-name="T3">v.</text:span> <text:span text:style-name="T1">1.</text:span> Echar afuera.</text:p>
      <text:p text:style-name="P1"><text:tab/><text:span text:style-name="T1">2.</text:span> Despedir a la fuerza a alguien.</text:p>
      <text:p text:style-name="P1"><text:span text:style-name="T1">Õde</text:span> <text:span text:style-name="T3">s.</text:span> Manteca.</text:p>
      <text:p text:style-name="P1"><text:span text:style-name="T1">Õdee-eetahgaha</text:span> <text:span text:style-name="T3">s.</text:span> Bienvenida.</text:p>
      <text:p text:style-name="P1"><text:span text:style-name="T1">Õdee-ĩxajaha</text:span> <text:span text:style-name="T3">s.</text:span> Bienestar.</text:p>
      <text:p text:style-name="P1"><text:span text:style-name="T1">Õdee-omegaha</text:span> <text:span text:style-name="T3">s.</text:span> Aroma.</text:p>
      <text:p text:style-name="P1"><text:span text:style-name="T1">Õdee-owaha</text:span> <text:span text:style-name="T3">s.</text:span> Belleza.</text:p>
      <text:p text:style-name="P1"><text:span text:style-name="T1">Õdee-sĩgwehdahgue</text:span> <text:span text:style-name="T3">adj.</text:span> Bien criado.</text:p>
      <text:p text:style-name="P1"><text:span text:style-name="T1">Õdechẽ</text:span> <text:span text:style-name="T3">s.</text:span> Sebo.</text:p>
      <text:p text:style-name="P1"><text:span text:style-name="T1">Õdee</text:span> <text:span text:style-name="T3">adv.</text:span> Bien.</text:p>
      <text:p text:style-name="P1"><text:span text:style-name="T1">Õdee-boahga</text:span> <text:span text:style-name="T3">adj.</text:span> Bien estúpido.</text:p>
      <text:p text:style-name="P1"><text:span text:style-name="T1">Õdee-ohwahaxahdajaha</text:span> <text:span text:style-name="T3">v.</text:span></text:p>
      <text:p text:style-name="P1"><text:tab/>Embellecer.</text:p>
      <text:p text:style-name="P1"><text:span text:style-name="T1">Õdee-ohwahe</text:span> <text:span text:style-name="T3">adj.</text:span> Elegante.</text:p>
      <text:p text:style-name="P1"><text:span text:style-name="T1">Õdee-teahgaha</text:span> <text:span text:style-name="T3">s.</text:span> Elocuencia.</text:p>
      <text:p text:style-name="P1"><text:span text:style-name="T1">Õdee-tepahgue</text:span> <text:span text:style-name="T3">adj.</text:span> Elocuente.</text:p>
      <text:p text:style-name="P1"><text:span text:style-name="T1">Õdeeto</text:span> <text:span text:style-name="T3">s.</text:span> Aceite.</text:p>
      <text:p text:style-name="P1"><text:span text:style-name="T1">Õdeetoha</text:span> <text:span text:style-name="T3">s.</text:span> Aceites.</text:p>
      <text:p text:style-name="P1"/>
      <text:p text:style-name="P1">[Seite 36]</text:p>
      <text:p text:style-name="P1">[Spalte 1]</text:p>
      <text:p text:style-name="P1"/>
      <text:p text:style-name="P1"><text:span text:style-name="T1">Õdeega</text:span> <text:span text:style-name="T3">adj.</text:span> Delicioso.</text:p>
      <text:p text:style-name="P1"><text:span text:style-name="T1">Õdegajera</text:span> <text:span text:style-name="T3">adv.</text:span> Apenas.</text:p>
      <text:p text:style-name="P1"><text:span text:style-name="T1">Õdeego</text:span> <text:span text:style-name="T3">adj.</text:span> Deliciosa.</text:p>
      <text:p text:style-name="P1"><text:span text:style-name="T1">Õdeha</text:span> <text:span text:style-name="T3">adj.</text:span> Aceitoso.</text:p>
      <text:p text:style-name="P1"><text:span text:style-name="T1">Õdehjaha</text:span> <text:span text:style-name="T3">v.</text:span> <text:span text:style-name="T1">1.</text:span> Endulzar. <text:span text:style-name="T1">2.</text:span> Salar.</text:p>
      <text:p text:style-name="P1"><text:span text:style-name="T1">Õdeto</text:span> <text:span text:style-name="T3">s.</text:span> <text:span text:style-name="T1">1.</text:span> Aceite. <text:span text:style-name="T1">2.</text:span> Manteca o</text:p>
      <text:p text:style-name="P1"><text:tab/>grasa derritida.</text:p>
      <text:p text:style-name="P1"><text:span text:style-name="T1">Õdi</text:span> <text:span text:style-name="T3">s.</text:span> <text:span text:style-name="T1">1.</text:span> Azúcar. <text:span text:style-name="T1">2.</text:span> Dulce.</text:p>
      <text:p text:style-name="P1"><text:span text:style-name="T1">Õdi ĩxame</text:span> <text:span text:style-name="T3">s.</text:span> Azucarero.</text:p>
      <text:p text:style-name="P1"><text:span text:style-name="T1">Õdi nojã</text:span> <text:span text:style-name="T3">s.</text:span> Caña de azúcar.</text:p>
      <text:p text:style-name="P1"><text:span text:style-name="T1">Õdoto</text:span> <text:span text:style-name="T3">s.</text:span> <text:span text:style-name="T1">1.</text:span> Guarapo. <text:span text:style-name="T1">2.</text:span> Agua dulce.</text:p>
      <text:p text:style-name="P1"><text:span text:style-name="T1">Õguajaha</text:span> <text:span text:style-name="T3">v.</text:span> <text:span text:style-name="T1">1.</text:span> Beber. <text:span text:style-name="T1">2.</text:span> Tomar.</text:p>
      <text:p text:style-name="P1"><text:span text:style-name="T1">Õguxu</text:span> <text:span text:style-name="T3">s.</text:span> Isla.</text:p>
      <text:p text:style-name="P1"><text:span text:style-name="T1">Õgwe</text:span> <text:span text:style-name="T3">s.</text:span> El que bebe.</text:p>
      <text:p text:style-name="P1"><text:span text:style-name="T1">Õgwilla</text:span> <text:span text:style-name="T3">s.</text:span> Bebida.</text:p>
      <text:p text:style-name="P1"><text:span text:style-name="T1">Õgwillaidi</text:span> <text:span text:style-name="T3">s.</text:span> Bebedor.</text:p>
      <text:p text:style-name="P1"><text:span text:style-name="T1">Õhãhĩ</text:span> <text:span text:style-name="T3">s.</text:span> Hachas.</text:p>
      <text:p text:style-name="P1"><text:span text:style-name="T1">Õhsa</text:span> <text:span text:style-name="T3">s.</text:span> Agriera.</text:p>
      <text:p text:style-name="P1"><text:span text:style-name="T1">Õhsahgajaha</text:span> <text:span text:style-name="T3">v.</text:span> Tener agriera.</text:p>
      <text:p text:style-name="P1"><text:span text:style-name="T1">Õhwaĩhdi</text:span> <text:span text:style-name="T3">s.</text:span> Diablo.</text:p>
      <text:p text:style-name="P1"><text:span text:style-name="T1">Õhwaĩhdi ẽdi tãdofaidi</text:span> <text:span text:style-name="T3">s.</text:span> Demonio.</text:p>
      <text:p text:style-name="P1"><text:span text:style-name="T1">Õhxahdahgajaha</text:span> <text:span text:style-name="T3">v.</text:span> Desear.</text:p>
      <text:p text:style-name="P1"><text:span text:style-name="T1">Õhxu</text:span> <text:span text:style-name="T3">s.</text:span> Isla.</text:p>
      <text:p text:style-name="P1"><text:span text:style-name="T1">Õĩhgajaha</text:span> <text:span text:style-name="T3">v.</text:span> Amarse uno a otro.</text:p>
      <text:p text:style-name="P1"><text:span text:style-name="T1">Õĩhxa jĩãjaha</text:span> <text:span text:style-name="T3">v.</text:span> Odiar, abominar.</text:p>
      <text:p text:style-name="P1"><text:span text:style-name="T1">Õĩpu</text:span> <text:span text:style-name="T3">s.</text:span> Rocío (Véase <text:span text:style-name="T1">Omipu</text:span>).</text:p>
      <text:p text:style-name="P1"><text:soft-page-break/><text:span text:style-name="T1">Õĩxe ĩãjaha</text:span> <text:span text:style-name="T3">v.</text:span> Detestar.</text:p>
      <text:p text:style-name="P1"><text:span text:style-name="T1">Õjãguihajaha</text:span> <text:span text:style-name="T3">v.</text:span> <text:span text:style-name="T1">1.</text:span> Olvidar. <text:span text:style-name="T1">2.</text:span> Aban-</text:p>
      <text:p text:style-name="P1"><text:tab/>donar. <text:span text:style-name="T1">3.</text:span> Quedarse enterrado.</text:p>
      <text:p text:style-name="P1"><text:span text:style-name="T1">Õjãhẽfã</text:span> <text:span text:style-name="T3">s.</text:span> Surcos de tierra.</text:p>
      <text:p text:style-name="P1"><text:span text:style-name="T1">Õjãtaha</text:span> <text:span text:style-name="T3">s.</text:span> Entierro.</text:p>
      <text:p text:style-name="P1"><text:span text:style-name="T1">Õjãtahga</text:span> <text:span text:style-name="T3">adj.</text:span> Enterrado (inanim.).</text:p>
      <text:p text:style-name="P1"/>
      <text:p text:style-name="P1">[Seite 36]</text:p>
      <text:p text:style-name="P1">[Spalte 2]</text:p>
      <text:p text:style-name="P1"/>
      <text:p text:style-name="P1"><text:span text:style-name="T1">Õjãtahgue</text:span> <text:span text:style-name="T3">adj.</text:span> Enterrado (anim.).</text:p>
      <text:p text:style-name="P1"><text:span text:style-name="T1">Õjãtaidi</text:span> <text:span text:style-name="T3">s.</text:span> Enterrador.</text:p>
      <text:p text:style-name="P1"><text:span text:style-name="T1">Õjãtajaha</text:span> <text:span text:style-name="T3">v.</text:span> Enterrar.</text:p>
      <text:p text:style-name="P1"><text:span text:style-name="T1">Õnoga</text:span> <text:span text:style-name="T3">s.</text:span> Mango que sirve para</text:p>
      <text:p text:style-name="P1"><text:tab/>coger cosas.</text:p>
      <text:p text:style-name="P1"><text:span text:style-name="T1">Õõcahmo maana</text:span> <text:span text:style-name="T3">s.</text:span> Camino real.</text:p>
      <text:p text:style-name="P1"><text:span text:style-name="T1">Õõcha</text:span> <text:span text:style-name="T3">s.</text:span> <text:span text:style-name="T1">1.</text:span> Verdad. <text:span text:style-name="T1">2.</text:span> Certeza. <text:span text:style-name="T1">3.</text:span> Cierto.</text:p>
      <text:p text:style-name="P2">Õõchajaha ahdabihajahri</text:p>
      <text:p text:style-name="P1"><text:tab/><text:span text:style-name="T1">jĩdabainari</text:span> <text:span text:style-name="T3">v.</text:span> Despedir.</text:p>
      <text:p text:style-name="P1"><text:span text:style-name="T1">Õõchu</text:span> <text:span text:style-name="T3">s.</text:span> Escasez.</text:p>
      <text:p text:style-name="P1"><text:span text:style-name="T1">Õõchudi</text:span> <text:span text:style-name="T3">s.</text:span> <text:span text:style-name="T1">1.</text:span> Auténtico.</text:p>
      <text:p text:style-name="P1"><text:tab/><text:span text:style-name="T1">2.</text:span> Verdadero.</text:p>
      <text:p text:style-name="P1"><text:span text:style-name="T1">Õõxahdajaha</text:span> <text:span text:style-name="T3">v.</text:span> Divisar.</text:p>
      <text:p text:style-name="P1"><text:span text:style-name="T1">Õpu</text:span> <text:span text:style-name="T3">s.</text:span> <text:span text:style-name="T1">1.</text:span> Celos. <text:span text:style-name="T1">2.</text:span> Competencia.</text:p>
      <text:p text:style-name="P1"><text:span text:style-name="T1">Õpugajaha</text:span> <text:span text:style-name="T3">v.</text:span> Tener celos.</text:p>
      <text:p text:style-name="P1"><text:span text:style-name="T1">Õpuguehe</text:span> <text:span text:style-name="T3">adj.</text:span> Celoso.</text:p>
      <text:p text:style-name="P1"><text:span text:style-name="T1">Õwãjaha</text:span> <text:span text:style-name="T3">v.</text:span> Querer.</text:p>
      <text:p text:style-name="P1"><text:span text:style-name="T1">Õwãjahri</text:span> <text:span text:style-name="T3">v.</text:span> Querer a una persona.</text:p>
      <text:p text:style-name="P1"><text:span text:style-name="T1">Õwãmajaha</text:span> <text:span text:style-name="T3">v.</text:span> Encaramarse.</text:p>
      <text:p text:style-name="P1"><text:span text:style-name="T1">Õwãxahdagajaha</text:span> <text:span text:style-name="T3">v.</text:span> Amar.</text:p>
      <text:p text:style-name="P1"><text:span text:style-name="T1">Õwãxahdahgaha</text:span> <text:span text:style-name="T3">s.</text:span> Amor.</text:p>
      <text:p text:style-name="P1"><text:span text:style-name="T1">Õwãxahdahgajaha</text:span> <text:span text:style-name="T3">v.</text:span> <text:span text:style-name="T1">1.</text:span> Acariciar.</text:p>
      <text:p text:style-name="P1"><text:tab/><text:span text:style-name="T1">2.</text:span> Mostrar cariño.</text:p>
      <text:p text:style-name="P1"><text:span text:style-name="T1">Õwãxahdahgue</text:span> <text:span text:style-name="T3">adj.</text:span> Amoroso.</text:p>
      <text:p text:style-name="P1"><text:span text:style-name="T1">Õwẽgajaha</text:span> <text:span text:style-name="T3">v.</text:span> <text:span text:style-name="T1">1.</text:span> Amarse mutua-</text:p>
      <text:p text:style-name="P1"><text:tab/>mente. <text:span text:style-name="T1">2.</text:span> Amarse uno mismo.</text:p>
      <text:p text:style-name="P1"><text:span text:style-name="T1">Õwi</text:span> <text:span text:style-name="T3">s.</text:span> Origüelo (esp. de pájaro)</text:p>
      <text:p text:style-name="P1"><text:tab/>(Véase <text:span text:style-name="T1">Oñu</text:span>).</text:p>
      <text:p text:style-name="P1"><text:span text:style-name="T1">Õxahdahgajaha</text:span> <text:span text:style-name="T3">v.</text:span> <text:span text:style-name="T1">1.</text:span> Vigilar.</text:p>
      <text:p text:style-name="P1"><text:tab/><text:span text:style-name="T1">2.</text:span> Estar alerta.</text:p>
      <text:p text:style-name="P1"/>
      <text:p text:style-name="P1">[Seite 36]</text:p>
      <text:p text:style-name="P1">[Spalte 1]</text:p>
      <text:p text:style-name="P1"/>
      <text:p text:style-name="P2">P, p</text:p>
      <text:p text:style-name="P2"/>
      <text:p text:style-name="P1"><text:span text:style-name="T1">Paatuna</text:span> <text:span text:style-name="T3">s.</text:span> Plátano.</text:p>
      <text:p text:style-name="P1"><text:span text:style-name="T1">Paatunache</text:span> <text:span text:style-name="T3">s.</text:span> Racimo de plátano.</text:p>
      <text:p text:style-name="P1"><text:span text:style-name="T1">Paaxo</text:span> <text:span text:style-name="T3">s.</text:span> Mediodía.</text:p>
      <text:p text:style-name="P1"><text:span text:style-name="T1">Paca ĩã eahgajaha</text:span> <text:span text:style-name="T3">v.</text:span> Bramar.</text:p>
      <text:p text:style-name="P1"><text:span text:style-name="T1">Paca johde uwo</text:span> <text:span text:style-name="T3">s.</text:span> Leche de vaca.</text:p>
      <text:p text:style-name="P1"><text:span text:style-name="T1">Paca jõde</text:span> <text:span text:style-name="T3">s.</text:span> Cebo de vaca.</text:p>
      <text:p text:style-name="P1"><text:soft-page-break/><text:span text:style-name="T1">Pacãhxõ</text:span> <text:span text:style-name="T3">s.</text:span> Totuma.</text:p>
      <text:p text:style-name="P1"><text:span text:style-name="T1">Paẽgadi</text:span> <text:span text:style-name="T3">adj.</text:span> Contrario.</text:p>
      <text:p text:style-name="P1"><text:span text:style-name="T1">Paha</text:span> <text:span text:style-name="T3">s.</text:span> <text:span text:style-name="T1">1.</text:span> Cara. <text:span text:style-name="T1">2.</text:span> Cosas verdes.</text:p>
      <text:p text:style-name="P1"><text:span text:style-name="T1">Pahle</text:span> <text:span text:style-name="T3">s.</text:span> Padre, cura.</text:p>
      <text:p text:style-name="P1"><text:span text:style-name="T1">Paijo</text:span> <text:span text:style-name="T3">s.</text:span> Pájaro pereza.</text:p>
      <text:p text:style-name="P1"><text:span text:style-name="T1">Paĩjahlla</text:span> <text:span text:style-name="T3">s.</text:span> Calavera.</text:p>
      <text:p text:style-name="P1"/>
      <text:p text:style-name="P1">[Seite 36]</text:p>
      <text:p text:style-name="P1">[Spalte 2]</text:p>
      <text:p text:style-name="P1"/>
      <text:p text:style-name="P1"><text:span text:style-name="T1">Pajahdoh</text:span> <text:span text:style-name="T3">adv.</text:span> Acá.</text:p>
      <text:p text:style-name="P1"><text:span text:style-name="T1">Pajajaha</text:span> <text:span text:style-name="T3">v.</text:span> Decir.</text:p>
      <text:p text:style-name="P1"><text:span text:style-name="T1">Palata</text:span> <text:span text:style-name="T3">s.</text:span> Dinero.</text:p>
      <text:p text:style-name="P1"><text:span text:style-name="T1">Palatajaha</text:span> <text:span text:style-name="T3">v.</text:span> Billete.</text:p>
      <text:p text:style-name="P1"><text:span text:style-name="T1">Pameehda guwajaha</text:span> <text:span text:style-name="T3">v.</text:span> Avanzar.</text:p>
      <text:p text:style-name="P1"><text:span text:style-name="T1">Pameehda guwiigaha</text:span> <text:span text:style-name="T3">s.</text:span> Avance.</text:p>
      <text:p text:style-name="P1"><text:span text:style-name="T1">Pameehda ĩxa</text:span> <text:span text:style-name="T3">adj.</text:span> Anterior.</text:p>
      <text:p text:style-name="P1"><text:span text:style-name="T1">Pamemajaha</text:span> <text:span text:style-name="T3">v.</text:span> Adelantar.</text:p>
      <text:p text:style-name="P1"><text:span text:style-name="T1">Pamemihajaha</text:span> <text:span text:style-name="T3">v.</text:span> Adelantarse.</text:p>
      <text:p text:style-name="P1"><text:span text:style-name="T1">Pamena teagajaha</text:span> <text:span text:style-name="T3">v.</text:span> Advertir.</text:p>
      <text:p text:style-name="P1"><text:span text:style-name="T1">Pamena teahgaha</text:span> <text:span text:style-name="T3">s.</text:span> Advertencia.</text:p>
      <text:p text:style-name="P1"><text:span text:style-name="T1">Pamenaahda</text:span> <text:span text:style-name="T3">adv.</text:span> Delante.</text:p>
      <text:p text:style-name="P1"/>
      <text:p text:style-name="P1">[Seite 37]</text:p>
      <text:p text:style-name="P1">[Spalte 1]</text:p>
      <text:p text:style-name="P1"/>
      <text:p text:style-name="P1"><text:span text:style-name="T1">Pamenaaxa</text:span> <text:span text:style-name="T3">adv.</text:span> Antes.</text:p>
      <text:p text:style-name="P1"><text:span text:style-name="T1">Pameta</text:span> <text:span text:style-name="T3">adj.</text:span> Delantera.</text:p>
      <text:p text:style-name="P1"><text:span text:style-name="T1">Panaca</text:span> <text:span text:style-name="T3">s.</text:span> Agamí (ave zancuda).</text:p>
      <text:p text:style-name="P1"><text:span text:style-name="T1">Panadamihajaha</text:span> <text:span text:style-name="T3">v.</text:span> Arrepentirse.</text:p>
      <text:p text:style-name="P1"><text:span text:style-name="T1">Panajaha</text:span> <text:span text:style-name="T3">v.</text:span> <text:span text:style-name="T1">1.</text:span> Aplicar. <text:span text:style-name="T1">2.</text:span> Colocar.</text:p>
      <text:p text:style-name="P1"><text:tab/><text:span text:style-name="T1">3.</text:span> Poner.</text:p>
      <text:p text:style-name="P1"><text:span text:style-name="T1">Panigajaha</text:span> <text:span text:style-name="T3">v.</text:span> Dedicar.</text:p>
      <text:p text:style-name="P1"><text:span text:style-name="T1">Paniguihajaha</text:span> <text:span text:style-name="T3">v.</text:span> Aplicarse.</text:p>
      <text:p text:style-name="P1"><text:span text:style-name="T1">Pano</text:span> <text:span text:style-name="T3">s.</text:span> Tábano negro (esp. de</text:p>
      <text:p text:style-name="P1"><text:tab/>insecto).</text:p>
      <text:p text:style-name="P1"><text:span text:style-name="T1">Paña</text:span> <text:span text:style-name="T3">s.</text:span> Clavo.</text:p>
      <text:p text:style-name="P1"><text:span text:style-name="T1">Pañagajaha</text:span> <text:span text:style-name="T3">v.</text:span> Clavar.</text:p>
      <text:p text:style-name="P1"><text:span text:style-name="T1">Pañoohdi</text:span> <text:span text:style-name="T3">adj.</text:span> Desconocido.</text:p>
      <text:p text:style-name="P1"><text:span text:style-name="T1">Paxo jeemaje</text:span> <text:span text:style-name="T3">adv.</text:span> Ahora mismo.</text:p>
      <text:p text:style-name="P1"><text:span text:style-name="T1">Paxo lleemohna</text:span> <text:span text:style-name="T3">s.</text:span> Centro.</text:p>
      <text:p text:style-name="P1"><text:span text:style-name="T1">Paxo lleemohtajaha</text:span> <text:span text:style-name="T3">v.</text:span> Centrar.</text:p>
      <text:p text:style-name="P1"><text:span text:style-name="T1">Paxodajaha</text:span> <text:span text:style-name="T3">v.</text:span> Contar.</text:p>
      <text:p text:style-name="P1"><text:span text:style-name="T1">Paxohdahgaha</text:span> <text:span text:style-name="T3">s.</text:span> Censo.</text:p>
      <text:p text:style-name="P1"><text:span text:style-name="T1">Paxohdahgaidi jĩxõri</text:span> <text:span text:style-name="T3">s.</text:span> Censor.</text:p>
      <text:p text:style-name="P1"><text:span text:style-name="T1">Paxohdaidi</text:span> <text:span text:style-name="T3">s.</text:span> Contador.</text:p>
      <text:p text:style-name="P1"><text:span text:style-name="T1">Paxona</text:span> <text:span text:style-name="T3">adv.</text:span> En frente.</text:p>
      <text:p text:style-name="P1"><text:span text:style-name="T1">Paxoohda</text:span> <text:span text:style-name="T3">adv.</text:span> Durante.</text:p>
      <text:p text:style-name="P1"><text:span text:style-name="T1">Paxoxo</text:span> <text:span text:style-name="T3">s.</text:span> Mediodía.</text:p>
      <text:p text:style-name="P1"><text:span text:style-name="T1">Paxu lugadajaha</text:span> <text:span text:style-name="T3">v.</text:span> Dar una vuelta</text:p>
      <text:p text:style-name="P1"><text:tab/>a los ojos.</text:p>
      <text:p text:style-name="P1"><text:span text:style-name="T1">Paxu miajaha</text:span> <text:span text:style-name="T3">v.</text:span> Parpadear.</text:p>
      <text:p text:style-name="P1"><text:soft-page-break/><text:span text:style-name="T1">Paxu reoho</text:span> <text:span text:style-name="T3">s.</text:span> Bizco.</text:p>
      <text:p text:style-name="P1"><text:span text:style-name="T1">Paxuahoh</text:span> <text:span text:style-name="T3">s.</text:span> Ojos dormidos,</text:p>
      <text:p text:style-name="P1"><text:tab/>adormitados.</text:p>
      <text:p text:style-name="P1"><text:span text:style-name="T1">Paxugahlloh</text:span> <text:span text:style-name="T3">s.</text:span> Ojos salidos, brotados.</text:p>
      <text:p text:style-name="P1"><text:span text:style-name="T1">Paxujiamoh</text:span> <text:span text:style-name="T3">s.</text:span> Ojos hinchados.</text:p>
      <text:p text:style-name="P1"><text:span text:style-name="T1">Paxusewioh</text:span> <text:span text:style-name="T3">s.</text:span> Ojos abobados (de loco).</text:p>
      <text:p text:style-name="P1"><text:span text:style-name="T1">Paxutãdiboh</text:span> <text:span text:style-name="T3">s.</text:span> Ojos morados.</text:p>
      <text:p text:style-name="P1"><text:span text:style-name="T1">Paxutãdoh</text:span> <text:span text:style-name="T3">s.</text:span> Ojos oscuros (negros).</text:p>
      <text:p text:style-name="P1"><text:span text:style-name="T1">Paxute ĩtoh</text:span> <text:span text:style-name="T3">s.</text:span> Ojos cruzados, bizco.</text:p>
      <text:p text:style-name="P1"><text:span text:style-name="T1">Pãdehba</text:span> <text:span text:style-name="T3">s.</text:span> Cañafístola (esp. de árbol).</text:p>
      <text:p text:style-name="P1"><text:span text:style-name="T1">Pãẽ jĩãjãha</text:span> <text:span text:style-name="T3">v.</text:span> Distinguir.</text:p>
      <text:p text:style-name="P1"><text:span text:style-name="T1">Pãẽãsahgaha</text:span> <text:span text:style-name="T3">s.</text:span> Comprensión.</text:p>
      <text:p text:style-name="P1"><text:span text:style-name="T1">Pãẽãsajaha</text:span> <text:span text:style-name="T3">v.</text:span> Comprender.</text:p>
      <text:p text:style-name="P1"><text:span text:style-name="T1">Pãẽãsaxoa</text:span> <text:span text:style-name="T3">adj.</text:span> Comprensible.</text:p>
      <text:p text:style-name="P1"><text:span text:style-name="T1">Pãẽgaha</text:span> <text:span text:style-name="T3">s.</text:span> Conocimiento.</text:p>
      <text:p text:style-name="P1"><text:span text:style-name="T1">Pãẽjaha</text:span> <text:span text:style-name="T3">v.</text:span> Conocer.</text:p>
      <text:p text:style-name="P1"><text:span text:style-name="T1">Pãhãhĩ</text:span> <text:span text:style-name="T3">adj.</text:span> Avispado, vivo.</text:p>
      <text:p text:style-name="P1"><text:span text:style-name="T1">Pãhdeba</text:span> <text:span text:style-name="T3">s.</text:span> Cañafístola (esp. de árbol).</text:p>
      <text:p text:style-name="P1"/>
      <text:p text:style-name="P1">[Seite 37]</text:p>
      <text:p text:style-name="P1">[Spalte 2]</text:p>
      <text:p text:style-name="P1"/>
      <text:p text:style-name="P1">[BILD] Pume</text:p>
      <text:p text:style-name="P1"><text:span text:style-name="T1">Pãjõ</text:span> <text:span text:style-name="T3">s.</text:span> Avispas.</text:p>
      <text:p text:style-name="P1"><text:span text:style-name="T1">Pãxa</text:span> <text:span text:style-name="T3">s.</text:span> Espina.</text:p>
      <text:p text:style-name="P1"><text:span text:style-name="T1">Peadahgaha</text:span> <text:span text:style-name="T3">s.</text:span> Demostración.</text:p>
      <text:p text:style-name="P1"><text:span text:style-name="T1">Peadajaha</text:span> <text:span text:style-name="T3">v.</text:span> <text:span text:style-name="T1">1.</text:span> Demostrar.</text:p>
      <text:p text:style-name="P1"><text:tab/><text:span text:style-name="T1">2.</text:span> Descubrir.</text:p>
      <text:p text:style-name="P1"><text:span text:style-name="T1">Peesajaxoa</text:span> <text:span text:style-name="T3">s.</text:span> Balanza.</text:p>
      <text:p text:style-name="P1"><text:span text:style-name="T1">Pehe</text:span> <text:span text:style-name="T3">s.</text:span> Casabe.</text:p>
      <text:p text:style-name="P1"><text:span text:style-name="T1">Pena</text:span> <text:span text:style-name="T3">adv.</text:span> Aquí.</text:p>
      <text:p text:style-name="P1"><text:span text:style-name="T1">Piquilla</text:span> <text:span text:style-name="T3">s.</text:span> Yuca dulce.</text:p>
      <text:p text:style-name="P1"><text:span text:style-name="T1">Piquilla õwã</text:span> <text:span text:style-name="T3">s.</text:span> Mata de yuca dulce.</text:p>
      <text:p text:style-name="P1"><text:span text:style-name="T1">Pĩpina</text:span> <text:span text:style-name="T3">s.</text:span> Botijo.</text:p>
      <text:p text:style-name="P1"><text:span text:style-name="T1">Poajaha</text:span> <text:span text:style-name="T3">v.</text:span> <text:span text:style-name="T1">1.</text:span> Pegar. <text:span text:style-name="T1">2.</text:span> Dar una</text:p>
      <text:p text:style-name="P1"><text:tab/>palmada.</text:p>
      <text:p text:style-name="P1"><text:span text:style-name="T1">Poẽgajaha</text:span> <text:span text:style-name="T3">v.</text:span> Desenvolver.</text:p>
      <text:p text:style-name="P1"><text:span text:style-name="T1">Poho</text:span> <text:span text:style-name="T3">s.</text:span> Puente.</text:p>
      <text:p text:style-name="P1"><text:span text:style-name="T1">Poxu</text:span> <text:span text:style-name="T3">s.</text:span> Bejuco.</text:p>
      <text:p text:style-name="P1"><text:span text:style-name="T1">Põãjaha</text:span> <text:span text:style-name="T3">v.</text:span> Crecer.</text:p>
      <text:p text:style-name="P1"><text:span text:style-name="T1">Põẽhjaha</text:span> <text:span text:style-name="T3">v.</text:span> <text:span text:style-name="T1">1.</text:span> Prolongar.</text:p>
      <text:p text:style-name="P1"><text:tab/><text:span text:style-name="T1">2.</text:span> Aumentar, hacer crecer.</text:p>
      <text:p text:style-name="P1"><text:span text:style-name="T1">Põĩgaha</text:span> <text:span text:style-name="T3">s.</text:span> Crecida, crecimiento.</text:p>
      <text:p text:style-name="P1"><text:span text:style-name="T1">Põjã</text:span> <text:span text:style-name="T3">s.</text:span> Hilo.</text:p>
      <text:p text:style-name="P1"><text:span text:style-name="T1">Põjãhno</text:span> <text:span text:style-name="T3">s.</text:span> Algodón.</text:p>
      <text:p text:style-name="P1"><text:span text:style-name="T1">Põwẽhajaha</text:span> <text:span text:style-name="T3">v.</text:span> Acrecentar, aumentar.</text:p>
      <text:p text:style-name="P1"><text:span text:style-name="T1">Põwẽhgaha</text:span> <text:span text:style-name="T3">s.</text:span> Aumento.</text:p>
      <text:p text:style-name="P1"><text:span text:style-name="T1">Puhali</text:span> <text:span text:style-name="T3">s.</text:span> Budare. <text:span text:style-name="T3">sg.</text:span> <text:span text:style-name="T1">Puhlihu.</text:span></text:p>
      <text:p text:style-name="P1"><text:span text:style-name="T1">Puhduhba</text:span> <text:span text:style-name="T3">s.</text:span> Escopeta.</text:p>
      <text:p text:style-name="P1"><text:span text:style-name="T1">Puhlihu</text:span> <text:span text:style-name="T3">s.</text:span> Budare, tiesto hecho de</text:p>
      <text:p text:style-name="P1"><text:tab/>barro.</text:p>
      <text:p text:style-name="P1"><text:span text:style-name="T1">Pume</text:span> <text:span text:style-name="T3">s.</text:span> Lapa (esp. de animal roedor).</text:p>
      <text:p text:style-name="P1"><text:soft-page-break/><text:span text:style-name="T1">Pũdl</text:span> <text:span text:style-name="T3">s.</text:span> Sueño.</text:p>
      <text:p text:style-name="P1"><text:span text:style-name="T1">Pũdu</text:span> <text:span text:style-name="T3">s.</text:span> Sueño (Véase <text:span text:style-name="T1">Pũdi</text:span>).</text:p>
      <text:p text:style-name="P1"/>
      <text:p text:style-name="P1">[Seite 38]</text:p>
      <text:p text:style-name="P1">[Spalte 1]</text:p>
      <text:p text:style-name="P1"/>
      <text:p text:style-name="P2">Q, q</text:p>
      <text:p text:style-name="P1"/>
      <text:p text:style-name="P1"><text:span text:style-name="T1">Quedali</text:span> <text:span text:style-name="T3">s.</text:span> Arcilla.</text:p>
      <text:p text:style-name="P1"><text:span text:style-name="T1">Quedamajaha</text:span> <text:span text:style-name="T3">v.</text:span> Llegar de río abajo.</text:p>
      <text:p text:style-name="P1"><text:span text:style-name="T1">Quelaidi</text:span> <text:span text:style-name="T3">s.</text:span> Agitador.</text:p>
      <text:p text:style-name="P1"><text:span text:style-name="T1">Quelajaha</text:span> <text:span text:style-name="T3">v.</text:span> Agitar algo, sonar</text:p>
      <text:p text:style-name="P1"><text:tab/>(maracas).</text:p>
      <text:p text:style-name="P1"><text:span text:style-name="T1">Queleajaha</text:span> <text:span text:style-name="T3">v.</text:span> Hacer.</text:p>
      <text:p text:style-name="P1"><text:span text:style-name="T1">Queligaha</text:span> <text:span text:style-name="T3">s.</text:span> Agitación.</text:p>
      <text:p text:style-name="P1"><text:span text:style-name="T1">Quena</text:span> <text:span text:style-name="T3">s.</text:span> Mara (esp. de planta).</text:p>
      <text:p text:style-name="P1"/>
      <text:p text:style-name="P1">[Seite 38]</text:p>
      <text:p text:style-name="P1">[Spalte 2]</text:p>
      <text:p text:style-name="P1"/>
      <text:p text:style-name="P1"><text:span text:style-name="T1">Quepagaidi</text:span> <text:span text:style-name="T3">s.</text:span> El que quiebra.</text:p>
      <text:p text:style-name="P1"><text:span text:style-name="T1">Quiajaha</text:span> <text:span text:style-name="T3">v.</text:span> <text:span text:style-name="T1">1.</text:span> Desgranar. <text:span text:style-name="T1">2.</text:span> Quebrar.</text:p>
      <text:p text:style-name="P1"><text:span text:style-name="T1">Quilimisi</text:span> <text:span text:style-name="T3">s.</text:span> Ceiba macho (esp. de</text:p>
      <text:p text:style-name="P1"><text:tab/>árbol).</text:p>
      <text:p text:style-name="P1"><text:span text:style-name="T1">Quiqueha</text:span> <text:span text:style-name="T3">adj.</text:span> <text:span text:style-name="T1">1.</text:span> Quebrado. <text:span text:style-name="T1">2.</text:span> Roto.</text:p>
      <text:p text:style-name="P1"><text:span text:style-name="T1">Quiquehme</text:span> <text:span text:style-name="T3">s.</text:span> Quebradura.</text:p>
      <text:p text:style-name="P1"><text:span text:style-name="T1">Quiquihjaha</text:span> <text:span text:style-name="T3">v.</text:span> Quebrarse.</text:p>
      <text:p text:style-name="P1"/>
      <text:p text:style-name="P1"><text:s/>[Seite 38]</text:p>
      <text:p text:style-name="P1">[Spalte 1]</text:p>
      <text:p text:style-name="P1"/>
      <text:p text:style-name="P2">R, r</text:p>
      <text:p text:style-name="P1"/>
      <text:p text:style-name="P1"><text:span text:style-name="T1">Rabugai</text:span> <text:span text:style-name="T3">s.</text:span> Plátano rabogallo.</text:p>
      <text:p text:style-name="P1"><text:span text:style-name="T1">Rãĩxo</text:span> <text:span text:style-name="T3">s.</text:span> Cachicamo (esp. de árbol).</text:p>
      <text:p text:style-name="P1"><text:span text:style-name="T1">Rãjagajaha</text:span> <text:span text:style-name="T3">v.</text:span> Ahuecar.</text:p>
      <text:p text:style-name="P1"><text:span text:style-name="T1">Rãpohgahdu apicha</text:span> <text:span text:style-name="T3">s.</text:span> Cafuches,</text:p>
      <text:p text:style-name="P1"><text:tab/>saínos.</text:p>
      <text:p text:style-name="P1"><text:span text:style-name="T1">Rãpoje</text:span> <text:span text:style-name="T3">s.</text:span> <text:span text:style-name="T1">1.</text:span> Monte, bosque. <text:span text:style-name="T1">2.</text:span> Danta.</text:p>
      <text:p text:style-name="P1"><text:span text:style-name="T1">Rãpollu ẽbaĩ muĩguhdu</text:span> <text:span text:style-name="T3">s.</text:span> Abeja</text:p>
      <text:p text:style-name="P1"><text:tab/>real de monte.</text:p>
      <text:p text:style-name="P1"><text:span text:style-name="T1">Rãpoo</text:span> <text:span text:style-name="T3">s.</text:span> <text:span text:style-name="T1">1.</text:span> Bosque. <text:span text:style-name="T1">2.</text:span> Monte.</text:p>
      <text:p text:style-name="P1"><text:span text:style-name="T1">Rea</text:span> <text:span text:style-name="T3">adj.</text:span> Recostado en el suelo.</text:p>
      <text:p text:style-name="P1"><text:span text:style-name="T1">Reajaha</text:span> <text:span text:style-name="T3">v.</text:span> Acostar.</text:p>
      <text:p text:style-name="P1"><text:span text:style-name="T1">Reehjaha</text:span> <text:span text:style-name="T3">v.</text:span> Acostarse.</text:p>
      <text:p text:style-name="P1"><text:span text:style-name="T1">Rẽẽxe</text:span> <text:span text:style-name="T3">s.</text:span> Soga hecha de la piel de</text:p>
      <text:p text:style-name="P1"><text:tab/>un animal.</text:p>
      <text:p text:style-name="P1"><text:span text:style-name="T1">Rẽruwa</text:span> <text:span text:style-name="T3">s.</text:span> Especie de paloma pequeña.</text:p>
      <text:p text:style-name="P1"><text:span text:style-name="T1">Rẽxo</text:span> <text:span text:style-name="T3">s.</text:span> Cachicamo (esp. de árbol).</text:p>
      <text:p text:style-name="P1"><text:span text:style-name="T1">Riãdajaha</text:span> <text:span text:style-name="T3">v.</text:span> Acocear, dar una patada.</text:p>
      <text:p text:style-name="P1"><text:span text:style-name="T1">Riña</text:span> <text:span text:style-name="T3">s.</text:span> Baile, danza.</text:p>
      <text:p text:style-name="P1"><text:span text:style-name="T1">Riñajaha</text:span> <text:span text:style-name="T3">v.</text:span> Bailar.</text:p>
      <text:p text:style-name="P1"><text:soft-page-break/><text:span text:style-name="T1">Riñohte ĩxamajaha</text:span> <text:span text:style-name="T3">v.</text:span> Abultar.</text:p>
      <text:p text:style-name="P1"/>
      <text:p text:style-name="P1">[Seite 38]</text:p>
      <text:p text:style-name="P1">[Spalte 2]</text:p>
      <text:p text:style-name="P1"/>
      <text:p text:style-name="P1"><text:span text:style-name="T1">Riñohte ĩxamihajaha</text:span> <text:span text:style-name="T3">v.</text:span> Abultarse.</text:p>
      <text:p text:style-name="P1"><text:span text:style-name="T1">Riñohte ĩxe</text:span> <text:span text:style-name="T3">adj.</text:span> Abultado.</text:p>
      <text:p text:style-name="P1"><text:span text:style-name="T1">Rĩajaha</text:span> <text:span text:style-name="T3">v.</text:span> Bailar.</text:p>
      <text:p text:style-name="P1"><text:span text:style-name="T1">Rĩẽhmajaha</text:span> <text:span text:style-name="T3">v.</text:span> <text:span text:style-name="T1">1.</text:span> Ascender.</text:p>
      <text:p text:style-name="P1"><text:tab/><text:span text:style-name="T1">2.</text:span> Encaramarse.</text:p>
      <text:p text:style-name="P1"><text:span text:style-name="T1">Rĩpilalidi</text:span> <text:span text:style-name="T3">s.</text:span> Bailador.</text:p>
      <text:p text:style-name="P1"><text:span text:style-name="T1">Roadajaha</text:span> <text:span text:style-name="T3">v.</text:span> <text:span text:style-name="T1">1.</text:span> Dar un golpe,</text:p>
      <text:p text:style-name="P1"><text:tab/>puñetazo. <text:span text:style-name="T1">2.</text:span> Tropezar, chocar.</text:p>
      <text:p text:style-name="P1"><text:span text:style-name="T1">Roagajaha</text:span> <text:span text:style-name="T3">v.</text:span> Pilar.</text:p>
      <text:p text:style-name="P1"><text:span text:style-name="T1">Roahgaha</text:span> <text:span text:style-name="T3">s.</text:span> Choque.</text:p>
      <text:p text:style-name="P1"><text:span text:style-name="T1">Roahgajaha</text:span> <text:span text:style-name="T3">v.</text:span> Chocar.</text:p>
      <text:p text:style-name="P1"><text:span text:style-name="T1">Roajaha</text:span> <text:span text:style-name="T3">v.</text:span> Atrancar algo para que</text:p>
      <text:p text:style-name="P1"><text:tab/>no se caiga.</text:p>
      <text:p text:style-name="P1"><text:span text:style-name="T1">Rohrota</text:span> <text:span text:style-name="T3">s.</text:span> Mariposa.</text:p>
      <text:p text:style-name="P1"><text:span text:style-name="T1">Roiga</text:span> <text:span text:style-name="T3">adj.</text:span> <text:span text:style-name="T1">1.</text:span> Algo pilado. <text:span text:style-name="T1">2.</text:span> Atrancado.</text:p>
      <text:p text:style-name="P1"><text:span text:style-name="T1">Roiguihajaha</text:span> <text:span text:style-name="T3">v.</text:span> Atrancarse.</text:p>
      <text:p text:style-name="P1"><text:span text:style-name="T1">Rõãhxa</text:span> <text:span text:style-name="T3">adv.</text:span> Hasta (espacio</text:p>
      <text:p text:style-name="P1"><text:tab/>comparativo: <text:span text:style-name="T1">altura</text:span>).</text:p>
      <text:p text:style-name="P1"><text:span text:style-name="T1">Rõjĩ</text:span> <text:span text:style-name="T3">adj.</text:span> Desafilado, sin punta.</text:p>
      <text:p text:style-name="P1"/>
      <text:p text:style-name="P1">[Seite 38]</text:p>
      <text:p text:style-name="P1">[Spalte 1]</text:p>
      <text:p text:style-name="P1"/>
      <text:p text:style-name="P2">S, s</text:p>
      <text:p text:style-name="P2"/>
      <text:p text:style-name="P1"><text:span text:style-name="T1">Saalu queleajaha</text:span> <text:span text:style-name="T3">v.</text:span> Atasajar o</text:p>
      <text:p text:style-name="P1"><text:tab/>tasajear la carne para salar.</text:p>
      <text:p text:style-name="P1"><text:span text:style-name="T1">Sachu</text:span> <text:span text:style-name="T3">s.</text:span> Rastrojo.</text:p>
      <text:p text:style-name="P1"><text:span text:style-name="T1">Sahahmajaha</text:span> <text:span text:style-name="T3">v.</text:span> Desbordar.</text:p>
      <text:p text:style-name="P1"><text:span text:style-name="T1">Sahña</text:span> <text:span text:style-name="T3">s.</text:span> Menstruación.</text:p>
      <text:p text:style-name="P1"><text:span text:style-name="T1">Sahña ipu</text:span> <text:span text:style-name="T3">s.</text:span> Fruta madura que cae</text:p>
      <text:p text:style-name="P1"/>
      <text:p text:style-name="P1">[Seite 38]</text:p>
      <text:p text:style-name="P1">[Spalte 2]</text:p>
      <text:p text:style-name="P1"/>
      <text:p text:style-name="P1"><text:tab/>del árbol, fruta caída.</text:p>
      <text:p text:style-name="P1"><text:span text:style-name="T1">Saicua</text:span> <text:span text:style-name="T3">s.</text:span> <text:span text:style-name="T1">1.</text:span> Curandero. <text:span text:style-name="T1">2.</text:span> Yerbatero.</text:p>
      <text:p text:style-name="P1"><text:span text:style-name="T1">Saicuaha</text:span> <text:span text:style-name="T3">s.</text:span> Yerbatería.</text:p>
      <text:p text:style-name="P1"><text:span text:style-name="T1">Saĩxe muna ĩxa dẽdella</text:span> <text:span text:style-name="T3">s.</text:span> Césped.</text:p>
      <text:p text:style-name="P1"><text:span text:style-name="T1">Sajaajaha</text:span> <text:span text:style-name="T3">v.</text:span> Derramar.</text:p>
      <text:p text:style-name="P1"><text:span text:style-name="T1">Sajagajaha</text:span> <text:span text:style-name="T3">v.</text:span> Raspar algo para sí.</text:p>
      <text:p text:style-name="P1"/>
      <text:p text:style-name="P1">[Seite 39]</text:p>
      <text:p text:style-name="P1">[Spalte 1]</text:p>
      <text:p text:style-name="P1"/>
      <text:p text:style-name="P1"><text:span text:style-name="T1">Sajajaha</text:span> <text:span text:style-name="T3">v.</text:span> <text:span text:style-name="T1">1.</text:span> Raspar. <text:span text:style-name="T1">2.</text:span> Descargar.</text:p>
      <text:p text:style-name="P1"><text:span text:style-name="T1">Sajehmahgaha wechujuuhda</text:span> <text:span text:style-name="T3">s.</text:span></text:p>
      <text:p text:style-name="P1"><text:soft-page-break/><text:tab/>Desembarco.</text:p>
      <text:p text:style-name="P1"><text:span text:style-name="T1">Sajehmahgajaha ĩxiajahri</text:span> <text:span text:style-name="T3">v.</text:span> Deber</text:p>
      <text:p text:style-name="P1"><text:tab/>salir.</text:p>
      <text:p text:style-name="P1"><text:span text:style-name="T1">Sajehmajaha wechujuuhda</text:span> <text:span text:style-name="T3">v.</text:span></text:p>
      <text:p text:style-name="P1"><text:tab/>Desembarcar.</text:p>
      <text:p text:style-name="P1"><text:span text:style-name="T1">Sajẽgaha</text:span> <text:span text:style-name="T3">s.</text:span> Derrame.</text:p>
      <text:p text:style-name="P1"><text:span text:style-name="T1">Sajl</text:span> <text:span text:style-name="T3">s.</text:span> Tierra.</text:p>
      <text:p text:style-name="P1"><text:span text:style-name="T1">Saji soãdajaha</text:span> <text:span text:style-name="T3">v.</text:span> Arar.</text:p>
      <text:p text:style-name="P1"><text:span text:style-name="T1">Sajihicua</text:span> <text:span text:style-name="T3">s.</text:span> Columna.</text:p>
      <text:p text:style-name="P1"><text:span text:style-name="T1">Sajijõ</text:span> <text:span text:style-name="T3">s.</text:span> Tierra polvorizada.</text:p>
      <text:p text:style-name="P1"><text:span text:style-name="T1">Sajixu</text:span> <text:span text:style-name="T3">s.</text:span> <text:span text:style-name="T1">1.</text:span> Barro. <text:span text:style-name="T1">2.</text:span> Lodo.</text:p>
      <text:p text:style-name="P1"><text:span text:style-name="T1">Salata</text:span> <text:span text:style-name="T3">s.</text:span> Palometa (esp. de pez).</text:p>
      <text:p text:style-name="P1"><text:span text:style-name="T1">Salla</text:span> <text:span text:style-name="T3">adv.</text:span> Hace tiempo.</text:p>
      <text:p text:style-name="P1"><text:span text:style-name="T1">Salla llehwe</text:span> <text:span text:style-name="T3">s.</text:span> Antigüedad.</text:p>
      <text:p text:style-name="P1"><text:span text:style-name="T1">Salla llehwe ĩxe</text:span> <text:span text:style-name="T3">adj.</text:span> Antiguo.</text:p>
      <text:p text:style-name="P1"><text:span text:style-name="T1">Salla llehweexa</text:span> <text:span text:style-name="T3">adv.</text:span> Antiguamente.</text:p>
      <text:p text:style-name="P1"><text:span text:style-name="T1">Salla llehwehehga</text:span> <text:span text:style-name="T3">adj.</text:span> Antiguo.</text:p>
      <text:p text:style-name="P1"><text:span text:style-name="T1">Sañadajaha</text:span> <text:span text:style-name="T3">v.</text:span> Aserrar.</text:p>
      <text:p text:style-name="P1"><text:span text:style-name="T1">Sañadaxoa</text:span> <text:span text:style-name="T3">s.</text:span> Aserradora.</text:p>
      <text:p text:style-name="P1"><text:span text:style-name="T1">Sañagajaha</text:span> <text:span text:style-name="T3">v.</text:span> <text:span text:style-name="T1">1.</text:span> Soltar algo amarrado.</text:p>
      <text:p text:style-name="P1"><text:tab/><text:span text:style-name="T1">2.</text:span> Ayunar. <text:span text:style-name="T1">3.</text:span> Menstruar.</text:p>
      <text:p text:style-name="P1"><text:span text:style-name="T1">Sapobahgaidi</text:span> <text:span text:style-name="T3">s.</text:span> Autor.</text:p>
      <text:p text:style-name="P1"><text:span text:style-name="T1">Saquisaqui</text:span> <text:span text:style-name="T3">s.</text:span> Cedro macho (esp.</text:p>
      <text:p text:style-name="P1"><text:tab/>de árbol).</text:p>
      <text:p text:style-name="P1"><text:span text:style-name="T1">Sãgwi</text:span> <text:span text:style-name="T3">s.</text:span> Pero silvestre (esp. de árbol).</text:p>
      <text:p text:style-name="P1"><text:span text:style-name="T1">Sãhba</text:span> <text:span text:style-name="T3">s.</text:span> <text:span text:style-name="T1">1.</text:span> Bajada de tierra.</text:p>
      <text:p text:style-name="P1"><text:tab/><text:span text:style-name="T1">2.</text:span> Bajo anegadizo.</text:p>
      <text:p text:style-name="P1"><text:span text:style-name="T1">Sãĩjo</text:span> <text:span text:style-name="T3">s.</text:span> Laurel (esp. de árbol).</text:p>
      <text:p text:style-name="P1"><text:span text:style-name="T1">Sãjagaja</text:span> <text:span text:style-name="T3">s.</text:span> Lo que se va a</text:p>
      <text:p text:style-name="P1"><text:tab/>derramar (agua).</text:p>
      <text:p text:style-name="P1"><text:span text:style-name="T1">Sãjãgajaha</text:span> <text:span text:style-name="T3">v.</text:span> <text:span text:style-name="T1">1.</text:span> Jalar. <text:span text:style-name="T1">2.</text:span> Acostarse</text:p>
      <text:p text:style-name="P1"><text:tab/>entre dos.</text:p>
      <text:p text:style-name="P1"><text:span text:style-name="T1">Sãjãjãha</text:span> <text:span text:style-name="T3">v.</text:span> Vaciar (líquido).</text:p>
      <text:p text:style-name="P1"><text:span text:style-name="T1">Sãjõjĩ</text:span> <text:span text:style-name="T3">s.</text:span> Olla de barro.</text:p>
      <text:p text:style-name="P1"><text:span text:style-name="T1">Seaaxahdajaha</text:span> <text:span text:style-name="T3">v.</text:span> Aplanar.</text:p>
      <text:p text:style-name="P1"><text:span text:style-name="T1">Seadajaha</text:span> <text:span text:style-name="T3">v.</text:span> Barrer.</text:p>
      <text:p text:style-name="P1"><text:span text:style-name="T1">Seahgajaha</text:span> <text:span text:style-name="T3">v.</text:span> Llorar.</text:p>
      <text:p text:style-name="P1"><text:span text:style-name="T1">Seajaha</text:span> <text:span text:style-name="T3">v.</text:span> <text:span text:style-name="T1">1.</text:span> Hundirse en el agua.</text:p>
      <text:p text:style-name="P1"><text:tab/><text:span text:style-name="T1">2.</text:span> Desenredar. <text:span text:style-name="T1">3.</text:span> Llorar.</text:p>
      <text:p text:style-name="P1"><text:span text:style-name="T1">Sebihajaha</text:span> <text:span text:style-name="T3">v.</text:span> Chiflarse.</text:p>
      <text:p text:style-name="P1"><text:span text:style-name="T1">Sebolla</text:span> <text:span text:style-name="T3">s.</text:span> Cebolla.</text:p>
      <text:p text:style-name="P1"><text:span text:style-name="T1">Secuega</text:span> <text:span text:style-name="T3">adj.</text:span> Áspero.</text:p>
      <text:p text:style-name="P1"><text:span text:style-name="T1">Secuete queleejaha</text:span> <text:span text:style-name="T3">v.</text:span> Anudar.</text:p>
      <text:p text:style-name="P1"><text:span text:style-name="T1">Sechi</text:span> <text:span text:style-name="T3">s.</text:span> Algo llano, no hondo (río,</text:p>
      <text:p text:style-name="P1"><text:tab/>hoyo).</text:p>
      <text:p text:style-name="P1"><text:span text:style-name="T1">Sechi omaga</text:span> <text:span text:style-name="T3">adj.</text:span> Barato.</text:p>
      <text:p text:style-name="P1"><text:span text:style-name="T1">Sechu</text:span> <text:span text:style-name="T3">s.</text:span> Lechuza.</text:p>
      <text:p text:style-name="P1"/>
      <text:p text:style-name="P1">[Seite 39]</text:p>
      <text:p text:style-name="P1">[Spalte 2]</text:p>
      <text:p text:style-name="P1"/>
      <text:p text:style-name="P1"><text:span text:style-name="T1">Seedajaha</text:span> <text:span text:style-name="T3">v.</text:span> <text:span text:style-name="T1">1.</text:span> Apuñalar. <text:span text:style-name="T1">2.</text:span> Clavar</text:p>
      <text:p text:style-name="P1"><text:soft-page-break/><text:tab/>un palo en tierra.</text:p>
      <text:p text:style-name="P1"><text:span text:style-name="T1">Seejaha</text:span> <text:span text:style-name="T3">v.</text:span> Labrar.</text:p>
      <text:p text:style-name="P1"><text:span text:style-name="T1">Seheejaha</text:span> <text:span text:style-name="T3">v.</text:span> Aplanarse.</text:p>
      <text:p text:style-name="P1"><text:span text:style-name="T1">Sehetahgaha</text:span> <text:span text:style-name="T3">s.</text:span> Alegría.</text:p>
      <text:p text:style-name="P1"><text:span text:style-name="T1">Sehtahgajaha</text:span> <text:span text:style-name="T3">v.</text:span> <text:span text:style-name="T1">1.</text:span> Contentarse.</text:p>
      <text:p text:style-name="P1"><text:tab/><text:span text:style-name="T1">2.</text:span> Alegrarse.</text:p>
      <text:p text:style-name="P1"><text:span text:style-name="T1">Sehwa</text:span> <text:span text:style-name="T3">s.</text:span> Bagre (esp. de pez).</text:p>
      <text:p text:style-name="P1"><text:span text:style-name="T1">Seixu</text:span> <text:span text:style-name="T3">s.</text:span> Huérfana.</text:p>
      <text:p text:style-name="P1"><text:span text:style-name="T1">Sejajaha</text:span> <text:span text:style-name="T3">v.</text:span> Coser.</text:p>
      <text:p text:style-name="P1"><text:span text:style-name="T1">Sejiga</text:span> <text:span text:style-name="T3">adj.</text:span> Cosido.</text:p>
      <text:p text:style-name="P1"><text:span text:style-name="T1">Sellateñate</text:span> <text:span text:style-name="T3">s.</text:span> Chispa.</text:p>
      <text:p text:style-name="P1"><text:span text:style-name="T1">Selloa llajamajaha</text:span> <text:span text:style-name="T3">v.</text:span> Pasar uno</text:p>
      <text:p text:style-name="P1"><text:tab/>por un peligro.</text:p>
      <text:p text:style-name="P1"><text:span text:style-name="T1">Semali</text:span> <text:span text:style-name="T3">s.</text:span> Mochuelo (esp. de pájaro).</text:p>
      <text:p text:style-name="P1"><text:span text:style-name="T1">Seña</text:span> <text:span text:style-name="T3">s.</text:span> Yuca brava.</text:p>
      <text:p text:style-name="P1"><text:span text:style-name="T1">Seña õwã</text:span> <text:span text:style-name="T3">s.</text:span> Planta de yuca brava.</text:p>
      <text:p text:style-name="P1"><text:span text:style-name="T1">Sepi ñide</text:span> <text:span text:style-name="T3">s.</text:span> Especie de pájaro.</text:p>
      <text:p text:style-name="P1"><text:span text:style-name="T1">Sepuhdi</text:span> <text:span text:style-name="T3">s.</text:span> Astro.</text:p>
      <text:p text:style-name="P1"><text:span text:style-name="T1">Sese</text:span> <text:span text:style-name="T3">s.</text:span> Terecay, tortuga.</text:p>
      <text:p text:style-name="P1"><text:span text:style-name="T1">Sewehe</text:span> <text:span text:style-name="T3">adj.</text:span> <text:span text:style-name="T1">1.</text:span> Loco. <text:span text:style-name="T1">2.</text:span> Tonto. <text:span text:style-name="T1">3.</text:span> Torpe.</text:p>
      <text:p text:style-name="P1"><text:span text:style-name="T1">Sewi</text:span> <text:span text:style-name="T3">adj.</text:span> Loco.</text:p>
      <text:p text:style-name="P1"><text:span text:style-name="T1">Sewibe</text:span> <text:span text:style-name="T3">adj.</text:span> Enloquecido.</text:p>
      <text:p text:style-name="P1"><text:span text:style-name="T1">Sexo</text:span> <text:span text:style-name="T3">s.</text:span> Patevaca (esp. de árbol).</text:p>
      <text:p text:style-name="P1"><text:span text:style-name="T1">Sẽhgo</text:span> <text:span text:style-name="T3">adj.</text:span> <text:span text:style-name="T1">1.</text:span> Renco. <text:span text:style-name="T1">2.</text:span> Cojo.</text:p>
      <text:p text:style-name="P1"><text:span text:style-name="T1">Sẽxẽ</text:span> <text:span text:style-name="T3">s.</text:span> <text:span text:style-name="T1">1.</text:span> Tierra. <text:span text:style-name="T1">2.</text:span> Suelo.</text:p>
      <text:p text:style-name="P1"><text:span text:style-name="T1">Sẽxẽ ẽbãẽ muĩgohdu</text:span> <text:span text:style-name="T3">s.</text:span> Abejas</text:p>
      <text:p text:style-name="P1"><text:tab/>terrestres.</text:p>
      <text:p text:style-name="P1"><text:span text:style-name="T1">Sẽxẽ ĩã illa</text:span> <text:span text:style-name="T3">s.</text:span> Aridez.</text:p>
      <text:p text:style-name="P1"><text:span text:style-name="T1">Siajaha</text:span> <text:span text:style-name="T3">v.</text:span> Rayar, hacer rayas.</text:p>
      <text:p text:style-name="P1"><text:span text:style-name="T1">Siẽhmehga</text:span> <text:span text:style-name="T3">adj.</text:span> Cien.</text:p>
      <text:p text:style-name="P1"><text:span text:style-name="T1">Simi</text:span> <text:span text:style-name="T3">s.</text:span> Salibo, sálix (esp. de árbol).</text:p>
      <text:p text:style-name="P1"><text:span text:style-name="T1">Sinajaha</text:span> <text:span text:style-name="T3">v.</text:span> Acostar, echar o tender</text:p>
      <text:p text:style-name="P1"><text:tab/>a alguno.</text:p>
      <text:p text:style-name="P1"><text:span text:style-name="T1">Sinajaha ito</text:span> <text:span text:style-name="T3">v.</text:span> Techar una casa.</text:p>
      <text:p text:style-name="P1"><text:span text:style-name="T1">Sipuhajaha</text:span> <text:span text:style-name="T3">v.</text:span> Chiflar.</text:p>
      <text:p text:style-name="P1"><text:span text:style-name="T1">Siripuhmo</text:span> <text:span text:style-name="T3">s.</text:span> Hueso de pájaro</text:p>
      <text:p text:style-name="P1"><text:tab/>ahuecado con que se sorbe el yopo.</text:p>
      <text:p text:style-name="P1"><text:span text:style-name="T1">Sisitajaha</text:span> <text:span text:style-name="T3">v.</text:span> Pulir (tinajas).</text:p>
      <text:p text:style-name="P1"><text:span text:style-name="T1">Sĩcohmehga</text:span> <text:span text:style-name="T3">adj.</text:span> Cinco.</text:p>
      <text:p text:style-name="P1"><text:span text:style-name="T1">Sĩcuẽtahmehga</text:span> <text:span text:style-name="T3">adj.</text:span> Cincuenta.</text:p>
      <text:p text:style-name="P1"><text:span text:style-name="T1">Sĩchuxe</text:span> <text:span text:style-name="T3">s.</text:span> Cincha.</text:p>
      <text:p text:style-name="P1"><text:span text:style-name="T1">Sĩchuxena wiãdajaha</text:span> <text:span text:style-name="T3">v.</text:span> Cinchar.</text:p>
      <text:p text:style-name="P1"><text:span text:style-name="T1">Sĩgo</text:span> <text:span text:style-name="T3">adj.</text:span> Vieja, anciana.</text:p>
      <text:p text:style-name="P1"><text:span text:style-name="T1">Sĩgwe</text:span> <text:span text:style-name="T3">adj.</text:span> Viejo, anciano.</text:p>
      <text:p text:style-name="P1"><text:span text:style-name="T1">Sĩgweajaha</text:span> <text:span text:style-name="T3">v.</text:span> Ancianar.</text:p>
      <text:p text:style-name="P1"><text:span text:style-name="T1">Sĩgweha</text:span> <text:span text:style-name="T3">s.</text:span> Ancianidad.</text:p>
      <text:p text:style-name="P1"><text:span text:style-name="T1">Sĩgwehdajaha</text:span> <text:span text:style-name="T3">v.</text:span> Criar.</text:p>
      <text:p text:style-name="P1"><text:span text:style-name="T1">Sĩgwehduuxa</text:span> <text:span text:style-name="T3">s.</text:span> Antepasados.</text:p>
      <text:p text:style-name="P1"/>
      <text:p text:style-name="P1">[Seite 40]</text:p>
      <text:p text:style-name="P1">[Spalte 1]</text:p>
      <text:p text:style-name="P1"/>
      <text:p text:style-name="P1"><text:soft-page-break/><text:span text:style-name="T1">Sĩjilla piquilla õwã</text:span> <text:span text:style-name="T3">s.</text:span> Yuca zamuro</text:p>
      <text:p text:style-name="P1"><text:tab/>(esp. de yuca dulce).</text:p>
      <text:p text:style-name="P1"><text:span text:style-name="T1">Sĩjĩlla</text:span> <text:span text:style-name="T3">s.</text:span> Zamuro (esp. de pájaro).</text:p>
      <text:p text:style-name="P1"><text:span text:style-name="T1">Sĩjĩlla jãse</text:span> <text:span text:style-name="T3">s.</text:span> Rey zamuro (esp. de</text:p>
      <text:p text:style-name="P1"><text:tab/>pájaro).</text:p>
      <text:p text:style-name="P1"><text:span text:style-name="T1">Sĩõhera</text:span> <text:span text:style-name="T3">adv.</text:span> Dondequiera.</text:p>
      <text:p text:style-name="P1"><text:span text:style-name="T1">Soadahgaha</text:span> <text:span text:style-name="T3">s.</text:span> Acumulación.</text:p>
      <text:p text:style-name="P1"><text:span text:style-name="T1">Soadajaha</text:span> <text:span text:style-name="T3">v.</text:span> <text:span text:style-name="T1">1.</text:span> Añadir. <text:span text:style-name="T1">2.</text:span> Almacenar.</text:p>
      <text:p text:style-name="P1"><text:tab/><text:span text:style-name="T1">3.</text:span> Amontonar. <text:span text:style-name="T1">4.</text:span> Meter en el agua</text:p>
      <text:p text:style-name="P1"><text:tab/>para ablandar.</text:p>
      <text:p text:style-name="P1"><text:span text:style-name="T1">Soãdajaha</text:span> <text:span text:style-name="T3">v.</text:span> Descomponer.</text:p>
      <text:p text:style-name="P1"><text:span text:style-name="T1">Socui</text:span> <text:span text:style-name="T3">s.</text:span> <text:span text:style-name="T1">1.</text:span> Chisme. <text:span text:style-name="T1">2.</text:span> Mentira.</text:p>
      <text:p text:style-name="P1"><text:tab/><text:span text:style-name="T1">3.</text:span> Embuste. <text:span text:style-name="T1">4.</text:span> Cuento.</text:p>
      <text:p text:style-name="P1"><text:span text:style-name="T1">Socuihe</text:span> <text:span text:style-name="T3">adj.</text:span> <text:span text:style-name="T1">1.</text:span> Chismoso. <text:span text:style-name="T1">2.</text:span> Mentiroso.</text:p>
      <text:p text:style-name="P1"><text:span text:style-name="T1">Soechajaha</text:span> <text:span text:style-name="T3">v.</text:span> Descansar.</text:p>
      <text:p text:style-name="P1"><text:span text:style-name="T1">Soichahgaha</text:span> <text:span text:style-name="T3">s.</text:span> Descanso.</text:p>
      <text:p text:style-name="P1"><text:span text:style-name="T1">Sojãtajahri</text:span> <text:span text:style-name="T3">v.</text:span> Ahogar.</text:p>
      <text:p text:style-name="P1"><text:span text:style-name="T1">Sojĩajaha</text:span> <text:span text:style-name="T3">v.</text:span> Ahogarse.</text:p>
      <text:p text:style-name="P1"><text:span text:style-name="T1">Sojõhgaha</text:span> <text:span text:style-name="T3">s.</text:span> Ahogo.</text:p>
      <text:p text:style-name="P1"><text:span text:style-name="T1">Sojõxoa</text:span> <text:span text:style-name="T3">s.</text:span> Ahogo.</text:p>
      <text:p text:style-name="P1"><text:span text:style-name="T1">Soodajaha</text:span> <text:span text:style-name="T3">v.</text:span> <text:span text:style-name="T1">1.</text:span> Añadir.</text:p>
      <text:p text:style-name="P1"><text:tab/><text:span text:style-name="T1">2.</text:span> Empatar. <text:span text:style-name="T1">3.</text:span> Amontonar.</text:p>
      <text:p text:style-name="P1"><text:span text:style-name="T1">Sotijapuha õdee ĩdeche</text:span> <text:span text:style-name="T3">s.</text:span> Dedo</text:p>
      <text:p text:style-name="P1"><text:tab/>anular.</text:p>
      <text:p text:style-name="P1"><text:span text:style-name="T1">Soxatajaha</text:span> <text:span text:style-name="T3">v.</text:span> Asustar.</text:p>
      <text:p text:style-name="P1"><text:span text:style-name="T1">Sõco</text:span> <text:span text:style-name="T3">s.</text:span> Coco (esp. de insecto).</text:p>
      <text:p text:style-name="P1"><text:span text:style-name="T1">Sõcobaje</text:span> <text:span text:style-name="T3">adj.</text:span> Bajo.</text:p>
      <text:p text:style-name="P1"><text:span text:style-name="T1">Sõcui</text:span> <text:span text:style-name="T3">s.</text:span> <text:span text:style-name="T1">1.</text:span> Breve. <text:span text:style-name="T1">2.</text:span> Corto.</text:p>
      <text:p text:style-name="P1"><text:span text:style-name="T1">Sõcuidahgaha</text:span> <text:span text:style-name="T3">s.</text:span> Acortamiento.</text:p>
      <text:p text:style-name="P1"><text:span text:style-name="T1">Sõcuidajaha</text:span> <text:span text:style-name="T3">v.</text:span> Acortar.</text:p>
      <text:p text:style-name="P1"><text:span text:style-name="T1">Sõcuihaha</text:span> <text:span text:style-name="T3">s.</text:span> Brevedad.</text:p>
      <text:p text:style-name="P1"><text:span text:style-name="T1">Sõcuihdajaha</text:span> <text:span text:style-name="T3">v.</text:span> Abreviar, acortar,</text:p>
      <text:p text:style-name="P1"><text:tab/>reducir a menos.</text:p>
      <text:p text:style-name="P1"><text:span text:style-name="T1">Sõcuilluha</text:span> <text:span text:style-name="T3">s.</text:span> Banano guineo.</text:p>
      <text:p text:style-name="P1"><text:span text:style-name="T1">Sõdehdagaha</text:span> <text:span text:style-name="T3">s.</text:span> Consejo.</text:p>
      <text:p text:style-name="P1"><text:span text:style-name="T1">Sõdehdahgaha</text:span> <text:span text:style-name="T3">s.</text:span> Admonición.</text:p>
      <text:p text:style-name="P1"><text:span text:style-name="T1">Sõdehdahgaidi</text:span> <text:span text:style-name="T3">s.</text:span> Aconsejador.</text:p>
      <text:p text:style-name="P1"><text:span text:style-name="T1">Sõdehdahgaihdu</text:span> <text:span text:style-name="T3">s.</text:span> Aconsejadores.</text:p>
      <text:p text:style-name="P1"><text:span text:style-name="T1">Sõdehdaidi</text:span> <text:span text:style-name="T3">s.</text:span> Consejero.</text:p>
      <text:p text:style-name="P1"><text:span text:style-name="T1">Sõdehdajaha</text:span> <text:span text:style-name="T3">v.</text:span> <text:span text:style-name="T1">1.</text:span> Aconsejar.</text:p>
      <text:p text:style-name="P1"><text:tab/><text:span text:style-name="T1">2.</text:span> Amonestar.</text:p>
      <text:p text:style-name="P1"><text:span text:style-name="T1">Sõdena ahajaha</text:span> <text:span text:style-name="T3">v.</text:span> Soñar con algo.</text:p>
      <text:p text:style-name="P1"><text:span text:style-name="T1">Sõdidi llahbajaha</text:span> <text:span text:style-name="T3">v.</text:span> Caer enfermo.</text:p>
      <text:p text:style-name="P1"><text:span text:style-name="T1">Sõhdi</text:span> <text:span text:style-name="T3">s.</text:span> <text:span text:style-name="T1">1.</text:span> Calentura, fiebre.</text:p>
      <text:p text:style-name="P1"><text:tab/><text:span text:style-name="T1">2.</text:span> Enfermedad, aflicción.</text:p>
      <text:p text:style-name="P1"><text:span text:style-name="T1">Sõjĩjaha</text:span> <text:span text:style-name="T3">v.</text:span> Ahogarse.</text:p>
      <text:p text:style-name="P1"><text:span text:style-name="T1">Sõpi</text:span> <text:span text:style-name="T3">s.</text:span> Jobo (esp. de árbol).</text:p>
      <text:p text:style-name="P1"/>
      <text:p text:style-name="P1">[Seite 40]</text:p>
      <text:p text:style-name="P1">[Spalte 2]</text:p>
      <text:p text:style-name="P1"/>
      <text:p text:style-name="P1"><text:span text:style-name="T1">Sõqui</text:span> <text:span text:style-name="T3">s.</text:span> Grano, roncha.</text:p>
      <text:p text:style-name="P1"><text:soft-page-break/><text:span text:style-name="T1">Sucuana maaẽdi</text:span> <text:span text:style-name="T3">s.</text:span> Alcalde.</text:p>
      <text:p text:style-name="P1"><text:span text:style-name="T1">Sucuana maaẽxu</text:span> <text:span text:style-name="T3">s.</text:span> Alcaldesa.</text:p>
      <text:p text:style-name="P1"><text:span text:style-name="T1">Suda uhwaha</text:span> <text:span text:style-name="T3">s.</text:span> Bulla, bullicio.</text:p>
      <text:p text:style-name="P1"><text:span text:style-name="T1">Suda uhwo</text:span> <text:span text:style-name="T3">s.</text:span> Cosas malas.</text:p>
      <text:p text:style-name="P1"><text:span text:style-name="T1">Sudaa teahgaha</text:span> <text:span text:style-name="T3">s.</text:span> Calumnia.</text:p>
      <text:p text:style-name="P1"><text:span text:style-name="T1">Sudaa teahgajaha (johdiriihda)</text:span> <text:span text:style-name="T3">v.</text:span></text:p>
      <text:p text:style-name="P1"><text:tab/>Calumniar.</text:p>
      <text:p text:style-name="P1"><text:span text:style-name="T1">Sudaa uhwo</text:span> <text:span text:style-name="T3">s.</text:span> Delito.</text:p>
      <text:p text:style-name="P1"><text:span text:style-name="T1">Sudaa uhwo queleehgaha</text:span> <text:span text:style-name="T3">s.</text:span></text:p>
      <text:p text:style-name="P1"><text:tab/>Cometido.</text:p>
      <text:p text:style-name="P1"><text:span text:style-name="T1">Sudaa uhwo queleejaha</text:span> <text:span text:style-name="T3">v.</text:span> Cometer.</text:p>
      <text:p text:style-name="P2">Sudaa uhwo teahgajaha Diohriihda</text:p>
      <text:p text:style-name="P1"><text:tab/><text:span text:style-name="T3">v.</text:span> Blasfemar.</text:p>
      <text:p text:style-name="P1"><text:span text:style-name="T1">Sudaamaxahdahgaha</text:span> <text:span text:style-name="T3">s.</text:span> Daño.</text:p>
      <text:p text:style-name="P1"><text:span text:style-name="T1">Sudaamaxahdajaha</text:span> <text:span text:style-name="T3">v.</text:span> Dañar.</text:p>
      <text:p text:style-name="P1"><text:span text:style-name="T1">Sudabãxaja</text:span> <text:span text:style-name="T3">adj.</text:span> Dañable.</text:p>
      <text:p text:style-name="P1"><text:span text:style-name="T1">Sudabe</text:span> <text:span text:style-name="T3">s.</text:span> Avaricia.</text:p>
      <text:p text:style-name="P1"><text:span text:style-name="T1">Sudabehe</text:span> <text:span text:style-name="T3">adj.</text:span> <text:span text:style-name="T1">1.</text:span> Avaro. <text:span text:style-name="T1">2.</text:span> Mezquino.</text:p>
      <text:p text:style-name="P1"><text:span text:style-name="T1">Sudacha</text:span> <text:span text:style-name="T3">s.</text:span> Basura.</text:p>
      <text:p text:style-name="P1"><text:span text:style-name="T1">Sudade</text:span> <text:span text:style-name="T3">s.</text:span> Cobija.</text:p>
      <text:p text:style-name="P1"><text:span text:style-name="T1">Sudadena fajajaha</text:span> <text:span text:style-name="T3">v.</text:span> Cobijar.</text:p>
      <text:p text:style-name="P1"><text:span text:style-name="T1">Sudadocuaha</text:span> <text:span text:style-name="T3">s.</text:span> Caña brava.</text:p>
      <text:p text:style-name="P1"><text:span text:style-name="T1">Sudadocuahlla</text:span> <text:span text:style-name="T3">s.</text:span> Caña brava.</text:p>
      <text:p text:style-name="P1"><text:span text:style-name="T1">Sudahdaxẽhna nochi</text:span> <text:span text:style-name="T3">adj.</text:span> Azul subido.</text:p>
      <text:p text:style-name="P1"><text:span text:style-name="T1">Sudahlla</text:span> <text:span text:style-name="T3">s.</text:span> Una parte fea donde hay</text:p>
      <text:p text:style-name="P1"><text:tab/>muchos gajos secos amontonados.</text:p>
      <text:p text:style-name="P1"><text:span text:style-name="T1">Sudamaaxahdabãhbe</text:span> <text:span text:style-name="T3">adj.</text:span> Dañoso.</text:p>
      <text:p text:style-name="P1"><text:span text:style-name="T1">Sudehda ĩxe</text:span> <text:span text:style-name="T3">pron.</text:span> Cualquiera.</text:p>
      <text:p text:style-name="P1"><text:span text:style-name="T1">Sudehdaxehna</text:span> <text:span text:style-name="T3">s.</text:span> Demasiado.</text:p>
      <text:p text:style-name="P1"><text:span text:style-name="T1">Sudibajaha</text:span> <text:span text:style-name="T3">v.</text:span> Decaer.</text:p>
      <text:p text:style-name="P1"><text:span text:style-name="T1">Sudodi</text:span> <text:span text:style-name="T3">s.</text:span> Reo.</text:p>
      <text:p text:style-name="P1"><text:span text:style-name="T1">Sudohe</text:span> <text:span text:style-name="T3">s.</text:span> Rastrojo.</text:p>
      <text:p text:style-name="P1"><text:span text:style-name="T1">Suhcha</text:span> <text:span text:style-name="T3">s.</text:span> Basura.</text:p>
      <text:p text:style-name="P1"><text:span text:style-name="T1">Sulame</text:span> <text:span text:style-name="T3">s.</text:span> Ciruelo (esp. de árbol).</text:p>
      <text:p text:style-name="P1"><text:span text:style-name="T1">Supahguihe</text:span> <text:span text:style-name="T3">adj.</text:span> Capaz.</text:p>
      <text:p text:style-name="P1"><text:span text:style-name="T1">Supahlle</text:span> <text:span text:style-name="T3">adj.</text:span> Incrédulo.</text:p>
      <text:p text:style-name="P1"><text:span text:style-name="T1">Supahlledi</text:span> <text:span text:style-name="T3">adj.</text:span> Crédulo.</text:p>
      <text:p text:style-name="P1"><text:span text:style-name="T1">Suudaje</text:span> <text:span text:style-name="T3">adv.</text:span> Así así.</text:p>
      <text:p text:style-name="P1"><text:span text:style-name="T1">Suwahguiaha</text:span> <text:span text:style-name="T3">s.</text:span> Capacidad.</text:p>
      <text:p text:style-name="P1"><text:span text:style-name="T1">Suwahillajaha</text:span> <text:span text:style-name="T3">v.</text:span> Dudar.</text:p>
      <text:p text:style-name="P1"><text:span text:style-name="T1">Suwajaha</text:span> <text:span text:style-name="T3">v.</text:span> <text:span text:style-name="T1">1.</text:span> Escupir. <text:span text:style-name="T1">2.</text:span> Estar</text:p>
      <text:p text:style-name="P1"><text:tab/>arrimado. <text:span text:style-name="T1">3.</text:span> Atracar (una</text:p>
      <text:p text:style-name="P1"><text:tab/>embarcación).</text:p>
      <text:p text:style-name="P1"><text:span text:style-name="T1">Suwamajaha</text:span> <text:span text:style-name="T3">v.</text:span> Arrimar.</text:p>
      <text:p text:style-name="P1"><text:span text:style-name="T1">Sũdache</text:span> <text:span text:style-name="T3">s.</text:span> Basura.</text:p>
      <text:p text:style-name="P1"/>
      <text:p text:style-name="P1">[Seite 41]</text:p>
      <text:p text:style-name="P1">[Spalte 1]</text:p>
      <text:p text:style-name="P1"/>
      <text:p text:style-name="P2">T, t</text:p>
      <text:p text:style-name="P1"/>
      <text:p text:style-name="P1"><text:span text:style-name="T1">Tabahdajaha</text:span> <text:span text:style-name="T3">v.</text:span> Allanar con el pie.</text:p>
      <text:p text:style-name="P1"><text:soft-page-break/><text:span text:style-name="T1">Tabahllaha</text:span> <text:span text:style-name="T3">s.</text:span> Pisoteo.</text:p>
      <text:p text:style-name="P1"><text:span text:style-name="T1">Tabahllajaha</text:span> <text:span text:style-name="T3">v.</text:span> Pisotear.</text:p>
      <text:p text:style-name="P1"><text:span text:style-name="T1">Tabeajaha</text:span> <text:span text:style-name="T3">v.</text:span> Pisar.</text:p>
      <text:p text:style-name="P1"><text:span text:style-name="T1">Taca</text:span> <text:span text:style-name="T3">s.</text:span> Babosa (el molusco).</text:p>
      <text:p text:style-name="P1"><text:span text:style-name="T1">Tacaga</text:span> <text:span text:style-name="T3">adj.</text:span> Babosa (inanim.).</text:p>
      <text:p text:style-name="P1"><text:span text:style-name="T1">Tacague</text:span> <text:span text:style-name="T3">adj.</text:span> Baboso (anim.).</text:p>
      <text:p text:style-name="P1"><text:span text:style-name="T1">Tahbaxahdajaha</text:span> <text:span text:style-name="T3">v.</text:span> Derrumbar.</text:p>
      <text:p text:style-name="P1"><text:span text:style-name="T1">Tahbu</text:span> <text:span text:style-name="T3">s.</text:span> Nutria, perro de agua.</text:p>
      <text:p text:style-name="P1"><text:span text:style-name="T1">Tahe ĩxahgajaha</text:span> <text:span text:style-name="T3">v.</text:span> Apaciguar.</text:p>
      <text:p text:style-name="P1"><text:span text:style-name="T1">Tahe ĩxajaha</text:span> <text:span text:style-name="T3">v.</text:span> Vivir en paz.</text:p>
      <text:p text:style-name="P1"><text:span text:style-name="T1">Tahexuhllu</text:span> <text:span text:style-name="T3">s.</text:span> Matapalo (esp. de árbol).</text:p>
      <text:p text:style-name="P1"><text:span text:style-name="T1">Tahihne</text:span> <text:span text:style-name="T3">s.</text:span> Ardilla.</text:p>
      <text:p text:style-name="P1"><text:span text:style-name="T1">Tahĩjã</text:span> <text:span text:style-name="T3">s.</text:span> <text:span text:style-name="T1">1.</text:span> Canal. <text:span text:style-name="T1">2.</text:span> Zanja.</text:p>
      <text:p text:style-name="P1"><text:tab/><text:span text:style-name="T1">3.</text:span> Desagüe. <text:span text:style-name="T1">4.</text:span> Drenaje.</text:p>
      <text:p text:style-name="P1"><text:span text:style-name="T1">Tahlla</text:span> <text:span text:style-name="T3">s.</text:span> Tendones.</text:p>
      <text:p text:style-name="P1"><text:span text:style-name="T1">Tahllahdajaha</text:span> <text:span text:style-name="T3">v.</text:span> Amasar.</text:p>
      <text:p text:style-name="P1"><text:span text:style-name="T1">Tahllahgue</text:span> <text:span text:style-name="T3">adj.</text:span> Tendinoso.</text:p>
      <text:p text:style-name="P1"><text:span text:style-name="T1">Tahllahwo</text:span> <text:span text:style-name="T3">s.</text:span> Arteria.</text:p>
      <text:p text:style-name="P1"><text:span text:style-name="T1">Tahwehgaha</text:span> <text:span text:style-name="T3">s.</text:span> Avaricia.</text:p>
      <text:p text:style-name="P1"><text:span text:style-name="T1">Tahwehgo</text:span> <text:span text:style-name="T3">adj.</text:span> Avara.</text:p>
      <text:p text:style-name="P1"><text:span text:style-name="T1">Tahwehgue</text:span> <text:span text:style-name="T3">adj.</text:span> Avaro.</text:p>
      <text:p text:style-name="P1"><text:span text:style-name="T1">Tahwejaha</text:span> <text:span text:style-name="T3">v.</text:span> <text:span text:style-name="T1">1.</text:span> Ahondar, hacer</text:p>
      <text:p text:style-name="P1"><text:tab/>más profunda una cavidad.</text:p>
      <text:p text:style-name="P1"><text:tab/><text:span text:style-name="T1">2.</text:span> Profundizar.</text:p>
      <text:p text:style-name="P1"><text:span text:style-name="T1">Tahwi omaga</text:span> <text:span text:style-name="T3">adj.</text:span> Caro.</text:p>
      <text:p text:style-name="P1"><text:span text:style-name="T1">Tahwihdajaha</text:span> <text:span text:style-name="T3">v.</text:span> Ahondar.</text:p>
      <text:p text:style-name="P1"><text:span text:style-name="T1">Tahwiñu</text:span> <text:span text:style-name="T3">s.</text:span> Creciente.</text:p>
      <text:p text:style-name="P1"><text:span text:style-name="T1">Taihne</text:span> <text:span text:style-name="T3">s.</text:span> Ardilla.</text:p>
      <text:p text:style-name="P1"><text:span text:style-name="T1">Taihxu</text:span> <text:span text:style-name="T3">s.</text:span> Hoyo.</text:p>
      <text:p text:style-name="P1"><text:span text:style-name="T1">Taihxuhllu</text:span> <text:span text:style-name="T3">s.</text:span> Matapalo (esp. de árbol).</text:p>
      <text:p text:style-name="P1"><text:span text:style-name="T1">Taipabehe</text:span> <text:span text:style-name="T3">s.</text:span> El que se desmaya</text:p>
      <text:p text:style-name="P1"><text:tab/>frecuentemente.</text:p>
      <text:p text:style-name="P1"><text:span text:style-name="T1">Taipadaidi</text:span> <text:span text:style-name="T3">s.</text:span> Picador.</text:p>
      <text:p text:style-name="P1"><text:span text:style-name="T1">Taipade</text:span> <text:span text:style-name="T3">s.</text:span> El que pica.</text:p>
      <text:p text:style-name="P1"><text:span text:style-name="T1">Taipagamahdu</text:span> <text:span text:style-name="T3">adj.</text:span> Adultos.</text:p>
      <text:p text:style-name="P1"><text:span text:style-name="T1">Taipagame joxo</text:span> <text:span text:style-name="T3">adj.</text:span> Adulto.</text:p>
      <text:p text:style-name="P1"><text:span text:style-name="T1">Taipagamo ñaxu</text:span> <text:span text:style-name="T3">adj.</text:span> Adulta.</text:p>
      <text:p text:style-name="P1"><text:span text:style-name="T1">Taipahñahri jõãhtaxoomehri</text:span> <text:span text:style-name="T3">s.</text:span></text:p>
      <text:p text:style-name="P1"><text:tab/>Camposanto, cementerio.</text:p>
      <text:p text:style-name="P1"><text:span text:style-name="T1">Taipamahgue</text:span> <text:span text:style-name="T3">adj.</text:span> Alcanzado.</text:p>
      <text:p text:style-name="P1"><text:span text:style-name="T1">Taipo</text:span> <text:span text:style-name="T3">adj.</text:span> Lento.</text:p>
      <text:p text:style-name="P1"><text:span text:style-name="T1">Taipudi</text:span> <text:span text:style-name="T1">1.</text:span> <text:span text:style-name="T3">s.</text:span> Cadáver. <text:span text:style-name="T1">2.</text:span> <text:span text:style-name="T3">adj.</text:span></text:p>
      <text:p text:style-name="P1"><text:tab/>Desmayado.</text:p>
      <text:p text:style-name="P1"/>
      <text:p text:style-name="P1">[Seite 41]</text:p>
      <text:p text:style-name="P1">[Spalte 2]</text:p>
      <text:p text:style-name="P1"/>
      <text:p text:style-name="P1"><text:span text:style-name="T1">Tajahdojã</text:span> <text:span text:style-name="T3">pron.</text:span> ¿Adónde?</text:p>
      <text:p text:style-name="P1"><text:span text:style-name="T1">Tajihxu juwajaha</text:span> <text:span text:style-name="T3">v.</text:span> Cavar.</text:p>
      <text:p text:style-name="P1"><text:span text:style-name="T1">Tallaahgaha</text:span> <text:span text:style-name="T3">s.</text:span> Ataque.</text:p>
      <text:p text:style-name="P1"><text:span text:style-name="T1">Tallaajaha</text:span> <text:span text:style-name="T3">v.</text:span> Atacar.</text:p>
      <text:p text:style-name="P1"><text:span text:style-name="T1">Talladajaha</text:span> <text:span text:style-name="T3">v.</text:span> <text:span text:style-name="T1">1.</text:span> Picar. <text:span text:style-name="T1">2.</text:span> Pinchar.</text:p>
      <text:p text:style-name="P1"><text:soft-page-break/><text:span text:style-name="T1">Tallagama</text:span> <text:span text:style-name="T3">adj.</text:span> Hecho (maduro,</text:p>
      <text:p text:style-name="P1"><text:tab/>cocido).</text:p>
      <text:p text:style-name="P1"><text:span text:style-name="T1">Tallagamajaha</text:span> <text:span text:style-name="T3">v.</text:span> Estar hecho</text:p>
      <text:p text:style-name="P1"><text:tab/>(maduro, cocido).</text:p>
      <text:p text:style-name="P1"><text:span text:style-name="T1">Tallajaha</text:span> <text:span text:style-name="T3">v.</text:span> <text:span text:style-name="T1">1.</text:span> Caber. <text:span text:style-name="T1">2.</text:span> Desmayarse.</text:p>
      <text:p text:style-name="P1"><text:span text:style-name="T1">Tallama</text:span> <text:span text:style-name="T3">adj.</text:span> <text:span text:style-name="T1">1.</text:span> Adecuado.</text:p>
      <text:p text:style-name="P1"><text:span text:style-name="T1"><text:tab/>2.</text:span> Completo.</text:p>
      <text:p text:style-name="P1"><text:span text:style-name="T1">Tallamahgaha</text:span> <text:span text:style-name="T3">s.</text:span> <text:span text:style-name="T1">1.</text:span> Alcance.</text:p>
      <text:p text:style-name="P1"><text:tab/><text:span text:style-name="T1">2.</text:span> Cavidad. <text:span text:style-name="T1">3.</text:span> Cumplimiento.</text:p>
      <text:p text:style-name="P1"><text:span text:style-name="T1">Tallamajaha</text:span> <text:span text:style-name="T3">v.</text:span> <text:span text:style-name="T1">1.</text:span> Alcanzar.</text:p>
      <text:p text:style-name="P1"><text:tab/><text:span text:style-name="T1">2.</text:span> Caber. <text:span text:style-name="T1">3.</text:span> Cumplir.</text:p>
      <text:p text:style-name="P1"><text:span text:style-name="T1">Tallamihajaha</text:span> <text:span text:style-name="T3">v.</text:span> Alcanzarse.</text:p>
      <text:p text:style-name="P1"><text:span text:style-name="T1">Tallehmajaha</text:span> <text:span text:style-name="T3">v.</text:span> <text:span text:style-name="T1">1.</text:span> Completar.</text:p>
      <text:p text:style-name="P1"><text:tab/><text:span text:style-name="T1">2.</text:span> Cumplir.</text:p>
      <text:p text:style-name="P1"><text:span text:style-name="T1">Tamahña</text:span> <text:span text:style-name="T3">s.</text:span> Garza aulladora.</text:p>
      <text:p text:style-name="P1"><text:span text:style-name="T1">Tamalucu</text:span> <text:span text:style-name="T3">s.</text:span> Camaruco (esp. de árbol).</text:p>
      <text:p text:style-name="P1"><text:span text:style-name="T1">Tañagajaha</text:span> <text:span text:style-name="T3">v.</text:span> Picar una cuerda</text:p>
      <text:p text:style-name="P1"><text:tab/>(como la de la guitarra).</text:p>
      <text:p text:style-name="P1"><text:span text:style-name="T1">Tarralla</text:span> <text:span text:style-name="T3">s.</text:span> Atarraya.</text:p>
      <text:p text:style-name="P1"><text:span text:style-name="T1">Tatabaxahdaidi</text:span> <text:span text:style-name="T3">s.</text:span> El que echa</text:p>
      <text:p text:style-name="P1"><text:tab/>gotas siempre.</text:p>
      <text:p text:style-name="P1"><text:span text:style-name="T1">Tatajaha</text:span> <text:span text:style-name="T3">v.</text:span> Gotear (por destilación</text:p>
      <text:p text:style-name="P1"><text:tab/>o humedad).</text:p>
      <text:p text:style-name="P1"><text:span text:style-name="T1">Tataxahdajaha</text:span> <text:span text:style-name="T3">v.</text:span> Echar gotas.</text:p>
      <text:p text:style-name="P1"><text:span text:style-name="T1">Tãdade cupo</text:span> <text:span text:style-name="T3">s.</text:span> Cocodrilo.</text:p>
      <text:p text:style-name="P1"><text:span text:style-name="T1">Tãdajeh</text:span> <text:span text:style-name="T3">s.</text:span> Mulatico (esp. de árbol).</text:p>
      <text:p text:style-name="P1"><text:span text:style-name="T1">Tãdeenaje ĩã icuaa</text:span> <text:span text:style-name="T3">s.</text:span> Cena.</text:p>
      <text:p text:style-name="P1"><text:span text:style-name="T1">Tãdenaje icuajaha</text:span> <text:span text:style-name="T3">v.</text:span> Cenar.</text:p>
      <text:p text:style-name="P1"><text:span text:style-name="T1">Tãdodi ũpu</text:span> <text:span text:style-name="T3">s.</text:span> Pantera, tigre negro.</text:p>
      <text:p text:style-name="P1"><text:span text:style-name="T1">Tãdojohe</text:span> <text:span text:style-name="T3">s.</text:span> Alba, alborada.</text:p>
      <text:p text:style-name="P1"><text:span text:style-name="T1">Teahgaha</text:span> <text:span text:style-name="T3">s.</text:span> <text:span text:style-name="T1">1.</text:span> Agüero. <text:span text:style-name="T1">2.</text:span> Anuncio.</text:p>
      <text:p text:style-name="P1"><text:tab/><text:span text:style-name="T1">3.</text:span> Charla. <text:span text:style-name="T1">4.</text:span> Cuento, relato. <text:span text:style-name="T1">5.</text:span> Dicho.</text:p>
      <text:p text:style-name="P1"><text:span text:style-name="T1">Teahgajaha</text:span> <text:span text:style-name="T3">v.</text:span> <text:span text:style-name="T1">1.</text:span> Charlar.</text:p>
      <text:p text:style-name="P1"><text:tab/><text:span text:style-name="T1">2.</text:span> Anunciar. <text:span text:style-name="T1">3.</text:span> Avisar.</text:p>
      <text:p text:style-name="P1"><text:span text:style-name="T1">Teajaha</text:span> <text:span text:style-name="T3">v.</text:span> <text:span text:style-name="T1">1.</text:span> Arrojar. <text:span text:style-name="T1">2.</text:span> Vaciar (un</text:p>
      <text:p text:style-name="P1"><text:tab/>costal).</text:p>
      <text:p text:style-name="P1"><text:span text:style-name="T1">Teaxahdajaha</text:span> <text:span text:style-name="T3">v.</text:span> Leer.</text:p>
      <text:p text:style-name="P1"><text:span text:style-name="T1">Tecuamihajaha</text:span> <text:span text:style-name="T3">v.</text:span> Acobardarse.</text:p>
      <text:p text:style-name="P1"><text:span text:style-name="T1">Tecue 1.</text:span> <text:span text:style-name="T3">s.</text:span> Miedo, temor. <text:span text:style-name="T1">2.</text:span> <text:span text:style-name="T3">adj.</text:span></text:p>
      <text:p text:style-name="P1"/>
      <text:p text:style-name="P1">[Seite 42]</text:p>
      <text:p text:style-name="P1">[Spalte 1]</text:p>
      <text:p text:style-name="P1"/>
      <text:p text:style-name="P1"><text:tab/>Cobarde.</text:p>
      <text:p text:style-name="P1"><text:span text:style-name="T1">Tecuehajaha</text:span> <text:span text:style-name="T3">v.</text:span> Temer, tener miedo.</text:p>
      <text:p text:style-name="P1"><text:span text:style-name="T1">Tecuehe</text:span> <text:span text:style-name="T3">adj.</text:span> Miedoso, temeroso.</text:p>
      <text:p text:style-name="P1"><text:span text:style-name="T1">Tecuigaha</text:span> <text:span text:style-name="T3">s.</text:span> Cobardía, temor.</text:p>
      <text:p text:style-name="P1"><text:span text:style-name="T1">Tecuigajaha</text:span> <text:span text:style-name="T3">v.</text:span> Temerse.</text:p>
      <text:p text:style-name="P1"><text:span text:style-name="T1">Tecuigodihgajaha</text:span> <text:span text:style-name="T3">v.</text:span> Acobardar.</text:p>
      <text:p text:style-name="P1"><text:span text:style-name="T1">Tecuigodijaha</text:span> <text:span text:style-name="T3">v.</text:span> Acobardarse.</text:p>
      <text:p text:style-name="P1"><text:span text:style-name="T1">Teegajaha</text:span> <text:span text:style-name="T3">v.</text:span> <text:span text:style-name="T1">1.</text:span> Hablar. <text:span text:style-name="T1">2.</text:span> Aconsejar.</text:p>
      <text:p text:style-name="P1"><text:tab/><text:span text:style-name="T1">3.</text:span> Anunciar. <text:span text:style-name="T1">4.</text:span> Avisar. <text:span text:style-name="T1">5.</text:span> Contar.</text:p>
      <text:p text:style-name="P1"><text:soft-page-break/><text:span text:style-name="T1">Teetaexahdaje</text:span> <text:span text:style-name="T3">adj.</text:span> Dominante.</text:p>
      <text:p text:style-name="P1"><text:span text:style-name="T1">Teexahdahajaha</text:span> <text:span text:style-name="T3">v.</text:span> Dominar.</text:p>
      <text:p text:style-name="P1"><text:span text:style-name="T1">Teexahdahgaha</text:span> <text:span text:style-name="T3">s.</text:span> Dominación.</text:p>
      <text:p text:style-name="P1"><text:span text:style-name="T1">Tehche</text:span> <text:span text:style-name="T3">s.</text:span> Barriga, vientre.</text:p>
      <text:p text:style-name="P1"><text:span text:style-name="T1">Tehche ãpuxu</text:span> <text:span text:style-name="T3">s.</text:span> Abdomen.</text:p>
      <text:p text:style-name="P1"><text:span text:style-name="T1">Tehgahmajaha</text:span> <text:span text:style-name="T3">v.</text:span> Ponerse de pie,</text:p>
      <text:p text:style-name="P1"><text:tab/>pararse.</text:p>
      <text:p text:style-name="P1"><text:span text:style-name="T1">Tehgahmihajaha</text:span> <text:span text:style-name="T3">v.</text:span> Pararse o</text:p>
      <text:p text:style-name="P1"><text:tab/>ponerse de pie en el instante.</text:p>
      <text:p text:style-name="P1"><text:span text:style-name="T1">Tehgajaha</text:span> <text:span text:style-name="T3">v.</text:span> Quedar en pie.</text:p>
      <text:p text:style-name="P1"><text:span text:style-name="T1">Tehguihajaha</text:span> <text:span text:style-name="T3">v.</text:span> Quedarse parado.</text:p>
      <text:p text:style-name="P1"><text:span text:style-name="T1">Tehnajã</text:span> <text:span text:style-name="T3">adv.</text:span> Dónde (está).</text:p>
      <text:p text:style-name="P1"><text:span text:style-name="T1">Tehsi</text:span> <text:span text:style-name="T3">s.</text:span> Chinchorros.</text:p>
      <text:p text:style-name="P1"><text:span text:style-name="T1">Tehsia</text:span> <text:span text:style-name="T3">s.</text:span> Chinchorro.</text:p>
      <text:p text:style-name="P1"><text:span text:style-name="T1">Tehxahdahmajaha</text:span> <text:span text:style-name="T3">v.</text:span> Hacer parar</text:p>
      <text:p text:style-name="P1"><text:tab/>algo, erigir.</text:p>
      <text:p text:style-name="P1"><text:span text:style-name="T1">Tehxahdajaha</text:span> <text:span text:style-name="T3">v.</text:span> Erigir, parar.</text:p>
      <text:p text:style-name="P1"><text:span text:style-name="T1">Tejeja</text:span> <text:span text:style-name="T3">adv.</text:span> Donde.</text:p>
      <text:p text:style-name="P1"><text:span text:style-name="T1">Tepagaidi</text:span> <text:span text:style-name="T3">s.</text:span> Mensajero.</text:p>
      <text:p text:style-name="P1"><text:span text:style-name="T1">Tepahgue</text:span> <text:span text:style-name="T3">s.</text:span> El que habla.</text:p>
      <text:p text:style-name="P1"><text:span text:style-name="T1">Tepahguehe</text:span> <text:span text:style-name="T3">adj.</text:span> Charlatán.</text:p>
      <text:p text:style-name="P1"><text:span text:style-name="T1">Tepaxahdaidi</text:span> <text:span text:style-name="T3">s.</text:span> Lector.</text:p>
      <text:p text:style-name="P1"><text:span text:style-name="T1">Tepaxahde</text:span> <text:span text:style-name="T3">s.</text:span> El que lee.</text:p>
      <text:p text:style-name="P1"><text:span text:style-name="T1">Tepehgue</text:span> <text:span text:style-name="T3">s.</text:span> El que está de pie.</text:p>
      <text:p text:style-name="P1"><text:span text:style-name="T1">Tepexahdaidl</text:span> <text:span text:style-name="T3">s.</text:span> El que erige.</text:p>
      <text:p text:style-name="P1"><text:span text:style-name="T1">Tetahdo</text:span> <text:span text:style-name="T3">s.</text:span> Nubes.</text:p>
      <text:p text:style-name="P1"><text:span text:style-name="T1">Tetahe</text:span> <text:span text:style-name="T3">s.</text:span> Nube.</text:p>
      <text:p text:style-name="P1"><text:span text:style-name="T1">Tetape</text:span> <text:span text:style-name="T3">s.</text:span> Platos.</text:p>
      <text:p text:style-name="P1"><text:span text:style-name="T1">Texada</text:span> <text:span text:style-name="T3">adj.</text:span> Enfocado, alumbrado.</text:p>
      <text:p text:style-name="P1"><text:span text:style-name="T1">Texadaguihajaha</text:span> <text:span text:style-name="T3">v.</text:span> Alumbrarse.</text:p>
      <text:p text:style-name="P1"><text:span text:style-name="T1">Texadaidi</text:span> <text:span text:style-name="T3">s.</text:span> El que alumbra,</text:p>
      <text:p text:style-name="P1"><text:tab/>enfoca con la luz.</text:p>
      <text:p text:style-name="P1"><text:span text:style-name="T1">Texadajaha</text:span> <text:span text:style-name="T3">v.</text:span> Alumbrar, enfocar</text:p>
      <text:p text:style-name="P1"><text:tab/>con la luz.</text:p>
      <text:p text:style-name="P1"><text:span text:style-name="T1">Texu</text:span> <text:span text:style-name="T3">s.</text:span> Barbasco.</text:p>
      <text:p text:style-name="P1"><text:span text:style-name="T1">Tilisiha</text:span> <text:span text:style-name="T3">s.</text:span> Bilis.</text:p>
      <text:p text:style-name="P1"><text:span text:style-name="T1">Tille ñucudlmaha ĩã</text:span> <text:span text:style-name="T3">adj.</text:span> Diario.</text:p>
      <text:p text:style-name="P1"><text:span text:style-name="T1">Tille ona-ĩxahde</text:span> <text:span text:style-name="T3">adj.</text:span> Crédulo.</text:p>
      <text:p text:style-name="P1"><text:span text:style-name="T1">Tille pameehda</text:span> <text:span text:style-name="T3">adv.</text:span> Ante todo.</text:p>
      <text:p text:style-name="P1"><text:span text:style-name="T1">Tillihdu</text:span> <text:span text:style-name="T3">s.</text:span> Ambos.</text:p>
      <text:p text:style-name="P1"/>
      <text:p text:style-name="P1">[Seite 42]</text:p>
      <text:p text:style-name="P1">[Spalte 2]</text:p>
      <text:p text:style-name="P1"/>
      <text:p text:style-name="P1"><text:span text:style-name="T1">Tiñehgahna ohwaha</text:span> <text:span text:style-name="T3">adj.</text:span> De color.</text:p>
      <text:p text:style-name="P1"><text:span text:style-name="T1">Tiñucudiã</text:span> <text:span text:style-name="T3">adv.</text:span> Todo el día.</text:p>
      <text:p text:style-name="P1"><text:span text:style-name="T1">Tiñucudimaha</text:span> <text:span text:style-name="T3">adv.</text:span> Siempre, todos</text:p>
      <text:p text:style-name="P1"><text:tab/>los días.</text:p>
      <text:p text:style-name="P1"><text:span text:style-name="T1">Tĩgada</text:span> <text:span text:style-name="T3">adj.</text:span> Apretado.</text:p>
      <text:p text:style-name="P1"><text:span text:style-name="T1">Tigadajaha</text:span> <text:span text:style-name="T3">v.</text:span> Aferrar, agarrar</text:p>
      <text:p text:style-name="P1"><text:tab/>fuertemente.</text:p>
      <text:p text:style-name="P1"><text:span text:style-name="T1">Tigadaxahdaha</text:span> <text:span text:style-name="T3">s.</text:span> Ajuste.</text:p>
      <text:p text:style-name="P1"><text:soft-page-break/><text:span text:style-name="T1">Tigadaxahdahgaha</text:span> <text:span text:style-name="T3">s.</text:span> Apretón.</text:p>
      <text:p text:style-name="P1"><text:span text:style-name="T1">Tigadaxahdahgahdamihoje</text:span> <text:span text:style-name="T3">v.</text:span></text:p>
      <text:p text:style-name="P1"><text:tab/>Apretarse.</text:p>
      <text:p text:style-name="P1"><text:span text:style-name="T1">Tigadaxahdajaha</text:span> <text:span text:style-name="T3">v.</text:span> <text:span text:style-name="T1">1.</text:span> Ajustar.</text:p>
      <text:p text:style-name="P1"><text:tab/><text:span text:style-name="T1">2.</text:span> Apretar.</text:p>
      <text:p text:style-name="P1"><text:span text:style-name="T1">Tĩgadihajaha</text:span> <text:span text:style-name="T3">v.</text:span> Apretarse.</text:p>
      <text:p text:style-name="P1"><text:span text:style-name="T1">Tigadihjaha</text:span> <text:span text:style-name="T3">v.</text:span> Aferrar, agarrar</text:p>
      <text:p text:style-name="P1"><text:tab/>fuertemente.</text:p>
      <text:p text:style-name="P1"><text:span text:style-name="T1">Tohlla llacui</text:span> <text:span text:style-name="T3">s.</text:span> Culebra guavina de</text:p>
      <text:p text:style-name="P1"><text:tab/>agua.</text:p>
      <text:p text:style-name="P1"><text:span text:style-name="T1">Tohlla pãjĩdi</text:span> <text:span text:style-name="T3">s.</text:span> Guavina, dormilón</text:p>
      <text:p text:style-name="P1"><text:tab/>(esp. de pez).</text:p>
      <text:p text:style-name="P1"><text:span text:style-name="T1">Tohwihajaha</text:span> <text:span text:style-name="T3">v.</text:span> Asustarse.</text:p>
      <text:p text:style-name="P1"><text:span text:style-name="T1">Tohwihaxahdajaha</text:span> <text:span text:style-name="T3">v.</text:span> Aterrorizar.</text:p>
      <text:p text:style-name="P1"><text:span text:style-name="T1">Tohwixahdajaha</text:span> <text:span text:style-name="T3">v.</text:span> Asustar.</text:p>
      <text:p text:style-name="P1"><text:span text:style-name="T1">Tomesahga</text:span> <text:span text:style-name="T3">adj.</text:span> Dos.</text:p>
      <text:p text:style-name="P1"><text:span text:style-name="T1">Topochohñu</text:span> <text:span text:style-name="T3">s.</text:span> Topocho, popocho.</text:p>
      <text:p text:style-name="P1"><text:span text:style-name="T1">Tota</text:span> <text:span text:style-name="T3">s.</text:span> Tautaco (esp. de pájaro).</text:p>
      <text:p text:style-name="P1"><text:span text:style-name="T1">Towãdajaha</text:span> <text:span text:style-name="T3">v.</text:span> Arañar.</text:p>
      <text:p text:style-name="P1"><text:span text:style-name="T1">Tõãhñajaha</text:span> <text:span text:style-name="T3">v.</text:span> Rascar.</text:p>
      <text:p text:style-name="P1"><text:span text:style-name="T1">Tõãĩhgajaha</text:span> <text:span text:style-name="T3">v.</text:span> Rascarse.</text:p>
      <text:p text:style-name="P1"><text:span text:style-name="T1">Tuhallaha</text:span> <text:span text:style-name="T3">s.</text:span> Cacho, cuerno.</text:p>
      <text:p text:style-name="P1"><text:span text:style-name="T1">Tuhllu</text:span> <text:span text:style-name="T3">s.</text:span> Buhillo.</text:p>
      <text:p text:style-name="P1"><text:span text:style-name="T1">Tuhwahllaha</text:span> <text:span text:style-name="T3">s.</text:span> Cacho, cuerno.</text:p>
      <text:p text:style-name="P1"><text:span text:style-name="T1">Tuhwahllahna willahga</text:span> <text:span text:style-name="T3">s.</text:span> Cornada.</text:p>
      <text:p text:style-name="P1"><text:span text:style-name="T1">Tuhwahllahna willajaha</text:span> <text:span text:style-name="T3">v.</text:span> Embestir.</text:p>
      <text:p text:style-name="P1"><text:span text:style-name="T1">Tulahba</text:span> <text:span text:style-name="T3">s.</text:span> Talego.</text:p>
      <text:p text:style-name="P1"><text:span text:style-name="T1">Tulaje</text:span> <text:span text:style-name="T3">s.</text:span> Talego.</text:p>
      <text:p text:style-name="P1"><text:span text:style-name="T1">Tulate</text:span> <text:span text:style-name="T3">s.</text:span> Talego.</text:p>
      <text:p text:style-name="P1"><text:span text:style-name="T1">Tuliguichi</text:span> <text:span text:style-name="T3">s.</text:span> Collar.</text:p>
      <text:p text:style-name="P1"><text:span text:style-name="T1">Tulucucu</text:span> <text:span text:style-name="T3">s.</text:span> Mochuelo montañero</text:p>
      <text:p text:style-name="P1"><text:tab/>(esp. de pájaro).</text:p>
      <text:p text:style-name="P1"><text:span text:style-name="T1">Tunana dopa</text:span> <text:span text:style-name="T3">s.</text:span> Boa sarura (esp.</text:p>
      <text:p text:style-name="P1"><text:tab/>de culebra).</text:p>
      <text:p text:style-name="P1"><text:span text:style-name="T1">Tunigai</text:span> <text:span text:style-name="T3">s.</text:span> Viejita (esp. de pez).</text:p>
      <text:p text:style-name="P1"><text:span text:style-name="T1">Tupali</text:span> <text:span text:style-name="T3">s.</text:span> Cierto pez pequeño como</text:p>
      <text:p text:style-name="P1"><text:tab/>la sardina.</text:p>
      <text:p text:style-name="P1"><text:span text:style-name="T1">Tuwahllaha</text:span> <text:span text:style-name="T3">s.</text:span> Cacho, cuerno.</text:p>
      <text:p text:style-name="P1"><text:span text:style-name="T1">Tũjũhdu</text:span> <text:span text:style-name="T3">adj.</text:span> Dos (anim.).</text:p>
      <text:p text:style-name="P1"><text:span text:style-name="T1">Tũpañu</text:span> <text:span text:style-name="T3">s.</text:span> Malagueto (esp. de árbol).</text:p>
      <text:p text:style-name="P1"/>
      <text:p text:style-name="P1">[Seite 43]</text:p>
      <text:p text:style-name="P1">[Spalte 1]</text:p>
      <text:p text:style-name="P1"/>
      <text:p text:style-name="P2">U, u</text:p>
      <text:p text:style-name="P2"/>
      <text:p text:style-name="P1"><text:span text:style-name="T1">Ubeehda llaipe</text:span> <text:span text:style-name="T3">adj.</text:span> Agachado.</text:p>
      <text:p text:style-name="P1"><text:span text:style-name="T1">Ubeehda llallaajaha</text:span> <text:span text:style-name="T3">v.</text:span> Agachar.</text:p>
      <text:p text:style-name="P1"><text:span text:style-name="T1">Ubeehda llallehajaha</text:span> <text:span text:style-name="T3">v.</text:span> Agacharse.</text:p>
      <text:p text:style-name="P1"><text:span text:style-name="T1">Ubena</text:span> <text:span text:style-name="T3">adv.</text:span> <text:span text:style-name="T1">1.</text:span> Abajo. <text:span text:style-name="T1">2.</text:span> Bajo.</text:p>
      <text:p text:style-name="P1"><text:tab/><text:span text:style-name="T1">3.</text:span> Debajo.</text:p>
      <text:p text:style-name="P1"><text:span text:style-name="T1">Uca</text:span> <text:span text:style-name="T3">s.</text:span> Ocarro, un armadillo grande.</text:p>
      <text:p text:style-name="P1"><text:soft-page-break/><text:span text:style-name="T1">Ucu</text:span> <text:span text:style-name="T3">s.</text:span> Garzón.</text:p>
      <text:p text:style-name="P1"><text:span text:style-name="T1">Uhda</text:span> <text:span text:style-name="T3">s.</text:span> Pereza.</text:p>
      <text:p text:style-name="P1"><text:span text:style-name="T1">Uhdi</text:span> <text:span text:style-name="T3">adj.</text:span> Crudo.</text:p>
      <text:p text:style-name="P1"><text:span text:style-name="T1">Uhwi</text:span> <text:span text:style-name="T3">s.</text:span> Picure.</text:p>
      <text:p text:style-name="P1"><text:span text:style-name="T1">Uhwigãlosa</text:span> <text:span text:style-name="T3">s.</text:span> Gato cerval salvaje.</text:p>
      <text:p text:style-name="P1"><text:span text:style-name="T1">Uhwo</text:span> <text:span text:style-name="T3">s.</text:span> <text:span text:style-name="T1">1.</text:span> Asunto. <text:span text:style-name="T1">2.</text:span> Cosa.</text:p>
      <text:p text:style-name="P1"><text:span text:style-name="T1">Ujadahgaha</text:span> <text:span text:style-name="T3">s.</text:span> <text:span text:style-name="T1">1.</text:span> Mentira.</text:p>
      <text:p text:style-name="P1"><text:tab/><text:span text:style-name="T1">2.</text:span> Engaño.</text:p>
      <text:p text:style-name="P1"><text:span text:style-name="T1">Ujadahguehe</text:span> <text:span text:style-name="T3">adj.</text:span> <text:span text:style-name="T1">1.</text:span> Mentiroso.</text:p>
      <text:p text:style-name="P1"><text:tab/><text:span text:style-name="T1">2.</text:span> Engañador.</text:p>
      <text:p text:style-name="P1"><text:span text:style-name="T1">Ujadajaha</text:span> <text:span text:style-name="T3">v.</text:span> <text:span text:style-name="T1">1.</text:span> Mentir. <text:span text:style-name="T1">2.</text:span> Engañar.</text:p>
      <text:p text:style-name="P1"><text:span text:style-name="T1">Ujadehe</text:span> <text:span text:style-name="T3">adj.</text:span> Mentiroso, embustero.</text:p>
      <text:p text:style-name="P1"><text:span text:style-name="T1">Ujahdajaha</text:span> <text:span text:style-name="T3">v.</text:span> Defraudar, engañar.</text:p>
      <text:p text:style-name="P1"><text:span text:style-name="T1">Ujate</text:span> <text:span text:style-name="T3">s.</text:span> Melcocha (dulce de caña).</text:p>
      <text:p text:style-name="P1"><text:span text:style-name="T1">Uju</text:span> <text:span text:style-name="T3">s.</text:span> Ano.</text:p>
      <text:p text:style-name="P1"><text:span text:style-name="T1">Ulixoho</text:span> <text:span text:style-name="T3">s.</text:span> Canasta.</text:p>
      <text:p text:style-name="P1"><text:span text:style-name="T1">Uma</text:span> <text:span text:style-name="T3">s.</text:span> Agujón (esp. de pez).</text:p>
      <text:p text:style-name="P1"><text:span text:style-name="T1">Umasudaxahdajaha</text:span> <text:span text:style-name="T3">v.</text:span> Abrumar,</text:p>
      <text:p text:style-name="P1"><text:tab/>hacer triste.</text:p>
      <text:p text:style-name="P1"><text:span text:style-name="T1">Umehe</text:span> <text:span text:style-name="T3">adv.</text:span> Cómo.</text:p>
      <text:p text:style-name="P1"><text:span text:style-name="T1">Umehexa</text:span> <text:span text:style-name="T3">adv.</text:span> Como.</text:p>
      <text:p text:style-name="P1"><text:span text:style-name="T1">Umexẽnaja</text:span> <text:span text:style-name="T3">adv.</text:span> ¿Cuándo?</text:p>
      <text:p text:style-name="P1"/>
      <text:p text:style-name="P1">[Seite 43]</text:p>
      <text:p text:style-name="P1">[Spalte 2]</text:p>
      <text:p text:style-name="P1"/>
      <text:p text:style-name="P1"><text:span text:style-name="T1">Umi</text:span> <text:span text:style-name="T3">adv.</text:span> Fuera.</text:p>
      <text:p text:style-name="P1"><text:span text:style-name="T1">Umina</text:span> <text:span text:style-name="T3">adv.</text:span> Afuera.</text:p>
      <text:p text:style-name="P1"><text:span text:style-name="T1">Uminaahda</text:span> <text:span text:style-name="T3">adv.</text:span> Hacia afuera.</text:p>
      <text:p text:style-name="P1"><text:span text:style-name="T1">Umo</text:span> <text:span text:style-name="T3">s.</text:span> Manos.</text:p>
      <text:p text:style-name="P1"><text:span text:style-name="T1">Umo</text:span> <text:span text:style-name="T3">s.</text:span> Caraño (esp. de árbol).</text:p>
      <text:p text:style-name="P1"><text:span text:style-name="T1">Umo rallajaha</text:span> <text:span text:style-name="T3">v.</text:span> Aplaudir.</text:p>
      <text:p text:style-name="P1"><text:span text:style-name="T1">Umo rallihgaha</text:span> <text:span text:style-name="T3">s.</text:span> Aplauso.</text:p>
      <text:p text:style-name="P1"><text:span text:style-name="T1">Umohmo</text:span> <text:span text:style-name="T3">s.</text:span> Manos.</text:p>
      <text:p text:style-name="P1"><text:span text:style-name="T1">Umona tĩgadaxahdahgaha</text:span> <text:span text:style-name="T3">s.</text:span></text:p>
      <text:p text:style-name="P1"><text:tab/>Apretón de manos.</text:p>
      <text:p text:style-name="P1"><text:span text:style-name="T1">Upa</text:span> <text:span text:style-name="T3">s.</text:span> Anzuelos.</text:p>
      <text:p text:style-name="P1"><text:span text:style-name="T1">Upaje</text:span> <text:span text:style-name="T3">s.</text:span> Anzuelo.</text:p>
      <text:p text:style-name="P1"><text:span text:style-name="T1">Upe</text:span> <text:span text:style-name="T3">s.</text:span> Matamata, icotea.</text:p>
      <text:p text:style-name="P1"><text:span text:style-name="T1">Upotai</text:span> <text:span text:style-name="T3">s.</text:span> Mejillas (cachetes).</text:p>
      <text:p text:style-name="P1"><text:span text:style-name="T1">Upotaihbe</text:span> <text:span text:style-name="T3">adj.</text:span> Mejilludo</text:p>
      <text:p text:style-name="P1"><text:tab/>(cachetudo).</text:p>
      <text:p text:style-name="P1"><text:span text:style-name="T1">Upotohdo</text:span> <text:span text:style-name="T3">s.</text:span> Mejilla (cachete)</text:p>
      <text:p text:style-name="P1"><text:tab/>(Véase <text:span text:style-name="T1">Upotoho</text:span>).</text:p>
      <text:p text:style-name="P1"><text:span text:style-name="T1">Upotoho</text:span> <text:span text:style-name="T3">s.</text:span> Mejilla (cachete).</text:p>
      <text:p text:style-name="P1"><text:span text:style-name="T1">Uuxulõxogode</text:span> <text:span text:style-name="T3">s.</text:span> Dedo pulgar.</text:p>
      <text:p text:style-name="P1"><text:span text:style-name="T1">Uwaamaxahdajaha</text:span> <text:span text:style-name="T3">v.</text:span> Arruinar.</text:p>
      <text:p text:style-name="P1"><text:span text:style-name="T1">Uwadahguijaha</text:span> <text:span text:style-name="T3">v.</text:span> Acalambrarse,</text:p>
      <text:p text:style-name="P1"><text:tab/>contraerse los músculos por un</text:p>
      <text:p text:style-name="P1"><text:tab/>calambre.</text:p>
      <text:p text:style-name="P1"><text:span text:style-name="T1">Uwadame</text:span> <text:span text:style-name="T3">s.</text:span> Abrigadero, sitio</text:p>
      <text:p text:style-name="P1"><text:tab/>defendido de los vientos.</text:p>
      <text:p text:style-name="P1"><text:soft-page-break/><text:span text:style-name="T1">Uwaihgaha</text:span> <text:span text:style-name="T3">s.</text:span> Calambre.</text:p>
      <text:p text:style-name="P1"/>
      <text:p text:style-name="P1">[Seite 43]</text:p>
      <text:p text:style-name="P1">[Spalte 1]</text:p>
      <text:p text:style-name="P1"/>
      <text:p text:style-name="P2">Ũ, ũ</text:p>
      <text:p text:style-name="P2"/>
      <text:p text:style-name="P1"><text:span text:style-name="T1">Ũbadahgaha</text:span> <text:span text:style-name="T3">s.</text:span> Burla.</text:p>
      <text:p text:style-name="P1"><text:span text:style-name="T1">Ũbadahgaha axi teahgajaha</text:span> <text:span text:style-name="T3">v.</text:span></text:p>
      <text:p text:style-name="P1"><text:tab/>Aguantar burlas.</text:p>
      <text:p text:style-name="P1"><text:span text:style-name="T1">Ũbadahgaha quelebe</text:span> <text:span text:style-name="T3">adj.</text:span> Cómico.</text:p>
      <text:p text:style-name="P1"><text:span text:style-name="T1">Ũbadahgaha socui</text:span> <text:span text:style-name="T3">s.</text:span> Chiste.</text:p>
      <text:p text:style-name="P1"><text:span text:style-name="T1">Ũbadahgaha socui tepague</text:span> <text:span text:style-name="T3">adj.</text:span></text:p>
      <text:p text:style-name="P1"><text:tab/>Chistoso.</text:p>
      <text:p text:style-name="P1"><text:span text:style-name="T1">Ũbadahguihajaha</text:span> <text:span text:style-name="T3">v.</text:span> Burlarse.</text:p>
      <text:p text:style-name="P1"><text:span text:style-name="T1">Ũbahdehe</text:span> <text:span text:style-name="T3">adj.</text:span> <text:span text:style-name="T1">1.</text:span> Sonriente.</text:p>
      <text:p text:style-name="P1"><text:tab/><text:span text:style-name="T1">2.</text:span> Burlón, burlador (Véase</text:p>
      <text:p text:style-name="P1"><text:tab/><text:span text:style-name="T1">Ĩbahdehe</text:span>).</text:p>
      <text:p text:style-name="P1"/>
      <text:p text:style-name="P1">[Seite 43]</text:p>
      <text:p text:style-name="P1">[Spalte 2]</text:p>
      <text:p text:style-name="P1"/>
      <text:p text:style-name="P1"><text:span text:style-name="T1">Ũbe 1.</text:span> <text:span text:style-name="T3">s.</text:span> Hombre, varón. <text:span text:style-name="T1">2.</text:span> <text:span text:style-name="T3">adj.</text:span></text:p>
      <text:p text:style-name="P1"><text:tab/>Masculino.</text:p>
      <text:p text:style-name="P1"><text:span text:style-name="T1">Ũbo</text:span> <text:span text:style-name="T3">s.</text:span> <text:span text:style-name="T1">1.</text:span> Odio. <text:span text:style-name="T1">2.</text:span> Guerra. <text:span text:style-name="T1">3.</text:span> Pelea.</text:p>
      <text:p text:style-name="P1"><text:span text:style-name="T1">Ũcu</text:span> <text:span text:style-name="T3">pron.</text:span> Tú, usted.</text:p>
      <text:p text:style-name="P1"><text:span text:style-name="T1">Ũcuhdo</text:span> <text:span text:style-name="T3">pron.</text:span> Vosotros, ustedes.</text:p>
      <text:p text:style-name="P1"><text:span text:style-name="T1">Ũcuhgui</text:span> <text:span text:style-name="T3">prep.</text:span> Contigo.</text:p>
      <text:p text:style-name="P1"><text:span text:style-name="T1">Ũja</text:span> <text:span text:style-name="T3">s.</text:span> <text:span text:style-name="T1">1.</text:span> Pierna. <text:span text:style-name="T1">2.</text:span> Cabo. <text:span text:style-name="T1">3.</text:span> Canilla.</text:p>
      <text:p text:style-name="P1"><text:span text:style-name="T1">Ũjãbena</text:span> <text:span text:style-name="T3">s.</text:span> <text:span text:style-name="T1">1.</text:span> Piernas. <text:span text:style-name="T1">2.</text:span> Cabos.</text:p>
      <text:p text:style-name="P1"><text:tab/><text:span text:style-name="T1">3.</text:span> Canillas.</text:p>
      <text:p text:style-name="P1"><text:span text:style-name="T1">Ũjãĩna</text:span> <text:span text:style-name="T3">adj.</text:span> Aparte.</text:p>
      <text:p text:style-name="P1"><text:span text:style-name="T1">Ũjãjã</text:span> <text:span text:style-name="T3">s.</text:span> Canilla.</text:p>
      <text:p text:style-name="P1"/>
      <text:p text:style-name="P1">[Seite 44]</text:p>
      <text:p text:style-name="P1">[Spalte 1]</text:p>
      <text:p text:style-name="P1"/>
      <text:p text:style-name="P1"><text:span text:style-name="T1">Ũju</text:span> <text:span text:style-name="T3">adv.</text:span> Sí.</text:p>
      <text:p text:style-name="P1"><text:span text:style-name="T1">Ũpajaha</text:span> <text:span text:style-name="T3">v.</text:span> <text:span text:style-name="T1">1.</text:span> Acostarse. <text:span text:style-name="T1">2.</text:span> Estar</text:p>
      <text:p text:style-name="P1"><text:tab/>acostado.</text:p>
      <text:p text:style-name="P1"><text:span text:style-name="T1">Ũpu</text:span> <text:span text:style-name="T3">s.</text:span> Tigre.</text:p>
      <text:p text:style-name="P1"><text:span text:style-name="T1">Ũpu jieche ñide</text:span> <text:span text:style-name="T3">s.</text:span> Pájaro copetón.</text:p>
      <text:p text:style-name="P1"><text:span text:style-name="T1">Ũwamaigahjaha</text:span> <text:span text:style-name="T3">v.</text:span> Acusar.</text:p>
      <text:p text:style-name="P1"><text:span text:style-name="T1">Ũwapahnejaha</text:span> <text:span text:style-name="T3">v.</text:span> Acompañar.</text:p>
      <text:p text:style-name="P1"/>
      <text:p text:style-name="P1">[Seite 44]</text:p>
      <text:p text:style-name="P1">[Spalte 2]</text:p>
      <text:p text:style-name="P1"/>
      <text:p text:style-name="P1">[BILD] Ũpu</text:p>
      <text:p text:style-name="P1"/>
      <text:p text:style-name="P1">[Seite 44]</text:p>
      <text:p text:style-name="P1">[Spalte 1]</text:p>
      <text:p text:style-name="P1"><text:soft-page-break/></text:p>
      <text:p text:style-name="P2">W, w</text:p>
      <text:p text:style-name="P2"/>
      <text:p text:style-name="P1"><text:span text:style-name="T1">Waca dũpu</text:span> <text:span text:style-name="T3">s.</text:span> Cigarrones que</text:p>
      <text:p text:style-name="P1"><text:tab/>hacen casa en la tierra.</text:p>
      <text:p text:style-name="P1"><text:span text:style-name="T1">Wacaboho</text:span> <text:span text:style-name="T3">s.</text:span> Garza chicuaca.</text:p>
      <text:p text:style-name="P1"><text:span text:style-name="T1">Wacala</text:span> <text:span text:style-name="T3">s.</text:span> Garza blanca.</text:p>
      <text:p text:style-name="P1"><text:span text:style-name="T1">Wacamai</text:span> <text:span text:style-name="T3">s.</text:span> Guacamayas (esp. de</text:p>
      <text:p text:style-name="P1"><text:tab/>pájaro).</text:p>
      <text:p text:style-name="P1"><text:span text:style-name="T1">Wacua</text:span> <text:span text:style-name="T3">s.</text:span> Ñame, tavena.</text:p>
      <text:p text:style-name="P1"><text:span text:style-name="T1">Wachu</text:span> <text:span text:style-name="T3">s.</text:span> Hermana mayor.</text:p>
      <text:p text:style-name="P1"><text:span text:style-name="T1">Wahixu ito</text:span> <text:span text:style-name="T3">s.</text:span> Edificio.</text:p>
      <text:p text:style-name="P1"><text:span text:style-name="T1">Wahllahgahdajaha</text:span> <text:span text:style-name="T3">v.</text:span> <text:span text:style-name="T1">1.</text:span> Repartir.</text:p>
      <text:p text:style-name="P1"><text:tab/><text:span text:style-name="T1">2.</text:span> Brindar (Véase <text:span text:style-name="T1">Jehehgajaha</text:span>).</text:p>
      <text:p text:style-name="P1"><text:span text:style-name="T1">Wahllajaha</text:span> <text:span text:style-name="T3">v.</text:span> Distribuir.</text:p>
      <text:p text:style-name="P1"><text:span text:style-name="T1">Wahlligaha</text:span> <text:span text:style-name="T3">s.</text:span> Distribución.</text:p>
      <text:p text:style-name="P1"><text:span text:style-name="T1">Waiga molao</text:span> <text:span text:style-name="T3">s.</text:span> Cambur morado</text:p>
      <text:p text:style-name="P1"><text:tab/>(esp. de banano).</text:p>
      <text:p text:style-name="P1"><text:span text:style-name="T1">Waihgadajaha</text:span> <text:span text:style-name="T3">v.</text:span> Brindar.</text:p>
      <text:p text:style-name="P1"><text:span text:style-name="T1">Waihnixe</text:span> <text:span text:style-name="T3">s.</text:span> Arpón, lanza.</text:p>
      <text:p text:style-name="P1"><text:span text:style-name="T1">Waixu</text:span> <text:span text:style-name="T3">s.</text:span> <text:span text:style-name="T1">1.</text:span> Abertura.</text:p>
      <text:p text:style-name="P1"><text:tab/><text:span text:style-name="T1">2.</text:span> Hendedura. <text:span text:style-name="T1">3.</text:span> Grieta.</text:p>
      <text:p text:style-name="P1"><text:tab/><text:span text:style-name="T1">4.</text:span> Agujero. <text:span text:style-name="T1">5.</text:span> Hueco.</text:p>
      <text:p text:style-name="P1"><text:span text:style-name="T1">Wajadagahmajaha</text:span> <text:span text:style-name="T3">v.</text:span> Apartar.</text:p>
      <text:p text:style-name="P1"><text:span text:style-name="T1">Wajadahgahmajaha</text:span> <text:span text:style-name="T3">v.</text:span> Separarse de</text:p>
      <text:p text:style-name="P1"><text:tab/>algo.</text:p>
      <text:p text:style-name="P1"><text:span text:style-name="T1">Wajadajaha</text:span> <text:span text:style-name="T3">v.</text:span> <text:span text:style-name="T1">1.</text:span> Aislar. <text:span text:style-name="T1">2.</text:span> Apartar.</text:p>
      <text:p text:style-name="P1"><text:tab/><text:span text:style-name="T1">3.</text:span> Escoger. <text:span text:style-name="T1">4.</text:span> Elegir. <text:span text:style-name="T1">5.</text:span> Asignar.</text:p>
      <text:p text:style-name="P1"><text:span text:style-name="T1">Wajamajaha</text:span> <text:span text:style-name="T3">v.</text:span> Desertar.</text:p>
      <text:p text:style-name="P1"><text:span text:style-name="T1">Wajihxu</text:span> <text:span text:style-name="T3">s.</text:span> Agujero.</text:p>
      <text:p text:style-name="P1"><text:span text:style-name="T1">Wajihxu queleejaha</text:span> <text:span text:style-name="T3">v.</text:span> Agujerear.</text:p>
      <text:p text:style-name="P1"><text:span text:style-name="T1">Wajixu</text:span> <text:span text:style-name="T3">s.</text:span> Caverna, cueva.</text:p>
      <text:p text:style-name="P1"><text:span text:style-name="T1">Walacaba</text:span> <text:span text:style-name="T3">s.</text:span> Matraco (esp. de</text:p>
      <text:p text:style-name="P1"><text:tab/>pájaro).</text:p>
      <text:p text:style-name="P1"><text:span text:style-name="T1">Waleba</text:span> <text:span text:style-name="T3">s.</text:span> Guayabo (esp. de árbol).</text:p>
      <text:p text:style-name="P1"/>
      <text:p text:style-name="P1">[Seite 44]</text:p>
      <text:p text:style-name="P1">[Spalte 2]</text:p>
      <text:p text:style-name="P1"/>
      <text:p text:style-name="P1"><text:span text:style-name="T1">Walladajaha</text:span> <text:span text:style-name="T3">v.</text:span> <text:span text:style-name="T1">1.</text:span> Juntar. <text:span text:style-name="T1">2.</text:span> Tirar.</text:p>
      <text:p text:style-name="P1"><text:tab/><text:span text:style-name="T1">3.</text:span> Planchar.</text:p>
      <text:p text:style-name="P1"><text:span text:style-name="T1">Wallagahdajaha</text:span> <text:span text:style-name="T3">v.</text:span> Brindar algo a</text:p>
      <text:p text:style-name="P1"><text:tab/>los vecinos.</text:p>
      <text:p text:style-name="P1"><text:span text:style-name="T1">Wallagajaha</text:span> <text:span text:style-name="T3">v.</text:span> <text:span text:style-name="T1">1.</text:span> Destapar.</text:p>
      <text:p text:style-name="P1"><text:tab/><text:span text:style-name="T1">2.</text:span> Descubrir.</text:p>
      <text:p text:style-name="P1"><text:span text:style-name="T1">Wallagamajaha</text:span> <text:span text:style-name="T3">v.</text:span> <text:span text:style-name="T1">1.</text:span> Acabar.</text:p>
      <text:p text:style-name="P1"><text:tab/><text:span text:style-name="T1">2.</text:span> Concluir.</text:p>
      <text:p text:style-name="P1"><text:span text:style-name="T1">Wallahdaxuha</text:span> <text:span text:style-name="T3">s.</text:span> <text:span text:style-name="T1">1.</text:span> Curvas de</text:p>
      <text:p text:style-name="P1"><text:tab/>montes. <text:span text:style-name="T1">2.</text:span> Curvas de ríos.</text:p>
      <text:p text:style-name="P1"><text:span text:style-name="T1">Wallahgajaha</text:span> <text:span text:style-name="T3">v.</text:span> <text:span text:style-name="T1">1.</text:span> Rallar yuca.</text:p>
      <text:p text:style-name="P1"><text:tab/><text:span text:style-name="T1">2.</text:span> Descubrirse.</text:p>
      <text:p text:style-name="P1"><text:span text:style-name="T1">Wallahgamahgaha</text:span> <text:span text:style-name="T3">s.</text:span> Conclusión.</text:p>
      <text:p text:style-name="P1"><text:soft-page-break/><text:span text:style-name="T1">Wallahgamihajaha</text:span> <text:span text:style-name="T3">v.</text:span> Acabarse.</text:p>
      <text:p text:style-name="P1"><text:span text:style-name="T1">Walluli</text:span> <text:span text:style-name="T3">s.</text:span> Zamuro, guala (esp. de</text:p>
      <text:p text:style-name="P1"><text:tab/>pájaro.</text:p>
      <text:p text:style-name="P1"><text:span text:style-name="T1">Wapah</text:span> <text:span text:style-name="T3">s.</text:span> Troja.</text:p>
      <text:p text:style-name="P1"><text:span text:style-name="T1">Wãcha icuti</text:span> <text:span text:style-name="T3">s.</text:span> Cucuri (esp. de</text:p>
      <text:p text:style-name="P1"><text:tab/>palma).</text:p>
      <text:p text:style-name="P1"><text:span text:style-name="T1">Wãchẽẽ</text:span> <text:span text:style-name="T3">s.</text:span> Hermano mayor.</text:p>
      <text:p text:style-name="P1"><text:span text:style-name="T1">Wãjãdajaha</text:span> <text:span text:style-name="T3">v.</text:span> Tragar.</text:p>
      <text:p text:style-name="P1"><text:span text:style-name="T1">Wãxõ</text:span> <text:span text:style-name="T3">s.</text:span> Coroto.</text:p>
      <text:p text:style-name="P1"><text:span text:style-name="T1">Weadajaha</text:span> <text:span text:style-name="T3">v.</text:span> Señalar llamando,</text:p>
      <text:p text:style-name="P1"><text:tab/>capear.</text:p>
      <text:p text:style-name="P1"><text:span text:style-name="T1">Weajaha</text:span> <text:span text:style-name="T3">v.</text:span> <text:span text:style-name="T1">1.</text:span> Nadar, aletear.</text:p>
      <text:p text:style-name="P1"><text:tab/><text:span text:style-name="T1">2.</text:span> Señalar llamando. <text:span text:style-name="T1">3.</text:span> Acostarse</text:p>
      <text:p text:style-name="P1"><text:tab/>en una hamaca.</text:p>
      <text:p text:style-name="P1"><text:span text:style-name="T1">Wecho</text:span> <text:span text:style-name="T3">s.</text:span> Algarrobo (esp. de árbol).</text:p>
      <text:p text:style-name="P1"><text:span text:style-name="T1">Wechohllu</text:span> <text:span text:style-name="T3">s.</text:span> Algarrobo (sg.).</text:p>
      <text:p text:style-name="P1"><text:span text:style-name="T1">Wechuju</text:span> <text:span text:style-name="T3">s.</text:span> Canoa, curiara, barca.</text:p>
      <text:p text:style-name="P1"><text:span text:style-name="T1">Weedaha</text:span> <text:span text:style-name="T3">prep.</text:span> Hasta (espacio en</text:p>
      <text:p text:style-name="P1"><text:tab/>general).</text:p>
      <text:p text:style-name="P1"/>
      <text:p text:style-name="P1">[Seite 45]</text:p>
      <text:p text:style-name="P1">[Spalte 1]</text:p>
      <text:p text:style-name="P1"/>
      <text:p text:style-name="P1"><text:span text:style-name="T1">Weedajaha</text:span> <text:span text:style-name="T3">v.</text:span> <text:span text:style-name="T1">1.</text:span> Desyerbar.</text:p>
      <text:p text:style-name="P1"><text:tab/><text:span text:style-name="T1">2.</text:span> Limpiar.</text:p>
      <text:p text:style-name="P1"><text:span text:style-name="T1">Weelajaha</text:span> <text:span text:style-name="T3">v.</text:span> Batir.</text:p>
      <text:p text:style-name="P1"><text:span text:style-name="T1">Wehleha</text:span> <text:span text:style-name="T3">adj.</text:span> <text:span text:style-name="T1">1.</text:span> Colgado.</text:p>
      <text:p text:style-name="P1"><text:tab/><text:span text:style-name="T1">2.</text:span> Guindado.</text:p>
      <text:p text:style-name="P1"><text:span text:style-name="T1">Wehluje</text:span> <text:span text:style-name="T3">s.</text:span> Gaviotilla, luerere.</text:p>
      <text:p text:style-name="P1"><text:span text:style-name="T1">Wehmajaha</text:span> <text:span text:style-name="T3">v.</text:span> Abonanzar, cesar la</text:p>
      <text:p text:style-name="P1"><text:tab/>tormenta.</text:p>
      <text:p text:style-name="P1"><text:span text:style-name="T1">Wei</text:span> <text:span text:style-name="T3">s.</text:span> Buey.</text:p>
      <text:p text:style-name="P1"><text:span text:style-name="T1">Weladajaha</text:span> <text:span text:style-name="T3">v.</text:span> Remover (comida al</text:p>
      <text:p text:style-name="P1"><text:tab/>cocinar).</text:p>
      <text:p text:style-name="P1"><text:span text:style-name="T1">Welajaha</text:span> <text:span text:style-name="T3">v.</text:span> <text:span text:style-name="T1">1.</text:span> Agitar. <text:span text:style-name="T1">2.</text:span> Rebullir.</text:p>
      <text:p text:style-name="P1"><text:tab/><text:span text:style-name="T1">3.</text:span> Batir (masa, huevo).</text:p>
      <text:p text:style-name="P1"><text:span text:style-name="T1">Weli</text:span> <text:span text:style-name="T3">s.</text:span> Cedro amargo (esp. de</text:p>
      <text:p text:style-name="P1"><text:tab/>árbol).</text:p>
      <text:p text:style-name="P1"><text:span text:style-name="T1">Welillaide</text:span> <text:span text:style-name="T3">s.</text:span> Batidor.</text:p>
      <text:p text:style-name="P1"><text:span text:style-name="T1">Welillu</text:span> <text:span text:style-name="T3">s.</text:span> Cedro (sg.).</text:p>
      <text:p text:style-name="P1"><text:span text:style-name="T1">Welite</text:span> <text:span text:style-name="T3">s.</text:span> <text:span text:style-name="T1">1.</text:span> Tablitas. <text:span text:style-name="T1">2.</text:span> Cortes de</text:p>
      <text:p text:style-name="P1"><text:tab/>tela.</text:p>
      <text:p text:style-name="P1"><text:span text:style-name="T1">Weme</text:span> <text:span text:style-name="T3">adj.</text:span> Denso.</text:p>
      <text:p text:style-name="P1"><text:span text:style-name="T1">Weme sucua</text:span> <text:span text:style-name="T3">s.</text:span> Ciudad.</text:p>
      <text:p text:style-name="P1"><text:span text:style-name="T1">Wemehdajaha</text:span> <text:span text:style-name="T3">v.</text:span> Agrandar (un</text:p>
      <text:p text:style-name="P1"><text:tab/>lugar).</text:p>
      <text:p text:style-name="P1"><text:span text:style-name="T1">Weñuuñu</text:span> <text:span text:style-name="T3">s.</text:span> Aceiba (esp. de árbol).</text:p>
      <text:p text:style-name="P1"><text:span text:style-name="T1">Wepoo</text:span> <text:span text:style-name="T3">s.</text:span> Aceite (esp. de árbol).</text:p>
      <text:p text:style-name="P1"><text:span text:style-name="T1">Wiadajaha</text:span> <text:span text:style-name="T3">v.</text:span> Servir (comida).</text:p>
      <text:p text:style-name="P1"><text:span text:style-name="T1">Wiagajaha</text:span> <text:span text:style-name="T3">v.</text:span> Echar agua.</text:p>
      <text:p text:style-name="P1"><text:span text:style-name="T1">Wiajaha</text:span> <text:span text:style-name="T3">v.</text:span> <text:span text:style-name="T1">1.</text:span> Achicar agua.</text:p>
      <text:p text:style-name="P1"><text:tab/><text:span text:style-name="T1">2.</text:span> Cortar en pedacitos.</text:p>
      <text:p text:style-name="P1"><text:soft-page-break/><text:span text:style-name="T1">Wiãdahga</text:span> <text:span text:style-name="T3">s.</text:span> Atado.</text:p>
      <text:p text:style-name="P1"><text:span text:style-name="T1">Wiãdajaha</text:span> <text:span text:style-name="T3">v.</text:span> Atar.</text:p>
      <text:p text:style-name="P1"><text:span text:style-name="T1">Wichuxẽ</text:span> <text:span text:style-name="T3">s.</text:span> Cinturón.</text:p>
      <text:p text:style-name="P1"><text:span text:style-name="T1">Wiehajaha</text:span> <text:span text:style-name="T3">v.</text:span> Acertar (con</text:p>
      <text:p text:style-name="P1"><text:tab/>escopeta, con flechas).</text:p>
      <text:p text:style-name="P1"><text:span text:style-name="T1">Wihajaha</text:span> <text:span text:style-name="T3">v.</text:span> Acertar, dar en el</text:p>
      <text:p text:style-name="P1"><text:tab/>blanco.</text:p>
      <text:p text:style-name="P1"><text:span text:style-name="T1">Wihba ajahba</text:span> <text:span text:style-name="T3">s.</text:span> Boca ancha y</text:p>
      <text:p text:style-name="P1"><text:tab/>plana (de algo).</text:p>
      <text:p text:style-name="P1"><text:span text:style-name="T1">Wihbe</text:span> <text:span text:style-name="T3">adj.</text:span> Grueso.</text:p>
      <text:p text:style-name="P1"><text:span text:style-name="T1">Wihlla</text:span> <text:span text:style-name="T3">s.</text:span> Granos (cereales).</text:p>
      <text:p text:style-name="P1"><text:span text:style-name="T1">Wihllu illu ĩxoh</text:span> <text:span text:style-name="T3">adj.</text:span> Cabezón.</text:p>
      <text:p text:style-name="P1"><text:span text:style-name="T1">Willai</text:span> <text:span text:style-name="T3">s.</text:span> Cuchillos.</text:p>
      <text:p text:style-name="P1"><text:span text:style-name="T1">Willaide</text:span> <text:span text:style-name="T3">s.</text:span> Cuchillo.</text:p>
      <text:p text:style-name="P1"><text:span text:style-name="T1">Wime</text:span> <text:span text:style-name="T3">s.</text:span> Espacio grande.</text:p>
      <text:p text:style-name="P1"/>
      <text:p text:style-name="P1">[Seite 45]</text:p>
      <text:p text:style-name="P1">[Spalte 2]</text:p>
      <text:p text:style-name="P1"/>
      <text:p text:style-name="P1"><text:span text:style-name="T1">Wiña</text:span> <text:span text:style-name="T3">s.</text:span> Curva.</text:p>
      <text:p text:style-name="P1"><text:span text:style-name="T1">Wiñahna omeñahjaha</text:span> <text:span text:style-name="T3">v.</text:span> Rebelarse</text:p>
      <text:p text:style-name="P1"><text:tab/>contra (literal: tener corazón</text:p>
      <text:p text:style-name="P1"><text:tab/>grande).</text:p>
      <text:p text:style-name="P1"><text:span text:style-name="T1">Wipadahgue</text:span> <text:span text:style-name="T3">adj.</text:span> Atado.</text:p>
      <text:p text:style-name="P1"><text:span text:style-name="T1">Wipadaidi</text:span> <text:span text:style-name="T3">s.</text:span> El que sirve comida.</text:p>
      <text:p text:style-name="P1"><text:span text:style-name="T1">Wipagaidi</text:span> <text:span text:style-name="T3">s.</text:span> El que vierte.</text:p>
      <text:p text:style-name="P1"><text:span text:style-name="T1">Wipeha</text:span> <text:span text:style-name="T3">adj.</text:span> Grande y áspero</text:p>
      <text:p text:style-name="P1"><text:tab/>(anim.).</text:p>
      <text:p text:style-name="P1"><text:span text:style-name="T1">Wipehe</text:span> <text:span text:style-name="T3">s.</text:span> El que acierta, da en el</text:p>
      <text:p text:style-name="P1"><text:tab/>blanco.</text:p>
      <text:p text:style-name="P1"><text:span text:style-name="T1">Wite</text:span> <text:span text:style-name="T3">s.</text:span> Distancia.</text:p>
      <text:p text:style-name="P1"><text:span text:style-name="T1">Witeemajaha</text:span> <text:span text:style-name="T3">v.</text:span> Alejar.</text:p>
      <text:p text:style-name="P1"><text:span text:style-name="T1">Witeemihajaha</text:span> <text:span text:style-name="T3">v.</text:span> Alejarse.</text:p>
      <text:p text:style-name="P1"><text:span text:style-name="T1">Wixe</text:span> <text:span text:style-name="T3">s.</text:span> Chigüiro.</text:p>
      <text:p text:style-name="P1"><text:span text:style-name="T1">Wiã</text:span> <text:span text:style-name="T3">adj.</text:span> Cosas que no caben.</text:p>
      <text:p text:style-name="P1"><text:span text:style-name="T1">Wĩãdaguihajaha</text:span> <text:span text:style-name="T3">v.</text:span> Amarrarse.</text:p>
      <text:p text:style-name="P1"><text:span text:style-name="T1">Wĩãdahaxoa</text:span> <text:span text:style-name="T3">s.</text:span> El amarre (objeto</text:p>
      <text:p text:style-name="P1"><text:tab/>con que se amarra).</text:p>
      <text:p text:style-name="P1"><text:span text:style-name="T1">Wĩãdajaha</text:span> <text:span text:style-name="T3">v.</text:span> <text:span text:style-name="T1">1.</text:span> Amarrar. <text:span text:style-name="T1">2.</text:span> Atar.</text:p>
      <text:p text:style-name="P1"><text:span text:style-name="T1">Wĩãga</text:span> <text:span text:style-name="T3">adj.</text:span> Angosto, estrecho.</text:p>
      <text:p text:style-name="P1"><text:span text:style-name="T1">Wĩãgame</text:span> <text:span text:style-name="T3">s.</text:span> Lugar estrecho.</text:p>
      <text:p text:style-name="P1"><text:span text:style-name="T1">Wĩãgameha</text:span> <text:span text:style-name="T3">s.</text:span> Lugares estrechos.</text:p>
      <text:p text:style-name="P1"><text:span text:style-name="T1">Wĩãxahdaguihajaha</text:span> <text:span text:style-name="T3">v.</text:span> Arquearse.</text:p>
      <text:p text:style-name="P1"><text:span text:style-name="T1">Wĩãxahdajaha</text:span> <text:span text:style-name="T3">v.</text:span> Arquear.</text:p>
      <text:p text:style-name="P1"><text:span text:style-name="T1">Wĩdi</text:span> <text:span text:style-name="T3">adj.</text:span> <text:span text:style-name="T1">1.</text:span> Muchos. <text:span text:style-name="T1">2.</text:span> Bastante.</text:p>
      <text:p text:style-name="P1"><text:tab/><text:span text:style-name="T1">3.</text:span> Cantidades.</text:p>
      <text:p text:style-name="P1"><text:span text:style-name="T1">Widi icue</text:span> <text:span text:style-name="T3">adj.</text:span> Comilón.</text:p>
      <text:p text:style-name="P1"><text:span text:style-name="T1">Wĩha</text:span> <text:span text:style-name="T3">adj.</text:span> Curvo, arqueado.</text:p>
      <text:p text:style-name="P1"><text:span text:style-name="T1">Wĩhã</text:span> <text:span text:style-name="T3">adj.</text:span> Doblado.</text:p>
      <text:p text:style-name="P1"><text:span text:style-name="T1">Wĩhãjaha</text:span> <text:span text:style-name="T3">v.</text:span> <text:span text:style-name="T1">1.</text:span> Doblarse.</text:p>
      <text:p text:style-name="P1"><text:tab/><text:span text:style-name="T1">2.</text:span> Atragantar, atorarse.</text:p>
      <text:p text:style-name="P1"><text:span text:style-name="T1">Wĩhãxahdajaha</text:span> <text:span text:style-name="T3">v.</text:span> Doblar.</text:p>
      <text:p text:style-name="P1"><text:soft-page-break/><text:span text:style-name="T1">Wĩpadahgaidi</text:span> <text:span text:style-name="T3">s.</text:span> Amarrador, el que</text:p>
      <text:p text:style-name="P1"><text:tab/>amarra.</text:p>
      <text:p text:style-name="P1"><text:span text:style-name="T1">Wĩpadahgue</text:span> <text:span text:style-name="T3">adj.</text:span> Amarrado.</text:p>
      <text:p text:style-name="P1"><text:span text:style-name="T1">Wĩpade</text:span> <text:span text:style-name="T3">s.</text:span> El que amarra.</text:p>
      <text:p text:style-name="P1"><text:span text:style-name="T1">Wĩpo paatuna</text:span> <text:span text:style-name="T3">s.</text:span> Plátano resplandor.</text:p>
      <text:p text:style-name="P1"><text:span text:style-name="T1">Wĩxõ</text:span> <text:span text:style-name="T3">s.</text:span> Oso hormiguero.</text:p>
      <text:p text:style-name="P1"><text:span text:style-name="T1">Wode</text:span> <text:span text:style-name="T3">adj.</text:span> Ancho (objetos como</text:p>
      <text:p text:style-name="P1"><text:tab/>machete) (Véase <text:span text:style-name="T1">Gode</text:span>).</text:p>
      <text:p text:style-name="P1"><text:span text:style-name="T1">Wodi</text:span> <text:span text:style-name="T3">adj.</text:span> Grande (Véase <text:span text:style-name="T1">Gode</text:span>).</text:p>
      <text:p text:style-name="P1"/>
      <text:p text:style-name="P1">[Seite]</text:p>
      <text:p text:style-name="P1"/>
      <text:p text:style-name="P1">[blank]</text:p>
      <text:p text:style-name="P1"/>
      <text:p text:style-name="P1">[Seite]</text:p>
      <text:p text:style-name="P1"/>
      <text:p text:style-name="P2">VOCABULARIO</text:p>
      <text:p text:style-name="P1">ESPAÑOL — SALIBA</text:p>
      <text:p text:style-name="P1"/>
      <text:p text:style-name="P1">[Seite]</text:p>
      <text:p text:style-name="P1"/>
      <text:p text:style-name="P1">[blank]</text:p>
      <text:p text:style-name="P1"/>
      <text:p text:style-name="P1">[Seite 49]</text:p>
      <text:p text:style-name="P1">[Spalte 1]</text:p>
      <text:p text:style-name="P1"/>
      <text:p text:style-name="P2">A, a</text:p>
      <text:p text:style-name="P1"/>
      <text:p text:style-name="P1"><text:span text:style-name="T1">A alguna parte</text:span> <text:span text:style-name="T3">adv.</text:span> Jãdihda.</text:p>
      <text:p text:style-name="P1"><text:span text:style-name="T1">A la derecha</text:span> <text:span text:style-name="T3">adv.</text:span> Ballohehnaahda.</text:p>
      <text:p text:style-name="P1"><text:span text:style-name="T1">A veces</text:span> <text:span text:style-name="T3">adv.</text:span> Jõhdihnana.</text:p>
      <text:p text:style-name="P1"><text:span text:style-name="T1">Abajo</text:span> <text:span text:style-name="T3">adv.</text:span> Ubena.</text:p>
      <text:p text:style-name="P1"><text:span text:style-name="T1">Abandonar</text:span> <text:span text:style-name="T3">v.</text:span> <text:span text:style-name="T1">1.</text:span> Amaguihajaha.</text:p>
      <text:p text:style-name="P1"><text:tab/><text:span text:style-name="T1">2.</text:span> Fiãdiajaha. <text:span text:style-name="T1">3.</text:span> Iwajaha.</text:p>
      <text:p text:style-name="P1"><text:tab/><text:span text:style-name="T1">4.</text:span> Õjãguihajaha.</text:p>
      <text:p text:style-name="P1"><text:span text:style-name="T1">Abandonar (una mujer)</text:span> <text:span text:style-name="T3">v.</text:span></text:p>
      <text:p text:style-name="P1"><text:tab/>Fiehajaha.</text:p>
      <text:p text:style-name="P1"><text:span text:style-name="T1">Abaratar el precio de algo</text:span> <text:span text:style-name="T3">v.</text:span></text:p>
      <text:p text:style-name="P1"><text:tab/>Lõãdajaha.</text:p>
      <text:p text:style-name="P1"><text:span text:style-name="T1">Abarrancarse</text:span> <text:span text:style-name="T3">v.</text:span> Ballagajaha.</text:p>
      <text:p text:style-name="P1"><text:span text:style-name="T1">Abastecer</text:span> <text:span text:style-name="T3">v.</text:span> Jihñejaha.</text:p>
      <text:p text:style-name="P1"><text:span text:style-name="T1">Abastecimiento</text:span> <text:span text:style-name="T3">s.</text:span> Eema.</text:p>
      <text:p text:style-name="P1"><text:span text:style-name="T1">Abdomen</text:span> <text:span text:style-name="T3">s.</text:span> Tehche ãpuxu.</text:p>
      <text:p text:style-name="P1">[BILD] Abeja</text:p>
      <text:p text:style-name="P1"><text:span text:style-name="T1">Abeja</text:span> <text:span text:style-name="T3">s.</text:span> Muĩgodi, muñugudi. <text:span text:style-name="T3">pl.</text:span></text:p>
      <text:p text:style-name="P1"><text:tab/>Muĩgohdu.</text:p>
      <text:p text:style-name="P1"><text:span text:style-name="T1">Abeja real de monte</text:span> <text:span text:style-name="T3">s.</text:span> Rãpollu</text:p>
      <text:p text:style-name="P1"><text:tab/>ẽbaĩ muĩgohdu.</text:p>
      <text:p text:style-name="P1"><text:span text:style-name="T1">Abejas terrestres</text:span> <text:span text:style-name="T3">s.</text:span> Sẽxẽ ẽbãẽ</text:p>
      <text:p text:style-name="P1"><text:tab/>muĩgohdu.</text:p>
      <text:p text:style-name="P1"><text:span text:style-name="T1">Abertura</text:span> <text:span text:style-name="T3">s.</text:span> Waixu.</text:p>
      <text:p text:style-name="P1"><text:span text:style-name="T1">Abierto</text:span> <text:span text:style-name="T3">adj.</text:span> <text:span text:style-name="T1">1.</text:span> Ajahga. <text:span text:style-name="T1">2.</text:span> Cahña,</text:p>
      <text:p text:style-name="P1"><text:soft-page-break/><text:tab/>cañadahga.</text:p>
      <text:p text:style-name="P1"><text:span text:style-name="T1">Ablandador</text:span> <text:span text:style-name="T3">s.</text:span> Ãpehaidi.</text:p>
      <text:p text:style-name="P1"><text:span text:style-name="T1">Ablandamiento</text:span> <text:span text:style-name="T3">s.</text:span> Ãpehgaha.</text:p>
      <text:p text:style-name="P1"><text:span text:style-name="T1">Ablandar</text:span> <text:span text:style-name="T3">v.</text:span> Ãpahdajaha.</text:p>
      <text:p text:style-name="P1"><text:span text:style-name="T1">Abofeteador (el que abofetea)</text:span> <text:span text:style-name="T3">s.</text:span></text:p>
      <text:p text:style-name="P1"><text:tab/>Llaipaedi.</text:p>
      <text:p text:style-name="P1"><text:span text:style-name="T1">Abofetear</text:span> <text:span text:style-name="T3">v.</text:span> Llallajaha.</text:p>
      <text:p text:style-name="P1"><text:span text:style-name="T1">Abominar</text:span> <text:span text:style-name="T3">v.</text:span> Ñejehgajaha.</text:p>
      <text:p text:style-name="P1"><text:span text:style-name="T1">Abonanzar</text:span> (cesar la tormenta) <text:span text:style-name="T3">v.</text:span></text:p>
      <text:p text:style-name="P6"/>
      <text:p text:style-name="P1">[Seite 49]</text:p>
      <text:p text:style-name="P1">[Spalte 2]</text:p>
      <text:p text:style-name="P1"/>
      <text:p text:style-name="P1"><text:tab/>Wehmajaha.</text:p>
      <text:p text:style-name="P1"><text:span text:style-name="T1">Abordar</text:span> <text:span text:style-name="T3">v.</text:span> Bajahgajaha.</text:p>
      <text:p text:style-name="P1"><text:span text:style-name="T1">Abortar</text:span> <text:span text:style-name="T3">v.</text:span> Lluhluwaxahdajaha</text:p>
      <text:p text:style-name="P1"><text:span text:style-name="T1">Aborto</text:span> (neeturi</text:p>
      <text:p text:style-name="P1"><text:tab/>lluhluwaxahdajahri). <text:span text:style-name="T3">s.</text:span></text:p>
      <text:p text:style-name="P1"><text:tab/>Lluhluwaxahdahgaha.</text:p>
      <text:p text:style-name="P1"><text:span text:style-name="T1">Abrazado</text:span> <text:span text:style-name="T3">adj.</text:span> Jaipahgue.</text:p>
      <text:p text:style-name="P1"><text:span text:style-name="T1">Abrazar</text:span> <text:span text:style-name="T3">v.</text:span> Jallagajaha.</text:p>
      <text:p text:style-name="P1"><text:span text:style-name="T1">Abrazarse</text:span> <text:span text:style-name="T3">v.</text:span> Jallahguihajaha.</text:p>
      <text:p text:style-name="P1"><text:span text:style-name="T1">Abrazo</text:span> <text:span text:style-name="T3">s.</text:span> Jallahgaha.</text:p>
      <text:p text:style-name="P1"><text:span text:style-name="T1">Abreviar</text:span> <text:span text:style-name="T3">v.</text:span> <text:span text:style-name="T1">1.</text:span> Jeagajaha.</text:p>
      <text:p text:style-name="P1"><text:tab/><text:span text:style-name="T1">2.</text:span> Sõcuihdajaha.</text:p>
      <text:p text:style-name="P1"><text:span text:style-name="T1">Abrigadero</text:span> (sitio defendido del</text:p>
      <text:p text:style-name="P1"><text:tab/>viento) <text:span text:style-name="T3">s.</text:span> Uwadame.</text:p>
      <text:p text:style-name="P1"><text:span text:style-name="T1">Abrigarse</text:span> <text:span text:style-name="T3">v.</text:span> Fajigajaha.</text:p>
      <text:p text:style-name="P1"><text:span text:style-name="T1">Abrigo</text:span> <text:span text:style-name="T3">s.</text:span> Fajigoxoa.</text:p>
      <text:p text:style-name="P1"><text:span text:style-name="T1">Abrir</text:span> <text:span text:style-name="T3">v.</text:span> <text:span text:style-name="T1">1.</text:span> Ajadajaha.</text:p>
      <text:p text:style-name="P1"><text:tab/><text:span text:style-name="T1">2.</text:span> Cañadajaha.</text:p>
      <text:p text:style-name="P1"><text:span text:style-name="T1">Abrirse</text:span> <text:span text:style-name="T3">v.</text:span> Cañadihajaha.</text:p>
      <text:p text:style-name="P1"><text:span text:style-name="T1">Abrochar</text:span> <text:span text:style-name="T3">v.</text:span> Jarrajaha.</text:p>
      <text:p text:style-name="P1"><text:span text:style-name="T1">Abrotoñar</text:span> (nacer en la planta</text:p>
      <text:p text:style-name="P1"><text:tab/>hojas o flores) <text:span text:style-name="T3">v.</text:span> <text:span text:style-name="T1">1.</text:span> Joihbajaha.</text:p>
      <text:p text:style-name="P1"><text:tab/><text:span text:style-name="T1">2.</text:span> Lluihbajaha.</text:p>
      <text:p text:style-name="P1"><text:span text:style-name="T1">Abrumar</text:span> <text:span text:style-name="T3">v.</text:span> Oma-sudaxahdajaha,</text:p>
      <text:p text:style-name="P1"><text:tab/>umasudaxahdajaha.</text:p>
      <text:p text:style-name="P1"><text:span text:style-name="T1">Absorber</text:span> <text:span text:style-name="T3">v.</text:span> <text:span text:style-name="T1">1.</text:span> Luwagajaha.</text:p>
      <text:p text:style-name="P1"><text:tab/><text:span text:style-name="T1">2.</text:span> Lluwaxahdajaha (sudachaña</text:p>
      <text:p text:style-name="P1"><text:tab/>ĩxamadiana).</text:p>
      <text:p text:style-name="P1"><text:span text:style-name="T1">Abstener</text:span> <text:span text:style-name="T3">v.</text:span> Fiehmajaha.</text:p>
      <text:p text:style-name="P1"><text:span text:style-name="T1">Abstenerse</text:span> <text:span text:style-name="T3">v.</text:span> Fiehmihajaha.</text:p>
      <text:p text:style-name="P1"><text:span text:style-name="T1">Abuela</text:span> <text:span text:style-name="T3">s.</text:span> Jãso. <text:span text:style-name="T3">pl.</text:span> Jãnsobahdu.</text:p>
      <text:p text:style-name="P1"><text:span text:style-name="T1">Abuelastro</text:span> <text:span text:style-name="T3">s.</text:span> Jãsehdahgãhgu.</text:p>
      <text:p text:style-name="P1"><text:span text:style-name="T1">Abuelo</text:span> <text:span text:style-name="T3">s.</text:span> Jãse. <text:span text:style-name="T3">pl.</text:span> Jãsebahdu.</text:p>
      <text:p text:style-name="P1"><text:span text:style-name="T1">Abultado</text:span> <text:span text:style-name="T3">adj.</text:span> Riñohte ĩxe.</text:p>
      <text:p text:style-name="P1"><text:span text:style-name="T1">Abultar</text:span> <text:span text:style-name="T3">v.</text:span> Riñohte ĩxamajaha.</text:p>
      <text:p text:style-name="P1"><text:span text:style-name="T1">Abultarse</text:span> <text:span text:style-name="T3">v.</text:span> Riñohte ĩxamihajaha.</text:p>
      <text:p text:style-name="P1"><text:span text:style-name="T1">Aburrirse</text:span> <text:span text:style-name="T3">v.</text:span> Fajixẽ ĩxajaha.</text:p>
      <text:p text:style-name="P1"><text:span text:style-name="T1">Aburrirse de algo</text:span> <text:span text:style-name="T3">v.</text:span> Jeamajaha.</text:p>
      <text:p text:style-name="P1"><text:span text:style-name="T1">Acá</text:span> <text:span text:style-name="T3">adv.</text:span> Pajahdoh.</text:p>
      <text:p text:style-name="P1"><text:soft-page-break/><text:span text:style-name="T1">Acabar</text:span> <text:span text:style-name="T3">v.</text:span> Wallagamajaha.</text:p>
      <text:p text:style-name="P1"><text:span text:style-name="T1">Acabar</text:span> (terminar de hacer algo) <text:span text:style-name="T3">v.</text:span></text:p>
      <text:p text:style-name="P1"><text:tab/>Joohdahgajaha.</text:p>
      <text:p text:style-name="P1"><text:span text:style-name="T1">Acabarse</text:span> <text:span text:style-name="T3">v.</text:span> Wallahgamihajaha.</text:p>
      <text:p text:style-name="P1"><text:span text:style-name="T1">Acalambrarse</text:span> <text:span text:style-name="T3">v.</text:span> Uwadahguijaha.</text:p>
      <text:p text:style-name="P1"/>
      <text:p text:style-name="P1">[Seite 50]</text:p>
      <text:p text:style-name="P1">[Spalte 1]</text:p>
      <text:p text:style-name="P1"/>
      <text:p text:style-name="P1"><text:span text:style-name="T1">Acalorar</text:span> <text:span text:style-name="T3">v.</text:span> Duwuhdudiajaha.</text:p>
      <text:p text:style-name="P1"><text:span text:style-name="T1">Acampar</text:span> <text:span text:style-name="T3">v.</text:span> Ofagajaha, ojagajaha.</text:p>
      <text:p text:style-name="P1"><text:span text:style-name="T1">Acariciar</text:span> <text:span text:style-name="T3">v.</text:span> <text:span text:style-name="T1">1.</text:span> Jumoon. <text:span text:style-name="T1">2.</text:span> Ichahllajaha.</text:p>
      <text:p text:style-name="P1"><text:tab/><text:span text:style-name="T1">3.</text:span> Õwãxahdahgajaha.</text:p>
      <text:p text:style-name="P1"><text:span text:style-name="T1">Acarrarse</text:span> (resguardarse del sol el</text:p>
      <text:p text:style-name="P1"><text:tab/>ganado) <text:span text:style-name="T3">v.</text:span> Dillofaxahdahgajaha.</text:p>
      <text:p text:style-name="P1"><text:span text:style-name="T1">Acaso</text:span> <text:span text:style-name="T3">adv.</text:span> Joohdajara.</text:p>
      <text:p text:style-name="P1"><text:span text:style-name="T1">Acatar</text:span> <text:span text:style-name="T3">v.</text:span> Ona-ĩxahdajaha.</text:p>
      <text:p text:style-name="P1"><text:span text:style-name="T1">Acceder</text:span> <text:span text:style-name="T3">v.</text:span> Jĩãtehna omeñajaha.</text:p>
      <text:p text:style-name="P1"><text:span text:style-name="T1">Acción</text:span> <text:span text:style-name="T3">s.</text:span> Jãhcha ĩã quelehgaha.</text:p>
      <text:p text:style-name="P1"><text:span text:style-name="T1">Acción</text:span> (barrer) <text:span text:style-name="T3">s.</text:span> Beahgaha.</text:p>
      <text:p text:style-name="P1"><text:span text:style-name="T1">Acción</text:span> (despegarse de la corteza</text:p>
      <text:p text:style-name="P1"><text:tab/>de un árbol) <text:span text:style-name="T3">s.</text:span> Boha.</text:p>
      <text:p text:style-name="P1"><text:span text:style-name="T1">Acción de hacer tinajas</text:span> <text:span text:style-name="T3">s.</text:span> Bajilla.</text:p>
      <text:p text:style-name="P1"><text:span text:style-name="T1">Accidente</text:span> <text:span text:style-name="T3">s.</text:span> Jãhcha joxo</text:p>
      <text:p text:style-name="P1"><text:tab/>llajamajaha.</text:p>
      <text:p text:style-name="P1"><text:span text:style-name="T1">Aceite</text:span> <text:span text:style-name="T3">s.</text:span> Õdeeto. <text:span text:style-name="T3">pl.</text:span> Õdeetoha.</text:p>
      <text:p text:style-name="P1"><text:span text:style-name="T1">Aceitoso</text:span> <text:span text:style-name="T3">adj.</text:span> Õdeha.</text:p>
      <text:p text:style-name="P1"><text:span text:style-name="T1">Aceptar</text:span> <text:span text:style-name="T3">v.</text:span> Eetajaha.</text:p>
      <text:p text:style-name="P1"><text:span text:style-name="T1">Acercar</text:span> <text:span text:style-name="T3">v.</text:span> Llehneajaha,</text:p>
      <text:p text:style-name="P1"><text:tab/>llehnehdajaha.</text:p>
      <text:p text:style-name="P1"><text:span text:style-name="T1">Acercarse</text:span> <text:span text:style-name="T3">v.</text:span> <text:span text:style-name="T1">1.</text:span> Llehnemihajaha.</text:p>
      <text:p text:style-name="P1"><text:tab/><text:span text:style-name="T1">2.</text:span> Lleneexahdahgajaha.</text:p>
      <text:p text:style-name="P1"><text:span text:style-name="T1">Acero</text:span> <text:span text:style-name="T3">s.</text:span> Axi jirru.</text:p>
      <text:p text:style-name="P1"><text:span text:style-name="T1">Acertar</text:span> (dar en el blanco) <text:span text:style-name="T3">v.</text:span></text:p>
      <text:p text:style-name="P1"><text:tab/>Wihajaha.</text:p>
      <text:p text:style-name="P1"><text:span text:style-name="T1">Acidez</text:span> <text:span text:style-name="T3">s.</text:span> Ohwihaha.</text:p>
      <text:p text:style-name="P1"><text:span text:style-name="T1">Acido</text:span> <text:span text:style-name="T3">s.</text:span> Ohwi.</text:p>
      <text:p text:style-name="P1"><text:span text:style-name="T1">Acidular</text:span> <text:span text:style-name="T3">v.</text:span> Ohwihehajaha.</text:p>
      <text:p text:style-name="P1"><text:span text:style-name="T1">Aclamar con alegría</text:span> <text:span text:style-name="T3">v.</text:span> Jejeejaha.</text:p>
      <text:p text:style-name="P1"><text:span text:style-name="T1">Aclarar</text:span> <text:span text:style-name="T3">v.</text:span> <text:span text:style-name="T1">1.</text:span> Boamaxahdajaha.</text:p>
      <text:p text:style-name="P1"><text:tab/><text:span text:style-name="T1">2.</text:span> Lleamajaha. <text:span text:style-name="T1">3.</text:span> Lleamaxahdajaha</text:p>
      <text:p text:style-name="P1"><text:tab/>(idigoto cahito ñahixa).</text:p>
      <text:p text:style-name="P1"><text:span text:style-name="T1">Acobijarse</text:span> <text:span text:style-name="T3">v.</text:span> Fajigajaha.</text:p>
      <text:p text:style-name="P1"><text:span text:style-name="T1">Acocear</text:span> (dar una patada) <text:span text:style-name="T3">v.</text:span></text:p>
      <text:p text:style-name="P1"><text:tab/>Riãdajaha.</text:p>
      <text:p text:style-name="P1"><text:span text:style-name="T1">Acodar</text:span> (sentar el codo sobre algo)</text:p>
      <text:p text:style-name="P1"><text:tab/><text:span text:style-name="T3">v.</text:span> Ñupahjunajaha.</text:p>
      <text:p text:style-name="P1"><text:span text:style-name="T1">Acoger</text:span> <text:span text:style-name="T3">v.</text:span> Eetajaha.</text:p>
      <text:p text:style-name="P1"><text:span text:style-name="T1">Acogerse</text:span> <text:span text:style-name="T3">v.</text:span> Eetihajaha.</text:p>
      <text:p text:style-name="P1"><text:span text:style-name="T1">Acogollar</text:span> (acogollarse) <text:span text:style-name="T3">v.</text:span></text:p>
      <text:p text:style-name="P1"><text:tab/>Õbellajaha.</text:p>
      <text:p text:style-name="P1"><text:span text:style-name="T1">Acomodar</text:span> <text:span text:style-name="T3">v.</text:span> Beehdajaha.</text:p>
      <text:p text:style-name="P1"><text:soft-page-break/><text:span text:style-name="T1">Acomodarse</text:span> <text:span text:style-name="T3">v.</text:span> Beehdaguihajaha.</text:p>
      <text:p text:style-name="P1"><text:span text:style-name="T1">Acomodo</text:span> <text:span text:style-name="T3">s.</text:span> Beehdagaha.</text:p>
      <text:p text:style-name="P1"><text:span text:style-name="T1">Acompañador</text:span> <text:span text:style-name="T3">s.</text:span> Ĩã pahnehaidi. <text:span text:style-name="T3">pl.</text:span></text:p>
      <text:p text:style-name="P1"><text:tab/>Ĩã pahnehaihdu.</text:p>
      <text:p text:style-name="P1"><text:span text:style-name="T1">Acompañar</text:span> <text:span text:style-name="T3">v.</text:span> Ĩã-pahneejaha.</text:p>
      <text:p text:style-name="P1"><text:span text:style-name="T1">Aconsejador</text:span> <text:span text:style-name="T3">s.</text:span> Sõdehdahgaidi. <text:span text:style-name="T3">pl.</text:span></text:p>
      <text:p text:style-name="P1"/>
      <text:p text:style-name="P1">[Seite 50]</text:p>
      <text:p text:style-name="P1">[Spalte 2]</text:p>
      <text:p text:style-name="P1"/>
      <text:p text:style-name="P1"><text:tab/>Sõdehdahgaihdu.</text:p>
      <text:p text:style-name="P1"><text:span text:style-name="T1">Aconsejar</text:span> <text:span text:style-name="T3">v.</text:span> Sõdehdajaha.</text:p>
      <text:p text:style-name="P1"><text:span text:style-name="T1">Acontecer</text:span> <text:span text:style-name="T3">v.</text:span> Llajamajaha.</text:p>
      <text:p text:style-name="P1"><text:span text:style-name="T1">Acontecimlento</text:span> <text:span text:style-name="T3">s.</text:span> Llajamahgaha.</text:p>
      <text:p text:style-name="P1"><text:span text:style-name="T1">Acordarse</text:span> <text:span text:style-name="T3">v.</text:span> <text:span text:style-name="T1">1.</text:span> Ome-ĩxajahri.</text:p>
      <text:p text:style-name="P1"><text:tab/><text:span text:style-name="T1">2.</text:span> Omexiajaha.</text:p>
      <text:p text:style-name="P1"><text:span text:style-name="T1">Acorralar</text:span> <text:span text:style-name="T3">v.</text:span> Owaihxahdajahri.</text:p>
      <text:p text:style-name="P1"><text:span text:style-name="T1">Acortamiento</text:span> <text:span text:style-name="T3">s.</text:span> Sõcuidahgaha.</text:p>
      <text:p text:style-name="P1"><text:span text:style-name="T1">Acortar</text:span> <text:span text:style-name="T3">v.</text:span> Sõcuihdajaha.</text:p>
      <text:p text:style-name="P1"><text:span text:style-name="T1">Acosador</text:span> <text:span text:style-name="T3">s.</text:span> Fãĩpadaidi. <text:span text:style-name="T3">pl.</text:span></text:p>
      <text:p text:style-name="P1"><text:tab/>Fãĩpadaihdu.</text:p>
      <text:p text:style-name="P1"><text:span text:style-name="T1">Acosar</text:span> <text:span text:style-name="T3">v.</text:span> Fañadajaha.</text:p>
      <text:p text:style-name="P1"><text:span text:style-name="T1">Acostar</text:span> <text:span text:style-name="T3">v.</text:span> <text:span text:style-name="T1">1.</text:span> Reajaha. <text:span text:style-name="T1">2.</text:span> Sinajaha.</text:p>
      <text:p text:style-name="P1"><text:span text:style-name="T1">Acostarse</text:span> <text:span text:style-name="T3">v.</text:span> Reehjaha.</text:p>
      <text:p text:style-name="P1"><text:span text:style-name="T1">Acostarse en una hamaca</text:span> <text:span text:style-name="T3">v.</text:span></text:p>
      <text:p text:style-name="P1"><text:tab/>Weajaha.</text:p>
      <text:p text:style-name="P1"><text:span text:style-name="T1">Acostarse entre dos</text:span> <text:span text:style-name="T3">v.</text:span> Sãjãgajaha.</text:p>
      <text:p text:style-name="P1"><text:span text:style-name="T1">Acostumbrar</text:span> <text:span text:style-name="T3">v.</text:span> <text:span text:style-name="T1">1.</text:span> Bajaamajaha.</text:p>
      <text:p text:style-name="P1"><text:tab/><text:span text:style-name="T1">2.</text:span> Jiñahda jiñaajaha.</text:p>
      <text:p text:style-name="P1"><text:span text:style-name="T1">Acostumbrarse</text:span> <text:span text:style-name="T3">v.</text:span> Jiñahda jiñeejaha.</text:p>
      <text:p text:style-name="P1"><text:span text:style-name="T1">Acrecentar</text:span> <text:span text:style-name="T3">v.</text:span> Põẽhajaha.</text:p>
      <text:p text:style-name="P1"><text:span text:style-name="T1">Actual</text:span> <text:span text:style-name="T3">adj.</text:span> Jẽãmaana.</text:p>
      <text:p text:style-name="P1"><text:span text:style-name="T1">Acuerdo</text:span> <text:span text:style-name="T3">s.</text:span> Jĩãtehna omeñahajaha.</text:p>
      <text:p text:style-name="P1"><text:span text:style-name="T1">Acumulación</text:span> <text:span text:style-name="T3">s.</text:span> Soadahgaha.</text:p>
      <text:p text:style-name="P1"><text:span text:style-name="T1">Acusación</text:span> <text:span text:style-name="T3">s.</text:span> Lliahguiaha.</text:p>
      <text:p text:style-name="P1"><text:span text:style-name="T1">Acusador</text:span> <text:span text:style-name="T3">s.</text:span> Llipahgaihdi.</text:p>
      <text:p text:style-name="P1"><text:span text:style-name="T1">Acusar</text:span> <text:span text:style-name="T3">v.</text:span> Lliaguiajaha.</text:p>
      <text:p text:style-name="P1"><text:span text:style-name="T1">Achicar agua</text:span> <text:span text:style-name="T3">v.</text:span> Wiajaha.</text:p>
      <text:p text:style-name="P1"><text:span text:style-name="T1">Achicar</text:span> (hacer pequeño) <text:span text:style-name="T3">v.</text:span></text:p>
      <text:p text:style-name="P1"><text:tab/>Ichaxejãhdajaha.</text:p>
      <text:p text:style-name="P1"><text:span text:style-name="T1">Achicharrado</text:span> <text:span text:style-name="T3">adj.</text:span> Behlihdahga.</text:p>
      <text:p text:style-name="P1"><text:span text:style-name="T1">Achicharrar</text:span> <text:span text:style-name="T3">v.</text:span> Filuwaxahdajaha.</text:p>
      <text:p text:style-name="P1"><text:span text:style-name="T1">Achiote</text:span> (árbol) <text:span text:style-name="T3">s.</text:span> Muuñu nuguju.</text:p>
      <text:p text:style-name="P1"><text:span text:style-name="T1">Adecuado</text:span> <text:span text:style-name="T3">adj.</text:span> Tallama.</text:p>
      <text:p text:style-name="P1"><text:span text:style-name="T1">Adelantar</text:span> <text:span text:style-name="T3">v.</text:span> Pamemajaha.</text:p>
      <text:p text:style-name="P1"><text:span text:style-name="T1">Adelantarse</text:span> <text:span text:style-name="T3">v.</text:span> Pamemihajaha.</text:p>
      <text:p text:style-name="P1"><text:span text:style-name="T1">Adelgazado</text:span> <text:span text:style-name="T3">adj.</text:span> Ichabajehbam.</text:p>
      <text:p text:style-name="P1"><text:span text:style-name="T1">Adelgazar</text:span> <text:span text:style-name="T3">v.</text:span> Ichajehmajaha.</text:p>
      <text:p text:style-name="P1"><text:span text:style-name="T1">Adelgazarse</text:span> <text:span text:style-name="T3">v.</text:span> Bohdihajaha.</text:p>
      <text:p text:style-name="P1"><text:span text:style-name="T1">Además</text:span> <text:span text:style-name="T3">adv.</text:span> Muunajetah.</text:p>
      <text:p text:style-name="P1"><text:span text:style-name="T1">Adentellar</text:span> <text:span text:style-name="T3">v.</text:span> Oihxuhna noãdajaha.</text:p>
      <text:p text:style-name="P1"><text:span text:style-name="T1">Adentro</text:span> <text:span text:style-name="T3">adv.</text:span> Joahna.</text:p>
      <text:p text:style-name="P1"><text:soft-page-break/><text:span text:style-name="T1">Adeudar</text:span> (tener deuda) <text:span text:style-name="T3">v.</text:span></text:p>
      <text:p text:style-name="P1"><text:tab/>Eetaxahdajaha.</text:p>
      <text:p text:style-name="P1"><text:span text:style-name="T1">Adherir</text:span> <text:span text:style-name="T3">v.</text:span> Bajadajaha.</text:p>
      <text:p text:style-name="P1"><text:span text:style-name="T1">Adiós</text:span> <text:span text:style-name="T3">interj.</text:span> Gudehã.</text:p>
      <text:p text:style-name="P1"><text:span text:style-name="T1">Adiestrador</text:span> <text:span text:style-name="T3">s.</text:span> Masodahgaihdi.</text:p>
      <text:p text:style-name="P1"><text:span text:style-name="T1">Adiestrar</text:span> <text:span text:style-name="T3">v.</text:span> Masodajaha.</text:p>
      <text:p text:style-name="P1"><text:span text:style-name="T1">Adjudicar</text:span> <text:span text:style-name="T3">v.</text:span> Ĩãdahgajaha.</text:p>
      <text:p text:style-name="P1"/>
      <text:p text:style-name="P1">[Seite 51]</text:p>
      <text:p text:style-name="P1">[Spalte 1]</text:p>
      <text:p text:style-name="P1"/>
      <text:p text:style-name="P1"><text:span text:style-name="T1">Administrar</text:span> (cuidar) <text:span text:style-name="T3">v.</text:span> Juwajaha.</text:p>
      <text:p text:style-name="P1"><text:span text:style-name="T1">Admirable</text:span> <text:span text:style-name="T3">adj.</text:span> Omo-uwahmahgajahri</text:p>
      <text:p text:style-name="P1"><text:tab/>ĩxe.</text:p>
      <text:p text:style-name="P1"><text:span text:style-name="T1">Admiración</text:span> <text:span text:style-name="T3">s.</text:span> Omo-uwahmahgaha.</text:p>
      <text:p text:style-name="P1"><text:span text:style-name="T1">Admirado</text:span> <text:span text:style-name="T3">adj.</text:span> Ĩtahguihe.</text:p>
      <text:p text:style-name="P1"><text:span text:style-name="T1">Admirador</text:span> <text:span text:style-name="T3">s.</text:span> Omo-uwahmoho.</text:p>
      <text:p text:style-name="P1"><text:span text:style-name="T1">Admirar</text:span> <text:span text:style-name="T3">v.</text:span> <text:span text:style-name="T1">1.</text:span> Ĩtahgajaha. <text:span text:style-name="T1">2.</text:span> Omo-</text:p>
      <text:p text:style-name="P1"><text:tab/>uwahmajaha, omo-uwahmajahri.</text:p>
      <text:p text:style-name="P1"><text:span text:style-name="T1">Admirarse</text:span> <text:span text:style-name="T3">v.</text:span> Omo-uwahmihajahri.</text:p>
      <text:p text:style-name="P1"><text:span text:style-name="T1">Admisión</text:span> <text:span text:style-name="T3">s.</text:span> Daichihmaxoa.</text:p>
      <text:p text:style-name="P1"><text:span text:style-name="T1">Admitir</text:span> <text:span text:style-name="T3">v.</text:span> Ichehdajaha.</text:p>
      <text:p text:style-name="P1"><text:span text:style-name="T1">Admonición</text:span> <text:span text:style-name="T3">s.</text:span> Sõdehdahgaha.</text:p>
      <text:p text:style-name="P1"><text:span text:style-name="T1">Adolescente</text:span> <text:span text:style-name="T3">adj.</text:span> Deecha jaimebaine.</text:p>
      <text:p text:style-name="P1"><text:span text:style-name="T1">¿Adónde?</text:span> <text:span text:style-name="T3">pron.</text:span> Tajahdojã.</text:p>
      <text:p text:style-name="P1"><text:span text:style-name="T1">Adoptar</text:span> <text:span text:style-name="T3">v.</text:span> Eetajahri.</text:p>
      <text:p text:style-name="P1"><text:span text:style-name="T1">Adormecedor</text:span> (que adormece) <text:span text:style-name="T3">s.</text:span></text:p>
      <text:p text:style-name="P1"><text:tab/>Ahehaidi.</text:p>
      <text:p text:style-name="P1"><text:span text:style-name="T1">Adornar</text:span> <text:span text:style-name="T3">v.</text:span> Beehdajaha.</text:p>
      <text:p text:style-name="P1"><text:span text:style-name="T1">Adornarse</text:span> <text:span text:style-name="T3">v.</text:span> Beehdaguihajaha.</text:p>
      <text:p text:style-name="P1"><text:span text:style-name="T1">Adquirir</text:span> <text:span text:style-name="T3">v.</text:span> Imomojaha.</text:p>
      <text:p text:style-name="P1"><text:span text:style-name="T1">Adueñarse</text:span> <text:span text:style-name="T3">v.</text:span> Aixohdijaha.</text:p>
      <text:p text:style-name="P1"><text:span text:style-name="T1">Adulta</text:span> <text:span text:style-name="T3">s.</text:span> Taipagamo ñaxu.</text:p>
      <text:p text:style-name="P1"><text:span text:style-name="T1">Adúltera</text:span> <text:span text:style-name="T3">s.</text:span> Jeemeriihda johdi ũberi</text:p>
      <text:p text:style-name="P1"><text:tab/>caĩpohri ñaxu.</text:p>
      <text:p text:style-name="P1"><text:span text:style-name="T1">Adulto</text:span> <text:span text:style-name="T3">adj.</text:span> Taipagame joxo.</text:p>
      <text:p text:style-name="P1"><text:span text:style-name="T1">Adultos</text:span> <text:span text:style-name="T3">s.</text:span> Taipagamahdu.</text:p>
      <text:p text:style-name="P1"><text:span text:style-name="T1">Adversario</text:span> <text:span text:style-name="T3">adj.</text:span> Ebohehdi.</text:p>
      <text:p text:style-name="P1"><text:span text:style-name="T1">Adversarios</text:span> <text:span text:style-name="T3">s.</text:span> Eeboihdu.</text:p>
      <text:p text:style-name="P1"><text:span text:style-name="T1">Adversidad</text:span> <text:span text:style-name="T3">s.</text:span> Eeboihgaha.</text:p>
      <text:p text:style-name="P1"><text:span text:style-name="T1">Advertencia</text:span> <text:span text:style-name="T3">s.</text:span> Pamena teahgaha.</text:p>
      <text:p text:style-name="P1"><text:span text:style-name="T1">Advertir</text:span> <text:span text:style-name="T3">v.</text:span> Pamena teagajaha.</text:p>
      <text:p text:style-name="P1"><text:span text:style-name="T1">Adyacente</text:span> <text:span text:style-name="T3">adj.</text:span> Jecuanaahda ĩxe</text:p>
      <text:p text:style-name="P1"><text:tab/>(ĩxa uhwo).</text:p>
      <text:p text:style-name="P1"><text:span text:style-name="T1">Afán</text:span> <text:span text:style-name="T3">s.</text:span> Ohmo iseehgaha.</text:p>
      <text:p text:style-name="P1"><text:span text:style-name="T1">Afanar</text:span> (apurar) <text:span text:style-name="T3">v.</text:span> Jaĩpetajaha.</text:p>
      <text:p text:style-name="P1"><text:span text:style-name="T1">Afeitar</text:span> <text:span text:style-name="T3">v.</text:span> Ajĩxesajadahgajaha.</text:p>
      <text:p text:style-name="P1"><text:span text:style-name="T1">Aferrar</text:span> (agarrar fuertemente) <text:span text:style-name="T3">v.</text:span></text:p>
      <text:p text:style-name="P1"><text:tab/><text:span text:style-name="T1">1.</text:span> Tĩgadajaha. <text:span text:style-name="T1">2.</text:span> Tĩgadihjaha.</text:p>
      <text:p text:style-name="P1"><text:span text:style-name="T1">Afilado</text:span> <text:span text:style-name="T3">adj.</text:span> <text:span text:style-name="T1">1.</text:span> Ajatahga.</text:p>
      <text:p text:style-name="P1"><text:tab/><text:span text:style-name="T1">2.</text:span> Fijihdahga.</text:p>
      <text:p text:style-name="P1"><text:span text:style-name="T1">Afilador</text:span> <text:span text:style-name="T3">s.</text:span> <text:span text:style-name="T1">1.</text:span> Ajataidi. <text:span text:style-name="T1">2.</text:span> Fijihdaidi.</text:p>
      <text:p text:style-name="P1"><text:soft-page-break/><text:span text:style-name="T1">Afiladura</text:span> <text:span text:style-name="T3">s.</text:span> Fijidahgaha.</text:p>
      <text:p text:style-name="P1"><text:span text:style-name="T1">Afilar</text:span> <text:span text:style-name="T3">v.</text:span> Ajatajaha (fijihoo ĩsii).</text:p>
      <text:p text:style-name="P1"><text:span text:style-name="T1">Afilar</text:span> (aguzar, sacar punta) <text:span text:style-name="T3">v.</text:span></text:p>
      <text:p text:style-name="P1"><text:tab/>Fijihdajaha.</text:p>
      <text:p text:style-name="P1"><text:span text:style-name="T1">Afilar bien algo</text:span> <text:span text:style-name="T3">v.</text:span> Fijixẽhdajaha.</text:p>
      <text:p text:style-name="P1"><text:span text:style-name="T1">Aflicción</text:span> <text:span text:style-name="T3">s.</text:span> Sõhdi.</text:p>
      <text:p text:style-name="P1"><text:span text:style-name="T1">Aflojar</text:span> <text:span text:style-name="T3">v.</text:span> Lohlohdajaha.</text:p>
      <text:p text:style-name="P1"><text:span text:style-name="T1">Aflojar la tierra con el barretón</text:span> <text:span text:style-name="T3">v.</text:span></text:p>
      <text:p text:style-name="P1"/>
      <text:p text:style-name="P1">[Seite 51]</text:p>
      <text:p text:style-name="P1">[Spalte 2]</text:p>
      <text:p text:style-name="P1"/>
      <text:p text:style-name="P1"><text:tab/>Ballajaha.</text:p>
      <text:p text:style-name="P1"><text:span text:style-name="T1">Afluente</text:span> <text:span text:style-name="T3">s.</text:span> Achieto (Dohdoohda</text:p>
      <text:p text:style-name="P1"><text:tab/>sajehmoto).</text:p>
      <text:p text:style-name="P1"><text:span text:style-name="T1">Afortunado</text:span> <text:span text:style-name="T3">adj.</text:span> Bae ĩxehgajaha</text:p>
      <text:p text:style-name="P1"><text:tab/>ĩxiojo.</text:p>
      <text:p text:style-name="P1"><text:span text:style-name="T1">Afuera</text:span> <text:span text:style-name="T3">adv.</text:span> Umina.</text:p>
      <text:p text:style-name="P1"><text:span text:style-name="T1">Agachado</text:span> <text:span text:style-name="T3">adj.</text:span> <text:span text:style-name="T1">1.</text:span> Llallojo.</text:p>
      <text:p text:style-name="P1"><text:tab/><text:span text:style-name="T1">2.</text:span> Ubeehda llaipe.</text:p>
      <text:p text:style-name="P1"><text:span text:style-name="T1">Agachar</text:span> <text:span text:style-name="T3">v.</text:span> Ubeehda llallaajaha.</text:p>
      <text:p text:style-name="P1"><text:span text:style-name="T1">Agacharse</text:span> <text:span text:style-name="T3">v.</text:span> <text:span text:style-name="T1">1.</text:span> Llallajaha.</text:p>
      <text:p text:style-name="P1"><text:tab/><text:span text:style-name="T1">2.</text:span> Ubeehda llallehajaha.</text:p>
      <text:p text:style-name="P1"><text:span text:style-name="T1">Agamí</text:span> (ave zancuda) <text:span text:style-name="T3">s.</text:span> Panaca.</text:p>
      <text:p text:style-name="P1"><text:span text:style-name="T1">Agarbarse</text:span> <text:span text:style-name="T3">v.</text:span> Llallajaha.</text:p>
      <text:p text:style-name="P1"><text:span text:style-name="T1">Agarrada</text:span> <text:span text:style-name="T3">adj.</text:span> Challa.</text:p>
      <text:p text:style-name="P1"><text:span text:style-name="T1">Agarrar en medio del aire</text:span> <text:span text:style-name="T3">v.</text:span></text:p>
      <text:p text:style-name="P1"><text:tab/>Bahllahdajaha.</text:p>
      <text:p text:style-name="P1"><text:span text:style-name="T1">Agarrarse de algo</text:span> <text:span text:style-name="T3">v.</text:span> Bajamajaha.</text:p>
      <text:p text:style-name="P1"><text:span text:style-name="T1">Agil</text:span> <text:span text:style-name="T3">adj.</text:span> Diina buulebe.</text:p>
      <text:p text:style-name="P1"><text:span text:style-name="T1">Agitación</text:span> <text:span text:style-name="T3">s.</text:span> Queligaha.</text:p>
      <text:p text:style-name="P1"><text:span text:style-name="T1">Agitador</text:span> <text:span text:style-name="T3">s.</text:span> Quelaidi.</text:p>
      <text:p text:style-name="P1"><text:span text:style-name="T1">Agitar</text:span> <text:span text:style-name="T3">v.</text:span> Quelajaha.</text:p>
      <text:p text:style-name="P1"><text:span text:style-name="T1">Agonía</text:span> <text:span text:style-name="T3">s.</text:span> Cahihno pxoohda llajama</text:p>
      <text:p text:style-name="P1"><text:tab/>uhwo.</text:p>
      <text:p text:style-name="P1"><text:span text:style-name="T1">Agregar</text:span> <text:span text:style-name="T3">v.</text:span> Munahdajaha.</text:p>
      <text:p text:style-name="P1"><text:span text:style-name="T1">Agriar</text:span> <text:span text:style-name="T3">v.</text:span> Ohwihehajaha.</text:p>
      <text:p text:style-name="P1"><text:span text:style-name="T1">Agricultor</text:span> <text:span text:style-name="T3">s.</text:span> Junaa dopillaidi.</text:p>
      <text:p text:style-name="P1"><text:span text:style-name="T1">Agriera</text:span> <text:span text:style-name="T3">s.</text:span> Õhsa.</text:p>
      <text:p text:style-name="P1"><text:span text:style-name="T1">Ágrio</text:span> <text:span text:style-name="T3">adj.</text:span> Ohwi.</text:p>
      <text:p text:style-name="P1"><text:span text:style-name="T1">Agrupar</text:span> <text:span text:style-name="T3">v.</text:span> <text:span text:style-name="T1">1.</text:span> Ñehdedahgahajaha.</text:p>
      <text:p text:style-name="P1"><text:tab/><text:span text:style-name="T1">2.</text:span> Ñehdehajaha.</text:p>
      <text:p text:style-name="P1"><text:span text:style-name="T1">Agua de lluvia</text:span> <text:span text:style-name="T3">s.</text:span> Oxoo caha.</text:p>
      <text:p text:style-name="P1"><text:span text:style-name="T1">Agua dulce</text:span> <text:span text:style-name="T3">s.</text:span> Õdoto.</text:p>
      <text:p text:style-name="P1"><text:span text:style-name="T1">Agua</text:span> (en general) <text:span text:style-name="T3">s.</text:span> Caha.</text:p>
      <text:p text:style-name="P1"><text:span text:style-name="T1">Agua</text:span> (en pequeñas cantidades) <text:span text:style-name="T3">s.</text:span></text:p>
      <text:p text:style-name="P1"><text:tab/>Cahito.</text:p>
      <text:p text:style-name="P1"><text:span text:style-name="T1">Agua hervida</text:span> <text:span text:style-name="T3">s.</text:span> Aixito.</text:p>
      <text:p text:style-name="P1"><text:span text:style-name="T1">Aguacero</text:span> <text:span text:style-name="T3">s.</text:span> Oxojo.</text:p>
      <text:p text:style-name="P1"><text:span text:style-name="T1">Aguado</text:span> <text:span text:style-name="T3">adj.</text:span> Cawaha.</text:p>
      <text:p text:style-name="P1"><text:span text:style-name="T1">Aguantable</text:span> <text:span text:style-name="T3">adj.</text:span> Axi teahgaha.</text:p>
      <text:p text:style-name="P1"><text:span text:style-name="T1">Aguantar</text:span> <text:span text:style-name="T3">v.</text:span> Axi teahgajaha.</text:p>
      <text:p text:style-name="P1"><text:soft-page-break/><text:span text:style-name="T1">Aguantar burlas</text:span> <text:span text:style-name="T3">v.</text:span> Ũbadahgaha</text:p>
      <text:p text:style-name="P1"><text:tab/>axi teahgajaha.</text:p>
      <text:p text:style-name="P1"><text:span text:style-name="T1">Aguantar</text:span> (un dolor) <text:span text:style-name="T3">v.</text:span> Axadajaha.</text:p>
      <text:p text:style-name="P1"><text:span text:style-name="T1">Aguardar</text:span> <text:span text:style-name="T3">v.</text:span> Ĩãsahgajaha.</text:p>
      <text:p text:style-name="P1"><text:span text:style-name="T1">Aguardiente</text:span> <text:span text:style-name="T3">adj.</text:span> Duwuhxojo.</text:p>
      <text:p text:style-name="P1"><text:span text:style-name="T1">Aguardiente de grano</text:span> <text:span text:style-name="T3">s.</text:span> Ahdehna</text:p>
      <text:p text:style-name="P1"><text:tab/>quelehga duwuhxojo.</text:p>
      <text:p text:style-name="P1"><text:span text:style-name="T1">Aguasal</text:span> <text:span text:style-name="T3">s.</text:span> Llejoito, llejocahito.</text:p>
      <text:p text:style-name="P1"><text:span text:style-name="T1">Agudo</text:span> <text:span text:style-name="T3">adj.</text:span> Fiji.</text:p>
      <text:p text:style-name="P1"/>
      <text:p text:style-name="P1">[Seite 52]</text:p>
      <text:p text:style-name="P1">[Spalte 1]</text:p>
      <text:p text:style-name="P1"/>
      <text:p text:style-name="P1">[BILD] Aguja</text:p>
      <text:p text:style-name="P1"><text:span text:style-name="T1">Agüero</text:span> <text:span text:style-name="T3">s.</text:span> Teahgaha.</text:p>
      <text:p text:style-name="P1"><text:span text:style-name="T1">Aguijar</text:span> <text:span text:style-name="T3">v.</text:span> Ñoodajaha.</text:p>
      <text:p text:style-name="P1"><text:span text:style-name="T1">Aguja</text:span> <text:span text:style-name="T3">s.</text:span> Bahludaje.</text:p>
      <text:p text:style-name="P1"><text:span text:style-name="T1">Agujereado</text:span> <text:span text:style-name="T3">adj.</text:span> Chẽhã.</text:p>
      <text:p text:style-name="P1"><text:span text:style-name="T1">Agujerear</text:span> <text:span text:style-name="T3">v.</text:span> Wajihxu queleejaha.</text:p>
      <text:p text:style-name="P1"><text:span text:style-name="T1">Agujerearse</text:span> <text:span text:style-name="T3">v.</text:span> Chẽhãjaha.</text:p>
      <text:p text:style-name="P1"><text:span text:style-name="T1">Agujero</text:span> <text:span text:style-name="T3">s.</text:span> Waixu, wajihxu.</text:p>
      <text:p text:style-name="P1"><text:span text:style-name="T1">Agujeta</text:span> <text:span text:style-name="T3">s.</text:span> Lloiga.</text:p>
      <text:p text:style-name="P1"><text:span text:style-name="T1">Agujón</text:span> (pez) <text:span text:style-name="T3">s.</text:span> Uma.</text:p>
      <text:p text:style-name="P1"><text:span text:style-name="T1">Agusanado</text:span> (lleno de gusanos) <text:span text:style-name="T3">adj.</text:span></text:p>
      <text:p text:style-name="P1"><text:tab/>Juhnuga.</text:p>
      <text:p text:style-name="P1"><text:span text:style-name="T1">Agusanarse</text:span> (llenarse de gusanos)</text:p>
      <text:p text:style-name="P1"><text:tab/><text:span text:style-name="T3">v.</text:span> Juhnohgajaha.</text:p>
      <text:p text:style-name="P1"><text:span text:style-name="T1">Ahelear</text:span> (amargar una cosa como</text:p>
      <text:p text:style-name="P1"><text:tab/>hiel) <text:span text:style-name="T3">v.</text:span> Didehajaha.</text:p>
      <text:p text:style-name="P1"><text:span text:style-name="T1">Ahembrado</text:span> (afeminado) <text:span text:style-name="T3">adj.</text:span></text:p>
      <text:p text:style-name="P1"><text:tab/>Ñaxujowahĩxoh.</text:p>
      <text:p text:style-name="P1"><text:span text:style-name="T1">Ahí</text:span> <text:span text:style-name="T3">adv.</text:span> Llenoh.</text:p>
      <text:p text:style-name="P1"><text:span text:style-name="T1">Ahijar</text:span> <text:span text:style-name="T3">v.</text:span> Neeri noãdajahri.</text:p>
      <text:p text:style-name="P1"><text:span text:style-name="T1">Ahogar</text:span> <text:span text:style-name="T3">v.</text:span> Sojãtajahri.</text:p>
      <text:p text:style-name="P1"><text:span text:style-name="T1">Ahogarse</text:span> <text:span text:style-name="T3">v.</text:span> Sõjĩjaha.</text:p>
      <text:p text:style-name="P1"><text:span text:style-name="T1">Ahogo</text:span> <text:span text:style-name="T3">s.</text:span> Sojõhgaha, sojõxoa.</text:p>
      <text:p text:style-name="P1"><text:span text:style-name="T1">Ahondar</text:span> <text:span text:style-name="T3">v.</text:span> Tahwihdajaha,</text:p>
      <text:p text:style-name="P1"><text:tab/>tahwejaha.</text:p>
      <text:p text:style-name="P1"><text:span text:style-name="T1">Ahora</text:span> <text:span text:style-name="T3">adv.</text:span> Jẽã.</text:p>
      <text:p text:style-name="P1"><text:span text:style-name="T1">Ahora mismo</text:span> <text:span text:style-name="T3">adv.</text:span> Paxo jeemaje.</text:p>
      <text:p text:style-name="P1"><text:span text:style-name="T1">Ahorcar</text:span> <text:span text:style-name="T3">v.</text:span> Õcua aletajaha.</text:p>
      <text:p text:style-name="P1"><text:span text:style-name="T1">Ahorcarse</text:span> <text:span text:style-name="T3">v.</text:span> Õcua aletaguihajaha.</text:p>
      <text:p text:style-name="P1"><text:span text:style-name="T1">Ahorrar</text:span> <text:span text:style-name="T3">v.</text:span> Beheejaha (palata).</text:p>
      <text:p text:style-name="P1"><text:span text:style-name="T1">Ahuecar</text:span> <text:span text:style-name="T3">v.</text:span> Rãjagajaha.</text:p>
      <text:p text:style-name="P1"><text:span text:style-name="T1">Ahumar</text:span> <text:span text:style-name="T3">v.</text:span> <text:span text:style-name="T1">1.</text:span> Juwagajaha.</text:p>
      <text:p text:style-name="P1"><text:tab/><text:span text:style-name="T1">2.</text:span> Omiñudajaha.</text:p>
      <text:p text:style-name="P1"><text:span text:style-name="T1">Aire</text:span> <text:span text:style-name="T3">s.</text:span> Ĩguwa.</text:p>
      <text:p text:style-name="P1"><text:span text:style-name="T1">Aislado</text:span> <text:span text:style-name="T3">adj.</text:span> Jejehbihe.</text:p>
      <text:p text:style-name="P1"><text:span text:style-name="T1">Aislamiento</text:span> <text:span text:style-name="T3">s.</text:span> Jejehguihaha.</text:p>
      <text:p text:style-name="P1"><text:span text:style-name="T1">Aislar</text:span> <text:span text:style-name="T3">v.</text:span> Jejehajaha, wajadajaha.</text:p>
      <text:p text:style-name="P1"><text:span text:style-name="T1">Aislarse</text:span> <text:span text:style-name="T3">v.</text:span> Jejehiajaha.</text:p>
      <text:p text:style-name="P1"/>
      <text:p text:style-name="P1"><text:soft-page-break/>[Seite 52]</text:p>
      <text:p text:style-name="P1">[Spalte 2]</text:p>
      <text:p text:style-name="P1"/>
      <text:p text:style-name="P1"><text:span text:style-name="T1">Ajustar</text:span> <text:span text:style-name="T3">v.</text:span> Tĩgadaxahdajaha.</text:p>
      <text:p text:style-name="P1"><text:span text:style-name="T1">Ajuste</text:span> <text:span text:style-name="T3">s.</text:span> Tĩgadaxahdaha.</text:p>
      <text:p text:style-name="P1"><text:span text:style-name="T1">Al atardecer</text:span> <text:span text:style-name="T3">adv.</text:span> Fainahdaxoena.</text:p>
      <text:p text:style-name="P1"><text:span text:style-name="T1">Al contrario</text:span> <text:span text:style-name="T3">adv.</text:span> Emaana paẽgadi.</text:p>
      <text:p text:style-name="P1"><text:span text:style-name="T1">Al día siguiente</text:span> <text:span text:style-name="T3">adv.</text:span> Llehxahna.</text:p>
      <text:p text:style-name="P1"><text:span text:style-name="T1">Al fin</text:span> <text:span text:style-name="T3">adv.</text:span> Baĩxẽ.</text:p>
      <text:p text:style-name="P1"><text:span text:style-name="T1">Al cielo</text:span> (o del cielo) <text:span text:style-name="T3">adv.</text:span></text:p>
      <text:p text:style-name="P1"><text:tab/>Mumasẽxẽẽhda.</text:p>
      <text:p text:style-name="P1"><text:span text:style-name="T1">Al otro día</text:span> <text:span text:style-name="T3">adv.</text:span> Llehxahna.</text:p>
      <text:p text:style-name="P1"><text:span text:style-name="T1">Al otro lado del río</text:span> <text:span text:style-name="T3">adv.</text:span> Jotehnaja.</text:p>
      <text:p text:style-name="P1"><text:span text:style-name="T1">Ala</text:span> <text:span text:style-name="T3">s.</text:span> Jarripahe.</text:p>
      <text:p text:style-name="P1"><text:span text:style-name="T1">Alabar</text:span> <text:span text:style-name="T3">v.</text:span> Baeteahgajaha.</text:p>
      <text:p text:style-name="P1"><text:span text:style-name="T1">Alacrán</text:span> (escorpión) <text:span text:style-name="T3">s.</text:span> Ĩdisaca.</text:p>
      <text:p text:style-name="P1"><text:span text:style-name="T1">Alargado</text:span> <text:span text:style-name="T3">adj.</text:span> Nocuima.</text:p>
      <text:p text:style-name="P1"><text:span text:style-name="T1">Alargar</text:span> <text:span text:style-name="T3">v.</text:span> Nocuihdajaha.</text:p>
      <text:p text:style-name="P1"><text:span text:style-name="T1">Alargarse</text:span> <text:span text:style-name="T3">v.</text:span> Ñocuidaguihajaha.</text:p>
      <text:p text:style-name="P1"><text:span text:style-name="T1">Alba</text:span> (alborada) <text:span text:style-name="T3">s.</text:span> Tãdojohe.</text:p>
      <text:p text:style-name="P1"><text:span text:style-name="T1">Albergar</text:span> <text:span text:style-name="T3">v.</text:span> Omadaxahdajaha.</text:p>
      <text:p text:style-name="P1"><text:span text:style-name="T1">Alborear</text:span> (alborearse) <text:span text:style-name="T3">v.</text:span></text:p>
      <text:p text:style-name="P1"><text:tab/>Lleamajaha.</text:p>
      <text:p text:style-name="P1"><text:span text:style-name="T1">Alcalde</text:span> <text:span text:style-name="T3">s.</text:span> <text:span text:style-name="T1">1.</text:span> Sucuana maaẽdi.</text:p>
      <text:p text:style-name="P1"><text:tab/><text:span text:style-name="T1">2.</text:span> (pez) Calico.</text:p>
      <text:p text:style-name="P1"><text:span text:style-name="T1">Alcaldesa</text:span> <text:span text:style-name="T3">s.</text:span> Sucuana maaẽxu.</text:p>
      <text:p text:style-name="P1"><text:span text:style-name="T1">Alcance</text:span> <text:span text:style-name="T3">s.</text:span> Tallamahgaha.</text:p>
      <text:p text:style-name="P1"><text:span text:style-name="T1">Alcanzado</text:span> <text:span text:style-name="T3">adj.</text:span> Taipamahgue.</text:p>
      <text:p text:style-name="P1"><text:span text:style-name="T1">Alcanzar</text:span> <text:span text:style-name="T3">v.</text:span> <text:span text:style-name="T1">1.</text:span> Fãjãdamajaha.</text:p>
      <text:p text:style-name="P1"><text:tab/><text:span text:style-name="T1">2.</text:span> Tallamajaha.</text:p>
      <text:p text:style-name="P1"><text:span text:style-name="T1">Alcanzarse</text:span> <text:span text:style-name="T3">v.</text:span> Tallamihajaha.</text:p>
      <text:p text:style-name="P1"><text:span text:style-name="T1">Alcornoque</text:span> (árbol) <text:span text:style-name="T3">s.</text:span> Llatullu.</text:p>
      <text:p text:style-name="P1"><text:span text:style-name="T1">Aldea</text:span> <text:span text:style-name="T3">s.</text:span> Isameje sucua.</text:p>
      <text:p text:style-name="P1"><text:span text:style-name="T1">Alegación</text:span> <text:span text:style-name="T3">s.</text:span> Ñapehgaha.</text:p>
      <text:p text:style-name="P1"><text:span text:style-name="T1">Alegar</text:span> <text:span text:style-name="T3">v.</text:span> Ñapeejaha.</text:p>
      <text:p text:style-name="P1"><text:span text:style-name="T1">Alegría</text:span> <text:span text:style-name="T3">s.</text:span> <text:span text:style-name="T1">1.</text:span> Omo-sehetahgaha.</text:p>
      <text:p text:style-name="P1"><text:tab/><text:span text:style-name="T1">2.</text:span> Sehetahgaha.</text:p>
      <text:p text:style-name="P1"><text:span text:style-name="T1">Alegrarse</text:span> <text:span text:style-name="T3">v.</text:span> Sehetahgajaha.</text:p>
      <text:p text:style-name="P1"><text:span text:style-name="T1">Alegre</text:span> <text:span text:style-name="T3">adj.</text:span> <text:span text:style-name="T1">1.</text:span> (fem.)</text:p>
      <text:p text:style-name="P1"><text:tab/>Omo-sehetahgoho. <text:span text:style-name="T1">2.</text:span> (masc.)</text:p>
      <text:p text:style-name="P1"><text:tab/>Omo-sehetahgue.</text:p>
      <text:p text:style-name="P1"><text:span text:style-name="T1">Alejar</text:span> <text:span text:style-name="T3">v.</text:span> <text:span text:style-name="T1">1.</text:span> Omadaxahdajaha.</text:p>
      <text:p text:style-name="P1"><text:tab/><text:span text:style-name="T1">2.</text:span> Otoomajaha. <text:span text:style-name="T1">3.</text:span> Witeemajaha.</text:p>
      <text:p text:style-name="P1"><text:span text:style-name="T1">Alejarse</text:span> <text:span text:style-name="T3">v.</text:span> <text:span text:style-name="T1">1.</text:span> Behmajaha.</text:p>
      <text:p text:style-name="P1"><text:tab/><text:span text:style-name="T1">2.</text:span> Witeemihajaha.</text:p>
      <text:p text:style-name="P1"><text:span text:style-name="T1">Alentado</text:span> <text:span text:style-name="T3">adj.</text:span> Baibe.</text:p>
      <text:p text:style-name="P1"><text:span text:style-name="T1">Alentarse</text:span> <text:span text:style-name="T3">v.</text:span> Ballamihajaha.</text:p>
      <text:p text:style-name="P1"><text:span text:style-name="T1">Alerta</text:span> <text:span text:style-name="T3">adj.</text:span> Juwehgaxa ĩxa.</text:p>
      <text:p text:style-name="P1"><text:span text:style-name="T1">Aletear</text:span> <text:span text:style-name="T3">v.</text:span> Weajaha.</text:p>
      <text:p text:style-name="P1"><text:span text:style-name="T1">Alfarera</text:span> (la que hace tinajas) <text:span text:style-name="T3">s.</text:span></text:p>
      <text:p text:style-name="P1"><text:tab/>Bapillaixu. <text:span text:style-name="T3">pl.</text:span> Bapillaihdu.</text:p>
      <text:p text:style-name="P1"><text:span text:style-name="T1">Algarrobo</text:span> (árbol) <text:span text:style-name="T3">s.</text:span> Wecho.</text:p>
      <text:p text:style-name="P1"><text:soft-page-break/></text:p>
      <text:p text:style-name="P1">[Seite 53]</text:p>
      <text:p text:style-name="P1">[Spalte 1]</text:p>
      <text:p text:style-name="P1"/>
      <text:p text:style-name="P1"><text:span text:style-name="T1">Algo</text:span> <text:span text:style-name="T3">pron.</text:span> Jãhcha.</text:p>
      <text:p text:style-name="P1"><text:span text:style-name="T1">Algo fácil de pelar</text:span> <text:span text:style-name="T3">s.</text:span> Boha.</text:p>
      <text:p text:style-name="P1"><text:span text:style-name="T1">Algo no hondo, somero</text:span> (río, hoyo)</text:p>
      <text:p text:style-name="P1"><text:tab/><text:span text:style-name="T3">adj.</text:span> Sechi.</text:p>
      <text:p text:style-name="P1"><text:span text:style-name="T1">Algo pilado</text:span> <text:span text:style-name="T3">adj.</text:span> Roiga.</text:p>
      <text:p text:style-name="P1"><text:span text:style-name="T1">Algo plano y flexible</text:span> <text:span text:style-name="T3">adj.</text:span> Fajode.</text:p>
      <text:p text:style-name="P1"><text:span text:style-name="T1">Algodón</text:span> <text:span text:style-name="T3">s.</text:span> Põjãhno.</text:p>
      <text:p text:style-name="P1"><text:span text:style-name="T1">Alguien</text:span> <text:span text:style-name="T3">pron.</text:span> Joohdi.</text:p>
      <text:p text:style-name="P1"><text:span text:style-name="T1">Alguno</text:span> <text:span text:style-name="T3">pron.</text:span> Jãchudi.</text:p>
      <text:p text:style-name="P1"><text:span text:style-name="T1">Alimentar</text:span> <text:span text:style-name="T3">v.</text:span> Icuehdajaha.</text:p>
      <text:p text:style-name="P1"><text:span text:style-name="T1">Alimentarse</text:span> <text:span text:style-name="T3">v.</text:span> Icuehdaguihajaha.</text:p>
      <text:p text:style-name="P1"><text:span text:style-name="T1">Alimento</text:span> <text:span text:style-name="T3">s.</text:span> Cõcoha.</text:p>
      <text:p text:style-name="P1"><text:span text:style-name="T1">Alisar</text:span> <text:span text:style-name="T3">v.</text:span> Jõĩtajaha.</text:p>
      <text:p text:style-name="P1"><text:span text:style-name="T1">Aliviar</text:span> <text:span text:style-name="T3">v.</text:span> Ballamaxahdajaha.</text:p>
      <text:p text:style-name="P1"><text:span text:style-name="T1">Almacenar</text:span> <text:span text:style-name="T3">v.</text:span> Soadajaha.</text:p>
      <text:p text:style-name="P1"><text:span text:style-name="T1">Almohada</text:span> <text:span text:style-name="T3">s.</text:span> Illutadahgaxoa.</text:p>
      <text:p text:style-name="P1"><text:span text:style-name="T1">Almorzar</text:span> <text:span text:style-name="T3">v.</text:span> Baepaxoxo icuaa icuajaha.</text:p>
      <text:p text:style-name="P1"><text:span text:style-name="T1">Almuerzo</text:span> <text:span text:style-name="T3">s.</text:span> Baepaxoxo icuaa.</text:p>
      <text:p text:style-name="P1"><text:span text:style-name="T1">Alojar</text:span> <text:span text:style-name="T3">v.</text:span> Ĩxajaha.</text:p>
      <text:p text:style-name="P1"><text:span text:style-name="T1">Alrededor</text:span> <text:span text:style-name="T3">s.</text:span> Bañadã.</text:p>
      <text:p text:style-name="P1"><text:span text:style-name="T1">Alrededor de ellos</text:span> <text:span text:style-name="T3">adv.</text:span> Jĩpuhu.</text:p>
      <text:p text:style-name="P1"><text:span text:style-name="T1">Altamente</text:span> <text:span text:style-name="T3">adv.</text:span> Otoona ĩxa uhwohna.</text:p>
      <text:p text:style-name="P1"><text:span text:style-name="T1">Altitud</text:span> <text:span text:style-name="T3">s.</text:span> Otoonaha.</text:p>
      <text:p text:style-name="P1"><text:span text:style-name="T1">Alto</text:span> <text:span text:style-name="T3">adj.</text:span> Otoona.</text:p>
      <text:p text:style-name="P1"><text:span text:style-name="T1">Alto de estatura</text:span> <text:span text:style-name="T3">adj.</text:span> Ñocobe.</text:p>
      <text:p text:style-name="P1"><text:span text:style-name="T1">Alumbrar</text:span> <text:span text:style-name="T3">v.</text:span> Texadajaha.</text:p>
      <text:p text:style-name="P1"><text:span text:style-name="T1">Alumbrarse</text:span> <text:span text:style-name="T3">v.</text:span> Texadaguihajaha.</text:p>
      <text:p text:style-name="P1"><text:span text:style-name="T1">Alumno</text:span> <text:span text:style-name="T3">s.</text:span> Llecadahgue.</text:p>
      <text:p text:style-name="P1"><text:span text:style-name="T1">Alzar</text:span> <text:span text:style-name="T3">v.</text:span> Ñiehejaha.</text:p>
      <text:p text:style-name="P1"><text:span text:style-name="T1">Allá</text:span> <text:span text:style-name="T3">adv. </text:span>Jĩdanojoho.</text:p>
      <text:p text:style-name="P1"><text:span text:style-name="T1">Allí</text:span> <text:span text:style-name="T3">adv.</text:span> <text:span text:style-name="T1">1.</text:span> Llejehe. <text:span text:style-name="T1">2.</text:span> Llemeh.</text:p>
      <text:p text:style-name="P1"><text:tab/><text:span text:style-name="T1">3.</text:span> Llenoho.</text:p>
      <text:p text:style-name="P1"><text:span text:style-name="T1">Allanar con el pie</text:span> <text:span text:style-name="T3">v.</text:span> Tabahdajaha.</text:p>
      <text:p text:style-name="P1"><text:span text:style-name="T1">Amaestrar</text:span> <text:span text:style-name="T3">v.</text:span> Llecahdajaha.</text:p>
      <text:p text:style-name="P1"><text:span text:style-name="T1">Amancebarse</text:span> (unirse hombre y</text:p>
      <text:p text:style-name="P1"><text:tab/>mujer) <text:span text:style-name="T3">v.</text:span> Ãdahgajaha.</text:p>
      <text:p text:style-name="P1"><text:span text:style-name="T1">Amanecer</text:span> <text:span text:style-name="T3">v.</text:span> Lleamajaha.</text:p>
      <text:p text:style-name="P1"><text:span text:style-name="T1">Amañado</text:span> <text:span text:style-name="T3">adj.</text:span> Bapaame.</text:p>
      <text:p text:style-name="P1"><text:span text:style-name="T1">Amaño</text:span> <text:span text:style-name="T3">s.</text:span> <text:span text:style-name="T1">1.</text:span> Badaamaa.</text:p>
      <text:p text:style-name="P1"><text:tab/><text:span text:style-name="T1">2.</text:span> Bajaamahgaha.</text:p>
      <text:p text:style-name="P1"><text:span text:style-name="T1">Amar</text:span> <text:span text:style-name="T3">v.</text:span> Õwãxahdagajaha.</text:p>
      <text:p text:style-name="P1"><text:span text:style-name="T1">Amargo</text:span> <text:span text:style-name="T3">adj.</text:span> Didi.</text:p>
      <text:p text:style-name="P1"><text:span text:style-name="T1">Amarillarse</text:span> <text:span text:style-name="T3">v.</text:span> Eewahmihajaha.</text:p>
      <text:p text:style-name="P1"><text:span text:style-name="T1">Amarillo</text:span> <text:span text:style-name="T3">adj.</text:span> Eewaha.</text:p>
      <text:p text:style-name="P1"><text:span text:style-name="T1">Amarrado</text:span> <text:span text:style-name="T3">adj.</text:span> <text:span text:style-name="T1">1.</text:span> Chaipehgue.</text:p>
      <text:p text:style-name="P1"><text:tab/><text:span text:style-name="T1">2.</text:span> Wĩpadahgue.</text:p>
      <text:p text:style-name="P1"><text:span text:style-name="T1">Amarrador</text:span> (el <text:span text:style-name="T1">que amarra</text:span>) <text:span text:style-name="T3">s.</text:span></text:p>
      <text:p text:style-name="P1"><text:tab/>Wipadahgaidi.</text:p>
      <text:p text:style-name="P1"><text:soft-page-break/><text:span text:style-name="T1">Amarrar</text:span> <text:span text:style-name="T3">v.</text:span> Wĩãdajaha.</text:p>
      <text:p text:style-name="P1"/>
      <text:p text:style-name="P1">[Seite 53]</text:p>
      <text:p text:style-name="P1">[Spalte 2]</text:p>
      <text:p text:style-name="P1"/>
      <text:p text:style-name="P1"><text:span text:style-name="T1">Amarrarse</text:span> <text:span text:style-name="T3">v.</text:span> Wĩãdaguihajaha.</text:p>
      <text:p text:style-name="P1"><text:span text:style-name="T1">Amarre</text:span> (objeto con que se amarra)</text:p>
      <text:p text:style-name="P1"><text:tab/><text:span text:style-name="T3">s.</text:span> Wĩãdahaxoa.</text:p>
      <text:p text:style-name="P1"><text:span text:style-name="T1">Amarse mutuamente</text:span> <text:span text:style-name="T3">v.</text:span> Õwẽgajaha.</text:p>
      <text:p text:style-name="P1"><text:span text:style-name="T1">Amarse uno a otro</text:span> <text:span text:style-name="T3">v.</text:span> Õĩhgajaha.</text:p>
      <text:p text:style-name="P1"><text:span text:style-name="T1">Amarse uno mismo</text:span> <text:span text:style-name="T3">v.</text:span> Õwẽgajaha.</text:p>
      <text:p text:style-name="P1"><text:span text:style-name="T1">Amasar</text:span> <text:span text:style-name="T3">v.</text:span> Tahllahdajaha.</text:p>
      <text:p text:style-name="P1"><text:span text:style-name="T1">Ambos</text:span> <text:span text:style-name="T3">adj.</text:span> Tillihdu.</text:p>
      <text:p text:style-name="P1"><text:span text:style-name="T1">Amenaza</text:span> <text:span text:style-name="T3">s.</text:span> Oahdagaha.</text:p>
      <text:p text:style-name="P1"><text:span text:style-name="T1">Amenazar</text:span> <text:span text:style-name="T3">v.</text:span> Ohwahdajaha.</text:p>
      <text:p text:style-name="P1"><text:span text:style-name="T1">Amo</text:span> <text:span text:style-name="T3">s.</text:span> Aixohdi.</text:p>
      <text:p text:style-name="P1"><text:span text:style-name="T1">Amonestar</text:span> <text:span text:style-name="T3">v.</text:span> Sõdehdajaha.</text:p>
      <text:p text:style-name="P1"><text:span text:style-name="T1">Amontonado</text:span> <text:span text:style-name="T3">adj.</text:span> Ñehdehna soadahga.</text:p>
      <text:p text:style-name="P1"><text:span text:style-name="T1">Amontonar</text:span> <text:span text:style-name="T3">v.</text:span> Ñehdehna soadajaha.</text:p>
      <text:p text:style-name="P1"><text:span text:style-name="T1">Amor</text:span> <text:span text:style-name="T3">s.</text:span> Õwãxahdahgaha.</text:p>
      <text:p text:style-name="P1"><text:span text:style-name="T1">Amordazar</text:span> <text:span text:style-name="T3">v.</text:span> Boagajaha.</text:p>
      <text:p text:style-name="P1"><text:span text:style-name="T1">Amoroso</text:span> <text:span text:style-name="T3">adj.</text:span> Õwãxahdahgue.</text:p>
      <text:p text:style-name="P1"><text:span text:style-name="T1">Anémico</text:span> <text:span text:style-name="T3">adj.</text:span> Fapodi.</text:p>
      <text:p text:style-name="P1"><text:span text:style-name="T1">Anciana</text:span> <text:span text:style-name="T3">adj.</text:span> Sĩgo.</text:p>
      <text:p text:style-name="P1"><text:span text:style-name="T1">Ancianidad</text:span> <text:span text:style-name="T3">s.</text:span> Sĩgweha.</text:p>
      <text:p text:style-name="P1"><text:span text:style-name="T1">Anciano</text:span> <text:span text:style-name="T3">adj.</text:span> Sĩgwe.</text:p>
      <text:p text:style-name="P1"><text:span text:style-name="T1">Ancho</text:span> (cosas planas como tabla)</text:p>
      <text:p text:style-name="P1"><text:tab/><text:span text:style-name="T3">adj.</text:span> Gode.</text:p>
      <text:p text:style-name="P1"><text:span text:style-name="T1">Andar</text:span> <text:span text:style-name="T3">v.</text:span> Gupõhxajaha.</text:p>
      <text:p text:style-name="P1"><text:span text:style-name="T1">Andar cargando</text:span> <text:span text:style-name="T3">v.</text:span> Cocobõhxajaha.</text:p>
      <text:p text:style-name="P2">Andar desequilibrado como un</text:p>
      <text:p text:style-name="P1"><text:tab/><text:span text:style-name="T1">borracho</text:span> <text:span text:style-name="T3">v.</text:span> Fĩtuajaha.</text:p>
      <text:p text:style-name="P1"><text:span text:style-name="T1">Andar ligeramente</text:span> <text:span text:style-name="T3">v.</text:span> Axiajaha.</text:p>
      <text:p text:style-name="P1"><text:span text:style-name="T1">Anegar</text:span> <text:span text:style-name="T3">v.</text:span> Oxeehmajaha.</text:p>
      <text:p text:style-name="P1"><text:span text:style-name="T1">Ángel</text:span> <text:span text:style-name="T3">s.</text:span> Ĩxuhlloxo.</text:p>
      <text:p text:style-name="P1"><text:span text:style-name="T1">Angosto</text:span> <text:span text:style-name="T3">adj.</text:span> Ichahjehmahme.</text:p>
      <text:p text:style-name="P1"><text:span text:style-name="T1">Animal</text:span> <text:span text:style-name="T3">s.</text:span> Omaĩdi. <text:span text:style-name="T3">pl.</text:span> Omaĩhdu.</text:p>
      <text:p text:style-name="P1"><text:span text:style-name="T1">Animales domésticos</text:span> <text:span text:style-name="T3">s.</text:span> Junohdu.</text:p>
      <text:p text:style-name="P1"><text:span text:style-name="T1">Animales invernales</text:span> <text:span text:style-name="T3">s.</text:span> Caponaihdu.</text:p>
      <text:p text:style-name="P1"><text:span text:style-name="T1">Ano</text:span> <text:span text:style-name="T3">s.</text:span> Uju.</text:p>
      <text:p text:style-name="P1"><text:span text:style-name="T1">Anoche</text:span> <text:span text:style-name="T3">adv.</text:span> Ãchiena.</text:p>
      <text:p text:style-name="P1"><text:span text:style-name="T1">Anormal</text:span> <text:span text:style-name="T3">adj.</text:span> Ixohgaja.</text:p>
      <text:p text:style-name="P1"><text:span text:style-name="T1">Anteayer</text:span> <text:span text:style-name="T3">v.</text:span> Ãxẽ pamenaaxa.</text:p>
      <text:p text:style-name="P1"><text:span text:style-name="T1">Antepasados</text:span> <text:span text:style-name="T3">s.</text:span> <text:span text:style-name="T1">1.</text:span> Jãsebahduuxa.</text:p>
      <text:p text:style-name="P1"><text:tab/><text:span text:style-name="T1">2.</text:span> Sĩgwehduuxa.</text:p>
      <text:p text:style-name="P1"><text:span text:style-name="T1">Anterior</text:span> <text:span text:style-name="T3">adv.</text:span> Pameehda ĩxa.</text:p>
      <text:p text:style-name="P1"><text:span text:style-name="T1">Anteriormente</text:span> <text:span text:style-name="T3">adv.</text:span> Majiixa.</text:p>
      <text:p text:style-name="P1"><text:span text:style-name="T1">Antes</text:span> <text:span text:style-name="T3">adv.</text:span> Pamenaaxa.</text:p>
      <text:p text:style-name="P1"><text:span text:style-name="T1">Ante todo</text:span> <text:span text:style-name="T3">adv.</text:span> Tille pameehda.</text:p>
      <text:p text:style-name="P1"><text:span text:style-name="T1">Antiguamente</text:span> <text:span text:style-name="T3">adv.</text:span> Salla llehweexa.</text:p>
      <text:p text:style-name="P1"><text:span text:style-name="T1">Antigũedad</text:span> <text:span text:style-name="T3">s.</text:span> Salla llehwe.</text:p>
      <text:p text:style-name="P1"><text:span text:style-name="T1">Antiguo</text:span> <text:span text:style-name="T3">adj.</text:span> <text:span text:style-name="T1">1.</text:span> Salla llehwe ĩxe.</text:p>
      <text:p text:style-name="P1"><text:soft-page-break/><text:tab/><text:span text:style-name="T1">2.</text:span> Salla llehwehehga.</text:p>
      <text:p text:style-name="P1"><text:span text:style-name="T1">Anual</text:span> <text:span text:style-name="T3">adj.</text:span> Guwahefahga.</text:p>
      <text:p text:style-name="P1"/>
      <text:p text:style-name="P1">[Seite 54]</text:p>
      <text:p text:style-name="P1">[Spalte 1]</text:p>
      <text:p text:style-name="P1"/>
      <text:p text:style-name="P1">[BILD] Anzuelo</text:p>
      <text:p text:style-name="P1"><text:span text:style-name="T1">Anudar</text:span> <text:span text:style-name="T3">v.</text:span> Secuete queleejaha.</text:p>
      <text:p text:style-name="P1"><text:span text:style-name="T1">Anunciar</text:span> <text:span text:style-name="T3">v.</text:span> Teahgajaha.</text:p>
      <text:p text:style-name="P1"><text:span text:style-name="T1">Anuncio</text:span> <text:span text:style-name="T3">s.</text:span> Teahgaha.</text:p>
      <text:p text:style-name="P1"><text:span text:style-name="T1">Anzuelo</text:span> <text:span text:style-name="T3">s.</text:span> Upaje. <text:span text:style-name="T3">pl.</text:span> Upa.</text:p>
      <text:p text:style-name="P1"><text:span text:style-name="T1">Añadir</text:span> <text:span text:style-name="T3">v.</text:span> <text:span text:style-name="T1">1.</text:span> Munahdajaha.</text:p>
      <text:p text:style-name="P1"><text:tab/><text:span text:style-name="T1">2.</text:span> Soadajaha.</text:p>
      <text:p text:style-name="P1"><text:span text:style-name="T1">Año</text:span> <text:span text:style-name="T3">s.</text:span> Guwahefa. <text:span text:style-name="T3">pl.</text:span> Guwahefaha.</text:p>
      <text:p text:style-name="P1"><text:span text:style-name="T1">Apaciguar</text:span> <text:span text:style-name="T3">v.</text:span> <text:span text:style-name="T1">1.</text:span> Ballaxahdajaha.</text:p>
      <text:p text:style-name="P1"><text:tab/><text:span text:style-name="T1">2.</text:span> Tahe ĩxahgajaha.</text:p>
      <text:p text:style-name="P1"><text:span text:style-name="T1">Apagar</text:span> <text:span text:style-name="T3">v.</text:span> Noajah ohsa, llea.</text:p>
      <text:p text:style-name="P1"><text:span text:style-name="T1">Aparear</text:span> <text:span text:style-name="T3">v.</text:span> Cuañajaha.</text:p>
      <text:p text:style-name="P1"><text:span text:style-name="T1">Aparecer de alguna parte</text:span> <text:span text:style-name="T3">v.</text:span></text:p>
      <text:p text:style-name="P1"><text:tab/>Caweajaha.</text:p>
      <text:p text:style-name="P1"><text:span text:style-name="T1">Aparentar cortesía socialmente</text:span> <text:span text:style-name="T3">v.</text:span></text:p>
      <text:p text:style-name="P1"><text:tab/>Ixohxahdajaha.</text:p>
      <text:p text:style-name="P1"><text:span text:style-name="T1">Apariencia</text:span> <text:span text:style-name="T3">s.</text:span> Ohwaha.</text:p>
      <text:p text:style-name="P1"><text:span text:style-name="T1">Apartar</text:span> <text:span text:style-name="T3">v.</text:span> <text:span text:style-name="T1">1.</text:span> Wajadagahmajaha.</text:p>
      <text:p text:style-name="P1"><text:tab/><text:span text:style-name="T1">2.</text:span> Wajadajaha.</text:p>
      <text:p text:style-name="P1"><text:span text:style-name="T1">Apartar algo para uno mismo</text:span> <text:span text:style-name="T3">v.</text:span></text:p>
      <text:p text:style-name="P1"><text:tab/><text:span text:style-name="T1">1.</text:span> Gowehgajaha. <text:span text:style-name="T1">2.</text:span> Gowehjaha.</text:p>
      <text:p text:style-name="P1"><text:span text:style-name="T1">Apegarse</text:span> <text:span text:style-name="T3">v.</text:span> Bajaajaha.</text:p>
      <text:p text:style-name="P1"><text:span text:style-name="T1">Apellido</text:span> <text:span text:style-name="T3">s.</text:span> <text:span text:style-name="T1">1.</text:span> Asega. <text:span text:style-name="T1">2.</text:span> Jãsegaha.</text:p>
      <text:p text:style-name="P1"><text:span text:style-name="T1">Apenas</text:span> <text:span text:style-name="T3">adv.</text:span> Õdegajera.</text:p>
      <text:p text:style-name="P1"><text:span text:style-name="T1">Apetito</text:span> <text:span text:style-name="T3">s.</text:span> Icuaa õwãha.</text:p>
      <text:p text:style-name="P1"><text:span text:style-name="T1">Apetitoso</text:span> <text:span text:style-name="T3">adj.</text:span> Icuaa õwãxoa.</text:p>
      <text:p text:style-name="P1"><text:span text:style-name="T1">Aplanar</text:span> <text:span text:style-name="T3">v.</text:span> Seaaxahdajaha.</text:p>
      <text:p text:style-name="P1"><text:span text:style-name="T1">Aplanarse</text:span> <text:span text:style-name="T3">v.</text:span> Seheejaha.</text:p>
      <text:p text:style-name="P1"><text:span text:style-name="T1">Aplaudir</text:span> <text:span text:style-name="T3">v.</text:span> Umo rallajaha.</text:p>
      <text:p text:style-name="P1"><text:span text:style-name="T1">Aplauso</text:span> <text:span text:style-name="T3">s.</text:span> Umo rallihgaha.</text:p>
      <text:p text:style-name="P1"><text:span text:style-name="T1">Aplicar</text:span> <text:span text:style-name="T3">v.</text:span> Panajaha.</text:p>
      <text:p text:style-name="P1"><text:span text:style-name="T1">Aplicarse</text:span> <text:span text:style-name="T3">v.</text:span> Paniguihajaha.</text:p>
      <text:p text:style-name="P1"><text:span text:style-name="T1">Apodo</text:span> <text:span text:style-name="T3">s.</text:span> Joneh aija umacha.</text:p>
      <text:p text:style-name="P1"><text:span text:style-name="T1">Aprendiz</text:span> <text:span text:style-name="T3">s.</text:span> Llecahbe.</text:p>
      <text:p text:style-name="P1"><text:span text:style-name="T1">Aprender</text:span> <text:span text:style-name="T3">v.</text:span> <text:span text:style-name="T1">1.</text:span> Llecadahgajaha.</text:p>
      <text:p text:style-name="P1"><text:tab/><text:span text:style-name="T1">2.</text:span> Llecajaha.</text:p>
      <text:p text:style-name="P1"><text:span text:style-name="T1">Apretón</text:span> <text:span text:style-name="T3">s.</text:span> Tigadaxahdahgaha.</text:p>
      <text:p text:style-name="P1"><text:span text:style-name="T1">Apretón de manos</text:span> <text:span text:style-name="T3">s.</text:span> Umona</text:p>
      <text:p text:style-name="P1"/>
      <text:p text:style-name="P1">[Seite 54]</text:p>
      <text:p text:style-name="P1">[Spalte 2]</text:p>
      <text:p text:style-name="P1"/>
      <text:p text:style-name="P1"><text:tab/>tĩgadaxahdahgaha.</text:p>
      <text:p text:style-name="P1"><text:span text:style-name="T1">Apretado</text:span> <text:span text:style-name="T3">adj.</text:span> <text:span text:style-name="T1">1.</text:span> Alega. <text:span text:style-name="T1">2.</text:span> Boahga.</text:p>
      <text:p text:style-name="P1"><text:tab/><text:span text:style-name="T1">3.</text:span> Tĩgada.</text:p>
      <text:p text:style-name="P1"><text:span text:style-name="T1">Apretar</text:span> <text:span text:style-name="T3">v.</text:span> <text:span text:style-name="T1">1.</text:span> Lliagajaha.</text:p>
      <text:p text:style-name="P1"><text:soft-page-break/><text:tab/><text:span text:style-name="T1">2.</text:span> Tĩgadaxahdajaha.</text:p>
      <text:p text:style-name="P1"><text:span text:style-name="T1">Apretarse</text:span> <text:span text:style-name="T3">v.</text:span> Tĩgadihajaha.</text:p>
      <text:p text:style-name="P1"><text:span text:style-name="T1">Aprisa</text:span> <text:span text:style-name="T3">adv.</text:span> Diinaje.</text:p>
      <text:p text:style-name="P1"><text:span text:style-name="T1">Aprisionado</text:span> <text:span text:style-name="T3">adj.</text:span> Jarrigue (calsehna).</text:p>
      <text:p text:style-name="P1"><text:span text:style-name="T1">Aprisionar</text:span> <text:span text:style-name="T3">v.</text:span> Jarrajaha (calsehna).</text:p>
      <text:p text:style-name="P1"><text:span text:style-name="T1">Apropiarse</text:span> <text:span text:style-name="T3">v.</text:span> Ĩãguihajaha.</text:p>
      <text:p text:style-name="P1"><text:span text:style-name="T1">Aproximar</text:span> <text:span text:style-name="T3">v.</text:span> Llenehdajaha.</text:p>
      <text:p text:style-name="P1"><text:span text:style-name="T1">Apuntar con arma</text:span> <text:span text:style-name="T3">v.</text:span> Ohwahdajaha.</text:p>
      <text:p text:style-name="P1"><text:span text:style-name="T1">Apuñalar</text:span> <text:span text:style-name="T3">v.</text:span> Seedajaha.</text:p>
      <text:p text:style-name="P1"><text:span text:style-name="T1">Aquel</text:span> <text:span text:style-name="T3">adj.</text:span> Llojojo.</text:p>
      <text:p text:style-name="P1"><text:span text:style-name="T1">Aquí</text:span> <text:span text:style-name="T3">adv.</text:span> Pena.</text:p>
      <text:p text:style-name="P1"><text:span text:style-name="T1">Aquella</text:span> <text:span text:style-name="T3">pron.</text:span> Jixuxu.</text:p>
      <text:p text:style-name="P1"><text:span text:style-name="T1">Aquellos</text:span> (árboles) <text:span text:style-name="T3">adj.</text:span> Jihllah.</text:p>
      <text:p text:style-name="P1"><text:span text:style-name="T1">Araña</text:span> <text:span text:style-name="T3">s.</text:span> Ehga. <text:span text:style-name="T3">dim.</text:span> Ehgaxẽ.</text:p>
      <text:p text:style-name="P1"><text:span text:style-name="T1">Arañar</text:span> <text:span text:style-name="T3">v.</text:span> Towãdajaha.</text:p>
      <text:p text:style-name="P1"><text:span text:style-name="T1">Arar</text:span> <text:span text:style-name="T3">v.</text:span> Saji soãdajaha.</text:p>
      <text:p text:style-name="P1"><text:span text:style-name="T1">Arbol</text:span> <text:span text:style-name="T3">s.</text:span> Nuguju.</text:p>
      <text:p text:style-name="P1"><text:span text:style-name="T1">Arcilla</text:span> <text:span text:style-name="T3">s.</text:span> Quedali.</text:p>
      <text:p text:style-name="P1"><text:span text:style-name="T1">Arco</text:span> <text:span text:style-name="T3">s.</text:span> Llipah, llupaha.</text:p>
      <text:p text:style-name="P1"><text:span text:style-name="T1">Arco iris</text:span> <text:span text:style-name="T3">s.</text:span> Janoo.</text:p>
      <text:p text:style-name="P1"><text:span text:style-name="T1">Arder</text:span> <text:span text:style-name="T3">v.</text:span> <text:span text:style-name="T1">1.</text:span> Dilehajaha. <text:span text:style-name="T1">2.</text:span> Leleajaha.</text:p>
      <text:p text:style-name="P1"><text:span text:style-name="T1">Ardiente</text:span> <text:span text:style-name="T3">adj.</text:span> <text:span text:style-name="T1">1.</text:span> Dilea. <text:span text:style-name="T1">2.</text:span> Lelea.</text:p>
      <text:p text:style-name="P1"><text:span text:style-name="T1">Ardilla</text:span> <text:span text:style-name="T3">s.</text:span> Taihne.</text:p>
      <text:p text:style-name="P1"><text:span text:style-name="T1">Ardor</text:span> <text:span text:style-name="T3">s.</text:span> <text:span text:style-name="T1">1.</text:span> Dilehahgaha. <text:span text:style-name="T1">2.</text:span> Leleahgaha.</text:p>
      <text:p text:style-name="P1"><text:span text:style-name="T1">Arena</text:span> <text:span text:style-name="T3">s.</text:span> Mesea saji.</text:p>
      <text:p text:style-name="P1"><text:span text:style-name="T1">Arena de la playa</text:span> <text:span text:style-name="T3">s.</text:span> Mesea sajĩjõ.</text:p>
      <text:p text:style-name="P1"><text:span text:style-name="T1">Arenca</text:span> (pez) <text:span text:style-name="T3">s.</text:span> Menoli.</text:p>
      <text:p text:style-name="P1"><text:span text:style-name="T1">Aridez</text:span> <text:span text:style-name="T3">s.</text:span> Sẽxẽ ĩã illa.</text:p>
      <text:p text:style-name="P1"><text:span text:style-name="T1">Arida</text:span> (tierra) <text:span text:style-name="T3">adj.</text:span> Illaxẽ (sẽxẽ).</text:p>
      <text:p text:style-name="P1"><text:span text:style-name="T1">Armadillo</text:span> <text:span text:style-name="T3">s.</text:span> Ima.</text:p>
      <text:p text:style-name="P1"><text:span text:style-name="T1">Aro</text:span> <text:span text:style-name="T3">s.</text:span> Obipu.</text:p>
      <text:p text:style-name="P1"><text:span text:style-name="T1">Aroma</text:span> <text:span text:style-name="T3">s.</text:span> Ode omegaha.</text:p>
      <text:p text:style-name="P1"><text:span text:style-name="T1">Arpón</text:span> <text:span text:style-name="T3">s.</text:span> Waihnixe.</text:p>
      <text:p text:style-name="P1"><text:span text:style-name="T1">Arrancado</text:span> <text:span text:style-name="T3">adj.</text:span> Chaipigue.</text:p>
      <text:p text:style-name="P1"><text:span text:style-name="T1">Arrancar</text:span> <text:span text:style-name="T3">v.</text:span> <text:span text:style-name="T1">1.</text:span> Challagajaha.</text:p>
      <text:p text:style-name="P1"><text:tab/><text:span text:style-name="T1">2.</text:span> Llowagajaha.</text:p>
      <text:p text:style-name="P1"><text:span text:style-name="T1">Arrancar para trasplantar</text:span> <text:span text:style-name="T3">v.</text:span></text:p>
      <text:p text:style-name="P1"><text:tab/>Ballagajaha.</text:p>
      <text:p text:style-name="P1"><text:span text:style-name="T1">Arrancarse</text:span> <text:span text:style-name="T3">v.</text:span> <text:span text:style-name="T1">1.</text:span> Challahguihajaha.</text:p>
      <text:p text:style-name="P1"><text:tab/><text:span text:style-name="T1">2.</text:span> Llowahguihajaha.</text:p>
      <text:p text:style-name="P1"><text:span text:style-name="T1">Arranque</text:span> <text:span text:style-name="T3">s.</text:span> <text:span text:style-name="T1">1.</text:span> Challahgaha.</text:p>
      <text:p text:style-name="P1"><text:tab/><text:span text:style-name="T1">2.</text:span> Llowahgaha.</text:p>
      <text:p text:style-name="P1"><text:span text:style-name="T1">Arrastrar</text:span> <text:span text:style-name="T3">v.</text:span> Deajaha.</text:p>
      <text:p text:style-name="P1"><text:span text:style-name="T1">Arrastrarse</text:span> <text:span text:style-name="T3">v.</text:span> Deiguihajaha.</text:p>
      <text:p text:style-name="P7"><text:span text:style-name="T1">Arreador</text:span> <text:span text:style-name="T3">s.</text:span> Jaipagaidi.<text:bookmark-end text:name="OLE_LINK1"/></text:p>
      <text:p text:style-name="P7"/>
      <text:p text:style-name="P7">[Seite 55]</text:p>
      <text:p text:style-name="P7">[Spalte 1]</text:p>
      <text:p text:style-name="P7"/>
      <text:p text:style-name="P7"><text:span text:style-name="T1">Arrear ganado</text:span> <text:span text:style-name="T3">v.</text:span> Jallagajaha.</text:p>
      <text:p text:style-name="P7"><text:span text:style-name="T1">Arreglar</text:span> <text:span text:style-name="T3">v.</text:span> Beehdajaha.</text:p>
      <text:p text:style-name="P7"><text:span text:style-name="T1">Arreglarse</text:span> <text:span text:style-name="T3">v.</text:span> <text:span text:style-name="T1">1.</text:span> Beehdaguihajaha.</text:p>
      <text:p text:style-name="P7"><text:soft-page-break/><text:tab/><text:span text:style-name="T1">2.</text:span> Beehdahgajaha.</text:p>
      <text:p text:style-name="P7"><text:span text:style-name="T1">Arrepentirse</text:span> <text:span text:style-name="T3">v.</text:span> <text:span text:style-name="T1">1.</text:span> Fiehmajaha.</text:p>
      <text:p text:style-name="P7"><text:tab/><text:span text:style-name="T1">2.</text:span> Panadamihajaha.</text:p>
      <text:p text:style-name="P7"><text:span text:style-name="T1">Arriba</text:span> <text:span text:style-name="T3">adv.</text:span> Otoona.</text:p>
      <text:p text:style-name="P7"><text:span text:style-name="T1">Arribar</text:span> <text:span text:style-name="T3">v.</text:span> <text:span text:style-name="T8">Ĩxadahmajaha.</text:span></text:p>
      <text:p text:style-name="P7"><text:span text:style-name="T1">Arrimar</text:span> <text:span text:style-name="T3">v.</text:span> Suwamajaha.</text:p>
      <text:p text:style-name="P7"><text:span text:style-name="T1">Arrinconar</text:span> <text:span text:style-name="T3">v.</text:span> Ñoanadahgajaha.</text:p>
      <text:p text:style-name="P7"><text:span text:style-name="T1">Arrodillar</text:span> <text:span text:style-name="T3">v.</text:span> Ñoxalluuhda</text:p>
      <text:p text:style-name="P7"><text:tab/>teehgajaha.</text:p>
      <text:p text:style-name="P7"><text:span text:style-name="T1">Arrodillarse</text:span> <text:span text:style-name="T3">v.</text:span> Ñoxalluuhda</text:p>
      <text:p text:style-name="P7"><text:tab/>teehguihajaha.</text:p>
      <text:p text:style-name="P7"><text:span text:style-name="T1">Arrojar</text:span> <text:span text:style-name="T3">v.</text:span> <text:span text:style-name="T1">1.</text:span> Fiañajaha. <text:span text:style-name="T1">2.</text:span> Fiãdajaha.</text:p>
      <text:p text:style-name="P7"><text:tab/><text:span text:style-name="T1">3.</text:span> Ihllajaha. <text:span text:style-name="T1">4.</text:span> Teajaha.</text:p>
      <text:p text:style-name="P7"><text:span text:style-name="T1">Arrollo</text:span> <text:span text:style-name="T3">s.</text:span> Achieto.</text:p>
      <text:p text:style-name="P7"><text:span text:style-name="T1">Arropar</text:span> <text:span text:style-name="T3">v.</text:span> Muãjaha.</text:p>
      <text:p text:style-name="P7"><text:span text:style-name="T1">Arroz</text:span> <text:span text:style-name="T3">s.</text:span> Arrosa.</text:p>
      <text:p text:style-name="P7"><text:span text:style-name="T1">Arrugado</text:span> <text:span text:style-name="T3">adj.</text:span> Jipudi.</text:p>
      <text:p text:style-name="P7"><text:span text:style-name="T1">Arrugar</text:span> (hacer arrugas) <text:span text:style-name="T3">v.</text:span></text:p>
      <text:p text:style-name="P7"><text:tab/>L<text:span text:style-name="T8">ĩ</text:span>htajaha.</text:p>
      <text:p text:style-name="P7"><text:span text:style-name="T1">Arruinar</text:span> <text:span text:style-name="T3">v.</text:span> Uwaamaxahdajaha.</text:p>
      <text:p text:style-name="P7"><text:span text:style-name="T1">Arteria</text:span> <text:span text:style-name="T3">s.</text:span> Tahllahwo.</text:p>
      <text:p text:style-name="P7"><text:span text:style-name="T1">Aruco</text:span> (pájaro) <text:span text:style-name="T3">s.</text:span> Jamucu.</text:p>
      <text:p text:style-name="P7"><text:span text:style-name="T1">Así</text:span> <text:span text:style-name="T3">s.</text:span> <text:span text:style-name="T1">1.</text:span> Maihnana. <text:span text:style-name="T1">2.</text:span> Ñehẽ.</text:p>
      <text:p text:style-name="P7"><text:span text:style-name="T1">Así así</text:span> <text:span text:style-name="T3">adv.</text:span> Suudaje.</text:p>
      <text:p text:style-name="P7"><text:span text:style-name="T1">Asado</text:span> <text:span text:style-name="T3">adj.</text:span> Leiga, leilla.</text:p>
      <text:p text:style-name="P7"><text:span text:style-name="T1">Asalto</text:span> <text:span text:style-name="T3">s.</text:span> Dacuehgaha.</text:p>
      <text:p text:style-name="P7"><text:span text:style-name="T1">Asamblea</text:span> <text:span text:style-name="T3">s.</text:span> Jĩxõ ñehdedahgaha.</text:p>
      <text:p text:style-name="P7"><text:span text:style-name="T1">Asar</text:span> <text:span text:style-name="T3">v.</text:span> Leajaha.</text:p>
      <text:p text:style-name="P7"><text:span text:style-name="T1">Asar para otro</text:span> <text:span text:style-name="T3">v.</text:span> Leijahri.</text:p>
      <text:p text:style-name="P7"><text:span text:style-name="T1">Asar para uno mismo</text:span> <text:span text:style-name="T3">v.</text:span> Leagajaha.</text:p>
      <text:p text:style-name="P7"><text:span text:style-name="T1">Asar sobre una troja</text:span> <text:span text:style-name="T3">v.</text:span></text:p>
      <text:p text:style-name="P7"><text:tab/>Jepahdajaha.</text:p>
      <text:p text:style-name="P7"><text:span text:style-name="T1">Asarse</text:span> <text:span text:style-name="T3">v.</text:span> Leiguihajaha.</text:p>
      <text:p text:style-name="P7"><text:span text:style-name="T1">Ascensión</text:span> <text:span text:style-name="T3">s.</text:span> Niehbahmahgaha.</text:p>
      <text:p text:style-name="P7"><text:span text:style-name="T1">Ascender</text:span> <text:span text:style-name="T3">v.</text:span> R<text:span text:style-name="T8">ĩ</text:span>ẽhmajaha.</text:p>
      <text:p text:style-name="P7"><text:span text:style-name="T1">Asco</text:span> <text:span text:style-name="T3">s.</text:span> Llecaahgaha.</text:p>
      <text:p text:style-name="P7"><text:span text:style-name="T1">Asear</text:span> <text:span text:style-name="T3">v.</text:span> Ãj<text:span text:style-name="T8">ĩ</text:span>baxahdajaha.</text:p>
      <text:p text:style-name="P7"><text:span text:style-name="T1">Asearse repetidas veces</text:span> <text:span text:style-name="T3">v.</text:span></text:p>
      <text:p text:style-name="P7"><text:tab/>Ãj<text:span text:style-name="T8">ĩ</text:span>baxahdahgahmajaha.</text:p>
      <text:p text:style-name="P7"><text:span text:style-name="T1">Aseo</text:span> <text:span text:style-name="T3">s.</text:span> Ãj<text:span text:style-name="T8">ĩ</text:span>baxahdahgaha.</text:p>
      <text:p text:style-name="P7"><text:span text:style-name="T1">Aserradora</text:span> <text:span text:style-name="T3">s.</text:span> Sañadaxoa.</text:p>
      <text:p text:style-name="P7"><text:span text:style-name="T1">Aserrar</text:span> <text:span text:style-name="T3">v.</text:span> Sañadajaha.</text:p>
      <text:p text:style-name="P7"><text:span text:style-name="T1">Aserrín</text:span> <text:span text:style-name="T3">s.</text:span> Iseejõ.</text:p>
      <text:p text:style-name="P7"><text:span text:style-name="T1">Asesinar</text:span> <text:span text:style-name="T3">v.</text:span> Dajajaha.</text:p>
      <text:p text:style-name="P7"><text:span text:style-name="T1">Asesinato</text:span> <text:span text:style-name="T3">s.</text:span> Dajigaha.</text:p>
      <text:p text:style-name="P7"><text:span text:style-name="T1">Asesino</text:span> <text:span text:style-name="T3">s.</text:span> Dapillaidi.</text:p>
      <text:p text:style-name="P7"/>
      <text:p text:style-name="P7">[Seite 55]</text:p>
      <text:p text:style-name="P7">[Spalte 2]</text:p>
      <text:p text:style-name="P7"/>
      <text:p text:style-name="P7"><text:span text:style-name="T1">Asiento</text:span> <text:span text:style-name="T3">s.</text:span> <text:span text:style-name="T1">1.</text:span> Dulai. <text:span text:style-name="T1">2.</text:span> Ĩgaxoa. <text:span text:style-name="T3">pl.</text:span></text:p>
      <text:p text:style-name="P7"><text:tab/>Jĩgoxoa, llacota.</text:p>
      <text:p text:style-name="P7"><text:soft-page-break/><text:span text:style-name="T1">Asignar</text:span> <text:span text:style-name="T3">v.</text:span> Wajadajaha.</text:p>
      <text:p text:style-name="P7"><text:span text:style-name="T1">Asir</text:span> <text:span text:style-name="T3">v.</text:span> Ñiehjaha.</text:p>
      <text:p text:style-name="P7"><text:span text:style-name="T1">Asistencia</text:span> <text:span text:style-name="T3">s.</text:span> <text:span text:style-name="T1">1.</text:span> Ellahgaha.</text:p>
      <text:p text:style-name="P7"><text:tab/><text:span text:style-name="T1">2.</text:span> Guwigaha.</text:p>
      <text:p text:style-name="P7"><text:span text:style-name="T1">Asistente</text:span> <text:span text:style-name="T3">s.</text:span> Ellahgaidi.</text:p>
      <text:p text:style-name="P7"><text:span text:style-name="T1">Asistir</text:span> <text:span text:style-name="T3">v.</text:span> <text:span text:style-name="T1">1.</text:span> Ellagajaha. <text:span text:style-name="T1">2.</text:span> Guwajaha.</text:p>
      <text:p text:style-name="P7"><text:span text:style-name="T1">Asma</text:span> <text:span text:style-name="T3">s.</text:span> Ĩguwa sõcuijahri.</text:p>
      <text:p text:style-name="P7"><text:span text:style-name="T1">Asno</text:span> <text:span text:style-name="T3">s.</text:span> Burru.</text:p>
      <text:p text:style-name="P7"><text:span text:style-name="T1">Asomar algo</text:span> <text:span text:style-name="T3">v.</text:span> Muhamaxahdajaha.</text:p>
      <text:p text:style-name="P7"><text:span text:style-name="T1">Asomarse</text:span> <text:span text:style-name="T3">v.</text:span> Muhamajaha.</text:p>
      <text:p text:style-name="P7"><text:span text:style-name="T1">Asombrado</text:span> <text:span text:style-name="T3">adj.</text:span> Ĩtahguihe.</text:p>
      <text:p text:style-name="P7"><text:span text:style-name="T1">Asombro</text:span> <text:span text:style-name="T3">s.</text:span> Omo-uwahmahgaha.</text:p>
      <text:p text:style-name="P7"><text:span text:style-name="T1">Aspero</text:span> <text:span text:style-name="T3">adj.</text:span> <text:span text:style-name="T1">1.</text:span> Juluwa. <text:span text:style-name="T1">2.</text:span> Secuega.</text:p>
      <text:p text:style-name="P7"><text:span text:style-name="T1">Aspirar</text:span> <text:span text:style-name="T3">v.</text:span> <text:span text:style-name="T1">1.</text:span> Ĩguwa noãdajaha.</text:p>
      <text:p text:style-name="P7"><text:tab/><text:span text:style-name="T1">2.</text:span> Jũwagajaha.</text:p>
      <text:p text:style-name="P7"><text:span text:style-name="T1">Aspirar o inhalar por la nariz</text:span> <text:span text:style-name="T3">v.</text:span></text:p>
      <text:p text:style-name="P7"><text:tab/>Jõwãgajaha.</text:p>
      <text:p text:style-name="P7"><text:span text:style-name="T1">Astro</text:span> <text:span text:style-name="T3">s.</text:span> Sepuhdi.</text:p>
      <text:p text:style-name="P7"><text:span text:style-name="T1">Astuto</text:span> <text:span text:style-name="T3">adj.</text:span> Bepehgue.</text:p>
      <text:p text:style-name="P7"><text:span text:style-name="T1">Asunto</text:span> <text:span text:style-name="T3">s.</text:span> Ñehẽbahna, uhwo.</text:p>
      <text:p text:style-name="P7"><text:span text:style-name="T1">Asustar</text:span> <text:span text:style-name="T3">v.</text:span> <text:span text:style-name="T1">1.</text:span> Soxatajaha.</text:p>
      <text:p text:style-name="P7"><text:tab/><text:span text:style-name="T1">2.</text:span> Tohwixahdajaha.</text:p>
      <text:p text:style-name="P7"><text:span text:style-name="T1">Asustarse</text:span> <text:span text:style-name="T3">v.</text:span> Tohwihajaha.</text:p>
      <text:p text:style-name="P7"><text:span text:style-name="T1">Atónito</text:span> <text:span text:style-name="T3">adj.</text:span> Ĩtahguihe.</text:p>
      <text:p text:style-name="P7"><text:span text:style-name="T1">Atacar</text:span> <text:span text:style-name="T3">v.</text:span> <text:span text:style-name="T1">1.</text:span> Bañadajaha.</text:p>
      <text:p text:style-name="P7"><text:tab/><text:span text:style-name="T1">2.</text:span> Tallaajaha.</text:p>
      <text:p text:style-name="P7"><text:span text:style-name="T1">Atado</text:span> <text:span text:style-name="T3">adj.</text:span> <text:span text:style-name="T1">1.</text:span> Chaipehgue.</text:p>
      <text:p text:style-name="P7"><text:tab/><text:span text:style-name="T1">2.</text:span> Wiãdahga. <text:span text:style-name="T1">3.</text:span> Wipadahgue.</text:p>
      <text:p text:style-name="P7"><text:span text:style-name="T1">Ataque</text:span> <text:span text:style-name="T3">s.</text:span> <text:span text:style-name="T1">1.</text:span> Fañadahgaha.</text:p>
      <text:p text:style-name="P7"><text:tab/><text:span text:style-name="T1">2.</text:span> Tallaahgaha.</text:p>
      <text:p text:style-name="P7"><text:span text:style-name="T1">Atar</text:span> <text:span text:style-name="T3">v.</text:span> Wiãdajaha.</text:p>
      <text:p text:style-name="P7"><text:span text:style-name="T1">Atardecer 1.</text:span> <text:span text:style-name="T3">s.</text:span> Faina. <text:span text:style-name="T1">2.</text:span> <text:span text:style-name="T3">v.</text:span> Fainaajaha.</text:p>
      <text:p text:style-name="P7"><text:span text:style-name="T1">Atarraya</text:span> <text:span text:style-name="T3">s.</text:span> Tarralla.</text:p>
      <text:p text:style-name="P7"><text:span text:style-name="T1">Atascar</text:span> <text:span text:style-name="T3">v.</text:span> Lluwaajaha.</text:p>
      <text:p text:style-name="P7"><text:span text:style-name="T1">Atascarse</text:span> <text:span text:style-name="T3">v.</text:span> Lluweehajaha.</text:p>
      <text:p text:style-name="P7"><text:span text:style-name="T1">Atención</text:span> <text:span text:style-name="T3">s.</text:span> Ĩãsahgaha.</text:p>
      <text:p text:style-name="P7"><text:span text:style-name="T1">Aterrizar</text:span> <text:span text:style-name="T3">v.</text:span> Llowajaha.</text:p>
      <text:p text:style-name="P7"><text:span text:style-name="T1">Aterrorizar</text:span> <text:span text:style-name="T3">v.</text:span> Tohwihaxahdajaha.</text:p>
      <text:p text:style-name="P7"><text:span text:style-name="T1">Atorarse</text:span> <text:span text:style-name="T3">v.</text:span> Wĩhãjaha.</text:p>
      <text:p text:style-name="P7"><text:span text:style-name="T1">Atrás</text:span> <text:span text:style-name="T3">adv.</text:span> Amanaahda.</text:p>
      <text:p text:style-name="P7"><text:span text:style-name="T1">Atracar</text:span> (una embarcación) <text:span text:style-name="T3">v.</text:span></text:p>
      <text:p text:style-name="P7"><text:tab/>Suwajaha.</text:p>
      <text:p text:style-name="P7"><text:span text:style-name="T1">Atrancado</text:span> <text:span text:style-name="T3">adj.</text:span> Roiga.</text:p>
      <text:p text:style-name="P7"><text:span text:style-name="T1">Atrancar algo</text:span> (para que no se</text:p>
      <text:p text:style-name="P7"><text:tab/>caiga) <text:span text:style-name="T3">v.</text:span> Roajaha.</text:p>
      <text:p text:style-name="P7"><text:span text:style-name="T1">Atrancarse</text:span> <text:span text:style-name="T3">v.</text:span> Roiguihajaha.</text:p>
      <text:p text:style-name="P7"><text:span text:style-name="T1">Atrasado</text:span> <text:span text:style-name="T3">adj.</text:span> Eecamana ĩxehe.</text:p>
      <text:p text:style-name="P7"/>
      <text:p text:style-name="P7">[Seite 56]</text:p>
      <text:p text:style-name="P7">[Spalte 1]</text:p>
      <text:p text:style-name="P7"/>
      <text:p text:style-name="P7"><text:span text:style-name="T1">Atraso</text:span> <text:span text:style-name="T3">s.</text:span> Eecamana ĩxehgaha.</text:p>
      <text:p text:style-name="P7"><text:soft-page-break/><text:span text:style-name="T1">Atravesado</text:span> <text:span text:style-name="T3">adj.</text:span> Aataha.</text:p>
      <text:p text:style-name="P7"><text:span text:style-name="T1">Atravesar</text:span> <text:span text:style-name="T3">v.</text:span> <text:span text:style-name="T1">1.</text:span> Aatahdajaha.</text:p>
      <text:p text:style-name="P7"><text:tab/><text:span text:style-name="T1">2.</text:span> Boaxahdiajaha. <text:span text:style-name="T1">3.</text:span> Llallaguihajaha.</text:p>
      <text:p text:style-name="P7"><text:span text:style-name="T1">Aumentar</text:span> <text:span text:style-name="T3">v.</text:span> Põẽhajaha.</text:p>
      <text:p text:style-name="P7"><text:span text:style-name="T1">Aumentarse un líquido</text:span> <text:span text:style-name="T3">v.</text:span></text:p>
      <text:p text:style-name="P7"><text:tab/>Gotomajaha.</text:p>
      <text:p text:style-name="P7"><text:span text:style-name="T1">Aumento</text:span> <text:span text:style-name="T3">s.</text:span> Põẽhgaha.</text:p>
      <text:p text:style-name="P7"><text:span text:style-name="T1">Ausente</text:span> <text:span text:style-name="T3">adj.</text:span> Ĩxedi.</text:p>
      <text:p text:style-name="P7"><text:span text:style-name="T1">Auténtico</text:span> <text:span text:style-name="T3">adj.</text:span> Õõchudi.</text:p>
      <text:p text:style-name="P7"><text:span text:style-name="T1">Autor</text:span> <text:span text:style-name="T3">s.</text:span> Sapobahgaidi.</text:p>
      <text:p text:style-name="P7"><text:span text:style-name="T1">Autorizar</text:span> <text:span text:style-name="T3">v.</text:span> Maĩgaha ichajaha.</text:p>
      <text:p text:style-name="P7"><text:span text:style-name="T1">Auxiliar</text:span> <text:span text:style-name="T3">v.</text:span> Ellagajaha.</text:p>
      <text:p text:style-name="P7"><text:span text:style-name="T1">Auxiliar al necesitado</text:span> <text:span text:style-name="T3">v.</text:span></text:p>
      <text:p text:style-name="P7"><text:tab/>Boaxahdiajaha.</text:p>
      <text:p text:style-name="P7"><text:span text:style-name="T1">Auxilio</text:span> <text:span text:style-name="T3">s.</text:span> Ellahgaha.</text:p>
      <text:p text:style-name="P7"><text:span text:style-name="T1">Auyama</text:span> <text:span text:style-name="T3">s.</text:span> Allejuh. <text:span text:style-name="T3">pl.</text:span> Alle.</text:p>
      <text:p text:style-name="P7"><text:span text:style-name="T1">Auyamal</text:span> <text:span text:style-name="T3">s.</text:span> Allepu.</text:p>
      <text:p text:style-name="P7"><text:span text:style-name="T1">Avance</text:span> <text:span text:style-name="T3">s.</text:span> Pameehda guwiigaha.</text:p>
      <text:p text:style-name="P7"><text:span text:style-name="T1">Avanzar</text:span> <text:span text:style-name="T3">v.</text:span> Pameehda guwajaha.</text:p>
      <text:p text:style-name="P7"><text:span text:style-name="T1">Avara</text:span> <text:span text:style-name="T3">adj.</text:span> Tahwehgo.</text:p>
      <text:p text:style-name="P7"><text:span text:style-name="T1">Avaricia</text:span> <text:span text:style-name="T3">s.</text:span> <text:span text:style-name="T1">1.</text:span> Jicabe. <text:span text:style-name="T1">2.</text:span> Sudabe.</text:p>
      <text:p text:style-name="P7"><text:tab/><text:span text:style-name="T1">3.</text:span> Tahwehgaha.</text:p>
      <text:p text:style-name="P7"><text:span text:style-name="T1">Avaro</text:span> <text:span text:style-name="T3">adj.</text:span> <text:span text:style-name="T1">1.</text:span> Sudabehe. <text:span text:style-name="T1">2.</text:span> Tahwehgue.</text:p>
      <text:p text:style-name="P7"/>
      <text:p text:style-name="P7">[Seite 56]</text:p>
      <text:p text:style-name="P7">[Spalte 2]</text:p>
      <text:p text:style-name="P7"/>
      <text:p text:style-name="P7"><text:span text:style-name="T1">Ave</text:span> (pájaro) <text:span text:style-name="T3">s.</text:span> Ñide.</text:p>
      <text:p text:style-name="P7"><text:span text:style-name="T1">Aventarse</text:span> <text:span text:style-name="T3">v.</text:span> Juwamihajaha.</text:p>
      <text:p text:style-name="P7"><text:span text:style-name="T1">Avergonzar</text:span> <text:span text:style-name="T3">v.</text:span> Daha jĩãhgahgajaha</text:p>
      <text:p text:style-name="P7"><text:tab/>(queleejahri).</text:p>
      <text:p text:style-name="P7"><text:span text:style-name="T1">Avergonzarse</text:span> <text:span text:style-name="T3">v.</text:span> Daha jĩãhguihajaha.</text:p>
      <text:p text:style-name="P7"><text:span text:style-name="T1">Averiguar</text:span> <text:span text:style-name="T3">v.</text:span> <text:span text:style-name="T1">1.</text:span> Chacocañajaha.</text:p>
      <text:p text:style-name="P7"><text:tab/><text:span text:style-name="T1">2.</text:span> Chacocañigajaha.</text:p>
      <text:p text:style-name="P7"><text:span text:style-name="T1">Avisar</text:span> <text:span text:style-name="T3">v.</text:span> Teahgajaha.</text:p>
      <text:p text:style-name="P7"><text:span text:style-name="T1">Avispón</text:span> <text:span text:style-name="T3">s.</text:span> Chĩchĩ.</text:p>
      <text:p text:style-name="P7"><text:span text:style-name="T1">Avispado</text:span> (vivo) <text:span text:style-name="T3">adj.</text:span> Pãhãhĩ.</text:p>
      <text:p text:style-name="P7"><text:span text:style-name="T1">Avispas</text:span> <text:span text:style-name="T3">s.</text:span> Pãjõ.</text:p>
      <text:p text:style-name="P7"><text:span text:style-name="T1">Ay!</text:span> <text:span text:style-name="T3">interj.</text:span> Ahgo.</text:p>
      <text:p text:style-name="P7"><text:span text:style-name="T1">Ayer</text:span> <text:span text:style-name="T3">adv.</text:span> Ãxẽ.</text:p>
      <text:p text:style-name="P7"><text:span text:style-name="T1">Ayuda</text:span> <text:span text:style-name="T3">s.</text:span> Ellahgaha.</text:p>
      <text:p text:style-name="P7"><text:span text:style-name="T1">Ayudar</text:span> <text:span text:style-name="T3">v.</text:span> Ellagajaha.</text:p>
      <text:p text:style-name="P7"><text:span text:style-name="T1">Ayudarse</text:span> <text:span text:style-name="T3">v.</text:span> Ellahguihajaha.</text:p>
      <text:p text:style-name="P7"><text:span text:style-name="T1">Ayunar</text:span> <text:span text:style-name="T3">v.</text:span> Sañagajaha.</text:p>
      <text:p text:style-name="P7"><text:span text:style-name="T1">Azúcar</text:span> <text:span text:style-name="T3">v.</text:span> Õdi.</text:p>
      <text:p text:style-name="P7"><text:span text:style-name="T1">Azotar</text:span> <text:span text:style-name="T3">v.</text:span> Llahllajaha.</text:p>
      <text:p text:style-name="P7"><text:span text:style-name="T1">Azucarero</text:span> <text:span text:style-name="T3">s.</text:span> Õdi ĩxame.</text:p>
      <text:p text:style-name="P7"><text:span text:style-name="T1">Azul claro</text:span> <text:span text:style-name="T3">adj.</text:span> Noochoja ĩxa.</text:p>
      <text:p text:style-name="P7"><text:span text:style-name="T1">Azul subido</text:span> <text:span text:style-name="T3">adj.</text:span> Sudahdaxẽhna nochi.</text:p>
      <text:p text:style-name="P7"><text:span text:style-name="T1">Azulejo</text:span> <text:span text:style-name="T3">s.</text:span> Chupuihje.</text:p>
      <text:p text:style-name="P7"/>
      <text:p text:style-name="P7">[Seite 56]</text:p>
      <text:p text:style-name="P7"><text:soft-page-break/>[Spalte 1]</text:p>
      <text:p text:style-name="P7"/>
      <text:p text:style-name="P3">B, b</text:p>
      <text:p text:style-name="P7"/>
      <text:p text:style-name="P7"><text:span text:style-name="T1">Baúl</text:span> <text:span text:style-name="T3">s.</text:span> Bahlãxẽ.</text:p>
      <text:p text:style-name="P7"><text:span text:style-name="T1">Baba del pescado</text:span> <text:span text:style-name="T3">s.</text:span> Jawa.</text:p>
      <text:p text:style-name="P7"><text:span text:style-name="T1">Babilla</text:span> <text:span text:style-name="T3">s.</text:span> Callui.</text:p>
      <text:p text:style-name="P7"><text:span text:style-name="T1">Babosa</text:span> (el molusco) <text:span text:style-name="T3">s.</text:span> Taca.</text:p>
      <text:p text:style-name="P7"><text:span text:style-name="T1">Baboso</text:span> <text:span text:style-name="T3">adj.</text:span> <text:span text:style-name="T1">1.</text:span> Tacaga (inanim.).</text:p>
      <text:p text:style-name="P7"><text:tab/><text:span text:style-name="T1">2.</text:span> Tacague (anim.).</text:p>
      <text:p text:style-name="P7"><text:span text:style-name="T1">Bagre</text:span> (pez) <text:span text:style-name="T3">s.</text:span> Sehwa.</text:p>
      <text:p text:style-name="P7"><text:span text:style-name="T1">Bailador</text:span> <text:span text:style-name="T3">s.</text:span> Rĩpilalidi.</text:p>
      <text:p text:style-name="P7"><text:span text:style-name="T1">Bailar</text:span> <text:span text:style-name="T3">v.</text:span> Riñajaha.</text:p>
      <text:p text:style-name="P7"><text:span text:style-name="T1">Baile</text:span> <text:span text:style-name="T3">s.</text:span> Riña.</text:p>
      <text:p text:style-name="P7"><text:span text:style-name="T1">Bajada de tierra</text:span> <text:span text:style-name="T3">s.</text:span> Sãhba.</text:p>
      <text:p text:style-name="P7"><text:span text:style-name="T1">Bajar</text:span> <text:span text:style-name="T3">v.</text:span> Meechihajaha.</text:p>
      <text:p text:style-name="P7"><text:span text:style-name="T1">Bajarse</text:span> <text:span text:style-name="T3">v.</text:span> Meechihehajaha.</text:p>
      <text:p text:style-name="P7"><text:span text:style-name="T1">¡Baje!</text:span> <text:span text:style-name="T3">v.</text:span> Meechiheeha.</text:p>
      <text:p text:style-name="P7"><text:span text:style-name="T1">Bajo</text:span> <text:span text:style-name="T3">adj.</text:span> <text:span text:style-name="T1">1.</text:span> Sõcobaje. <text:span text:style-name="T1">2.</text:span> Ubena.</text:p>
      <text:p text:style-name="P7"><text:span text:style-name="T1">Bajo anegadizo</text:span> <text:span text:style-name="T3">s.</text:span> Sãhba.</text:p>
      <text:p text:style-name="P7"><text:span text:style-name="T1">Balanza</text:span> <text:span text:style-name="T3">s.</text:span> Peesajaxoa.</text:p>
      <text:p text:style-name="P7"><text:span text:style-name="T1">Balde</text:span> <text:span text:style-name="T3">s.</text:span> Baldehmo.</text:p>
      <text:p text:style-name="P7"><text:span text:style-name="T1">Bana</text:span> <text:span text:style-name="T3">s.</text:span> Faha.</text:p>
      <text:p text:style-name="P7"><text:span text:style-name="T1">Banano</text:span> <text:span text:style-name="T3">s.</text:span> Coteñu.</text:p>
      <text:p text:style-name="P7"/>
      <text:p text:style-name="P7">[Seite 56]</text:p>
      <text:p text:style-name="P7">[Spalte 2]</text:p>
      <text:p text:style-name="P7"/>
      <text:p text:style-name="P7"><text:span text:style-name="T1">Banano guineo</text:span> <text:span text:style-name="T3">s.</text:span> Sõcuilluha</text:p>
      <text:p text:style-name="P7"><text:span text:style-name="T1">Banco</text:span> <text:span text:style-name="T3">s.</text:span> Jĩgoxoode.</text:p>
      <text:p text:style-name="P7"><text:span text:style-name="T1">Banco de sabana</text:span> <text:span text:style-name="T3">s.</text:span> Axode.</text:p>
      <text:p text:style-name="P7"><text:span text:style-name="T1">Bandearse</text:span> (en una canoa) <text:span text:style-name="T3">v.</text:span> Baitejaha.</text:p>
      <text:p text:style-name="P7"><text:span text:style-name="T1">Bandeoso</text:span> <text:span text:style-name="T3">adj.</text:span> Baitea.</text:p>
      <text:p text:style-name="P7"><text:span text:style-name="T1">Bandera</text:span> <text:span text:style-name="T3">s.</text:span> Bãdelajaha.</text:p>
      <text:p text:style-name="P7"><text:span text:style-name="T1">Bañar</text:span> <text:span text:style-name="T3">v.</text:span> Ichibajaha.</text:p>
      <text:p text:style-name="P7"><text:span text:style-name="T1">Bañarse</text:span> <text:span text:style-name="T3">v.</text:span> <text:span text:style-name="T1">1.</text:span> Ãjĩbaxahdahgajaha.</text:p>
      <text:p text:style-name="P7"><text:tab/><text:span text:style-name="T1">2.</text:span> Ibihajaha.</text:p>
      <text:p text:style-name="P7"><text:span text:style-name="T1">Baño</text:span> <text:span text:style-name="T3">s.</text:span> Ibihahgaha.</text:p>
      <text:p text:style-name="P7"><text:span text:style-name="T1">Barato</text:span> <text:span text:style-name="T3">adj.</text:span> Sechi omaga.</text:p>
      <text:p text:style-name="P7"><text:span text:style-name="T1">Barba</text:span> <text:span text:style-name="T3">s.</text:span> Ãjĩxe.</text:p>
      <text:p text:style-name="P7"><text:span text:style-name="T1">Barbacoano</text:span> <text:span text:style-name="T3">adj.</text:span> Barbacoahgue.</text:p>
      <text:p text:style-name="P7"><text:span text:style-name="T1">Barbasco</text:span> <text:span text:style-name="T3">s.</text:span> Texu.</text:p>
      <text:p text:style-name="P7"><text:span text:style-name="T1">Barbilla</text:span> (pez) <text:span text:style-name="T3">s.</text:span> Jĩda.</text:p>
      <text:p text:style-name="P7"><text:span text:style-name="T1">Barbudo</text:span> <text:span text:style-name="T3">adj.</text:span> Ãjĩxehe.</text:p>
      <text:p text:style-name="P7"><text:span text:style-name="T1">Barca</text:span> <text:span text:style-name="T3">s.</text:span> Wechuju.</text:p>
      <text:p text:style-name="P7"><text:span text:style-name="T1">Barco</text:span> <text:span text:style-name="T3">s.</text:span> Baporo.</text:p>
      <text:p text:style-name="P7"><text:span text:style-name="T1">Barrancón</text:span> (barranco grande) <text:span text:style-name="T3">s.</text:span> Caĩxẽ.</text:p>
      <text:p text:style-name="P7"><text:span text:style-name="T1">Barranco</text:span> <text:span text:style-name="T3">s.</text:span> <text:span text:style-name="T1">1.</text:span> Caĩxecua.</text:p>
      <text:p text:style-name="P7"/>
      <text:p text:style-name="P7">[Seite 57]</text:p>
      <text:p text:style-name="P7">[Spalte 1]</text:p>
      <text:p text:style-name="P7"/>
      <text:p text:style-name="P7"><text:soft-page-break/><text:tab/><text:span text:style-name="T1">2.</text:span> Cãxecua. <text:span text:style-name="T3">pl.</text:span> Cãĩxecuaha.</text:p>
      <text:p text:style-name="P7"><text:span text:style-name="T1">Barrer</text:span> <text:span text:style-name="T3">v.</text:span> <text:span text:style-name="T1">1.</text:span> Beagajaha. <text:span text:style-name="T1">2.</text:span> Feadajaha,</text:p>
      <text:p text:style-name="P7"><text:tab/>feedajaha. <text:span text:style-name="T1">3.</text:span> Seadajaha.</text:p>
      <text:p text:style-name="P7"><text:span text:style-name="T1">Barrido, barrida</text:span> <text:span text:style-name="T3">adj.</text:span> Beahga.</text:p>
      <text:p text:style-name="P7"><text:span text:style-name="T1">Barriga</text:span> <text:span text:style-name="T3">s.</text:span> Tehche.</text:p>
      <text:p text:style-name="P7"><text:span text:style-name="T1">Barril</text:span> <text:span text:style-name="T3">s.</text:span> Barrihmo.</text:p>
      <text:p text:style-name="P7"><text:span text:style-name="T1">Barro</text:span> <text:span text:style-name="T3">s.</text:span> Sajixu.</text:p>
      <text:p text:style-name="P7"><text:span text:style-name="T1">Bastón</text:span> <text:span text:style-name="T3">s.</text:span> <text:span text:style-name="T1">1.</text:span> Batõhja. <text:span text:style-name="T1">2.</text:span> Nugueje.</text:p>
      <text:p text:style-name="P7"><text:span text:style-name="T1">Bastar</text:span> <text:span text:style-name="T3">v.</text:span> Ballajaha.</text:p>
      <text:p text:style-name="P7"><text:span text:style-name="T1">Basura</text:span> <text:span text:style-name="T3">s.</text:span> Sudacha, suhcha, sũdache.</text:p>
      <text:p text:style-name="P7"><text:span text:style-name="T1">Basurero</text:span> <text:span text:style-name="T3">s.</text:span> Ahñuhe.</text:p>
      <text:p text:style-name="P7"><text:span text:style-name="T1">Batata</text:span> <text:span text:style-name="T3">s.</text:span> Ehche.</text:p>
      <text:p text:style-name="P7"><text:span text:style-name="T1">Batir</text:span> <text:span text:style-name="T3">v.</text:span> Weelajaha.</text:p>
      <text:p text:style-name="P7"><text:span text:style-name="T1">Bebedor</text:span> <text:span text:style-name="T3">s.</text:span> Õgwillaidi.</text:p>
      <text:p text:style-name="P7"><text:span text:style-name="T1">Beber</text:span> <text:span text:style-name="T3">v.</text:span> Õguajaha.</text:p>
      <text:p text:style-name="P7"><text:span text:style-name="T1">Bebida</text:span> <text:span text:style-name="T3">s.</text:span> Õgwilla.</text:p>
      <text:p text:style-name="P7"><text:span text:style-name="T1">Bejuco</text:span> <text:span text:style-name="T3">s.</text:span> Poxu.</text:p>
      <text:p text:style-name="P7"><text:span text:style-name="T1">Bejuco de calabazo</text:span> <text:span text:style-name="T3">s.</text:span> Lopahno.</text:p>
      <text:p text:style-name="P7"><text:span text:style-name="T1">Bejuco de maní</text:span> <text:span text:style-name="T3">s.</text:span> Liñuhno.</text:p>
      <text:p text:style-name="P7"><text:span text:style-name="T1">Belleza</text:span> <text:span text:style-name="T3">s.</text:span> Õde owaha.</text:p>
      <text:p text:style-name="P7"><text:span text:style-name="T1">Besar</text:span> <text:span text:style-name="T3">v.</text:span> Lluwagajaha.</text:p>
      <text:p text:style-name="P7"><text:span text:style-name="T1">Beso</text:span> <text:span text:style-name="T3">s.</text:span> Lluwahgaha.</text:p>
      <text:p text:style-name="P7"><text:span text:style-name="T1">Biche</text:span> <text:span text:style-name="T3">adj.</text:span> Ñodi.</text:p>
      <text:p text:style-name="P7"><text:span text:style-name="T1">Bien</text:span> <text:span text:style-name="T3">adv.</text:span> <text:span text:style-name="T1">1.</text:span> Bae. <text:span text:style-name="T1">2.</text:span> Õdee.</text:p>
      <text:p text:style-name="P7"><text:span text:style-name="T1">Bien</text:span> (en respuesta al saludo) <text:span text:style-name="T3">interj.</text:span></text:p>
      <text:p text:style-name="P7"><text:tab/><text:span text:style-name="T1">1.</text:span> Baechana. <text:span text:style-name="T1">2.</text:span> Baetana.</text:p>
      <text:p text:style-name="P7"><text:span text:style-name="T1">Bien criado</text:span> <text:span text:style-name="T3">adj.</text:span> Õde sĩgwehdahgue.</text:p>
      <text:p text:style-name="P7"><text:span text:style-name="T1">Bien estúpido</text:span> <text:span text:style-name="T3">adj.</text:span> Õdee boahga.</text:p>
      <text:p text:style-name="P7"><text:span text:style-name="T1">Bien quemado</text:span> <text:span text:style-name="T3">adj.</text:span> Iñaga.</text:p>
      <text:p text:style-name="P7"><text:span text:style-name="T1">Bienes</text:span> <text:span text:style-name="T3">s.</text:span> Ĩãha, ĩãhgaha.</text:p>
      <text:p text:style-name="P7"><text:span text:style-name="T1">Bienestar</text:span> <text:span text:style-name="T3">v.</text:span> Õde ĩxajaha.</text:p>
      <text:p text:style-name="P7"><text:span text:style-name="T1">Bienvenida</text:span> <text:span text:style-name="T3">s.</text:span> Õde eetahgaha.</text:p>
      <text:p text:style-name="P7"><text:span text:style-name="T1">Bilis</text:span> <text:span text:style-name="T3">s.</text:span> Tilisiha.</text:p>
      <text:p text:style-name="P7"><text:span text:style-name="T1">Billete</text:span> <text:span text:style-name="T3">s.</text:span> Palatajaha.</text:p>
      <text:p text:style-name="P7"><text:span text:style-name="T1">Bizco</text:span> <text:span text:style-name="T3">adj.</text:span> Paxu reoho.</text:p>
      <text:p text:style-name="P7"><text:span text:style-name="T1">Biznietos</text:span> <text:span text:style-name="T3">s.</text:span> Ĩãsemooxa.</text:p>
      <text:p text:style-name="P7"><text:span text:style-name="T1">Blanco</text:span> <text:span text:style-name="T3">adj.</text:span> Dea.</text:p>
      <text:p text:style-name="P7"><text:span text:style-name="T1">Blando</text:span> <text:span text:style-name="T3">adj.</text:span> Ãpa.</text:p>
      <text:p text:style-name="P7"><text:span text:style-name="T1">Blanquear</text:span> <text:span text:style-name="T3">v.</text:span> Deahejaha.</text:p>
      <text:p text:style-name="P7"><text:span text:style-name="T1">Blasfemar</text:span> <text:span text:style-name="T3">v.</text:span> Sudaa uhwo</text:p>
      <text:p text:style-name="P7"><text:tab/>teahgajaha Diohriihda.</text:p>
      <text:p text:style-name="P7"><text:span text:style-name="T1">Blusa</text:span> <text:span text:style-name="T3">s.</text:span> Omotote.</text:p>
      <text:p text:style-name="P7"><text:span text:style-name="T1">Boa sarura</text:span> (culebra) <text:span text:style-name="T3">s.</text:span> Tunana dopa.</text:p>
      <text:p text:style-name="P7"><text:span text:style-name="T1">Boca</text:span> <text:span text:style-name="T3">s.</text:span> Aja. <text:span text:style-name="T3">pl.</text:span> Ajabena.</text:p>
      <text:p text:style-name="P7"><text:span text:style-name="T1">Boca allanada</text:span> <text:span text:style-name="T3">s.</text:span> Ajahba.</text:p>
      <text:p text:style-name="P7"><text:span text:style-name="T1">Boca ancha y plana</text:span> <text:span text:style-name="T3">s.</text:span> Wihba ajahba.</text:p>
      <text:p text:style-name="P7"><text:span text:style-name="T1">Bocacalle</text:span> <text:span text:style-name="T3">s.</text:span> Maanahaja.</text:p>
      <text:p text:style-name="P7"><text:span text:style-name="T1">Boda</text:span> <text:span text:style-name="T3">s.</text:span> Ãcuilla.</text:p>
      <text:p text:style-name="P7"><text:span text:style-name="T1">Bofe</text:span> (pulmón) <text:span text:style-name="T3">s.</text:span> Bojehmo.</text:p>
      <text:p text:style-name="P7"/>
      <text:p text:style-name="P7">[Seite 57]</text:p>
      <text:p text:style-name="P7">[Spalte 2]</text:p>
      <text:p text:style-name="P7"><text:soft-page-break/></text:p>
      <text:p text:style-name="P7"><text:span text:style-name="T1">Bola</text:span> <text:span text:style-name="T3">s.</text:span> Obiteoho.</text:p>
      <text:p text:style-name="P7"><text:span text:style-name="T1">Bolsa</text:span> <text:span text:style-name="T3">s.</text:span> Bolsahmo.</text:p>
      <text:p text:style-name="P7"><text:span text:style-name="T1">Bolsillo</text:span> <text:span text:style-name="T3">s.</text:span> Duuduxa.</text:p>
      <text:p text:style-name="P7"><text:span text:style-name="T1">Bonanza</text:span> <text:span text:style-name="T3">s.</text:span> Ñahgajaha.</text:p>
      <text:p text:style-name="P7"><text:span text:style-name="T1">Bondadoso, bueno</text:span> <text:span text:style-name="T3">adj.</text:span> Bãĩdi.</text:p>
      <text:p text:style-name="P7"><text:span text:style-name="T1">Bondadosos</text:span> <text:span text:style-name="T3">adj.</text:span> Bãĩxuhdu.</text:p>
      <text:p text:style-name="P7"><text:span text:style-name="T1">Bonita</text:span> (una casa) <text:span text:style-name="T3">adj.</text:span> Ballaxuje.</text:p>
      <text:p text:style-name="P7"><text:span text:style-name="T1">Bonito</text:span> <text:span text:style-name="T3">adj.</text:span> <text:span text:style-name="T1">1.</text:span> Baepudije. <text:span text:style-name="T1">2.</text:span> (algo</text:p>
      <text:p text:style-name="P7"><text:tab/>plano y ancho) Ballodeje.</text:p>
      <text:p text:style-name="P7"><text:tab/><text:span text:style-name="T1">3.</text:span> (algo redondo) Ballateje.</text:p>
      <text:p text:style-name="P7"><text:span text:style-name="T1">Bordón</text:span> <text:span text:style-name="T3">s.</text:span> Ojolloiwa.</text:p>
      <text:p text:style-name="P7"><text:span text:style-name="T1">Bordar</text:span> <text:span text:style-name="T3">v.</text:span> <text:span text:style-name="T1">1.</text:span> Bodajaha. <text:span text:style-name="T1">2.</text:span> Bopajaha.</text:p>
      <text:p text:style-name="P7"><text:span text:style-name="T1">Borde</text:span> <text:span text:style-name="T3">s.</text:span> <text:span text:style-name="T1">1.</text:span> Ãxẽxẽcua. <text:span text:style-name="T1">2.</text:span> Cutucua.</text:p>
      <text:p text:style-name="P7"><text:span text:style-name="T1">Boronas</text:span> <text:span text:style-name="T3">s.</text:span> Iseejõ.</text:p>
      <text:p text:style-name="P7"><text:span text:style-name="T1">Borracho</text:span> <text:span text:style-name="T3">adj.</text:span> Ẽbodi, ẽpudi. <text:span text:style-name="T3">pl.</text:span> Ẽbañu.</text:p>
      <text:p text:style-name="P7"><text:span text:style-name="T1">Borrar</text:span> <text:span text:style-name="T3">v.</text:span> Ãjẽhãjaha.</text:p>
      <text:p text:style-name="P7"><text:span text:style-name="T1">Bosque</text:span> <text:span text:style-name="T3">s.</text:span> Rãpoo.</text:p>
      <text:p text:style-name="P7"><text:span text:style-name="T1">Bosque</text:span> (pequeño) <text:span text:style-name="T3">s.</text:span> Nuguhlla.</text:p>
      <text:p text:style-name="P7"><text:span text:style-name="T1">Botar</text:span> <text:span text:style-name="T3">v.</text:span> <text:span text:style-name="T1">1.</text:span> Ihajaha. <text:span text:style-name="T1">2.</text:span> Iwajaha.</text:p>
      <text:p text:style-name="P7"><text:span text:style-name="T1">Botijo</text:span> <text:span text:style-name="T3">s.</text:span> Pĩpina.</text:p>
      <text:p text:style-name="P7"><text:span text:style-name="T1">Bototo</text:span> (árbol) <text:span text:style-name="T3">s.</text:span> Caipuhlihllu.</text:p>
      <text:p text:style-name="P7"><text:span text:style-name="T1">Bramar</text:span> <text:span text:style-name="T3">v.</text:span> <text:span text:style-name="T1">1.</text:span> Gõlojaha. <text:span text:style-name="T1">2.</text:span> Paca ĩã</text:p>
      <text:p text:style-name="P7"><text:tab/>eahgajaha.</text:p>
      <text:p text:style-name="P7"><text:span text:style-name="T1">Brasa</text:span> <text:span text:style-name="T3">s.</text:span> Iñahlla.</text:p>
      <text:p text:style-name="P7"><text:span text:style-name="T1">Bravo</text:span> <text:span text:style-name="T3">adj.</text:span> Ñapehe.</text:p>
      <text:p text:style-name="P7"><text:span text:style-name="T1">Bravura</text:span> <text:span text:style-name="T3">s.</text:span> Ñajẽñaha.</text:p>
      <text:p text:style-name="P7"><text:span text:style-name="T1">Brazo</text:span> <text:span text:style-name="T3">s.</text:span> Ixoxo. <text:span text:style-name="T3">pl.</text:span> Ixobena.</text:p>
      <text:p text:style-name="P7"><text:span text:style-name="T1">Brazo de sabana</text:span> (dentro de un</text:p>
      <text:p text:style-name="P7"><text:tab/>monte) <text:span text:style-name="T3">s.</text:span> Ahguxu.</text:p>
      <text:p text:style-name="P7"><text:span text:style-name="T1">Brazos cortos</text:span> <text:span text:style-name="T3">s.</text:span> Ixobenate.</text:p>
      <text:p text:style-name="P7"><text:span text:style-name="T1">Breve</text:span> <text:span text:style-name="T3">adj.</text:span> Sõcui.</text:p>
      <text:p text:style-name="P7"><text:span text:style-name="T1">Brevedad</text:span> <text:span text:style-name="T3">s.</text:span> Sõcuihaha.</text:p>
      <text:p text:style-name="P7"><text:span text:style-name="T1">Brillante</text:span> <text:span text:style-name="T3">adj.</text:span> Lleepuha.</text:p>
      <text:p text:style-name="P7"><text:span text:style-name="T1">Brillar</text:span> <text:span text:style-name="T3">v.</text:span> Lleepuhajaha.</text:p>
      <text:p text:style-name="P7"><text:span text:style-name="T1">Brillo</text:span> <text:span text:style-name="T3">s.</text:span> Lleepuhahgaha.</text:p>
      <text:p text:style-name="P7"><text:span text:style-name="T1">Brincar</text:span> <text:span text:style-name="T3">v.</text:span> <text:span text:style-name="T1">1.</text:span> Fãhleajaha. <text:span text:style-name="T1">2.</text:span> Ñopejaha.</text:p>
      <text:p text:style-name="P7"><text:span text:style-name="T1">Brindar</text:span> <text:span text:style-name="T3">v.</text:span> <text:span text:style-name="T1">1.</text:span> Wahllahgahdajaha.</text:p>
      <text:p text:style-name="P7"><text:tab/><text:span text:style-name="T1">2.</text:span> Waihgadajaha.</text:p>
      <text:p text:style-name="P7"><text:span text:style-name="T1">Broma</text:span> <text:span text:style-name="T3">s.</text:span> Joneh cueigaha. <text:span text:style-name="T3">pl.</text:span> Atepa.</text:p>
      <text:p text:style-name="P7"><text:span text:style-name="T1">Bromlsta</text:span> <text:span text:style-name="T3">s.</text:span> Atepaidi.</text:p>
      <text:p text:style-name="P7"><text:span text:style-name="T1">Brotar</text:span> <text:span text:style-name="T3">v.</text:span> <text:span text:style-name="T1">1.</text:span> Cahmajaha.</text:p>
      <text:p text:style-name="P7"><text:tab/><text:span text:style-name="T1">2.</text:span> Lluihbamajaha.</text:p>
      <text:p text:style-name="P7"><text:span text:style-name="T1">Bruja</text:span> <text:span text:style-name="T3">s.</text:span> Duwhuxu.</text:p>
      <text:p text:style-name="P7"><text:span text:style-name="T1">Brusca</text:span> <text:span text:style-name="T3">s.</text:span> Cunami.</text:p>
      <text:p text:style-name="P7"><text:span text:style-name="T1">Buche</text:span> <text:span text:style-name="T3">s.</text:span> Acala icoho.</text:p>
      <text:p text:style-name="P7"><text:span text:style-name="T1">Budare</text:span> (tiesto hecho de barro) <text:span text:style-name="T3">s.</text:span></text:p>
      <text:p text:style-name="P7"><text:tab/>Puhlihu. <text:span text:style-name="T3">pl.</text:span> Puhali.</text:p>
      <text:p text:style-name="P7"><text:span text:style-name="T1">Buen</text:span> (lugar) <text:span text:style-name="T3">adj.</text:span> Baĩxame.</text:p>
      <text:p text:style-name="P7"><text:span text:style-name="T1">Buena</text:span> (tierra) <text:span text:style-name="T3">adj.</text:span> Baĩxaxẽ.</text:p>
      <text:p text:style-name="P7"/>
      <text:p text:style-name="P7">[Seite 58]</text:p>
      <text:p text:style-name="P7"><text:soft-page-break/>[Spalte 1]</text:p>
      <text:p text:style-name="P7"/>
      <text:p text:style-name="P7"><text:span text:style-name="T1">Buenas</text:span> (inanim.) <text:span text:style-name="T3">adj.</text:span> Baĩxa.</text:p>
      <text:p text:style-name="P7"><text:span text:style-name="T1">Bueno</text:span> <text:span text:style-name="T3">adj.</text:span> Balla.</text:p>
      <text:p text:style-name="P7"><text:span text:style-name="T1">Buenos días</text:span> <text:span text:style-name="T3">interj.</text:span> Ballacuama.</text:p>
      <text:p text:style-name="P7"><text:span text:style-name="T1">Buhillo</text:span> <text:span text:style-name="T3">s.</text:span> Tuhllu.</text:p>
      <text:p text:style-name="P7"><text:span text:style-name="T1">Buhillo vuelta-caminos</text:span> <text:span text:style-name="T3">s.</text:span> Butuli.</text:p>
      <text:p text:style-name="P7"><text:span text:style-name="T1">Buho titiriji</text:span> <text:span text:style-name="T3">s.</text:span> Muquirri.</text:p>
      <text:p text:style-name="P7"><text:span text:style-name="T1">Bulla</text:span> <text:span text:style-name="T3">s.</text:span> Suda uhwaha.</text:p>
      <text:p text:style-name="P7"><text:span text:style-name="T1">Bullicio</text:span> <text:span text:style-name="T3">s.</text:span> Suda uhwaha.</text:p>
      <text:p text:style-name="P7"><text:span text:style-name="T1">Burla</text:span> <text:span text:style-name="T3">s.</text:span> Ũbadahgaha.</text:p>
      <text:p text:style-name="P7"><text:span text:style-name="T1">Burlador</text:span> <text:span text:style-name="T3">s.</text:span> Ũbahdehe.</text:p>
      <text:p text:style-name="P7"><text:span text:style-name="T1">Burlarse</text:span> <text:span text:style-name="T3">v.</text:span> Ũbadahguihajaha.</text:p>
      <text:p text:style-name="P7"><text:span text:style-name="T1">Burlón</text:span> <text:span text:style-name="T3">s.</text:span> Ũbahdehe.</text:p>
      <text:p text:style-name="P7"><text:span text:style-name="T1">Burro</text:span> <text:span text:style-name="T3">s.</text:span> Burru.</text:p>
      <text:p text:style-name="P7"><text:span text:style-name="T1">Buscar</text:span> <text:span text:style-name="T3">v.</text:span> Cañajaha.</text:p>
      <text:p text:style-name="P7"/>
      <text:p text:style-name="P7">[Seite 58]</text:p>
      <text:p text:style-name="P7">[Spalte 2]</text:p>
      <text:p text:style-name="P7"/>
      <text:p text:style-name="P7">[BILD] Buho</text:p>
      <text:p text:style-name="P7"/>
      <text:p text:style-name="P7">[Seite 58]</text:p>
      <text:p text:style-name="P7">[Spalte 1]</text:p>
      <text:p text:style-name="P7"/>
      <text:p text:style-name="P3">C, c</text:p>
      <text:p text:style-name="P7"/>
      <text:p text:style-name="P7"><text:span text:style-name="T1">Caballete de la casa</text:span> <text:span text:style-name="T3">s.</text:span> Ito pucua.</text:p>
      <text:p text:style-name="P7"><text:span text:style-name="T1">Caballo</text:span> <text:span text:style-name="T3">s.</text:span> Efe, ofe.</text:p>
      <text:p text:style-name="P7"><text:span text:style-name="T1">Cabaña</text:span> <text:span text:style-name="T3">s.</text:span> Ĩxaxu ichaxu ito.</text:p>
      <text:p text:style-name="P7"><text:span text:style-name="T1">Cabecera</text:span> <text:span text:style-name="T3">s.</text:span> Illu ĩxohehnaahda.</text:p>
      <text:p text:style-name="P7"><text:span text:style-name="T1">Cabecera de un río o de un caño</text:span> <text:span text:style-name="T3">s.</text:span></text:p>
      <text:p text:style-name="P7"><text:tab/>Illutaha.</text:p>
      <text:p text:style-name="P7"><text:span text:style-name="T1">Cabello</text:span> <text:span text:style-name="T3">s.</text:span> Juwo.</text:p>
      <text:p text:style-name="P7"><text:span text:style-name="T1">Cabelludo</text:span> <text:span text:style-name="T3">adj.</text:span> Juwohgue.</text:p>
      <text:p text:style-name="P7"><text:span text:style-name="T1">Caber</text:span> <text:span text:style-name="T3">v.</text:span> Tallajaha, tallamajaha.</text:p>
      <text:p text:style-name="P7"><text:span text:style-name="T1">Cabezón</text:span> <text:span text:style-name="T3">adj.</text:span> Wihllu illu ĩxoh.</text:p>
      <text:p text:style-name="P7"><text:span text:style-name="T1">Cabeza</text:span> <text:span text:style-name="T3">s.</text:span> Illu, illute. <text:span text:style-name="T3">pl.</text:span> Illubena.</text:p>
      <text:p text:style-name="P7"><text:span text:style-name="T1">Cabo</text:span> <text:span text:style-name="T3">s.</text:span> Ũja.</text:p>
      <text:p text:style-name="P7"><text:span text:style-name="T1">Cabuya</text:span> <text:span text:style-name="T3">s.</text:span> <text:span text:style-name="T1">1.</text:span> Jãĩxe. <text:span text:style-name="T1">2.</text:span> Onaniiwa.</text:p>
      <text:p text:style-name="P7"><text:span text:style-name="T1">Cacareo</text:span> <text:span text:style-name="T3">s.</text:span> Cahcaxajaha.</text:p>
      <text:p text:style-name="P7"><text:span text:style-name="T1">Cacería</text:span> <text:span text:style-name="T3">s.</text:span> Ẽbeha.</text:p>
      <text:p text:style-name="P7"><text:span text:style-name="T1">Cacique</text:span> <text:span text:style-name="T3">s.</text:span> Aixohdi.</text:p>
      <text:p text:style-name="P7"><text:span text:style-name="T1">Cachama</text:span> (pez) <text:span text:style-name="T3">s.</text:span> Catu.</text:p>
      <text:p text:style-name="P7"><text:span text:style-name="T1">Cachicamo</text:span> (árbol) <text:span text:style-name="T3">s.</text:span> <text:span text:style-name="T1">1.</text:span> Rãĩxo <text:span text:style-name="T1">2.</text:span> Rẽxo.</text:p>
      <text:p text:style-name="P7"><text:span text:style-name="T1">Cachirre</text:span> <text:span text:style-name="T3">s.</text:span> Callui.</text:p>
      <text:p text:style-name="P7"><text:span text:style-name="T1">Cacho</text:span> <text:span text:style-name="T3">s.</text:span> Tuhallaha, tuhwallaha.</text:p>
      <text:p text:style-name="P7"><text:span text:style-name="T1">Cachorro</text:span> <text:span text:style-name="T3">s.</text:span> Fidi. <text:span text:style-name="T3">pl.</text:span> Fimo.</text:p>
      <text:p text:style-name="P7"><text:span text:style-name="T1">Cadáver</text:span> <text:span text:style-name="T3">v.</text:span> Taipudi.</text:p>
      <text:p text:style-name="P7"><text:span text:style-name="T1">Cada</text:span> <text:span text:style-name="T3">adj.</text:span> Ñahnojã.</text:p>
      <text:p text:style-name="P7"><text:span text:style-name="T1">Cada uno</text:span> (uno por uno) <text:span text:style-name="T3">adj.</text:span> Jotana.</text:p>
      <text:p text:style-name="P7"><text:span text:style-name="T1">Cadena</text:span> <text:span text:style-name="T3">s.</text:span> Cadenahlla. <text:span text:style-name="T3">pl.</text:span> Cadenacha.</text:p>
      <text:p text:style-name="P7"><text:soft-page-break/><text:span text:style-name="T1">Cadera</text:span> <text:span text:style-name="T3">s.</text:span> Alẽhdeche.</text:p>
      <text:p text:style-name="P7"><text:span text:style-name="T1">Caer</text:span> <text:span text:style-name="T3">v.</text:span> Llahbajaha.</text:p>
      <text:p text:style-name="P7"><text:span text:style-name="T1">Caer en falta</text:span> <text:span text:style-name="T3">v.</text:span> Ñajẽhdagaha</text:p>
      <text:p text:style-name="P7"/>
      <text:p text:style-name="P7">[Seite 58]</text:p>
      <text:p text:style-name="P7">[Spalte 2]</text:p>
      <text:p text:style-name="P7"/>
      <text:p text:style-name="P7"><text:tab/>llahbajaha.</text:p>
      <text:p text:style-name="P7"><text:span text:style-name="T1">Caer enfermo</text:span> <text:span text:style-name="T3">v.</text:span> Sõdidi llahbajaha.</text:p>
      <text:p text:style-name="P7"><text:span text:style-name="T1">Caerle gorgojo a una madera</text:span> <text:span text:style-name="T3">v.</text:span></text:p>
      <text:p text:style-name="P7"><text:tab/>Ãpagajaha.</text:p>
      <text:p text:style-name="P7"><text:span text:style-name="T1">Caerse</text:span> <text:span text:style-name="T3">v.</text:span> <text:span text:style-name="T1">1.</text:span> Llahbihajaha.</text:p>
      <text:p text:style-name="P7"><text:tab/><text:span text:style-name="T1">2.</text:span> Ñoadahgãjaha.</text:p>
      <text:p text:style-name="P7"><text:span text:style-name="T1">Caerse de repente</text:span> <text:span text:style-name="T3">v.</text:span> Ñoahajaha.</text:p>
      <text:p text:style-name="P7"><text:span text:style-name="T1">Caerse encima de algo</text:span> <text:span text:style-name="T3">v.</text:span></text:p>
      <text:p text:style-name="P7"><text:tab/>Fajaguihajaha.</text:p>
      <text:p text:style-name="P7"><text:span text:style-name="T1">Café</text:span> (bebida) <text:span text:style-name="T3">s.</text:span> Cafeto.</text:p>
      <text:p text:style-name="P7"><text:span text:style-name="T1">Café</text:span> (planta) <text:span text:style-name="T3">s.</text:span> Cafe.</text:p>
      <text:p text:style-name="P7"><text:span text:style-name="T1">Cafetera</text:span> <text:span text:style-name="T3">s.</text:span> Cafe õĩgahme.</text:p>
      <text:p text:style-name="P7"><text:span text:style-name="T1">Cafuches</text:span> <text:span text:style-name="T3">s.</text:span> Rãpohgahdu apicha.</text:p>
      <text:p text:style-name="P7"><text:span text:style-name="T1">Cagũí</text:span> (árbol) <text:span text:style-name="T3">s.</text:span> Cacuito.</text:p>
      <text:p text:style-name="P7"><text:span text:style-name="T1">Caída</text:span> <text:span text:style-name="T3">s.</text:span> <text:span text:style-name="T1">1.</text:span> Llahbahgaha.</text:p>
      <text:p text:style-name="P7"><text:tab/><text:span text:style-name="T1">2.</text:span> Ñodahgãjaha.</text:p>
      <text:p text:style-name="P7"><text:span text:style-name="T1">Caída del sol</text:span> <text:span text:style-name="T3">s.</text:span> Joxote reajaha.</text:p>
      <text:p text:style-name="P7"><text:span text:style-name="T1">Caimán blanco</text:span> <text:span text:style-name="T3">s.</text:span> Cupe.</text:p>
      <text:p text:style-name="P7"><text:span text:style-name="T1">Caimán negro grande</text:span> <text:span text:style-name="T3">s.</text:span> Cuchicuchi.</text:p>
      <text:p text:style-name="P7"><text:span text:style-name="T1">Cajón</text:span> <text:span text:style-name="T3">s.</text:span> Cajonihmo.</text:p>
      <text:p text:style-name="P7"><text:span text:style-name="T1">Caja</text:span> <text:span text:style-name="T3">s.</text:span> Cajahmo.</text:p>
      <text:p text:style-name="P7"><text:span text:style-name="T1">Calabaza</text:span> <text:span text:style-name="T3">s.</text:span> Allejuh.</text:p>
      <text:p text:style-name="P7"><text:span text:style-name="T1">Calabaza</text:span> (tapara) <text:span text:style-name="T3">s.</text:span> Llucudoho.</text:p>
      <text:p text:style-name="P7"><text:span text:style-name="T1">Calabazo</text:span> (bejuco) <text:span text:style-name="T3">s.</text:span> Allehno.</text:p>
      <text:p text:style-name="P7"><text:span text:style-name="T1">Calambre</text:span> <text:span text:style-name="T3">s.</text:span> Uwaihgaha.</text:p>
      <text:p text:style-name="P7"><text:span text:style-name="T1">Calar</text:span> <text:span text:style-name="T3">v.</text:span> Ohwejaha.</text:p>
      <text:p text:style-name="P7"><text:span text:style-name="T1">Calavera</text:span> <text:span text:style-name="T3">s.</text:span> Paĩjahlla.</text:p>
      <text:p text:style-name="P7"><text:span text:style-name="T1">Calcetín</text:span> <text:span text:style-name="T3">s.</text:span> Jahahna janagoxoa.</text:p>
      <text:p text:style-name="P7"/>
      <text:p text:style-name="P7">[Seite 59]</text:p>
      <text:p text:style-name="P7">[Spalte 1]</text:p>
      <text:p text:style-name="P7"/>
      <text:p text:style-name="P7"><text:span text:style-name="T1">Caldero</text:span> <text:span text:style-name="T3">s.</text:span> Jõjĩ.</text:p>
      <text:p text:style-name="P7"><text:span text:style-name="T1">Caldo</text:span> <text:span text:style-name="T3">s.</text:span> Ecoto, ocoto.</text:p>
      <text:p text:style-name="P7"><text:span text:style-name="T1">Calentador</text:span> <text:span text:style-name="T3">s.</text:span> Duwahdaxahdaxoa.</text:p>
      <text:p text:style-name="P7"><text:span text:style-name="T1">Calentar</text:span> <text:span text:style-name="T3">v.</text:span> <text:span text:style-name="T1">1.</text:span> Duwahdaxahdahgaja-</text:p>
      <text:p text:style-name="P7"><text:tab/>ha, duwahdaxahdajaha. <text:span text:style-name="T1">2.</text:span> Julua-</text:p>
      <text:p text:style-name="P7"><text:tab/>xahdajaha.</text:p>
      <text:p text:style-name="P7"><text:span text:style-name="T1">Calentarse</text:span> <text:span text:style-name="T3">v.</text:span> Duwahdaxahdaguiha-</text:p>
      <text:p text:style-name="P7"><text:tab/>jaha.</text:p>
      <text:p text:style-name="P7"><text:span text:style-name="T1">Calentura</text:span> <text:span text:style-name="T3">s.</text:span> Sõhdi.</text:p>
      <text:p text:style-name="P7"><text:span text:style-name="T1">Caliente</text:span> <text:span text:style-name="T3">adj.</text:span> Duwahda.</text:p>
      <text:p text:style-name="P7"><text:span text:style-name="T1">Calma</text:span> <text:span text:style-name="T3">s.</text:span> Ñahgaaxoa.</text:p>
      <text:p text:style-name="P7"><text:span text:style-name="T1">Calmar</text:span> <text:span text:style-name="T3">v.</text:span> Ñahgaajaha.</text:p>
      <text:p text:style-name="P7"><text:span text:style-name="T1">Calmarse</text:span> <text:span text:style-name="T3">v.</text:span> Ñahgueehajaha.</text:p>
      <text:p text:style-name="P7"><text:soft-page-break/><text:span text:style-name="T1">Calmarse</text:span> (el dolor) <text:span text:style-name="T3">s.</text:span> Fellajaha.</text:p>
      <text:p text:style-name="P7"><text:span text:style-name="T1">Calor</text:span> <text:span text:style-name="T3">s.</text:span> Joxo ĩã duwahda.</text:p>
      <text:p text:style-name="P7"><text:span text:style-name="T1">Calumnia</text:span> <text:span text:style-name="T3">s.</text:span> Sudaa teahgaha.</text:p>
      <text:p text:style-name="P7"><text:span text:style-name="T1">Calumniar</text:span> <text:span text:style-name="T3">v.</text:span> Sudaa teahgajaha</text:p>
      <text:p text:style-name="P7"><text:tab/>(johdiriihda).</text:p>
      <text:p text:style-name="P7"><text:span text:style-name="T1">Caluroso</text:span> <text:span text:style-name="T3">adj.</text:span> Duhwahdoehe.</text:p>
      <text:p text:style-name="P7"><text:span text:style-name="T1">Calva</text:span> (calvicie) <text:span text:style-name="T3">s.</text:span> Illupoja.</text:p>
      <text:p text:style-name="P7"><text:span text:style-name="T1">Calvario</text:span> <text:span text:style-name="T3">s.</text:span> Jesuhri dajamaixahri.</text:p>
      <text:p text:style-name="P7"><text:span text:style-name="T1">Calvo</text:span> (cabeza calva) <text:span text:style-name="T3">adj.</text:span> Cawoho</text:p>
      <text:p text:style-name="P7"><text:tab/>illu.</text:p>
      <text:p text:style-name="P7"><text:span text:style-name="T1">Calvo</text:span> (mono) <text:span text:style-name="T3">s.</text:span> Illucawaha.</text:p>
      <text:p text:style-name="P7"><text:span text:style-name="T1">Calzado</text:span> <text:span text:style-name="T3">s.</text:span> Janagoxoa jahahna.</text:p>
      <text:p text:style-name="P7"><text:span text:style-name="T1">Calzar</text:span> <text:span text:style-name="T3">v.</text:span> <text:span text:style-name="T1">1.</text:span> Anajaha. <text:span text:style-name="T1">2.</text:span> Jahahna</text:p>
      <text:p text:style-name="P7"><text:tab/>janagoxoa anagajaha.</text:p>
      <text:p text:style-name="P7"><text:span text:style-name="T1">Calzarse</text:span> <text:span text:style-name="T3">v.</text:span> Anagajaha.</text:p>
      <text:p text:style-name="P7"><text:span text:style-name="T1">Callado</text:span> <text:span text:style-name="T3">adj.</text:span> Doxena ĩxe.</text:p>
      <text:p text:style-name="P7"><text:span text:style-name="T1">Callar</text:span> <text:span text:style-name="T3">v.</text:span> Doxenaajaha.</text:p>
      <text:p text:style-name="P7"><text:span text:style-name="T1">Callarse</text:span> <text:span text:style-name="T3">v.</text:span> Doxenehajaha.</text:p>
      <text:p text:style-name="P7"><text:span text:style-name="T1">Calle</text:span> <text:span text:style-name="T3">s.</text:span> Callecua.</text:p>
      <text:p text:style-name="P7"><text:span text:style-name="T1">Cama</text:span> <text:span text:style-name="T3">s.</text:span> Jahaxoode.</text:p>
      <text:p text:style-name="P7"><text:span text:style-name="T1">Camarón</text:span> <text:span text:style-name="T3">s.</text:span> Diimi.</text:p>
      <text:p text:style-name="P7"><text:span text:style-name="T1">Camaruco</text:span> (árbol) <text:span text:style-name="T3">s.</text:span> Tamalucu.</text:p>
      <text:p text:style-name="P7"><text:span text:style-name="T1">Camazo</text:span> (camacero) <text:span text:style-name="T3">s.</text:span> Lopahno.</text:p>
      <text:p text:style-name="P7"><text:span text:style-name="T1">Cambiar</text:span> <text:span text:style-name="T3">v.</text:span> <text:span text:style-name="T1">1.</text:span> Cãbiahgajaha.</text:p>
      <text:p text:style-name="P7"><text:tab/><text:span text:style-name="T1">2.</text:span> Jalladahgajaha.</text:p>
      <text:p text:style-name="P7"><text:span text:style-name="T1">Cambiar de posición la cabeza</text:span> <text:span text:style-name="T3">v.</text:span></text:p>
      <text:p text:style-name="P7"><text:tab/>Illutamajaha.</text:p>
      <text:p text:style-name="P7"><text:span text:style-name="T1">Cambiarse</text:span> <text:span text:style-name="T3">v.</text:span> <text:span text:style-name="T1">1.</text:span> Ixohdahgajaha.</text:p>
      <text:p text:style-name="P7"><text:tab/><text:span text:style-name="T1">2.</text:span> Jalladahguihajaha.</text:p>
      <text:p text:style-name="P7"><text:span text:style-name="T1">Cambiarse de ropa</text:span> <text:span text:style-name="T3">v.</text:span></text:p>
      <text:p text:style-name="P7"><text:tab/>Ãjĩbaxahdahgajaha.</text:p>
      <text:p text:style-name="P7"><text:span text:style-name="T1">Cambio</text:span> <text:span text:style-name="T3">s.</text:span> Jalladahgaha.</text:p>
      <text:p text:style-name="P7"><text:span text:style-name="T1">Cambur costeño</text:span> (banano) <text:span text:style-name="T3">s.</text:span></text:p>
      <text:p text:style-name="P7"><text:tab/>Cotehñohñu.</text:p>
      <text:p text:style-name="P7"><text:span text:style-name="T1">Cambur guayabo</text:span> (banano) <text:span text:style-name="T3">s.</text:span></text:p>
      <text:p text:style-name="P7"><text:tab/>Nochimolao.</text:p>
      <text:p text:style-name="P7"/>
      <text:p text:style-name="P7">[Seite 59]</text:p>
      <text:p text:style-name="P7">[Spalte 2]</text:p>
      <text:p text:style-name="P7"/>
      <text:p text:style-name="P7"><text:span text:style-name="T1">Cambur manzano</text:span> (banano) <text:span text:style-name="T3">s.</text:span></text:p>
      <text:p text:style-name="P7"><text:tab/>Masaniñohñu.</text:p>
      <text:p text:style-name="P7"><text:span text:style-name="T1">Cambur morado</text:span> <text:span text:style-name="T3">s.</text:span> Waiga molao.</text:p>
      <text:p text:style-name="P7"><text:span text:style-name="T1">Caminar</text:span> <text:span text:style-name="T3">v.</text:span> Guwajaha.</text:p>
      <text:p text:style-name="P7"><text:span text:style-name="T1">Camino</text:span> <text:span text:style-name="T3">s.</text:span> Maana.</text:p>
      <text:p text:style-name="P7"><text:span text:style-name="T1">Camino real</text:span> <text:span text:style-name="T3">s.</text:span> Õõcahmo maana.</text:p>
      <text:p text:style-name="P7"><text:span text:style-name="T1">Camisón</text:span> <text:span text:style-name="T3">s.</text:span> Naho.</text:p>
      <text:p text:style-name="P7"><text:span text:style-name="T1">Camisa</text:span> <text:span text:style-name="T3">s.</text:span> Camisa.</text:p>
      <text:p text:style-name="P7"><text:span text:style-name="T1">Camiseta</text:span> <text:span text:style-name="T3">s.</text:span> Jowahta.</text:p>
      <text:p text:style-name="P7"><text:span text:style-name="T1">Campamento</text:span> <text:span text:style-name="T3">s.</text:span> Ojasa, ofasa.</text:p>
      <text:p text:style-name="P7"><text:span text:style-name="T1">Campana</text:span> <text:span text:style-name="T3">s.</text:span> Camadaxẽ.</text:p>
      <text:p text:style-name="P7"><text:span text:style-name="T1">Campesino</text:span> <text:span text:style-name="T3">s.</text:span> Cawamene ĩxe joxo.</text:p>
      <text:p text:style-name="P7"><text:soft-page-break/><text:span text:style-name="T1">Campo desierto</text:span> <text:span text:style-name="T3">s.</text:span> Cawãxẽ sẽxẽ.</text:p>
      <text:p text:style-name="P7"><text:span text:style-name="T1">Camposanto</text:span> <text:span text:style-name="T3">s.</text:span> Taipahñahri</text:p>
      <text:p text:style-name="P7"><text:tab/>jõãhtaxoomehri.</text:p>
      <text:p text:style-name="P7"><text:span text:style-name="T1">Cana</text:span> <text:span text:style-name="T3">s.</text:span> Dehñu, nehñu.</text:p>
      <text:p text:style-name="P7"><text:span text:style-name="T1">Canaguaro</text:span> <text:span text:style-name="T3">s.</text:span> Llaguite.</text:p>
      <text:p text:style-name="P7"><text:span text:style-name="T1">Canal</text:span> <text:span text:style-name="T3">s.</text:span> Tahĩjã.</text:p>
      <text:p text:style-name="P7"><text:span text:style-name="T1">Canalete</text:span> <text:span text:style-name="T3">s.</text:span> Denaihde.</text:p>
      <text:p text:style-name="P7"><text:span text:style-name="T1">Canasta</text:span> <text:span text:style-name="T3">s.</text:span> Ulixoho.</text:p>
      <text:p text:style-name="P7"><text:span text:style-name="T1">Cancelar</text:span> <text:span text:style-name="T3">v.</text:span> Otaxahdahgaha</text:p>
      <text:p text:style-name="P7"><text:tab/>omatajaha.</text:p>
      <text:p text:style-name="P7"><text:span text:style-name="T1">Canción</text:span> <text:span text:style-name="T3">s.</text:span> Coja.</text:p>
      <text:p text:style-name="P7"><text:span text:style-name="T1">Cancionero</text:span> <text:span text:style-name="T3">s.</text:span> Coja ĩxa.</text:p>
      <text:p text:style-name="P7"><text:span text:style-name="T1">Canciones</text:span> <text:span text:style-name="T3">s.</text:span> Cojaha.</text:p>
      <text:p text:style-name="P7"><text:span text:style-name="T1">Candalay</text:span> (árbol) <text:span text:style-name="T3">s.</text:span> Ĩxipuhllu.</text:p>
      <text:p text:style-name="P7"><text:span text:style-name="T1">Candela</text:span> <text:span text:style-name="T3">s.</text:span> Ohsa.</text:p>
      <text:p text:style-name="P7"><text:span text:style-name="T1">Canela</text:span> <text:span text:style-name="T3">s.</text:span> Canela nugu ĩxe.</text:p>
      <text:p text:style-name="P7"><text:span text:style-name="T1">Cangrejo</text:span> <text:span text:style-name="T3">s.</text:span> Calabahlla.</text:p>
      <text:p text:style-name="P7"><text:span text:style-name="T1">Canilla</text:span> <text:span text:style-name="T3">s.</text:span> Ũjãjã.</text:p>
      <text:p text:style-name="P7"><text:span text:style-name="T1">Canoa</text:span> <text:span text:style-name="T3">s.</text:span> Wechuju.</text:p>
      <text:p text:style-name="P7"><text:span text:style-name="T1">Cansar</text:span> <text:span text:style-name="T3">v.</text:span> Fajimajaha.</text:p>
      <text:p text:style-name="P7"><text:span text:style-name="T1">Cansarse</text:span> <text:span text:style-name="T3">v.</text:span> <text:span text:style-name="T1">1.</text:span> Fajimihajaha.</text:p>
      <text:p text:style-name="P7"><text:tab/><text:span text:style-name="T1">2.</text:span> Fajixẽ ĩxajaha.</text:p>
      <text:p text:style-name="P7"><text:span text:style-name="T1">Cantante</text:span> <text:span text:style-name="T3">s.</text:span> Cojarrĩpillaidi.</text:p>
      <text:p text:style-name="P7"><text:span text:style-name="T1">Cantar</text:span> <text:span text:style-name="T3">v.</text:span> Cojarrĩãjaha.</text:p>
      <text:p text:style-name="P7"><text:span text:style-name="T1">Cantidad</text:span> <text:span text:style-name="T3">s.</text:span> Ñahegajaha.</text:p>
      <text:p text:style-name="P7"><text:span text:style-name="T1">Canto</text:span> <text:span text:style-name="T3">s.</text:span> Cojarrĩgaha.</text:p>
      <text:p text:style-name="P7"><text:span text:style-name="T1">Cantor</text:span> <text:span text:style-name="T3">s.</text:span> Cojarrĩpillaidi.</text:p>
      <text:p text:style-name="P7"><text:span text:style-name="T1">Caña</text:span> <text:span text:style-name="T3">s.</text:span> Jiñehah nojã.</text:p>
      <text:p text:style-name="P7"><text:span text:style-name="T1">Caña brava</text:span> <text:span text:style-name="T3">s.</text:span> Sudadocuahlla.</text:p>
      <text:p text:style-name="P7"><text:span text:style-name="T1">Caña de azúcar</text:span> <text:span text:style-name="T3">v.</text:span> Õdi nojã.</text:p>
      <text:p text:style-name="P7"><text:span text:style-name="T1">Caña de pescar</text:span> <text:span text:style-name="T3">v.</text:span> Jẽba dajaxoje</text:p>
      <text:p text:style-name="P7"><text:tab/>nugueje.</text:p>
      <text:p text:style-name="P7"><text:span text:style-name="T1">Cañada</text:span> <text:span text:style-name="T3">s.</text:span> Alahbajã.</text:p>
      <text:p text:style-name="P7"><text:span text:style-name="T1">Cañafístola</text:span> (árbol) <text:span text:style-name="T3">s.</text:span> Pãhdeba.</text:p>
      <text:p text:style-name="P7"><text:span text:style-name="T1">Caño</text:span> <text:span text:style-name="T3">s.</text:span> Achieto.</text:p>
      <text:p text:style-name="P7"><text:span text:style-name="T1">Capacidad</text:span> <text:span text:style-name="T3">s.</text:span> Suwahguiaha.</text:p>
      <text:p text:style-name="P7"><text:span text:style-name="T1">Capaz</text:span> <text:span text:style-name="T3">adj.</text:span> Supahguihe.</text:p>
      <text:p text:style-name="P7"/>
      <text:p text:style-name="P7">[Seite 60]</text:p>
      <text:p text:style-name="P7">[Spalte 1]</text:p>
      <text:p text:style-name="P7"/>
      <text:p text:style-name="P7"><text:span text:style-name="T1">Capear</text:span> <text:span text:style-name="T3">v.</text:span> Weadajaha.</text:p>
      <text:p text:style-name="P7"><text:span text:style-name="T1">Cara</text:span> <text:span text:style-name="T3">s.</text:span> Paha.</text:p>
      <text:p text:style-name="P7"><text:span text:style-name="T1">Caracaro</text:span> (árbol) <text:span text:style-name="T3">s.</text:span> Cahlo.</text:p>
      <text:p text:style-name="P7"><text:span text:style-name="T1">Caracol</text:span> <text:span text:style-name="T3">s.</text:span> Fahlẽda.</text:p>
      <text:p text:style-name="P7"><text:span text:style-name="T1">Caracolear</text:span> <text:span text:style-name="T3">v.</text:span> Fahlẽdahña</text:p>
      <text:p text:style-name="P7"><text:tab/>gupõhxajaha.</text:p>
      <text:p text:style-name="P7"><text:span text:style-name="T1">Caraño</text:span> (árbol) <text:span text:style-name="T3">s.</text:span> Umo.</text:p>
      <text:p text:style-name="P7"><text:span text:style-name="T1">Carato</text:span> (chicha de moriche) <text:span text:style-name="T3">s.</text:span></text:p>
      <text:p text:style-name="P7"><text:tab/>Culimaeto.</text:p>
      <text:p text:style-name="P7"><text:span text:style-name="T1">Carbón</text:span> <text:span text:style-name="T3">s.</text:span> Iña.</text:p>
      <text:p text:style-name="P7"><text:span text:style-name="T1">Carbón de piedra</text:span> <text:span text:style-name="T3">s.</text:span> Ina iña.</text:p>
      <text:p text:style-name="P7"><text:soft-page-break/><text:span text:style-name="T1">Cárcel</text:span> <text:span text:style-name="T3">s.</text:span> Calseh.</text:p>
      <text:p text:style-name="P7"><text:span text:style-name="T1">Carecer</text:span> <text:span text:style-name="T3">v.</text:span> Ĩxadijahri.</text:p>
      <text:p text:style-name="P7"><text:span text:style-name="T1">Carga</text:span> <text:span text:style-name="T3">s.</text:span> Cocohgaha.</text:p>
      <text:p text:style-name="P7"><text:span text:style-name="T1">Cargada</text:span> <text:span text:style-name="T3">adj.</text:span> Fico.</text:p>
      <text:p text:style-name="P7"><text:span text:style-name="T1">Cargado</text:span> <text:span text:style-name="T3">adj.</text:span> Cocohga.</text:p>
      <text:p text:style-name="P7"><text:span text:style-name="T1">Cargador</text:span> <text:span text:style-name="T3">s.</text:span> Cocobaihdi.</text:p>
      <text:p text:style-name="P7"><text:span text:style-name="T1">Cargar</text:span> <text:span text:style-name="T3">v.</text:span> Cocoajaha.</text:p>
      <text:p text:style-name="P7"><text:span text:style-name="T1">Cariaquito</text:span> (arbusto) <text:span text:style-name="T3">s.</text:span> Jiguli (ohda).</text:p>
      <text:p text:style-name="P7"><text:span text:style-name="T1">Caribe</text:span> (pez) <text:span text:style-name="T3">s.</text:span> Maliwana.</text:p>
      <text:p text:style-name="P7"><text:span text:style-name="T1">Caribe</text:span> (yuca dulce) <text:span text:style-name="T3">s.</text:span> Malibana</text:p>
      <text:p text:style-name="P7"><text:tab/>piquilla õwã.</text:p>
      <text:p text:style-name="P7"><text:span text:style-name="T1">Caridad</text:span> <text:span text:style-name="T3">s.</text:span> Ichajahri ñahiñoohri.</text:p>
      <text:p text:style-name="P7"><text:span text:style-name="T1">Caries</text:span> <text:span text:style-name="T3">s.</text:span> Oihxu idi.</text:p>
      <text:p text:style-name="P7"><text:span text:style-name="T1">Carnada</text:span> <text:span text:style-name="T3">s.</text:span> Juwehgaha.</text:p>
      <text:p text:style-name="P7"><text:span text:style-name="T1">Carne</text:span> <text:span text:style-name="T3">s.</text:span> Deha.</text:p>
      <text:p text:style-name="P7"><text:span text:style-name="T1">Carne fresca</text:span> <text:span text:style-name="T3">s.</text:span> Jojoa deha.</text:p>
      <text:p text:style-name="P7"><text:span text:style-name="T1">Carnicero</text:span> <text:span text:style-name="T3">s.</text:span> Deha bẽdebaidi.</text:p>
      <text:p text:style-name="P7"><text:span text:style-name="T1">Carnívoro</text:span> <text:span text:style-name="T3">adj.</text:span> Deha icuamaĩdi.</text:p>
      <text:p text:style-name="P7"><text:span text:style-name="T1">Caro</text:span> <text:span text:style-name="T3">adj.</text:span> Tahwi omaga.</text:p>
      <text:p text:style-name="P7"><text:span text:style-name="T1">Carrera</text:span> <text:span text:style-name="T3">s.</text:span> Jeigaha.</text:p>
      <text:p text:style-name="P7"><text:span text:style-name="T1">Carreta</text:span> <text:span text:style-name="T3">s.</text:span> Caretate.</text:p>
      <text:p text:style-name="P7"><text:span text:style-name="T1">Carretera</text:span> <text:span text:style-name="T3">s.</text:span> Carro guwaxooma.</text:p>
      <text:p text:style-name="P7"><text:span text:style-name="T1">Carrizal</text:span> (pájaro) <text:span text:style-name="T3">s.</text:span> Nuchuali.</text:p>
      <text:p text:style-name="P7"><text:span text:style-name="T1">Cartón</text:span> <text:span text:style-name="T3">s.</text:span> Calõh.</text:p>
      <text:p text:style-name="P7"><text:span text:style-name="T1">Carta</text:span> <text:span text:style-name="T3">s.</text:span> Cuelutaha.</text:p>
      <text:p text:style-name="P7"><text:span text:style-name="T1">Cartucho</text:span> <text:span text:style-name="T3">s.</text:span> Cartuchocue.</text:p>
      <text:p text:style-name="P7"><text:span text:style-name="T1">Caruto</text:span> (árbol) <text:span text:style-name="T3">s.</text:span> Cuja, cujoo.</text:p>
      <text:p text:style-name="P7"><text:span text:style-name="T1">Casa</text:span> <text:span text:style-name="T3">s.</text:span> lto.</text:p>
      <text:p text:style-name="P7"><text:span text:style-name="T1">Casabe</text:span> <text:span text:style-name="T3">s.</text:span> Pehe.</text:p>
      <text:p text:style-name="P7"><text:span text:style-name="T1">Casabe chorreado</text:span> <text:span text:style-name="T3">s.</text:span> Jalluehpehe.</text:p>
      <text:p text:style-name="P7"><text:span text:style-name="T1">Casada</text:span> <text:span text:style-name="T3">s.</text:span> Ãco.</text:p>
      <text:p text:style-name="P7"><text:span text:style-name="T1">Casado</text:span> <text:span text:style-name="T3">adj.</text:span> Ãcue.</text:p>
      <text:p text:style-name="P7"><text:span text:style-name="T1">Casador</text:span> (el que realiza la</text:p>
      <text:p text:style-name="P7"><text:tab/>ceremonia) <text:span text:style-name="T3">s.</text:span> Ãcuehaidi.</text:p>
      <text:p text:style-name="P7"><text:span text:style-name="T1">Casamiento</text:span> <text:span text:style-name="T3">s.</text:span> Ãcuilla.</text:p>
      <text:p text:style-name="P7"><text:span text:style-name="T1">Casar</text:span> (dar en casamiento) <text:span text:style-name="T3">v.</text:span></text:p>
      <text:p text:style-name="P7"><text:tab/>Ãcuehajaha.</text:p>
      <text:p text:style-name="P7"><text:span text:style-name="T1">Casarse</text:span> <text:span text:style-name="T3">v.</text:span> Ãcuajaha, ãcuehajaha.</text:p>
      <text:p text:style-name="P7"/>
      <text:p text:style-name="P7">[Seite 60]</text:p>
      <text:p text:style-name="P7">[Spalte 2]</text:p>
      <text:p text:style-name="P7"/>
      <text:p text:style-name="P7"><text:span text:style-name="T1">Cascada o caída de agua</text:span> <text:span text:style-name="T3">s.</text:span></text:p>
      <text:p text:style-name="P7"><text:tab/>Cahallahbahme.</text:p>
      <text:p text:style-name="P7"><text:span text:style-name="T1">Casco de venado, patevaca</text:span> (árbol)</text:p>
      <text:p text:style-name="P7"><text:tab/><text:span text:style-name="T3">s.</text:span> Llamasexu.</text:p>
      <text:p text:style-name="P7"><text:span text:style-name="T1">Caserío</text:span> <text:span text:style-name="T3">s.</text:span> Itoxu.</text:p>
      <text:p text:style-name="P7"><text:span text:style-name="T1">Casl</text:span> <text:span text:style-name="T3">adv.</text:span> Isameje, isẽ.</text:p>
      <text:p text:style-name="P7"><text:span text:style-name="T1">Caslta</text:span> <text:span text:style-name="T3">s.</text:span> Itoxẽ.</text:p>
      <text:p text:style-name="P7"><text:span text:style-name="T1">Castigar</text:span> <text:span text:style-name="T3">v.</text:span> Catigajaha.</text:p>
      <text:p text:style-name="P7"><text:span text:style-name="T1">Castigo</text:span> <text:span text:style-name="T3">s.</text:span> Catigo.</text:p>
      <text:p text:style-name="P7"><text:span text:style-name="T1">Castrar panal de abejas</text:span> <text:span text:style-name="T3">v.</text:span> Boajaha.</text:p>
      <text:p text:style-name="P7"><text:soft-page-break/><text:span text:style-name="T1">Catamajaco</text:span> <text:span text:style-name="T3">s.</text:span> Mala.</text:p>
      <text:p text:style-name="P7"><text:span text:style-name="T1">Catamajaco</text:span> (árbol) <text:span text:style-name="T3">s.</text:span> Maloo.</text:p>
      <text:p text:style-name="P7"><text:span text:style-name="T1">Catarata</text:span> <text:span text:style-name="T3">s.</text:span> Cahasojohme.</text:p>
      <text:p text:style-name="P7"><text:span text:style-name="T1">Catarro</text:span> <text:span text:style-name="T3">s.</text:span> Ẽgo.</text:p>
      <text:p text:style-name="P7"><text:span text:style-name="T1">Catibía</text:span> (la masa de yuca) <text:span text:style-name="T3">s.</text:span> Cuãdi,</text:p>
      <text:p text:style-name="P7"><text:tab/>cuãdiote.</text:p>
      <text:p text:style-name="P7"><text:span text:style-name="T1">Causar demora</text:span> <text:span text:style-name="T3">v.</text:span> Isehxahdajaha.</text:p>
      <text:p text:style-name="P7"><text:span text:style-name="T1">Causar mareo</text:span> <text:span text:style-name="T3">v.</text:span> Ẽbegajaha.</text:p>
      <text:p text:style-name="P7"><text:span text:style-name="T1">Cavar</text:span> <text:span text:style-name="T3">v.</text:span> Tajihxu juwajaha.</text:p>
      <text:p text:style-name="P3">Cavar alrededor de la base de una</text:p>
      <text:p text:style-name="P7"><text:tab/><text:span text:style-name="T1">planta</text:span> <text:span text:style-name="T3">v.</text:span> Baallajaha.</text:p>
      <text:p text:style-name="P7"><text:span text:style-name="T1">Caverna</text:span> <text:span text:style-name="T3">s.</text:span> Wajixu.</text:p>
      <text:p text:style-name="P7"><text:span text:style-name="T1">Cavidad</text:span> <text:span text:style-name="T3">s.</text:span> Tallamahgaha.</text:p>
      <text:p text:style-name="P7"><text:span text:style-name="T1">Caza</text:span> <text:span text:style-name="T3">s.</text:span> Ẽba.</text:p>
      <text:p text:style-name="P7"><text:span text:style-name="T1">Cazador</text:span> <text:span text:style-name="T3">s.</text:span> Ẽbaidi. <text:span text:style-name="T3">pl.</text:span> Ẽbaidhu.</text:p>
      <text:p text:style-name="P7"><text:span text:style-name="T1">Cazar</text:span> <text:span text:style-name="T3">v.</text:span> Ẽba dajajaha.</text:p>
      <text:p text:style-name="P7"><text:span text:style-name="T1">Cazar mucho</text:span> <text:span text:style-name="T3">v.</text:span> Ẽbegajaha.</text:p>
      <text:p text:style-name="P7"><text:span text:style-name="T1">Cebo de vaca</text:span> <text:span text:style-name="T3">s.</text:span> Paca jõde.</text:p>
      <text:p text:style-name="P7"><text:span text:style-name="T1">Cebolla</text:span> <text:span text:style-name="T3">s.</text:span> Sebolla.</text:p>
      <text:p text:style-name="P7"><text:span text:style-name="T1">Cedro macho</text:span> (árbol) <text:span text:style-name="T3">s.</text:span> Saquisaqui.</text:p>
      <text:p text:style-name="P7"><text:span text:style-name="T1">Cegar</text:span> <text:span text:style-name="T3">v.</text:span> Daimari queleejahri.</text:p>
      <text:p text:style-name="P7"><text:span text:style-name="T1">Ceiba macho</text:span> (árbol) <text:span text:style-name="T3">s.</text:span> Quilimisi.</text:p>
      <text:p text:style-name="P7"><text:span text:style-name="T1">Celebrar</text:span> <text:span text:style-name="T3">v.</text:span> Jãsetajaha.</text:p>
      <text:p text:style-name="P7"><text:span text:style-name="T1">Celestial</text:span> <text:span text:style-name="T3">adj.</text:span> Mumasẽxẽhga uhwo.</text:p>
      <text:p text:style-name="P7"><text:span text:style-name="T1">Célibe</text:span> <text:span text:style-name="T3">adj.</text:span> Acuedi.</text:p>
      <text:p text:style-name="P7"><text:span text:style-name="T1">Celos</text:span> <text:span text:style-name="T3">s.</text:span> Õpu.</text:p>
      <text:p text:style-name="P7"><text:span text:style-name="T1">Celoso</text:span> <text:span text:style-name="T3">adj.</text:span> Õpuguehe.</text:p>
      <text:p text:style-name="P7"><text:span text:style-name="T1">Cementerio</text:span> <text:span text:style-name="T3">s.</text:span> Taipahñahri</text:p>
      <text:p text:style-name="P7"><text:tab/>jõãhtaxoomehri.</text:p>
      <text:p text:style-name="P7"><text:span text:style-name="T1">Cena</text:span> <text:span text:style-name="T3">s.</text:span> Tãdeenaje ĩã icuaa.</text:p>
      <text:p text:style-name="P7"><text:span text:style-name="T1">Cenar</text:span> <text:span text:style-name="T3">v.</text:span> Tãdenaje icuajaha.</text:p>
      <text:p text:style-name="P7"><text:span text:style-name="T1">Ceniza</text:span> <text:span text:style-name="T3">s.</text:span> Emijõ.</text:p>
      <text:p text:style-name="P7"><text:span text:style-name="T1">Censo</text:span> <text:span text:style-name="T3">s.</text:span> Paxohdahgaha.</text:p>
      <text:p text:style-name="P7"><text:span text:style-name="T1">Censor</text:span> <text:span text:style-name="T3">s.</text:span> Paxohdahgaidi jĩxõri.</text:p>
      <text:p text:style-name="P7"><text:span text:style-name="T1">Centrar</text:span> <text:span text:style-name="T3">v.</text:span> Paxo lleemohtajaha.</text:p>
      <text:p text:style-name="P7"><text:span text:style-name="T1">Centro</text:span> <text:span text:style-name="T3">s.</text:span> Paxo lleemohna.</text:p>
      <text:p text:style-name="P7"><text:span text:style-name="T1">Cepa</text:span> (base de un árbol) <text:span text:style-name="T3">s.</text:span> Chaco.</text:p>
      <text:p text:style-name="P7"><text:span text:style-name="T1">Cepillar</text:span> <text:span text:style-name="T3">v.</text:span> Jõĩtajaha.</text:p>
      <text:p text:style-name="P7"><text:span text:style-name="T1">Cepillo de madera</text:span> <text:span text:style-name="T3">s.</text:span> Jõĩtahgahte.</text:p>
      <text:p text:style-name="P7"/>
      <text:p text:style-name="P7">[Seite 61]</text:p>
      <text:p text:style-name="P7">[Spalte 1]</text:p>
      <text:p text:style-name="P7"/>
      <text:p text:style-name="P7"><text:span text:style-name="T1">Cera</text:span> <text:span text:style-name="T3">s.</text:span> Mite.</text:p>
      <text:p text:style-name="P7"><text:span text:style-name="T1">Cerca</text:span> (a corta distancia) <text:span text:style-name="T3">adv.</text:span> Llene.</text:p>
      <text:p text:style-name="P7"><text:span text:style-name="T1">Cerca</text:span> <text:span text:style-name="T3">s.</text:span> Ohwahixa.</text:p>
      <text:p text:style-name="P7"><text:span text:style-name="T1">Cercano</text:span> <text:span text:style-name="T3">adj.</text:span> Llene ĩxe.</text:p>
      <text:p text:style-name="P7"><text:span text:style-name="T1">Cercar</text:span> <text:span text:style-name="T3">v.</text:span> Jeediajaha.</text:p>
      <text:p text:style-name="P7"><text:span text:style-name="T1">Cercas</text:span> <text:span text:style-name="T3">s.</text:span> Ohwahixa.</text:p>
      <text:p text:style-name="P7"><text:span text:style-name="T1">Cerco</text:span> <text:span text:style-name="T3">s.</text:span> Jeadahguiaha.</text:p>
      <text:p text:style-name="P7"><text:span text:style-name="T1">Cerdo</text:span> <text:span text:style-name="T3">s.</text:span> Apicha.</text:p>
      <text:p text:style-name="P7"><text:span text:style-name="T1">Ceremonia</text:span> <text:span text:style-name="T3">s.</text:span> Jãsellu.</text:p>
      <text:p text:style-name="P7"><text:soft-page-break/><text:span text:style-name="T1">Cernir</text:span> <text:span text:style-name="T3">v.</text:span> Gahajaha.</text:p>
      <text:p text:style-name="P7"><text:span text:style-name="T1">Cero</text:span> <text:span text:style-name="T3">adj.</text:span> Jãhchadi (obiteate ĩdute).</text:p>
      <text:p text:style-name="P7"><text:span text:style-name="T1">Cerrado</text:span> <text:span text:style-name="T3">adj.</text:span> Jarriga.</text:p>
      <text:p text:style-name="P7"><text:span text:style-name="T1">Cerrar</text:span> <text:span text:style-name="T3">v.</text:span> Jarrajaha.</text:p>
      <text:p text:style-name="P7"><text:span text:style-name="T1">Cerrar los ojos</text:span> <text:span text:style-name="T3">v.</text:span> Miagajaha.</text:p>
      <text:p text:style-name="P7"><text:span text:style-name="T1">Cerrarse</text:span> <text:span text:style-name="T3">v.</text:span> Jarrigajaha.</text:p>
      <text:p text:style-name="P7"><text:span text:style-name="T1">Cerro</text:span> <text:span text:style-name="T3">s.</text:span> Inacoho.</text:p>
      <text:p text:style-name="P7"><text:span text:style-name="T1">Cerros</text:span> <text:span text:style-name="T3">s.</text:span> Ñocuiñaha.</text:p>
      <text:p text:style-name="P7"><text:span text:style-name="T1">Certeza</text:span> <text:span text:style-name="T3">s.</text:span> Õõcha.</text:p>
      <text:p text:style-name="P7"><text:span text:style-name="T1">Cesar</text:span> <text:span text:style-name="T3">v.</text:span> Ñahgajaha.</text:p>
      <text:p text:style-name="P7"><text:span text:style-name="T1">Cicatriz</text:span> <text:span text:style-name="T3">s.</text:span> Jellaa, jeaja.</text:p>
      <text:p text:style-name="P7"><text:span text:style-name="T1">Cicatrizar</text:span> <text:span text:style-name="T3">v.</text:span> Ihllehnahmejaha.</text:p>
      <text:p text:style-name="P7"><text:span text:style-name="T1">Cicatrizarse</text:span> <text:span text:style-name="T3">v.</text:span> Ihllajaha.</text:p>
      <text:p text:style-name="P7"><text:span text:style-name="T1">Ciego</text:span> <text:span text:style-name="T3">adj.</text:span> Daima.</text:p>
      <text:p text:style-name="P7"><text:span text:style-name="T1">Cielo</text:span> <text:span text:style-name="T3">s.</text:span> Mumasẽxẽ.</text:p>
      <text:p text:style-name="P7"><text:span text:style-name="T1">Ciempiés</text:span> <text:span text:style-name="T3">s.</text:span> Juxuwa.</text:p>
      <text:p text:style-name="P7"><text:span text:style-name="T1">Cien</text:span> <text:span text:style-name="T3">adj.</text:span> Siẽhmehga.</text:p>
      <text:p text:style-name="P7"><text:span text:style-name="T1">Cierto</text:span> <text:span text:style-name="T3">adj.</text:span> Õõcha.</text:p>
      <text:p text:style-name="P7"><text:span text:style-name="T1">Cigarra</text:span> <text:span text:style-name="T3">s.</text:span> Dũpũ.</text:p>
      <text:p text:style-name="P7"><text:span text:style-name="T1">Cigarro</text:span> <text:span text:style-name="T3">s.</text:span> Arreofa. <text:span text:style-name="T3">pl.</text:span> Arre.</text:p>
      <text:p text:style-name="P7"><text:span text:style-name="T1">Cigarrón</text:span> <text:span text:style-name="T3">s.</text:span> Dũpu.</text:p>
      <text:p text:style-name="P7"><text:span text:style-name="T1">Cigũeña pionillo</text:span> <text:span text:style-name="T3">s.</text:span> Anala.</text:p>
      <text:p text:style-name="P7"><text:span text:style-name="T1">Cima</text:span> <text:span text:style-name="T3">s.</text:span> Inacua pucua.</text:p>
      <text:p text:style-name="P7"><text:span text:style-name="T1">Cinco</text:span> <text:span text:style-name="T3">adj.</text:span> Sĩcohmehga.</text:p>
      <text:p text:style-name="P7"><text:span text:style-name="T1">Cincuenta</text:span> <text:span text:style-name="T3">adj.</text:span> Sĩcuẽtahmehga.</text:p>
      <text:p text:style-name="P7"><text:span text:style-name="T1">Cincha</text:span> <text:span text:style-name="T3">s.</text:span> Sĩchuxe.</text:p>
      <text:p text:style-name="P7"><text:span text:style-name="T1">Cinchar</text:span> <text:span text:style-name="T3">v.</text:span> <text:span text:style-name="T1">1.</text:span> Chuwadajaha.</text:p>
      <text:p text:style-name="P7"><text:tab/><text:span text:style-name="T1">2.</text:span> Sĩchuxena wiãdajaha.</text:p>
      <text:p text:style-name="P7"><text:span text:style-name="T1">Cintura</text:span> <text:span text:style-name="T3">s.</text:span> Buchu.</text:p>
      <text:p text:style-name="P7"><text:span text:style-name="T1">Cintura pequeña</text:span> <text:span text:style-name="T3">s.</text:span> Buchuje.</text:p>
      <text:p text:style-name="P7"><text:span text:style-name="T1">Cinturado</text:span> (anim.) <text:span text:style-name="T3">adj.</text:span> Alega.</text:p>
      <text:p text:style-name="P7"><text:span text:style-name="T1">Cinturón</text:span> <text:span text:style-name="T3">s.</text:span> <text:span text:style-name="T1">1.</text:span> Buchuxẽ. <text:span text:style-name="T1">2.</text:span> Wichuxẽ.</text:p>
      <text:p text:style-name="P7"><text:span text:style-name="T1">Círculo</text:span> <text:span text:style-name="T3">s.</text:span> Obiteapu.</text:p>
      <text:p text:style-name="P7"><text:span text:style-name="T1">Círculo del lazo</text:span> <text:span text:style-name="T3">adj.</text:span> Busalapu.</text:p>
      <text:p text:style-name="P7"><text:span text:style-name="T1">Ciruelo</text:span> (árbol) <text:span text:style-name="T3">s.</text:span> Sulame.</text:p>
      <text:p text:style-name="P7"><text:span text:style-name="T1">Cita</text:span> <text:span text:style-name="T3">s.</text:span> <text:span text:style-name="T1">1.</text:span> Jiahbahgajaha.</text:p>
      <text:p text:style-name="P7"><text:tab/><text:span text:style-name="T1">2.</text:span> Ñehdadahgajaha.</text:p>
      <text:p text:style-name="P7"><text:span text:style-name="T1">Citar</text:span> <text:span text:style-name="T3">v.</text:span> Allajaha.</text:p>
      <text:p text:style-name="P7"><text:span text:style-name="T1">Clamar</text:span> <text:span text:style-name="T3">v.</text:span> Allahllajaha.</text:p>
      <text:p text:style-name="P7"><text:span text:style-name="T1">Clamor</text:span> <text:span text:style-name="T3">s.</text:span> Allahllagaha.</text:p>
      <text:p text:style-name="P7"/>
      <text:p text:style-name="P7">[Seite 61]</text:p>
      <text:p text:style-name="P7">[Spalte 2]</text:p>
      <text:p text:style-name="P7"/>
      <text:p text:style-name="P7">[BILD] Colibrí</text:p>
      <text:p text:style-name="P7"><text:span text:style-name="T1">Clarecer</text:span> (hacer claro) <text:span text:style-name="T3">v.</text:span> Lleahajaha.</text:p>
      <text:p text:style-name="P7"><text:span text:style-name="T1">Claridad</text:span> <text:span text:style-name="T3">s.</text:span> Lleaha.</text:p>
      <text:p text:style-name="P7"><text:span text:style-name="T1">Claro</text:span> <text:span text:style-name="T3">adj.</text:span> Llea, lleohe.</text:p>
      <text:p text:style-name="P7"><text:span text:style-name="T1">Claro-oscuro</text:span> <text:span text:style-name="T3">adj.</text:span> Lleowa ĩxa.</text:p>
      <text:p text:style-name="P7"><text:span text:style-name="T1">Clavar</text:span> <text:span text:style-name="T3">v.</text:span> Pañagajaha.</text:p>
      <text:p text:style-name="P7"><text:span text:style-name="T1">Clavar un palo en tierra</text:span> <text:span text:style-name="T3">v.</text:span></text:p>
      <text:p text:style-name="P7"><text:tab/>Seedajaha.</text:p>
      <text:p text:style-name="P7"><text:soft-page-break/><text:span text:style-name="T1">Clavo</text:span> <text:span text:style-name="T3">s.</text:span> Paña.</text:p>
      <text:p text:style-name="P7"><text:span text:style-name="T1">Cobija</text:span> <text:span text:style-name="T3">s.</text:span> Sudade.</text:p>
      <text:p text:style-name="P7"><text:span text:style-name="T1">Cobijar</text:span> <text:span text:style-name="T3">v.</text:span> Sudadena fajajaha.</text:p>
      <text:p text:style-name="P7"><text:span text:style-name="T1">Cobrar</text:span> <text:span text:style-name="T3">v.</text:span> Cohlajaha.</text:p>
      <text:p text:style-name="P7"><text:span text:style-name="T1">Cobro</text:span> <text:span text:style-name="T3">s.</text:span> Cohlachahgã.</text:p>
      <text:p text:style-name="P7"><text:span text:style-name="T1">Cocinar</text:span> <text:span text:style-name="T3">v.</text:span> Icuaa doajaha.</text:p>
      <text:p text:style-name="P7"><text:span text:style-name="T1">Coco</text:span> (insecto) <text:span text:style-name="T3">s.</text:span> Sõco.</text:p>
      <text:p text:style-name="P7"><text:span text:style-name="T1">Cocodrilo</text:span> <text:span text:style-name="T3">s.</text:span> Tãdade cupo.</text:p>
      <text:p text:style-name="P7"><text:span text:style-name="T1">Codear</text:span> <text:span text:style-name="T3">v.</text:span> Ñupaha juunajaha.</text:p>
      <text:p text:style-name="P7"><text:span text:style-name="T1">Codo</text:span> <text:span text:style-name="T3">s.</text:span> Ñapahte, ñipaha,</text:p>
      <text:p text:style-name="P7"><text:tab/>ñiehpahte, ñupaha. <text:span text:style-name="T3">pl.</text:span> Ñupallu.</text:p>
      <text:p text:style-name="P7"><text:span text:style-name="T1">Cofre</text:span> <text:span text:style-name="T3">s.</text:span> Bahlãxẽ.</text:p>
      <text:p text:style-name="P7"><text:span text:style-name="T1">Coger</text:span> <text:span text:style-name="T3">v.</text:span> Ãdaajaha.</text:p>
      <text:p text:style-name="P7"><text:span text:style-name="T1">Coger para sí</text:span> <text:span text:style-name="T3">v.</text:span> Ãdaahgajaha.</text:p>
      <text:p text:style-name="P7"><text:span text:style-name="T1">Cogollo</text:span> <text:span text:style-name="T3">s.</text:span> Õbella.</text:p>
      <text:p text:style-name="P7"><text:span text:style-name="T1">Cojo</text:span> <text:span text:style-name="T3">adj.</text:span> Sẽhgo.</text:p>
      <text:p text:style-name="P7"><text:span text:style-name="T1">Col</text:span> (repollo) <text:span text:style-name="T3">s.</text:span> Depollo.</text:p>
      <text:p text:style-name="P7"><text:span text:style-name="T1">Cola</text:span> <text:span text:style-name="T3">s.</text:span> Ihnehe.</text:p>
      <text:p text:style-name="P7"><text:span text:style-name="T1">Cola de peces</text:span> <text:span text:style-name="T3">s.</text:span> Ihnepaha.</text:p>
      <text:p text:style-name="P7"><text:span text:style-name="T1">Colar</text:span> <text:span text:style-name="T3">v.</text:span> Llajehjaha.</text:p>
      <text:p text:style-name="P7"><text:span text:style-name="T1">Colchón</text:span> <text:span text:style-name="T3">s.</text:span> Muna rejaxoode.</text:p>
      <text:p text:style-name="P7"><text:span text:style-name="T1">Cólera</text:span> <text:span text:style-name="T3">s.</text:span> Ñajẽ.</text:p>
      <text:p text:style-name="P7"><text:span text:style-name="T1">Colgada</text:span> <text:span text:style-name="T3">adj.</text:span> Challa.</text:p>
      <text:p text:style-name="P7"><text:span text:style-name="T1">Colgado</text:span> <text:span text:style-name="T3">adj.</text:span> Wehleha.</text:p>
      <text:p text:style-name="P7"><text:span text:style-name="T1">Colgar</text:span> <text:span text:style-name="T3">v.</text:span> Llallagajaha.</text:p>
      <text:p text:style-name="P7"><text:span text:style-name="T1">Colibrí</text:span> <text:span text:style-name="T3">s.</text:span> Bihwisi.</text:p>
      <text:p text:style-name="P7"><text:span text:style-name="T1">Colilla de un cigarrillo</text:span> <text:span text:style-name="T3">s.</text:span> Ihñuxẽ.</text:p>
      <text:p text:style-name="P7"><text:span text:style-name="T1">Colocar</text:span> <text:span text:style-name="T3">v.</text:span> Panajaha.</text:p>
      <text:p text:style-name="P7"><text:span text:style-name="T1">Color</text:span> <text:span text:style-name="T3">s.</text:span> Ohwaha.</text:p>
      <text:p text:style-name="P7"><text:span text:style-name="T1">Colorado, rojo</text:span> <text:span text:style-name="T3">adj.</text:span> <text:span text:style-name="T1">1.</text:span> Duwa.</text:p>
      <text:p text:style-name="P7"/>
      <text:p text:style-name="P7">[Seite 62]</text:p>
      <text:p text:style-name="P7">[Spalte 1]</text:p>
      <text:p text:style-name="P7"/>
      <text:p text:style-name="P7"><text:tab/><text:span text:style-name="T1">2.</text:span> (anim.) Dupudi.</text:p>
      <text:p text:style-name="P7"><text:span text:style-name="T1">Columna</text:span> <text:span text:style-name="T3">s.</text:span> Sajihicua.</text:p>
      <text:p text:style-name="P7"><text:span text:style-name="T1">Collar</text:span> <text:span text:style-name="T3">v.</text:span> Tuliguichi.</text:p>
      <text:p text:style-name="P7"><text:span text:style-name="T1">Comadre</text:span> <text:span text:style-name="T3">s.</text:span> Comale.</text:p>
      <text:p text:style-name="P7"><text:span text:style-name="T1">Combatir</text:span> <text:span text:style-name="T3">v.</text:span> Dajagajaha.</text:p>
      <text:p text:style-name="P7"><text:span text:style-name="T1">Comedor</text:span> <text:span text:style-name="T3">s.</text:span> Jicoxoome.</text:p>
      <text:p text:style-name="P7"><text:span text:style-name="T1">Comején</text:span> <text:span text:style-name="T3">s.</text:span> Comosudi. <text:span text:style-name="T3">pl.</text:span></text:p>
      <text:p text:style-name="P7"><text:tab/>Comosuhdu, fãpo.</text:p>
      <text:p text:style-name="P7"><text:span text:style-name="T1">Comenzar</text:span> <text:span text:style-name="T3">v.</text:span> Lliehajaha.</text:p>
      <text:p text:style-name="P7"><text:span text:style-name="T1">Comer</text:span> <text:span text:style-name="T3">v.</text:span> Icuajaha.</text:p>
      <text:p text:style-name="P7"><text:span text:style-name="T1">Comestible</text:span> <text:span text:style-name="T3">adj.</text:span> Jicoxoa.</text:p>
      <text:p text:style-name="P7"><text:span text:style-name="T1">Cometer</text:span> <text:span text:style-name="T3">v.</text:span> Sudaa uhwo queleejaha.</text:p>
      <text:p text:style-name="P7"><text:span text:style-name="T1">Cometido</text:span> <text:span text:style-name="T3">adj.</text:span> Sudaa uhwo</text:p>
      <text:p text:style-name="P7"><text:tab/>queleehgaha.</text:p>
      <text:p text:style-name="P7"><text:span text:style-name="T1">Cometure</text:span> (árbol) <text:span text:style-name="T3">s.</text:span> Lluculuda.</text:p>
      <text:p text:style-name="P7"><text:span text:style-name="T1">Cómico</text:span> <text:span text:style-name="T3">adj.</text:span> Ũbadahgaha quelebe.</text:p>
      <text:p text:style-name="P7"><text:span text:style-name="T1">Comida</text:span> <text:span text:style-name="T3">s.</text:span> Icuaxoa, icuaa.</text:p>
      <text:p text:style-name="P7"><text:span text:style-name="T1">Comienzo</text:span> <text:span text:style-name="T3">s.</text:span> Lliehguiaha.</text:p>
      <text:p text:style-name="P7"><text:soft-page-break/><text:span text:style-name="T1">Comilón</text:span> <text:span text:style-name="T3">adj.</text:span> Canocali.</text:p>
      <text:p text:style-name="P7"><text:span text:style-name="T1">Como</text:span> <text:span text:style-name="T3">adv.</text:span> <text:span text:style-name="T1">1.</text:span> Ñehẽ. <text:span text:style-name="T1">2.</text:span> Umehexa.</text:p>
      <text:p text:style-name="P7"><text:span text:style-name="T1">Cómo</text:span> <text:span text:style-name="T3">adv.</text:span> Omehe, umehe.</text:p>
      <text:p text:style-name="P7"><text:span text:style-name="T1">Compadecer</text:span> <text:span text:style-name="T3">v.</text:span> Ihdihga jĩãjaha.</text:p>
      <text:p text:style-name="P7"><text:span text:style-name="T1">Compadre</text:span> <text:span text:style-name="T3">s.</text:span> Cõpahle.</text:p>
      <text:p text:style-name="P7"><text:span text:style-name="T1">Compañía</text:span> <text:span text:style-name="T3">s.</text:span> Ĩã pahnehgaha.</text:p>
      <text:p text:style-name="P7"><text:span text:style-name="T1">Compañero</text:span> <text:span text:style-name="T3">s.</text:span> Ĩã pahne.</text:p>
      <text:p text:style-name="P7"><text:span text:style-name="T1">Compasivo</text:span> <text:span text:style-name="T3">adj.</text:span> Ihdihgaidi.</text:p>
      <text:p text:style-name="P7"><text:span text:style-name="T1">Competencia</text:span> <text:span text:style-name="T3">s.</text:span> <text:span text:style-name="T1">1.</text:span> Ahwe. <text:span text:style-name="T1">2.</text:span> Õpu.</text:p>
      <text:p text:style-name="P7"><text:span text:style-name="T1">Completar</text:span> <text:span text:style-name="T3">v.</text:span> Tallehmajaha.</text:p>
      <text:p text:style-name="P7"><text:span text:style-name="T1">Completo</text:span> <text:span text:style-name="T3">adj.</text:span> Tallama.</text:p>
      <text:p text:style-name="P7"><text:span text:style-name="T1">Complicado</text:span> <text:span text:style-name="T3">adj.</text:span> Mañuaja.</text:p>
      <text:p text:style-name="P7"><text:span text:style-name="T1">Componer</text:span> <text:span text:style-name="T3">v.</text:span> Beehdajaha.</text:p>
      <text:p text:style-name="P7"><text:span text:style-name="T1">Componerse</text:span> <text:span text:style-name="T3">v.</text:span> Beehdahgajaha.</text:p>
      <text:p text:style-name="P7"><text:span text:style-name="T1">Comportamiento</text:span> <text:span text:style-name="T3">s.</text:span> Bae panigajaha.</text:p>
      <text:p text:style-name="P7"><text:span text:style-name="T1">Compra</text:span> <text:span text:style-name="T3">s.</text:span> Omatahgaha.</text:p>
      <text:p text:style-name="P7"><text:span text:style-name="T1">Comprar</text:span> <text:span text:style-name="T3">v.</text:span> Omatajaha.</text:p>
      <text:p text:style-name="P7"><text:span text:style-name="T1">Comprender</text:span> <text:span text:style-name="T3">v.</text:span> Pãẽãsajaha.</text:p>
      <text:p text:style-name="P7"><text:span text:style-name="T1">Comprensión</text:span> <text:span text:style-name="T3">s.</text:span> Pãẽãsahgaha.</text:p>
      <text:p text:style-name="P7"><text:span text:style-name="T1">Comprensible</text:span> <text:span text:style-name="T3">adj.</text:span> Pãẽãsaxoa.</text:p>
      <text:p text:style-name="P7"><text:span text:style-name="T1">Comunidad</text:span> <text:span text:style-name="T3">s.</text:span> Ñehdehna ĩxahdu jĩxõ.</text:p>
      <text:p text:style-name="P7"><text:span text:style-name="T1">Con pus</text:span> <text:span text:style-name="T3">adj.</text:span> <text:span text:style-name="T1">1.</text:span> Itega. <text:span text:style-name="T1">2.</text:span> (anim.) Itegue.</text:p>
      <text:p text:style-name="P7"><text:span text:style-name="T1">Con semillas</text:span> <text:span text:style-name="T3">adj.</text:span> Ipuga.</text:p>
      <text:p text:style-name="P7"><text:span text:style-name="T1">Concebir</text:span> <text:span text:style-name="T3">v.</text:span> Ficuajaha.</text:p>
      <text:p text:style-name="P7"><text:span text:style-name="T1">Concebir frecuentemente</text:span> <text:span text:style-name="T3">v.</text:span></text:p>
      <text:p text:style-name="P7"><text:tab/>Ficuehajaha.</text:p>
      <text:p text:style-name="P7"><text:span text:style-name="T1">Concluir</text:span> <text:span text:style-name="T3">v.</text:span> <text:span text:style-name="T1">1.</text:span> Jowehmajaha.</text:p>
      <text:p text:style-name="P7"><text:tab/><text:span text:style-name="T1">2.</text:span> Wallagamajaha.</text:p>
      <text:p text:style-name="P7"><text:span text:style-name="T1">Conclusión</text:span> <text:span text:style-name="T3">s.</text:span> <text:span text:style-name="T1">1.</text:span> Jowehmahgaha,</text:p>
      <text:p text:style-name="P7"><text:tab/>juwaamahgaha. <text:span text:style-name="T1">2.</text:span> Wallahgamahgaha.</text:p>
      <text:p text:style-name="P7"><text:span text:style-name="T1">Concha</text:span> <text:span text:style-name="T3">s.</text:span> Ĩxexe.</text:p>
      <text:p text:style-name="P7"/>
      <text:p text:style-name="P7">[Seite 62]</text:p>
      <text:p text:style-name="P7">[Spalte 2]</text:p>
      <text:p text:style-name="P7"/>
      <text:p text:style-name="P7"><text:span text:style-name="T1">Conejo</text:span> <text:span text:style-name="T3">s.</text:span> Bahlu.</text:p>
      <text:p text:style-name="P7"><text:span text:style-name="T1">Confesar</text:span> (delito) <text:span text:style-name="T3">v.</text:span> Cawehdajaha.</text:p>
      <text:p text:style-name="P7"><text:span text:style-name="T1">Confianza</text:span> <text:span text:style-name="T3">s.</text:span> Oma-roigaha.</text:p>
      <text:p text:style-name="P7"><text:span text:style-name="T1">Confiar</text:span> <text:span text:style-name="T3">v.</text:span> Oma-roigajaha.</text:p>
      <text:p text:style-name="P7"><text:span text:style-name="T1">Conformarse con</text:span> <text:span text:style-name="T3">v.</text:span> Omogaajahri</text:p>
      <text:p text:style-name="P7"><text:tab/>jãhchahgui.</text:p>
      <text:p text:style-name="P7"><text:span text:style-name="T1">Congregación</text:span> <text:span text:style-name="T3">s.</text:span> Ñehdedahgahdu jĩxõ.</text:p>
      <text:p text:style-name="P7"><text:span text:style-name="T1">Conmigo</text:span> <text:span text:style-name="T3">prep./pron.</text:span> Jĩsihgui.</text:p>
      <text:p text:style-name="P7"><text:span text:style-name="T1">Conocer</text:span> <text:span text:style-name="T3">v.</text:span> Pãẽjaha.</text:p>
      <text:p text:style-name="P7"><text:span text:style-name="T1">Conocimiento</text:span> <text:span text:style-name="T3">s.</text:span> Pãẽgaha.</text:p>
      <text:p text:style-name="P7"><text:span text:style-name="T1">Conoto</text:span> <text:span text:style-name="T3">s.</text:span> <text:span text:style-name="T1">1.</text:span> (árbol) Cachuchu.</text:p>
      <text:p text:style-name="P7"><text:tab/><text:span text:style-name="T1">2.</text:span> (pájaro) Cachibili.</text:p>
      <text:p text:style-name="P7"><text:span text:style-name="T1">Conseguir</text:span> <text:span text:style-name="T3">v.</text:span> <text:span text:style-name="T1">1.</text:span> Ehñamajaha.</text:p>
      <text:p text:style-name="P7"><text:tab/><text:span text:style-name="T1">2.</text:span> Fiehgajaha. <text:span text:style-name="T1">3.</text:span> Jõãdamajaha.</text:p>
      <text:p text:style-name="P7"><text:span text:style-name="T1">Consejero</text:span> <text:span text:style-name="T3">s.</text:span> Sõdehdaidi.</text:p>
      <text:p text:style-name="P7"><text:span text:style-name="T1">Consejo</text:span> <text:span text:style-name="T3">s.</text:span> Sõdehdagaha.</text:p>
      <text:p text:style-name="P7"><text:span text:style-name="T1">Consentir</text:span> <text:span text:style-name="T3">v.</text:span> Bahbahgajaha.</text:p>
      <text:p text:style-name="P7"><text:soft-page-break/><text:span text:style-name="T1">Consigo</text:span> <text:span text:style-name="T3">prep./pron.</text:span> Llojohguih.</text:p>
      <text:p text:style-name="P7"><text:span text:style-name="T1">Consolar</text:span> <text:span text:style-name="T3">v.</text:span> Ballaxahdajaha.</text:p>
      <text:p text:style-name="P7"><text:span text:style-name="T1">Construcción</text:span> <text:span text:style-name="T3">s.</text:span> Ñiehgaha.</text:p>
      <text:p text:style-name="P7"><text:span text:style-name="T1">Construir</text:span> <text:span text:style-name="T3">v.</text:span> Ñiehejaha.</text:p>
      <text:p text:style-name="P7"><text:span text:style-name="T1">Construir rancho</text:span> <text:span text:style-name="T3">v.</text:span> Ojagajaha.</text:p>
      <text:p text:style-name="P7"><text:span text:style-name="T1">Consuelo</text:span> <text:span text:style-name="T3">s.</text:span> Omo-jõõdamahgaha.</text:p>
      <text:p text:style-name="P7"><text:span text:style-name="T1">Consultar</text:span> <text:span text:style-name="T3">v.</text:span> Ĩhgajaha.</text:p>
      <text:p text:style-name="P7"><text:span text:style-name="T1">Contador</text:span> <text:span text:style-name="T3">s.</text:span> Paxohdaidi.</text:p>
      <text:p text:style-name="P7"><text:span text:style-name="T1">Contagiar</text:span> <text:span text:style-name="T3">v.</text:span> Leehejaha.</text:p>
      <text:p text:style-name="P7"><text:span text:style-name="T1">Contagiarse</text:span> <text:span text:style-name="T3">v.</text:span> Lehehgajaha.</text:p>
      <text:p text:style-name="P7"><text:span text:style-name="T1">Contagio</text:span> <text:span text:style-name="T3">s.</text:span> Leehgaha.</text:p>
      <text:p text:style-name="P7"><text:span text:style-name="T1">Contagioso</text:span> <text:span text:style-name="T3">adj.</text:span> Lehehguweha.</text:p>
      <text:p text:style-name="P7"><text:span text:style-name="T1">Contar</text:span> <text:span text:style-name="T3">v.</text:span> Paxodajaha.</text:p>
      <text:p text:style-name="P7"><text:span text:style-name="T1">Contemplar</text:span> <text:span text:style-name="T3">v.</text:span> <text:span text:style-name="T1">1.</text:span> Ĩtahgajaha.</text:p>
      <text:p text:style-name="P7"><text:tab/><text:span text:style-name="T1">2.</text:span> Ĩtinajaha.</text:p>
      <text:p text:style-name="P7"><text:span text:style-name="T1">Contener</text:span> <text:span text:style-name="T3">v.</text:span> Beehgajaha.</text:p>
      <text:p text:style-name="P7"><text:span text:style-name="T1">Contenido</text:span> <text:span text:style-name="T3">s.</text:span> Ĩxaha.</text:p>
      <text:p text:style-name="P7"><text:span text:style-name="T1">Contenta</text:span> <text:span text:style-name="T3">adj.</text:span> Omo-sehetahgoho.</text:p>
      <text:p text:style-name="P7"><text:span text:style-name="T1">Contentamiento</text:span> <text:span text:style-name="T3">s.</text:span></text:p>
      <text:p text:style-name="P7"><text:tab/>Omo-sehetahgaha.</text:p>
      <text:p text:style-name="P7"><text:span text:style-name="T1">Contentarse</text:span> <text:span text:style-name="T3">v.</text:span> Sehetahgajaha.</text:p>
      <text:p text:style-name="P7"><text:span text:style-name="T1">Contento</text:span> <text:span text:style-name="T3">adj.</text:span> Omo-sehetahgue.</text:p>
      <text:p text:style-name="P7"><text:span text:style-name="T1">Contestación</text:span> <text:span text:style-name="T3">s.</text:span> Eetiahgaha.</text:p>
      <text:p text:style-name="P7"><text:span text:style-name="T1">Contestar</text:span> <text:span text:style-name="T3">v.</text:span> Eetiajaha.</text:p>
      <text:p text:style-name="P7"><text:span text:style-name="T1">Contigo</text:span> <text:span text:style-name="T3">prep./pron.</text:span> Ũcuhgui.</text:p>
      <text:p text:style-name="P7"><text:span text:style-name="T1">Continuar</text:span> <text:span text:style-name="T3">v.</text:span> Llohdehda.</text:p>
      <text:p text:style-name="P7"><text:span text:style-name="T1">Contradecir</text:span> <text:span text:style-name="T3">v.</text:span> Jowehna eetiajaha.</text:p>
      <text:p text:style-name="P7"><text:span text:style-name="T1">Contradicclón</text:span> <text:span text:style-name="T3">s.</text:span> Jowehna eetiahgaha.</text:p>
      <text:p text:style-name="P7"><text:span text:style-name="T1">Contrario</text:span> <text:span text:style-name="T3">adj.</text:span> Paẽgadi.</text:p>
      <text:p text:style-name="P3">Controlar la concepción entre</text:p>
      <text:p text:style-name="P7"><text:tab/><text:span text:style-name="T1">mujeres</text:span> <text:span text:style-name="T3">v.</text:span> Axehgajaha.</text:p>
      <text:p text:style-name="P7"><text:span text:style-name="T1">Convertido</text:span> <text:span text:style-name="T3">adj.</text:span> <text:span text:style-name="T1">1.</text:span> (inanim.)</text:p>
      <text:p text:style-name="P7"/>
      <text:p text:style-name="P7">[Seite 63]</text:p>
      <text:p text:style-name="P7">[Spalte 1]</text:p>
      <text:p text:style-name="P7"/>
      <text:p text:style-name="P7"><text:tab/>Ixohdahga. <text:span text:style-name="T1">2.</text:span> (anim.) Ixohdahgue.</text:p>
      <text:p text:style-name="P7"><text:span text:style-name="T1">Convertir</text:span> <text:span text:style-name="T3">v.</text:span> Ixohdajaha.</text:p>
      <text:p text:style-name="P7"><text:span text:style-name="T1">Convertirse</text:span> <text:span text:style-name="T3">v.</text:span> Ixohdahgajaha.</text:p>
      <text:p text:style-name="P7"><text:span text:style-name="T1">Convertirse en el instante</text:span> <text:span text:style-name="T3">v.</text:span></text:p>
      <text:p text:style-name="P7"><text:tab/>Ixohajaha.</text:p>
      <text:p text:style-name="P7"><text:span text:style-name="T1">Convidar</text:span> <text:span text:style-name="T3">v.</text:span> Allajaha.</text:p>
      <text:p text:style-name="P7"><text:span text:style-name="T1">Cooperación</text:span> <text:span text:style-name="T3">s.</text:span> Ellahgaha.</text:p>
      <text:p text:style-name="P7"><text:span text:style-name="T1">Cooperar</text:span> <text:span text:style-name="T3">v.</text:span> Ellagajaha.</text:p>
      <text:p text:style-name="P7"><text:span text:style-name="T1">Copa</text:span> <text:span text:style-name="T3">s.</text:span> Copaxẽ.</text:p>
      <text:p text:style-name="P7"><text:span text:style-name="T1">Copia</text:span> <text:span text:style-name="T3">s.</text:span> Ĩdudahgaha.</text:p>
      <text:p text:style-name="P7"><text:span text:style-name="T1">Corazón</text:span> <text:span text:style-name="T3">s.</text:span> Omaĩdi, omeñah.</text:p>
      <text:p text:style-name="P7"><text:span text:style-name="T1">Cordillera</text:span> <text:span text:style-name="T3">s.</text:span> Inacua. <text:span text:style-name="T3">pl.</text:span> Inacuaha.</text:p>
      <text:p text:style-name="P7"><text:span text:style-name="T1">Cornada</text:span> <text:span text:style-name="T3">s.</text:span> Tuhwahllahna willahga.</text:p>
      <text:p text:style-name="P7"><text:span text:style-name="T1">Coroa</text:span> (palma) <text:span text:style-name="T3">s.</text:span> Cusi.</text:p>
      <text:p text:style-name="P7"><text:span text:style-name="T1">Corocoro</text:span> (árbol) <text:span text:style-name="T3">s.</text:span> Colocolo.</text:p>
      <text:p text:style-name="P7"><text:span text:style-name="T1">Corocoro</text:span> (pájaro) <text:span text:style-name="T3">s.</text:span> Colocolohmo.</text:p>
      <text:p text:style-name="P7"><text:soft-page-break/><text:span text:style-name="T1">Corona de la cabeza</text:span> <text:span text:style-name="T3">s.</text:span> Illuboja,</text:p>
      <text:p text:style-name="P7"><text:tab/>illupoja.</text:p>
      <text:p text:style-name="P7"><text:span text:style-name="T1">Coroto</text:span> <text:span text:style-name="T3">s.</text:span> Wãxõ.</text:p>
      <text:p text:style-name="P7"><text:span text:style-name="T1">Corozo</text:span> (palma) <text:span text:style-name="T3">s.</text:span> Ñala.</text:p>
      <text:p text:style-name="P7"><text:span text:style-name="T1">Corral</text:span> <text:span text:style-name="T3">s.</text:span> Owahixa.</text:p>
      <text:p text:style-name="P7"><text:span text:style-name="T1">Correa</text:span> <text:span text:style-name="T3">s.</text:span> Buchuxẽ, corrẽhxẽ.</text:p>
      <text:p text:style-name="P7"><text:span text:style-name="T1">Corredor</text:span> <text:span text:style-name="T3">s.</text:span> Jeebahgaidi.</text:p>
      <text:p text:style-name="P7"><text:span text:style-name="T1">Corredor de la casa</text:span> <text:span text:style-name="T3">s.</text:span> Ito amatacua.</text:p>
      <text:p text:style-name="P7"><text:span text:style-name="T1">Corregir</text:span> <text:span text:style-name="T3">v.</text:span> Deehdajaha, didahdajaha.</text:p>
      <text:p text:style-name="P7"><text:span text:style-name="T1">Correr</text:span> <text:span text:style-name="T3">v.</text:span> Jeajaha.</text:p>
      <text:p text:style-name="P7"><text:span text:style-name="T1">Corriente</text:span> <text:span text:style-name="T3">s.</text:span> Jowaja.</text:p>
      <text:p text:style-name="P7"><text:span text:style-name="T1">Corroído</text:span> <text:span text:style-name="T3">adj.</text:span> Itega.</text:p>
      <text:p text:style-name="P7"><text:span text:style-name="T1">Corroncho</text:span> (pez) <text:span text:style-name="T3">s.</text:span> Llahma.</text:p>
      <text:p text:style-name="P7"><text:span text:style-name="T1">Corrosión</text:span> <text:span text:style-name="T3">s.</text:span> Itegaha.</text:p>
      <text:p text:style-name="P7"><text:span text:style-name="T1">Cortada</text:span> (herida) <text:span text:style-name="T3">s.</text:span> Jea.</text:p>
      <text:p text:style-name="P7"><text:span text:style-name="T1">Cortar</text:span> <text:span text:style-name="T3">v.</text:span> <text:span text:style-name="T1">1.</text:span> Loadajaha.</text:p>
      <text:p text:style-name="P7"><text:tab/><text:span text:style-name="T1">2.</text:span> Nañadajaha.</text:p>
      <text:p text:style-name="P7"><text:span text:style-name="T1">Cortar en pedacitos</text:span> <text:span text:style-name="T3">v.</text:span> Wiajaha.</text:p>
      <text:p text:style-name="P7"><text:span text:style-name="T1">Cortar en varios trozos</text:span> <text:span text:style-name="T3">v.</text:span> Jesajaha.</text:p>
      <text:p text:style-name="P7"><text:span text:style-name="T1">Cortarse</text:span> (con machete) <text:span text:style-name="T3">v.</text:span></text:p>
      <text:p text:style-name="P7"><text:tab/>Loadahgajaha.</text:p>
      <text:p text:style-name="P7"><text:span text:style-name="T1">Corte</text:span> <text:span text:style-name="T3">s.</text:span> <text:span text:style-name="T1">1.</text:span> Jeahgaha. <text:span text:style-name="T1">2.</text:span> Loadahgaha.</text:p>
      <text:p text:style-name="P7"><text:tab/><text:span text:style-name="T1">3.</text:span> Nañadahgaha. <text:span text:style-name="T1">4.</text:span> (de tela) <text:span text:style-name="T3">s.</text:span></text:p>
      <text:p text:style-name="P7"><text:tab/>Õcuaha. <text:span text:style-name="T3">pl.</text:span> Õcuella.</text:p>
      <text:p text:style-name="P7"><text:span text:style-name="T1">Corteza del árbol</text:span> <text:span text:style-name="T3">s.</text:span> Nugu ĩxexe.</text:p>
      <text:p text:style-name="P7"><text:span text:style-name="T1">Corto</text:span> <text:span text:style-name="T3">adj.</text:span> Sõcui.</text:p>
      <text:p text:style-name="P7"><text:span text:style-name="T1">Cosa</text:span> <text:span text:style-name="T3">s.</text:span> <text:span text:style-name="T1">1.</text:span> Omaĩdia. <text:span text:style-name="T1">2.</text:span> Uhwo. <text:span text:style-name="T3">pl.</text:span> Ĩãha.</text:p>
      <text:p text:style-name="P7"><text:span text:style-name="T1">Cosa sucia</text:span> <text:span text:style-name="T3">s.</text:span> Llequihã.</text:p>
      <text:p text:style-name="P7"><text:span text:style-name="T1">Cosas malas</text:span> <text:span text:style-name="T3">s.</text:span> Suda uhwo.</text:p>
      <text:p text:style-name="P7"><text:span text:style-name="T1">Cosas que causan rasqulña</text:span> <text:span text:style-name="T3">s.</text:span> Ichiga.</text:p>
      <text:p text:style-name="P7"><text:span text:style-name="T1">Cosas que dan cosquillas</text:span> <text:span text:style-name="T3">s.</text:span> Ichiga.</text:p>
      <text:p text:style-name="P7"><text:span text:style-name="T1">Cosas que no caben</text:span> <text:span text:style-name="T3">s.</text:span> Wĩã.</text:p>
      <text:p text:style-name="P7"><text:span text:style-name="T1">Cosas verdes</text:span> (no maduras) <text:span text:style-name="T3">s.</text:span> Paha.</text:p>
      <text:p text:style-name="P7"/>
      <text:p text:style-name="P7">[Seite 63]</text:p>
      <text:p text:style-name="P7">[Spalte 2]</text:p>
      <text:p text:style-name="P7"/>
      <text:p text:style-name="P7"><text:span text:style-name="T1">Cosecha</text:span> <text:span text:style-name="T3">s.</text:span> Junaa wapadahgaha.</text:p>
      <text:p text:style-name="P7"><text:span text:style-name="T1">Cosechero</text:span> <text:span text:style-name="T3">s.</text:span> Junaa wapadaidi.</text:p>
      <text:p text:style-name="P7"><text:span text:style-name="T1">Coser</text:span> <text:span text:style-name="T3">v.</text:span> Sejajaha.</text:p>
      <text:p text:style-name="P7"><text:span text:style-name="T1">Coser la boca de algo</text:span> (de un costal)</text:p>
      <text:p text:style-name="P7"><text:tab/><text:span text:style-name="T3">v.</text:span> Challadajaha.</text:p>
      <text:p text:style-name="P7"><text:span text:style-name="T1">Cosido</text:span> <text:span text:style-name="T3">adj.</text:span> Sejiga.</text:p>
      <text:p text:style-name="P7"><text:span text:style-name="T1">Cosquillas</text:span> <text:span text:style-name="T3">s.</text:span> Ichigueha.</text:p>
      <text:p text:style-name="P7"><text:span text:style-name="T1">Costa</text:span> <text:span text:style-name="T3">s.</text:span> Cuana, cutucua.</text:p>
      <text:p text:style-name="P7"><text:span text:style-name="T1">Cráneo</text:span> <text:span text:style-name="T3">s.</text:span> Illu paĩjã.</text:p>
      <text:p text:style-name="P7"><text:span text:style-name="T1">Creación</text:span> <text:span text:style-name="T3">s.</text:span> Lliehgaha.</text:p>
      <text:p text:style-name="P7"><text:span text:style-name="T1">Creador</text:span> <text:span text:style-name="T3">s.</text:span> Llipehaidi.</text:p>
      <text:p text:style-name="P7"><text:span text:style-name="T1">Crecer</text:span> <text:span text:style-name="T3">v.</text:span> Põãjaha.</text:p>
      <text:p text:style-name="P7"><text:span text:style-name="T1">Crecida</text:span> <text:span text:style-name="T3">s.</text:span> Põĩgaha.</text:p>
      <text:p text:style-name="P7"><text:span text:style-name="T1">Creciente</text:span> <text:span text:style-name="T3">adj.</text:span> Tahwiñu.</text:p>
      <text:p text:style-name="P7"><text:span text:style-name="T1">Crecimiento</text:span> <text:span text:style-name="T3">s.</text:span> Põĩgaha.</text:p>
      <text:p text:style-name="P7"><text:soft-page-break/><text:span text:style-name="T1">Credo</text:span> <text:span text:style-name="T3">s.</text:span> Ona-ĩxadahgaha.</text:p>
      <text:p text:style-name="P7"><text:span text:style-name="T1">Crédulo</text:span> <text:span text:style-name="T3">adj.</text:span> <text:span text:style-name="T1">1.</text:span> Supahlledi. <text:span text:style-name="T1">2.</text:span> Tille</text:p>
      <text:p text:style-name="P7"><text:tab/>ona-ĩxahde.</text:p>
      <text:p text:style-name="P7"><text:span text:style-name="T1">Creer</text:span> <text:span text:style-name="T3">v.</text:span> Ona-ĩxahdajaha.</text:p>
      <text:p text:style-name="P7"><text:span text:style-name="T1">Creíble</text:span> <text:span text:style-name="T3">adj.</text:span> Ona-ĩxahdaxoa.</text:p>
      <text:p text:style-name="P7"><text:span text:style-name="T1">Crespo</text:span> (pelo) <text:span text:style-name="T3">adj.</text:span> Behlihdahga.</text:p>
      <text:p text:style-name="P7"><text:span text:style-name="T1">Creyente</text:span> <text:span text:style-name="T3">adj.</text:span> Ona-ĩxahde.</text:p>
      <text:p text:style-name="P7"><text:span text:style-name="T1">Cría</text:span> <text:span text:style-name="T3">s.</text:span> Fidi. <text:span text:style-name="T3">pl.</text:span> Fimo.</text:p>
      <text:p text:style-name="P7"><text:span text:style-name="T1">Criada</text:span> <text:span text:style-name="T3">s.</text:span> Imomoĩxu.</text:p>
      <text:p text:style-name="P7"><text:span text:style-name="T1">Criadero</text:span> <text:span text:style-name="T3">s.</text:span> Fimori sĩgwehdexomehri.</text:p>
      <text:p text:style-name="P7"><text:span text:style-name="T1">Criado</text:span> <text:span text:style-name="T3">s.</text:span> Imomoĩdi.</text:p>
      <text:p text:style-name="P7"><text:span text:style-name="T1">Criar</text:span> <text:span text:style-name="T3">v.</text:span> <text:span text:style-name="T1">1.</text:span> Bajahgajaha.</text:p>
      <text:p text:style-name="P7"><text:tab/><text:span text:style-name="T1">2.</text:span> Sĩgwehdajaha.</text:p>
      <text:p text:style-name="P7"><text:span text:style-name="T1">Criatura</text:span> <text:span text:style-name="T3">s.</text:span> Ichabaje nee, neexẽ.</text:p>
      <text:p text:style-name="P7"><text:span text:style-name="T1">Crimen</text:span> <text:span text:style-name="T3">s.</text:span> Dajigaha.</text:p>
      <text:p text:style-name="P7"><text:span text:style-name="T1">Criminal</text:span> <text:span text:style-name="T3">adj.</text:span> Dapillaidi.</text:p>
      <text:p text:style-name="P7"><text:span text:style-name="T1">Criminalidad</text:span> <text:span text:style-name="T3">s.</text:span> Dajigaxoa.</text:p>
      <text:p text:style-name="P7"><text:span text:style-name="T1">Cruce</text:span> <text:span text:style-name="T3">s.</text:span> Ãpadahgaha.</text:p>
      <text:p text:style-name="P7"><text:span text:style-name="T1">Crucero</text:span> <text:span text:style-name="T3">s.</text:span> Bojaguiixoome.</text:p>
      <text:p text:style-name="P7"><text:span text:style-name="T1">Crudo</text:span> <text:span text:style-name="T3">adj.</text:span> Uhdi.</text:p>
      <text:p text:style-name="P7"><text:span text:style-name="T1">Cruel</text:span> <text:span text:style-name="T3">adj.</text:span> Ihdiguedi.</text:p>
      <text:p text:style-name="P7"><text:span text:style-name="T1">Crueldad</text:span> <text:span text:style-name="T3">s.</text:span> Ihdigahadi.</text:p>
      <text:p text:style-name="P7"><text:span text:style-name="T1">Cruz</text:span> <text:span text:style-name="T3">s.</text:span> Culusuhllu.</text:p>
      <text:p text:style-name="P7"><text:span text:style-name="T1">Cruzar</text:span> <text:span text:style-name="T3">v.</text:span> <text:span text:style-name="T1">1.</text:span> Boaguihajaha.</text:p>
      <text:p text:style-name="P7"><text:tab/><text:span text:style-name="T1">2.</text:span> Llahllaguihajaha.</text:p>
      <text:p text:style-name="P7"><text:span text:style-name="T1">Cruzar el río</text:span> <text:span text:style-name="T3">v.</text:span> Llallaguihajaha.</text:p>
      <text:p text:style-name="P7"><text:span text:style-name="T1">Cuál</text:span> <text:span text:style-name="T3">pron.</text:span> <text:span text:style-name="T1">1.</text:span> Ãda. <text:span text:style-name="T1">2.</text:span> Adi.</text:p>
      <text:p text:style-name="P7"><text:span text:style-name="T1">Cuándo</text:span> <text:span text:style-name="T3">adv.</text:span> Umexẽnaja.</text:p>
      <text:p text:style-name="P7"><text:span text:style-name="T1">Cuánto</text:span> <text:span text:style-name="T3">adj.</text:span> Jĩdamehgaja.</text:p>
      <text:p text:style-name="P7"><text:span text:style-name="T1">Cualquiera</text:span> <text:span text:style-name="T3">pron.</text:span> Sudehda ĩxe.</text:p>
      <text:p text:style-name="P7"><text:span text:style-name="T1">Cuarto</text:span> <text:span text:style-name="T3">s.</text:span> Jehixu.</text:p>
      <text:p text:style-name="P7"><text:span text:style-name="T1">Cuatro</text:span> <text:span text:style-name="T3">adj.</text:span> <text:span text:style-name="T1">1.</text:span> (inanim.) Bajẽgamehga.</text:p>
      <text:p text:style-name="P7"><text:tab/><text:span text:style-name="T1">2.</text:span> (piedras, tusas) Bajẽgachuha.</text:p>
      <text:p text:style-name="P7"><text:tab/><text:span text:style-name="T1">3.</text:span> (anim.) Bajẽgohdu.</text:p>
      <text:p text:style-name="P7"/>
      <text:p text:style-name="P7">[Seite 64]</text:p>
      <text:p text:style-name="P7">[Spalte 1]</text:p>
      <text:p text:style-name="P7"/>
      <text:p text:style-name="P7"><text:span text:style-name="T1">Cubierta</text:span> <text:span text:style-name="T3">s.</text:span> Fajagaxoode.</text:p>
      <text:p text:style-name="P7"><text:span text:style-name="T1">Cubiro</text:span> (pájaro) <text:span text:style-name="T3">s.</text:span> Chĩtehme.</text:p>
      <text:p text:style-name="P7"><text:span text:style-name="T1">Cubrir</text:span> <text:span text:style-name="T3">v.</text:span> Fajajaha.</text:p>
      <text:p text:style-name="P7"><text:span text:style-name="T1">Cubrirse</text:span> <text:span text:style-name="T3">v.</text:span> Fajahgajaha.</text:p>
      <text:p text:style-name="P7"><text:span text:style-name="T1">Cubrirse de la lluvia</text:span> <text:span text:style-name="T3">v.</text:span> Õcuajaha.</text:p>
      <text:p text:style-name="P7"><text:span text:style-name="T1">Cucaracha</text:span> <text:span text:style-name="T3">s.</text:span> Awa.</text:p>
      <text:p text:style-name="P7"><text:span text:style-name="T1">Cucaracha de agua</text:span> <text:span text:style-name="T3">s.</text:span> Oxehgo awa.</text:p>
      <text:p text:style-name="P7"><text:span text:style-name="T1">Cucuri</text:span> (palma) <text:span text:style-name="T3">s.</text:span> Wãcha icuti.</text:p>
      <text:p text:style-name="P7"><text:span text:style-name="T1">Cuchara</text:span> <text:span text:style-name="T3">s.</text:span> <text:span text:style-name="T1">1.</text:span> Juhlluhje. <text:span text:style-name="T1">2.</text:span> Olluje.</text:p>
      <text:p text:style-name="P7"><text:span text:style-name="T1">Cucharada</text:span> <text:span text:style-name="T3">s.</text:span> Jihllata ollujexoena.</text:p>
      <text:p text:style-name="P7"><text:span text:style-name="T1">Cucharas de madera</text:span> <text:span text:style-name="T3">s.</text:span> Juhllunugu.</text:p>
      <text:p text:style-name="P7"><text:span text:style-name="T1">Cuchillo</text:span> <text:span text:style-name="T3">s.</text:span> Willaide. <text:span text:style-name="T3">pl.</text:span> Willai.</text:p>
      <text:p text:style-name="P7"><text:span text:style-name="T1">Cuello</text:span> <text:span text:style-name="T3">s.</text:span> Õcua.</text:p>
      <text:p text:style-name="P7"><text:span text:style-name="T1">Cuello</text:span> (de un vestido, etc.) <text:span text:style-name="T3">s.</text:span> Ajapu.</text:p>
      <text:p text:style-name="P7"><text:soft-page-break/><text:span text:style-name="T1">Cuento</text:span> <text:span text:style-name="T3">s.</text:span> <text:span text:style-name="T1">1.</text:span> Ootaxahdahgaha.</text:p>
      <text:p text:style-name="P7"><text:tab/><text:span text:style-name="T1">2.</text:span> Socui. <text:span text:style-name="T1">3.</text:span> Teahgaha.</text:p>
      <text:p text:style-name="P7"><text:span text:style-name="T1">Cuerno</text:span> <text:span text:style-name="T3">s.</text:span> Tuhallaha, tuhwallaha.</text:p>
      <text:p text:style-name="P7"><text:span text:style-name="T1">Cuero</text:span> <text:span text:style-name="T3">s.</text:span> <text:span text:style-name="T1">1.</text:span> Cuerruxẽ. <text:span text:style-name="T1">2.</text:span> Ĩxexe. <text:span text:style-name="T3">pl.</text:span></text:p>
      <text:p text:style-name="P7"><text:tab/>Cuerru.</text:p>
      <text:p text:style-name="P7"><text:span text:style-name="T1">Cuerpo</text:span> <text:span text:style-name="T3">s.</text:span> Obodi.</text:p>
      <text:p text:style-name="P7"><text:span text:style-name="T1">Cuervo</text:span> (habita los caños) <text:span text:style-name="T3">s.</text:span></text:p>
      <text:p text:style-name="P7"><text:tab/>Culipaho, culipoho.</text:p>
      <text:p text:style-name="P7"><text:span text:style-name="T1">Cueva</text:span> <text:span text:style-name="T3">s.</text:span> Wajixu.</text:p>
      <text:p text:style-name="P7"><text:span text:style-name="T1">Cuidado</text:span> <text:span text:style-name="T3">s.</text:span> Juwihgaha.</text:p>
      <text:p text:style-name="P7"><text:span text:style-name="T1">Cuidadoso</text:span> <text:span text:style-name="T3">adj.</text:span> Juwihgue.</text:p>
      <text:p text:style-name="P7"><text:span text:style-name="T1">Cuidar</text:span> (guardar algo) <text:span text:style-name="T3">v.</text:span> Juhwajaha.</text:p>
      <text:p text:style-name="P7"><text:span text:style-name="T1">Cuidarse</text:span> <text:span text:style-name="T3">v.</text:span> Juwihguihajaha.</text:p>
      <text:p text:style-name="P7"><text:span text:style-name="T1">Culebra</text:span> <text:span text:style-name="T3">s.</text:span> Llacui.</text:p>
      <text:p text:style-name="P7"><text:span text:style-name="T1">Culebra cuatro narices</text:span> <text:span text:style-name="T3">s.</text:span></text:p>
      <text:p text:style-name="P7"><text:tab/>Bajẽgaxõh ĩxu ĩxoh llacui.</text:p>
      <text:p text:style-name="P7"><text:span text:style-name="T1">Culebra de agua</text:span> <text:span text:style-name="T3">s.</text:span> Calibili llacui.</text:p>
      <text:p text:style-name="P7"><text:span text:style-name="T1">Culebra guavina de agua</text:span> <text:span text:style-name="T3">s.</text:span> Tohlla</text:p>
      <text:p text:style-name="P7"><text:tab/>llacui.</text:p>
      <text:p text:style-name="P7"><text:span text:style-name="T1">Culpable</text:span> <text:span text:style-name="T3">adj.</text:span> Llipahguihe. <text:span text:style-name="T3">pl.</text:span></text:p>
      <text:p text:style-name="P7"><text:tab/>Cocobahdu.</text:p>
      <text:p text:style-name="P7"/>
      <text:p text:style-name="P7">[Seite 64]</text:p>
      <text:p text:style-name="P7">[Spalte 2]</text:p>
      <text:p text:style-name="P7"/>
      <text:p text:style-name="P7">[BILD] Culebra</text:p>
      <text:p text:style-name="P7"><text:span text:style-name="T1">Culpar</text:span> <text:span text:style-name="T3">v.</text:span> <text:span text:style-name="T1">1.</text:span> Cocoaxahdajaha.</text:p>
      <text:p text:style-name="P7"><text:tab/><text:span text:style-name="T1">2.</text:span> Lliaguihajaha.</text:p>
      <text:p text:style-name="P7"><text:span text:style-name="T1">Cultivación</text:span> <text:span text:style-name="T3">s.</text:span> Junaa doigaha.</text:p>
      <text:p text:style-name="P7"><text:span text:style-name="T1">Cultivar</text:span> <text:span text:style-name="T3">v.</text:span> Junaa doajaha.</text:p>
      <text:p text:style-name="P7"><text:span text:style-name="T1">Cumaral</text:span> (palmar de cumare) <text:span text:style-name="T3">s.</text:span></text:p>
      <text:p text:style-name="P7"><text:tab/>Cimalipu.</text:p>
      <text:p text:style-name="P7"><text:span text:style-name="T1">Cumbrera de la casa</text:span> <text:span text:style-name="T3">s.</text:span> Itopucua.</text:p>
      <text:p text:style-name="P7"><text:span text:style-name="T1">Cumplimiento</text:span> <text:span text:style-name="T3">s.</text:span> Tallamahgaha.</text:p>
      <text:p text:style-name="P7"><text:span text:style-name="T1">Cumplir</text:span> <text:span text:style-name="T3">v.</text:span> Tallamajaha.</text:p>
      <text:p text:style-name="P7"><text:span text:style-name="T1">Cuñada</text:span> (de él) <text:span text:style-name="T3">s.</text:span> Allo.</text:p>
      <text:p text:style-name="P7"><text:span text:style-name="T1">Cuñado</text:span> <text:span text:style-name="T3">s.</text:span> <text:span text:style-name="T1">1.</text:span> Ĩãjahe. <text:span text:style-name="T1">2.</text:span> Nohde, nuhde.</text:p>
      <text:p text:style-name="P7"><text:span text:style-name="T1">Curaca</text:span> <text:span text:style-name="T3">s.</text:span> Aixohdi.</text:p>
      <text:p text:style-name="P7"><text:span text:style-name="T1">Curación</text:span> <text:span text:style-name="T3">s.</text:span> Nugohoxadahgaha.</text:p>
      <text:p text:style-name="P7"><text:span text:style-name="T1">Curador</text:span> <text:span text:style-name="T3">s.</text:span> Nugohoxadahgaidi. <text:span text:style-name="T3">pl.</text:span></text:p>
      <text:p text:style-name="P7"><text:tab/>Nugohoxadahgaihdu.</text:p>
      <text:p text:style-name="P7"><text:span text:style-name="T1">Curandero soplador</text:span> <text:span text:style-name="T3">s.</text:span> Jujubaidi.</text:p>
      <text:p text:style-name="P7"><text:span text:style-name="T1">Curar</text:span> <text:span text:style-name="T3">v.</text:span> <text:span text:style-name="T1">1.</text:span> Ballamaxahdajaha.</text:p>
      <text:p text:style-name="P7"><text:tab/><text:span text:style-name="T1">2.</text:span> Nugohoxadajaha.</text:p>
      <text:p text:style-name="P7"><text:span text:style-name="T1">Curarse</text:span> <text:span text:style-name="T3">v.</text:span> Ballamajaha.</text:p>
      <text:p text:style-name="P7"><text:span text:style-name="T1">Curiara</text:span> <text:span text:style-name="T3">s.</text:span> Wechuju.</text:p>
      <text:p text:style-name="P7"><text:span text:style-name="T1">Curva</text:span> <text:span text:style-name="T3">s.</text:span> Wiña.</text:p>
      <text:p text:style-name="P7"><text:span text:style-name="T1">Curvas de montes</text:span> <text:span text:style-name="T3">s.</text:span> Wallahdaxuha.</text:p>
      <text:p text:style-name="P7"><text:span text:style-name="T1">Curvas de ríos</text:span> <text:span text:style-name="T3">s.</text:span> Wallahdaxuha.</text:p>
      <text:p text:style-name="P7"/>
      <text:p text:style-name="P7">[Seite 64]</text:p>
      <text:p text:style-name="P7">[Spalte 1]</text:p>
      <text:p text:style-name="P7"><text:soft-page-break/></text:p>
      <text:p text:style-name="P3">Ch, ch</text:p>
      <text:p text:style-name="P7"/>
      <text:p text:style-name="P7"><text:span text:style-name="T1">Chaparral</text:span> <text:span text:style-name="T3">s.</text:span> Chaparralhju.</text:p>
      <text:p text:style-name="P7"><text:span text:style-name="T1">Chaparro</text:span> (árbol) <text:span text:style-name="T3">s.</text:span> Fãxollu.</text:p>
      <text:p text:style-name="P7"><text:span text:style-name="T1">Charamizo</text:span> (ramas caídas y</text:p>
      <text:p text:style-name="P7"><text:tab/>deshojadas) <text:span text:style-name="T3">s.</text:span> Fãxacha.</text:p>
      <text:p text:style-name="P7"><text:span text:style-name="T1">Charca</text:span> <text:span text:style-name="T3">s.</text:span> Junagahupuha.</text:p>
      <text:p text:style-name="P7"><text:span text:style-name="T1">Charcos de agua en la sabana</text:span> <text:span text:style-name="T3">s.</text:span></text:p>
      <text:p text:style-name="P7"><text:tab/>Fãjãhlluhẽxẽ.</text:p>
      <text:p text:style-name="P7"><text:span text:style-name="T1">Charla</text:span> <text:span text:style-name="T3">s.</text:span> Teahgaha.</text:p>
      <text:p text:style-name="P7"><text:span text:style-name="T1">Charlar</text:span> <text:span text:style-name="T3">v.</text:span> Teahgajaha.</text:p>
      <text:p text:style-name="P7"/>
      <text:p text:style-name="P7">[Seite 64]</text:p>
      <text:p text:style-name="P7">[Spalte 2]</text:p>
      <text:p text:style-name="P7"/>
      <text:p text:style-name="P7"><text:span text:style-name="T1">Charlatán</text:span> <text:span text:style-name="T3">s.</text:span> Tepahguehe.</text:p>
      <text:p text:style-name="P7"><text:span text:style-name="T1">Cherna</text:span> (pez) <text:span text:style-name="T3">s.</text:span> Catu.</text:p>
      <text:p text:style-name="P7"><text:span text:style-name="T1">Chichón</text:span> <text:span text:style-name="T3">s.</text:span> Dũduh.</text:p>
      <text:p text:style-name="P7"><text:span text:style-name="T1">Chicha</text:span> <text:span text:style-name="T3">s.</text:span> Masato.</text:p>
      <text:p text:style-name="P7"><text:span text:style-name="T1">Chicharra</text:span> (insecto) <text:span text:style-name="T3">s.</text:span> Llanana.</text:p>
      <text:p text:style-name="P7"><text:span text:style-name="T1">Chiflar</text:span> <text:span text:style-name="T3">v.</text:span> Sipuhajaha.</text:p>
      <text:p text:style-name="P7"><text:span text:style-name="T1">Chiflarse</text:span> <text:span text:style-name="T3">v.</text:span> Sebihajaha.</text:p>
      <text:p text:style-name="P7"><text:span text:style-name="T1">Chig</text:span><text:span text:style-name="T2">ũ</text:span><text:span text:style-name="T1">iro</text:span> <text:span text:style-name="T3">s.</text:span> Wixe.</text:p>
      <text:p text:style-name="P7"><text:span text:style-name="T1">Chinchorro</text:span> <text:span text:style-name="T3">s.</text:span> Tehsia. <text:span text:style-name="T3">pl.</text:span> Tehsi.</text:p>
      <text:p text:style-name="P7"/>
      <text:p text:style-name="P7">[Seite 65]</text:p>
      <text:p text:style-name="P7">[Spalte 1]</text:p>
      <text:p text:style-name="P7"/>
      <text:p text:style-name="P7"><text:span text:style-name="T1">Chiricoa</text:span> (pájaro) <text:span text:style-name="T3">s.</text:span> Cute.</text:p>
      <text:p text:style-name="P7"><text:span text:style-name="T1">Chisme</text:span> <text:span text:style-name="T3">s.</text:span> Socui.</text:p>
      <text:p text:style-name="P7"><text:span text:style-name="T1">Chismoso</text:span> <text:span text:style-name="T3">adj.</text:span> Socuihe.</text:p>
      <text:p text:style-name="P7"><text:span text:style-name="T1">Chispa</text:span> <text:span text:style-name="T3">s.</text:span> Sellateñate.</text:p>
      <text:p text:style-name="P7"><text:span text:style-name="T1">Chiste</text:span> <text:span text:style-name="T3">s.</text:span> Ũbadahgaha socui.</text:p>
      <text:p text:style-name="P7"><text:span text:style-name="T1">Chistoso</text:span> <text:span text:style-name="T3">adj.</text:span> Ũbadahgaha socui</text:p>
      <text:p text:style-name="P7"><text:tab/>tepague.</text:p>
      <text:p text:style-name="P7"><text:span text:style-name="T1">Chocar</text:span> <text:span text:style-name="T3">v.</text:span> <text:span text:style-name="T1">1.</text:span> Roadajaha. <text:span text:style-name="T1">2.</text:span> Roahgajaha.</text:p>
      <text:p text:style-name="P7"><text:span text:style-name="T1">Chonta</text:span> <text:span text:style-name="T3">s.</text:span> Nenichi.</text:p>
      <text:p text:style-name="P7"><text:span text:style-name="T1">Choque</text:span> <text:span text:style-name="T3">s.</text:span> Roahgaha.</text:p>
      <text:p text:style-name="P7"><text:span text:style-name="T1">Chorlito</text:span> (pájaro) <text:span text:style-name="T3">s.</text:span> Bibihgui.</text:p>
      <text:p text:style-name="P7"/>
      <text:p text:style-name="P7">[Seite 65]</text:p>
      <text:p text:style-name="P7">[Spalte 2]</text:p>
      <text:p text:style-name="P7"/>
      <text:p text:style-name="P7"><text:span text:style-name="T1">Chorrear</text:span> <text:span text:style-name="T3">v.</text:span> Choloajaha.</text:p>
      <text:p text:style-name="P7"><text:span text:style-name="T1">Chorro</text:span> <text:span text:style-name="T3">s.</text:span> Choloa.</text:p>
      <text:p text:style-name="P7"><text:span text:style-name="T1">Chorro de agua</text:span> <text:span text:style-name="T3">s.</text:span> Cahacholome.</text:p>
      <text:p text:style-name="P7"><text:span text:style-name="T1">Chuapa de topocho</text:span> <text:span text:style-name="T3">s.</text:span> Ihllũxẽ.</text:p>
      <text:p text:style-name="P7"><text:span text:style-name="T1">Chubasco</text:span> <text:span text:style-name="T3">s.</text:span> Oxoo ĩã guwa.</text:p>
      <text:p text:style-name="P7"><text:span text:style-name="T1">Chupaflor</text:span> <text:span text:style-name="T3">s.</text:span> Bihwisi.</text:p>
      <text:p text:style-name="P7"><text:span text:style-name="T1">Chupar</text:span> <text:span text:style-name="T3">v.</text:span> Lluhlluhajaha,</text:p>
      <text:p text:style-name="P7"><text:tab/>lluwagajaha.</text:p>
      <text:p text:style-name="P7"><text:soft-page-break/><text:span text:style-name="T1">Chúvano</text:span> (pez) <text:span text:style-name="T3">s.</text:span> Jiwali.</text:p>
      <text:p text:style-name="P7"/>
      <text:p text:style-name="P7">[Seite 65]</text:p>
      <text:p text:style-name="P7">[Spalte 1]</text:p>
      <text:p text:style-name="P7"/>
      <text:p text:style-name="P3">D, d</text:p>
      <text:p text:style-name="P7"/>
      <text:p text:style-name="P7"><text:span text:style-name="T1">Dama</text:span> <text:span text:style-name="T3">s.</text:span> Ñaaxu.</text:p>
      <text:p text:style-name="P7"><text:span text:style-name="T1">Danta</text:span> <text:span text:style-name="T3">s.</text:span> Rãpoje.</text:p>
      <text:p text:style-name="P7"><text:span text:style-name="T1">Danza</text:span> <text:span text:style-name="T3">s.</text:span> Riña.</text:p>
      <text:p text:style-name="P7"><text:span text:style-name="T1">Dañable</text:span> <text:span text:style-name="T3">adj.</text:span> Sudabãxaja.</text:p>
      <text:p text:style-name="P7"><text:span text:style-name="T1">Dañar</text:span> <text:span text:style-name="T3">v.</text:span> <text:span text:style-name="T1">1.</text:span> Ihnetajaha.</text:p>
      <text:p text:style-name="P7"><text:tab/><text:span text:style-name="T1">2.</text:span> Sudaamaxahdajaha.</text:p>
      <text:p text:style-name="P7"><text:span text:style-name="T1">Dañarse</text:span> (por desastre o brujería)</text:p>
      <text:p text:style-name="P7"><text:tab/><text:span text:style-name="T3">v.</text:span> Ihnehgajaha.</text:p>
      <text:p text:style-name="P7"><text:span text:style-name="T1">Daño</text:span> <text:span text:style-name="T3">s.</text:span> Sudaamaxahdahgaha.</text:p>
      <text:p text:style-name="P7"><text:span text:style-name="T1">Dañoso</text:span> <text:span text:style-name="T3">adj.</text:span> Sudamaaxahdabãhbe.</text:p>
      <text:p text:style-name="P7"><text:span text:style-name="T1">Dar</text:span> <text:span text:style-name="T3">v.</text:span> Ichajaha.</text:p>
      <text:p text:style-name="P7"><text:span text:style-name="T1">Dar a luz</text:span> <text:span text:style-name="T3">v.</text:span> Bajagajaha.</text:p>
      <text:p text:style-name="P7"><text:span text:style-name="T1">Dar a luz a un niño tras otro</text:span> <text:span text:style-name="T3">v.</text:span></text:p>
      <text:p text:style-name="P7"><text:tab/>Imegahajaha.</text:p>
      <text:p text:style-name="P7"><text:span text:style-name="T1">Dar con</text:span> <text:span text:style-name="T3">v.</text:span> Jillabahgajaha (johdihgui).</text:p>
      <text:p text:style-name="P7"><text:span text:style-name="T1">Dar cuchilladas</text:span> <text:span text:style-name="T3">v.</text:span> Buhllajaha.</text:p>
      <text:p text:style-name="P7"><text:span text:style-name="T1">Dar de beber</text:span> <text:span text:style-name="T3">v.</text:span> Oxajaha.</text:p>
      <text:p text:style-name="P7"><text:span text:style-name="T1">Dar empujones</text:span> <text:span text:style-name="T3">v.</text:span> Jihllajaha.</text:p>
      <text:p text:style-name="P7"><text:span text:style-name="T1">Dar las espaldas</text:span> <text:span text:style-name="T3">v.</text:span> Amagamajaha.</text:p>
      <text:p text:style-name="P7"><text:span text:style-name="T1">Dar un golpe</text:span> <text:span text:style-name="T3">v.</text:span> Roadajaha.</text:p>
      <text:p text:style-name="P7"><text:span text:style-name="T1">Dar un hachazo</text:span> <text:span text:style-name="T3">v.</text:span> Chatadajaha.</text:p>
      <text:p text:style-name="P7"><text:span text:style-name="T1">Dar un salto</text:span> (un brinco) <text:span text:style-name="T3">v.</text:span></text:p>
      <text:p text:style-name="P7"><text:tab/>Fahñajaha.</text:p>
      <text:p text:style-name="P7"><text:span text:style-name="T1">Dar una azotada</text:span> <text:span text:style-name="T3">v.</text:span> Llallagajaha.</text:p>
      <text:p text:style-name="P3">Dar una palada o un barretonazo</text:p>
      <text:p text:style-name="P7"><text:tab/><text:span text:style-name="T1">al suelo</text:span> <text:span text:style-name="T3">v.</text:span> Llajadajaha.</text:p>
      <text:p text:style-name="P7"><text:span text:style-name="T1">Dar una palmada</text:span> <text:span text:style-name="T3">v.</text:span> Poajaha.</text:p>
      <text:p text:style-name="P7"><text:span text:style-name="T1">Dar una vuelta</text:span> <text:span text:style-name="T3">v.</text:span> Laituamajaha.</text:p>
      <text:p text:style-name="P7"><text:span text:style-name="T1">Dar una vuelta a los ojos</text:span> <text:span text:style-name="T3">v.</text:span> Paxu</text:p>
      <text:p text:style-name="P7"><text:tab/>lugadajaha.</text:p>
      <text:p text:style-name="P7"><text:span text:style-name="T1">Dar vueltas alrededor de algo</text:span> <text:span text:style-name="T3">v.</text:span></text:p>
      <text:p text:style-name="P7"><text:tab/>Bañadajaha.</text:p>
      <text:p text:style-name="P7"><text:span text:style-name="T1">Darle asco algo a uno</text:span> <text:span text:style-name="T3">v.</text:span></text:p>
      <text:p text:style-name="P7"/>
      <text:p text:style-name="P7">[Seite 65]</text:p>
      <text:p text:style-name="P7">[Spalte 2]</text:p>
      <text:p text:style-name="P7"/>
      <text:p text:style-name="P7"><text:tab/>Llecagamajaha.</text:p>
      <text:p text:style-name="P7"><text:span text:style-name="T1">Darse</text:span> <text:span text:style-name="T3">v.</text:span> <text:span text:style-name="T1">1.</text:span> Ichagajaha.</text:p>
      <text:p text:style-name="P7"><text:tab/><text:span text:style-name="T1">2.</text:span> Jillabahguihajaha.</text:p>
      <text:p text:style-name="P7"><text:span text:style-name="T1">Darse prisa</text:span> <text:span text:style-name="T3">v.</text:span> Jaĩpatahguihajaha.</text:p>
      <text:p text:style-name="P7"><text:span text:style-name="T1">De</text:span> <text:span text:style-name="T3">prep.</text:span> <text:span text:style-name="T1">1.</text:span> Ẽbaĩ. <text:span text:style-name="T1">2.</text:span> Ĩã.</text:p>
      <text:p text:style-name="P7"><text:span text:style-name="T1">De allí</text:span> <text:span text:style-name="T3">adv.</text:span> Jĩdanahdoh.</text:p>
      <text:p text:style-name="P7"><text:span text:style-name="T1">De color</text:span> <text:span text:style-name="T3">adj.</text:span> Tiñehgahna ohwaha.</text:p>
      <text:p text:style-name="P7"><text:span text:style-name="T1">De él</text:span> <text:span text:style-name="T3">prep./pron.</text:span> <text:span text:style-name="T1">1.</text:span> (anim.) Ẽdi.</text:p>
      <text:p text:style-name="P7"><text:soft-page-break/><text:tab/><text:span text:style-name="T1">2.</text:span> (papel) Aha. <text:span text:style-name="T1">3.</text:span> (formas semi-</text:p>
      <text:p text:style-name="P7"><text:tab/>esféricas) Ãxõ. <text:span text:style-name="T1">4.</text:span> (su: anim. fem.)</text:p>
      <text:p text:style-name="P7"><text:tab/>Ẽxu.</text:p>
      <text:p text:style-name="P7"><text:span text:style-name="T1">De la orilla opuesta del río</text:span> <text:span text:style-name="T3">adv.</text:span></text:p>
      <text:p text:style-name="P7"><text:tab/>Jotehnacuaahda.</text:p>
      <text:p text:style-name="P7"><text:span text:style-name="T1">De otra parte</text:span> <text:span text:style-name="T3">adv.</text:span> <text:span text:style-name="T1">1.</text:span> Joehnaahda.</text:p>
      <text:p text:style-name="P7"><text:tab/><text:span text:style-name="T1">2.</text:span> Jõhwẽjẽẽhda.</text:p>
      <text:p text:style-name="P7"><text:span text:style-name="T1">De repente</text:span> <text:span text:style-name="T3">adv.</text:span> Jaĩpatahje.</text:p>
      <text:p text:style-name="P7"><text:span text:style-name="T1">Debajo</text:span> <text:span text:style-name="T3">adv.</text:span> Ubena.</text:p>
      <text:p text:style-name="P7"><text:span text:style-name="T1">Debe salir</text:span> <text:span text:style-name="T3">v.</text:span> Sajehmahgajaha ĩxiajahri.</text:p>
      <text:p text:style-name="P7"><text:span text:style-name="T1">Deber</text:span> <text:span text:style-name="T3">v.</text:span> Ootaxahdajaha.</text:p>
      <text:p text:style-name="P7"><text:span text:style-name="T1">Débil</text:span> <text:span text:style-name="T3">adj.</text:span> Fapadi, fapodi.</text:p>
      <text:p text:style-name="P7"><text:span text:style-name="T1">Debilidad</text:span> (a causa de brujería) <text:span text:style-name="T3">s.</text:span></text:p>
      <text:p text:style-name="P7"><text:tab/>Fajalia.</text:p>
      <text:p text:style-name="P7"><text:span text:style-name="T1">Decaer</text:span> <text:span text:style-name="T3">v.</text:span> Sudibajaha.</text:p>
      <text:p text:style-name="P7"><text:span text:style-name="T1">Decapitar</text:span> <text:span text:style-name="T3">v.</text:span> Õcuellabaxahdajaha.</text:p>
      <text:p text:style-name="P3">Decidir dos personas a salir juntos</text:p>
      <text:p text:style-name="P7"><text:tab/><text:span text:style-name="T3">v.</text:span> Allehguihajaha.</text:p>
      <text:p text:style-name="P7"><text:span text:style-name="T1">Decir</text:span> <text:span text:style-name="T3">v.</text:span> Ajajaha, pajajaha.</text:p>
      <text:p text:style-name="P7"><text:span text:style-name="T1">Declinar</text:span> (no aceptar) <text:span text:style-name="T3">v.</text:span> Jãhcha</text:p>
      <text:p text:style-name="P7"><text:tab/>eetawĩdihajaha.</text:p>
      <text:p text:style-name="P7"><text:span text:style-name="T1">Decorar</text:span> <text:span text:style-name="T3">v.</text:span> Beehdajaha.</text:p>
      <text:p text:style-name="P7"><text:span text:style-name="T1">Dedicar</text:span> <text:span text:style-name="T3">v.</text:span> Panigajaha.</text:p>
      <text:p text:style-name="P7"><text:span text:style-name="T1">Dedo</text:span> <text:span text:style-name="T3">s.</text:span> Ĩdeche. <text:span text:style-name="T3">pl.</text:span> Ineja, ĩdecheha.</text:p>
      <text:p text:style-name="P7"><text:span text:style-name="T1">Dedo anular</text:span> <text:span text:style-name="T3">s.</text:span> Sotijapuha õdee</text:p>
      <text:p text:style-name="P7"/>
      <text:p text:style-name="P7">[Seite 66]</text:p>
      <text:p text:style-name="P7">[Spalte 1]</text:p>
      <text:p text:style-name="P7"/>
      <text:p text:style-name="P7"><text:tab/>ĩdeche.</text:p>
      <text:p text:style-name="P7"><text:span text:style-name="T1">Dedo del pie</text:span> <text:span text:style-name="T3">s.</text:span> Jahba ĩdeche.</text:p>
      <text:p text:style-name="P7"><text:span text:style-name="T1">Dedo índice</text:span> <text:span text:style-name="T3">s.</text:span> Llajadaxoode.</text:p>
      <text:p text:style-name="P7"><text:span text:style-name="T1">Dedo pulgar</text:span> <text:span text:style-name="T3">v.</text:span> Uuxulõxogode.</text:p>
      <text:p text:style-name="P7"><text:span text:style-name="T1">Deformar</text:span> <text:span text:style-name="T3">v.</text:span> Jowehnawahmaxahda-</text:p>
      <text:p text:style-name="P7"><text:tab/>jaha.</text:p>
      <text:p text:style-name="P7"><text:span text:style-name="T1">Deformidad</text:span> <text:span text:style-name="T3">s.</text:span> Jowehnawahmaxah-</text:p>
      <text:p text:style-name="P7"><text:tab/>dahgaha.</text:p>
      <text:p text:style-name="P7"><text:span text:style-name="T1">Defraudar</text:span> <text:span text:style-name="T3">v.</text:span> Ujahdajaha.</text:p>
      <text:p text:style-name="P7"><text:span text:style-name="T1">Dejar</text:span> <text:span text:style-name="T3">v.</text:span> Ichehdajaha.</text:p>
      <text:p text:style-name="P7"><text:span text:style-name="T1">Dejar algo cubierto</text:span> <text:span text:style-name="T3">v.</text:span></text:p>
      <text:p text:style-name="P7"><text:tab/>Fajaguihajaha.</text:p>
      <text:p text:style-name="P7"><text:span text:style-name="T1">Dejar libre el paso</text:span> <text:span text:style-name="T3">v.</text:span> Behmajaha.</text:p>
      <text:p text:style-name="P7"><text:span text:style-name="T1">Dejarse</text:span> <text:span text:style-name="T3">v.</text:span> Ichehdahgajaha.</text:p>
      <text:p text:style-name="P7"><text:span text:style-name="T1">Dejarse de</text:span> <text:span text:style-name="T3">v.</text:span> Ichedahguihajaha.</text:p>
      <text:p text:style-name="P7"><text:span text:style-name="T1">Del lado de allí</text:span> <text:span text:style-name="T3">adv.</text:span></text:p>
      <text:p text:style-name="P7"><text:tab/>Johwehnahtohdoh.</text:p>
      <text:p text:style-name="P7"><text:span text:style-name="T1">Del otro lado del río</text:span> <text:span text:style-name="T3">adv.</text:span></text:p>
      <text:p text:style-name="P7"><text:tab/>Jotehnaahda.</text:p>
      <text:p text:style-name="P7"><text:span text:style-name="T1">Delante</text:span> <text:span text:style-name="T3">adv.</text:span> Pamenaahda.</text:p>
      <text:p text:style-name="P7"><text:span text:style-name="T1">Delantera</text:span> <text:span text:style-name="T3">s.</text:span> Pameta.</text:p>
      <text:p text:style-name="P7"><text:span text:style-name="T1">Delegar</text:span> <text:span text:style-name="T3">v.</text:span> Ichajahri johdihri</text:p>
      <text:p text:style-name="P7"><text:tab/>quelehgaha.</text:p>
      <text:p text:style-name="P7"><text:soft-page-break/><text:span text:style-name="T1">Delgadez</text:span> <text:span text:style-name="T3">s.</text:span> <text:span text:style-name="T1">1.</text:span> Boha.</text:p>
      <text:p text:style-name="P7"><text:tab/><text:span text:style-name="T1">2.</text:span> Ichahejehmahgaha.</text:p>
      <text:p text:style-name="P7"><text:span text:style-name="T1">Delgado</text:span> <text:span text:style-name="T3">adj.</text:span> <text:span text:style-name="T1">1.</text:span> Bohdi. <text:span text:style-name="T1">2.</text:span> Ichaheje.</text:p>
      <text:p text:style-name="P7"><text:span text:style-name="T1">Delgado y plano</text:span> <text:span text:style-name="T3">adj.</text:span> Naji.</text:p>
      <text:p text:style-name="P7"><text:span text:style-name="T1">Deliberar</text:span> <text:span text:style-name="T3">v.</text:span> Ona-guwehgajaha.</text:p>
      <text:p text:style-name="P7"><text:span text:style-name="T1">Deliciosa</text:span> <text:span text:style-name="T3">adj.</text:span> Õdego.</text:p>
      <text:p text:style-name="P7"><text:span text:style-name="T1">Delicioso</text:span> <text:span text:style-name="T3">adj.</text:span> Õdega.</text:p>
      <text:p text:style-name="P7"><text:span text:style-name="T1">Delincuente</text:span> <text:span text:style-name="T3">adj.</text:span> Balladi uhwo</text:p>
      <text:p text:style-name="P7"><text:tab/>quelebaidi.</text:p>
      <text:p text:style-name="P7"><text:span text:style-name="T1">Delito</text:span> <text:span text:style-name="T3">s.</text:span> Sudaa uhwo.</text:p>
      <text:p text:style-name="P7"><text:span text:style-name="T1">Demanda</text:span> <text:span text:style-name="T3">s.</text:span> Ĩãmaĩgahahga.</text:p>
      <text:p text:style-name="P7"><text:span text:style-name="T1">Demandar</text:span> <text:span text:style-name="T3">v.</text:span> Ĩãmaĩgahajaha.</text:p>
      <text:p text:style-name="P7"><text:span text:style-name="T1">Demasiado</text:span> <text:span text:style-name="T3">adv.</text:span> Sudehdaxehna.</text:p>
      <text:p text:style-name="P7"><text:span text:style-name="T1">Demente</text:span> <text:span text:style-name="T3">adj.</text:span> Omeñaahda sebi.</text:p>
      <text:p text:style-name="P7"><text:span text:style-name="T1">Demonio</text:span> <text:span text:style-name="T3">s.</text:span> Õhwaĩhdi ẽdi tãdofaidi.</text:p>
      <text:p text:style-name="P7"><text:span text:style-name="T1">Demora</text:span> <text:span text:style-name="T3">s.</text:span> Iseha.</text:p>
      <text:p text:style-name="P7"><text:span text:style-name="T1">Demorador</text:span> <text:span text:style-name="T3">s.</text:span> Isehaidi.</text:p>
      <text:p text:style-name="P7"><text:span text:style-name="T1">Demorar</text:span> <text:span text:style-name="T3">v.</text:span> Isehajaha.</text:p>
      <text:p text:style-name="P7"><text:span text:style-name="T1">Demostración</text:span> <text:span text:style-name="T3">s.</text:span> Peadahgaha.</text:p>
      <text:p text:style-name="P7"><text:span text:style-name="T1">Demostrar</text:span> <text:span text:style-name="T3">v.</text:span> Peadajaha.</text:p>
      <text:p text:style-name="P7"><text:span text:style-name="T1">Dentera</text:span> (dientes sensitivos a</text:p>
      <text:p text:style-name="P7"><text:tab/>comidas agrias) <text:span text:style-name="T3">s.</text:span> Oihxullahe.</text:p>
      <text:p text:style-name="P7"><text:span text:style-name="T1">Dentro</text:span> <text:span text:style-name="T3">adv.</text:span> Joahna.</text:p>
      <text:p text:style-name="P7"><text:span text:style-name="T1">Denuncia</text:span> <text:span text:style-name="T3">s.</text:span> Ĩãmaĩgahaxoa.</text:p>
      <text:p text:style-name="P7"><text:span text:style-name="T1">Derrame</text:span> <text:span text:style-name="T3">s.</text:span> Sajẽgaha.</text:p>
      <text:p text:style-name="P7"><text:span text:style-name="T1">Derribar</text:span> <text:span text:style-name="T3">v.</text:span> Loadajaha.</text:p>
      <text:p text:style-name="P7"/>
      <text:p text:style-name="P7">[Seite 66]</text:p>
      <text:p text:style-name="P7">[Spalte 2]</text:p>
      <text:p text:style-name="P7"/>
      <text:p text:style-name="P7"><text:span text:style-name="T1">Derrumbar</text:span> <text:span text:style-name="T3">v.</text:span> <text:span text:style-name="T1">1.</text:span> Bahllajaha.</text:p>
      <text:p text:style-name="P7"><text:tab/><text:span text:style-name="T1">2.</text:span> Tahbaxahdajaha.</text:p>
      <text:p text:style-name="P7"><text:span text:style-name="T1">Desagũe</text:span> <text:span text:style-name="T3">s.</text:span> Tahĩjã.</text:p>
      <text:p text:style-name="P7"><text:span text:style-name="T1">Desaparecer</text:span> <text:span text:style-name="T3">v.</text:span> <text:span text:style-name="T1">1.</text:span> Ajĩbamajaha.</text:p>
      <text:p text:style-name="P7"><text:tab/><text:span text:style-name="T1">2.</text:span> Owahmadijaha.</text:p>
      <text:p text:style-name="P7"><text:span text:style-name="T1">Desarmar</text:span> <text:span text:style-name="T3">v.</text:span> Imomohaha</text:p>
      <text:p text:style-name="P7"><text:tab/>doiguihajahri.</text:p>
      <text:p text:style-name="P7"><text:span text:style-name="T1">Desayunarse</text:span> <text:span text:style-name="T3">v.</text:span> Llehnee icuaa</text:p>
      <text:p text:style-name="P7"><text:tab/>icuajaha.</text:p>
      <text:p text:style-name="P7"><text:span text:style-name="T1">Desayuno</text:span> <text:span text:style-name="T3">s.</text:span> Llehnee icuaa.</text:p>
      <text:p text:style-name="P7"><text:span text:style-name="T1">Descansar</text:span> <text:span text:style-name="T3">v.</text:span> Soechajaha.</text:p>
      <text:p text:style-name="P7"><text:span text:style-name="T1">Descanso</text:span> <text:span text:style-name="T3">s.</text:span> Soichahgaha.</text:p>
      <text:p text:style-name="P7"><text:span text:style-name="T1">Descarga</text:span> <text:span text:style-name="T3">s.</text:span> Carga sajohbajaha.</text:p>
      <text:p text:style-name="P7"><text:span text:style-name="T1">Descargar</text:span> <text:span text:style-name="T3">v.</text:span> Ballagajaha.</text:p>
      <text:p text:style-name="P7"><text:span text:style-name="T1">Descender</text:span> <text:span text:style-name="T3">v.</text:span> Michihajaha.</text:p>
      <text:p text:style-name="P7"><text:span text:style-name="T1">Descendiente</text:span> <text:span text:style-name="T3">s.</text:span> Johdihriihda ohme.</text:p>
      <text:p text:style-name="P7"><text:span text:style-name="T1">Descenso</text:span> <text:span text:style-name="T3">s.</text:span> Maichihahgaha.</text:p>
      <text:p text:style-name="P7"><text:span text:style-name="T1">Descolgar</text:span> <text:span text:style-name="T3">v.</text:span> Ballagajaha.</text:p>
      <text:p text:style-name="P7"><text:span text:style-name="T1">Descomponer</text:span> <text:span text:style-name="T3">v.</text:span> Soãdajaha.</text:p>
      <text:p text:style-name="P7"><text:span text:style-name="T1">Desconfiar</text:span> <text:span text:style-name="T3">v.</text:span> Oma-roigadijaha.</text:p>
      <text:p text:style-name="P7"><text:span text:style-name="T1">Desconocido</text:span> <text:span text:style-name="T3">adj.</text:span> Pañoohdi.</text:p>
      <text:p text:style-name="P7"><text:span text:style-name="T1">Describir</text:span> <text:span text:style-name="T3">v.</text:span> Ĩdudajaha ñehẽ</text:p>
      <text:p text:style-name="P7"><text:soft-page-break/><text:tab/>pajigueena.</text:p>
      <text:p text:style-name="P7"><text:span text:style-name="T1">Descripción</text:span> <text:span text:style-name="T3">adj.</text:span> Ĩdudahgaha</text:p>
      <text:p text:style-name="P7"><text:tab/>ñehẽhna.</text:p>
      <text:p text:style-name="P7"><text:span text:style-name="T1">Descubrir</text:span> <text:span text:style-name="T3">v.</text:span> <text:span text:style-name="T1">1.</text:span> Cawehdajaha.</text:p>
      <text:p text:style-name="P7"><text:tab/><text:span text:style-name="T1">2.</text:span> Jillehajaha. <text:span text:style-name="T1">3.</text:span> Peadajaha.</text:p>
      <text:p text:style-name="P7"><text:span text:style-name="T1">Descubrirse</text:span> <text:span text:style-name="T3">v.</text:span> Wallahgajaha.</text:p>
      <text:p text:style-name="P7"><text:span text:style-name="T1">Descubrirse la cabeza</text:span> <text:span text:style-name="T3">v.</text:span></text:p>
      <text:p text:style-name="P7"><text:tab/>Ballahgajaha.</text:p>
      <text:p text:style-name="P7"><text:span text:style-name="T1">Desde el principio</text:span> <text:span text:style-name="T3">adv.</text:span></text:p>
      <text:p text:style-name="P7"><text:tab/>Achiameehda.</text:p>
      <text:p text:style-name="P7"><text:span text:style-name="T1">Desde hace un rato</text:span> <text:span text:style-name="T3">adv.</text:span> Achieehda.</text:p>
      <text:p text:style-name="P7"><text:span text:style-name="T1">Desear</text:span> <text:span text:style-name="T3">v.</text:span> <text:span text:style-name="T1">1.</text:span> Omeñahna õwãxahda-</text:p>
      <text:p text:style-name="P7"><text:tab/>gajaha. <text:span text:style-name="T1">2.</text:span> Õhxahdahgajaha.</text:p>
      <text:p text:style-name="P7"><text:span text:style-name="T1">Desembarcar</text:span> <text:span text:style-name="T3">v.</text:span> Sajehmajaha</text:p>
      <text:p text:style-name="P7"><text:tab/>wechujuuhda.</text:p>
      <text:p text:style-name="P7"><text:span text:style-name="T1">Desembocadura del caño</text:span> <text:span text:style-name="T3">s.</text:span></text:p>
      <text:p text:style-name="P7"><text:tab/>Achieto aja.</text:p>
      <text:p text:style-name="P7"><text:span text:style-name="T1">Desenganchar</text:span> <text:span text:style-name="T3">v.</text:span> Ballagajaha.</text:p>
      <text:p text:style-name="P7"><text:span text:style-name="T1">Desengancharse</text:span> <text:span text:style-name="T3">v.</text:span> Ballahgajaha.</text:p>
      <text:p text:style-name="P7"><text:span text:style-name="T1">Desenredar</text:span> <text:span text:style-name="T3">v.</text:span> Seajaha.</text:p>
      <text:p text:style-name="P7"><text:span text:style-name="T1">Desenvolver</text:span> <text:span text:style-name="T3">v.</text:span> Poẽgajaha.</text:p>
      <text:p text:style-name="P7"><text:span text:style-name="T1">Deseo</text:span> <text:span text:style-name="T3">s.</text:span> Omeñahna</text:p>
      <text:p text:style-name="P7"><text:tab/>õwẽhxahdahgaha.</text:p>
      <text:p text:style-name="P7"><text:span text:style-name="T1">Desequilibrado</text:span> <text:span text:style-name="T3">adj.</text:span> Fĩtua.</text:p>
      <text:p text:style-name="P7"><text:span text:style-name="T1">Desertar</text:span> <text:span text:style-name="T3">v.</text:span> Wajamajaha.</text:p>
      <text:p text:style-name="P7"><text:span text:style-name="T1">Desgranar</text:span> <text:span text:style-name="T3">v.</text:span> Quiajaha.</text:p>
      <text:p text:style-name="P7"><text:span text:style-name="T1">Deshacerse de algo</text:span> <text:span text:style-name="T3">v.</text:span> Beahgajaha.</text:p>
      <text:p text:style-name="P7"/>
      <text:p text:style-name="P7">[Seite 67]</text:p>
      <text:p text:style-name="P7">[Spalte 1]</text:p>
      <text:p text:style-name="P7"/>
      <text:p text:style-name="P7"><text:span text:style-name="T1">Deshojada</text:span> (rama de árbol) <text:span text:style-name="T3">adj.</text:span></text:p>
      <text:p text:style-name="P7"><text:tab/>Fãxahlla.</text:p>
      <text:p text:style-name="P7"><text:span text:style-name="T1">Desierto</text:span> <text:span text:style-name="T3">adj.</text:span> Cawame, cawaxẽ sẽxẽ.</text:p>
      <text:p text:style-name="P7"><text:span text:style-name="T1">Desigual</text:span> <text:span text:style-name="T3">adj.</text:span> Ñehde paxonade.</text:p>
      <text:p text:style-name="P7"><text:span text:style-name="T1">Desmayado</text:span> <text:span text:style-name="T3">adj.</text:span> Taipudi.</text:p>
      <text:p text:style-name="P7"><text:span text:style-name="T1">Desmayarse</text:span> <text:span text:style-name="T3">v.</text:span> Tallajaha.</text:p>
      <text:p text:style-name="P7"><text:span text:style-name="T1">Desmembrar</text:span> <text:span text:style-name="T3">v.</text:span> Ballagajaha dehña ĩxa.</text:p>
      <text:p text:style-name="P7"><text:span text:style-name="T1">Desmontar</text:span> <text:span text:style-name="T3">v.</text:span> Michihajaha oferiihda.</text:p>
      <text:p text:style-name="P7"><text:span text:style-name="T1">Desnuda</text:span> <text:span text:style-name="T3">adj.</text:span> Copuxu.</text:p>
      <text:p text:style-name="P7"><text:span text:style-name="T1">Desnudar</text:span> <text:span text:style-name="T3">v.</text:span> Muã lluwahgajaha.</text:p>
      <text:p text:style-name="P7"><text:span text:style-name="T1">Desnudo</text:span> <text:span text:style-name="T3">adj.</text:span> Capodi, copudi. <text:span text:style-name="T3">pl.</text:span></text:p>
      <text:p text:style-name="P7"><text:tab/>Copañu.</text:p>
      <text:p text:style-name="P7"><text:span text:style-name="T1">Desobedecer</text:span> <text:span text:style-name="T3">v.</text:span> Maĩgaha</text:p>
      <text:p text:style-name="P7"><text:tab/>ona-ĩxahdadijaha.</text:p>
      <text:p text:style-name="P7"><text:span text:style-name="T1">Desobediencia</text:span> <text:span text:style-name="T3">s.</text:span> Maĩgaha</text:p>
      <text:p text:style-name="P7"><text:tab/>ona-ĩxahdagahadi.</text:p>
      <text:p text:style-name="P7"><text:span text:style-name="T1">Despacio</text:span> <text:span text:style-name="T3">adv.</text:span> Bainaxeje.</text:p>
      <text:p text:style-name="P7"><text:span text:style-name="T1">Desparramamiento</text:span> <text:span text:style-name="T3">s.</text:span> Cãjãhñajahha.</text:p>
      <text:p text:style-name="P7"><text:span text:style-name="T1">Desparramar</text:span> <text:span text:style-name="T3">v.</text:span> Cãjãdajaha.</text:p>
      <text:p text:style-name="P7"><text:span text:style-name="T1">Desparramarse</text:span> <text:span text:style-name="T3">v.</text:span> Cãhmajaha.</text:p>
      <text:p text:style-name="P7"><text:span text:style-name="T1">Despedida</text:span> <text:span text:style-name="T3">s.</text:span> Ahdabihgaha,</text:p>
      <text:p text:style-name="P7"><text:soft-page-break/><text:tab/>ahdabihihgaha.</text:p>
      <text:p text:style-name="P7"><text:span text:style-name="T1">Despedir</text:span> <text:span text:style-name="T3">v.</text:span> <text:span text:style-name="T1">1.</text:span> Ahdabihajaha.</text:p>
      <text:p text:style-name="P7"><text:tab/><text:span text:style-name="T1">2.</text:span> Õõchajaha ahdabihajahri</text:p>
      <text:p text:style-name="P7"><text:tab/>jĩdabainari.</text:p>
      <text:p text:style-name="P7"><text:span text:style-name="T1">Despedir a la fuerza a alguien</text:span> <text:span text:style-name="T3">v.</text:span></text:p>
      <text:p text:style-name="P7"><text:tab/>Ochajaha.</text:p>
      <text:p text:style-name="P7"><text:span text:style-name="T1">Despedirse</text:span> <text:span text:style-name="T3">v.</text:span> Ahdabihaguihajaha</text:p>
      <text:p text:style-name="P7"><text:tab/>guwehoo ĩsii.</text:p>
      <text:p text:style-name="P7"><text:span text:style-name="T1">Despegado</text:span> <text:span text:style-name="T3">adj.</text:span> <text:span text:style-name="T1">1.</text:span> Ahma. <text:span text:style-name="T1">2.</text:span> Ajahga.</text:p>
      <text:p text:style-name="P7"><text:span text:style-name="T1">Despegar</text:span> <text:span text:style-name="T3">v.</text:span> Ajadajaha.</text:p>
      <text:p text:style-name="P7"><text:span text:style-name="T1">Despegarse</text:span> <text:span text:style-name="T3">v.</text:span> Ahmajaha.</text:p>
      <text:p text:style-name="P7"><text:span text:style-name="T1">Despellejar</text:span> (pelar con la mano) <text:span text:style-name="T3">v.</text:span></text:p>
      <text:p text:style-name="P7"><text:tab/>Niedajajaha.</text:p>
      <text:p text:style-name="P7"><text:span text:style-name="T1">Despertarse</text:span> <text:span text:style-name="T3">v.</text:span> Jiamajaha.</text:p>
      <text:p text:style-name="P7"><text:span text:style-name="T1">Despierto</text:span> <text:span text:style-name="T3">adj.</text:span> <text:span text:style-name="T1">1.</text:span> Jipe. <text:span text:style-name="T1">2.</text:span> Jipudi.</text:p>
      <text:p text:style-name="P7"><text:span text:style-name="T1">Desplumar</text:span> <text:span text:style-name="T3">v.</text:span> Challajaha.</text:p>
      <text:p text:style-name="P7"><text:span text:style-name="T1">Despoblado</text:span> <text:span text:style-name="T3">adj.</text:span> Cawame.</text:p>
      <text:p text:style-name="P7"><text:span text:style-name="T1">Despojar</text:span> <text:span text:style-name="T3">v.</text:span> Dellajaha jãhcha.</text:p>
      <text:p text:style-name="P7"><text:span text:style-name="T1">Despreciable</text:span> <text:span text:style-name="T3">adj.</text:span> Ixoodi jĩãjõhõ.</text:p>
      <text:p text:style-name="P7"><text:span text:style-name="T1">Despreciar</text:span> <text:span text:style-name="T3">v.</text:span> Ixoodi jĩãjaha.</text:p>
      <text:p text:style-name="P7"><text:span text:style-name="T1">Desprecio</text:span> <text:span text:style-name="T3">s.</text:span> Ixoodi jĩãhgaha.</text:p>
      <text:p text:style-name="P7"><text:span text:style-name="T1">Después</text:span> <text:span text:style-name="T3">adv.</text:span> Ecuehe.</text:p>
      <text:p text:style-name="P7"><text:span text:style-name="T1">Después de</text:span> <text:span text:style-name="T3">adv.</text:span> Jiñoh ecuehe.</text:p>
      <text:p text:style-name="P7"><text:span text:style-name="T1">Destapado</text:span> <text:span text:style-name="T3">adj.</text:span> <text:span text:style-name="T1">1.</text:span> Cahña. <text:span text:style-name="T1">2.</text:span> Cañadahga.</text:p>
      <text:p text:style-name="P7"><text:span text:style-name="T1">Destapar</text:span> <text:span text:style-name="T3">v.</text:span> <text:span text:style-name="T1">1.</text:span> Cañadajaha.</text:p>
      <text:p text:style-name="P7"><text:tab/><text:span text:style-name="T1">2.</text:span> Wallagajaha.</text:p>
      <text:p text:style-name="P7"><text:span text:style-name="T1">Destechada</text:span> (casa) <text:span text:style-name="T3">adj.</text:span> Fãxahlla.</text:p>
      <text:p text:style-name="P7"><text:span text:style-name="T1">Destripar</text:span> <text:span text:style-name="T3">v.</text:span> Buhllajaha.</text:p>
      <text:p text:style-name="P7"/>
      <text:p text:style-name="P7">[Seite 67]</text:p>
      <text:p text:style-name="P7">[Spalte 2]</text:p>
      <text:p text:style-name="P7"/>
      <text:p text:style-name="P3">Destripar algo que contiene líquido</text:p>
      <text:p text:style-name="P7"><text:tab/><text:span text:style-name="T3">v.</text:span> Chẽãdajaha.</text:p>
      <text:p text:style-name="P7"><text:span text:style-name="T1">Desyerbar</text:span> <text:span text:style-name="T3">v.</text:span> <text:span text:style-name="T1">1.</text:span> Ajajaha.</text:p>
      <text:p text:style-name="P7"><text:tab/><text:span text:style-name="T1">2.</text:span> Weedajaha.</text:p>
      <text:p text:style-name="P7"><text:span text:style-name="T1">Detestar</text:span> <text:span text:style-name="T3">v.</text:span> Õĩxe ĩãjaha.</text:p>
      <text:p text:style-name="P7"><text:span text:style-name="T1">Detrás</text:span> <text:span text:style-name="T3">adv.</text:span> <text:span text:style-name="T1">1.</text:span> Amanaahda. <text:span text:style-name="T1">2.</text:span> Ecaana.</text:p>
      <text:p text:style-name="P7"><text:span text:style-name="T1">Deuda</text:span> <text:span text:style-name="T3">s.</text:span> Ootaxahdahgaha.</text:p>
      <text:p text:style-name="P7"><text:span text:style-name="T1">Deudo</text:span> <text:span text:style-name="T3">s.</text:span> Ootaxahde.</text:p>
      <text:p text:style-name="P7"><text:span text:style-name="T1">Deudor</text:span> <text:span text:style-name="T3">s.</text:span> Ootaxahdagaidi.</text:p>
      <text:p text:style-name="P7"><text:span text:style-name="T1">Devolver</text:span> <text:span text:style-name="T3">v.</text:span> Jõãdajaha, jõõdajaha.</text:p>
      <text:p text:style-name="P7"><text:span text:style-name="T1">Día</text:span> <text:span text:style-name="T3">s.</text:span> Ñucudiã.</text:p>
      <text:p text:style-name="P7"><text:span text:style-name="T1">Diablo</text:span> <text:span text:style-name="T3">s.</text:span> Õhwaĩhdi.</text:p>
      <text:p text:style-name="P7"><text:span text:style-name="T1">Diario</text:span> <text:span text:style-name="T3">adj.</text:span> Tille ñucudimaha ĩã.</text:p>
      <text:p text:style-name="P7"><text:span text:style-name="T1">Dibujante</text:span> <text:span text:style-name="T3">s.</text:span> Ohwaha quelebaidi.</text:p>
      <text:p text:style-name="P7"><text:span text:style-name="T1">Dibujar</text:span> <text:span text:style-name="T3">v.</text:span> <text:span text:style-name="T1">1.</text:span> Ĩduhdajaha.</text:p>
      <text:p text:style-name="P7"><text:tab/><text:span text:style-name="T1">2.</text:span> Ohwaha queleejaha.</text:p>
      <text:p text:style-name="P7"><text:span text:style-name="T1">Dibujo</text:span> <text:span text:style-name="T3">s.</text:span> Ohwaha.</text:p>
      <text:p text:style-name="P7"><text:span text:style-name="T1">Dicha</text:span> <text:span text:style-name="T3">s.</text:span> Omo-sehetahgaha.</text:p>
      <text:p text:style-name="P7"><text:span text:style-name="T1">Dicho</text:span> <text:span text:style-name="T3">s.</text:span> Teahgaha.</text:p>
      <text:p text:style-name="P7"><text:span text:style-name="T1">Dichosa</text:span> <text:span text:style-name="T3">adj.</text:span> Omo-sehetahgoho.</text:p>
      <text:p text:style-name="P7"><text:soft-page-break/><text:span text:style-name="T1">Dichoso</text:span> <text:span text:style-name="T3">adj.</text:span> Omo-sehetahgue.</text:p>
      <text:p text:style-name="P7"><text:span text:style-name="T1">Dientes</text:span> <text:span text:style-name="T3">s.</text:span> Oihxu.</text:p>
      <text:p text:style-name="P7"><text:span text:style-name="T1">Diferencia</text:span> <text:span text:style-name="T3">s.</text:span> Jowehna ĩxahgaha.</text:p>
      <text:p text:style-name="P7"><text:span text:style-name="T1">Diferente</text:span> <text:span text:style-name="T3">adj.</text:span> <text:span text:style-name="T1">1.</text:span> Jowehna ĩxe.</text:p>
      <text:p text:style-name="P7"><text:tab/><text:span text:style-name="T1">2.</text:span> Jõcohmehga.</text:p>
      <text:p text:style-name="P7"><text:span text:style-name="T1">Diferir</text:span> <text:span text:style-name="T3">v.</text:span> Jowehna ĩxajaha.</text:p>
      <text:p text:style-name="P7"><text:span text:style-name="T1">Difícil</text:span> <text:span text:style-name="T3">adj.</text:span> Mañuaja.</text:p>
      <text:p text:style-name="P7"><text:span text:style-name="T1">Difundir</text:span> <text:span text:style-name="T3">v.</text:span> Cajãdajaha.</text:p>
      <text:p text:style-name="P7"><text:span text:style-name="T1">Diminutivo de ise</text:span> <text:span text:style-name="T3">adj.</text:span> Iseje.</text:p>
      <text:p text:style-name="P7"><text:span text:style-name="T1">Dinero</text:span> <text:span text:style-name="T3">s.</text:span> Palata.</text:p>
      <text:p text:style-name="P7"><text:span text:style-name="T1">Directo</text:span> <text:span text:style-name="T3">adj.</text:span> Dihlehe.</text:p>
      <text:p text:style-name="P7"><text:span text:style-name="T1">Dirigir</text:span> <text:span text:style-name="T3">v.</text:span> Mahĩjãhã.</text:p>
      <text:p text:style-name="P7"><text:span text:style-name="T1">Discípulo</text:span> <text:span text:style-name="T3">s.</text:span> Llecahbe.</text:p>
      <text:p text:style-name="P7"><text:span text:style-name="T1">Discordia</text:span> <text:span text:style-name="T3">s.</text:span> Jĩãtehna omeñahadijaha.</text:p>
      <text:p text:style-name="P7"><text:span text:style-name="T1">Disecar</text:span> <text:span text:style-name="T3">v.</text:span> Illaamaxahdajaha.</text:p>
      <text:p text:style-name="P7"><text:span text:style-name="T1">Diseño</text:span> <text:span text:style-name="T3">s.</text:span> Liñena.</text:p>
      <text:p text:style-name="P7"><text:span text:style-name="T1">Diseño en el tejido</text:span> <text:span text:style-name="T3">s.</text:span> Lillani.</text:p>
      <text:p text:style-name="P7"><text:span text:style-name="T1">Dislocar</text:span> <text:span text:style-name="T3">v.</text:span> Chuwajaha.</text:p>
      <text:p text:style-name="P7"><text:span text:style-name="T1">Disparar</text:span> <text:span text:style-name="T3">v.</text:span> Lliagajaha.</text:p>
      <text:p text:style-name="P7"><text:span text:style-name="T1">Disparo</text:span> <text:span text:style-name="T3">s.</text:span> Lliahgaha.</text:p>
      <text:p text:style-name="P7"><text:span text:style-name="T1">Dispensa</text:span> <text:span text:style-name="T3">s.</text:span> Jicoxoa bejehxoome.</text:p>
      <text:p text:style-name="P7"><text:span text:style-name="T1">Disponer</text:span> <text:span text:style-name="T3">v.</text:span> Fiehgajaha.</text:p>
      <text:p text:style-name="P7"><text:span text:style-name="T1">Disponer de tiempo</text:span> <text:span text:style-name="T3">v.</text:span> Fãjãdãjãh.</text:p>
      <text:p text:style-name="P7"><text:span text:style-name="T1">Dispuesto</text:span> <text:span text:style-name="T3">adj.</text:span> <text:span text:style-name="T1">1.</text:span> Fipehgue.</text:p>
      <text:p text:style-name="P7"><text:tab/><text:span text:style-name="T1">2.</text:span> Juwahgue.</text:p>
      <text:p text:style-name="P7"><text:span text:style-name="T1">Distancia</text:span> <text:span text:style-name="T3">s.</text:span> Wite.</text:p>
      <text:p text:style-name="P7"><text:span text:style-name="T1">Distante</text:span> <text:span text:style-name="T3">adj.</text:span> Oto ĩxe.</text:p>
      <text:p text:style-name="P7"><text:span text:style-name="T1">Distinguir</text:span> <text:span text:style-name="T3">v.</text:span> Pãẽ jĩãjãha.</text:p>
      <text:p text:style-name="P7"><text:span text:style-name="T1">Distinto</text:span> <text:span text:style-name="T3">adj.</text:span> Jowehna ĩxa.</text:p>
      <text:p text:style-name="P7"/>
      <text:p text:style-name="P7">[Seite 68]</text:p>
      <text:p text:style-name="P7">[Spalte 1]</text:p>
      <text:p text:style-name="P7"/>
      <text:p text:style-name="P7"><text:span text:style-name="T1">Distribución</text:span> <text:span text:style-name="T3">s.</text:span> Wahlligaha.</text:p>
      <text:p text:style-name="P7"><text:span text:style-name="T1">Distribuir</text:span> <text:span text:style-name="T3">v.</text:span> Wahllajaha.</text:p>
      <text:p text:style-name="P7"><text:span text:style-name="T1">Divino</text:span> <text:span text:style-name="T3">adj.</text:span> Diohriihda ĩxa.</text:p>
      <text:p text:style-name="P7"><text:span text:style-name="T1">Divisar</text:span> <text:span text:style-name="T3">v.</text:span> Õõxahdajaha.</text:p>
      <text:p text:style-name="P7"><text:span text:style-name="T1">Divorciarse</text:span> <text:span text:style-name="T3">v.</text:span> Fiehgajaha.</text:p>
      <text:p text:style-name="P7"><text:span text:style-name="T1">Divorcio</text:span> <text:span text:style-name="T3">s.</text:span> Fiehgaha.</text:p>
      <text:p text:style-name="P7"><text:span text:style-name="T1">Doblar</text:span> <text:span text:style-name="T3">v.</text:span> <text:span text:style-name="T1">1.</text:span> Jõãgajaha.</text:p>
      <text:p text:style-name="P7"><text:tab/><text:span text:style-name="T1">2.</text:span> Wĩhãxahdajaha.</text:p>
      <text:p text:style-name="P7"><text:span text:style-name="T1">Doble</text:span> <text:span text:style-name="T3">adj.</text:span> Joajahga.</text:p>
      <text:p text:style-name="P7"><text:span text:style-name="T1">Dócil</text:span> <text:span text:style-name="T3">adj.</text:span> Maaso.</text:p>
      <text:p text:style-name="P7"><text:span text:style-name="T1">Doler</text:span> <text:span text:style-name="T3">v.</text:span> Duhwajaha.</text:p>
      <text:p text:style-name="P7"><text:span text:style-name="T1">Dolor</text:span> <text:span text:style-name="T3">s.</text:span> Duhwahgaha.</text:p>
      <text:p text:style-name="P7"><text:span text:style-name="T1">Dolores de músculos</text:span> <text:span text:style-name="T3">s.</text:span> Lloiga.</text:p>
      <text:p text:style-name="P7"><text:span text:style-name="T1">Doloroso</text:span> <text:span text:style-name="T3">adj.</text:span> Duhwaxoa.</text:p>
      <text:p text:style-name="P7"><text:span text:style-name="T1">Domar</text:span> <text:span text:style-name="T3">v.</text:span> Bajaamaxahdajaha.</text:p>
      <text:p text:style-name="P7"><text:span text:style-name="T1">Domesticar</text:span> <text:span text:style-name="T3">v.</text:span> <text:span text:style-name="T1">1.</text:span> Bajaamajaha.</text:p>
      <text:p text:style-name="P7"><text:tab/><text:span text:style-name="T1">2.</text:span> Maasohdajaha.</text:p>
      <text:p text:style-name="P7"><text:span text:style-name="T1">Doméstico</text:span> <text:span text:style-name="T3">adj.</text:span> <text:span text:style-name="T1">1.</text:span> Bapame. <text:span text:style-name="T1">2.</text:span> Junodi.</text:p>
      <text:p text:style-name="P7"><text:tab/><text:span text:style-name="T1">3.</text:span> Maaso.</text:p>
      <text:p text:style-name="P7"><text:soft-page-break/><text:span text:style-name="T1">Domicilio</text:span> <text:span text:style-name="T3">s.</text:span> Ĩxaxoome.</text:p>
      <text:p text:style-name="P7"><text:span text:style-name="T1">Dominación</text:span> <text:span text:style-name="T3">s.</text:span> Teexahdahgaha.</text:p>
      <text:p text:style-name="P7"><text:span text:style-name="T1">Dominante</text:span> <text:span text:style-name="T3">adj.</text:span> Teetaexahdaje.</text:p>
      <text:p text:style-name="P7"><text:span text:style-name="T1">Dominar</text:span> <text:span text:style-name="T3">v.</text:span> Teexahdahajaha.</text:p>
      <text:p text:style-name="P7"><text:span text:style-name="T1">Donación</text:span> <text:span text:style-name="T3">s.</text:span> Ichahgaha.</text:p>
      <text:p text:style-name="P7"><text:span text:style-name="T1">Donde</text:span> <text:span text:style-name="T3">adv.</text:span> Tejeja.</text:p>
      <text:p text:style-name="P7"><text:span text:style-name="T1">Dónde</text:span> (está) <text:span text:style-name="T3">adv.</text:span> Tehnajã.</text:p>
      <text:p text:style-name="P7"/>
      <text:p text:style-name="P7">[Seite 68]</text:p>
      <text:p text:style-name="P7">[Spalte 2]</text:p>
      <text:p text:style-name="P7"/>
      <text:p text:style-name="P7"><text:span text:style-name="T1">Dondequiera</text:span> <text:span text:style-name="T3">adv.</text:span> Sĩõhera.</text:p>
      <text:p text:style-name="P7"><text:span text:style-name="T1">Dorado</text:span> <text:span text:style-name="T3">adj.</text:span> Duwixaha ĩxa.</text:p>
      <text:p text:style-name="P7"><text:span text:style-name="T1">Dorado</text:span> (pez) <text:span text:style-name="T3">s.</text:span> Bisali.</text:p>
      <text:p text:style-name="P7"><text:span text:style-name="T1">Dormida</text:span> <text:span text:style-name="T3">adj.</text:span> Ahuxu.</text:p>
      <text:p text:style-name="P7"><text:span text:style-name="T1">Dormllón</text:span> <text:span text:style-name="T3">s.</text:span> <text:span text:style-name="T1">1.</text:span> (que se dedica a</text:p>
      <text:p text:style-name="P7"><text:tab/>dormir) Ahaidi. <text:span text:style-name="T1">2.</text:span> (pez) Tohlla pãjĩdi.</text:p>
      <text:p text:style-name="P7"><text:span text:style-name="T1">Dormir</text:span> <text:span text:style-name="T3">v.</text:span> Ahajaha.</text:p>
      <text:p text:style-name="P7"><text:span text:style-name="T1">Dormitorio</text:span> <text:span text:style-name="T3">s.</text:span> Ahaxoome.</text:p>
      <text:p text:style-name="P7"><text:span text:style-name="T1">Dorso</text:span> <text:span text:style-name="T3">s.</text:span> Amana.</text:p>
      <text:p text:style-name="P7"><text:span text:style-name="T1">Dos</text:span> <text:span text:style-name="T3">adj.</text:span> <text:span text:style-name="T1">1.</text:span> Tomesahga. <text:span text:style-name="T1">2.</text:span> (anim.)</text:p>
      <text:p text:style-name="P7"><text:tab/><text:span text:style-name="T3">adj.</text:span> Tũjũhdu.</text:p>
      <text:p text:style-name="P7"><text:span text:style-name="T1">Dosis</text:span> <text:span text:style-name="T3">s.</text:span> Nogohxohña maĩhgaha.</text:p>
      <text:p text:style-name="P7"><text:span text:style-name="T1">Drenaje</text:span> <text:span text:style-name="T3">s.</text:span> Tahĩjã.</text:p>
      <text:p text:style-name="P7"><text:span text:style-name="T1">Duda</text:span> <text:span text:style-name="T3">s.</text:span> Oma-suwahigaha.</text:p>
      <text:p text:style-name="P7"><text:span text:style-name="T1">Dudar</text:span> <text:span text:style-name="T3">v.</text:span> Suwahillajaha.</text:p>
      <text:p text:style-name="P7"><text:span text:style-name="T1">Dudoso</text:span> <text:span text:style-name="T3">adj.</text:span> Oma-suwahigaxoa.</text:p>
      <text:p text:style-name="P7"><text:span text:style-name="T1">Duende</text:span> <text:span text:style-name="T3">s.</text:span> Achete.</text:p>
      <text:p text:style-name="P7"><text:span text:style-name="T1">Dueña</text:span> <text:span text:style-name="T3">s.</text:span> Aixohxu.</text:p>
      <text:p text:style-name="P7"><text:span text:style-name="T1">Dueño</text:span> <text:span text:style-name="T3">s.</text:span> Aixohdi.</text:p>
      <text:p text:style-name="P7"><text:span text:style-name="T1">Dulce</text:span> <text:span text:style-name="T3">adj.</text:span> Õdi.</text:p>
      <text:p text:style-name="P7"><text:span text:style-name="T1">Durable</text:span> <text:span text:style-name="T3">adj.</text:span> Axi teegaxoa, axitega.</text:p>
      <text:p text:style-name="P7"><text:span text:style-name="T1">Durante</text:span> <text:span text:style-name="T3">adv.</text:span> Paxoohda.</text:p>
      <text:p text:style-name="P7"><text:span text:style-name="T1">Durar</text:span> <text:span text:style-name="T3">v.</text:span> Axi teehgajaha.</text:p>
      <text:p text:style-name="P7"><text:span text:style-name="T1">Dureza</text:span> <text:span text:style-name="T3">s.</text:span> Axihaha.</text:p>
      <text:p text:style-name="P7"><text:span text:style-name="T1">Duro</text:span> <text:span text:style-name="T3">adj.</text:span> Axi.</text:p>
      <text:p text:style-name="P7"/>
      <text:p text:style-name="P7">[Seite 68]</text:p>
      <text:p text:style-name="P7">[Spalte 1]</text:p>
      <text:p text:style-name="P7"/>
      <text:p text:style-name="P3">E, e</text:p>
      <text:p text:style-name="P7"/>
      <text:p text:style-name="P7"><text:span text:style-name="T1">Eclipse de la luna</text:span> <text:span text:style-name="T3">s.</text:span> Bejo cahejaha.</text:p>
      <text:p text:style-name="P7"><text:span text:style-name="T1">Eclipse del sol</text:span> <text:span text:style-name="T3">s.</text:span> Joxote cahejaha.</text:p>
      <text:p text:style-name="P7"><text:span text:style-name="T1">Economizar</text:span> <text:span text:style-name="T3">v.</text:span> <text:span text:style-name="T1">1.</text:span> Anahgajaha.</text:p>
      <text:p text:style-name="P7"><text:tab/><text:span text:style-name="T1">2.</text:span> Gowehgajaha. <text:span text:style-name="T1">3.</text:span> Gowehjaha.</text:p>
      <text:p text:style-name="P7"><text:span text:style-name="T1">Echar</text:span> <text:span text:style-name="T3">v.</text:span> Iwajaha.</text:p>
      <text:p text:style-name="P7"><text:span text:style-name="T1">Echar a alguien</text:span> <text:span text:style-name="T3">v.</text:span> Fiãdajaha.</text:p>
      <text:p text:style-name="P7"><text:span text:style-name="T1">Echar afuera</text:span> <text:span text:style-name="T3">v.</text:span> Õchajaha.</text:p>
      <text:p text:style-name="P7"><text:span text:style-name="T1">Echar agua</text:span> <text:span text:style-name="T3">v.</text:span> Wiagajaha.</text:p>
      <text:p text:style-name="P7"><text:span text:style-name="T1">Echar algo en un recipiente</text:span> <text:span text:style-name="T3">v.</text:span></text:p>
      <text:p text:style-name="P7"><text:tab/>Anajaha.</text:p>
      <text:p text:style-name="P7"><text:soft-page-break/><text:span text:style-name="T1">Echar de menos</text:span> <text:span text:style-name="T3">v.</text:span> Ñahehajãhri</text:p>
      <text:p text:style-name="P7"><text:tab/>johdihri.</text:p>
      <text:p text:style-name="P7"><text:span text:style-name="T1">Echar gotas</text:span> <text:span text:style-name="T3">v.</text:span> Tataxahdajaha.</text:p>
      <text:p text:style-name="P7"><text:span text:style-name="T1">Echar o tender a alguno</text:span> <text:span text:style-name="T3">v.</text:span> Sinajaha.</text:p>
      <text:p text:style-name="P7"><text:span text:style-name="T1">Echar raíces</text:span> <text:span text:style-name="T3">v.</text:span> Iellahgajaha.</text:p>
      <text:p text:style-name="P7"><text:span text:style-name="T1">Edad</text:span> <text:span text:style-name="T3">s.</text:span> Joxo ĩã guwahefa.</text:p>
      <text:p text:style-name="P7"><text:span text:style-name="T1">Edificar</text:span> <text:span text:style-name="T3">v.</text:span> Ñiehejaha.</text:p>
      <text:p text:style-name="P7"><text:span text:style-name="T1">Edificio</text:span> <text:span text:style-name="T3">s.</text:span> Wahixu ito.</text:p>
      <text:p text:style-name="P7"/>
      <text:p text:style-name="P7">[Seite 68]</text:p>
      <text:p text:style-name="P7">[Spalte 2]</text:p>
      <text:p text:style-name="P7"/>
      <text:p text:style-name="P7"><text:span text:style-name="T1">Educación</text:span> <text:span text:style-name="T3">s.</text:span> Llecahdahgaha.</text:p>
      <text:p text:style-name="P7"><text:span text:style-name="T1">Educar</text:span> <text:span text:style-name="T3">v.</text:span> Llecadajaha.</text:p>
      <text:p text:style-name="P7"><text:span text:style-name="T1">Él</text:span> <text:span text:style-name="T3">pron.</text:span> Llojoh.</text:p>
      <text:p text:style-name="P7"><text:span text:style-name="T1">El amanecer</text:span> <text:span text:style-name="T3">s.</text:span> Lleama.</text:p>
      <text:p text:style-name="P7"><text:span text:style-name="T1">El aseador</text:span> <text:span text:style-name="T3">s.</text:span> Ãjĩbaxahdaidi.</text:p>
      <text:p text:style-name="P7"><text:span text:style-name="T1">El día anterior</text:span> <text:span text:style-name="T3">s.</text:span> Llenaaxa.</text:p>
      <text:p text:style-name="P7"><text:span text:style-name="T1">El día siguiente</text:span> <text:span text:style-name="T3">s.</text:span> Jõhdi llehexahna.</text:p>
      <text:p text:style-name="P7"><text:span text:style-name="T1">El dador</text:span> <text:span text:style-name="T3">s.</text:span> Ichaidi.</text:p>
      <text:p text:style-name="P7"><text:span text:style-name="T1">El otro día</text:span> <text:span text:style-name="T3">s.</text:span> Jõhdi llehexahna.</text:p>
      <text:p text:style-name="P7"><text:span text:style-name="T1">El que abre</text:span> <text:span text:style-name="T3">s.</text:span> Cãĩpadaidi.</text:p>
      <text:p text:style-name="P7"><text:span text:style-name="T1">El que acampa</text:span> <text:span text:style-name="T3">s.</text:span> Ofagaidi.</text:p>
      <text:p text:style-name="P7"><text:span text:style-name="T1">El que acierta</text:span> (da en el blanco) <text:span text:style-name="T3">s.</text:span></text:p>
      <text:p text:style-name="P7"><text:tab/>Wipehe.</text:p>
      <text:p text:style-name="P7"><text:span text:style-name="T1">El que aguanta</text:span> (dolor) <text:span text:style-name="T3">s.</text:span> Axade.</text:p>
      <text:p text:style-name="P7"><text:span text:style-name="T1">El que alumbra</text:span> (enfoca con la luz)</text:p>
      <text:p text:style-name="P7"><text:tab/><text:span text:style-name="T3">s.</text:span> Texadaidi.</text:p>
      <text:p text:style-name="P7"><text:span text:style-name="T1">El que amarra</text:span> <text:span text:style-name="T3">s.</text:span> Wĩpade.</text:p>
      <text:p text:style-name="P7"><text:span text:style-name="T1">El que aprende</text:span> <text:span text:style-name="T3">s.</text:span> Llecadahgue,</text:p>
      <text:p text:style-name="P7"/>
      <text:p text:style-name="P7">[Seite 69]</text:p>
      <text:p text:style-name="P7">[Spalte 1]</text:p>
      <text:p text:style-name="P7"/>
      <text:p text:style-name="P7"><text:tab/>llecahbe.</text:p>
      <text:p text:style-name="P7"><text:span text:style-name="T1">El que arranca</text:span> <text:span text:style-name="T3">s.</text:span> Chaipe.</text:p>
      <text:p text:style-name="P7"><text:span text:style-name="T1">El que arregla</text:span> <text:span text:style-name="T3">s.</text:span> Bepehdaidi.</text:p>
      <text:p text:style-name="P7"><text:span text:style-name="T1">El que bandea</text:span> (una canoa) <text:span text:style-name="T3">s.</text:span></text:p>
      <text:p text:style-name="P7"><text:tab/>Baitebe.</text:p>
      <text:p text:style-name="P7"><text:span text:style-name="T1">El que bebe</text:span> <text:span text:style-name="T3">s.</text:span> Õgwe.</text:p>
      <text:p text:style-name="P7"><text:span text:style-name="T1">El que busca</text:span> <text:span text:style-name="T3">s.</text:span> Cãĩpe.</text:p>
      <text:p text:style-name="P7"><text:span text:style-name="T1">El que causa demora</text:span> <text:span text:style-name="T3">s.</text:span> Isehexahde.</text:p>
      <text:p text:style-name="P7"><text:span text:style-name="T1">El que causa dolor</text:span> <text:span text:style-name="T3">s.</text:span> Duhwehaihdi.</text:p>
      <text:p text:style-name="P7"><text:span text:style-name="T1">El que coge</text:span> <text:span text:style-name="T3">s.</text:span> Ãdabaidi.</text:p>
      <text:p text:style-name="P7"><text:span text:style-name="T1">El que cuida</text:span> <text:span text:style-name="T3">s.</text:span> Juhwe.</text:p>
      <text:p text:style-name="P7"><text:span text:style-name="T1">El que da</text:span> <text:span text:style-name="T3">s.</text:span> Iche.</text:p>
      <text:p text:style-name="P7"><text:span text:style-name="T1">El que demora</text:span> <text:span text:style-name="T3">s.</text:span> Isehe.</text:p>
      <text:p text:style-name="P7"><text:span text:style-name="T1">El que destapa</text:span> <text:span text:style-name="T3">s.</text:span> Cãĩpadaidi.</text:p>
      <text:p text:style-name="P7"><text:span text:style-name="T1">El que desyerba</text:span> <text:span text:style-name="T3">s.</text:span> Apahme.</text:p>
      <text:p text:style-name="P7"><text:span text:style-name="T1">El que echa gotas siempre</text:span> <text:span text:style-name="T3">s.</text:span></text:p>
      <text:p text:style-name="P7"><text:tab/>Tatabaxahdaidi.</text:p>
      <text:p text:style-name="P7"><text:span text:style-name="T1">El que embarca</text:span> <text:span text:style-name="T3">s.</text:span> Ane.</text:p>
      <text:p text:style-name="P7"><text:soft-page-break/><text:span text:style-name="T1">El que enreda</text:span> <text:span text:style-name="T3">s.</text:span> Lluitaidi.</text:p>
      <text:p text:style-name="P7"><text:span text:style-name="T1">El que enseña</text:span> <text:span text:style-name="T3">s.</text:span> Llecadaidi.</text:p>
      <text:p text:style-name="P7"><text:span text:style-name="T1">El que erige</text:span> <text:span text:style-name="T3">s.</text:span> Tepexahdaidi.</text:p>
      <text:p text:style-name="P7"><text:span text:style-name="T1">El que espera</text:span> <text:span text:style-name="T3">s.</text:span> Juwahgue.</text:p>
      <text:p text:style-name="P7"><text:span text:style-name="T1">El que está amarrado</text:span> <text:span text:style-name="T3">s.</text:span> Chaipe.</text:p>
      <text:p text:style-name="P7"><text:span text:style-name="T1">El que está arrancando</text:span> <text:span text:style-name="T3">s.</text:span> Chaipine.</text:p>
      <text:p text:style-name="P7"><text:span text:style-name="T1">El que está cansado</text:span> <text:span text:style-name="T3">s.</text:span> Fapime.</text:p>
      <text:p text:style-name="P7"><text:span text:style-name="T1">El que está cortejando</text:span> <text:span text:style-name="T3">s.</text:span> Ãcuine.</text:p>
      <text:p text:style-name="P7"><text:span text:style-name="T1">El que está de pie</text:span> <text:span text:style-name="T3">s.</text:span> Tepehgue.</text:p>
      <text:p text:style-name="P7"><text:span text:style-name="T1">El que está durmiendo</text:span> <text:span text:style-name="T3">s.</text:span> Ahihne.</text:p>
      <text:p text:style-name="P7"><text:span text:style-name="T1">El que está guiando</text:span> <text:span text:style-name="T3">s.</text:span> Ajatine.</text:p>
      <text:p text:style-name="P7"><text:span text:style-name="T1">El que grita</text:span> <text:span text:style-name="T3">s.</text:span> Ehbe.</text:p>
      <text:p text:style-name="P7"><text:span text:style-name="T1">El que guía</text:span> <text:span text:style-name="T3">s.</text:span> Ajate.</text:p>
      <text:p text:style-name="P7"><text:span text:style-name="T1">El que guarda</text:span> <text:span text:style-name="T3">s.</text:span> Ahnahgue.</text:p>
      <text:p text:style-name="P7"><text:span text:style-name="T1">El que habla</text:span> <text:span text:style-name="T3">s.</text:span> Tepahgue.</text:p>
      <text:p text:style-name="P7"><text:span text:style-name="T1">El que insulta</text:span> <text:span text:style-name="T3">s.</text:span> Ñapebehe.</text:p>
      <text:p text:style-name="P7"><text:span text:style-name="T1">El que le gusta pedir</text:span> <text:span text:style-name="T3">v.</text:span> Aipaheguehe.</text:p>
      <text:p text:style-name="P7"><text:span text:style-name="T1">El que le gusta pasear</text:span> <text:span text:style-name="T3">v.</text:span> Bãtebehe.</text:p>
      <text:p text:style-name="P7"><text:span text:style-name="T1">El que lee</text:span> <text:span text:style-name="T3">s.</text:span> Tepaxahde.</text:p>
      <text:p text:style-name="P7"><text:span text:style-name="T1">El que limpia</text:span> <text:span text:style-name="T3">s.</text:span> Ãjẽhaidi.</text:p>
      <text:p text:style-name="P7"><text:span text:style-name="T1">El que madruga</text:span> <text:span text:style-name="T3">s.</text:span> Llehehgaidi,</text:p>
      <text:p text:style-name="P7"><text:tab/>llehehgue.</text:p>
      <text:p text:style-name="P7"><text:span text:style-name="T1">El que mama</text:span> <text:span text:style-name="T3">s.</text:span> Añe.</text:p>
      <text:p text:style-name="P7"><text:span text:style-name="T1">El que no es feo ni hermoso</text:span> <text:span text:style-name="T3">s.</text:span></text:p>
      <text:p text:style-name="P7"><text:tab/>Bãhbohbe.</text:p>
      <text:p text:style-name="P7"><text:span text:style-name="T1">El que pica</text:span> <text:span text:style-name="T3">s.</text:span> Taipade.</text:p>
      <text:p text:style-name="P7"><text:span text:style-name="T1">El que pide</text:span> <text:span text:style-name="T3">s.</text:span> Aipahlle.</text:p>
      <text:p text:style-name="P7"><text:span text:style-name="T1">El que quiebra</text:span> <text:span text:style-name="T3">s.</text:span> Quepagaidi.</text:p>
      <text:p text:style-name="P7"><text:span text:style-name="T1">El que raja</text:span> <text:span text:style-name="T3">s.</text:span> Bopague.</text:p>
      <text:p text:style-name="P7"><text:span text:style-name="T1">El que regaña</text:span> <text:span text:style-name="T3">s.</text:span> Ñape.</text:p>
      <text:p text:style-name="P7"><text:span text:style-name="T1">El que repara</text:span> <text:span text:style-name="T3">s.</text:span> Bepehdaidi.</text:p>
      <text:p text:style-name="P7"/>
      <text:p text:style-name="P7">[Seite 69]</text:p>
      <text:p text:style-name="P7">[Spalte 2]</text:p>
      <text:p text:style-name="P7"/>
      <text:p text:style-name="P7"><text:span text:style-name="T1">El que sacude</text:span> <text:span text:style-name="T3">s.</text:span> Jopagaidi.</text:p>
      <text:p text:style-name="P7"><text:span text:style-name="T1">El que se acerca</text:span> <text:span text:style-name="T3">s.</text:span> <text:span text:style-name="T1">1.</text:span> Llenebaxah-</text:p>
      <text:p text:style-name="P7"><text:tab/>dahgue <text:span text:style-name="T1">2</text:span> Llenehdahgue.</text:p>
      <text:p text:style-name="P7"><text:span text:style-name="T1">El que se convierte siempre</text:span> <text:span text:style-name="T3">s.</text:span></text:p>
      <text:p text:style-name="P7"><text:tab/>Ixohdaidi.</text:p>
      <text:p text:style-name="P7"><text:span text:style-name="T1">El que se cuida</text:span> <text:span text:style-name="T3">s.</text:span> Juhwihgue.</text:p>
      <text:p text:style-name="P7"><text:span text:style-name="T1">El que se cura frecuentemente</text:span> <text:span text:style-name="T3">s.</text:span></text:p>
      <text:p text:style-name="P7"><text:tab/>Baebãbe.</text:p>
      <text:p text:style-name="P3">El que se dedica a cargar canoas</text:p>
      <text:p text:style-name="P7"><text:tab/><text:span text:style-name="T3">s.</text:span> Anaĩdi.</text:p>
      <text:p text:style-name="P7"><text:span text:style-name="T1">El que se dedica a despegar</text:span> <text:span text:style-name="T3">v.</text:span></text:p>
      <text:p text:style-name="P7"><text:tab/>Apagaidi.</text:p>
      <text:p text:style-name="P7"><text:span text:style-name="T1">El que se dedica a desyerbar</text:span> <text:span text:style-name="T3">v.</text:span></text:p>
      <text:p text:style-name="P7"><text:tab/>Apaidi.</text:p>
      <text:p text:style-name="P7"><text:span text:style-name="T1">El que se dedica al paseo</text:span> <text:span text:style-name="T3">s.</text:span></text:p>
      <text:p text:style-name="P7"><text:tab/>Bãtebaidi.</text:p>
      <text:p text:style-name="P7"><text:span text:style-name="T1">El que se dedica a mover cosas</text:span> <text:span text:style-name="T3">s.</text:span></text:p>
      <text:p text:style-name="P7"><text:soft-page-break/><text:tab/>Bulebaxahdaidi.</text:p>
      <text:p text:style-name="P3">El que se desmaya frecuentemente</text:p>
      <text:p text:style-name="P7"><text:tab/><text:span text:style-name="T3">s.</text:span> Taipabehe.</text:p>
      <text:p text:style-name="P7"><text:span text:style-name="T1">El que se levanta</text:span> <text:span text:style-name="T3">s.</text:span> Ñepehme.</text:p>
      <text:p text:style-name="P7"><text:span text:style-name="T1">El que se ocupa de barrer</text:span> <text:span text:style-name="T3">s.</text:span></text:p>
      <text:p text:style-name="P7"><text:tab/>Fepadaidi.</text:p>
      <text:p text:style-name="P7"><text:span text:style-name="T1">El que se va a casar</text:span> <text:span text:style-name="T3">v.</text:span> Ãcohdi.</text:p>
      <text:p text:style-name="P7"><text:span text:style-name="T1">El que seca</text:span> <text:span text:style-name="T3">s.</text:span> Ipadaidi.</text:p>
      <text:p text:style-name="P7"><text:span text:style-name="T1">El que señala</text:span> <text:span text:style-name="T3">s.</text:span> Llapadaidi.</text:p>
      <text:p text:style-name="P3">El que siempre está callado o quieto</text:p>
      <text:p text:style-name="P7"><text:tab/><text:span text:style-name="T3">s.</text:span> Ajaguedi.</text:p>
      <text:p text:style-name="P7"><text:span text:style-name="T1">El que siempre tiene catarro</text:span> <text:span text:style-name="T3">s.</text:span></text:p>
      <text:p text:style-name="P7"><text:tab/>Égoguehe.</text:p>
      <text:p text:style-name="P7"><text:span text:style-name="T1">El que sirve comida</text:span> <text:span text:style-name="T3">s.</text:span> Wipadaidi.</text:p>
      <text:p text:style-name="P3">El que sostiene arma en la mano</text:p>
      <text:p text:style-name="P7"><text:tab/><text:span text:style-name="T3">s.</text:span> Axugue.</text:p>
      <text:p text:style-name="P7"><text:span text:style-name="T1">El que suda</text:span> <text:span text:style-name="T3">s.</text:span> Aixigue.</text:p>
      <text:p text:style-name="P3">El que tiembla de miedo o de frío</text:p>
      <text:p text:style-name="P7"><text:tab/><text:span text:style-name="T3">s.</text:span> Nihni.</text:p>
      <text:p text:style-name="P7"><text:span text:style-name="T1">El que tiene lástima, compasión</text:span> <text:span text:style-name="T3">s.</text:span></text:p>
      <text:p text:style-name="P7"><text:tab/>Ihdihgue.</text:p>
      <text:p text:style-name="P7"><text:span text:style-name="T1">El que va a afilar</text:span> <text:span text:style-name="T3">v.</text:span> Ajatohdi.</text:p>
      <text:p text:style-name="P7"><text:span text:style-name="T1">El que va a ser guía</text:span> <text:span text:style-name="T3">s.</text:span> Ajatohdi.</text:p>
      <text:p text:style-name="P7"><text:span text:style-name="T1">El que ve</text:span> <text:span text:style-name="T3">s.</text:span> Jĩpae, jĩpaje.</text:p>
      <text:p text:style-name="P7"><text:span text:style-name="T1">El que vierte</text:span> <text:span text:style-name="T3">s.</text:span> Wipagaidi.</text:p>
      <text:p text:style-name="P7"><text:span text:style-name="T1">El que vive río abajo</text:span> <text:span text:style-name="T3">s.</text:span> Ahnahgue.</text:p>
      <text:p text:style-name="P7"><text:span text:style-name="T1">Elegante</text:span> <text:span text:style-name="T3">adj.</text:span> Õdee ohwahe.</text:p>
      <text:p text:style-name="P7"><text:span text:style-name="T1">Elegir</text:span> <text:span text:style-name="T3">v.</text:span> Wajadajaha.</text:p>
      <text:p text:style-name="P7"><text:span text:style-name="T1">Elevar</text:span> <text:span text:style-name="T3">v.</text:span> Ñiehejaha.</text:p>
      <text:p text:style-name="P7"><text:span text:style-name="T1">Elocuencia</text:span> <text:span text:style-name="T3">s.</text:span> Õdee teahgajaha.</text:p>
      <text:p text:style-name="P7"><text:span text:style-name="T1">Elocuente</text:span> <text:span text:style-name="T3">adj.</text:span> Õdee tepahgue.</text:p>
      <text:p text:style-name="P7"><text:span text:style-name="T1">Ella</text:span> <text:span text:style-name="T3">pron.</text:span> Jixuh.</text:p>
      <text:p text:style-name="P7"/>
      <text:p text:style-name="P7">[Seite 70]</text:p>
      <text:p text:style-name="P7">[Spalte 1]</text:p>
      <text:p text:style-name="P7"/>
      <text:p text:style-name="P7"><text:span text:style-name="T1">Ellos</text:span> <text:span text:style-name="T3">pron.</text:span> Jĩtuhu.</text:p>
      <text:p text:style-name="P7"><text:span text:style-name="T1">Embarazada</text:span> <text:span text:style-name="T3">adj.</text:span> Fico.</text:p>
      <text:p text:style-name="P7"><text:span text:style-name="T1">Embarazarse</text:span> <text:span text:style-name="T3">v.</text:span> Ficuajaha.</text:p>
      <text:p text:style-name="P7"><text:span text:style-name="T1">Embarazo</text:span> <text:span text:style-name="T3">s.</text:span> Ficuaha.</text:p>
      <text:p text:style-name="P7"><text:span text:style-name="T1">Embarcar</text:span> <text:span text:style-name="T3">v.</text:span> Anajaha.</text:p>
      <text:p text:style-name="P7"><text:span text:style-name="T1">Embarradora o pájaro bobo</text:span> <text:span text:style-name="T3">s.</text:span></text:p>
      <text:p text:style-name="P7"><text:tab/>Culima.</text:p>
      <text:p text:style-name="P7"><text:span text:style-name="T1">Embarrar</text:span> <text:span text:style-name="T3">v.</text:span> <text:span text:style-name="T1">1.</text:span> Bajajaha.</text:p>
      <text:p text:style-name="P7"><text:tab/><text:span text:style-name="T1">2.</text:span> Ichadajaha.</text:p>
      <text:p text:style-name="P7"><text:span text:style-name="T1">Embellecer</text:span> <text:span text:style-name="T3">v.</text:span> Õdee</text:p>
      <text:p text:style-name="P7"><text:tab/>ohwahaxahdajaha.</text:p>
      <text:p text:style-name="P7"><text:span text:style-name="T1">Embestir</text:span> <text:span text:style-name="T3">v.</text:span> <text:span text:style-name="T1">1.</text:span> Tuhwahllahn</text:p>
      <text:p text:style-name="P7"><text:tab/>willajaha. <text:span text:style-name="T1">2.</text:span> Buhllajaha.</text:p>
      <text:p text:style-name="P7"><text:span text:style-name="T1">Embolsar</text:span> <text:span text:style-name="T3">v.</text:span> Chacalahna anajaha.</text:p>
      <text:p text:style-name="P7"><text:span text:style-name="T1">Emborrachar</text:span> <text:span text:style-name="T3">v.</text:span> Ẽbegajaha.</text:p>
      <text:p text:style-name="P7"><text:span text:style-name="T1">Emborracharse</text:span> <text:span text:style-name="T3">v.</text:span> Ẽbodiijaha.</text:p>
      <text:p text:style-name="P7"><text:soft-page-break/><text:span text:style-name="T1">Embuste</text:span> <text:span text:style-name="T3">s.</text:span> Socui.</text:p>
      <text:p text:style-name="P7"><text:span text:style-name="T1">Embustero</text:span> <text:span text:style-name="T3">adj.</text:span> Ujadehe.</text:p>
      <text:p text:style-name="P7"><text:span text:style-name="T1">Empatar</text:span> <text:span text:style-name="T3">v.</text:span> Soodajaha.</text:p>
      <text:p text:style-name="P7"><text:span text:style-name="T1">Empeorarse</text:span> (enfermedad) <text:span text:style-name="T3">v.</text:span></text:p>
      <text:p text:style-name="P7"><text:tab/><text:span text:style-name="T1">1.</text:span> Ehwahgajaha. <text:span text:style-name="T1">2.</text:span> Munamajaha.</text:p>
      <text:p text:style-name="P7"><text:span text:style-name="T1">Empezar a moverse</text:span> <text:span text:style-name="T3">v.</text:span></text:p>
      <text:p text:style-name="P7"><text:tab/>Buleemihajaha.</text:p>
      <text:p text:style-name="P7"><text:span text:style-name="T1">Empezar a pudrirse y secarse</text:span> <text:span text:style-name="T3">v.</text:span></text:p>
      <text:p text:style-name="P7"><text:tab/>Fahihnajaha.</text:p>
      <text:p text:style-name="P7"><text:span text:style-name="T1">Empujar</text:span> <text:span text:style-name="T3">v.</text:span> Jiajaha.</text:p>
      <text:p text:style-name="P7"><text:span text:style-name="T1">En cogollo</text:span> <text:span text:style-name="T3">adv.</text:span> Õbelloha.</text:p>
      <text:p text:style-name="P7"><text:span text:style-name="T1">En el bajo; en la parte baja</text:span> <text:span text:style-name="T3">adv.</text:span></text:p>
      <text:p text:style-name="P7"><text:tab/>Llenena.</text:p>
      <text:p text:style-name="P7"><text:span text:style-name="T1">En el interior</text:span> <text:span text:style-name="T3">s.</text:span> Joahna.</text:p>
      <text:p text:style-name="P7"><text:span text:style-name="T1">En ese lugar</text:span> <text:span text:style-name="T3">v.</text:span> Llememe.</text:p>
      <text:p text:style-name="P7"><text:span text:style-name="T1">En ese mismo momento</text:span> <text:span text:style-name="T3">adv.</text:span></text:p>
      <text:p text:style-name="P7"><text:tab/>Achieehdaje.</text:p>
      <text:p text:style-name="P7"><text:span text:style-name="T1">En frente</text:span> <text:span text:style-name="T3">adv.</text:span> Paxona.</text:p>
      <text:p text:style-name="P3">En la orilla del otro lado del río</text:p>
      <text:p text:style-name="P7"><text:tab/><text:span text:style-name="T3">adv.</text:span> Jotehnacuaja.</text:p>
      <text:p text:style-name="P7"><text:span text:style-name="T1">En lo vacío</text:span> <text:span text:style-name="T3">adv.</text:span> Cawena.</text:p>
      <text:p text:style-name="P7"><text:span text:style-name="T1">En montones</text:span> <text:span text:style-name="T3">adv.</text:span> Obotena</text:p>
      <text:p text:style-name="P7"><text:tab/>(soadajaha).</text:p>
      <text:p text:style-name="P7"><text:span text:style-name="T1">En otra parte</text:span> <text:span text:style-name="T3">adv.</text:span> Jõhwẽhẽje.</text:p>
      <text:p text:style-name="P7"><text:span text:style-name="T1">En vano</text:span> <text:span text:style-name="T3">adv.</text:span> Ebudi.</text:p>
      <text:p text:style-name="P7"><text:span text:style-name="T1">Encaramarse</text:span> <text:span text:style-name="T3">v.</text:span> <text:span text:style-name="T1">1.</text:span> Õwãmajaha.</text:p>
      <text:p text:style-name="P7"><text:tab/><text:span text:style-name="T1">2.</text:span> Rĩẽhmajaha.</text:p>
      <text:p text:style-name="P7"><text:span text:style-name="T1">Encender</text:span> <text:span text:style-name="T3">v.</text:span> Bajadajaha.</text:p>
      <text:p text:style-name="P7"><text:span text:style-name="T1">Encerrar ganado en el corral</text:span> <text:span text:style-name="T3">v.</text:span></text:p>
      <text:p text:style-name="P7"><text:tab/>Owaihxahdajahri.</text:p>
      <text:p text:style-name="P7"><text:span text:style-name="T1">Encima</text:span> <text:span text:style-name="T3">adv.</text:span> Muna.</text:p>
      <text:p text:style-name="P7"><text:span text:style-name="T1">Encinta</text:span> <text:span text:style-name="T3">adj.</text:span> Fico.</text:p>
      <text:p text:style-name="P7"><text:span text:style-name="T1">Encontrar</text:span> <text:span text:style-name="T3">v.</text:span> Jiehgajaha.</text:p>
      <text:p text:style-name="P7"/>
      <text:p text:style-name="P7">[Seite 70]</text:p>
      <text:p text:style-name="P7">[Spalte 2]</text:p>
      <text:p text:style-name="P7"/>
      <text:p text:style-name="P7"><text:span text:style-name="T1">Encontrar al fin alguien o algo</text:span> <text:span text:style-name="T3">v.</text:span></text:p>
      <text:p text:style-name="P7"><text:tab/>Bajamajaha.</text:p>
      <text:p text:style-name="P7"><text:span text:style-name="T1">Encorvarse</text:span> <text:span text:style-name="T3">v.</text:span> Llallajaha.</text:p>
      <text:p text:style-name="P7"><text:span text:style-name="T1">Endulzar</text:span> <text:span text:style-name="T3">v.</text:span> Õdehjaha.</text:p>
      <text:p text:style-name="P7"><text:span text:style-name="T1">Endurecerse</text:span> <text:span text:style-name="T3">v.</text:span> Axehgajaha, aximajaha.</text:p>
      <text:p text:style-name="P7"><text:span text:style-name="T1">Endurecida</text:span> (mujer que controla la</text:p>
      <text:p text:style-name="P7"><text:tab/>concepción) <text:span text:style-name="T3">adj.</text:span> Axehgaha.</text:p>
      <text:p text:style-name="P7"><text:span text:style-name="T1">Enemigo</text:span> <text:span text:style-name="T3">s.</text:span> Ebohehdi.</text:p>
      <text:p text:style-name="P7"><text:span text:style-name="T1">Enfermedad</text:span> <text:span text:style-name="T3">s.</text:span> Sõhdi.</text:p>
      <text:p text:style-name="P7"><text:span text:style-name="T1">Enflaquecer</text:span> <text:span text:style-name="T3">v.</text:span> Bohdihajaha.</text:p>
      <text:p text:style-name="P7"><text:span text:style-name="T1">Enfocado, alumbrado</text:span> <text:span text:style-name="T3">adj.</text:span> Texada.</text:p>
      <text:p text:style-name="P7"><text:span text:style-name="T1">Enfocar con la luz</text:span> <text:span text:style-name="T3">v.</text:span> Texadajaha.</text:p>
      <text:p text:style-name="P7"><text:span text:style-name="T1">Enganchar</text:span> <text:span text:style-name="T3">v.</text:span> Jallagajaha.</text:p>
      <text:p text:style-name="P7"><text:span text:style-name="T1">Engañador</text:span> <text:span text:style-name="T3">s.</text:span> Ujadahguehe.</text:p>
      <text:p text:style-name="P7"><text:span text:style-name="T1">Engañar</text:span> <text:span text:style-name="T3">v.</text:span> Ujahdajaha.</text:p>
      <text:p text:style-name="P7"><text:soft-page-break/><text:span text:style-name="T1">Engaño</text:span> <text:span text:style-name="T3">s.</text:span> Ujadahgaha.</text:p>
      <text:p text:style-name="P7"><text:span text:style-name="T1">Enlazar</text:span> <text:span text:style-name="T3">v.</text:span> Lasajaha.</text:p>
      <text:p text:style-name="P7"><text:span text:style-name="T1">Enloquecido</text:span> <text:span text:style-name="T3">adj.</text:span> Sewibe.</text:p>
      <text:p text:style-name="P7"><text:span text:style-name="T1">Enredado</text:span> <text:span text:style-name="T3">adj.</text:span> Lluiga.</text:p>
      <text:p text:style-name="P7"><text:span text:style-name="T1">Enredar</text:span> <text:span text:style-name="T3">v.</text:span> Jallajaha.</text:p>
      <text:p text:style-name="P7"><text:span text:style-name="T1">Enredarse</text:span> <text:span text:style-name="T3">v.</text:span> <text:span text:style-name="T1">1.</text:span> Lluigajaha.</text:p>
      <text:p text:style-name="P7"><text:tab/><text:span text:style-name="T1">2.</text:span> Lluitajaha.</text:p>
      <text:p text:style-name="P7"><text:span text:style-name="T1">Enrojecer</text:span> (colorear de rojo) <text:span text:style-name="T3">v.</text:span></text:p>
      <text:p text:style-name="P7"><text:tab/>Duwehajaha.</text:p>
      <text:p text:style-name="P7"><text:span text:style-name="T1">Enrollado</text:span> <text:span text:style-name="T3">adj.</text:span> Obipu.</text:p>
      <text:p text:style-name="P7"><text:span text:style-name="T1">Enrollar</text:span> <text:span text:style-name="T3">v.</text:span> Jalladajaha.</text:p>
      <text:p text:style-name="P7"><text:span text:style-name="T1">Ensayar</text:span> <text:span text:style-name="T3">v.</text:span> Jõhdajaha.</text:p>
      <text:p text:style-name="P7"><text:span text:style-name="T1">Enseñanza</text:span> <text:span text:style-name="T3">s.</text:span> Llecahdahgaha.</text:p>
      <text:p text:style-name="P7"><text:span text:style-name="T1">Enseñar</text:span> <text:span text:style-name="T3">v.</text:span> Llecahdajaha.</text:p>
      <text:p text:style-name="P7"><text:span text:style-name="T1">Ensuciar</text:span> <text:span text:style-name="T3">v.</text:span> Iditajaha.</text:p>
      <text:p text:style-name="P7"><text:span text:style-name="T1">Ensuciarse</text:span> <text:span text:style-name="T3">v.</text:span> <text:span text:style-name="T1">1.</text:span> Iditahgajaha.</text:p>
      <text:p text:style-name="P7"><text:tab/><text:span text:style-name="T1">2.</text:span> Llecatahgajaha.</text:p>
      <text:p text:style-name="P7"><text:span text:style-name="T1">Enterrado</text:span> (cosa no animal) <text:span text:style-name="T3">adj.</text:span></text:p>
      <text:p text:style-name="P7"><text:tab/>Õjãtahga.</text:p>
      <text:p text:style-name="P7"><text:span text:style-name="T1">Enterrado</text:span> (persona o animal) <text:span text:style-name="T3">adj.</text:span></text:p>
      <text:p text:style-name="P7"><text:tab/>Õjãtahgue.</text:p>
      <text:p text:style-name="P7"><text:span text:style-name="T1">Enterrador</text:span> <text:span text:style-name="T3">s.</text:span> Õjãtaidi.</text:p>
      <text:p text:style-name="P7"><text:span text:style-name="T1">Enterrar</text:span> <text:span text:style-name="T3">v.</text:span> Õjãtajaha.</text:p>
      <text:p text:style-name="P7"><text:span text:style-name="T1">Entierro</text:span> <text:span text:style-name="T3">s.</text:span> Õjãtaha.</text:p>
      <text:p text:style-name="P7"><text:span text:style-name="T1">Entrada de la época de lluvias</text:span> <text:span text:style-name="T3">s.</text:span></text:p>
      <text:p text:style-name="P7"><text:tab/>Capoenaahda.</text:p>
      <text:p text:style-name="P7"><text:span text:style-name="T1">Entrada de un corral</text:span> <text:span text:style-name="T3">s.</text:span> Ahxuate.</text:p>
      <text:p text:style-name="P7"><text:span text:style-name="T1">Entradas de corrales</text:span> <text:span text:style-name="T3">s.</text:span> Ahxuateha.</text:p>
      <text:p text:style-name="P7"><text:span text:style-name="T1">Entre</text:span> <text:span text:style-name="T3">prep.</text:span> <text:span text:style-name="T1">1.</text:span> Ahitexu. <text:span text:style-name="T1">2.</text:span> Joahna.</text:p>
      <text:p text:style-name="P7"><text:span text:style-name="T1">Entregar</text:span> <text:span text:style-name="T3">v.</text:span> Axutajaha.</text:p>
      <text:p text:style-name="P7"><text:span text:style-name="T1">Entristecer</text:span> <text:span text:style-name="T3">v.</text:span> Oma-sudaxahdajaha.</text:p>
      <text:p text:style-name="P7"><text:span text:style-name="T1">Envanecerse de su hermosura</text:span> <text:span text:style-name="T3">v.</text:span></text:p>
      <text:p text:style-name="P7"><text:tab/>Behdahgajaha.</text:p>
      <text:p text:style-name="P7"><text:span text:style-name="T1">Envidia</text:span> <text:span text:style-name="T3">s.</text:span> Ahwe.</text:p>
      <text:p text:style-name="P7"/>
      <text:p text:style-name="P7">[Seite 71]</text:p>
      <text:p text:style-name="P7">[Spalte 1]</text:p>
      <text:p text:style-name="P7"/>
      <text:p text:style-name="P7">[BILD] Escoba</text:p>
      <text:p text:style-name="P7"><text:span text:style-name="T1">Envolver</text:span> <text:span text:style-name="T3">v.</text:span> Chuwadajaha.</text:p>
      <text:p text:style-name="P7"><text:span text:style-name="T1">Envolverse</text:span> <text:span text:style-name="T3">v.</text:span> Chuwadahgajaha.</text:p>
      <text:p text:style-name="P7"><text:span text:style-name="T1">Envueltos</text:span> <text:span text:style-name="T3">adj.</text:span> Chuwadahga.</text:p>
      <text:p text:style-name="P7"><text:span text:style-name="T1">Erigir</text:span> (parar) <text:span text:style-name="T3">v.</text:span> Tehxahdajaha.</text:p>
      <text:p text:style-name="P7"><text:span text:style-name="T1">Erizo</text:span> <text:span text:style-name="T3">s.</text:span> Llawa.</text:p>
      <text:p text:style-name="P7"><text:span text:style-name="T1">Esa</text:span> <text:span text:style-name="T3">adj.</text:span> <text:span text:style-name="T1">1.</text:span> Jicuah. <text:span text:style-name="T1">2.</text:span> (ala) Jillah.</text:p>
      <text:p text:style-name="P7"><text:tab/><text:span text:style-name="T1">3.</text:span> (casa) Llemeh. <text:span text:style-name="T1">4.</text:span> (ceniza) Llõjã.</text:p>
      <text:p text:style-name="P7"><text:tab/><text:span text:style-name="T1">5.</text:span> (guapa) Jĩxõh. <text:span text:style-name="T1">6.</text:span> (hoja) Lloxoh.</text:p>
      <text:p text:style-name="P7"><text:tab/><text:span text:style-name="T1">7.</text:span> (lata) Jimoho. <text:span text:style-name="T1">8.</text:span> (palma de la</text:p>
      <text:p text:style-name="P7"><text:tab/>mano) Jimoh. <text:span text:style-name="T1">9.</text:span> (piedra) Jichuh.</text:p>
      <text:p text:style-name="P7"><text:tab/><text:span text:style-name="T1">10.</text:span> (pluma) Jiwoh. <text:span text:style-name="T1">11.</text:span> (rótula) Jiteh.</text:p>
      <text:p text:style-name="P7"><text:tab/><text:span text:style-name="T1">12.</text:span> (varita) Jijeh.</text:p>
      <text:p text:style-name="P7"><text:span text:style-name="T1">Escalofrío</text:span> <text:span text:style-name="T3">s.</text:span> Dillojã.</text:p>
      <text:p text:style-name="P7"><text:soft-page-break/><text:span text:style-name="T1">Escasez</text:span> <text:span text:style-name="T3">s.</text:span> Õõchu.</text:p>
      <text:p text:style-name="P7"><text:span text:style-name="T1">Escoba</text:span> <text:span text:style-name="T3">s.</text:span> <text:span text:style-name="T1">1.</text:span> Fejadoxohñu.</text:p>
      <text:p text:style-name="P7"><text:tab/><text:span text:style-name="T1">2.</text:span> Jõtahñu. <text:span text:style-name="T3">pl.</text:span> Jõtachu.</text:p>
      <text:p text:style-name="P7"><text:span text:style-name="T1">Escoger</text:span> <text:span text:style-name="T3">v.</text:span> Wajadajaha.</text:p>
      <text:p text:style-name="P7"><text:span text:style-name="T1">Escopeta</text:span> <text:span text:style-name="T3">s.</text:span> Puhduhba.</text:p>
      <text:p text:style-name="P7"><text:span text:style-name="T1">Escribir</text:span> <text:span text:style-name="T3">v.</text:span> Ĩduhdajaha.</text:p>
      <text:p text:style-name="P7"><text:span text:style-name="T1">Escupir</text:span> <text:span text:style-name="T3">v.</text:span> Suwajaha.</text:p>
      <text:p text:style-name="P7"><text:span text:style-name="T1">Ese</text:span> <text:span text:style-name="T3">adj.</text:span> <text:span text:style-name="T1">1.</text:span> (árbol) Jilluh. <text:span text:style-name="T1">2.</text:span> (camino)</text:p>
      <text:p text:style-name="P7"><text:tab/>Jimah. <text:span text:style-name="T1">3.</text:span> (cielo) Jĩxẽh. <text:span text:style-name="T1">4.</text:span> (pelo)</text:p>
      <text:p text:style-name="P7"><text:tab/>Jĩcheh, Llowoh. <text:span text:style-name="T1">5.</text:span> (río) Llotoh.</text:p>
      <text:p text:style-name="P7"><text:tab/><text:span text:style-name="T1">6.</text:span> (volteador de casabe) Jĩxoh.</text:p>
      <text:p text:style-name="P7"><text:span text:style-name="T1">Eso</text:span> <text:span text:style-name="T3">adj.</text:span> Jiñoh.</text:p>
      <text:p text:style-name="P7"><text:span text:style-name="T1">Espacio entre los muslos</text:span> <text:span text:style-name="T3">s.</text:span></text:p>
      <text:p text:style-name="P7"><text:tab/><text:span text:style-name="T1">1.</text:span> Ahite. <text:span text:style-name="T1">2.</text:span> Ahdete.</text:p>
      <text:p text:style-name="P7"><text:span text:style-name="T1">Espacio entre los dedos</text:span> <text:span text:style-name="T3">s.</text:span> Ineja</text:p>
      <text:p text:style-name="P7"><text:tab/>ahdete.</text:p>
      <text:p text:style-name="P7"><text:span text:style-name="T1">Espacio grande</text:span> <text:span text:style-name="T3">s.</text:span> Wime.</text:p>
      <text:p text:style-name="P7"><text:span text:style-name="T1">Espacio intermedio</text:span> <text:span text:style-name="T3">s.</text:span> Ahitexu,</text:p>
      <text:p text:style-name="P7"><text:tab/>aihtexu.</text:p>
      <text:p text:style-name="P7"><text:span text:style-name="T1">Espalda</text:span> <text:span text:style-name="T3">s.</text:span> Amana.</text:p>
      <text:p text:style-name="P7"><text:span text:style-name="T1">Esparcidor</text:span> <text:span text:style-name="T3">s.</text:span> Jopadaidi.</text:p>
      <text:p text:style-name="P7"><text:span text:style-name="T1">Esparcir</text:span> <text:span text:style-name="T3">v.</text:span> <text:span text:style-name="T1">1.</text:span> Joadajaha.</text:p>
      <text:p text:style-name="P7"><text:tab/><text:span text:style-name="T1">2.</text:span> (semillas) Jowadajaha.</text:p>
      <text:p text:style-name="P7"><text:span text:style-name="T1">Esparcirse</text:span> <text:span text:style-name="T3">v.</text:span> Cãhmajaha.</text:p>
      <text:p text:style-name="P7"/>
      <text:p text:style-name="P7">[Seite 71]</text:p>
      <text:p text:style-name="P7">[Spalte 2]</text:p>
      <text:p text:style-name="P7"/>
      <text:p text:style-name="P7"><text:span text:style-name="T1">Esperar, aguardar</text:span> <text:span text:style-name="T3">v.</text:span> Juwahgajaha.</text:p>
      <text:p text:style-name="P7"><text:span text:style-name="T1">Esperma</text:span> <text:span text:style-name="T3">s.</text:span> Belajã.</text:p>
      <text:p text:style-name="P7"><text:span text:style-name="T1">Espeso</text:span> <text:span text:style-name="T3">adj.</text:span> Dehga.</text:p>
      <text:p text:style-name="P7"><text:span text:style-name="T1">Espina</text:span> <text:span text:style-name="T3">s.</text:span> Pãxa.</text:p>
      <text:p text:style-name="P7"><text:span text:style-name="T1">Espina dorsal, espinazo</text:span> <text:span text:style-name="T3">s.</text:span> Omasãjã.</text:p>
      <text:p text:style-name="P7"><text:span text:style-name="T1">Espíritu de agua</text:span> (madre de agua)</text:p>
      <text:p text:style-name="P7"><text:tab/><text:span text:style-name="T3">s.</text:span> Fainodi. <text:span text:style-name="T3">pl.</text:span> Fainohdu.</text:p>
      <text:p text:style-name="P7"><text:span text:style-name="T1">Espíritu del monte</text:span> <text:span text:style-name="T3">s.</text:span> <text:span text:style-name="T1">1.</text:span> Achete.</text:p>
      <text:p text:style-name="P7"><text:tab/><text:span text:style-name="T1">2.</text:span> Fãxahlla.</text:p>
      <text:p text:style-name="P7"><text:span text:style-name="T1">Espíritu de muerto</text:span> <text:span text:style-name="T3">s.</text:span> Caõjã.</text:p>
      <text:p text:style-name="P7"><text:span text:style-name="T1">Esposa</text:span> <text:span text:style-name="T3">s.</text:span> Jixuhgui ĩxoho ẽxãxu.</text:p>
      <text:p text:style-name="P7"><text:span text:style-name="T1">Esposo</text:span> <text:span text:style-name="T3">s.</text:span> Jemi.</text:p>
      <text:p text:style-name="P7"><text:span text:style-name="T1">Esquinita</text:span> <text:span text:style-name="T3">s.</text:span> Ajejete.</text:p>
      <text:p text:style-name="P7"><text:span text:style-name="T1">Está hecho</text:span> (listo) <text:span text:style-name="T3">adj.</text:span> Tallagama.</text:p>
      <text:p text:style-name="P7"><text:span text:style-name="T1">Estómago</text:span> <text:span text:style-name="T3">s.</text:span> Icoho. <text:span text:style-name="T3">pl.</text:span> Icuallu.</text:p>
      <text:p text:style-name="P7"><text:span text:style-name="T1">Estar abierto</text:span> <text:span text:style-name="T3">v.</text:span> Cañadahgajaha.</text:p>
      <text:p text:style-name="P7"><text:span text:style-name="T1">Estar afilado</text:span> <text:span text:style-name="T3">v.</text:span> Fijixẽ ĩxajaha.</text:p>
      <text:p text:style-name="P7"><text:span text:style-name="T1">Estar alentado</text:span> <text:span text:style-name="T3">v.</text:span> Ballajaha.</text:p>
      <text:p text:style-name="P7"><text:span text:style-name="T1">Estar arrimado</text:span> <text:span text:style-name="T3">v.</text:span> Suwajaha.</text:p>
      <text:p text:style-name="P7"><text:span text:style-name="T1">Estar bravo</text:span> <text:span text:style-name="T3">v.</text:span> Ñajẽhdahgajaha.</text:p>
      <text:p text:style-name="P7"><text:span text:style-name="T1">Estar cansado</text:span> <text:span text:style-name="T3">v.</text:span> Faimajaha.</text:p>
      <text:p text:style-name="P7"><text:span text:style-name="T1">Estar débil</text:span> <text:span text:style-name="T3">v.</text:span> Fapodiajaha.</text:p>
      <text:p text:style-name="P7"><text:span text:style-name="T1">Estar de acuerdo</text:span> <text:span text:style-name="T3">v.</text:span> Jĩhãtehna</text:p>
      <text:p text:style-name="P7"><text:tab/>omeñajaha.</text:p>
      <text:p text:style-name="P7"><text:soft-page-break/><text:span text:style-name="T1">Estar de espaldas</text:span> <text:span text:style-name="T3">v.</text:span> Amagajaha.</text:p>
      <text:p text:style-name="P7"><text:span text:style-name="T1">Estar desabrochado</text:span> <text:span text:style-name="T3">v.</text:span></text:p>
      <text:p text:style-name="P7"><text:tab/>Cañadahgajaha.</text:p>
      <text:p text:style-name="P7"><text:span text:style-name="T1">Estar desnudo</text:span> <text:span text:style-name="T3">v.</text:span> Copudijaha.</text:p>
      <text:p text:style-name="P7"><text:span text:style-name="T1">Estar divorciado</text:span> <text:span text:style-name="T3">v.</text:span> Fiehguihajaha.</text:p>
      <text:p text:style-name="P7"><text:span text:style-name="T1">Estar encinta</text:span> <text:span text:style-name="T3">v.</text:span> Ficuajaha.</text:p>
      <text:p text:style-name="P7"><text:span text:style-name="T1">Estar hecho</text:span> (listo) <text:span text:style-name="T3">v.</text:span></text:p>
      <text:p text:style-name="P7"><text:tab/>Tallagamajaha.</text:p>
      <text:p text:style-name="P7"><text:span text:style-name="T1">Estar hinchado</text:span> <text:span text:style-name="T3">v.</text:span> Jiamahmo</text:p>
      <text:p text:style-name="P7"><text:tab/>ĩxajaha.</text:p>
      <text:p text:style-name="P7"><text:span text:style-name="T1">Estar hirviendo</text:span> <text:span text:style-name="T3">v.</text:span> Fahlãchẽ ĩxajaha.</text:p>
      <text:p text:style-name="P7"><text:span text:style-name="T1">Estar soltero</text:span> <text:span text:style-name="T3">v.</text:span> Icudiajaha.</text:p>
      <text:p text:style-name="P7"><text:span text:style-name="T1">Estar sucio</text:span> <text:span text:style-name="T3">v.</text:span> Idigajaha.</text:p>
      <text:p text:style-name="P7"><text:span text:style-name="T1">Estar torcido</text:span> <text:span text:style-name="T3">v.</text:span> Cãchaiga.</text:p>
      <text:p text:style-name="P7"><text:span text:style-name="T1">Estar alerta</text:span> <text:span text:style-name="T3">v.</text:span> Õxahdahgajaha.</text:p>
      <text:p text:style-name="P7"><text:span text:style-name="T1">Este</text:span> (por donde sale el sol) <text:span text:style-name="T3">s.</text:span> Ahna.</text:p>
      <text:p text:style-name="P7"><text:span text:style-name="T1">Estera</text:span> <text:span text:style-name="T3">s.</text:span> Itulimah. <text:span text:style-name="T3">pl.</text:span> Itulimai.</text:p>
      <text:p text:style-name="P7"><text:span text:style-name="T1">Estero</text:span> <text:span text:style-name="T3">s.</text:span> <text:span text:style-name="T1">1.</text:span> Fãjãha. <text:span text:style-name="T3">pl.</text:span> Fãjãhlluhe.</text:p>
      <text:p text:style-name="P7"><text:tab/><text:span text:style-name="T1">2.</text:span> (pantano pequeño) Fãjãhxẽ.</text:p>
      <text:p text:style-name="P7"><text:span text:style-name="T1">Estero de poca agua</text:span> <text:span text:style-name="T3">s.</text:span> Fãjãhba,</text:p>
      <text:p text:style-name="P7"><text:tab/>fãjãlluhẽpã.</text:p>
      <text:p text:style-name="P7"><text:span text:style-name="T1">Estornudar</text:span> <text:span text:style-name="T3">v.</text:span> Ãchiajaha.</text:p>
      <text:p text:style-name="P7"><text:span text:style-name="T1">Estornudo</text:span> <text:span text:style-name="T3">s.</text:span> Ãchi.</text:p>
      <text:p text:style-name="P7"><text:span text:style-name="T1">Estrechar en el centro o cintura</text:span> <text:span text:style-name="T3">v.</text:span></text:p>
      <text:p text:style-name="P7"><text:tab/>Aletajaha.</text:p>
      <text:p text:style-name="P7"/>
      <text:p text:style-name="P7">[Seite 72]</text:p>
      <text:p text:style-name="P7">[Spalte 1]</text:p>
      <text:p text:style-name="P7"/>
      <text:p text:style-name="P7"><text:span text:style-name="T1">Estrecho</text:span> <text:span text:style-name="T3">adj.</text:span> Ichaheje.</text:p>
      <text:p text:style-name="P7"><text:span text:style-name="T1">Excremento</text:span> (humano o de</text:p>
      <text:p text:style-name="P7"><text:tab/>animales) <text:span text:style-name="T3">s.</text:span> Ite.</text:p>
      <text:p text:style-name="P7"/>
      <text:p text:style-name="P7">[Seite 72]</text:p>
      <text:p text:style-name="P7">[Spalte 2]</text:p>
      <text:p text:style-name="P7"/>
      <text:p text:style-name="P7"><text:span text:style-name="T1">Explicar</text:span> <text:span text:style-name="T3">v.</text:span> Boamaxahdajaha.</text:p>
      <text:p text:style-name="P7"/>
      <text:p text:style-name="P7">[Seite 72]</text:p>
      <text:p text:style-name="P7">[Spalte 1]</text:p>
      <text:p text:style-name="P7"/>
      <text:p text:style-name="P3">F, f</text:p>
      <text:p text:style-name="P7"/>
      <text:p text:style-name="P7"><text:span text:style-name="T1">Fácil de obtener, de conseguir</text:span> <text:span text:style-name="T3">v.</text:span></text:p>
      <text:p text:style-name="P7"><text:tab/>Icheha.</text:p>
      <text:p text:style-name="P7"><text:span text:style-name="T1">Fango</text:span> <text:span text:style-name="T3">s.</text:span> Alulixu.</text:p>
      <text:p text:style-name="P7"><text:span text:style-name="T1">Fara</text:span> <text:span text:style-name="T3">s.</text:span> Chica.</text:p>
      <text:p text:style-name="P7"><text:span text:style-name="T1">Felicidad</text:span> <text:span text:style-name="T3">s.</text:span> Omo-sehetahgaha.</text:p>
      <text:p text:style-name="P7"><text:span text:style-name="T1">Feliz</text:span> <text:span text:style-name="T3">adj.</text:span> Omo-sehetahgue,</text:p>
      <text:p text:style-name="P7"><text:tab/>omo-sehetahgoho (fem.).</text:p>
      <text:p text:style-name="P7"><text:span text:style-name="T1">Femenino</text:span> <text:span text:style-name="T3">adj.</text:span> Naxuhdahgue.</text:p>
      <text:p text:style-name="P7"><text:span text:style-name="T1">Fiebre</text:span> <text:span text:style-name="T3">s.</text:span> Sõhdi.</text:p>
      <text:p text:style-name="P7"><text:soft-page-break/><text:span text:style-name="T1">Filoso</text:span> <text:span text:style-name="T3">adj.</text:span> Fiji.</text:p>
      <text:p text:style-name="P7"><text:span text:style-name="T1">Finado</text:span> (el que se había muerto)</text:p>
      <text:p text:style-name="P7"><text:tab/><text:span text:style-name="T3">adj.</text:span> Cahihbeexa.</text:p>
      <text:p text:style-name="P7"><text:span text:style-name="T1">Fingir desmayo</text:span> <text:span text:style-name="T3">v.</text:span> Fajehgajaha.</text:p>
      <text:p text:style-name="P7"><text:span text:style-name="T1">Firme</text:span> (tierra) <text:span text:style-name="T3">adj.</text:span> Illaxẽ (sẽxẽ).</text:p>
      <text:p text:style-name="P7"><text:span text:style-name="T1">Flaca, delgada</text:span> <text:span text:style-name="T3">adj.</text:span> Bohxu.</text:p>
      <text:p text:style-name="P7"><text:span text:style-name="T1">Flaco</text:span> <text:span text:style-name="T3">adj.</text:span> Bohdi.</text:p>
      <text:p text:style-name="P7"><text:span text:style-name="T1">Flaco y huesudo</text:span> <text:span text:style-name="T3">adj.</text:span> Bohahlla.</text:p>
      <text:p text:style-name="P7"><text:span text:style-name="T1">Flacucho</text:span> <text:span text:style-name="T3">adj.</text:span> Bohaxa.</text:p>
      <text:p text:style-name="P7"><text:span text:style-name="T1">Flaqueza</text:span> <text:span text:style-name="T3">s.</text:span> Boha.</text:p>
      <text:p text:style-name="P7"><text:span text:style-name="T1">Flaquito</text:span> <text:span text:style-name="T3">adj.</text:span> Bohaje.</text:p>
      <text:p text:style-name="P7"><text:span text:style-name="T1">Flecha</text:span> <text:span text:style-name="T3">s.</text:span> Docono.</text:p>
      <text:p text:style-name="P7"><text:span text:style-name="T1">Flexible</text:span> <text:span text:style-name="T3">adj.</text:span> Faji.</text:p>
      <text:p text:style-name="P7"><text:span text:style-name="T1">Flor en capullo</text:span> <text:span text:style-name="T3">s.</text:span> Ipu.</text:p>
      <text:p text:style-name="P7"><text:span text:style-name="T1">Florear</text:span> <text:span text:style-name="T3">v.</text:span> Ipugajaha, bõbexahdajaha.</text:p>
      <text:p text:style-name="P7"><text:span text:style-name="T1">Flormillo</text:span> (árbol) <text:span text:style-name="T3">s.</text:span> Cawina.</text:p>
      <text:p text:style-name="P7"/>
      <text:p text:style-name="P7">[Seite 72]</text:p>
      <text:p text:style-name="P7">[Spalte 2]</text:p>
      <text:p text:style-name="P7"/>
      <text:p text:style-name="P7">[BILD] Flechas</text:p>
      <text:p text:style-name="P7"><text:span text:style-name="T1">Fogón</text:span> <text:span text:style-name="T3">s.</text:span> Fãpaefa.</text:p>
      <text:p text:style-name="P7"><text:span text:style-name="T1">Fondo</text:span> <text:span text:style-name="T3">s.</text:span> Amaha.</text:p>
      <text:p text:style-name="P7"><text:span text:style-name="T1">Freír, fritar</text:span> <text:span text:style-name="T3">v.</text:span> Lliagajaha.</text:p>
      <text:p text:style-name="P7"><text:span text:style-name="T1">Fresco</text:span> (de hoy) <text:span text:style-name="T3">adj.</text:span> Achihga.</text:p>
      <text:p text:style-name="P7"><text:span text:style-name="T1">Fríjol</text:span> <text:span text:style-name="T3">s.</text:span> <text:span text:style-name="T1">1.</text:span> Cañu. <text:span text:style-name="T1">2.</text:span> (en bejuco)</text:p>
      <text:p text:style-name="P7"><text:tab/>Cañuhno. <text:span text:style-name="T1">3.</text:span> (en vaina) Cañucue.</text:p>
      <text:p text:style-name="P7"><text:span text:style-name="T1">Fruta</text:span> <text:span text:style-name="T3">s.</text:span> Ipu. <text:span text:style-name="T3">pl.</text:span> Ipuxo.</text:p>
      <text:p text:style-name="P7"><text:span text:style-name="T1">Fruta seca y chupada</text:span> <text:span text:style-name="T3">s.</text:span> Faha.</text:p>
      <text:p text:style-name="P7"><text:span text:style-name="T1">Fruto</text:span> <text:span text:style-name="T3">s.</text:span> Ipuho.</text:p>
      <text:p text:style-name="P7"><text:span text:style-name="T1">Fruto del guanábano silvestre</text:span> <text:span text:style-name="T3">s.</text:span></text:p>
      <text:p text:style-name="P7"><text:tab/>Awedoho.</text:p>
      <text:p text:style-name="P7"><text:span text:style-name="T1">Fuera</text:span> <text:span text:style-name="T3">adv.</text:span> Umi.</text:p>
      <text:p text:style-name="P7"><text:span text:style-name="T1">Fuerza</text:span> <text:span text:style-name="T3">s.</text:span> Ĩdii.</text:p>
      <text:p text:style-name="P7"><text:span text:style-name="T1">Fumar</text:span> <text:span text:style-name="T3">v.</text:span> Juwagajaha.</text:p>
      <text:p text:style-name="P7"><text:span text:style-name="T1">Fumigar</text:span> <text:span text:style-name="T3">v.</text:span> Bõbexahdajaha.</text:p>
      <text:p text:style-name="P7"><text:span text:style-name="T1">Fundo</text:span> <text:span text:style-name="T3">s.</text:span> Ĩxame.</text:p>
      <text:p text:style-name="P7"><text:span text:style-name="T1">Furia</text:span> <text:span text:style-name="T3">s.</text:span> Ñajẽ.</text:p>
      <text:p text:style-name="P7"/>
      <text:p text:style-name="P7">[Seite 72]</text:p>
      <text:p text:style-name="P7">[Spalte 1]</text:p>
      <text:p text:style-name="P7"/>
      <text:p text:style-name="P3">G, g</text:p>
      <text:p text:style-name="P7"/>
      <text:p text:style-name="P7"><text:span text:style-name="T1">Gajo</text:span> <text:span text:style-name="T3">s.</text:span> Anojahñojo.</text:p>
      <text:p text:style-name="P7"><text:span text:style-name="T1">Galápago</text:span> <text:span text:style-name="T3">s.</text:span> Illaxẽhgue sese.</text:p>
      <text:p text:style-name="P7"><text:span text:style-name="T1">Gallina</text:span> <text:span text:style-name="T3">s.</text:span> Acala.</text:p>
      <text:p text:style-name="P7"><text:span text:style-name="T1">Gallineta</text:span> <text:span text:style-name="T3">s.</text:span> Ñequeñeque.</text:p>
      <text:p text:style-name="P7"><text:span text:style-name="T1">Gallineta de agua</text:span> <text:span text:style-name="T3">s.</text:span> Oxehgo cute.</text:p>
      <text:p text:style-name="P7"><text:span text:style-name="T1">Gallo</text:span> <text:span text:style-name="T3">s.</text:span> Acala ũbe.</text:p>
      <text:p text:style-name="P7"><text:span text:style-name="T1">Gancho de palo</text:span> <text:span text:style-name="T3">s.</text:span> Ñohli.</text:p>
      <text:p text:style-name="P7"><text:span text:style-name="T1">Garceta choa</text:span> <text:span text:style-name="T3">s.</text:span> Llohmoje.</text:p>
      <text:p text:style-name="P7"><text:soft-page-break/><text:span text:style-name="T1">Garganta</text:span> <text:span text:style-name="T3">s.</text:span> Õcuajã.</text:p>
      <text:p text:style-name="P7"><text:span text:style-name="T1">Garzón</text:span> <text:span text:style-name="T3">s.</text:span> Ucu.</text:p>
      <text:p text:style-name="P7"><text:span text:style-name="T1">Garza aulladora</text:span> <text:span text:style-name="T3">s.</text:span> Tamahña.</text:p>
      <text:p text:style-name="P7"/>
      <text:p text:style-name="P7">[Seite 72]</text:p>
      <text:p text:style-name="P7">[Spalte 2]</text:p>
      <text:p text:style-name="P7"/>
      <text:p text:style-name="P7"><text:span text:style-name="T1">Garza bupure</text:span> <text:span text:style-name="T3">s.</text:span> Gupule.</text:p>
      <text:p text:style-name="P7"><text:span text:style-name="T1">Gatear</text:span> <text:span text:style-name="T3">v.</text:span> Chahlejaha.</text:p>
      <text:p text:style-name="P7"><text:span text:style-name="T1">Gato cerval salvaje</text:span> <text:span text:style-name="T3">s.</text:span> Uhwigãlosa.</text:p>
      <text:p text:style-name="P7"><text:span text:style-name="T1">Gavilán pequeño</text:span> <text:span text:style-name="T3">s.</text:span> Callalla.</text:p>
      <text:p text:style-name="P7"><text:span text:style-name="T1">Gavilán pescador</text:span> <text:span text:style-name="T3">s.</text:span> Bahcha.</text:p>
      <text:p text:style-name="P7"><text:span text:style-name="T1">Gaviota</text:span> <text:span text:style-name="T3">s.</text:span> <text:span text:style-name="T1">1.</text:span> Cuãcuẽhẽ. <text:span text:style-name="T1">2.</text:span> Cãcũhe.</text:p>
      <text:p text:style-name="P7"><text:span text:style-name="T1">Gaviota guanaguanare</text:span> <text:span text:style-name="T3">s.</text:span> Acadali.</text:p>
      <text:p text:style-name="P7"><text:span text:style-name="T1">Gaviota pequeña</text:span> (pájaro) <text:span text:style-name="T3">s.</text:span></text:p>
      <text:p text:style-name="P7"><text:tab/>Melitiqui.</text:p>
      <text:p text:style-name="P7"><text:span text:style-name="T1">Gaviotilla</text:span> <text:span text:style-name="T3">s.</text:span> Wehluje.</text:p>
      <text:p text:style-name="P7"><text:span text:style-name="T1">Gente</text:span> <text:span text:style-name="T3">s.</text:span> Jĩxõ.</text:p>
      <text:p text:style-name="P7"/>
      <text:p text:style-name="P7">[Seite 73]</text:p>
      <text:p text:style-name="P7">[Spalte 1]</text:p>
      <text:p text:style-name="P7"/>
      <text:p text:style-name="P7"><text:span text:style-name="T1">Gorrión pequeño</text:span> <text:span text:style-name="T3">s.</text:span> Chipuhi.</text:p>
      <text:p text:style-name="P7"><text:span text:style-name="T1">Gotear</text:span> (por destilación o humedad)</text:p>
      <text:p text:style-name="P7"><text:tab/><text:span text:style-name="T3">v.</text:span> Tatajaha.</text:p>
      <text:p text:style-name="P7"><text:span text:style-name="T1">Grama</text:span> (clase de hierba) <text:span text:style-name="T3">s.</text:span> Jehñohpi.</text:p>
      <text:p text:style-name="P7"><text:span text:style-name="T1">Grande</text:span> <text:span text:style-name="T3">adj.</text:span> Wodi, gode.</text:p>
      <text:p text:style-name="P7"><text:span text:style-name="T1">Grande y áspero</text:span> (animal) <text:span text:style-name="T3">adj.</text:span></text:p>
      <text:p text:style-name="P7"><text:tab/>Wipeha.</text:p>
      <text:p text:style-name="P7"><text:span text:style-name="T1">Grano</text:span> <text:span text:style-name="T3">s.</text:span> <text:span text:style-name="T1">1.</text:span> (cereal) Ahdete. <text:span text:style-name="T3">pl.</text:span></text:p>
      <text:p text:style-name="P7"><text:tab/>Ahde, wihlla. <text:span text:style-name="T1">2.</text:span> (roncha) Sõqui.</text:p>
      <text:p text:style-name="P7"><text:span text:style-name="T1">Gratis</text:span> <text:span text:style-name="T3">adv.</text:span> Ebodi.</text:p>
      <text:p text:style-name="P7"><text:span text:style-name="T1">Grieta</text:span> <text:span text:style-name="T3">s.</text:span> Waixu. <text:span text:style-name="T3">pl.</text:span> Bõbea.</text:p>
      <text:p text:style-name="P7"><text:span text:style-name="T1">Grillo</text:span> <text:span text:style-name="T3">s.</text:span> Jañudi.</text:p>
      <text:p text:style-name="P7"><text:span text:style-name="T1">Gripa</text:span> <text:span text:style-name="T3">s.</text:span> Ẽgo.</text:p>
      <text:p text:style-name="P7"><text:span text:style-name="T1">Gritar cantando</text:span> <text:span text:style-name="T3">v.</text:span> Jejejaha.</text:p>
      <text:p text:style-name="P7"><text:span text:style-name="T1">Grueso</text:span> <text:span text:style-name="T3">adj.</text:span> <text:span text:style-name="T1">1.</text:span> (objetos como papel)</text:p>
      <text:p text:style-name="P7"><text:tab/>Boiha. <text:span text:style-name="T1">2.</text:span> (objetos como tela,</text:p>
      <text:p text:style-name="P7"><text:tab/>tabla, etc.) Boi. <text:span text:style-name="T1">3.</text:span> Wihbe.</text:p>
      <text:p text:style-name="P7"><text:span text:style-name="T1">Guala</text:span> <text:span text:style-name="T3">s.</text:span> Walluli.</text:p>
      <text:p text:style-name="P3">Guanaguana o guanábano silvestre</text:p>
      <text:p text:style-name="P7"><text:tab/>(árbol) <text:span text:style-name="T3">s.</text:span> Aweda.</text:p>
      <text:p text:style-name="P7"><text:span text:style-name="T1">Guapa</text:span> (cesto en que se pone el</text:p>
      <text:p text:style-name="P7"><text:tab/>casabe) <text:span text:style-name="T3">adj.</text:span> Ẽtõxõ.</text:p>
      <text:p text:style-name="P7"><text:span text:style-name="T1">Guarapo</text:span> <text:span text:style-name="T3">s.</text:span> Õdoto.</text:p>
      <text:p text:style-name="P7"><text:span text:style-name="T1">Guardar</text:span> <text:span text:style-name="T3">v.</text:span> Gowehgajaha, gowehjaha.</text:p>
      <text:p text:style-name="P7"><text:span text:style-name="T1">Guavina</text:span> (pez) <text:span text:style-name="T3">s.</text:span> Tohlla pãjĩdi.</text:p>
      <text:p text:style-name="P7"><text:span text:style-name="T1">Guayabito</text:span> (árbol) <text:span text:style-name="T3">s.</text:span> Juesi.</text:p>
      <text:p text:style-name="P7"/>
      <text:p text:style-name="P7">[Seite 73]</text:p>
      <text:p text:style-name="P7">[Spalte 2]</text:p>
      <text:p text:style-name="P7"/>
      <text:p text:style-name="P7"><text:soft-page-break/>[BILD] Gusano</text:p>
      <text:p text:style-name="P7"><text:span text:style-name="T1">Guayabo</text:span> (árbol) <text:span text:style-name="T3">s.</text:span> Waleba.</text:p>
      <text:p text:style-name="P7"><text:span text:style-name="T1">Guayabo rayán</text:span> (árbol) <text:span text:style-name="T3">s.</text:span> Fuesellu.</text:p>
      <text:p text:style-name="P7"><text:span text:style-name="T1">Guerra</text:span> <text:span text:style-name="T3">s.</text:span> Ũbo.</text:p>
      <text:p text:style-name="P7"><text:span text:style-name="T1">Guía</text:span> <text:span text:style-name="T3">s.</text:span> Ajatahme.</text:p>
      <text:p text:style-name="P7"><text:span text:style-name="T1">Gulado</text:span> <text:span text:style-name="T3">adj.</text:span> Ajatahga.</text:p>
      <text:p text:style-name="P7"><text:span text:style-name="T1">Guiar</text:span> <text:span text:style-name="T3">v.</text:span> Ajatajaha.</text:p>
      <text:p text:style-name="P7"><text:span text:style-name="T1">Guindado</text:span> <text:span text:style-name="T3">adj.</text:span> Wehleha.</text:p>
      <text:p text:style-name="P7"><text:span text:style-name="T1">Guindar</text:span> <text:span text:style-name="T3">v.</text:span> Llallagajaha.</text:p>
      <text:p text:style-name="P7"><text:span text:style-name="T1">Guineo</text:span> (banano) <text:span text:style-name="T3">s.</text:span> Nochimolao.</text:p>
      <text:p text:style-name="P7"><text:span text:style-name="T1">Gũío</text:span> (que vive debajo de la tierra) <text:span text:style-name="T3">s.</text:span></text:p>
      <text:p text:style-name="P7"><text:tab/>Enotopi.</text:p>
      <text:p text:style-name="P7"><text:span text:style-name="T1">Gusano</text:span> <text:span text:style-name="T3">s.</text:span> Juhnoh.</text:p>
      <text:p text:style-name="P7"><text:span text:style-name="T1">Gusano de yuca y papaya</text:span> <text:span text:style-name="T3">s.</text:span> Buuti,</text:p>
      <text:p text:style-name="P7"><text:tab/>booti.</text:p>
      <text:p text:style-name="P7"><text:span text:style-name="T1">Gusano peludo que pica</text:span> <text:span text:style-name="T3">s.</text:span> Eñuga.</text:p>
      <text:p text:style-name="P7"><text:span text:style-name="T1">Gustar</text:span> <text:span text:style-name="T3">v.</text:span> Jõãdajaha.</text:p>
      <text:p text:style-name="P7"/>
      <text:p text:style-name="P7">[Seite 73]</text:p>
      <text:p text:style-name="P7">[Spalte 1]</text:p>
      <text:p text:style-name="P7"/>
      <text:p text:style-name="P3">H, h</text:p>
      <text:p text:style-name="P7"/>
      <text:p text:style-name="P7"><text:span text:style-name="T1">Habitación</text:span> <text:span text:style-name="T3">s.</text:span> Jehxu.</text:p>
      <text:p text:style-name="P7"><text:span text:style-name="T1">Habitantes de orillas de ríos</text:span> <text:span text:style-name="T3">s.</text:span></text:p>
      <text:p text:style-name="P7"><text:tab/>Cuwanahgahdu.</text:p>
      <text:p text:style-name="P7"><text:span text:style-name="T1">Hablar bien de</text:span> <text:span text:style-name="T3">v.</text:span> Baeteahgajaha.</text:p>
      <text:p text:style-name="P7"><text:span text:style-name="T1">Hablar claro</text:span> <text:span text:style-name="T3">v.</text:span> Lleaxana.</text:p>
      <text:p text:style-name="P7"><text:span text:style-name="T1">Hablar fuertemente</text:span> <text:span text:style-name="T3">v.</text:span> Chaliajaha.</text:p>
      <text:p text:style-name="P7"><text:span text:style-name="T1">Hace tiempo</text:span> <text:span text:style-name="T3">adv.</text:span> Salla.</text:p>
      <text:p text:style-name="P7"><text:span text:style-name="T1">Hace un rato</text:span> <text:span text:style-name="T3">adv.</text:span> Achi.</text:p>
      <text:p text:style-name="P7"><text:span text:style-name="T1">Hacer</text:span> <text:span text:style-name="T3">v.</text:span> Queleajaha.</text:p>
      <text:p text:style-name="P7"><text:span text:style-name="T1">Hacer erupción</text:span> <text:span text:style-name="T3">v.</text:span> Gajamajaha.</text:p>
      <text:p text:style-name="P7"><text:span text:style-name="T1">Hacer que aparezca algo</text:span> <text:span text:style-name="T3">v.</text:span></text:p>
      <text:p text:style-name="P7"><text:tab/>Caweaxahdajaha.</text:p>
      <text:p text:style-name="P3">Hacer que caiga un árbol sobre algo</text:p>
      <text:p text:style-name="P7"><text:tab/><text:span text:style-name="T3">v.</text:span> Fajamajaha.</text:p>
      <text:p text:style-name="P7"><text:span text:style-name="T1">Hacer que se calme</text:span> (dolor) <text:span text:style-name="T3">v.</text:span></text:p>
      <text:p text:style-name="P7"><text:tab/>Fellaxahdajaha.</text:p>
      <text:p text:style-name="P7"><text:span text:style-name="T1">Hacer que camine</text:span> (la perrita de</text:p>
      <text:p text:style-name="P7"><text:tab/>agua debajo de la superficie de</text:p>
      <text:p text:style-name="P7"/>
      <text:p text:style-name="P7">[Seite 73]</text:p>
      <text:p text:style-name="P7">[Spalte 2]</text:p>
      <text:p text:style-name="P7"/>
      <text:p text:style-name="P7"><text:tab/>la arena) <text:span text:style-name="T3">v.</text:span> Busitajaha.</text:p>
      <text:p text:style-name="P7"><text:span text:style-name="T1">Hacer caso</text:span> <text:span text:style-name="T3">v.</text:span> Ĩãhsajaha.</text:p>
      <text:p text:style-name="P7"><text:span text:style-name="T1">Hacer que conciba una mujer</text:span> <text:span text:style-name="T3">v.</text:span></text:p>
      <text:p text:style-name="P7"><text:tab/>Fitajaha.</text:p>
      <text:p text:style-name="P7"><text:span text:style-name="T1">Hacer que crezca algo</text:span> <text:span text:style-name="T3">v.</text:span> Põẽhjaha.</text:p>
      <text:p text:style-name="P7"><text:span text:style-name="T1">Hacer que se cruce algo</text:span> <text:span text:style-name="T3">v.</text:span></text:p>
      <text:p text:style-name="P7"><text:tab/>Boaxahdiajaha.</text:p>
      <text:p text:style-name="P7"><text:soft-page-break/><text:span text:style-name="T1">Hacer que chorree algo</text:span> <text:span text:style-name="T3">v.</text:span></text:p>
      <text:p text:style-name="P7"><text:tab/>Choloaxahdajaha.</text:p>
      <text:p text:style-name="P7"><text:span text:style-name="T1">Hacer que se desnude</text:span> <text:span text:style-name="T3">v.</text:span></text:p>
      <text:p text:style-name="P7"><text:tab/>Copudiaxahdajaha.</text:p>
      <text:p text:style-name="P7"><text:span text:style-name="T1">Hacer que desyerbe</text:span> <text:span text:style-name="T3">v.</text:span> Ajehdajaha.</text:p>
      <text:p text:style-name="P7"><text:span text:style-name="T1">Hacer dislocar un hueso</text:span> <text:span text:style-name="T3">v.</text:span></text:p>
      <text:p text:style-name="P7"><text:tab/>Chuwaxahdajaha.</text:p>
      <text:p text:style-name="P7"><text:span text:style-name="T1">Hacer dormir</text:span> <text:span text:style-name="T3">v.</text:span> Ahejaha.</text:p>
      <text:p text:style-name="P7"><text:span text:style-name="T1">Hacer que se mueva algo</text:span> <text:span text:style-name="T3">v.</text:span></text:p>
      <text:p text:style-name="P7"><text:tab/>Buleaxahdajaha.</text:p>
      <text:p text:style-name="P7"><text:span text:style-name="T1">Hacer que se pare algo</text:span> (se erija) <text:span text:style-name="T3">v.</text:span></text:p>
      <text:p text:style-name="P7"/>
      <text:p text:style-name="P7">[Seite 74]</text:p>
      <text:p text:style-name="P7">[Spalte 1]</text:p>
      <text:p text:style-name="P7"/>
      <text:p text:style-name="P7"><text:tab/>Tehxahdahmajaha.</text:p>
      <text:p text:style-name="P7"><text:span text:style-name="T1">Hacer que algo se raje</text:span> <text:span text:style-name="T3">v.</text:span></text:p>
      <text:p text:style-name="P7"><text:tab/>Boamaxahdajaha.</text:p>
      <text:p text:style-name="P7"><text:span text:style-name="T1">Hacer que no esté quieto uno</text:span> <text:span text:style-name="T3">v.</text:span></text:p>
      <text:p text:style-name="P7"><text:tab/>Ẽseaxahdajaha.</text:p>
      <text:p text:style-name="P7"><text:span text:style-name="T1">Hacer que se aleje del peligro</text:span> <text:span text:style-name="T3">v.</text:span></text:p>
      <text:p text:style-name="P7"><text:tab/>Behmaxahdajaha.</text:p>
      <text:p text:style-name="P7"><text:span text:style-name="T1">Hacer que se bandee</text:span> (una canoa) <text:span text:style-name="T3">v.</text:span></text:p>
      <text:p text:style-name="P7"><text:tab/>Baiteexahdajaha.</text:p>
      <text:p text:style-name="P7"><text:span text:style-name="T1">Hacer que se cargue</text:span> <text:span text:style-name="T3">v.</text:span></text:p>
      <text:p text:style-name="P7"><text:tab/>Cocoaxahdajaha.</text:p>
      <text:p text:style-name="P7"><text:span text:style-name="T1">Hacer que se despegue algo</text:span> <text:span text:style-name="T3">v.</text:span></text:p>
      <text:p text:style-name="P7"><text:tab/>Ahmaxahdaja.</text:p>
      <text:p text:style-name="P7"><text:span text:style-name="T1">Hacer que se prenda</text:span> <text:span text:style-name="T3">v.</text:span></text:p>
      <text:p text:style-name="P7"><text:tab/>Bajamaxahdajaha.</text:p>
      <text:p text:style-name="P7"><text:span text:style-name="T1">Hacer que se siga la huella de un</text:span></text:p>
      <text:p text:style-name="P7"><text:tab/><text:span text:style-name="T1">animal</text:span> <text:span text:style-name="T3">v.</text:span> Bajibaxahdajaha.</text:p>
      <text:p text:style-name="P7"><text:span text:style-name="T1">Hacer que sea obvio</text:span> <text:span text:style-name="T3">v.</text:span></text:p>
      <text:p text:style-name="P7"><text:tab/>Cawemaxahdajaha.</text:p>
      <text:p text:style-name="P3">Hacer que un animal brinque y se</text:p>
      <text:p text:style-name="P7"><text:tab/><text:span text:style-name="T1">agarre a un árbol</text:span> <text:span text:style-name="T3">v.</text:span></text:p>
      <text:p text:style-name="P7"><text:tab/>Bajamaxahdajaha.</text:p>
      <text:p text:style-name="P7"><text:span text:style-name="T1">Hacer regar</text:span> <text:span text:style-name="T3">v.</text:span> Cãjãñajaha.</text:p>
      <text:p text:style-name="P7"><text:span text:style-name="T1">Hacer</text:span> (sin indicar trabajo) <text:span text:style-name="T3">v.</text:span> Ẽgajaha.</text:p>
      <text:p text:style-name="P7"><text:span text:style-name="T1">Hacer sonar algo sacudiéndolo</text:span> <text:span text:style-name="T3">v.</text:span></text:p>
      <text:p text:style-name="P7"><text:tab/>Chiliaxahdajaha.</text:p>
      <text:p text:style-name="P7"><text:span text:style-name="T1">Hacer tambalear</text:span> (como un</text:p>
      <text:p text:style-name="P7"><text:tab/>borracho) <text:span text:style-name="T3">v.</text:span> Fĩtuaxahdajaha.</text:p>
      <text:p text:style-name="P7"><text:span text:style-name="T1">Hacer tinajas</text:span> <text:span text:style-name="T3">v.</text:span> Bajajaha.</text:p>
      <text:p text:style-name="P7"><text:span text:style-name="T1">Hacer travesuras</text:span> <text:span text:style-name="T3">v.</text:span> Ixodixena ẽgajaha.</text:p>
      <text:p text:style-name="P7"><text:span text:style-name="T1">Hacerse dueño de alguien o algo</text:span> <text:span text:style-name="T3">v.</text:span></text:p>
      <text:p text:style-name="P7"><text:tab/>Aixohdihmajaha.</text:p>
      <text:p text:style-name="P7"><text:span text:style-name="T1">Hacerse liviano</text:span> <text:span text:style-name="T3">v.</text:span> Jeimajaha.</text:p>
      <text:p text:style-name="P7"><text:span text:style-name="T1">Hacia afuera</text:span> <text:span text:style-name="T3">adv.</text:span> Uminaahda.</text:p>
      <text:p text:style-name="P7"><text:span text:style-name="T1">Hacia allá</text:span> <text:span text:style-name="T3">adv.</text:span> Jĩdanojoh, jĩhdoh.</text:p>
      <text:p text:style-name="P7"><text:span text:style-name="T1">Hacia arriba</text:span> <text:span text:style-name="T3">adv.</text:span> Iinaahda.</text:p>
      <text:p text:style-name="P7"><text:span text:style-name="T1">Hacia el este</text:span> <text:span text:style-name="T3">adv.</text:span> Ahnaahda.</text:p>
      <text:p text:style-name="P7"><text:soft-page-break/><text:span text:style-name="T1">Hacia otra parte</text:span> <text:span text:style-name="T3">adv.</text:span> Joehda.</text:p>
      <text:p text:style-name="P7"><text:span text:style-name="T1">Hacia un lado</text:span> <text:span text:style-name="T3">adv.</text:span> Beenaahda.</text:p>
      <text:p text:style-name="P7"><text:span text:style-name="T1">Hacía un rato</text:span> <text:span text:style-name="T3">adv.</text:span> Achixena.</text:p>
      <text:p text:style-name="P7"><text:span text:style-name="T1">Hacha</text:span> <text:span text:style-name="T3">s.</text:span> Ñoahite, ñohãhĩte. <text:span text:style-name="T3">pl.</text:span></text:p>
      <text:p text:style-name="P7"/>
      <text:p text:style-name="P7">[Seite 74]</text:p>
      <text:p text:style-name="P7">[Spalte 2]</text:p>
      <text:p text:style-name="P7"/>
      <text:p text:style-name="P7"><text:tab/>Ñoahe, õhãhĩ.</text:p>
      <text:p text:style-name="P7"><text:span text:style-name="T1">Harina</text:span> <text:span text:style-name="T3">s.</text:span> Isejõ.</text:p>
      <text:p text:style-name="P7"><text:span text:style-name="T1">Harina de yuca rallada</text:span> <text:span text:style-name="T3">s.</text:span> Cuãdijõ.</text:p>
      <text:p text:style-name="P7"><text:span text:style-name="T1">Hartarse</text:span> <text:span text:style-name="T3">v.</text:span> Jaĩcodiijaha.</text:p>
      <text:p text:style-name="P7"><text:span text:style-name="T1">Hasta</text:span> <text:span text:style-name="T3">prep.</text:span> <text:span text:style-name="T1">1.</text:span> (espacio comparativo:</text:p>
      <text:p text:style-name="P7"><text:tab/>altura) Rõãhxa. <text:span text:style-name="T1">2.</text:span> (espacio en</text:p>
      <text:p text:style-name="P7"><text:tab/>general) Weedaha.</text:p>
      <text:p text:style-name="P7"><text:span text:style-name="T1">Hechicero</text:span> (causa dolor) <text:span text:style-name="T3">s.</text:span> Duhwojohdi.</text:p>
      <text:p text:style-name="P7"><text:span text:style-name="T1">Hedor del pescado</text:span> <text:span text:style-name="T3">s.</text:span> Cuidi.</text:p>
      <text:p text:style-name="P7"><text:span text:style-name="T1">Hendedura</text:span> <text:span text:style-name="T3">s.</text:span> Waixu.</text:p>
      <text:p text:style-name="P7"><text:span text:style-name="T1">Hermana mayor</text:span> <text:span text:style-name="T3">s.</text:span> Jachu, wachu.</text:p>
      <text:p text:style-name="P7"><text:span text:style-name="T1">Hermana menor</text:span> <text:span text:style-name="T3">s.</text:span> Amuhxu.</text:p>
      <text:p text:style-name="P7"><text:span text:style-name="T1">Hermanas</text:span> <text:span text:style-name="T3">s.</text:span> Achugahdu.</text:p>
      <text:p text:style-name="P7"><text:span text:style-name="T1">Hermano</text:span> <text:span text:style-name="T3">s.</text:span> Jume, jime.</text:p>
      <text:p text:style-name="P7"><text:span text:style-name="T1">Hermano mayor</text:span> <text:span text:style-name="T3">s.</text:span> Wãchẽẽ.</text:p>
      <text:p text:style-name="P7"><text:span text:style-name="T1">Hermano menor</text:span> <text:span text:style-name="T3">s.</text:span> Amuhgudi,</text:p>
      <text:p text:style-name="P7"><text:tab/>imegudi, jamuhguhdi.</text:p>
      <text:p text:style-name="P7"><text:span text:style-name="T1">Hermosa</text:span> <text:span text:style-name="T3">adj.</text:span> Baepuxu.</text:p>
      <text:p text:style-name="P7"><text:span text:style-name="T1">Hermoso</text:span> <text:span text:style-name="T3">adj.</text:span> Baepudi.</text:p>
      <text:p text:style-name="P7"><text:span text:style-name="T1">Hierba acuática</text:span> <text:span text:style-name="T3">s.</text:span> Ñudu.</text:p>
      <text:p text:style-name="P7"><text:span text:style-name="T1">Higuerón</text:span> (árbol) <text:span text:style-name="T3">s.</text:span> Ahdo.</text:p>
      <text:p text:style-name="P7"><text:span text:style-name="T1">Hilo</text:span> <text:span text:style-name="T3">s.</text:span> Põjã.</text:p>
      <text:p text:style-name="P7"><text:span text:style-name="T1">Hincharse</text:span> <text:span text:style-name="T3">v.</text:span> Jiamajaha, juwamajaha.</text:p>
      <text:p text:style-name="P7"><text:span text:style-name="T1">Hincharse el cuerpo entero</text:span> <text:span text:style-name="T3">v.</text:span></text:p>
      <text:p text:style-name="P7"><text:tab/>Juwamodijaha.</text:p>
      <text:p text:style-name="P7"><text:span text:style-name="T1">Hinchazón</text:span> (enfermedad causada</text:p>
      <text:p text:style-name="P7"><text:tab/>por el mal de ojo) <text:span text:style-name="T3">s.</text:span> Gopeha.</text:p>
      <text:p text:style-name="P7"><text:span text:style-name="T1">Hoja</text:span> <text:span text:style-name="T3">s.</text:span> Oxoxo. <text:span text:style-name="T3">pl.</text:span> Oxo.</text:p>
      <text:p text:style-name="P7"><text:span text:style-name="T1">Hojas tiernas</text:span> (recién nacidas) <text:span text:style-name="T3">s.</text:span></text:p>
      <text:p text:style-name="P7"><text:tab/>Õbella.</text:p>
      <text:p text:style-name="P7"><text:span text:style-name="T1">Hombre</text:span> <text:span text:style-name="T3">s.</text:span> Ũbe.</text:p>
      <text:p text:style-name="P7"><text:span text:style-name="T1">Hombro</text:span> <text:span text:style-name="T3">s.</text:span> Anojaha.</text:p>
      <text:p text:style-name="P3">Horma o molde en que se forma</text:p>
      <text:p text:style-name="P7"><text:tab/><text:span text:style-name="T1">una tinaja</text:span> <text:span text:style-name="T3">s.</text:span> Bajipu.</text:p>
      <text:p text:style-name="P7"><text:span text:style-name="T1">Hormiga</text:span> <text:span text:style-name="T3">s.</text:span> Niño.</text:p>
      <text:p text:style-name="P7"><text:span text:style-name="T1">Hoyo</text:span> <text:span text:style-name="T3">s.</text:span> Taihxu.</text:p>
      <text:p text:style-name="P7"><text:span text:style-name="T1">Huérfana</text:span> <text:span text:style-name="T3">s.</text:span> Seixu.</text:p>
      <text:p text:style-name="P7"><text:span text:style-name="T1">Hueco</text:span> <text:span text:style-name="T3">adj.</text:span> Waixu.</text:p>
      <text:p text:style-name="P7"><text:span text:style-name="T1">Humo</text:span> <text:span text:style-name="T3">s.</text:span> Omiñu.</text:p>
      <text:p text:style-name="P7"><text:span text:style-name="T1">Hundirse en el agua</text:span> <text:span text:style-name="T3">v.</text:span> Seajaha.</text:p>
      <text:p text:style-name="P7"/>
      <text:p text:style-name="P7">[Seite 74]</text:p>
      <text:p text:style-name="P7">[Spalte 1]</text:p>
      <text:p text:style-name="P7"/>
      <text:p text:style-name="P3"><text:soft-page-break/>I, i</text:p>
      <text:p text:style-name="P7"/>
      <text:p text:style-name="P7"><text:span text:style-name="T1">Icotea</text:span> <text:span text:style-name="T3">s.</text:span> Upe.</text:p>
      <text:p text:style-name="P7"><text:span text:style-name="T1">Ignorar</text:span> <text:span text:style-name="T3">v.</text:span> Amaguihajaha.</text:p>
      <text:p text:style-name="P7"><text:span text:style-name="T1">Iguana</text:span> <text:span text:style-name="T3">s.</text:span> Juwahga.</text:p>
      <text:p text:style-name="P7"/>
      <text:p text:style-name="P7">[Seite 74]</text:p>
      <text:p text:style-name="P7">[Spalte 2]</text:p>
      <text:p text:style-name="P7"/>
      <text:p text:style-name="P7"><text:span text:style-name="T1">Imagen</text:span> <text:span text:style-name="T3">s.</text:span> Ohwaha.</text:p>
      <text:p text:style-name="P7"><text:span text:style-name="T1">Incendiarse</text:span> <text:span text:style-name="T3">v.</text:span> Bajamajaha.</text:p>
      <text:p text:style-name="P7"><text:span text:style-name="T1">Inútil</text:span> <text:span text:style-name="T3">adj.</text:span> Balladi.</text:p>
      <text:p text:style-name="P7"/>
      <text:p text:style-name="P7">[Seite 75]</text:p>
      <text:p text:style-name="P7">[Spalte 1]</text:p>
      <text:p text:style-name="P7"/>
      <text:p text:style-name="P7"><text:span text:style-name="T1">Inclinado</text:span> (un palo) <text:span text:style-name="T3">adj.</text:span> Llallojo.</text:p>
      <text:p text:style-name="P7"><text:span text:style-name="T1">Incrédulo</text:span> <text:span text:style-name="T3">adj.</text:span> Supahlle.</text:p>
      <text:p text:style-name="P7"><text:span text:style-name="T1">Indigestión</text:span> <text:span text:style-name="T3">s.</text:span> Bõhbo.</text:p>
      <text:p text:style-name="P7"><text:span text:style-name="T1">Inestable</text:span> <text:span text:style-name="T3">adj.</text:span> Baitea.</text:p>
      <text:p text:style-name="P7"><text:span text:style-name="T1">Inestable, bandeosa</text:span> (una canoa)</text:p>
      <text:p text:style-name="P7"><text:tab/><text:span text:style-name="T3">adj.</text:span> Baitejo.</text:p>
      <text:p text:style-name="P7"><text:span text:style-name="T1">Inquieto</text:span> (siempre en movimiento)</text:p>
      <text:p text:style-name="P7"><text:tab/><text:span text:style-name="T3">adj.</text:span> Ẽseajaha.</text:p>
      <text:p text:style-name="P7"><text:span text:style-name="T1">Inservible</text:span> <text:span text:style-name="T3">adj.</text:span> Balladi.</text:p>
      <text:p text:style-name="P7"><text:span text:style-name="T1">Insultar</text:span> <text:span text:style-name="T3">v.</text:span> Ñapejaha.</text:p>
      <text:p text:style-name="P7"><text:span text:style-name="T1">Intestinos, tripas</text:span> <text:span text:style-name="T3">s.</text:span> Itebo.</text:p>
      <text:p text:style-name="P7"><text:span text:style-name="T1">Invitar</text:span> <text:span text:style-name="T3">v.</text:span> Allajaha.</text:p>
      <text:p text:style-name="P3">Invitar a hacer algo en el instante</text:p>
      <text:p text:style-name="P7"/>
      <text:p text:style-name="P7">[Seite 75]</text:p>
      <text:p text:style-name="P7">[Spalte 2]</text:p>
      <text:p text:style-name="P7"/>
      <text:p text:style-name="P7"><text:tab/><text:span text:style-name="T3">v.</text:span> Allehajaha.</text:p>
      <text:p text:style-name="P7"><text:span text:style-name="T1">Ir</text:span> <text:span text:style-name="T3">v.</text:span> Guwajaha.</text:p>
      <text:p text:style-name="P7"><text:span text:style-name="T1">Ir a bañarse</text:span> <text:span text:style-name="T3">v.</text:span> Ihbihajaha,</text:p>
      <text:p text:style-name="P7"><text:tab/>ihllahbihajah.</text:p>
      <text:p text:style-name="P7"><text:span text:style-name="T1">Ir a dormir</text:span> <text:span text:style-name="T3">v.</text:span> Ahmajaha.</text:p>
      <text:p text:style-name="P7"><text:span text:style-name="T1">Ir a trote</text:span> (trotar corriendito) <text:span text:style-name="T3">v.</text:span></text:p>
      <text:p text:style-name="P7"><text:tab/>Jeebãxajaha.</text:p>
      <text:p text:style-name="P7"><text:span text:style-name="T1">Ir a un pueblo</text:span> <text:span text:style-name="T3">v.</text:span> Ĩsahajaha.</text:p>
      <text:p text:style-name="P7"><text:span text:style-name="T1">Ir y asearse en algún lugar</text:span> <text:span text:style-name="T3">v.</text:span></text:p>
      <text:p text:style-name="P7"><text:tab/>Ãjĩbaxahdahgahmajaha.</text:p>
      <text:p text:style-name="P7"><text:span text:style-name="T1">Irse</text:span> <text:span text:style-name="T3">v.</text:span> Guwehjaha.</text:p>
      <text:p text:style-name="P7"><text:span text:style-name="T1">Isla</text:span> <text:span text:style-name="T3">s.</text:span> Õguxu, õhxu.</text:p>
      <text:p text:style-name="P7"/>
      <text:p text:style-name="P7">[Seite 75]</text:p>
      <text:p text:style-name="P7">[Spalte 1]</text:p>
      <text:p text:style-name="P7"/>
      <text:p text:style-name="P3">J, j</text:p>
      <text:p text:style-name="P7"/>
      <text:p text:style-name="P7"><text:span text:style-name="T1">Jabalí</text:span> <text:span text:style-name="T3">s.</text:span> Jamojamoli. <text:span text:style-name="T3">pl.</text:span></text:p>
      <text:p text:style-name="P7"><text:soft-page-break/><text:tab/>Rãpohgahdu apicha.</text:p>
      <text:p text:style-name="P7"><text:span text:style-name="T1">Jalar</text:span> <text:span text:style-name="T3">v.</text:span> Sãjãgajaha.</text:p>
      <text:p text:style-name="P7"><text:span text:style-name="T1">Jobo</text:span> (árbol) <text:span text:style-name="T3">s.</text:span> Sõpi.</text:p>
      <text:p text:style-name="P7"><text:span text:style-name="T1">Jueves</text:span> <text:span text:style-name="T3">s.</text:span> Fehsi.</text:p>
      <text:p text:style-name="P7"><text:span text:style-name="T1">Juguete</text:span> <text:span text:style-name="T3">s.</text:span> Neetu jĩã sehwaha.</text:p>
      <text:p text:style-name="P7"/>
      <text:p text:style-name="P7">[Seite 75]</text:p>
      <text:p text:style-name="P7">[Spalte 2]</text:p>
      <text:p text:style-name="P7"/>
      <text:p text:style-name="P7"><text:span text:style-name="T1">Juntar</text:span> <text:span text:style-name="T3">v.</text:span> <text:span text:style-name="T1">1.</text:span> Ñehdehdajaha.</text:p>
      <text:p text:style-name="P7"><text:tab/><text:span text:style-name="T1">2.</text:span> Walladajaha.</text:p>
      <text:p text:style-name="P7"><text:span text:style-name="T1">Juntarse uno mismo</text:span> <text:span text:style-name="T3">v.</text:span></text:p>
      <text:p text:style-name="P7"><text:tab/>Ñehdehdahgajaha.</text:p>
      <text:p text:style-name="P7"><text:span text:style-name="T1">Juntos</text:span> <text:span text:style-name="T3">adj.</text:span> Ñehdehna.</text:p>
      <text:p text:style-name="P7"/>
      <text:p text:style-name="P7">[Seite 75]</text:p>
      <text:p text:style-name="P7">[Spalte 1]</text:p>
      <text:p text:style-name="P7"/>
      <text:p text:style-name="P3">L, l</text:p>
      <text:p text:style-name="P7"/>
      <text:p text:style-name="P7"><text:span text:style-name="T1">Lámpara</text:span> <text:span text:style-name="T3">s.</text:span> Lãpahla.</text:p>
      <text:p text:style-name="P7"><text:span text:style-name="T1">La que se cuida</text:span> <text:span text:style-name="T3">s.</text:span> Juhwihgo.</text:p>
      <text:p text:style-name="P7"><text:span text:style-name="T1">La que se ocupa de barrer</text:span> <text:span text:style-name="T3">s.</text:span></text:p>
      <text:p text:style-name="P7"><text:tab/>Fepadaixu.</text:p>
      <text:p text:style-name="P7"><text:span text:style-name="T1">La que tiende casabe</text:span> <text:span text:style-name="T3">s.</text:span> Ahehgo.</text:p>
      <text:p text:style-name="P7"><text:span text:style-name="T1">La que vive río abajo</text:span> <text:span text:style-name="T3">s.</text:span> Ahnahgo.</text:p>
      <text:p text:style-name="P7"><text:span text:style-name="T1">Labio</text:span> <text:span text:style-name="T3">s.</text:span> Ãxexe. <text:span text:style-name="T3">pl.</text:span> Ãxexeha.</text:p>
      <text:p text:style-name="P7"><text:span text:style-name="T1">Labrar</text:span> <text:span text:style-name="T3">v.</text:span> Seejaha.</text:p>
      <text:p text:style-name="P7"><text:span text:style-name="T1">Lado izquierdo</text:span> <text:span text:style-name="T3">s.</text:span> Ñobohehnahda.</text:p>
      <text:p text:style-name="P7"><text:span text:style-name="T1">Ladrar</text:span> <text:span text:style-name="T3">v.</text:span> Jojoajaha.</text:p>
      <text:p text:style-name="P7"><text:span text:style-name="T1">Lagartija</text:span> <text:span text:style-name="T3">s.</text:span> Duhda.</text:p>
      <text:p text:style-name="P7"><text:span text:style-name="T1">Lagartija verde y pequeña</text:span> <text:span text:style-name="T3">s.</text:span> Juhla.</text:p>
      <text:p text:style-name="P7"><text:span text:style-name="T1">Laja</text:span> (piedra ancha, plana y lisa) <text:span text:style-name="T3">s.</text:span></text:p>
      <text:p text:style-name="P7"><text:tab/>Inaide.</text:p>
      <text:p text:style-name="P7"><text:span text:style-name="T1">Lanza</text:span> <text:span text:style-name="T3">s.</text:span> <text:span text:style-name="T1">1.</text:span> Cuẽlãhẽ. <text:span text:style-name="T1">2.</text:span> Waihnixe.</text:p>
      <text:p text:style-name="P7"><text:span text:style-name="T1">Lanzar</text:span> <text:span text:style-name="T3">v.</text:span> Lliagajaha.</text:p>
      <text:p text:style-name="P7"><text:span text:style-name="T1">Lapa</text:span> (animal roedor) <text:span text:style-name="T3">s.</text:span> Pume.</text:p>
      <text:p text:style-name="P7"><text:span text:style-name="T1">Largo</text:span> <text:span text:style-name="T3">adj.</text:span> <text:span text:style-name="T1">1.</text:span> Ñocui. <text:span text:style-name="T1">2.</text:span> (pelo)</text:p>
      <text:p text:style-name="P7"><text:tab/>Ñocoh (juwo).</text:p>
      <text:p text:style-name="P7"><text:span text:style-name="T1">Lata</text:span> <text:span text:style-name="T3">s.</text:span> Latahmo.</text:p>
      <text:p text:style-name="P7"/>
      <text:p text:style-name="P7">[Seite 75]</text:p>
      <text:p text:style-name="P7">[Spalte 2]</text:p>
      <text:p text:style-name="P7"/>
      <text:p text:style-name="P7"><text:span text:style-name="T1">Laurel</text:span> (árbol) <text:span text:style-name="T3">s.</text:span> Sãĩjo.</text:p>
      <text:p text:style-name="P7"><text:span text:style-name="T1">Laurel duro</text:span> (árbol) <text:span text:style-name="T3">s.</text:span> Jiwali.</text:p>
      <text:p text:style-name="P7"><text:span text:style-name="T1">Laurel murrucu</text:span> (árbol) <text:span text:style-name="T3">s.</text:span> Jibali.</text:p>
      <text:p text:style-name="P7"><text:span text:style-name="T1">Lavar la ropa</text:span> <text:span text:style-name="T3">v.</text:span> Ãjĩbaxahdajaha.</text:p>
      <text:p text:style-name="P7"><text:span text:style-name="T1">Lavar</text:span> (platos, etc.) <text:span text:style-name="T3">v.</text:span> Cowajaha,</text:p>
      <text:p text:style-name="P7"><text:tab/>cowadajaha.</text:p>
      <text:p text:style-name="P7"><text:span text:style-name="T1">Lavarse</text:span> <text:span text:style-name="T3">v.</text:span> Cowadahgajaha.</text:p>
      <text:p text:style-name="P7"><text:span text:style-name="T1">Lector</text:span> <text:span text:style-name="T3">s.</text:span> Tepaxahdaidi.</text:p>
      <text:p text:style-name="P7"><text:soft-page-break/><text:span text:style-name="T1">Leche de vaca</text:span> <text:span text:style-name="T3">s.</text:span> Paca johde uwo.</text:p>
      <text:p text:style-name="P7"><text:span text:style-name="T1">Lechuza</text:span> <text:span text:style-name="T3">s.</text:span> Sechu.</text:p>
      <text:p text:style-name="P7"><text:span text:style-name="T1">Leer</text:span> <text:span text:style-name="T3">v.</text:span> Teaxahdajaha.</text:p>
      <text:p text:style-name="P7"><text:span text:style-name="T1">Lengua</text:span> <text:span text:style-name="T3">s.</text:span> <text:span text:style-name="T1">1.</text:span> (parte de la boca)</text:p>
      <text:p text:style-name="P7"><text:tab/>Anene. <text:span text:style-name="T3">pl.</text:span> Aneneha. <text:span text:style-name="T1">2.</text:span> (larga)</text:p>
      <text:p text:style-name="P7"><text:tab/>Anenecue. <text:span text:style-name="T1">3.</text:span> (punta)</text:p>
      <text:p text:style-name="P7"><text:tab/>Anenepucua. <text:span text:style-name="T1">4.</text:span> (trozo) Anenete.</text:p>
      <text:p text:style-name="P7"><text:span text:style-name="T1">Lento</text:span> <text:span text:style-name="T3">adj.</text:span> Taipo.</text:p>
      <text:p text:style-name="P7"><text:span text:style-name="T1">Lento en movimiento</text:span> <text:span text:style-name="T3">adj.</text:span> Isehaidi.</text:p>
      <text:p text:style-name="P7"><text:span text:style-name="T1">León</text:span> <text:span text:style-name="T3">s.</text:span> Dupudi ũpu.</text:p>
      <text:p text:style-name="P7"><text:span text:style-name="T1">Leoncillo</text:span> <text:span text:style-name="T3">s.</text:span> Ñama ũpu.</text:p>
      <text:p text:style-name="P7"><text:span text:style-name="T1">Lervanche</text:span> (pez) <text:span text:style-name="T3">s.</text:span> Danapa.</text:p>
      <text:p text:style-name="P7"/>
      <text:p text:style-name="P7">[Seite 76]</text:p>
      <text:p text:style-name="P7">[Spalte 1]</text:p>
      <text:p text:style-name="P7"/>
      <text:p text:style-name="P7"><text:span text:style-name="T1">Levantar</text:span> <text:span text:style-name="T3">v.</text:span> Ñiehjaha.</text:p>
      <text:p text:style-name="P7"><text:span text:style-name="T1">Levantar el vuelo</text:span> <text:span text:style-name="T3">v.</text:span> Jĩãsamajaha.</text:p>
      <text:p text:style-name="P7"><text:span text:style-name="T1">Levantarse</text:span> <text:span text:style-name="T3">v.</text:span> Ñiehbãjãha.</text:p>
      <text:p text:style-name="P7"><text:span text:style-name="T1">Levantarse</text:span> (de enfermedad, de</text:p>
      <text:p text:style-name="P7"><text:tab/>dormir) <text:span text:style-name="T3">v.</text:span> Ñiehmajaha.</text:p>
      <text:p text:style-name="P7"><text:span text:style-name="T1">Libro</text:span> <text:span text:style-name="T3">s.</text:span> Cuelutaha.</text:p>
      <text:p text:style-name="P7"><text:span text:style-name="T1">Limón</text:span> <text:span text:style-name="T3">s.</text:span> Limoli.</text:p>
      <text:p text:style-name="P7"><text:span text:style-name="T1">Limpiar</text:span> <text:span text:style-name="T3">v.</text:span> <text:span text:style-name="T1">1.</text:span> Ãjĩbaxahdajaha.</text:p>
      <text:p text:style-name="P7"><text:tab/><text:span text:style-name="T1">2.</text:span> Weedajaha.</text:p>
      <text:p text:style-name="P7"><text:span text:style-name="T1">Limpiar</text:span> (inanim.) <text:span text:style-name="T3">v.</text:span> Ãjẽhjaha.</text:p>
      <text:p text:style-name="P7"><text:span text:style-name="T1">Limpiarse</text:span> <text:span text:style-name="T3">v.</text:span> Ãjẽhgajaha.</text:p>
      <text:p text:style-name="P7"><text:span text:style-name="T1">Limpieza</text:span> <text:span text:style-name="T3">s.</text:span> Ãjẽhgaha.</text:p>
      <text:p text:style-name="P7"><text:span text:style-name="T1">Liso</text:span> <text:span text:style-name="T3">adj.</text:span> <text:span text:style-name="T1">1.</text:span> Jecaga. <text:span text:style-name="T1">2.</text:span> Jõĩga.</text:p>
      <text:p text:style-name="P7"><text:span text:style-name="T1">Listo, preparado</text:span> <text:span text:style-name="T3">adj.</text:span> Juwehgue.</text:p>
      <text:p text:style-name="P7"><text:span text:style-name="T1">Liviano</text:span> <text:span text:style-name="T3">adj.</text:span> Jei.</text:p>
      <text:p text:style-name="P7"><text:span text:style-name="T1">Lo que acidula</text:span> <text:span text:style-name="T3">s.</text:span> Ohwiheha.</text:p>
      <text:p text:style-name="P7"><text:span text:style-name="T1">Lo que causa dolor</text:span> <text:span text:style-name="T3">s.</text:span> Duhweha.</text:p>
      <text:p text:style-name="P7"><text:span text:style-name="T1">Lo que hierve</text:span> <text:span text:style-name="T3">s.</text:span> Fahlaja.</text:p>
      <text:p text:style-name="P7"><text:span text:style-name="T1">Lo que se abrió por sí solo</text:span> <text:span text:style-name="T3">s.</text:span></text:p>
      <text:p text:style-name="P7"><text:tab/>Cahñahma.</text:p>
      <text:p text:style-name="P7"><text:span text:style-name="T1">Lo que se aprende</text:span> <text:span text:style-name="T3">s.</text:span> Llecajoxoa.</text:p>
      <text:p text:style-name="P7"><text:span text:style-name="T1">Lo que se da</text:span> <text:span text:style-name="T3">s.</text:span> Icheha.</text:p>
      <text:p text:style-name="P7"><text:span text:style-name="T1">Lo que se enseña</text:span> <text:span text:style-name="T3">s.</text:span> Llecahdoxoa.</text:p>
      <text:p text:style-name="P7"><text:span text:style-name="T1">Lo que se está cargando</text:span> <text:span text:style-name="T3">s.</text:span></text:p>
      <text:p text:style-name="P7"><text:tab/>Cocohguihna.</text:p>
      <text:p text:style-name="P7"><text:span text:style-name="T1">Lo que se ha sacado</text:span> <text:span text:style-name="T3">s.</text:span> Illaama.</text:p>
      <text:p text:style-name="P7"><text:span text:style-name="T1">Lo que se va a derramar</text:span> (agua) <text:span text:style-name="T3">s.</text:span></text:p>
      <text:p text:style-name="P7"><text:tab/>Sãjagaja.</text:p>
      <text:p text:style-name="P7"><text:span text:style-name="T1">Loco</text:span> <text:span text:style-name="T3">adj.</text:span> Sewi.</text:p>
      <text:p text:style-name="P7"><text:span text:style-name="T1">Lodo</text:span> <text:span text:style-name="T3">s.</text:span> <text:span text:style-name="T1">1.</text:span> Alulixu. <text:span text:style-name="T1">2.</text:span> Sajixu.</text:p>
      <text:p text:style-name="P7"><text:span text:style-name="T1">Lombriz de tierra</text:span> <text:span text:style-name="T3">s.</text:span> Docojõĩte wĩpõ.</text:p>
      <text:p text:style-name="P7"><text:span text:style-name="T1">Longitud</text:span> <text:span text:style-name="T3">s.</text:span> Ñoẽhã.</text:p>
      <text:p text:style-name="P7"><text:span text:style-name="T1">Loro</text:span> <text:span text:style-name="T3">s.</text:span> Lolo.</text:p>
      <text:p text:style-name="P7"><text:span text:style-name="T1">Loro maracano</text:span> <text:span text:style-name="T3">s.</text:span> Ewala.</text:p>
      <text:p text:style-name="P7"/>
      <text:p text:style-name="P7">[Seite 76]</text:p>
      <text:p text:style-name="P7"><text:soft-page-break/>[Spalte 2]</text:p>
      <text:p text:style-name="P7"/>
      <text:p text:style-name="P7">[BILD] Lombrices</text:p>
      <text:p text:style-name="P7"><text:span text:style-name="T1">Los que cargan</text:span> <text:span text:style-name="T3">s.</text:span> Cocobahdu.</text:p>
      <text:p text:style-name="P7"><text:span text:style-name="T1">Los que rajan</text:span> <text:span text:style-name="T3">s.</text:span> Bopahgahdu.</text:p>
      <text:p text:style-name="P7"><text:span text:style-name="T1">Los que se mezclan</text:span> <text:span text:style-name="T3">s.</text:span> Apagahdu.</text:p>
      <text:p text:style-name="P7"><text:span text:style-name="T1">Luerere</text:span> (esp. de gaviota pequeña)</text:p>
      <text:p text:style-name="P7"><text:tab/><text:span text:style-name="T3">s.</text:span> Wehluje.</text:p>
      <text:p text:style-name="P7"><text:span text:style-name="T1">Lugar barrido</text:span> <text:span text:style-name="T3">s.</text:span> Feadahgame.</text:p>
      <text:p text:style-name="P7"><text:span text:style-name="T1">Lugar blando</text:span> <text:span text:style-name="T3">s.</text:span> Ãpame.</text:p>
      <text:p text:style-name="P7"><text:span text:style-name="T1">Lugar bonito</text:span> <text:span text:style-name="T3">s.</text:span> Ballame.</text:p>
      <text:p text:style-name="P7"><text:span text:style-name="T1">Lugar desyerbado</text:span> <text:span text:style-name="T3">s.</text:span> Ajigame.</text:p>
      <text:p text:style-name="P7"><text:span text:style-name="T1">Lugar donde hay grietas</text:span> <text:span text:style-name="T3">s.</text:span> Bõbeme.</text:p>
      <text:p text:style-name="P3">Lugar donde hay caminos de</text:p>
      <text:p text:style-name="P7"><text:tab/><text:span text:style-name="T1">perritas de agua</text:span> <text:span text:style-name="T3">s.</text:span> Busigame.</text:p>
      <text:p text:style-name="P7"><text:span text:style-name="T1">Lugar firme</text:span> <text:span text:style-name="T3">s.</text:span> Axime.</text:p>
      <text:p text:style-name="P3">Lugar por donde se acostumbra</text:p>
      <text:p text:style-name="P7"><text:tab/><text:span text:style-name="T1">pasar</text:span> <text:span text:style-name="T3">v.</text:span> Bojaguihaxoome.</text:p>
      <text:p text:style-name="P7"><text:span text:style-name="T1">Lugar quemado</text:span> <text:span text:style-name="T3">s.</text:span> Ihllahme.</text:p>
      <text:p text:style-name="P7"><text:span text:style-name="T1">Lugar seco</text:span> <text:span text:style-name="T3">s.</text:span> Illame.</text:p>
      <text:p text:style-name="P7"><text:span text:style-name="T1">Lugares desolados</text:span> <text:span text:style-name="T3">s.</text:span> Caameha.</text:p>
      <text:p text:style-name="P7"><text:span text:style-name="T1">Luna</text:span> <text:span text:style-name="T3">s.</text:span> Bejo.</text:p>
      <text:p text:style-name="P7"><text:span text:style-name="T1">Luz</text:span> <text:span text:style-name="T3">s.</text:span> Llea.</text:p>
      <text:p text:style-name="P7"><text:span text:style-name="T1">Luz del día</text:span> <text:span text:style-name="T3">s.</text:span> Lleaha.</text:p>
      <text:p text:style-name="P7"/>
      <text:p text:style-name="P7">[Seite 76]</text:p>
      <text:p text:style-name="P7">[Spalte 1]</text:p>
      <text:p text:style-name="P7"/>
      <text:p text:style-name="P3">Ll, ll</text:p>
      <text:p text:style-name="P7"/>
      <text:p text:style-name="P7"><text:span text:style-name="T1">Llamear</text:span> (la candela) <text:span text:style-name="T3">v.</text:span> Nepuajaha.</text:p>
      <text:p text:style-name="P7"><text:span text:style-name="T1">Llegar de río abajo</text:span> <text:span text:style-name="T3">v.</text:span> <text:span text:style-name="T1">1.</text:span> Ĩxahdah-</text:p>
      <text:p text:style-name="P7"><text:tab/>majaha. <text:span text:style-name="T1">2.</text:span> Quedamajaha.</text:p>
      <text:p text:style-name="P7"><text:span text:style-name="T1">Llegar una embarcación y chocar</text:span></text:p>
      <text:p text:style-name="P7"><text:tab/><text:span text:style-name="T1">con otra</text:span> <text:span text:style-name="T3">v.</text:span> Bajahgajaha.</text:p>
      <text:p text:style-name="P7"><text:span text:style-name="T1">Llenarse</text:span> <text:span text:style-name="T3">v.</text:span> Jaĩcodiijaha.</text:p>
      <text:p text:style-name="P7"><text:span text:style-name="T1">Lleno</text:span> <text:span text:style-name="T3">adj.</text:span> Jihña.</text:p>
      <text:p text:style-name="P7"><text:span text:style-name="T1">Llevar algo en la boca</text:span> <text:span text:style-name="T3">v.</text:span></text:p>
      <text:p text:style-name="P7"/>
      <text:p text:style-name="P7">[Seite 76]</text:p>
      <text:p text:style-name="P7">[Spalte 2]</text:p>
      <text:p text:style-name="P7"/>
      <text:p text:style-name="P7"><text:tab/>Ãũhdajaha.</text:p>
      <text:p text:style-name="P7"><text:span text:style-name="T1">Llevar algo en los brazos</text:span> <text:span text:style-name="T3">v.</text:span></text:p>
      <text:p text:style-name="P7"><text:tab/>Bajagajaha.</text:p>
      <text:p text:style-name="P7"><text:span text:style-name="T1">Llevarse</text:span> <text:span text:style-name="T3">v.</text:span> Ẽpigajaha.</text:p>
      <text:p text:style-name="P7"><text:span text:style-name="T1">Llorar</text:span> <text:span text:style-name="T3">v.</text:span> Seajaha.</text:p>
      <text:p text:style-name="P7"><text:span text:style-name="T1">Lloviznar</text:span> <text:span text:style-name="T3">v.</text:span> Oxo mimiajaha.</text:p>
      <text:p text:style-name="P7"><text:span text:style-name="T1">Lluvia</text:span> <text:span text:style-name="T3">s.</text:span> Oxo.</text:p>
      <text:p text:style-name="P7"/>
      <text:p text:style-name="P1">[Seite 77]</text:p>
      <text:p text:style-name="P1">[Spalte 1]</text:p>
      <text:p text:style-name="P1"><text:soft-page-break/></text:p>
      <text:p text:style-name="P2">M, m</text:p>
      <text:p text:style-name="P1"/>
      <text:p text:style-name="P1"><text:span text:style-name="T1">Más</text:span> <text:span text:style-name="T3">adv.</text:span> Muna.</text:p>
      <text:p text:style-name="P1"><text:span text:style-name="T1">Máscara</text:span> <text:span text:style-name="T3">s.</text:span> Macahlo.</text:p>
      <text:p text:style-name="P1"><text:span text:style-name="T1">Macana, porra</text:span> <text:span text:style-name="T3">s.</text:span> Lloteha raijoxote.</text:p>
      <text:p text:style-name="P1"><text:span text:style-name="T1">Machacar</text:span> <text:span text:style-name="T3">v.</text:span> Mallajaha.</text:p>
      <text:p text:style-name="P1"><text:span text:style-name="T1">Machito para flecha</text:span> <text:span text:style-name="T3">s.</text:span> Fueseje.</text:p>
      <text:p text:style-name="P1"><text:span text:style-name="T1">Madeja de cabuya</text:span> <text:span text:style-name="T3">s.</text:span> Camadoho.</text:p>
      <text:p text:style-name="P1"><text:span text:style-name="T1">Madejas de cabuya</text:span> <text:span text:style-name="T3">s.</text:span> Camadallu.</text:p>
      <text:p text:style-name="P1"><text:span text:style-name="T1">Madroño</text:span> (árbol) <text:span text:style-name="T3">s.</text:span> Achiba.</text:p>
      <text:p text:style-name="P1"><text:span text:style-name="T1">Madrugada</text:span> <text:span text:style-name="T3">s.</text:span> Llehena.</text:p>
      <text:p text:style-name="P1"><text:span text:style-name="T1">Madrugar</text:span> <text:span text:style-name="T3">v.</text:span> Llehehgajaha.</text:p>
      <text:p text:style-name="P1"><text:span text:style-name="T1">Madurarse, ponerse hecho</text:span> <text:span text:style-name="T3">v.</text:span></text:p>
      <text:p text:style-name="P1"><text:tab/>Jaĩcuajaha.</text:p>
      <text:p text:style-name="P1"><text:span text:style-name="T1">Maduro, hecho</text:span> <text:span text:style-name="T3">adj.</text:span> Jaĩcua.</text:p>
      <text:p text:style-name="P1"><text:span text:style-name="T1">Maestro</text:span> <text:span text:style-name="T3">s.</text:span> Llecadaidi.</text:p>
      <text:p text:style-name="P1"><text:span text:style-name="T1">Maiguare</text:span> (pastel de batata y yuca)</text:p>
      <text:p text:style-name="P1"><text:tab/><text:span text:style-name="T3">s.</text:span> Õbeha.</text:p>
      <text:p text:style-name="P1"><text:span text:style-name="T1">Majagũillo</text:span> <text:span text:style-name="T3">s.</text:span> Colocolo.</text:p>
      <text:p text:style-name="P1"><text:span text:style-name="T1">Malagueto</text:span> (árbol) <text:span text:style-name="T3">s.</text:span> Tũpañu.</text:p>
      <text:p text:style-name="P1"><text:span text:style-name="T1">Malo</text:span> <text:span text:style-name="T3">adj.</text:span> Balladi.</text:p>
      <text:p text:style-name="P1"><text:span text:style-name="T1">Mamá</text:span> <text:span text:style-name="T3">s.</text:span> Nahna.</text:p>
      <text:p text:style-name="P1"><text:span text:style-name="T1">Mamar</text:span> <text:span text:style-name="T3">v.</text:span> Añajaha.</text:p>
      <text:p text:style-name="P1"><text:span text:style-name="T1">Manaca</text:span> (esp. de palma) <text:span text:style-name="T3">s.</text:span> Nenichi.</text:p>
      <text:p text:style-name="P1"><text:span text:style-name="T1">Manantial</text:span> <text:span text:style-name="T3">s.</text:span> Cubebe.</text:p>
      <text:p text:style-name="P1"><text:span text:style-name="T1">Manar pus</text:span> (de un animal) <text:span text:style-name="T3">v.</text:span></text:p>
      <text:p text:style-name="P1"><text:tab/>Itegajaha.</text:p>
      <text:p text:style-name="P1"><text:span text:style-name="T1">Mancha</text:span> <text:span text:style-name="T3">s.</text:span> Macha.</text:p>
      <text:p text:style-name="P1"><text:span text:style-name="T1">Mandíbula inferior</text:span> <text:span text:style-name="T3">s.</text:span> <text:span text:style-name="T1">1.</text:span> (con denta-</text:p>
      <text:p text:style-name="P1"><text:tab/>dura) Ãhsa. <text:span text:style-name="T1">2.</text:span> (sin dentadura)</text:p>
      <text:p text:style-name="P1"><text:tab/>Ãhsahba.</text:p>
      <text:p text:style-name="P1"><text:span text:style-name="T1">Mandar arreglar algo</text:span> <text:span text:style-name="T3">v.</text:span></text:p>
      <text:p text:style-name="P1"><text:tab/>Beehdaxahdajaha.</text:p>
      <text:p text:style-name="P1"><text:span text:style-name="T1">Mandarse arreglar algo</text:span> <text:span text:style-name="T3">v.</text:span></text:p>
      <text:p text:style-name="P1"><text:tab/>Beehdaxahdahgajaha.</text:p>
      <text:p text:style-name="P1"><text:span text:style-name="T1">Manelita, manirita</text:span> (árbol) <text:span text:style-name="T3">s.</text:span> Mapesa.</text:p>
      <text:p text:style-name="P1"><text:span text:style-name="T1">Mango con que se coge algo</text:span> <text:span text:style-name="T3">s.</text:span></text:p>
      <text:p text:style-name="P1"><text:tab/>Enoga.</text:p>
      <text:p text:style-name="P2">Mango que sírve para coger cosas</text:p>
      <text:p text:style-name="P1"><text:span text:style-name="T1"><text:tab/></text:span><text:span text:style-name="T3">s.</text:span> Õnoga.</text:p>
      <text:p text:style-name="P1"><text:span text:style-name="T1">Maní</text:span> <text:span text:style-name="T3">s.</text:span> Liñu.</text:p>
      <text:p text:style-name="P1"><text:span text:style-name="T1">Manijas</text:span> <text:span text:style-name="T3">s.</text:span> Imomohĩjã.</text:p>
      <text:p text:style-name="P1"><text:span text:style-name="T1">Maníla</text:span> <text:span text:style-name="T3">s.</text:span> Onono.</text:p>
      <text:p text:style-name="P1"><text:span text:style-name="T1">Mano derecha</text:span> <text:span text:style-name="T3">s.</text:span> Ballama umoo.</text:p>
      <text:p text:style-name="P1"><text:span text:style-name="T1">Manos</text:span> <text:span text:style-name="T3">s.</text:span> Umo, umohmo.</text:p>
      <text:p text:style-name="P1"><text:span text:style-name="T1">Manteca</text:span> <text:span text:style-name="T3">s.</text:span> Õdee.</text:p>
      <text:p text:style-name="P1"/>
      <text:p text:style-name="P1">[Seite 77]</text:p>
      <text:p text:style-name="P1">[Spalte 2]</text:p>
      <text:p text:style-name="P1"/>
      <text:p text:style-name="P1"><text:span text:style-name="T1">Manteca o grasa derritida</text:span> <text:span text:style-name="T3">s.</text:span> Õdeeto.</text:p>
      <text:p text:style-name="P1"><text:soft-page-break/><text:span text:style-name="T1">Mantis</text:span> (insecto) <text:span text:style-name="T3">s.</text:span> Llamuhlucu.</text:p>
      <text:p text:style-name="P1"><text:span text:style-name="T1">Mapire</text:span> <text:span text:style-name="T3">s.</text:span> Catulẽxẽ. <text:span text:style-name="T3">pl.</text:span> Catulemai.</text:p>
      <text:p text:style-name="P1"><text:span text:style-name="T1">Maporilla</text:span> (palma) <text:span text:style-name="T3">s.</text:span> Nenichi.</text:p>
      <text:p text:style-name="P1"><text:span text:style-name="T1">Mar</text:span> <text:span text:style-name="T3">v.</text:span> Bañadoto.</text:p>
      <text:p text:style-name="P1"><text:span text:style-name="T1">Mara</text:span> (planta) <text:span text:style-name="T3">s.</text:span> Quena.</text:p>
      <text:p text:style-name="P1"><text:span text:style-name="T1">Marearse</text:span> <text:span text:style-name="T3">v.</text:span> Laituhãh ĩxa jĩãjaha.</text:p>
      <text:p text:style-name="P1"><text:span text:style-name="T1">Marido</text:span> <text:span text:style-name="T3">s.</text:span> Jemi.</text:p>
      <text:p text:style-name="P1">[BILD] Mariposa</text:p>
      <text:p text:style-name="P1"><text:span text:style-name="T1">Mariposa</text:span> <text:span text:style-name="T3">s.</text:span> Rohrota.</text:p>
      <text:p text:style-name="P1"><text:span text:style-name="T1">Marrano</text:span> <text:span text:style-name="T3">s.</text:span> Apicha.</text:p>
      <text:p text:style-name="P1"><text:span text:style-name="T1">Martín pescador</text:span> (pájaro) <text:span text:style-name="T3">s.</text:span> Isi.</text:p>
      <text:p text:style-name="P2">Masa de yuca rallada antes de</text:p>
      <text:p text:style-name="P1"><text:span text:style-name="T1"><text:tab/>exprimir</text:span> <text:span text:style-name="T3">v.</text:span> Cuãdixu.</text:p>
      <text:p text:style-name="P1"><text:span text:style-name="T1">Masaguaro</text:span> (pez pequeño) <text:span text:style-name="T3">s.</text:span> Ducu.</text:p>
      <text:p text:style-name="P1"><text:span text:style-name="T1">Masculino</text:span> <text:span text:style-name="T3">adj.</text:span> Ũbe.</text:p>
      <text:p text:style-name="P1"><text:span text:style-name="T1">Mata de plátano</text:span> <text:span text:style-name="T3">s.</text:span> Jicuetenañu.</text:p>
      <text:p text:style-name="P1"><text:span text:style-name="T1">Mata de yuca dulce</text:span> <text:span text:style-name="T3">s.</text:span> Piquilla õwã.</text:p>
      <text:p text:style-name="P1"><text:span text:style-name="T1">Matamata</text:span> <text:span text:style-name="T3">s.</text:span> Upe.</text:p>
      <text:p text:style-name="P1"><text:span text:style-name="T1">Matapalo</text:span> (árbol) <text:span text:style-name="T3">s.</text:span> Taihxuhllu.</text:p>
      <text:p text:style-name="P1"><text:span text:style-name="T1">Mato</text:span> (lagarto grande) <text:span text:style-name="T3">s.</text:span> Calibili.</text:p>
      <text:p text:style-name="P1"><text:span text:style-name="T1">Matraco</text:span> (pájaro) <text:span text:style-name="T3">s.</text:span> Walacaba.</text:p>
      <text:p text:style-name="P1"><text:span text:style-name="T1">Matrimonio</text:span> <text:span text:style-name="T3">s.</text:span> Ãcuilla.</text:p>
      <text:p text:style-name="P1"><text:span text:style-name="T1">Mecate</text:span> <text:span text:style-name="T3">s.</text:span> Onono.</text:p>
      <text:p text:style-name="P1"><text:span text:style-name="T1">Medicamento</text:span> <text:span text:style-name="T3">s.</text:span> Nugohxo.</text:p>
      <text:p text:style-name="P1"><text:span text:style-name="T1">Mediodía</text:span> <text:span text:style-name="T3">s.</text:span> Paxoxo.</text:p>
      <text:p text:style-name="P1"><text:span text:style-name="T1">Medir</text:span> <text:span text:style-name="T3">v.</text:span> Jõãdajaha.</text:p>
      <text:p text:style-name="P1"><text:span text:style-name="T1">Mejilla</text:span> (cachete) <text:span text:style-name="T3">s.</text:span> Upotohdo,</text:p>
      <text:p text:style-name="P1"><text:tab/>upotoho. <text:span text:style-name="T3">pl.</text:span> Upotai.</text:p>
      <text:p text:style-name="P1"><text:span text:style-name="T1">Mejilludo</text:span> (cachetudo) <text:span text:style-name="T3">adj.</text:span> Upotaihbe.</text:p>
      <text:p text:style-name="P1"><text:span text:style-name="T1">Melcocha</text:span> (dulce de caña) <text:span text:style-name="T3">s.</text:span> Ujate.</text:p>
      <text:p text:style-name="P1"><text:span text:style-name="T1">Mendigar</text:span> <text:span text:style-name="T3">v.</text:span> Gowahjaha.</text:p>
      <text:p text:style-name="P1"><text:span text:style-name="T1">Mendigo</text:span> <text:span text:style-name="T3">s.</text:span> Aipahegaidi.</text:p>
      <text:p text:style-name="P1"/>
      <text:p text:style-name="P1">[Seite 78]</text:p>
      <text:p text:style-name="P1">[Spalte 1]</text:p>
      <text:p text:style-name="P1"/>
      <text:p text:style-name="P1"><text:span text:style-name="T1">Mensajero</text:span> <text:span text:style-name="T3">s. </text:span>Tepagaidi.</text:p>
      <text:p text:style-name="P1"><text:span text:style-name="T1">Menstruar</text:span> <text:span text:style-name="T3">v.</text:span> Sañagajaha.</text:p>
      <text:p text:style-name="P1"><text:span text:style-name="T1">Mentón</text:span> <text:span text:style-name="T3">s.</text:span> Ãtahdo.</text:p>
      <text:p text:style-name="P1"><text:span text:style-name="T1">Mentir</text:span> <text:span text:style-name="T3">v.</text:span> Ujadajaha.</text:p>
      <text:p text:style-name="P1"><text:span text:style-name="T1">Mentira</text:span> <text:span text:style-name="T3">s.</text:span> <text:span text:style-name="T1">1.</text:span> Socui. <text:span text:style-name="T1">2.</text:span> Ujadahgaha.</text:p>
      <text:p text:style-name="P1"><text:span text:style-name="T1">Mentiroso</text:span> <text:span text:style-name="T3">adj.</text:span> <text:span text:style-name="T1">1.</text:span> Socuihe.</text:p>
      <text:p text:style-name="P1"><text:tab/><text:span text:style-name="T1">2.</text:span> Ujadahguehe, ujadehe.</text:p>
      <text:p text:style-name="P1"><text:span text:style-name="T1">Mes</text:span> <text:span text:style-name="T3">s.</text:span> Bejo.</text:p>
      <text:p text:style-name="P1"><text:span text:style-name="T1">Meter en el agua para ablandar</text:span> <text:span text:style-name="T3">v.</text:span></text:p>
      <text:p text:style-name="P1"><text:tab/>Soadajaha.</text:p>
      <text:p text:style-name="P1"><text:span text:style-name="T1">Mezclado</text:span> <text:span text:style-name="T3">adj.</text:span> <text:span text:style-name="T1">1.</text:span> Ãpaga. <text:span text:style-name="T1">2.</text:span> Ãpague.</text:p>
      <text:p text:style-name="P1"><text:span text:style-name="T1">Mezclador</text:span> <text:span text:style-name="T3">s.</text:span> Ãpadaidi.</text:p>
      <text:p text:style-name="P1"><text:span text:style-name="T1">Mezclar</text:span> <text:span text:style-name="T3">v.</text:span> Ãpadajaha.</text:p>
      <text:p text:style-name="P1"><text:span text:style-name="T1">Mezclarse</text:span> <text:span text:style-name="T3">v.</text:span> Ãpadahgahmajaha.</text:p>
      <text:p text:style-name="P1"><text:span text:style-name="T1">Mezclarse con la gente</text:span> <text:span text:style-name="T3">v.</text:span></text:p>
      <text:p text:style-name="P1"><text:tab/>Ãpagajaha.</text:p>
      <text:p text:style-name="P1"><text:soft-page-break/><text:span text:style-name="T1">Mezquino</text:span> <text:span text:style-name="T3">adj.</text:span> Sudabehe.</text:p>
      <text:p text:style-name="P1"><text:span text:style-name="T1">Mi hermana</text:span> <text:span text:style-name="T3">s.</text:span> Chachu.</text:p>
      <text:p text:style-name="P1"><text:span text:style-name="T1">Mientras tanto</text:span> <text:span text:style-name="T3">adv.</text:span> <text:span text:style-name="T1">1.</text:span> Achuhe.</text:p>
      <text:p text:style-name="P1"><text:tab/><text:span text:style-name="T1">2.</text:span> (acción remota) Achuheexa.</text:p>
      <text:p text:style-name="P1"><text:span text:style-name="T1">Migaja</text:span> <text:span text:style-name="T3">s.</text:span> Ise. <text:span text:style-name="T3">pl.</text:span> Iseejõ.</text:p>
      <text:p text:style-name="P1"><text:span text:style-name="T1">Mirar</text:span> <text:span text:style-name="T3">v.</text:span> Ĩtajaha.</text:p>
      <text:p text:style-name="P1"><text:span text:style-name="T1">Mirar hacia lejos</text:span> <text:span text:style-name="T3">v.</text:span> Ĩtahgajaha.</text:p>
      <text:p text:style-name="P1"><text:span text:style-name="T1">Mirla</text:span> <text:span text:style-name="T3">s.</text:span> Fali.</text:p>
      <text:p text:style-name="P1"><text:span text:style-name="T1">Mismo</text:span> <text:span text:style-name="T3">adj.</text:span> Jonahda.</text:p>
      <text:p text:style-name="P1"><text:span text:style-name="T1">Mochuelo montañero</text:span> (pájaro) <text:span text:style-name="T3">s.</text:span></text:p>
      <text:p text:style-name="P1"><text:tab/>Tulucucu.</text:p>
      <text:p text:style-name="P1"><text:span text:style-name="T1">Mochuelo</text:span> (pájaro) <text:span text:style-name="T3">s.</text:span> Semali.</text:p>
      <text:p text:style-name="P1"><text:span text:style-name="T1">Mojado</text:span> <text:span text:style-name="T3">adj.</text:span> Ohwe.</text:p>
      <text:p text:style-name="P1"><text:span text:style-name="T1">Mojar</text:span> <text:span text:style-name="T3">v.</text:span> Ohwejaha.</text:p>
      <text:p text:style-name="P1"><text:span text:style-name="T1">Mojarse</text:span> <text:span text:style-name="T3">v.</text:span> Ohwehgajaha.</text:p>
      <text:p text:style-name="P1"><text:span text:style-name="T1">Moldes</text:span> (en que se forman tinajas)</text:p>
      <text:p text:style-name="P1"><text:tab/><text:span text:style-name="T3">s.</text:span> Bajipuha.</text:p>
      <text:p text:style-name="P1"><text:span text:style-name="T1">Mono aullador, araguato</text:span> <text:span text:style-name="T3">s.</text:span> Llupe.</text:p>
      <text:p text:style-name="P1"><text:span text:style-name="T1">Monte</text:span> <text:span text:style-name="T3">s.</text:span> Rãpoo.</text:p>
      <text:p text:style-name="P1"><text:span text:style-name="T1">Morder</text:span> <text:span text:style-name="T3">v.</text:span> Ñiajaha.</text:p>
      <text:p text:style-name="P1"><text:span text:style-name="T1">Moribundo</text:span> <text:span text:style-name="T3">adj.</text:span> Cahehohdi.</text:p>
      <text:p text:style-name="P1"/>
      <text:p text:style-name="P1">[Seite 78]</text:p>
      <text:p text:style-name="P1">[Spalte 2]</text:p>
      <text:p text:style-name="P1"/>
      <text:p text:style-name="P1"><text:span text:style-name="T1">Moriche</text:span> (palma) <text:span text:style-name="T3">s.</text:span> Llĩde.</text:p>
      <text:p text:style-name="P1"><text:span text:style-name="T1">Morir, expirar</text:span> <text:span text:style-name="T3">v.</text:span> Ãhẽhajaha,</text:p>
      <text:p text:style-name="P1"><text:tab/>añagamajaha.</text:p>
      <text:p text:style-name="P1"><text:span text:style-name="T1">Morirse</text:span> <text:span text:style-name="T3">v.</text:span> Cahehajaha.</text:p>
      <text:p text:style-name="P1"><text:span text:style-name="T1">Morirse en el instante</text:span> <text:span text:style-name="T3">v.</text:span></text:p>
      <text:p text:style-name="P1"><text:tab/>Añagamihajaha.</text:p>
      <text:p text:style-name="P1"><text:span text:style-name="T1">Morocoto pedrero</text:span> (pez) <text:span text:style-name="T3">s.</text:span> Ĩdu.</text:p>
      <text:p text:style-name="P1"><text:span text:style-name="T1">Morrocoy</text:span> (tortuga) <text:span text:style-name="T3">s.</text:span> Iculi.</text:p>
      <text:p text:style-name="P1"><text:span text:style-name="T1">Mosquito</text:span> <text:span text:style-name="T3">s.</text:span> <text:span text:style-name="T1">1.</text:span> Noxõ. <text:span text:style-name="T1">2.</text:span> Mosquitos que</text:p>
      <text:p text:style-name="P1"><text:tab/>hacen colmenas en topias de</text:p>
      <text:p text:style-name="P1"><text:tab/>comejenes. Fãpoho ẽbaĩ muigohdu.</text:p>
      <text:p text:style-name="P1"><text:span text:style-name="T1">Mostrar cariño</text:span> <text:span text:style-name="T3">v.</text:span></text:p>
      <text:p text:style-name="P1"><text:tab/>Õwãxahdahgajaha.</text:p>
      <text:p text:style-name="P2">Moverse de arriba a abajo por un</text:p>
      <text:p text:style-name="P1"><text:tab/><text:span text:style-name="T1">resorte</text:span> <text:span text:style-name="T3">v.</text:span> Ñequejaha.</text:p>
      <text:p text:style-name="P1"><text:span text:style-name="T1">Moverse lentamente</text:span> <text:span text:style-name="T3">v.</text:span> Isehajaha.</text:p>
      <text:p text:style-name="P1"><text:span text:style-name="T1">Moverse para hacer algo</text:span> <text:span text:style-name="T3">v.</text:span></text:p>
      <text:p text:style-name="P1"><text:tab/>Bulehajaha.</text:p>
      <text:p text:style-name="P1"><text:span text:style-name="T1">Movible, móvil</text:span> <text:span text:style-name="T3">adj.</text:span> Bulea.</text:p>
      <text:p text:style-name="P1"><text:span text:style-name="T1">Movimiento</text:span> <text:span text:style-name="T3">s.</text:span> Bulea.</text:p>
      <text:p text:style-name="P1"><text:span text:style-name="T1">Mozos</text:span> <text:span text:style-name="T3">s.</text:span> Jaimo.</text:p>
      <text:p text:style-name="P1"><text:span text:style-name="T1">Muchos</text:span> <text:span text:style-name="T3">adj.</text:span> Jowe.</text:p>
      <text:p text:style-name="P1"><text:span text:style-name="T1">Muda de ropa</text:span> <text:span text:style-name="T3">s.</text:span> Ãjĩbaxahdahgaha.</text:p>
      <text:p text:style-name="P1"><text:span text:style-name="T1">Muelas</text:span> <text:span text:style-name="T3">s.</text:span> Ñoeta oihxu.</text:p>
      <text:p text:style-name="P1"><text:span text:style-name="T1">Muerte</text:span> <text:span text:style-name="T3">s.</text:span> Ãhãhgaha, cahehaha.</text:p>
      <text:p text:style-name="P1"><text:span text:style-name="T1">Muerto</text:span> <text:span text:style-name="T3">adj.</text:span> Cahihbe.</text:p>
      <text:p text:style-name="P1"><text:span text:style-name="T1">Mujer</text:span> <text:span text:style-name="T3">s.</text:span> Ñaaxu.</text:p>
      <text:p text:style-name="P1"><text:soft-page-break/><text:span text:style-name="T1">Mujer estéril</text:span> <text:span text:style-name="T3">adj.</text:span> Jepo.</text:p>
      <text:p text:style-name="P1"><text:span text:style-name="T1">Mulatico</text:span> (árbol) <text:span text:style-name="T3">s.</text:span> Tãdajeh.</text:p>
      <text:p text:style-name="P1"><text:span text:style-name="T1">Multitud</text:span> <text:span text:style-name="T3">s.</text:span> Jowe.</text:p>
      <text:p text:style-name="P1"><text:span text:style-name="T1">Multitud</text:span> (de gente) <text:span text:style-name="T3">adj.</text:span> Bopahgahdu.</text:p>
      <text:p text:style-name="P1"><text:span text:style-name="T1">Muñeca de la mano</text:span> <text:span text:style-name="T3">s.</text:span> <text:span text:style-name="T1">1.</text:span> ljochaco.</text:p>
      <text:p text:style-name="P1"><text:tab/><text:span text:style-name="T1">2.</text:span> Imosodahgame.</text:p>
      <text:p text:style-name="P1"><text:span text:style-name="T1">Murciélago</text:span> <text:span text:style-name="T3">s.</text:span> Cuãĩxuga. <text:span text:style-name="T3">pl.</text:span> Cuãĩxu.</text:p>
      <text:p text:style-name="P1"><text:span text:style-name="T1">Muy barbudo</text:span> <text:span text:style-name="T3">adj.</text:span> Ãjĩxechẽ.</text:p>
      <text:p text:style-name="P1"><text:span text:style-name="T1">Muy temprano</text:span> <text:span text:style-name="T3">adv.</text:span> Llehneje.</text:p>
      <text:p text:style-name="P1"/>
      <text:p text:style-name="P1">[Seite 78]</text:p>
      <text:p text:style-name="P1">[Spalte 1]</text:p>
      <text:p text:style-name="P1"/>
      <text:p text:style-name="P2">N, n</text:p>
      <text:p text:style-name="P1"/>
      <text:p text:style-name="P1"><text:span text:style-name="T1">Nada</text:span> <text:span text:style-name="T3">pron.</text:span> Jãhchadi.</text:p>
      <text:p text:style-name="P1"><text:span text:style-name="T1">Nadar</text:span> <text:span text:style-name="T3">v.</text:span> Weajaha.</text:p>
      <text:p text:style-name="P1"><text:span text:style-name="T1">Naranjal</text:span> <text:span text:style-name="T3">s.</text:span> Nala.</text:p>
      <text:p text:style-name="P1"><text:span text:style-name="T1">Naranjo</text:span> <text:span text:style-name="T3">s.</text:span> Nalo.</text:p>
      <text:p text:style-name="P1"><text:span text:style-name="T1">Nariz</text:span> <text:span text:style-name="T3">s.</text:span> Ĩxu.</text:p>
      <text:p text:style-name="P1"><text:span text:style-name="T1">Neblina</text:span> <text:span text:style-name="T3">s.</text:span> Eñuxoh.</text:p>
      <text:p text:style-name="P1"><text:span text:style-name="T1">Necesidad</text:span> <text:span text:style-name="T3">s.</text:span> Ñahãha.</text:p>
      <text:p text:style-name="P1"/>
      <text:p text:style-name="P1">[Seite 78]</text:p>
      <text:p text:style-name="P1">[Spalte 2]</text:p>
      <text:p text:style-name="P1"/>
      <text:p text:style-name="P1"><text:span text:style-name="T1">Necesitado</text:span> <text:span text:style-name="T3">adj.</text:span> Ñahẽhõ.</text:p>
      <text:p text:style-name="P1"><text:span text:style-name="T1">Necesitar</text:span> <text:span text:style-name="T3">v.</text:span> Nahãjaha.</text:p>
      <text:p text:style-name="P1"><text:span text:style-name="T1">Ni feo ni hermoso</text:span> <text:span text:style-name="T3">adj.</text:span> Bãhbo.</text:p>
      <text:p text:style-name="P1"><text:span text:style-name="T1">Ni siquiera</text:span> <text:span text:style-name="T3">conj.</text:span> Axojehda.</text:p>
      <text:p text:style-name="P1"><text:span text:style-name="T1">Nido</text:span> <text:span text:style-name="T3">s.</text:span> Juwõchẽ.</text:p>
      <text:p text:style-name="P1"><text:span text:style-name="T1">Nieta</text:span> <text:span text:style-name="T3">s.</text:span> Jĩãsuxu.</text:p>
      <text:p text:style-name="P1"><text:span text:style-name="T1">Nieto</text:span> <text:span text:style-name="T3">s.</text:span> Jĩãsudi.</text:p>
      <text:p text:style-name="P1"/>
      <text:p text:style-name="P1">[Seite 79]</text:p>
      <text:p text:style-name="P1">[Spalte 1]</text:p>
      <text:p text:style-name="P1"/>
      <text:p text:style-name="P1">[BILD] Nido</text:p>
      <text:p text:style-name="P1"><text:span text:style-name="T1">Nietos</text:span> <text:span text:style-name="T3">s.</text:span> Ĩãsemo.</text:p>
      <text:p text:style-name="P1"><text:span text:style-name="T1">Niño, bebé</text:span> <text:span text:style-name="T3">s.</text:span> Nee.</text:p>
      <text:p text:style-name="P1"/>
      <text:p text:style-name="P1">[Seite 79]</text:p>
      <text:p text:style-name="P1">[Spalte 2]</text:p>
      <text:p text:style-name="P1"/>
      <text:p text:style-name="P1"><text:span text:style-name="T1">No</text:span> <text:span text:style-name="T3">adv.</text:span> Jĩhã, jũhũ.</text:p>
      <text:p text:style-name="P1"><text:span text:style-name="T1">No cesa, no para</text:span> <text:span text:style-name="T3">v.</text:span> Ñahgadi.</text:p>
      <text:p text:style-name="P1"><text:span text:style-name="T1">Normal, ni feo ni bonito</text:span> (inanim.)</text:p>
      <text:p text:style-name="P1"><text:tab/><text:span text:style-name="T3">adj.</text:span> Ixohga.</text:p>
      <text:p text:style-name="P1"><text:span text:style-name="T1">Nosotros</text:span> <text:span text:style-name="T3">pron.</text:span> Ãxu.</text:p>
      <text:p text:style-name="P1"><text:span text:style-name="T1">Novio</text:span> <text:span text:style-name="T3">s.</text:span> Acohdi.</text:p>
      <text:p text:style-name="P1"><text:span text:style-name="T1">Nube</text:span> <text:span text:style-name="T3">s.</text:span> Tetahe. <text:span text:style-name="T3">pl.</text:span> Tetahdo.</text:p>
      <text:p text:style-name="P1"><text:span text:style-name="T1">Nuca</text:span> <text:span text:style-name="T3">s.</text:span> Illulah, illulãhte, iñulah.</text:p>
      <text:p text:style-name="P1"><text:soft-page-break/><text:span text:style-name="T1">Nudo</text:span> <text:span text:style-name="T3">s.</text:span> <text:span text:style-name="T1">1.</text:span> Alete. <text:span text:style-name="T3">pl.</text:span> Ale. <text:span text:style-name="T1">2.</text:span> Bulisãhte.</text:p>
      <text:p text:style-name="P1"><text:span text:style-name="T1">Nudo de un lazo</text:span> <text:span text:style-name="T3">s.</text:span> Buligasãhte.</text:p>
      <text:p text:style-name="P1"><text:span text:style-name="T1">Nuera</text:span> <text:span text:style-name="T3">s.</text:span> Ĩãsudoxu.</text:p>
      <text:p text:style-name="P1"><text:span text:style-name="T1">Nuez de la garganta</text:span> <text:span text:style-name="T3">s.</text:span> Õcoho, õcohte.</text:p>
      <text:p text:style-name="P1"><text:span text:style-name="T1">Nunca</text:span> <text:span text:style-name="T3">adv.</text:span> Jõhdihna.</text:p>
      <text:p text:style-name="P1"><text:span text:style-name="T1">Nutria, perro de agua</text:span> <text:span text:style-name="T3">s.</text:span> Tahbu.</text:p>
      <text:p text:style-name="P1"/>
      <text:p text:style-name="P1">[Seite 79]</text:p>
      <text:p text:style-name="P1">[Spalte 1]</text:p>
      <text:p text:style-name="P1"/>
      <text:p text:style-name="P2">O, o</text:p>
      <text:p text:style-name="P1"/>
      <text:p text:style-name="P1"><text:span text:style-name="T1">Oír</text:span> <text:span text:style-name="T3">v.</text:span> Ĩãhsajaha.</text:p>
      <text:p text:style-name="P1"><text:span text:style-name="T1">Obedecer</text:span> <text:span text:style-name="T3">v.</text:span> Ona-ĩxahdajaha.</text:p>
      <text:p text:style-name="P1"><text:span text:style-name="T1">Obvio</text:span> <text:span text:style-name="T3">adj.</text:span> Caweema.</text:p>
      <text:p text:style-name="P1"><text:span text:style-name="T1">Ocarro</text:span> (un armadillo grande) <text:span text:style-name="T3">s.</text:span> Uca.</text:p>
      <text:p text:style-name="P1"><text:span text:style-name="T1">Odiar, abominar</text:span> <text:span text:style-name="T3">v.</text:span> <text:span text:style-name="T1">1.</text:span> Ñejehgajaha.</text:p>
      <text:p text:style-name="P1"><text:tab/><text:span text:style-name="T1">2.</text:span> Õĩhxa jĩãjaha.</text:p>
      <text:p text:style-name="P1"><text:span text:style-name="T1">Odio</text:span> <text:span text:style-name="T3">s.</text:span> Ũbo.</text:p>
      <text:p text:style-name="P1"><text:span text:style-name="T1">Ojos abobados</text:span> (de loco) <text:span text:style-name="T3">s.</text:span> Paxusebioh.</text:p>
      <text:p text:style-name="P1"><text:span text:style-name="T1">Ojos cruzados, bizco</text:span> <text:span text:style-name="T3">s.</text:span> Paxute ĩtoh.</text:p>
      <text:p text:style-name="P1"><text:span text:style-name="T1">Ojos chiquitos</text:span> <text:span text:style-name="T3">s.</text:span> Ichaxẽha paxu.</text:p>
      <text:p text:style-name="P1"><text:span text:style-name="T1">Ojos dormidos, adormitados</text:span> <text:span text:style-name="T3">s.</text:span></text:p>
      <text:p text:style-name="P1"><text:tab/>Paxuahoh.</text:p>
      <text:p text:style-name="P1"><text:span text:style-name="T1">Ojos hinchados</text:span> <text:span text:style-name="T3">s.</text:span> Paxujiamoh.</text:p>
      <text:p text:style-name="P1"><text:span text:style-name="T1">Ojos amoratados</text:span> <text:span text:style-name="T3">s.</text:span> Paxutãdiboh.</text:p>
      <text:p text:style-name="P1"><text:span text:style-name="T1">Ojos oscuros</text:span> (negros) <text:span text:style-name="T3">s.</text:span> Paxutãdoh.</text:p>
      <text:p text:style-name="P1"><text:span text:style-name="T1">Ojos salidos, brotados</text:span> <text:span text:style-name="T3">s.</text:span></text:p>
      <text:p text:style-name="P1"><text:tab/>Paxugahlloh.</text:p>
      <text:p text:style-name="P1"><text:span text:style-name="T1">Oler</text:span> <text:span text:style-name="T3">v.</text:span> Ñoajaha.</text:p>
      <text:p text:style-name="P1"><text:span text:style-name="T1">Olvidar</text:span> <text:span text:style-name="T3">v.</text:span> <text:span text:style-name="T1">1.</text:span> Amaguihajaha.</text:p>
      <text:p text:style-name="P1"><text:tab/><text:span text:style-name="T1">2.</text:span> Õjãguihajaha.</text:p>
      <text:p text:style-name="P1"><text:span text:style-name="T1">Olla</text:span> <text:span text:style-name="T3">s.</text:span> Jõjĩhmo.</text:p>
      <text:p text:style-name="P1"/>
      <text:p text:style-name="P1">[Seite 79]</text:p>
      <text:p text:style-name="P1">[Spalte 2]</text:p>
      <text:p text:style-name="P1"/>
      <text:p text:style-name="P1"><text:span text:style-name="T1">Olla de barro</text:span> <text:span text:style-name="T3">s.</text:span> Sãjõjĩ.</text:p>
      <text:p text:style-name="P1"><text:span text:style-name="T1">Ombligo</text:span> <text:span text:style-name="T3">s.</text:span> Gãlõsa.</text:p>
      <text:p text:style-name="P1"><text:span text:style-name="T1">Oración</text:span> <text:span text:style-name="T3">s.</text:span> Allaihgaha.</text:p>
      <text:p text:style-name="P1"><text:span text:style-name="T1">Orar</text:span> <text:span text:style-name="T3">v.</text:span> Allahllajaha.</text:p>
      <text:p text:style-name="P1"><text:span text:style-name="T1">Oreja</text:span> <text:span text:style-name="T3">s.</text:span> Ãxoxo. <text:span text:style-name="T3">pl.</text:span> Ãxobena, ãxoxeha.</text:p>
      <text:p text:style-name="P1"><text:span text:style-name="T1">Origüelo</text:span> (pájaro) <text:span text:style-name="T3">s.</text:span> Oñu.</text:p>
      <text:p text:style-name="P1"><text:span text:style-name="T1">Orilla</text:span> <text:span text:style-name="T3">s.</text:span> Cutucua.</text:p>
      <text:p text:style-name="P1"><text:span text:style-name="T1">Orilla de río</text:span> <text:span text:style-name="T3">s.</text:span> Cuwana.</text:p>
      <text:p text:style-name="P1"><text:span text:style-name="T1">Orillas de varios ríos</text:span> <text:span text:style-name="T3">s.</text:span> Cuwanohe.</text:p>
      <text:p text:style-name="P1"><text:span text:style-name="T1">Orillero</text:span> <text:span text:style-name="T3">s.</text:span> Cuwanahgue.</text:p>
      <text:p text:style-name="P1"><text:span text:style-name="T1">Oso hormiguero</text:span> <text:span text:style-name="T3">s.</text:span> Chau, wĩxõ.</text:p>
      <text:p text:style-name="P1"><text:span text:style-name="T1">Otra</text:span> <text:span text:style-name="T3">adj.</text:span> <text:span text:style-name="T1">1.</text:span> (cosa plana) Johde.</text:p>
      <text:p text:style-name="P1"><text:tab/><text:span text:style-name="T1">2.</text:span> (anojaña) Johjã.</text:p>
      <text:p text:style-name="P1"><text:span text:style-name="T1">Otra vez</text:span> <text:span text:style-name="T3">adv.</text:span> Jõõdahguih.</text:p>
      <text:p text:style-name="P1"><text:span text:style-name="T1">Otras cosas</text:span> <text:span text:style-name="T3">adj.</text:span> Jõhdi.</text:p>
      <text:p text:style-name="P1"><text:soft-page-break/><text:span text:style-name="T1">Otro</text:span> <text:span text:style-name="T3">adj.</text:span> <text:span text:style-name="T1">1.</text:span> (casabe, plato, torta,</text:p>
      <text:p text:style-name="P1"><text:tab/>etc.) Johlle. <text:span text:style-name="T1">2.</text:span> (Ref. ser animado)</text:p>
      <text:p text:style-name="P1"><text:tab/>Johdi. <text:span text:style-name="T1">3.</text:span> (trozo) Johte.</text:p>
      <text:p text:style-name="P1"><text:span text:style-name="T1">Otros</text:span> <text:span text:style-name="T3">adj.</text:span> Jõhtu.</text:p>
      <text:p text:style-name="P1"><text:span text:style-name="T1">Oxidado</text:span> <text:span text:style-name="T3">adj.</text:span> Itega.</text:p>
      <text:p text:style-name="P1"/>
      <text:p text:style-name="P1">[Seite 79]</text:p>
      <text:p text:style-name="P1">[Spalte 1]</text:p>
      <text:p text:style-name="P1"/>
      <text:p text:style-name="P2">P, p</text:p>
      <text:p text:style-name="P1"/>
      <text:p text:style-name="P1"><text:span text:style-name="T1">Padre, cura</text:span> <text:span text:style-name="T3">s.</text:span> Pahle.</text:p>
      <text:p text:style-name="P1"><text:span text:style-name="T1">Pájaro carpintero pico de acero</text:span> <text:span text:style-name="T3">s.</text:span></text:p>
      <text:p text:style-name="P1"><text:tab/>Culichichi.</text:p>
      <text:p text:style-name="P1"><text:span text:style-name="T1">Pájaro cheo</text:span> <text:span text:style-name="T3">s.</text:span> Arsimi ñide.</text:p>
      <text:p text:style-name="P1"/>
      <text:p text:style-name="P1">[Seite 79]</text:p>
      <text:p text:style-name="P1">[Spalte 2]</text:p>
      <text:p text:style-name="P1"/>
      <text:p text:style-name="P1"><text:span text:style-name="T1">Pájaro guaco</text:span> <text:span text:style-name="T3">s.</text:span> Jãjõ.</text:p>
      <text:p text:style-name="P1"><text:span text:style-name="T1">Pájaro</text:span> <text:span text:style-name="T3">s.</text:span> Llĩde, lline.</text:p>
      <text:p text:style-name="P1"><text:span text:style-name="T1">Pájaro pereza</text:span> <text:span text:style-name="T3">s.</text:span> Paijo.</text:p>
      <text:p text:style-name="P1"><text:span text:style-name="T1">Pájaro sabanero</text:span> <text:span text:style-name="T3">s.</text:span> Chiwihlije.</text:p>
      <text:p text:style-name="P1"/>
      <text:p text:style-name="P1">[Seite 80]</text:p>
      <text:p text:style-name="P1">[Spalte 1]</text:p>
      <text:p text:style-name="P1"/>
      <text:p text:style-name="P1"><text:span text:style-name="T1">Paladar</text:span> <text:span text:style-name="T3">v.</text:span> Allaha.</text:p>
      <text:p text:style-name="P1"><text:span text:style-name="T1">Palanquear</text:span> <text:span text:style-name="T3">v.</text:span> Jiahllajaha.</text:p>
      <text:p text:style-name="P1"><text:span text:style-name="T1">Paletón</text:span> (pez) <text:span text:style-name="T3">s.</text:span> Calaana.</text:p>
      <text:p text:style-name="P1"><text:span text:style-name="T1">Palma cumare</text:span> (palma) <text:span text:style-name="T3">s.</text:span> Cumaliñu.</text:p>
      <text:p text:style-name="P1"><text:span text:style-name="T1">Palma de la mano</text:span> <text:span text:style-name="T3">s.</text:span> Imotaihxu.</text:p>
      <text:p text:style-name="P1"><text:span text:style-name="T1">Palma real</text:span> <text:span text:style-name="T3">s.</text:span> Icutiñu.</text:p>
      <text:p text:style-name="P1"><text:span text:style-name="T1">Palmar</text:span> (donde hay muchas</text:p>
      <text:p text:style-name="P1"><text:tab/>palmas) <text:span text:style-name="T3">s.</text:span> Icutipu.</text:p>
      <text:p text:style-name="P1"><text:span text:style-name="T1">Palo delgado</text:span> <text:span text:style-name="T3">s.</text:span> Nugwe.</text:p>
      <text:p text:style-name="P1"><text:span text:style-name="T1">Palo travesaño de una casa</text:span> <text:span text:style-name="T3">s.</text:span></text:p>
      <text:p text:style-name="P1"><text:tab/>Ãtesõĩte.</text:p>
      <text:p text:style-name="P1"><text:span text:style-name="T1">Palomas pequeñas</text:span> (pájaro) <text:span text:style-name="T3">s.</text:span> Rẽruwa.</text:p>
      <text:p text:style-name="P1"><text:span text:style-name="T1">Palometa</text:span> (pez) <text:span text:style-name="T3">s.</text:span> Salata.</text:p>
      <text:p text:style-name="P1"><text:span text:style-name="T1">Pantano</text:span> <text:span text:style-name="T3">s.</text:span> Fãjãha.</text:p>
      <text:p text:style-name="P1"><text:span text:style-name="T1">Pantera</text:span> (tigre negro) <text:span text:style-name="T3">s.</text:span> Tãdodi ũpu.</text:p>
      <text:p text:style-name="P1"><text:span text:style-name="T1">Papá</text:span> <text:span text:style-name="T3">s.</text:span> Bahwa.</text:p>
      <text:p text:style-name="P1"><text:span text:style-name="T1">Papacito</text:span> <text:span text:style-name="T3">s.</text:span> Bahwaje.</text:p>
      <text:p text:style-name="P1"><text:span text:style-name="T1">Papel</text:span> <text:span text:style-name="T3">s.</text:span> Cuelutaha. <text:span text:style-name="T3">pl.</text:span> Cueluta.</text:p>
      <text:p text:style-name="P1"><text:span text:style-name="T1">Para allá</text:span> <text:span text:style-name="T3">adv.</text:span> Jĩhda.</text:p>
      <text:p text:style-name="P1"><text:span text:style-name="T1">Para ella</text:span> <text:span text:style-name="T3">prep./pron.</text:span> Juwahga.</text:p>
      <text:p text:style-name="P1"><text:span text:style-name="T1">Para ellos</text:span> <text:span text:style-name="T3">prep./pron.</text:span> Juhwahga.</text:p>
      <text:p text:style-name="P1"><text:span text:style-name="T1">Para la casa</text:span> <text:span text:style-name="T3">prep./s.</text:span> Itohgaha.</text:p>
      <text:p text:style-name="P1"><text:span text:style-name="T1">Paraguatán</text:span> (árbol) <text:span text:style-name="T3">s.</text:span> Cachibili.</text:p>
      <text:p text:style-name="P1"><text:span text:style-name="T1">Paralítico</text:span> <text:span text:style-name="T3">adj.</text:span> Axime.</text:p>
      <text:p text:style-name="P1"><text:span text:style-name="T1">Pararse</text:span> <text:span text:style-name="T3">v.</text:span> Tehgahmajaha.</text:p>
      <text:p text:style-name="P1"><text:soft-page-break/><text:span text:style-name="T1">Pararse en el instante</text:span> <text:span text:style-name="T3">v.</text:span></text:p>
      <text:p text:style-name="P1"><text:tab/>Tehgahmihajaha.</text:p>
      <text:p text:style-name="P1"><text:span text:style-name="T1">Parecer normal</text:span> <text:span text:style-name="T3">v.</text:span> Ixohgajaha.</text:p>
      <text:p text:style-name="P2">Pariente menor masculino</text:p>
      <text:p text:style-name="P1"><text:tab/>(vocativo) <text:span text:style-name="T3">s.</text:span> Isae.</text:p>
      <text:p text:style-name="P1"><text:span text:style-name="T1">Pariente menor femenino</text:span> (vocativo)</text:p>
      <text:p text:style-name="P1"><text:tab/><text:span text:style-name="T3">s.</text:span> Iso.</text:p>
      <text:p text:style-name="P1"><text:span text:style-name="T1">Parientes</text:span> <text:span text:style-name="T3">s.</text:span> Isaebahdu.</text:p>
      <text:p text:style-name="P1"><text:span text:style-name="T1">Parpadear</text:span> <text:span text:style-name="T3">v.</text:span> Paxu miajaha.</text:p>
      <text:p text:style-name="P2">Parte de la sabana que se ha</text:p>
      <text:p text:style-name="P1"><text:tab/><text:span text:style-name="T1">quemado</text:span> <text:span text:style-name="T3">s.</text:span> Ihllaihde.</text:p>
      <text:p text:style-name="P2">Parte que une el brazo al hombro</text:p>
      <text:p text:style-name="P1"><text:tab/><text:span text:style-name="T3">s.</text:span> Ixoxochaco.</text:p>
      <text:p text:style-name="P1"><text:span text:style-name="T1">Pasado</text:span> (participio pasado de</text:p>
      <text:p text:style-name="P1"><text:tab/>booguihajah) <text:span text:style-name="T3">adj.</text:span> Bopaguiha.</text:p>
      <text:p text:style-name="P1"><text:span text:style-name="T1">Pasar</text:span> <text:span text:style-name="T3">v.</text:span> <text:span text:style-name="T1">1.</text:span> Booguihajaha.</text:p>
      <text:p text:style-name="P1"><text:tab/><text:span text:style-name="T1">2.</text:span> Llajamajaha.</text:p>
      <text:p text:style-name="P1"><text:span text:style-name="T1">Pasar algo de una mano a otra</text:span> <text:span text:style-name="T3">v.</text:span></text:p>
      <text:p text:style-name="P1"><text:tab/>Boaxahdiajaha.</text:p>
      <text:p text:style-name="P1"><text:span text:style-name="T1">Pasar las lluvias</text:span> <text:span text:style-name="T3">v.</text:span> Õcuajaha.</text:p>
      <text:p text:style-name="P1"><text:span text:style-name="T1">Pasar uno por un peligro</text:span> <text:span text:style-name="T3">v.</text:span> Selloa</text:p>
      <text:p text:style-name="P1"><text:tab/>llajamajaha.</text:p>
      <text:p text:style-name="P1"><text:span text:style-name="T1">Pasear</text:span> <text:span text:style-name="T3">v.</text:span> Bãtejaha, bãtemajaha.</text:p>
      <text:p text:style-name="P1"><text:span text:style-name="T1">Paseo, visita</text:span> <text:span text:style-name="T3">s.</text:span> Bãte.</text:p>
      <text:p text:style-name="P1"/>
      <text:p text:style-name="P1">[Seite 80]</text:p>
      <text:p text:style-name="P1">[Spalte 2]</text:p>
      <text:p text:style-name="P1"/>
      <text:p text:style-name="P1"><text:span text:style-name="T1">Pata</text:span> <text:span text:style-name="T3">s.</text:span> Jahba. <text:span text:style-name="T3">pl.</text:span> Jaha.</text:p>
      <text:p text:style-name="P1"><text:span text:style-name="T1">Patevaca</text:span> (árbol) <text:span text:style-name="T3">s.</text:span> Sexo.</text:p>
      <text:p text:style-name="P1"><text:span text:style-name="T1">Patio</text:span> <text:span text:style-name="T3">s.</text:span> Ballofa.</text:p>
      <text:p text:style-name="P1"><text:span text:style-name="T1">Pato carretero</text:span> <text:span text:style-name="T3">s.</text:span> Junana.</text:p>
      <text:p text:style-name="P1"><text:span text:style-name="T1">Pato cuervo</text:span> <text:span text:style-name="T3">s.</text:span> Cuchiba.</text:p>
      <text:p text:style-name="P1"><text:span text:style-name="T1">Pato gũlro</text:span> <text:span text:style-name="T3">s.</text:span> Filili.</text:p>
      <text:p text:style-name="P1"><text:span text:style-name="T1">Pato pico-aguja</text:span> <text:span text:style-name="T3">s.</text:span> Llaxu.</text:p>
      <text:p text:style-name="P1"><text:span text:style-name="T1">Pato real</text:span> <text:span text:style-name="T3">s.</text:span> Cumada.</text:p>
      <text:p text:style-name="P1"><text:span text:style-name="T1">Paujil o pavo de monte</text:span> <text:span text:style-name="T3">s.</text:span> Ĩxuse.</text:p>
      <text:p text:style-name="P1"><text:span text:style-name="T1">Pava rajadora</text:span> <text:span text:style-name="T3">s.</text:span> Cullui.</text:p>
      <text:p text:style-name="P1"><text:span text:style-name="T1">Pecar</text:span> <text:span text:style-name="T3">v.</text:span> Ñajẽhdahgaha queleejaha.</text:p>
      <text:p text:style-name="P1"><text:span text:style-name="T1">Pecho</text:span> <text:span text:style-name="T3">s.</text:span> Lluhllu.</text:p>
      <text:p text:style-name="P1"><text:span text:style-name="T1">Pedazo de tela, retazo</text:span> (sobrante) <text:span text:style-name="T3">s.</text:span></text:p>
      <text:p text:style-name="P1"><text:tab/>Ise.</text:p>
      <text:p text:style-name="P1"><text:span text:style-name="T1">Pedir</text:span> <text:span text:style-name="T3">v.</text:span> Allahllajaha.</text:p>
      <text:p text:style-name="P1"><text:span text:style-name="T1">Pedlr prestado</text:span> <text:span text:style-name="T3">v.</text:span> Omadajaha.</text:p>
      <text:p text:style-name="P1"><text:span text:style-name="T1">Pedregal</text:span> <text:span text:style-name="T3">s.</text:span> Inahlla.</text:p>
      <text:p text:style-name="P1"><text:span text:style-name="T1">Pegado</text:span> <text:span text:style-name="T3">adj.</text:span> Baja.</text:p>
      <text:p text:style-name="P1"><text:span text:style-name="T1">Pegamento, pegante</text:span> <text:span text:style-name="T3">s.</text:span> Bajaa.</text:p>
      <text:p text:style-name="P1"><text:span text:style-name="T1">Pegapega</text:span> (hojas de hierba silvestre)</text:p>
      <text:p text:style-name="P1"><text:tab/><text:span text:style-name="T3">s.</text:span> Chacahli.</text:p>
      <text:p text:style-name="P1"><text:span text:style-name="T1">Pegar</text:span> <text:span text:style-name="T3">v.</text:span> Poajaha.</text:p>
      <text:p text:style-name="P1"><text:span text:style-name="T1">Pegar con barro</text:span> <text:span text:style-name="T3">v.</text:span> Bajajaha.</text:p>
      <text:p text:style-name="P1"><text:span text:style-name="T1">Pegar</text:span> (con pegante) <text:span text:style-name="T3">v.</text:span> Bajadajaha.</text:p>
      <text:p text:style-name="P1"><text:soft-page-break/><text:span text:style-name="T1">Pegarse</text:span> <text:span text:style-name="T3">v.</text:span> Bajamajaha.</text:p>
      <text:p text:style-name="P1"><text:span text:style-name="T1">Peine</text:span> <text:span text:style-name="T3">s.</text:span> Isebaha. <text:span text:style-name="T3">pl.</text:span> Isebae.</text:p>
      <text:p text:style-name="P1"><text:span text:style-name="T1">Pelar con cuchillo</text:span> <text:span text:style-name="T3">v.</text:span> Ñuajaha.</text:p>
      <text:p text:style-name="P1"><text:span text:style-name="T1">Pelar maíz</text:span> <text:span text:style-name="T3">v.</text:span> Ñiãdajaha.</text:p>
      <text:p text:style-name="P1"><text:span text:style-name="T1">Pelar plátano verde</text:span> <text:span text:style-name="T3">v.</text:span> Boajaha.</text:p>
      <text:p text:style-name="P1"><text:span text:style-name="T1">Pelea</text:span> <text:span text:style-name="T3">s.</text:span> Ũbo.</text:p>
      <text:p text:style-name="P1"><text:span text:style-name="T1">Pelota</text:span> <text:span text:style-name="T3">s.</text:span> Balõjuh.</text:p>
      <text:p text:style-name="P1"><text:span text:style-name="T1">Peludo</text:span> (pelusiento) <text:span text:style-name="T3">adj.</text:span> Juwogue,</text:p>
      <text:p text:style-name="P1"><text:tab/>ijega.</text:p>
      <text:p text:style-name="P1"><text:span text:style-name="T1">Pelusa</text:span> <text:span text:style-name="T3">s.</text:span> Ije.</text:p>
      <text:p text:style-name="P1"><text:span text:style-name="T1">Pendare</text:span> (árbol) <text:span text:style-name="T3">s.</text:span> Famillu.</text:p>
      <text:p text:style-name="P1"><text:span text:style-name="T1">Pensar</text:span> <text:span text:style-name="T3">v.</text:span> Ona-guwehgajaha.</text:p>
      <text:p text:style-name="P1"><text:span text:style-name="T1">Peñasco</text:span> <text:span text:style-name="T3">s.</text:span> Inacoho.</text:p>
      <text:p text:style-name="P1"><text:span text:style-name="T1">Pepa</text:span> <text:span text:style-name="T3">s.</text:span> Ipu.</text:p>
      <text:p text:style-name="P1"><text:span text:style-name="T1">Pequeña</text:span> <text:span text:style-name="T3">adj.</text:span> Isaboje.</text:p>
      <text:p text:style-name="P1"><text:span text:style-name="T1">Pequeñito</text:span> <text:span text:style-name="T3">adj.</text:span> <text:span text:style-name="T1">1.</text:span> Ichaxẽjẽ. <text:span text:style-name="T1">2.</text:span> Ichachuje.</text:p>
      <text:p text:style-name="P1"><text:span text:style-name="T1">Pequeño</text:span> <text:span text:style-name="T3">adj.</text:span> <text:span text:style-name="T1">1.</text:span> Isabaje. <text:span text:style-name="T1">2.</text:span> (anim.)</text:p>
      <text:p text:style-name="P1"><text:tab/>Ichabaje. <text:span text:style-name="T3">pl.</text:span> Ichabahdu, isabahdu.</text:p>
      <text:p text:style-name="P1"><text:span text:style-name="T1">Peramán</text:span> (esp. de pendare) <text:span text:style-name="T3">s.</text:span></text:p>
      <text:p text:style-name="P1"><text:tab/>Axua, axuate.</text:p>
      <text:p text:style-name="P1"><text:span text:style-name="T1">Perderse, perder</text:span> <text:span text:style-name="T3">v.</text:span> Iahgajaha.</text:p>
      <text:p text:style-name="P1"><text:span text:style-name="T1">Perdido</text:span> <text:span text:style-name="T3">adj.</text:span> Ihllahgue.</text:p>
      <text:p text:style-name="P1"><text:span text:style-name="T1">Perdiz, codorniz</text:span> <text:span text:style-name="T3">s.</text:span> Llacahni.</text:p>
      <text:p text:style-name="P1"><text:span text:style-name="T1">Perdurar</text:span> <text:span text:style-name="T3">v.</text:span> Axitegajaha.</text:p>
      <text:p text:style-name="P1"><text:span text:style-name="T1">Pereza</text:span> <text:span text:style-name="T3">s.</text:span> Uhda.</text:p>
      <text:p text:style-name="P1"/>
      <text:p text:style-name="P1">[Seite 81]</text:p>
      <text:p text:style-name="P1">[Spalte 1]</text:p>
      <text:p text:style-name="P1"/>
      <text:p text:style-name="P1"><text:span text:style-name="T1">Perico españolito</text:span> <text:span text:style-name="T3">s.</text:span> Chaqui.</text:p>
      <text:p text:style-name="P1"><text:span text:style-name="T1">Perjudicar</text:span> <text:span text:style-name="T3">v.</text:span> Ihnetajaha.</text:p>
      <text:p text:style-name="P1"><text:span text:style-name="T1">Perjudicarse</text:span> <text:span text:style-name="T3">v.</text:span> Ihnehgajaha.</text:p>
      <text:p text:style-name="P1"><text:span text:style-name="T1">Pero</text:span> <text:span text:style-name="T3">prep.</text:span> Ĩhda.</text:p>
      <text:p text:style-name="P1"><text:span text:style-name="T1">Pero silvestre</text:span> (árbol) <text:span text:style-name="T3">s.</text:span> Sãgwi.</text:p>
      <text:p text:style-name="P1"><text:span text:style-name="T1">Perrito de agua</text:span> (insecto) <text:span text:style-name="T3">a.</text:span></text:p>
      <text:p text:style-name="P1"><text:tab/>Fãledapu.</text:p>
      <text:p text:style-name="P1"><text:span text:style-name="T1">Perseguido</text:span> <text:span text:style-name="T3">adj.</text:span> Bapebahgue.</text:p>
      <text:p text:style-name="P1"><text:span text:style-name="T1">Perseguidor</text:span> <text:span text:style-name="T3">s.</text:span> Bapebaidi.</text:p>
      <text:p text:style-name="P1"><text:span text:style-name="T1">Perseguir</text:span> <text:span text:style-name="T3">v.</text:span> Fañadajaha.</text:p>
      <text:p text:style-name="P1"><text:span text:style-name="T1">Persona</text:span> <text:span text:style-name="T3">s.</text:span> Joxo.</text:p>
      <text:p text:style-name="P1"><text:span text:style-name="T1">Persona adicta al tabaco</text:span> <text:span text:style-name="T3">s.</text:span> Buchi.</text:p>
      <text:p text:style-name="P1"><text:span text:style-name="T1">Persona bien estudiada</text:span> <text:span text:style-name="T3">s.</text:span></text:p>
      <text:p text:style-name="P1"><text:tab/>Bopaguiha.</text:p>
      <text:p text:style-name="P1"><text:span text:style-name="T1">Perteneciente a la casa</text:span> <text:span text:style-name="T3">adj.</text:span></text:p>
      <text:p text:style-name="P1"><text:tab/><text:span text:style-name="T1">1.</text:span> (inanim.) Itohga. <text:span text:style-name="T1">2.</text:span> (anim.)</text:p>
      <text:p text:style-name="P1"><text:tab/>Itohgue.</text:p>
      <text:p text:style-name="P1"><text:span text:style-name="T1">Petición</text:span> <text:span text:style-name="T3">s.</text:span> Allaihgaha.</text:p>
      <text:p text:style-name="P1"><text:span text:style-name="T1">Pez sierra</text:span> <text:span text:style-name="T3">s.</text:span> Canocali.</text:p>
      <text:p text:style-name="P1"><text:span text:style-name="T1">Piadoso</text:span> <text:span text:style-name="T3">adj.</text:span> Ihdihgaidi.</text:p>
      <text:p text:style-name="P1"><text:span text:style-name="T1">Picacho de un monte</text:span> <text:span text:style-name="T3">s.</text:span> Ajeje.</text:p>
      <text:p text:style-name="P1"><text:span text:style-name="T1">Picador</text:span> <text:span text:style-name="T3">s.</text:span> Taipadaidi.</text:p>
      <text:p text:style-name="P1"><text:span text:style-name="T1">Picaflor</text:span> <text:span text:style-name="T3">s.</text:span> Bihwisi.</text:p>
      <text:p text:style-name="P1"><text:soft-page-break/><text:span text:style-name="T1">Picante</text:span> <text:span text:style-name="T3">adj.</text:span> Ihda.</text:p>
      <text:p text:style-name="P1"><text:span text:style-name="T1">Picar</text:span> <text:span text:style-name="T3">v.</text:span> Talladajaha.</text:p>
      <text:p text:style-name="P1"><text:span text:style-name="T1">Picar huesos con hacha</text:span> <text:span text:style-name="T3">v.</text:span> Chatajaha.</text:p>
      <text:p text:style-name="P1"><text:span text:style-name="T1">Picar leña</text:span> <text:span text:style-name="T3">v.</text:span> Joigajaha (puhde).</text:p>
      <text:p text:style-name="P1"><text:span text:style-name="T1">Picar una cuerda</text:span> (como la de la</text:p>
      <text:p text:style-name="P1"><text:tab/>guitarra) <text:span text:style-name="T3">v.</text:span> Tañagajaha.</text:p>
      <text:p text:style-name="P1"><text:span text:style-name="T1">Picua</text:span> (pájaro) <text:span text:style-name="T3">s.</text:span> Chĩcuãh.</text:p>
      <text:p text:style-name="P1"><text:span text:style-name="T1">Picure</text:span> (animal roedor comestible)</text:p>
      <text:p text:style-name="P1"><text:tab/><text:span text:style-name="T3">s.</text:span> Uhwi.</text:p>
      <text:p text:style-name="P1"><text:span text:style-name="T1">Pichón</text:span> <text:span text:style-name="T3">s.</text:span> Fidi. <text:span text:style-name="T3">pl.</text:span> Fimo.</text:p>
      <text:p text:style-name="P1"><text:span text:style-name="T1">Pie</text:span> <text:span text:style-name="T3">s.</text:span> Jahba. <text:span text:style-name="T3">pl.</text:span> Jaha.</text:p>
      <text:p text:style-name="P1"><text:span text:style-name="T1">Piedra</text:span> <text:span text:style-name="T3">s.</text:span> Inaachu. <text:span text:style-name="T3">pl.</text:span> Ina.</text:p>
      <text:p text:style-name="P1"><text:span text:style-name="T1">Piedra grande y dura</text:span> <text:span text:style-name="T3">s.</text:span> Inacoho.</text:p>
      <text:p text:style-name="P1"><text:span text:style-name="T1">Piedras grandes</text:span> <text:span text:style-name="T3">s.</text:span> Inape.</text:p>
      <text:p text:style-name="P1"><text:span text:style-name="T1">Piedrecita</text:span> <text:span text:style-name="T3">s.</text:span> Inate.</text:p>
      <text:p text:style-name="P1"><text:span text:style-name="T1">Piedrecita redonda</text:span> <text:span text:style-name="T3">s.</text:span> Awalute inate.</text:p>
      <text:p text:style-name="P1"><text:span text:style-name="T1">Piel</text:span> <text:span text:style-name="T3">s.</text:span> Ĩxexe.</text:p>
      <text:p text:style-name="P1"><text:span text:style-name="T1">Pierna</text:span> <text:span text:style-name="T3">s.</text:span> Ũja.</text:p>
      <text:p text:style-name="P1"><text:span text:style-name="T1">Pilón, pila</text:span> <text:span text:style-name="T3">s.</text:span> Lopasa.</text:p>
      <text:p text:style-name="P1"><text:span text:style-name="T1">Pilar</text:span> <text:span text:style-name="T3">v.</text:span> Roagajaha.</text:p>
      <text:p text:style-name="P1"><text:span text:style-name="T1">Pinchar</text:span> <text:span text:style-name="T3">v.</text:span> Talladajaha.</text:p>
      <text:p text:style-name="P1"><text:span text:style-name="T1">Pincharse con una espina</text:span> <text:span text:style-name="T3">v.</text:span> Feajaha.</text:p>
      <text:p text:style-name="P1"><text:span text:style-name="T1">Pintar</text:span> <text:span text:style-name="T3">v.</text:span> Ĩduhdajaha.</text:p>
      <text:p text:style-name="P1"><text:span text:style-name="T1">Pintar untando</text:span> <text:span text:style-name="T3">v.</text:span> Ichadajaha.</text:p>
      <text:p text:style-name="P1"><text:span text:style-name="T1">Piñal</text:span> <text:span text:style-name="T3">s.</text:span> Janapu.</text:p>
      <text:p text:style-name="P1"><text:span text:style-name="T1">Piñas</text:span> <text:span text:style-name="T3">s.</text:span> Jana.</text:p>
      <text:p text:style-name="P1"/>
      <text:p text:style-name="P1">[Seite 81]</text:p>
      <text:p text:style-name="P1">[Spalte 2]</text:p>
      <text:p text:style-name="P1"/>
      <text:p text:style-name="P1">[BILD] Piedra</text:p>
      <text:p text:style-name="P1"><text:span text:style-name="T1">Piojo</text:span> <text:span text:style-name="T3">s.</text:span> Jũwõõ. <text:span text:style-name="T3">pl.</text:span> Jũwõ.</text:p>
      <text:p text:style-name="P1"><text:span text:style-name="T1">Piquiña, rasquiña</text:span> <text:span text:style-name="T3">s.</text:span> Ichi.</text:p>
      <text:p text:style-name="P1"><text:span text:style-name="T1">Pisar</text:span> <text:span text:style-name="T3">v.</text:span> Tabeajaha.</text:p>
      <text:p text:style-name="P1"><text:span text:style-name="T1">Pisotear</text:span> <text:span text:style-name="T3">v.</text:span> Tabahllajaha.</text:p>
      <text:p text:style-name="P1"><text:span text:style-name="T1">Pisoteo</text:span> <text:span text:style-name="T3">s.</text:span> Tabahllaha.</text:p>
      <text:p text:style-name="P1"><text:span text:style-name="T1">Pito</text:span> (insecto) <text:span text:style-name="T3">s.</text:span> Ooñu.</text:p>
      <text:p text:style-name="P1"><text:span text:style-name="T1">Plátano</text:span> <text:span text:style-name="T3">s.</text:span> Jicuetena paatuna,</text:p>
      <text:p text:style-name="P1"><text:tab/>paatuna.</text:p>
      <text:p text:style-name="P1"><text:span text:style-name="T1">Plátano rabogallo</text:span> <text:span text:style-name="T3">s.</text:span> Rabugai</text:p>
      <text:p text:style-name="P1"><text:span text:style-name="T1">Plátano resplandor</text:span> <text:span text:style-name="T3">s.</text:span> Wĩpo</text:p>
      <text:p text:style-name="P1"><text:tab/>paatuna.</text:p>
      <text:p text:style-name="P1"><text:span text:style-name="T1">Planchar</text:span> <text:span text:style-name="T3">v.</text:span> Walladajaha.</text:p>
      <text:p text:style-name="P1"><text:span text:style-name="T1">Planta cabrilla</text:span> (yuca brava) <text:span text:style-name="T3">s.</text:span></text:p>
      <text:p text:style-name="P1"><text:tab/>Ĩxuhlla seña õwa.</text:p>
      <text:p text:style-name="P1"><text:span text:style-name="T1">Planta de yuca brava</text:span> <text:span text:style-name="T3">s.</text:span> Seña õwã.</text:p>
      <text:p text:style-name="P1"><text:span text:style-name="T1">Platanote</text:span> (árbol) <text:span text:style-name="T3">s.</text:span> Ohdalhli.</text:p>
      <text:p text:style-name="P1"><text:span text:style-name="T1">Platos</text:span> <text:span text:style-name="T3">s.</text:span> Tetape.</text:p>
      <text:p text:style-name="P1"><text:span text:style-name="T1">Pluma</text:span> <text:span text:style-name="T3">s.</text:span> Juwoo. <text:span text:style-name="T3">pl.</text:span> Juwo.</text:p>
      <text:p text:style-name="P1"><text:span text:style-name="T1">Poco, poquito</text:span> <text:span text:style-name="T3">adj.</text:span> Ichaje, isaje.</text:p>
      <text:p text:style-name="P1"><text:span text:style-name="T1">Poder</text:span> <text:span text:style-name="T3">v.</text:span> Bae.</text:p>
      <text:p text:style-name="P1"><text:span text:style-name="T1">Podrido</text:span> <text:span text:style-name="T3">adj.</text:span> Bihlãchẽ (ĩxa).</text:p>
      <text:p text:style-name="P1"><text:soft-page-break/><text:span text:style-name="T1">Polillas de madera</text:span> <text:span text:style-name="T3">s.</text:span> Comosuhdu.</text:p>
      <text:p text:style-name="P1"><text:span text:style-name="T1">Polvo</text:span> <text:span text:style-name="T3">s.</text:span> Isejõ.</text:p>
      <text:p text:style-name="P1"><text:span text:style-name="T1">Polvorizar</text:span> <text:span text:style-name="T3">v.</text:span> Jõĩtajaha.</text:p>
      <text:p text:style-name="P1"><text:span text:style-name="T1">Pollo</text:span> <text:span text:style-name="T3">s.</text:span> Acala fidi.</text:p>
      <text:p text:style-name="P1"><text:span text:style-name="T1">Pollos</text:span> <text:span text:style-name="T3">s.</text:span> Acala fimo.</text:p>
      <text:p text:style-name="P1"><text:span text:style-name="T1">Poner</text:span> <text:span text:style-name="T3">v.</text:span> Panajaha.</text:p>
      <text:p text:style-name="P1"><text:span text:style-name="T1">Poner algo atravesado</text:span> <text:span text:style-name="T3">v.</text:span> Atahdajaha.</text:p>
      <text:p text:style-name="P2">Poner comida entre dos pedazos de</text:p>
      <text:p text:style-name="P1"><text:tab/><text:span text:style-name="T1">casabe</text:span> <text:span text:style-name="T3">v.</text:span> Boehajaha.</text:p>
      <text:p text:style-name="P1"><text:span text:style-name="T1">Poner una cosa sobre otra</text:span> <text:span text:style-name="T3">v.</text:span></text:p>
      <text:p text:style-name="P1"><text:tab/>Junajaha.</text:p>
      <text:p text:style-name="P1"><text:span text:style-name="T1">Poner uno su vida en orden</text:span> <text:span text:style-name="T3">v.</text:span></text:p>
      <text:p text:style-name="P1"><text:tab/>Beehdahgahmajaha.</text:p>
      <text:p text:style-name="P1"><text:span text:style-name="T1">Ponerse de pie</text:span> <text:span text:style-name="T3">v.</text:span> <text:span text:style-name="T1">1.</text:span> Ñiehbãjãha.</text:p>
      <text:p text:style-name="P1"><text:tab/><text:span text:style-name="T1">2.</text:span> Tehgahmajaha.</text:p>
      <text:p text:style-name="P1"><text:span text:style-name="T1">Poquito a poco</text:span> <text:span text:style-name="T3">adj.</text:span> Ñehẽ daxana.</text:p>
      <text:p text:style-name="P1"/>
      <text:p text:style-name="P1">[Seite 82]</text:p>
      <text:p text:style-name="P1">[Spalte 1]</text:p>
      <text:p text:style-name="P1"/>
      <text:p text:style-name="P1"><text:span text:style-name="T1">Por el camino</text:span> <text:span text:style-name="T3">adv.</text:span> Maanana.</text:p>
      <text:p text:style-name="P1"><text:span text:style-name="T1">Por la mañana</text:span> <text:span text:style-name="T3">adv.</text:span> Llehne.</text:p>
      <text:p text:style-name="P1"><text:span text:style-name="T1">Por un lado</text:span> <text:span text:style-name="T3">adv.</text:span> Beena.</text:p>
      <text:p text:style-name="P1"><text:span text:style-name="T1">Pordiosero</text:span> <text:span text:style-name="T3">s.</text:span> Aipahegaidi.</text:p>
      <text:p text:style-name="P1"><text:span text:style-name="T1">Porque</text:span> <text:span text:style-name="T3">prep.</text:span> Omehnataha.</text:p>
      <text:p text:style-name="P1"><text:span text:style-name="T1">Portero</text:span> <text:span text:style-name="T3">s.</text:span> Cãĩpadaidi.</text:p>
      <text:p text:style-name="P1"><text:span text:style-name="T1">Poseer</text:span> <text:span text:style-name="T3">v.</text:span> Junagajaha.</text:p>
      <text:p text:style-name="P1"><text:span text:style-name="T1">Precavido</text:span> <text:span text:style-name="T3">adj.</text:span> Bepehgue.</text:p>
      <text:p text:style-name="P1"><text:span text:style-name="T1">Preguntar</text:span> <text:span text:style-name="T3">v.</text:span> Ĩhgajaha.</text:p>
      <text:p text:style-name="P1"><text:span text:style-name="T1">Prendida</text:span> <text:span text:style-name="T3">adj.</text:span> Challa.</text:p>
      <text:p text:style-name="P1"><text:span text:style-name="T1">Preñez</text:span> <text:span text:style-name="T3">s.</text:span> Ficuaha.</text:p>
      <text:p text:style-name="P1"><text:span text:style-name="T1">Prestar</text:span> <text:span text:style-name="T3">v.</text:span> Omadaxahdajaha.</text:p>
      <text:p text:style-name="P1"><text:span text:style-name="T1">Prima, primo</text:span> <text:span text:style-name="T3">s.</text:span> Ĩãhde, jĩãhde.</text:p>
      <text:p text:style-name="P1"><text:span text:style-name="T1">Primavera</text:span> <text:span text:style-name="T3">s.</text:span> Guwamena.</text:p>
      <text:p text:style-name="P1"><text:span text:style-name="T1">Primeramente</text:span> <text:span text:style-name="T3">adv.</text:span> Achuhe.</text:p>
      <text:p text:style-name="P1"><text:span text:style-name="T1">Probar</text:span> <text:span text:style-name="T3">v.</text:span> Jõhdajaha.</text:p>
      <text:p text:style-name="P1"><text:span text:style-name="T1">Profundizar</text:span> <text:span text:style-name="T3">v.</text:span> Tahwejaha.</text:p>
      <text:p text:style-name="P1"><text:span text:style-name="T1">Prolongar</text:span> <text:span text:style-name="T3">v.</text:span> Põẽhjaha.</text:p>
      <text:p text:style-name="P1"/>
      <text:p text:style-name="P1">[Seite 82]</text:p>
      <text:p text:style-name="P1">[Spalte 2]</text:p>
      <text:p text:style-name="P1"/>
      <text:p text:style-name="P1"><text:span text:style-name="T1">Provisiones</text:span> <text:span text:style-name="T3">s.</text:span> Eema.</text:p>
      <text:p text:style-name="P1"><text:span text:style-name="T1">Púa de raya, avispa u otro lnsecto</text:span> <text:span text:style-name="T3">s.</text:span></text:p>
      <text:p text:style-name="P1"><text:tab/>Ichachuje.</text:p>
      <text:p text:style-name="P1"><text:span text:style-name="T1">Pudrirse</text:span> <text:span text:style-name="T3">v.</text:span> Obehjaha.</text:p>
      <text:p text:style-name="P1"><text:span text:style-name="T1">Pudrirse</text:span> (frutas, hojas) <text:span text:style-name="T3">v.</text:span> Fahajaha.</text:p>
      <text:p text:style-name="P1"><text:span text:style-name="T1">Puente</text:span> <text:span text:style-name="T3">s.</text:span> Poho.</text:p>
      <text:p text:style-name="P1"><text:span text:style-name="T1">Puerco espín</text:span> <text:span text:style-name="T3">s.</text:span> Llawa.</text:p>
      <text:p text:style-name="P1"><text:span text:style-name="T1">Puerta</text:span> <text:span text:style-name="T3">s.</text:span> Ahxua. <text:span text:style-name="T3">pl.</text:span> Ahxuajaha.</text:p>
      <text:p text:style-name="P1"><text:span text:style-name="T1">Pues</text:span> <text:span text:style-name="T3">conj.</text:span> Bahixa.</text:p>
      <text:p text:style-name="P1"><text:span text:style-name="T1">Puesta del sol</text:span> <text:span text:style-name="T3">s.</text:span> Joxote jiagajaha.</text:p>
      <text:p text:style-name="P1"><text:soft-page-break/><text:span text:style-name="T1">Pulgas</text:span> <text:span text:style-name="T3">s.</text:span> Jahñu.</text:p>
      <text:p text:style-name="P1"><text:span text:style-name="T1">Pulir</text:span> (tinajas) <text:span text:style-name="T3">v.</text:span> Sisitajaha.</text:p>
      <text:p text:style-name="P1"><text:span text:style-name="T1">Pulverizar</text:span> <text:span text:style-name="T3">v.</text:span> Isegãdi.</text:p>
      <text:p text:style-name="P1"><text:span text:style-name="T1">Puntita</text:span> <text:span text:style-name="T3">s.</text:span> Ajejete.</text:p>
      <text:p text:style-name="P1"><text:span text:style-name="T1">Puñaladas</text:span> <text:span text:style-name="T3">s.</text:span> Buhllajaha.</text:p>
      <text:p text:style-name="P1"><text:span text:style-name="T1">Puñetazo</text:span> <text:span text:style-name="T3">s.</text:span> Roadajaha.</text:p>
      <text:p text:style-name="P1"><text:span text:style-name="T1">Pus</text:span> <text:span text:style-name="T3">s.</text:span> Itehllu, itihu.</text:p>
      <text:p text:style-name="P1"/>
      <text:p text:style-name="P1">[Seite 82]</text:p>
      <text:p text:style-name="P1">[Spalte 1]</text:p>
      <text:p text:style-name="P1"/>
      <text:p text:style-name="P2">Q, q</text:p>
      <text:p text:style-name="P1"/>
      <text:p text:style-name="P1"><text:span text:style-name="T1">Qué</text:span> <text:span text:style-name="T3">adj.</text:span> Ãda.</text:p>
      <text:p text:style-name="P1"><text:span text:style-name="T1">Qué tal</text:span> (saludo) Baiga.</text:p>
      <text:p text:style-name="P1"><text:span text:style-name="T1">Que no está espeso</text:span> <text:span text:style-name="T3">s.</text:span> Llea.</text:p>
      <text:p text:style-name="P1"><text:span text:style-name="T1">Que no falta nunca</text:span> <text:span text:style-name="T3">s.</text:span> Ñahguedi.</text:p>
      <text:p text:style-name="P1"><text:span text:style-name="T1">Que se tambalea</text:span> <text:span text:style-name="T3">s.</text:span> Baitea.</text:p>
      <text:p text:style-name="P1"><text:span text:style-name="T1">Quebrado</text:span> <text:span text:style-name="T3">adj.</text:span> Quiqueha.</text:p>
      <text:p text:style-name="P1"><text:span text:style-name="T1">Quebradura</text:span> <text:span text:style-name="T3">s.</text:span> Quiquehme.</text:p>
      <text:p text:style-name="P1"><text:span text:style-name="T1">Quebrar</text:span> <text:span text:style-name="T3">v.</text:span> Quiajaha.</text:p>
      <text:p text:style-name="P1"><text:span text:style-name="T1">Quebrarse</text:span> <text:span text:style-name="T3">v.</text:span> Quiquihjaha.</text:p>
      <text:p text:style-name="P1"><text:span text:style-name="T1">Quedarse admirado</text:span> <text:span text:style-name="T3">v.</text:span></text:p>
      <text:p text:style-name="P1"><text:tab/>Ĩtahguihajaha.</text:p>
      <text:p text:style-name="P1"><text:span text:style-name="T1">Quedarse dormido</text:span> <text:span text:style-name="T3">v.</text:span> Ahdihajaha.</text:p>
      <text:p text:style-name="P1"><text:span text:style-name="T1">Quedarse en pie</text:span> <text:span text:style-name="T3">v.</text:span> Tehgajaha.</text:p>
      <text:p text:style-name="P1"><text:span text:style-name="T1">Quedarse enterrado</text:span> <text:span text:style-name="T3">v.</text:span></text:p>
      <text:p text:style-name="P1"><text:tab/>Õjãguihajaha.</text:p>
      <text:p text:style-name="P1"/>
      <text:p text:style-name="P1">[Seite 82]</text:p>
      <text:p text:style-name="P1">[Spalte 2]</text:p>
      <text:p text:style-name="P1"/>
      <text:p text:style-name="P1"><text:span text:style-name="T1">Quedarse parado</text:span> <text:span text:style-name="T3">v.</text:span> Tehguihajaha.</text:p>
      <text:p text:style-name="P1"><text:span text:style-name="T1">Quedarse paralizado</text:span> <text:span text:style-name="T3">v.</text:span> Aximajaha.</text:p>
      <text:p text:style-name="P1"><text:span text:style-name="T1">Quedarse quieto en el instante</text:span> <text:span text:style-name="T3">v.</text:span></text:p>
      <text:p text:style-name="P1"><text:tab/>Buleamihadijaha.</text:p>
      <text:p text:style-name="P1"><text:span text:style-name="T1">Quemado</text:span> <text:span text:style-name="T3">adj.</text:span> Ihlla.</text:p>
      <text:p text:style-name="P1"><text:span text:style-name="T1">Quemadura</text:span> <text:span text:style-name="T3">s.</text:span> <text:span text:style-name="T1">1.</text:span> Ihllahe. <text:span text:style-name="T1">2.</text:span> Jumexẽ.</text:p>
      <text:p text:style-name="P1"><text:span text:style-name="T1">Quemar</text:span> <text:span text:style-name="T3">v.</text:span> Juwajaha.</text:p>
      <text:p text:style-name="P1"><text:span text:style-name="T1">Quemarse</text:span> <text:span text:style-name="T3">v.</text:span> Ihllajaha.</text:p>
      <text:p text:style-name="P1"><text:span text:style-name="T1">Quemarse muy bien</text:span> <text:span text:style-name="T3">v.</text:span> Iñagajaha.</text:p>
      <text:p text:style-name="P1"><text:span text:style-name="T1">Querer</text:span> <text:span text:style-name="T3">v.</text:span> Õwãjaha.</text:p>
      <text:p text:style-name="P1"><text:span text:style-name="T1">Querer a una persona</text:span> <text:span text:style-name="T3">v.</text:span> Õwãjahri.</text:p>
      <text:p text:style-name="P1"><text:span text:style-name="T1">Quién</text:span> <text:span text:style-name="T3">pron.</text:span> Ãdijã.</text:p>
      <text:p text:style-name="P1"><text:span text:style-name="T1">Quiénes</text:span> <text:span text:style-name="T3">pron.</text:span> Ãtujã, Ãtu.</text:p>
      <text:p text:style-name="P1"><text:span text:style-name="T1">Quitarle algo a alguien</text:span> <text:span text:style-name="T3">v.</text:span> Deajaha.</text:p>
      <text:p text:style-name="P1"/>
      <text:p text:style-name="P1">[Seite 82]</text:p>
      <text:p text:style-name="P1">[Spalte 1]</text:p>
      <text:p text:style-name="P1"/>
      <text:p text:style-name="P2">R, r</text:p>
      <text:p text:style-name="P1"/>
      <text:p text:style-name="P1"><text:soft-page-break/><text:span text:style-name="T1">Rabo</text:span> <text:span text:style-name="T3">s.</text:span> Ihnehe.</text:p>
      <text:p text:style-name="P1"><text:span text:style-name="T1">Rabopelado</text:span> <text:span text:style-name="T3">s.</text:span> Chica.</text:p>
      <text:p text:style-name="P1"><text:span text:style-name="T1">Racimo de plátano</text:span> <text:span text:style-name="T3">s.</text:span> Paatunache.</text:p>
      <text:p text:style-name="P1"><text:span text:style-name="T1">Raíces cargadas</text:span> (de papa, yuca,</text:p>
      <text:p text:style-name="P1"><text:tab/>etc.) <text:span text:style-name="T3">s.</text:span> Illellahga.</text:p>
      <text:p text:style-name="P1"><text:span text:style-name="T1">Raíz</text:span> <text:span text:style-name="T3">s.</text:span> Illellaixu. <text:span text:style-name="T3">pl.</text:span> Illella.</text:p>
      <text:p text:style-name="P1"/>
      <text:p text:style-name="P1">[Seite 82]</text:p>
      <text:p text:style-name="P1">[Spalte 2]</text:p>
      <text:p text:style-name="P1"/>
      <text:p text:style-name="P1"><text:span text:style-name="T1">Rajado</text:span> <text:span text:style-name="T3">adj.</text:span> Boahga, booma. <text:span text:style-name="T3">pl.</text:span></text:p>
      <text:p text:style-name="P1"><text:tab/>Bolliga.</text:p>
      <text:p text:style-name="P1"><text:span text:style-name="T1">Rajar</text:span> <text:span text:style-name="T3">v.</text:span> Boagajaha.</text:p>
      <text:p text:style-name="P1"><text:span text:style-name="T1">Rajar leña</text:span> <text:span text:style-name="T3">v.</text:span> Chatajaha.</text:p>
      <text:p text:style-name="P1"><text:span text:style-name="T1">Rallar yuca</text:span> <text:span text:style-name="T3">v.</text:span> Wallahgajaha.</text:p>
      <text:p text:style-name="P1"><text:span text:style-name="T1">Rama</text:span> <text:span text:style-name="T3">s.</text:span> Anojahñojo. <text:span text:style-name="T3">pl.</text:span> Anojahña.</text:p>
      <text:p text:style-name="P1"/>
      <text:p text:style-name="P1">[Seite 83]</text:p>
      <text:p text:style-name="P1">[Spalte 1]</text:p>
      <text:p text:style-name="P1"/>
      <text:p text:style-name="P1"><text:span text:style-name="T1">Ramera</text:span> <text:span text:style-name="T3">s.</text:span> Jĩãnego.</text:p>
      <text:p text:style-name="P1"><text:span text:style-name="T1">Ranchería</text:span> <text:span text:style-name="T3">s.</text:span> Ojasa, ofasa.</text:p>
      <text:p text:style-name="P1"><text:span text:style-name="T1">Rascar</text:span> <text:span text:style-name="T3">v.</text:span> Tõãhñajaha.</text:p>
      <text:p text:style-name="P1"><text:span text:style-name="T1">Rascarse</text:span> <text:span text:style-name="T3">v.</text:span> Tõãĩhgajaha.</text:p>
      <text:p text:style-name="P1"><text:span text:style-name="T1">Rasquiña</text:span> <text:span text:style-name="T3">s.</text:span> Ichi.</text:p>
      <text:p text:style-name="P1"><text:span text:style-name="T1">Rastrojo</text:span> <text:span text:style-name="T3">s.</text:span> Sudohe.</text:p>
      <text:p text:style-name="P1"><text:span text:style-name="T1">Ratón, ratones</text:span> <text:span text:style-name="T3">s.</text:span> Ĩgwe.</text:p>
      <text:p text:style-name="P1"><text:span text:style-name="T1">Rata</text:span> <text:span text:style-name="T3">s.</text:span> Gõhgota.</text:p>
      <text:p text:style-name="P1"><text:span text:style-name="T1">Raya</text:span> (pez) <text:span text:style-name="T3">s.</text:span> Dechowa.</text:p>
      <text:p text:style-name="P1"><text:span text:style-name="T1">Rayar, hacer rayas</text:span> <text:span text:style-name="T3">v.</text:span> Siajaha.</text:p>
      <text:p text:style-name="P1"><text:span text:style-name="T1">Rebelarse contra</text:span> <text:span text:style-name="T3">v.</text:span> Wiñahna</text:p>
      <text:p text:style-name="P1"><text:tab/>omeñahjaha.</text:p>
      <text:p text:style-name="P1"><text:span text:style-name="T1">Recalentada</text:span> (la comida) <text:span text:style-name="T3">adj.</text:span></text:p>
      <text:p text:style-name="P1"><text:tab/>Aixihdahga.</text:p>
      <text:p text:style-name="P1"><text:span text:style-name="T1">Recalentar</text:span> <text:span text:style-name="T3">v.</text:span> Juluaxahdajaha.</text:p>
      <text:p text:style-name="P1"><text:span text:style-name="T1">Recalentar</text:span> (la comida) <text:span text:style-name="T3">v.</text:span></text:p>
      <text:p text:style-name="P1"><text:tab/>Aixihdajaha.</text:p>
      <text:p text:style-name="P1"><text:span text:style-name="T1">Recibir a alguien</text:span> <text:span text:style-name="T3">v.</text:span> Eetajahri.</text:p>
      <text:p text:style-name="P1"><text:span text:style-name="T1">Reciente</text:span> <text:span text:style-name="T3">adj.</text:span> Achihga.</text:p>
      <text:p text:style-name="P2">Recobrar el movimiento después</text:p>
      <text:p text:style-name="P1"><text:tab/><text:span text:style-name="T1">del desmayo</text:span> <text:span text:style-name="T3">v.</text:span> Buleemihajaha.</text:p>
      <text:p text:style-name="P1"><text:span text:style-name="T1">Recobrar la salud, la fuerza</text:span> <text:span text:style-name="T3">v.</text:span> Ĩdii</text:p>
      <text:p text:style-name="P1"><text:tab/>noãdajaha.</text:p>
      <text:p text:style-name="P1"><text:span text:style-name="T1">Recoger algo y guardarlo</text:span> <text:span text:style-name="T3">v.</text:span></text:p>
      <text:p text:style-name="P1"><text:tab/>Beehgajaha.</text:p>
      <text:p text:style-name="P1"><text:span text:style-name="T1">Recoger</text:span> <text:span text:style-name="T3">v.</text:span> Ñehdedajaha.</text:p>
      <text:p text:style-name="P1"><text:span text:style-name="T1">Recostado en el suelo</text:span> <text:span text:style-name="T3">adj.</text:span> Rea.</text:p>
      <text:p text:style-name="P1"><text:span text:style-name="T1">Redondo</text:span> <text:span text:style-name="T3">adj.</text:span> Obiteãha.</text:p>
      <text:p text:style-name="P1"><text:span text:style-name="T1">Redondo y pequeño</text:span> <text:span text:style-name="T3">adj.</text:span> Obiteate.</text:p>
      <text:p text:style-name="P1"><text:span text:style-name="T1">Reducir a menos</text:span> <text:span text:style-name="T3">v.</text:span> Sõcuihdajaha.</text:p>
      <text:p text:style-name="P1"><text:span text:style-name="T1">Regañar</text:span> <text:span text:style-name="T3">v.</text:span> Ñajajaha.</text:p>
      <text:p text:style-name="P1"><text:span text:style-name="T1">Regar</text:span> <text:span text:style-name="T3">v.</text:span> Cãjãdajaha.</text:p>
      <text:p text:style-name="P1"><text:soft-page-break/><text:span text:style-name="T1">Regarse</text:span> <text:span text:style-name="T3">v.</text:span> Cãhmajaha.</text:p>
      <text:p text:style-name="P1"><text:span text:style-name="T1">Regresar</text:span> <text:span text:style-name="T3">v.</text:span> Ballamajaha.</text:p>
      <text:p text:style-name="P2">Regresar inmediatamente al lugar</text:p>
      <text:p text:style-name="P1"><text:tab/><text:span text:style-name="T1">de donde se vino</text:span> <text:span text:style-name="T3">v.</text:span> Jõõdehajaha.</text:p>
      <text:p text:style-name="P1"><text:span text:style-name="T1">Relámpago</text:span> <text:span text:style-name="T3">s.</text:span> Leliga.</text:p>
      <text:p text:style-name="P1"><text:span text:style-name="T1">Relato</text:span> <text:span text:style-name="T3">s.</text:span> Teahgaha.</text:p>
      <text:p text:style-name="P1"><text:span text:style-name="T1">Remedio</text:span> <text:span text:style-name="T3">s.</text:span> Nugohxo.</text:p>
      <text:p text:style-name="P1"><text:span text:style-name="T1">Remolino del pelo de la cabeza</text:span> <text:span text:style-name="T3">s.</text:span></text:p>
      <text:p text:style-name="P1"/>
      <text:p text:style-name="P1">[Seite 83]</text:p>
      <text:p text:style-name="P1">[Spalte 2]</text:p>
      <text:p text:style-name="P1"/>
      <text:p text:style-name="P1"><text:tab/>Illupoja.</text:p>
      <text:p text:style-name="P1"><text:span text:style-name="T1">Renco</text:span> <text:span text:style-name="T3">adj.</text:span> Sẽhgo.</text:p>
      <text:p text:style-name="P1"><text:span text:style-name="T1">Reo</text:span> <text:span text:style-name="T3">s.</text:span> Sudodi.</text:p>
      <text:p text:style-name="P1"><text:span text:style-name="T1">Repartir</text:span> <text:span text:style-name="T3">v.</text:span> Wahllahgahdajaha.</text:p>
      <text:p text:style-name="P1"><text:span text:style-name="T1">Resfriarse</text:span> <text:span text:style-name="T3">v.</text:span> Ẽgogajaha.</text:p>
      <text:p text:style-name="P1"><text:span text:style-name="T1">Retirarse</text:span> <text:span text:style-name="T3">v.</text:span> Behmajaha.</text:p>
      <text:p text:style-name="P1"><text:span text:style-name="T1">Reventar</text:span> <text:span text:style-name="T3">v.</text:span> Chẽhãjaha.</text:p>
      <text:p text:style-name="P2">Reventar o arrancar algo de uno</text:p>
      <text:p text:style-name="P1"><text:tab/><text:span text:style-name="T1">mismo </text:span><text:span text:style-name="T3">v.</text:span> Buwahgajaha.</text:p>
      <text:p text:style-name="P1"><text:span text:style-name="T1">Reventar una cabuya</text:span> <text:span text:style-name="T3">v.</text:span> Busajaha.</text:p>
      <text:p text:style-name="P1"><text:span text:style-name="T1">Reventarse</text:span> <text:span text:style-name="T3">v.</text:span> Bubehajaha.</text:p>
      <text:p text:style-name="P1"><text:span text:style-name="T1">Reventazón</text:span> <text:span text:style-name="T3">s.</text:span> Bubeha.</text:p>
      <text:p text:style-name="P1"><text:span text:style-name="T1">Rey zamuro</text:span> <text:span text:style-name="T3">s.</text:span> Sĩjĩlla jãse.</text:p>
      <text:p text:style-name="P1"><text:span text:style-name="T1">Rezado, soplado</text:span> (brujería) <text:span text:style-name="T3">adj.</text:span></text:p>
      <text:p text:style-name="P1"><text:tab/>Jujuhga.</text:p>
      <text:p text:style-name="P1"><text:span text:style-name="T1">Rezar, soplar</text:span> (brujería) <text:span text:style-name="T3">v.</text:span> Jujuwajaha.</text:p>
      <text:p text:style-name="P1"><text:span text:style-name="T1">Riachuelo</text:span> <text:span text:style-name="T3">s.</text:span> Achieto.</text:p>
      <text:p text:style-name="P1"><text:span text:style-name="T1">Rincón de un monte</text:span> <text:span text:style-name="T3">s.</text:span> Ajeje.</text:p>
      <text:p text:style-name="P1"><text:span text:style-name="T1">Río</text:span> <text:span text:style-name="T3">s.</text:span> Oxe. <text:span text:style-name="T3">pl.</text:span> Oxehlluhe.</text:p>
      <text:p text:style-name="P1"><text:span text:style-name="T1">Río abajo</text:span> <text:span text:style-name="T3">adv.</text:span> Ahna, ahnaahda.</text:p>
      <text:p text:style-name="P1"><text:span text:style-name="T1">Rivalidad</text:span> <text:span text:style-name="T3">s.</text:span> Ahwe.</text:p>
      <text:p text:style-name="P1"><text:span text:style-name="T1">Robusto</text:span> <text:span text:style-name="T3">adj.</text:span> Dehga.</text:p>
      <text:p text:style-name="P1"><text:span text:style-name="T1">Rocío</text:span> <text:span text:style-name="T3">s.</text:span> Omipu.</text:p>
      <text:p text:style-name="P1"><text:span text:style-name="T1">Rocas grandes</text:span> <text:span text:style-name="T3">s.</text:span> Inacollu.</text:p>
      <text:p text:style-name="P1"><text:span text:style-name="T1">Rodear, ir alrededor</text:span> <text:span text:style-name="T3">s.</text:span></text:p>
      <text:p text:style-name="P1"><text:tab/>Bañadaxahdajaha.</text:p>
      <text:p text:style-name="P1"><text:span text:style-name="T1">Rodilla</text:span> <text:span text:style-name="T3">s.</text:span> Ñoxõho.</text:p>
      <text:p text:style-name="P1"><text:span text:style-name="T1">Rogar por uno mismo</text:span> <text:span text:style-name="T3">v.</text:span></text:p>
      <text:p text:style-name="P1"><text:tab/>Allaihgajaha.</text:p>
      <text:p text:style-name="P1"><text:span text:style-name="T1">Rollones</text:span> (hormigas) <text:span text:style-name="T3">s.</text:span> Guijoli.</text:p>
      <text:p text:style-name="P1"><text:span text:style-name="T1">Roncador</text:span> <text:span text:style-name="T3">s.</text:span> Gõhlohguehe.</text:p>
      <text:p text:style-name="P1"><text:span text:style-name="T1">Roncar</text:span> <text:span text:style-name="T3">v.</text:span> <text:span text:style-name="T1">1.</text:span> Gõhlojaha.</text:p>
      <text:p text:style-name="P1"><text:tab/><text:span text:style-name="T1">2.</text:span> Gõhlosegajaha.</text:p>
      <text:p text:style-name="P1"><text:span text:style-name="T1">Ronquido</text:span> <text:span text:style-name="T3">s.</text:span> Gõhlo.</text:p>
      <text:p text:style-name="P1"><text:span text:style-name="T1">Ropa</text:span> <text:span text:style-name="T3">s.</text:span> Muãha, muña.</text:p>
      <text:p text:style-name="P1"><text:span text:style-name="T1">Roto</text:span> <text:span text:style-name="T3">adj.</text:span> <text:span text:style-name="T1">1.</text:span> Chẽhã. <text:span text:style-name="T1">2.</text:span> Quiqueha.</text:p>
      <text:p text:style-name="P1"><text:span text:style-name="T1">Rozar con algo tropezando</text:span> <text:span text:style-name="T3">v.</text:span></text:p>
      <text:p text:style-name="P1"><text:tab/>Ajaguihajaha.</text:p>
      <text:p text:style-name="P1"><text:span text:style-name="T1">Ruego</text:span> <text:span text:style-name="T3">s.</text:span> Allaihgaha.</text:p>
      <text:p text:style-name="P1"><text:span text:style-name="T1">Rugir</text:span> <text:span text:style-name="T3">v.</text:span> Gõlojaha.</text:p>
      <text:p text:style-name="P1"><text:soft-page-break/></text:p>
      <text:p text:style-name="P1">[Seite 83]</text:p>
      <text:p text:style-name="P1">[Spalte 1]</text:p>
      <text:p text:style-name="P1"/>
      <text:p text:style-name="P2">S, s</text:p>
      <text:p text:style-name="P1"/>
      <text:p text:style-name="P1"><text:span text:style-name="T1">Sí</text:span> <text:span text:style-name="T3">adv.</text:span> Johji, ooho.</text:p>
      <text:p text:style-name="P1"><text:span text:style-name="T1">Sabana</text:span> <text:span text:style-name="T3">s.</text:span> Cããde.</text:p>
      <text:p text:style-name="P1"><text:span text:style-name="T1">Sacudir</text:span> <text:span text:style-name="T3">v.</text:span> Joagajaha.</text:p>
      <text:p text:style-name="P1"><text:span text:style-name="T1">Sacudirse</text:span> <text:span text:style-name="T3">v.</text:span> <text:span text:style-name="T1">1.</text:span> Beahgajaha.</text:p>
      <text:p text:style-name="P1"/>
      <text:p text:style-name="P1">[Seite 83]</text:p>
      <text:p text:style-name="P1">[Spalte 2]</text:p>
      <text:p text:style-name="P1"/>
      <text:p text:style-name="P1"><text:tab/><text:span text:style-name="T1">2.</text:span> Joahgajaha.</text:p>
      <text:p text:style-name="P1"><text:span text:style-name="T1">Sal</text:span> <text:span text:style-name="T3">s.</text:span> Llejo.</text:p>
      <text:p text:style-name="P1"><text:span text:style-name="T1">Saladillo</text:span> (árbol) <text:span text:style-name="T3">s.</text:span> Dopejo.</text:p>
      <text:p text:style-name="P1"><text:span text:style-name="T1">Salar</text:span> <text:span text:style-name="T3">v.</text:span> Õdehjaha.</text:p>
      <text:p text:style-name="P1"/>
      <text:p text:style-name="P1">[Seite 84]</text:p>
      <text:p text:style-name="P1">[Spalte 1]</text:p>
      <text:p text:style-name="P1"/>
      <text:p text:style-name="P1"><text:span text:style-name="T1">Salibo</text:span> (árbol) <text:span text:style-name="T3">s.</text:span> Simi.</text:p>
      <text:p text:style-name="P1"><text:span text:style-name="T1">Salirse</text:span> <text:span text:style-name="T3">v.</text:span> Guwehjaha.</text:p>
      <text:p text:style-name="P1"><text:span text:style-name="T1">Saliva</text:span> <text:span text:style-name="T3">s.</text:span> Atihllu.</text:p>
      <text:p text:style-name="P1"><text:span text:style-name="T1">Salmuera</text:span> <text:span text:style-name="T3">s.</text:span> Llejoito.</text:p>
      <text:p text:style-name="P1"><text:span text:style-name="T1">Saltón</text:span> (saltamontes) <text:span text:style-name="T3">s.</text:span> Camadalu.</text:p>
      <text:p text:style-name="P1"><text:span text:style-name="T1">Saltar</text:span> <text:span text:style-name="T3">v.</text:span> Llepiajaha, llopiajaha.</text:p>
      <text:p text:style-name="P1"><text:span text:style-name="T1">Saltar</text:span> (de alegría o de ira) <text:span text:style-name="T3">v.</text:span></text:p>
      <text:p text:style-name="P1"><text:tab/>Fãhleejaha.</text:p>
      <text:p text:style-name="P1"><text:span text:style-name="T1">Salto</text:span> <text:span text:style-name="T3">s.</text:span> Fãhlehgaha.</text:p>
      <text:p text:style-name="P1"><text:span text:style-name="T1">Saludar</text:span> <text:span text:style-name="T3">v.</text:span> Ahdabihajaha.</text:p>
      <text:p text:style-name="P1"><text:span text:style-name="T1">Saludo</text:span> <text:span text:style-name="T3">s.</text:span> Ahdabihgaha.</text:p>
      <text:p text:style-name="P1"><text:span text:style-name="T1">Sanar</text:span> <text:span text:style-name="T3">v.</text:span> Ballamaxahdajaha.</text:p>
      <text:p text:style-name="P1"><text:span text:style-name="T1">Sanarse</text:span> <text:span text:style-name="T3">v.</text:span> Ballamajaha.</text:p>
      <text:p text:style-name="P1"><text:span text:style-name="T1">Sangre</text:span> <text:span text:style-name="T3">s.</text:span> Cuaho, cuahu.</text:p>
      <text:p text:style-name="P1"><text:span text:style-name="T1">Sano</text:span> <text:span text:style-name="T3">adj.</text:span> Baibe.</text:p>
      <text:p text:style-name="P1"><text:span text:style-name="T1">Sapuara</text:span> (pez) <text:span text:style-name="T3">s.</text:span> Aca.</text:p>
      <text:p text:style-name="P1"><text:span text:style-name="T1">Sarna</text:span> <text:span text:style-name="T3">s.</text:span> Ichi.</text:p>
      <text:p text:style-name="P1"><text:span text:style-name="T1">Sarura, traga-venado</text:span> (culebra) <text:span text:style-name="T3">s.</text:span></text:p>
      <text:p text:style-name="P1"><text:tab/>Jepa dopa.</text:p>
      <text:p text:style-name="P1"><text:span text:style-name="T1">Savia del árbol</text:span> <text:span text:style-name="T3">s.</text:span> Nugu uwo.</text:p>
      <text:p text:style-name="P1"><text:span text:style-name="T1">Sebo</text:span> <text:span text:style-name="T3">s.</text:span> Õdechẽ.</text:p>
      <text:p text:style-name="P1"><text:span text:style-name="T1">Seca</text:span> <text:span text:style-name="T3">adj.</text:span> <text:span text:style-name="T1">1.</text:span> (inanim.) Illa.</text:p>
      <text:p text:style-name="P1"><text:tab/><text:span text:style-name="T1">2.</text:span> (anim.) Ipudi.</text:p>
      <text:p text:style-name="P1"><text:span text:style-name="T1">Secar</text:span> <text:span text:style-name="T3">v.</text:span> Iadajaha.</text:p>
      <text:p text:style-name="P1"><text:span text:style-name="T1">Secarse</text:span> <text:span text:style-name="T3">v.</text:span> <text:span text:style-name="T1">1.</text:span> Fahajaha. <text:span text:style-name="T1">2.</text:span> Iamajaha.</text:p>
      <text:p text:style-name="P1"><text:span text:style-name="T1">Seguir la huella de un animal</text:span> <text:span text:style-name="T3">v.</text:span></text:p>
      <text:p text:style-name="P1"><text:tab/>Bajibajaha.</text:p>
      <text:p text:style-name="P1"><text:span text:style-name="T1">Sembrar</text:span> (metiendo la punta de un</text:p>
      <text:p text:style-name="P1"><text:tab/>palo en la tierra) <text:span text:style-name="T3">v.</text:span> Llajajaha.</text:p>
      <text:p text:style-name="P1"><text:span text:style-name="T1">Semilla</text:span> <text:span text:style-name="T3">s.</text:span> <text:span text:style-name="T1">1.</text:span> Ahdete. <text:span text:style-name="T3">pl.</text:span> Ahde.</text:p>
      <text:p text:style-name="P1"><text:soft-page-break/><text:tab/><text:span text:style-name="T1">2.</text:span> Ipu. <text:span text:style-name="T3">pl.</text:span> Junaa ipu.</text:p>
      <text:p text:style-name="P1"><text:span text:style-name="T1">Seno</text:span> <text:span text:style-name="T3">s.</text:span> Lluhllu.</text:p>
      <text:p text:style-name="P1"><text:span text:style-name="T1">Sentado</text:span> <text:span text:style-name="T3">adj.</text:span> Ĩgue.</text:p>
      <text:p text:style-name="P1"><text:span text:style-name="T1">Sentarse</text:span> <text:span text:style-name="T3">v.</text:span> Ĩgajaha.</text:p>
      <text:p text:style-name="P1"><text:span text:style-name="T1">Sentir agujeta</text:span> <text:span text:style-name="T3">v.</text:span> Lloigajaha.</text:p>
      <text:p text:style-name="P1"><text:span text:style-name="T1">Sentirse sin ganas</text:span> <text:span text:style-name="T3">v.</text:span> Fajixẽ ĩxajaha.</text:p>
      <text:p text:style-name="P1"><text:span text:style-name="T1">Señalar llamando</text:span> <text:span text:style-name="T3">v.</text:span> Weadajaha.</text:p>
      <text:p text:style-name="P1"><text:span text:style-name="T1">Señalar o apuntar con el dedo</text:span> <text:span text:style-name="T3">v.</text:span></text:p>
      <text:p text:style-name="P1"><text:tab/>Llajadajaha.</text:p>
      <text:p text:style-name="P1"><text:span text:style-name="T1">Señor</text:span> <text:span text:style-name="T3">s.</text:span> Aixohdi.</text:p>
      <text:p text:style-name="P1"><text:span text:style-name="T1">Separarse</text:span> <text:span text:style-name="T3">v.</text:span> Fiehgajaha.</text:p>
      <text:p text:style-name="P1"><text:span text:style-name="T1">Separarse de algo</text:span> <text:span text:style-name="T3">v.</text:span></text:p>
      <text:p text:style-name="P1"><text:tab/>Wajadahgahmajaha.</text:p>
      <text:p text:style-name="P1"><text:span text:style-name="T1">Sepi</text:span> (pájaro) <text:span text:style-name="T3">s.</text:span> Sepi ñide.</text:p>
      <text:p text:style-name="P1"><text:span text:style-name="T1">Ser avaro</text:span> <text:span text:style-name="T3">v.</text:span> Jicabehjaha.</text:p>
      <text:p text:style-name="P1"><text:span text:style-name="T1">Ser bueno, bondadoso</text:span> <text:span text:style-name="T3">v.</text:span></text:p>
      <text:p text:style-name="P1"><text:tab/>Baĩxudiijaha.</text:p>
      <text:p text:style-name="P1"><text:span text:style-name="T1">Ser charlatán</text:span> <text:span text:style-name="T3">v.</text:span> Ajadajaha.</text:p>
      <text:p text:style-name="P1"><text:span text:style-name="T1">Ser de aspecto normal</text:span> (ni feo ni</text:p>
      <text:p text:style-name="P1"/>
      <text:p text:style-name="P1">[Seite 84]</text:p>
      <text:p text:style-name="P1">[Spalte 2]</text:p>
      <text:p text:style-name="P1"/>
      <text:p text:style-name="P1"><text:tab/>hermoso) <text:span text:style-name="T3">v.</text:span> Bãhbojaha.</text:p>
      <text:p text:style-name="P1"><text:span text:style-name="T1">Ser flaco, delgade</text:span> <text:span text:style-name="T3">v.</text:span> Bohdiijaha.</text:p>
      <text:p text:style-name="P1"><text:span text:style-name="T1">Serpiente de cascabel</text:span> <text:span text:style-name="T3">s.</text:span> Ĩhllacui.</text:p>
      <text:p text:style-name="P1"><text:span text:style-name="T1">Siembra</text:span> <text:span text:style-name="T3">s.</text:span> Junaa.</text:p>
      <text:p text:style-name="P1"><text:span text:style-name="T1">Siempre</text:span> <text:span text:style-name="T3">adv.</text:span> Tiñucudimaha.</text:p>
      <text:p text:style-name="P1"><text:span text:style-name="T1">Sin casabe</text:span> (sin pan) <text:span text:style-name="T3">adj.</text:span> Cõjã.</text:p>
      <text:p text:style-name="P1"><text:span text:style-name="T1">Sin contradicción</text:span> <text:span text:style-name="T3">adv.</text:span> Jowehna</text:p>
      <text:p text:style-name="P1"><text:tab/>eetiahgadi.</text:p>
      <text:p text:style-name="P1"><text:span text:style-name="T1">Sobaco, axila</text:span> <text:span text:style-name="T3">s.</text:span> Illehlla.</text:p>
      <text:p text:style-name="P1"><text:span text:style-name="T1">Sobre</text:span> <text:span text:style-name="T3">prep.</text:span> Muna.</text:p>
      <text:p text:style-name="P1"><text:span text:style-name="T1">Sobrina</text:span> <text:span text:style-name="T3">s.</text:span> Jixo.</text:p>
      <text:p text:style-name="P2">Soga hecha de la piel de un animal</text:p>
      <text:p text:style-name="P1"><text:tab/><text:span text:style-name="T3">s.</text:span> Rẽẽxe.</text:p>
      <text:p text:style-name="P1"><text:span text:style-name="T1">Solamente, puro</text:span> <text:span text:style-name="T3">adv.</text:span> Jehdi.</text:p>
      <text:p text:style-name="P1"><text:span text:style-name="T1">Solo</text:span> <text:span text:style-name="T3">adj.</text:span> Jota.</text:p>
      <text:p text:style-name="P1"><text:span text:style-name="T1">Solos</text:span> (anim.) <text:span text:style-name="T3">adj.</text:span> Jehdu.</text:p>
      <text:p text:style-name="P1"><text:span text:style-name="T1">Soltar algo amarrado</text:span> <text:span text:style-name="T3">v.</text:span></text:p>
      <text:p text:style-name="P1"><text:tab/>Sañagajaha.</text:p>
      <text:p text:style-name="P1"><text:span text:style-name="T1">Soltar de la mano</text:span> <text:span text:style-name="T3">v.</text:span> Fiehajaha.</text:p>
      <text:p text:style-name="P1"><text:span text:style-name="T1">Soltero</text:span> <text:span text:style-name="T3">adj.</text:span> Icudi.</text:p>
      <text:p text:style-name="P1"><text:span text:style-name="T1">Solterona</text:span> <text:span text:style-name="T3">s.</text:span> Icuxu.</text:p>
      <text:p text:style-name="P1"><text:span text:style-name="T1">Sollozar continuamente</text:span> <text:span text:style-name="T3">v.</text:span></text:p>
      <text:p text:style-name="P1"><text:tab/>Ãẽhajaha.</text:p>
      <text:p text:style-name="P1"><text:span text:style-name="T1">Sombra</text:span> <text:span text:style-name="T3">s.</text:span> Ohwaha.</text:p>
      <text:p text:style-name="P1"><text:span text:style-name="T1">Sombrero</text:span> <text:span text:style-name="T3">s.</text:span> Calloho. <text:span text:style-name="T3">pl.</text:span> Callua.</text:p>
      <text:p text:style-name="P1"><text:span text:style-name="T1">Sonar</text:span> (maracas) <text:span text:style-name="T3">v.</text:span> Quelajaha.</text:p>
      <text:p text:style-name="P1"><text:span text:style-name="T1">Sonriente</text:span> <text:span text:style-name="T3">adj.</text:span> Ũbahdehe.</text:p>
      <text:p text:style-name="P1"><text:span text:style-name="T1">Soñar</text:span> <text:span text:style-name="T3">v.</text:span> Sõdena ahajaha.</text:p>
      <text:p text:style-name="P1"><text:span text:style-name="T1">Soplar</text:span> <text:span text:style-name="T3">v.</text:span> Juwahllajaha, juwajaha.</text:p>
      <text:p text:style-name="P1"><text:soft-page-break/><text:span text:style-name="T1">Soplar</text:span> (parte de la ceremonia del</text:p>
      <text:p text:style-name="P1"><text:tab/>curandero) <text:span text:style-name="T3">v.</text:span> Jujuajaha.</text:p>
      <text:p text:style-name="P1"><text:span text:style-name="T1">Soportar</text:span> <text:span text:style-name="T3">v.</text:span> Axadajaha.</text:p>
      <text:p text:style-name="P2">Soportarse con las manos para</text:p>
      <text:p text:style-name="P1"><text:tab/><text:span text:style-name="T1">evitar la caída</text:span> <text:span text:style-name="T3">v.</text:span> Lliagaajaha.</text:p>
      <text:p text:style-name="P1"><text:span text:style-name="T1">Soso</text:span> (sin sabor) <text:span text:style-name="T3">adj.</text:span> Cawaha.</text:p>
      <text:p text:style-name="P1"><text:span text:style-name="T1">Su (de él)</text:span> <text:span text:style-name="T3">adj.</text:span> <text:span text:style-name="T1">1.</text:span> (cosa plana) Ahba.</text:p>
      <text:p text:style-name="P1"><text:tab/><text:span text:style-name="T1">2.</text:span> (algo pequeño y redondo) Ate.</text:p>
      <text:p text:style-name="P1"><text:tab/><text:span text:style-name="T1">3.</text:span> (una caña) Ãjã. <text:span text:style-name="T1">4.</text:span> (formas</text:p>
      <text:p text:style-name="P1"><text:tab/>semiesféricas) Axẽ. <text:span text:style-name="T1">5.</text:span> (algo como un</text:p>
      <text:p text:style-name="P1"><text:tab/>canalete) Ode. <text:span text:style-name="T1">6.</text:span> (fogón) Ofa.</text:p>
      <text:p text:style-name="P1"><text:span text:style-name="T1">Subir en clase social</text:span> <text:span text:style-name="T3">v.</text:span> Ñiehbãjãha.</text:p>
      <text:p text:style-name="P1"><text:span text:style-name="T1">Suceder</text:span> <text:span text:style-name="T3">v.</text:span> Llajamajaha.</text:p>
      <text:p text:style-name="P1"><text:span text:style-name="T1">Sucia</text:span> <text:span text:style-name="T3">adj.</text:span> Idigo.</text:p>
      <text:p text:style-name="P1"><text:span text:style-name="T1">Suciedad</text:span> <text:span text:style-name="T3">s.</text:span> Idi.</text:p>
      <text:p text:style-name="P1"><text:span text:style-name="T1">Sucio</text:span> <text:span text:style-name="T3">adj.</text:span> <text:span text:style-name="T1">1.</text:span> Llequihãjĩã. <text:span text:style-name="T1">2.</text:span> (inanim.)</text:p>
      <text:p text:style-name="P1"><text:tab/>Idiga. <text:span text:style-name="T1">3.</text:span> (anim.) Idigue.</text:p>
      <text:p text:style-name="P1"><text:span text:style-name="T1">Sucios</text:span> (especialmente utensilios de</text:p>
      <text:p text:style-name="P1"><text:tab/>cocina) <text:span text:style-name="T3">adj.</text:span> Boloa.</text:p>
      <text:p text:style-name="P1"><text:span text:style-name="T1">Sudar frecuentemente</text:span> <text:span text:style-name="T3">v.</text:span> Aixigajaha.</text:p>
      <text:p text:style-name="P1"/>
      <text:p text:style-name="P1">[Seite 85]</text:p>
      <text:p text:style-name="P1">[Spalte 1]</text:p>
      <text:p text:style-name="P1"/>
      <text:p text:style-name="P1"><text:span text:style-name="T1">Sudor</text:span> <text:span text:style-name="T3">s.</text:span> Aixi, aixito.</text:p>
      <text:p text:style-name="P1"><text:span text:style-name="T1">Suelo</text:span> <text:span text:style-name="T3">s.</text:span> Sẽxẽ.</text:p>
      <text:p text:style-name="P1"><text:span text:style-name="T1">Sueño</text:span> <text:span text:style-name="T3">s.</text:span> Pũdi.</text:p>
      <text:p text:style-name="P1"><text:span text:style-name="T1">Suicidarse</text:span> <text:span text:style-name="T3">v.</text:span> Ãjĩbaxahdahgahmajaha.</text:p>
      <text:p text:style-name="P1"><text:span text:style-name="T1">Supervisar</text:span> <text:span text:style-name="T3">v.</text:span> Buleaxahdajaha.</text:p>
      <text:p text:style-name="P1"><text:span text:style-name="T1">Supervisor</text:span> <text:span text:style-name="T3">s.</text:span> Bulebaxahdaidi.</text:p>
      <text:p text:style-name="P1"/>
      <text:p text:style-name="P1">[Seite 85]</text:p>
      <text:p text:style-name="P1">[Spalte 2]</text:p>
      <text:p text:style-name="P1"/>
      <text:p text:style-name="P1"><text:span text:style-name="T1">Surcos de tierra</text:span> <text:span text:style-name="T3">s.</text:span> Õjãhẽfã.</text:p>
      <text:p text:style-name="P1"><text:span text:style-name="T1">Susurrar</text:span> <text:span text:style-name="T3">v.</text:span> Jẽhgotajaha.</text:p>
      <text:p text:style-name="P1"><text:span text:style-name="T1">Susurro</text:span> <text:span text:style-name="T3">s.</text:span> Jẽhgo.</text:p>
      <text:p text:style-name="P1"><text:span text:style-name="T1">Suya</text:span> (de usted, su, tu: fem.) <text:span text:style-name="T3">adj.</text:span></text:p>
      <text:p text:style-name="P1"><text:tab/>Cuẽxu.</text:p>
      <text:p text:style-name="P1"/>
      <text:p text:style-name="P1">[Seite 85]</text:p>
      <text:p text:style-name="P1">[Spalte 1]</text:p>
      <text:p text:style-name="P1"/>
      <text:p text:style-name="P2">T, t</text:p>
      <text:p text:style-name="P1"/>
      <text:p text:style-name="P1"><text:span text:style-name="T1">Tabaco</text:span> <text:span text:style-name="T3">s.</text:span> Arre.</text:p>
      <text:p text:style-name="P1"><text:span text:style-name="T1">Tábano</text:span> <text:span text:style-name="T3">s.</text:span> Mapalã.</text:p>
      <text:p text:style-name="P1"><text:span text:style-name="T1">Tábano negro</text:span> <text:span text:style-name="T3">s.</text:span> Pano.</text:p>
      <text:p text:style-name="P1"><text:span text:style-name="T1">Tablita</text:span> (para doblar la orilla del</text:p>
      <text:p text:style-name="P1"><text:tab/>casabe) <text:span text:style-name="T3">s.</text:span> Beñuehe.</text:p>
      <text:p text:style-name="P1"><text:span text:style-name="T1">Talar</text:span> <text:span text:style-name="T3">v.</text:span> Llajehbaxahdajaha.</text:p>
      <text:p text:style-name="P1"><text:span text:style-name="T1">Talego</text:span> <text:span text:style-name="T3">s.</text:span> Tulahba, tulaje, tulate.</text:p>
      <text:p text:style-name="P1"><text:soft-page-break/><text:span text:style-name="T1">Tanto</text:span> <text:span text:style-name="T3">adj.</text:span> Ñahehga.</text:p>
      <text:p text:style-name="P1"><text:span text:style-name="T1">Tapa de una olla</text:span> <text:span text:style-name="T3">s.</text:span> Ajatahme.</text:p>
      <text:p text:style-name="P1"><text:span text:style-name="T1">Tapar</text:span> <text:span text:style-name="T3">v.</text:span> <text:span text:style-name="T1">1.</text:span> Fajajaha. <text:span text:style-name="T1">2.</text:span> Jarrajaha.</text:p>
      <text:p text:style-name="P1"><text:span text:style-name="T1"><text:tab/>3.</text:span> Muãjaha.</text:p>
      <text:p text:style-name="P1"><text:span text:style-name="T1">Taparo</text:span> (árbol) <text:span text:style-name="T3">s.</text:span> Llucuda.</text:p>
      <text:p text:style-name="P1"><text:span text:style-name="T1">Taparse</text:span> <text:span text:style-name="T3">v.</text:span> <text:span text:style-name="T1">1.</text:span> Fajahgajaha.</text:p>
      <text:p text:style-name="P1"><text:tab/><text:span text:style-name="T1">2.</text:span> Fajigajaha.</text:p>
      <text:p text:style-name="P1"><text:span text:style-name="T1">Tarascar</text:span> (tratar de morder) <text:span text:style-name="T3">v.</text:span></text:p>
      <text:p text:style-name="P1"><text:tab/>Cõãgajaha.</text:p>
      <text:p text:style-name="P1"><text:span text:style-name="T1">Tarde</text:span> <text:span text:style-name="T3">s.</text:span> Faina.</text:p>
      <text:p text:style-name="P1"><text:span text:style-name="T1">Tatacoa</text:span> (culebra) <text:span text:style-name="T3">s.</text:span> Fãjĩsa.</text:p>
      <text:p text:style-name="P1"><text:span text:style-name="T1">Tautaco</text:span> (pájaro) <text:span text:style-name="T3">s.</text:span> Tota.</text:p>
      <text:p text:style-name="P1"><text:span text:style-name="T1">Tavena</text:span> (ñame) <text:span text:style-name="T3">s.</text:span> Wacua.</text:p>
      <text:p text:style-name="P1"><text:span text:style-name="T1">Techar una casa</text:span> <text:span text:style-name="T3">v.</text:span> Sinajaha ito.</text:p>
      <text:p text:style-name="P1"><text:span text:style-name="T1">Tejer</text:span> <text:span text:style-name="T3">v.</text:span> Ñoajaha.</text:p>
      <text:p text:style-name="P1"><text:span text:style-name="T1">Temblador</text:span> (pez) <text:span text:style-name="T3">s.</text:span> Alina.</text:p>
      <text:p text:style-name="P1"><text:span text:style-name="T1">Temblar</text:span> (de frío) <text:span text:style-name="T3">v.</text:span> Nunuajaha.</text:p>
      <text:p text:style-name="P1"><text:span text:style-name="T1">Temblar de miedo o de frío</text:span> <text:span text:style-name="T3">v.</text:span></text:p>
      <text:p text:style-name="P1"><text:tab/>Nihniajaha.</text:p>
      <text:p text:style-name="P1"><text:span text:style-name="T1">Tender casabe</text:span> <text:span text:style-name="T3">v.</text:span> Ahehgajaha.</text:p>
      <text:p text:style-name="P1"><text:span text:style-name="T1">Tendones</text:span> <text:span text:style-name="T3">s.</text:span> Tahlla.</text:p>
      <text:p text:style-name="P1"><text:span text:style-name="T1">Tendonoso</text:span> <text:span text:style-name="T3">adj.</text:span> Tahilahgue.</text:p>
      <text:p text:style-name="P1"><text:span text:style-name="T1">Tener agriera</text:span> <text:span text:style-name="T3">v.</text:span> Õhsahgajaha.</text:p>
      <text:p text:style-name="P1"><text:span text:style-name="T1">Tener algo dentro de la boca</text:span> <text:span text:style-name="T3">v.</text:span></text:p>
      <text:p text:style-name="P1"><text:tab/>Ãhãhdajaha.</text:p>
      <text:p text:style-name="P1"><text:span text:style-name="T1">Tener arma en la mano</text:span> <text:span text:style-name="T3">v.</text:span></text:p>
      <text:p text:style-name="P1"><text:tab/>Axugajaha.</text:p>
      <text:p text:style-name="P1"><text:span text:style-name="T1">Tener asco</text:span> <text:span text:style-name="T3">v.</text:span> Liecagajaha.</text:p>
      <text:p text:style-name="P1"><text:span text:style-name="T1">Tener catarro</text:span> <text:span text:style-name="T3">v.</text:span> Ẽgogajaha.</text:p>
      <text:p text:style-name="P1"><text:span text:style-name="T1">Tener celos</text:span> <text:span text:style-name="T3">v.</text:span> Õpugajaha.</text:p>
      <text:p text:style-name="P1"><text:span text:style-name="T1">Tener compasión, lástima</text:span> <text:span text:style-name="T3">v.</text:span></text:p>
      <text:p text:style-name="P1"/>
      <text:p text:style-name="P1">[Seite 85]</text:p>
      <text:p text:style-name="P1">[Spalte 2]</text:p>
      <text:p text:style-name="P1"/>
      <text:p text:style-name="P1"><text:tab/>Ihdihgajaha.</text:p>
      <text:p text:style-name="P1"><text:span text:style-name="T1">Tener poco aliento, fuerza</text:span> <text:span text:style-name="T3">v.</text:span></text:p>
      <text:p text:style-name="P1"><text:tab/>Fajijaha.</text:p>
      <text:p text:style-name="P1"><text:span text:style-name="T1">Tener que bañarse</text:span> <text:span text:style-name="T3">v.</text:span> Ihbiahgajaha</text:p>
      <text:p text:style-name="P1"><text:tab/>ĩxijahri.</text:p>
      <text:p text:style-name="P1"><text:span text:style-name="T1">Tener reucor</text:span> <text:span text:style-name="T3">s.</text:span> Ñajẽhgajaha.</text:p>
      <text:p text:style-name="P1"><text:span text:style-name="T1">Tener suficiente</text:span> <text:span text:style-name="T3">v.</text:span> Ballajaha.</text:p>
      <text:p text:style-name="P1"><text:span text:style-name="T1">Tener tiempo</text:span> <text:span text:style-name="T3">v.</text:span> Fãjãdamajaha.</text:p>
      <text:p text:style-name="P1"><text:span text:style-name="T1">Tener un niño tras otro</text:span> <text:span text:style-name="T3">v.</text:span></text:p>
      <text:p text:style-name="P1"><text:tab/>Imetajaha.</text:p>
      <text:p text:style-name="P1"><text:span text:style-name="T1">Tener una querida, amante</text:span> <text:span text:style-name="T3">v.</text:span></text:p>
      <text:p text:style-name="P1"><text:tab/>Ĩãnegohajaha.</text:p>
      <text:p text:style-name="P1"><text:span text:style-name="T1">Tercio de casabe</text:span> (de 20 a 30 tortas</text:p>
      <text:p text:style-name="P1"><text:tab/>cada uno) <text:span text:style-name="T3">s.</text:span> Acasijuh. <text:span text:style-name="T3">pl.</text:span> Acasi.</text:p>
      <text:p text:style-name="P1"><text:span text:style-name="T1">Terecay sabanero</text:span> <text:span text:style-name="T3">s.</text:span> Illaxẽhgue sese.</text:p>
      <text:p text:style-name="P1"><text:span text:style-name="T1">Terecay, tortuga</text:span> <text:span text:style-name="T3">s.</text:span> Sese.</text:p>
      <text:p text:style-name="P1"><text:span text:style-name="T1">Terminar</text:span> <text:span text:style-name="T3">v.</text:span> Joohdajaha.</text:p>
      <text:p text:style-name="P1"><text:soft-page-break/><text:span text:style-name="T1">Terminar de hacer</text:span> <text:span text:style-name="T3">v.</text:span> Joehmajaha.</text:p>
      <text:p text:style-name="P1"><text:span text:style-name="T1">Tía</text:span> <text:span text:style-name="T3">s.</text:span> Jujoh.</text:p>
      <text:p text:style-name="P1"><text:span text:style-name="T1">Tiempo lluvioso</text:span> (invierno) <text:span text:style-name="T3">s.</text:span> Capona.</text:p>
      <text:p text:style-name="P1"><text:span text:style-name="T1">Tierra</text:span> <text:span text:style-name="T3">s.</text:span> Saji, sẽxẽ.</text:p>
      <text:p text:style-name="P1"><text:span text:style-name="T1">Tierra alta</text:span> <text:span text:style-name="T3">s.</text:span> Axode.</text:p>
      <text:p text:style-name="P1"><text:span text:style-name="T1">Tierra extranjera</text:span> <text:span text:style-name="T3">s.</text:span> Amana sẽxẽ.</text:p>
      <text:p text:style-name="P1"><text:span text:style-name="T1">Tierra firme</text:span> <text:span text:style-name="T3">s.</text:span> Axode.</text:p>
      <text:p text:style-name="P1"><text:span text:style-name="T1">Tierra pulverizada</text:span> <text:span text:style-name="T3">s.</text:span> Sajijõ.</text:p>
      <text:p text:style-name="P1"><text:span text:style-name="T1">Tigrillo gunavaro</text:span> <text:span text:style-name="T3">s.</text:span> Llaguite.</text:p>
      <text:p text:style-name="P1"><text:span text:style-name="T1">Tinaja</text:span> <text:span text:style-name="T3">s.</text:span> Canalihu. <text:span text:style-name="T3">pl.</text:span> Canali.</text:p>
      <text:p text:style-name="P1"><text:span text:style-name="T1">Tintura para pintarse la cara</text:span> <text:span text:style-name="T3">s.</text:span></text:p>
      <text:p text:style-name="P1"><text:tab/>Bule.</text:p>
      <text:p text:style-name="P1"><text:span text:style-name="T1">Tío</text:span> <text:span text:style-name="T3">s.</text:span> Jujahe.</text:p>
      <text:p text:style-name="P1"><text:span text:style-name="T1">Tíos</text:span> (en sentido de intimidad) <text:span text:style-name="T3">s.</text:span></text:p>
      <text:p text:style-name="P1"><text:tab/>Bahwabahdu.</text:p>
      <text:p text:style-name="P1"><text:span text:style-name="T1">Tirante o viga de una casa</text:span> <text:span text:style-name="T3">s.</text:span></text:p>
      <text:p text:style-name="P1"><text:tab/>Atesojo.</text:p>
      <text:p text:style-name="P1"><text:span text:style-name="T1">Tirantes de una casa</text:span> <text:span text:style-name="T3">s.</text:span> Atesa.</text:p>
      <text:p text:style-name="P1"><text:span text:style-name="T1">Tirar</text:span> <text:span text:style-name="T3">v.</text:span> <text:span text:style-name="T1">1.</text:span> Fiãdajaha. <text:span text:style-name="T1">2.</text:span> Ihajaha,</text:p>
      <text:p text:style-name="P1"><text:tab/>lliagajaha. <text:span text:style-name="T1">3.</text:span> Walladajaha.</text:p>
      <text:p text:style-name="P1"><text:span text:style-name="T1">Tirar repetidas veces</text:span> <text:span text:style-name="T3">v.</text:span> Fiañajaha.</text:p>
      <text:p text:style-name="P1"/>
      <text:p text:style-name="P1">[Seite 86]</text:p>
      <text:p text:style-name="P1">[Spalte 1]</text:p>
      <text:p text:style-name="P1"/>
      <text:p text:style-name="P1"><text:span text:style-name="T1">Tirarse de espaldas</text:span> <text:span text:style-name="T3">v.</text:span> Ballajaha.</text:p>
      <text:p text:style-name="P1"><text:span text:style-name="T1">Todo el día</text:span> <text:span text:style-name="T3">adv.</text:span> Tiñucudiã.</text:p>
      <text:p text:style-name="P1"><text:span text:style-name="T1">Todos los días</text:span> <text:span text:style-name="T3">adv.</text:span> Tiñucudimaha.</text:p>
      <text:p text:style-name="P1"><text:span text:style-name="T1">Tomar</text:span> <text:span text:style-name="T3">v.</text:span> Õguajaha.</text:p>
      <text:p text:style-name="P1"><text:span text:style-name="T1">Tomar, beber</text:span> (caldo) <text:span text:style-name="T3">v.</text:span> Luwagajaha.</text:p>
      <text:p text:style-name="P1"><text:span text:style-name="T1">Tonina</text:span> <text:span text:style-name="T3">s.</text:span> Fãpaha.</text:p>
      <text:p text:style-name="P1"><text:span text:style-name="T1">Tonto</text:span> <text:span text:style-name="T3">adj.</text:span> Sewehe.</text:p>
      <text:p text:style-name="P1"><text:span text:style-name="T1">Toparse</text:span> <text:span text:style-name="T3">v.</text:span> Bajahgajaha.</text:p>
      <text:p text:style-name="P1"><text:span text:style-name="T1">Topia de comejenes</text:span> <text:span text:style-name="T3">s.</text:span> Fãpoho. <text:span text:style-name="T3">pl.</text:span></text:p>
      <text:p text:style-name="P1"><text:tab/>Fãpallu.</text:p>
      <text:p text:style-name="P1"><text:span text:style-name="T1">Topocho, popocho</text:span> <text:span text:style-name="T3">s.</text:span> Topochohñu.</text:p>
      <text:p text:style-name="P1"><text:span text:style-name="T1">Torcer</text:span> <text:span text:style-name="T3">v.</text:span> Cãchahllajaha.</text:p>
      <text:p text:style-name="P1"><text:span text:style-name="T1">Torcerse</text:span> <text:span text:style-name="T3">v.</text:span> Cãchaihgajaha.</text:p>
      <text:p text:style-name="P1"><text:span text:style-name="T1">Torcido</text:span> <text:span text:style-name="T3">adj.</text:span> Cãchadahga.</text:p>
      <text:p text:style-name="P1"><text:span text:style-name="T1">Torpe</text:span> <text:span text:style-name="T3">adj.</text:span> Sewehe.</text:p>
      <text:p text:style-name="P1"><text:span text:style-name="T1">Tórtola</text:span> <text:span text:style-name="T3">s.</text:span> Jutucu.</text:p>
      <text:p text:style-name="P1"><text:span text:style-name="T1">Tortuga</text:span> <text:span text:style-name="T3">s.</text:span> Cuweje.</text:p>
      <text:p text:style-name="P1"><text:span text:style-name="T1">Tortuga grande</text:span> <text:span text:style-name="T3">s.</text:span> Cuwe.</text:p>
      <text:p text:style-name="P1"><text:span text:style-name="T1">Tortuga terrestre</text:span> <text:span text:style-name="T3">s.</text:span> Illaxẽhgue sese.</text:p>
      <text:p text:style-name="P1"><text:span text:style-name="T1">Toser</text:span> <text:span text:style-name="T3">v.</text:span> <text:span text:style-name="T1">1.</text:span> Ẽgoajaha. <text:span text:style-name="T1">2.</text:span> Joagajaha.</text:p>
      <text:p text:style-name="P1"><text:span text:style-name="T1">Tostado</text:span> <text:span text:style-name="T3">adj.</text:span> Filuwa.</text:p>
      <text:p text:style-name="P1"><text:span text:style-name="T1">Tostar</text:span> <text:span text:style-name="T3">v.</text:span> Filuwaxahdajaha.</text:p>
      <text:p text:style-name="P1"><text:span text:style-name="T1">Totuma</text:span> <text:span text:style-name="T3">s.</text:span> Pacãhxõ.</text:p>
      <text:p text:style-name="P1"><text:span text:style-name="T1">Totumillo</text:span> (árbol) <text:span text:style-name="T3">s.</text:span> Japubuchi.</text:p>
      <text:p text:style-name="P1"><text:span text:style-name="T1">Totumo</text:span> (árbol) <text:span text:style-name="T3">s.</text:span> Llucuda.</text:p>
      <text:p text:style-name="P1"><text:span text:style-name="T1">Trabajar la tierra con el azadón</text:span> <text:span text:style-name="T3">v.</text:span></text:p>
      <text:p text:style-name="P1"><text:tab/>Ballagajaha.</text:p>
      <text:p text:style-name="P1"><text:soft-page-break/></text:p>
      <text:p text:style-name="P1">[Seite 86]</text:p>
      <text:p text:style-name="P1">[Spalte 2]</text:p>
      <text:p text:style-name="P1"/>
      <text:p text:style-name="P1"><text:span text:style-name="T1">Traer</text:span> <text:span text:style-name="T3">v.</text:span> Ẽpajaha.</text:p>
      <text:p text:style-name="P1"><text:span text:style-name="T1">Tragadero</text:span> <text:span text:style-name="T3">s.</text:span> Õcuajã.</text:p>
      <text:p text:style-name="P1"><text:span text:style-name="T1">Tragar</text:span> <text:span text:style-name="T3">v.</text:span> Wãjãdajaha.</text:p>
      <text:p text:style-name="P1"><text:span text:style-name="T1">Transparente</text:span> <text:span text:style-name="T3">adj.</text:span> Llea.</text:p>
      <text:p text:style-name="P1"><text:span text:style-name="T1">Tráquea</text:span> <text:span text:style-name="T3">s.</text:span> Fililihmo.</text:p>
      <text:p text:style-name="P1"><text:span text:style-name="T1">Traspasar</text:span> <text:span text:style-name="T3">v.</text:span> Boaxahdiajaha.</text:p>
      <text:p text:style-name="P1"><text:span text:style-name="T1">Tres</text:span> (anim.) <text:span text:style-name="T3">adj.</text:span> Jehdubahdu.</text:p>
      <text:p text:style-name="P1"><text:span text:style-name="T1">Tripas</text:span> <text:span text:style-name="T3">s.</text:span> Itebo.</text:p>
      <text:p text:style-name="P1"><text:span text:style-name="T1">Triturar</text:span> <text:span text:style-name="T3">v.</text:span> Mañajaha.</text:p>
      <text:p text:style-name="P1"><text:span text:style-name="T1">Trocito</text:span> <text:span text:style-name="T3">s.</text:span> Isateje.</text:p>
      <text:p text:style-name="P1"><text:span text:style-name="T1">Troja</text:span> <text:span text:style-name="T3">s.</text:span> Wapah.</text:p>
      <text:p text:style-name="P1"><text:span text:style-name="T1">Troja de asar</text:span> <text:span text:style-name="T3">v.</text:span> Jepaha.</text:p>
      <text:p text:style-name="P1"><text:span text:style-name="T1">Trompillo</text:span> (árbol) <text:span text:style-name="T3">s.</text:span> Jalidahli.</text:p>
      <text:p text:style-name="P1"><text:span text:style-name="T1">Tropezón</text:span> <text:span text:style-name="T3">s.</text:span> Ñodahgãjaha.</text:p>
      <text:p text:style-name="P1"><text:span text:style-name="T1">Tropezar</text:span> <text:span text:style-name="T3">v.</text:span> Roadajaha.</text:p>
      <text:p text:style-name="P1"><text:span text:style-name="T1">Trozo de algo plano y delgado</text:span> <text:span text:style-name="T3">s.</text:span> Ise.</text:p>
      <text:p text:style-name="P1"><text:span text:style-name="T1">Trozo de carnada</text:span> <text:span text:style-name="T3">s.</text:span> Juwehgahte.</text:p>
      <text:p text:style-name="P1"><text:span text:style-name="T1">Tú</text:span> <text:span text:style-name="T3">pron.</text:span> Ũcu.</text:p>
      <text:p text:style-name="P1"><text:span text:style-name="T1">Tu, su, de usted</text:span> <text:span text:style-name="T3">adj.</text:span> Cũã (cũĩã).</text:p>
      <text:p text:style-name="P1"><text:span text:style-name="T1">Tucucito</text:span> (pájaro) <text:span text:style-name="T3">s.</text:span> Bihwisi.</text:p>
      <text:p text:style-name="P1"><text:span text:style-name="T1">Tumbar árboles con hacha</text:span> <text:span text:style-name="T3">v.</text:span></text:p>
      <text:p text:style-name="P1"><text:tab/>Loadajaha.</text:p>
      <text:p text:style-name="P1"><text:span text:style-name="T1">Tumbar árboles</text:span> <text:span text:style-name="T3">v.</text:span></text:p>
      <text:p text:style-name="P1"><text:tab/>Llajehbaxahdajaha.</text:p>
      <text:p text:style-name="P1"><text:span text:style-name="T1">Tupido</text:span> <text:span text:style-name="T3">adj.</text:span> Boahga.</text:p>
      <text:p text:style-name="P1"><text:span text:style-name="T1">Tuyo, suyo, de usted</text:span> <text:span text:style-name="T3">adj.</text:span> Cuĩã.</text:p>
      <text:p text:style-name="P1"/>
      <text:p text:style-name="P1">[Seite 86]</text:p>
      <text:p text:style-name="P1">[Spalte 1]</text:p>
      <text:p text:style-name="P1"/>
      <text:p text:style-name="P2">U, u</text:p>
      <text:p text:style-name="P1"/>
      <text:p text:style-name="P1"><text:span text:style-name="T1">Ultimo, última</text:span> <text:span text:style-name="T3">adj.</text:span> Bahiga.</text:p>
      <text:p text:style-name="P1"><text:span text:style-name="T1">Uno</text:span> <text:span text:style-name="T3">adj.</text:span> Jotabe.</text:p>
      <text:p text:style-name="P1"><text:span text:style-name="T1">Untar con aceite</text:span> <text:span text:style-name="T3">v.</text:span> Cõãjaha.</text:p>
      <text:p text:style-name="P1"><text:span text:style-name="T1">Untarse el aceite a la cabeza</text:span> <text:span text:style-name="T3">v.</text:span></text:p>
      <text:p text:style-name="P1"><text:tab/>Cõĩgajaha.</text:p>
      <text:p text:style-name="P1"/>
      <text:p text:style-name="P1">[Seite 86]</text:p>
      <text:p text:style-name="P1">[Spalte 2]</text:p>
      <text:p text:style-name="P1"/>
      <text:p text:style-name="P1"><text:span text:style-name="T1">Uña</text:span> <text:span text:style-name="T3">s.</text:span> Inexẽ. <text:span text:style-name="T3">pl.</text:span> Inexexẽ.</text:p>
      <text:p text:style-name="P1"><text:span text:style-name="T1">Usted</text:span> <text:span text:style-name="T3">pron.</text:span> Ũcu. <text:span text:style-name="T3">pl.</text:span> Ũcuhdo.</text:p>
      <text:p text:style-name="P1"><text:span text:style-name="T1">Útil</text:span> <text:span text:style-name="T3">adj.</text:span> Ixohga.</text:p>
      <text:p text:style-name="P1"/>
      <text:p text:style-name="P1">[Seite 86]</text:p>
      <text:p text:style-name="P1">[Spalte 1]</text:p>
      <text:p text:style-name="P1"/>
      <text:p text:style-name="P2"><text:soft-page-break/>V, v</text:p>
      <text:p text:style-name="P1"/>
      <text:p text:style-name="P1"><text:span text:style-name="T1">Vaciar</text:span> (líquido) <text:span text:style-name="T3">v.</text:span> Sãjãjãha.</text:p>
      <text:p text:style-name="P1"><text:span text:style-name="T1">Vaciar</text:span> (un costal) <text:span text:style-name="T3">v.</text:span> Teajaha.</text:p>
      <text:p text:style-name="P1"><text:span text:style-name="T1">Vacío</text:span> <text:span text:style-name="T3">adj.</text:span> Cawa.</text:p>
      <text:p text:style-name="P1"><text:span text:style-name="T1">Vagar</text:span> <text:span text:style-name="T3">v.</text:span> Jonehtepehgõhxajaha.</text:p>
      <text:p text:style-name="P1"><text:span text:style-name="T1">Valentón</text:span> (pez) <text:span text:style-name="T3">s.</text:span> Malisi.</text:p>
      <text:p text:style-name="P1"><text:span text:style-name="T1">Vararse</text:span> <text:span text:style-name="T3">v.</text:span> Bajaajaha, bajehajaha.</text:p>
      <text:p text:style-name="P1"><text:span text:style-name="T1">Varias cosas</text:span> <text:span text:style-name="T3">adj.</text:span> <text:span text:style-name="T1">1.</text:span> (cañas, tubos,</text:p>
      <text:p text:style-name="P1"/>
      <text:p text:style-name="P1">[Seite 86]</text:p>
      <text:p text:style-name="P1">[Spalte 2]</text:p>
      <text:p text:style-name="P1"/>
      <text:p text:style-name="P1"><text:tab/>palancas, etc.) Jõcojã. <text:span text:style-name="T1">2.</text:span> (planas)</text:p>
      <text:p text:style-name="P1"><text:tab/>Jõcohde.</text:p>
      <text:p text:style-name="P1"><text:span text:style-name="T1">Varias</text:span> <text:span text:style-name="T3">adj.</text:span> <text:span text:style-name="T1">1.</text:span> (harinas) Jõcofã.</text:p>
      <text:p text:style-name="P1"><text:tab/><text:span text:style-name="T1">2.</text:span> (puertas) Jõcoxa.</text:p>
      <text:p text:style-name="P1"><text:span text:style-name="T1">Varios</text:span> <text:span text:style-name="T3">adj.</text:span> <text:span text:style-name="T1">1. </text:span>Jõcomehga.</text:p>
      <text:p text:style-name="P1"><text:tab/><text:span text:style-name="T1">2.</text:span> (inanim.) Jõcohu.</text:p>
      <text:p text:style-name="P1"><text:span text:style-name="T1">Varón</text:span> <text:span text:style-name="T3">s.</text:span> Ũbe.</text:p>
      <text:p text:style-name="P1"/>
      <text:p text:style-name="P1">[Seite 87]</text:p>
      <text:p text:style-name="P1">[Spalte 1]</text:p>
      <text:p text:style-name="P1"/>
      <text:p text:style-name="P1"><text:span text:style-name="T1">Vayamos</text:span> <text:span text:style-name="T3">v.</text:span> Llahdo.</text:p>
      <text:p text:style-name="P1"><text:span text:style-name="T1">Vela de cera</text:span> <text:span text:style-name="T3">s.</text:span> Belajã.</text:p>
      <text:p text:style-name="P1"><text:span text:style-name="T1">Venado</text:span> <text:span text:style-name="T3">s.</text:span> Ñama, llama.</text:p>
      <text:p text:style-name="P1"><text:span text:style-name="T1">Venida</text:span> <text:span text:style-name="T3">s.</text:span> Ohmahguẽhe.</text:p>
      <text:p text:style-name="P1"><text:span text:style-name="T1">Venir</text:span> <text:span text:style-name="T3">v.</text:span> Ohmajaha.</text:p>
      <text:p text:style-name="P1"><text:span text:style-name="T1">Ventear grano</text:span> <text:span text:style-name="T3">v.</text:span> Joagajaha.</text:p>
      <text:p text:style-name="P1"><text:span text:style-name="T1">Verada</text:span> (caña de que se hacen</text:p>
      <text:p text:style-name="P1"><text:tab/>flechas) <text:span text:style-name="T3">s.</text:span> Docono.</text:p>
      <text:p text:style-name="P1"><text:span text:style-name="T1">Verano</text:span> <text:span text:style-name="T3">s.</text:span> Guwana.</text:p>
      <text:p text:style-name="P1"><text:span text:style-name="T1">Verdad</text:span> <text:span text:style-name="T3">s.</text:span> Õõcha.</text:p>
      <text:p text:style-name="P1"><text:span text:style-name="T1">Verdadero</text:span> <text:span text:style-name="T3">adj.</text:span> Õõchudi.</text:p>
      <text:p text:style-name="P1"><text:span text:style-name="T1">Verde</text:span> (no maduro) <text:span text:style-name="T3">adj.</text:span> Ñodi.</text:p>
      <text:p text:style-name="P1"><text:span text:style-name="T1">Verter</text:span> <text:span text:style-name="T3">v.</text:span> Wiagajaha.</text:p>
      <text:p text:style-name="P1"><text:span text:style-name="T1">Vestido</text:span> <text:span text:style-name="T3">s.</text:span> Muña.</text:p>
      <text:p text:style-name="P1"><text:span text:style-name="T1">Vestir</text:span> <text:span text:style-name="T3">v.</text:span> Anajaha.</text:p>
      <text:p text:style-name="P1"><text:span text:style-name="T1">Vestirse</text:span> <text:span text:style-name="T3">v.</text:span> Anagajaha.</text:p>
      <text:p text:style-name="P1"><text:span text:style-name="T1">Vieja</text:span> <text:span text:style-name="T3">adj.</text:span> Sĩgo.</text:p>
      <text:p text:style-name="P1"><text:span text:style-name="T1">Viejita</text:span> (pez) <text:span text:style-name="T3">s.</text:span> Tunigai.</text:p>
      <text:p text:style-name="P1"><text:span text:style-name="T1">Viejo</text:span> <text:span text:style-name="T3">adj.</text:span> Sĩgwe.</text:p>
      <text:p text:style-name="P1"><text:span text:style-name="T1">Viento</text:span> <text:span text:style-name="T3">s.</text:span> Guwa.</text:p>
      <text:p text:style-name="P1"/>
      <text:p text:style-name="P1">[Seite 87]</text:p>
      <text:p text:style-name="P1">[Spalte 2]</text:p>
      <text:p text:style-name="P1"/>
      <text:p text:style-name="P1"><text:span text:style-name="T1">Vientre</text:span> <text:span text:style-name="T3">s.</text:span> Tehche.</text:p>
      <text:p text:style-name="P1"><text:span text:style-name="T1">Viernes</text:span> <text:span text:style-name="T3">s.</text:span> Binisi.</text:p>
      <text:p text:style-name="P1"><text:span text:style-name="T1">Vigilar</text:span> <text:span text:style-name="T3">v.</text:span> Õxahdahgajaha.</text:p>
      <text:p text:style-name="P1"><text:span text:style-name="T1">Virutas de madera</text:span> <text:span text:style-name="T3">s.</text:span> Isechẽ.</text:p>
      <text:p text:style-name="P1"><text:soft-page-break/><text:span text:style-name="T1">Visitante</text:span> <text:span text:style-name="T3">s.</text:span> Bãtebehe.</text:p>
      <text:p text:style-name="P1"><text:span text:style-name="T1">Visitar</text:span> <text:span text:style-name="T3">v.</text:span> Bãtejaha.</text:p>
      <text:p text:style-name="P1"><text:span text:style-name="T1">Visitarse</text:span> <text:span text:style-name="T3">v.</text:span> Bãtehgajaha.</text:p>
      <text:p text:style-name="P1"><text:span text:style-name="T1">Vivienda</text:span> <text:span text:style-name="T3">s.</text:span> Ĩxame.</text:p>
      <text:p text:style-name="P1"><text:span text:style-name="T1">Vivir en paz</text:span> <text:span text:style-name="T3">v.</text:span> Tahe ĩxajaha.</text:p>
      <text:p text:style-name="P1"><text:span text:style-name="T1">Volar</text:span> <text:span text:style-name="T3">v.</text:span> Jĩãsajaha.</text:p>
      <text:p text:style-name="P1"><text:span text:style-name="T1">Volteador de casabe</text:span> <text:span text:style-name="T3">s.</text:span> Ñoñoxõ.</text:p>
      <text:p text:style-name="P1"><text:span text:style-name="T1">Voltear</text:span> <text:span text:style-name="T3">v.</text:span> <text:span text:style-name="T1">1. </text:span>Jalladajaha.</text:p>
      <text:p text:style-name="P1"><text:tab/><text:span text:style-name="T1">2.</text:span> Ñoodajaha, ñuadajaha.</text:p>
      <text:p text:style-name="P1"><text:span text:style-name="T1">Volver a traer</text:span> <text:span text:style-name="T3">v.</text:span> Caweaxahdajaha.</text:p>
      <text:p text:style-name="P1"><text:span text:style-name="T1">Vómito</text:span> <text:span text:style-name="T3">s.</text:span> Añabia.</text:p>
      <text:p text:style-name="P1"><text:span text:style-name="T1">Vomitar sobre sí mismo</text:span> <text:span text:style-name="T3">v.</text:span></text:p>
      <text:p text:style-name="P1"><text:tab/>Añabihgajaha.</text:p>
      <text:p text:style-name="P1"><text:span text:style-name="T1">Vosotros</text:span> <text:span text:style-name="T3">pron.</text:span> Ũcuhdo.</text:p>
      <text:p text:style-name="P1"/>
      <text:p text:style-name="P1">[Seite 87]</text:p>
      <text:p text:style-name="P1">[Spalte 1]</text:p>
      <text:p text:style-name="P1"/>
      <text:p text:style-name="P2">Y, y</text:p>
      <text:p text:style-name="P1"/>
      <text:p text:style-name="P1"><text:span text:style-name="T1">Y</text:span> <text:span text:style-name="T3">conj.</text:span> <text:span text:style-name="T1">1.</text:span> Lleetoho. <text:span text:style-name="T1">2.</text:span> Bahixa.</text:p>
      <text:p text:style-name="P1"><text:span text:style-name="T1">Ya</text:span> <text:span text:style-name="T3">adv.</text:span> Joohda.</text:p>
      <text:p text:style-name="P1"><text:span text:style-name="T1">Yare</text:span> (jugo de yuca exprimida) <text:span text:style-name="T3">s.</text:span></text:p>
      <text:p text:style-name="P1"><text:tab/>Ohllohto.</text:p>
      <text:p text:style-name="P1"><text:span text:style-name="T1">Yema de huevo</text:span> <text:span text:style-name="T3">s.</text:span> Duji.</text:p>
      <text:p text:style-name="P1"><text:span text:style-name="T1">Yo</text:span> <text:span text:style-name="T3">pron.</text:span> Jĩsi.</text:p>
      <text:p text:style-name="P1"><text:span text:style-name="T1">Yopo</text:span> (árbol) <text:span text:style-name="T3">s.</text:span> Ñopa.</text:p>
      <text:p text:style-name="P1"><text:span text:style-name="T1">Yuca brava</text:span> <text:span text:style-name="T3">s.</text:span> Seña.</text:p>
      <text:p text:style-name="P1"><text:span text:style-name="T1">Yuca crespa</text:span> (yuca brava) <text:span text:style-name="T3">s.</text:span> Crepo</text:p>
      <text:p text:style-name="P1"><text:tab/>seña õwa.</text:p>
      <text:p text:style-name="P1"><text:span text:style-name="T1">Yuca dulce</text:span> <text:span text:style-name="T3">s.</text:span> Piquilla.</text:p>
      <text:p text:style-name="P1"><text:span text:style-name="T1">Yuca lanceta</text:span> (yuca dulce) <text:span text:style-name="T3">s.</text:span></text:p>
      <text:p text:style-name="P1"><text:tab/>Cuẽhlahe piquilla õwã.</text:p>
      <text:p text:style-name="P1"/>
      <text:p text:style-name="P1">[Seite 87]</text:p>
      <text:p text:style-name="P1">[Spalte 2]</text:p>
      <text:p text:style-name="P1"/>
      <text:p text:style-name="P1"><text:span text:style-name="T1">Yuca pataaloma</text:span> <text:span text:style-name="T3">s.</text:span> Junale seña.</text:p>
      <text:p text:style-name="P1"><text:span text:style-name="T1">Yuca pavón</text:span> (yuca brava) <text:span text:style-name="T3">s.</text:span> Japuga</text:p>
      <text:p text:style-name="P1"><text:tab/>seña õwa.</text:p>
      <text:p text:style-name="P1"><text:span text:style-name="T1">Yuca piedra</text:span> (yuca brava) <text:span text:style-name="T3">s.</text:span> Ina</text:p>
      <text:p text:style-name="P1"><text:tab/>seña õwa.</text:p>
      <text:p text:style-name="P1"><text:span text:style-name="T1">Yuca sudor</text:span> (yuca brava) <text:span text:style-name="T3">s.</text:span> Aixi</text:p>
      <text:p text:style-name="P1"><text:tab/>seña õwã.</text:p>
      <text:p text:style-name="P1"><text:span text:style-name="T1">Yuca yema de huevo</text:span> (yuca dulce)</text:p>
      <text:p text:style-name="P1"><text:tab/><text:span text:style-name="T3">s.</text:span> Acala jillella piquilla õwã.</text:p>
      <text:p text:style-name="P1"><text:span text:style-name="T1">Yuca zamuro</text:span> (yuca dulce) <text:span text:style-name="T3">s.</text:span> Sĩjilla</text:p>
      <text:p text:style-name="P1"><text:tab/>piquilla õwã.</text:p>
      <text:p text:style-name="P1"/>
      <text:p text:style-name="P1">[Seite 87]</text:p>
      <text:p text:style-name="P1">[Spalte 1]</text:p>
      <text:p text:style-name="P1"/>
      <text:p text:style-name="P2"><text:soft-page-break/>Z, z</text:p>
      <text:p text:style-name="P1"/>
      <text:p text:style-name="P1"><text:span text:style-name="T1">Zafar un hueso</text:span> <text:span text:style-name="T3">v.</text:span> Chuwajaha.</text:p>
      <text:p text:style-name="P1"><text:span text:style-name="T1">Zamuro</text:span> <text:span text:style-name="T3">s.</text:span> Sĩjĩlla, walluli.</text:p>
      <text:p text:style-name="P1"><text:span text:style-name="T1">Zancudos</text:span> <text:span text:style-name="T3">s.</text:span> Chãũ.</text:p>
      <text:p text:style-name="P1"><text:span text:style-name="T1">Zanja</text:span> <text:span text:style-name="T3">s.</text:span> Tahĩjã.</text:p>
      <text:p text:style-name="P1"/>
      <text:p text:style-name="P1">[Seite 87]</text:p>
      <text:p text:style-name="P1">[Spalte 2]</text:p>
      <text:p text:style-name="P1"/>
      <text:p text:style-name="P1"><text:span text:style-name="T1">Zorra mochilera</text:span> <text:span text:style-name="T3">s.</text:span> Chica.</text:p>
      <text:p text:style-name="P1"><text:span text:style-name="T1">Zorro</text:span> <text:span text:style-name="T3">s.</text:span> Mejapu.</text:p>
      <text:p text:style-name="P1"><text:span text:style-name="T1">Zurdo</text:span> <text:span text:style-name="T3">adj.</text:span> Noobe.</text:p>
      <text:p text:style-name="P1"/>
      <text:p text:style-name="P1">[Seite]</text:p>
      <text:p text:style-name="P1"/>
      <text:p text:style-name="P1">[blank]</text:p>
      <text:p text:style-name="P1"/>
      <text:p text:style-name="P1">[Seite]</text:p>
      <text:p text:style-name="P1"/>
      <text:p text:style-name="P2">APENDICE</text:p>
      <text:p text:style-name="P1"/>
      <text:p text:style-name="P1">[Seite]</text:p>
      <text:p text:style-name="P1"/>
      <text:p text:style-name="P1">[blank]</text:p>
      <text:p text:style-name="P1"/>
      <text:p text:style-name="P1">[Seite 91]</text:p>
      <text:p text:style-name="P1">[Spalte 1]</text:p>
      <text:p text:style-name="P1"/>
      <text:p text:style-name="P2">Nugu</text:p>
      <text:p text:style-name="P2">(Árboles)</text:p>
      <text:p text:style-name="P1"/>
      <text:p text:style-name="P1"><text:span text:style-name="T1">Achiba</text:span> Madroño</text:p>
      <text:p text:style-name="P1"><text:span text:style-name="T1">Ahdo</text:span> Higuerón</text:p>
      <text:p text:style-name="P1"><text:span text:style-name="T1">Aweda</text:span> Guanaguana o guanábano</text:p>
      <text:p text:style-name="P1"><text:tab/>silvestre</text:p>
      <text:p text:style-name="P1"><text:span text:style-name="T1">Cacuito</text:span> Cagüí</text:p>
      <text:p text:style-name="P1"><text:span text:style-name="T1">Cachibili</text:span> Paraguatán</text:p>
      <text:p text:style-name="P1"><text:span text:style-name="T1">Cachuchu</text:span> Conoto</text:p>
      <text:p text:style-name="P1"><text:span text:style-name="T1">Cahlo</text:span> Caracaro</text:p>
      <text:p text:style-name="P1"><text:span text:style-name="T1">Caipuhli</text:span> Bototo</text:p>
      <text:p text:style-name="P1"><text:span text:style-name="T1">Caipuhlihllu</text:span> Bototo</text:p>
      <text:p text:style-name="P1"><text:span text:style-name="T1">Cawina</text:span> Flormillo</text:p>
      <text:p text:style-name="P1"><text:span text:style-name="T1">Colocolo</text:span> Majagüillo, corocoro</text:p>
      <text:p text:style-name="P1"><text:span text:style-name="T1">Cotehñohñu</text:span> Cambur costeño</text:p>
      <text:p text:style-name="P1"><text:span text:style-name="T1">Cuja</text:span> Caruto</text:p>
      <text:p text:style-name="P1"><text:span text:style-name="T1">Cujoo</text:span> Caruto</text:p>
      <text:p text:style-name="P1"><text:span text:style-name="T1">Cumali</text:span> Cumare, <text:span text:style-name="T3">sg.</text:span> Cumaliñu</text:p>
      <text:p text:style-name="P1"><text:span text:style-name="T1">Cusi</text:span> Coroa</text:p>
      <text:p text:style-name="P1"><text:span text:style-name="T1">Chaparralhju</text:span> Chaparral</text:p>
      <text:p text:style-name="P1"><text:span text:style-name="T1">Dopejo</text:span> Saladillo</text:p>
      <text:p text:style-name="P1"><text:span text:style-name="T1">Famillu</text:span> Pendare</text:p>
      <text:p text:style-name="P1"><text:soft-page-break/><text:span text:style-name="T1">Fãxojo</text:span> Chaparro</text:p>
      <text:p text:style-name="P1"><text:span text:style-name="T1">Fãxollu</text:span> Chaparro</text:p>
      <text:p text:style-name="P1"><text:span text:style-name="T1">Fuese</text:span> Guayabo rayán</text:p>
      <text:p text:style-name="P1"><text:span text:style-name="T1">Fuesellu</text:span> Guayabo rayán</text:p>
      <text:p text:style-name="P1"><text:span text:style-name="T1">Ĩxipu</text:span> Gualanday, candalay</text:p>
      <text:p text:style-name="P1"><text:span text:style-name="T1">Ĩxipuhllu</text:span> Gualanday, candalay</text:p>
      <text:p text:style-name="P1"><text:span text:style-name="T1">Jalidahli</text:span> Trompillo</text:p>
      <text:p text:style-name="P1"><text:span text:style-name="T1">Japubuchi</text:span> Totumillo</text:p>
      <text:p text:style-name="P1"><text:span text:style-name="T1">Jibali</text:span> Laurel murrucu</text:p>
      <text:p text:style-name="P1"><text:span text:style-name="T1">Jicuetena</text:span> Plátanos</text:p>
      <text:p text:style-name="P1"><text:span text:style-name="T1">Jicuetena paatuna</text:span> Plátano</text:p>
      <text:p text:style-name="P1"><text:span text:style-name="T1">Jiwall</text:span> Laurel duro</text:p>
      <text:p text:style-name="P1"><text:span text:style-name="T1">Juesl</text:span> Guayabito</text:p>
      <text:p text:style-name="P1"><text:span text:style-name="T1">Limoli</text:span> Limón</text:p>
      <text:p text:style-name="P1"><text:span text:style-name="T1">Llamasexu</text:span> Casco de venado, patevaca</text:p>
      <text:p text:style-name="P1"><text:span text:style-name="T1">Llatullu</text:span> Alcornoque</text:p>
      <text:p text:style-name="P1"><text:span text:style-name="T1">Llĩde</text:span> Moriche</text:p>
      <text:p text:style-name="P1"><text:span text:style-name="T1">Llucuda</text:span> Totumo, taparo</text:p>
      <text:p text:style-name="P1"><text:span text:style-name="T1">Lluculuda</text:span> Cometure</text:p>
      <text:p text:style-name="P1"><text:span text:style-name="T1">Mala</text:span> Catamajaco</text:p>
      <text:p text:style-name="P1"><text:span text:style-name="T1">Maloo</text:span> Catamajaco</text:p>
      <text:p text:style-name="P1"><text:span text:style-name="T1">Mapesa</text:span> Manelita, manirita</text:p>
      <text:p text:style-name="P1"/>
      <text:p text:style-name="P1">[Seite 91]</text:p>
      <text:p text:style-name="P1">[Spalte 2]</text:p>
      <text:p text:style-name="P1"/>
      <text:p text:style-name="P1"><text:span text:style-name="T1">Masaniñohñu</text:span> Cambur manzano</text:p>
      <text:p text:style-name="P1"><text:span text:style-name="T1">Muuñu nuguju</text:span> Achiote</text:p>
      <text:p text:style-name="P1"><text:span text:style-name="T1">Nalo</text:span> Naranjo</text:p>
      <text:p text:style-name="P1"><text:span text:style-name="T1">Nenichi</text:span> <text:span text:style-name="T1">1.</text:span> Manaca <text:span text:style-name="T1">2.</text:span> Chonta</text:p>
      <text:p text:style-name="P1"><text:tab/><text:span text:style-name="T1">3.</text:span> Maporilla</text:p>
      <text:p text:style-name="P1"><text:span text:style-name="T1">Nochibili</text:span> Laurel amarillo oloroso</text:p>
      <text:p text:style-name="P1"><text:span text:style-name="T1">Nochimolao</text:span> 1. Cambur guayabo</text:p>
      <text:p text:style-name="P1"><text:tab/><text:span text:style-name="T1">2.</text:span> Guineo</text:p>
      <text:p text:style-name="P1"><text:span text:style-name="T1">Ñala</text:span> Corozo</text:p>
      <text:p text:style-name="P1"><text:span text:style-name="T1">Ñopa</text:span> Yopo</text:p>
      <text:p text:style-name="P1"><text:span text:style-name="T1">Paatuna</text:span> Plátano</text:p>
      <text:p text:style-name="P1"><text:span text:style-name="T1">Pãdehba</text:span> Cañafístola</text:p>
      <text:p text:style-name="P1"><text:span text:style-name="T1">Pãhdeba</text:span> Cañafístola</text:p>
      <text:p text:style-name="P1"><text:span text:style-name="T1">Quilimisi</text:span> Ceiba macho</text:p>
      <text:p text:style-name="P1"><text:span text:style-name="T1">Rabugai</text:span> Plátano rabogallo</text:p>
      <text:p text:style-name="P1"><text:span text:style-name="T1">Rãĩxo</text:span> Cachicamo</text:p>
      <text:p text:style-name="P1"><text:span text:style-name="T1">Rẽxo</text:span> Cachicamo</text:p>
      <text:p text:style-name="P1"><text:span text:style-name="T1">Saquisaqui</text:span> Cedro macho</text:p>
      <text:p text:style-name="P1"><text:span text:style-name="T1">Sãgwi</text:span> Pero silvestre</text:p>
      <text:p text:style-name="P1"><text:span text:style-name="T1">Sãĩjo</text:span> Laurel</text:p>
      <text:p text:style-name="P1"><text:span text:style-name="T1">Sexo</text:span> Patevaca</text:p>
      <text:p text:style-name="P1"><text:span text:style-name="T1">Simi</text:span> Salibo, sálix</text:p>
      <text:p text:style-name="P1"><text:span text:style-name="T1">Sõcuilluha</text:span> Banano guineo</text:p>
      <text:p text:style-name="P1"><text:span text:style-name="T1">Sõpi</text:span> Jobo</text:p>
      <text:p text:style-name="P1"><text:span text:style-name="T1">Sulame</text:span> Ciruelo</text:p>
      <text:p text:style-name="P1"><text:span text:style-name="T1">Tahexuhllu</text:span> Matapalo</text:p>
      <text:p text:style-name="P1"><text:soft-page-break/><text:span text:style-name="T1">Taihxuhllu</text:span> Matapalo</text:p>
      <text:p text:style-name="P1"><text:span text:style-name="T1">Tamalucu</text:span> Camaruco</text:p>
      <text:p text:style-name="P1"><text:span text:style-name="T1">Tãdajeh</text:span> Mulatico</text:p>
      <text:p text:style-name="P1"><text:span text:style-name="T1">Topochohñu</text:span> Topocho, popocho</text:p>
      <text:p text:style-name="P1"><text:span text:style-name="T1">Tũpañu</text:span> Malagueto</text:p>
      <text:p text:style-name="P1"><text:span text:style-name="T1">Umo</text:span> Caraño</text:p>
      <text:p text:style-name="P1"><text:span text:style-name="T1">Waiga molao</text:span> Cambur morado</text:p>
      <text:p text:style-name="P1"><text:span text:style-name="T1">Waleba</text:span> Guayabo</text:p>
      <text:p text:style-name="P1"><text:span text:style-name="T1">Wãcha icuti</text:span> Cucuri</text:p>
      <text:p text:style-name="P1"><text:span text:style-name="T1">Wecho</text:span> Algarrobo</text:p>
      <text:p text:style-name="P1"><text:span text:style-name="T1">Weli</text:span> Cedro amargo</text:p>
      <text:p text:style-name="P1"><text:span text:style-name="T1">Weñuuñu</text:span> Aceiba</text:p>
      <text:p text:style-name="P1"><text:span text:style-name="T1">Wepoo</text:span> Aceite</text:p>
      <text:p text:style-name="P1"><text:span text:style-name="T1">Wĩpo paatuna</text:span> Plátano resplandor</text:p>
      <text:p text:style-name="P1"/>
      <text:p text:style-name="P1">[Seite 92]</text:p>
      <text:p text:style-name="P1">[Spalte 1]</text:p>
      <text:p text:style-name="P1"/>
      <text:p text:style-name="P2">Seña</text:p>
      <text:p text:style-name="P2">(Yuca brava)</text:p>
      <text:p text:style-name="P1"/>
      <text:p text:style-name="P1"><text:span text:style-name="T1">Aixi seña õwã</text:span> Yuca sudor</text:p>
      <text:p text:style-name="P1"><text:span text:style-name="T1">Crepo seña õwa</text:span> Yuca crespa</text:p>
      <text:p text:style-name="P1"><text:span text:style-name="T1">Cusihda seña õwa</text:span> Especie de yuca</text:p>
      <text:p text:style-name="P1"><text:tab/>amarga o brava</text:p>
      <text:p text:style-name="P1"><text:span text:style-name="T1">Duhwa seña õwa</text:span> Especie de yuca</text:p>
      <text:p text:style-name="P1"><text:tab/>brava</text:p>
      <text:p text:style-name="P1"/>
      <text:p text:style-name="P1">[Seite 92]</text:p>
      <text:p text:style-name="P1">[Spalte 2]</text:p>
      <text:p text:style-name="P1"/>
      <text:p text:style-name="P1"><text:span text:style-name="T1">Ina seña õwa</text:span> Yuca piedra</text:p>
      <text:p text:style-name="P1"><text:span text:style-name="T1">Ĩxuhlla seña õwa</text:span> Yuca cabrilla</text:p>
      <text:p text:style-name="P1"><text:span text:style-name="T1">Japuga seña õwa</text:span> Yuca pavón</text:p>
      <text:p text:style-name="P1"><text:span text:style-name="T1">Junale seña</text:span> Yuca pata paloma</text:p>
      <text:p text:style-name="P1"/>
      <text:p text:style-name="P1">[Seite 92]</text:p>
      <text:p text:style-name="P1">[Spalte 1]</text:p>
      <text:p text:style-name="P1"/>
      <text:p text:style-name="P2">Piquilla</text:p>
      <text:p text:style-name="P2">(Yuca dulce)</text:p>
      <text:p text:style-name="P1"/>
      <text:p text:style-name="P1"><text:span text:style-name="T1">Acala jillella piquilla õwã</text:span> Yuca</text:p>
      <text:p text:style-name="P1"><text:tab/>yema de huevo</text:p>
      <text:p text:style-name="P1"><text:span text:style-name="T1">Cuẽhlahe piquilla õwã</text:span> Yuca</text:p>
      <text:p text:style-name="P1"><text:tab/>lanceta</text:p>
      <text:p text:style-name="P1"/>
      <text:p text:style-name="P1">[Seite 92]</text:p>
      <text:p text:style-name="P1">[Spalte 2]</text:p>
      <text:p text:style-name="P1"/>
      <text:p text:style-name="P1"><text:span text:style-name="T1">Malibana piquilla õwã</text:span> Yuca caribe</text:p>
      <text:p text:style-name="P1"><text:span text:style-name="T1">Sĩjilla piquilla õwã</text:span> Yuca zamuro</text:p>
      <text:p text:style-name="P1"><text:soft-page-break/></text:p>
      <text:p text:style-name="P1">[Seite 92]</text:p>
      <text:p text:style-name="P1">[Spalte 1]</text:p>
      <text:p text:style-name="P1"/>
      <text:p text:style-name="P2">Llĩde</text:p>
      <text:p text:style-name="P2">(Aves, pájaros)</text:p>
      <text:p text:style-name="P1"/>
      <text:p text:style-name="P1"><text:span text:style-name="T1">Acadali</text:span> Gaviota guanaguanare</text:p>
      <text:p text:style-name="P1"><text:span text:style-name="T1">Acala ũbe</text:span> Gallo</text:p>
      <text:p text:style-name="P1"><text:span text:style-name="T1">Anala</text:span> Cigüeña, pionillo</text:p>
      <text:p text:style-name="P1"><text:span text:style-name="T1">Arsimi ñide</text:span> Pájaro cheo</text:p>
      <text:p text:style-name="P1"><text:span text:style-name="T1">Bahcha</text:span> Gavilán pescador</text:p>
      <text:p text:style-name="P1"><text:span text:style-name="T1">Bibihgui</text:span> Chorlito</text:p>
      <text:p text:style-name="P1"><text:span text:style-name="T1">Bihwisi</text:span> Chupaflor, picaflor, colibrí,</text:p>
      <text:p text:style-name="P1"><text:tab/>tucucito</text:p>
      <text:p text:style-name="P1"><text:span text:style-name="T1">Butuli</text:span> Buhillo vuelta-caminos</text:p>
      <text:p text:style-name="P1"><text:span text:style-name="T1">Cachibili</text:span> Conoto</text:p>
      <text:p text:style-name="P1"><text:span text:style-name="T1">Cachuchu</text:span> Conoto</text:p>
      <text:p text:style-name="P1"><text:span text:style-name="T1">Callalla</text:span> Especie de gavilán pequeño</text:p>
      <text:p text:style-name="P1"><text:span text:style-name="T1">Cãcũhe</text:span> Gaviota</text:p>
      <text:p text:style-name="P1"><text:span text:style-name="T1">Colocolohmo</text:span> Corocoro</text:p>
      <text:p text:style-name="P1"><text:span text:style-name="T1">Cuãcuẽhẽ</text:span> Gaviota</text:p>
      <text:p text:style-name="P1"><text:span text:style-name="T1">Cuchiba</text:span> Pato cuervo</text:p>
      <text:p text:style-name="P1"><text:span text:style-name="T1">Culichichi</text:span> Pájaro carpintero; pico</text:p>
      <text:p text:style-name="P1"><text:tab/>de acero</text:p>
      <text:p text:style-name="P1"/>
      <text:p text:style-name="P1">[Seite 92]</text:p>
      <text:p text:style-name="P1">[Spalte 2]</text:p>
      <text:p text:style-name="P1"/>
      <text:p text:style-name="P1"><text:span text:style-name="T1">Culima</text:span> Pájaro bobo, embarradora</text:p>
      <text:p text:style-name="P1"><text:span text:style-name="T1">Culipaho</text:span> Cuervo que habita en los</text:p>
      <text:p text:style-name="P1"><text:tab/>caños</text:p>
      <text:p text:style-name="P1"><text:span text:style-name="T1">Culipoho</text:span> Clase de cuervo que</text:p>
      <text:p text:style-name="P1"><text:tab/>habita en los caños</text:p>
      <text:p text:style-name="P1"><text:span text:style-name="T1">Culli</text:span> Pava rajadora</text:p>
      <text:p text:style-name="P1"><text:span text:style-name="T1">Cullui</text:span> Pava rajadora</text:p>
      <text:p text:style-name="P1"><text:span text:style-name="T1">Cumada</text:span> Pato real</text:p>
      <text:p text:style-name="P1"><text:span text:style-name="T1">Cute</text:span> Chiricoa</text:p>
      <text:p text:style-name="P1"><text:span text:style-name="T1">Chaqui</text:span> Perico españolito</text:p>
      <text:p text:style-name="P1"><text:span text:style-name="T1">Chipuhi</text:span> Especie de gorrión pequeño</text:p>
      <text:p text:style-name="P1"><text:span text:style-name="T1">Chiwihlije</text:span> Pájaro sabanero</text:p>
      <text:p text:style-name="P1"><text:span text:style-name="T1">Chĩcuãh</text:span> Picua</text:p>
      <text:p text:style-name="P1"><text:span text:style-name="T1">Chĩtehme</text:span> Cubiro</text:p>
      <text:p text:style-name="P1"><text:span text:style-name="T1">Chupuihje</text:span> Azulejo</text:p>
      <text:p text:style-name="P1"><text:span text:style-name="T1">Ewala</text:span> Loro maracano</text:p>
      <text:p text:style-name="P1"><text:span text:style-name="T1">Fali</text:span> Mirla</text:p>
      <text:p text:style-name="P1"><text:span text:style-name="T1">Filill</text:span> Pato güiro</text:p>
      <text:p text:style-name="P1"/>
      <text:p text:style-name="P1">[Seite 93]</text:p>
      <text:p text:style-name="P1">[Spalte 1]</text:p>
      <text:p text:style-name="P1"/>
      <text:p text:style-name="P1"><text:span text:style-name="T1">Gupule</text:span> Garza bupure</text:p>
      <text:p text:style-name="P1"><text:soft-page-break/><text:span text:style-name="T1">Isi</text:span> Martín pescador</text:p>
      <text:p text:style-name="P1"><text:span text:style-name="T1">Ĩxuse</text:span> Paujil o pavo de monte</text:p>
      <text:p text:style-name="P1"><text:span text:style-name="T1">Jamucu</text:span> Aruco</text:p>
      <text:p text:style-name="P1"><text:span text:style-name="T1">Jãjõ</text:span> Pájaro guaco</text:p>
      <text:p text:style-name="P1"><text:span text:style-name="T1">Junana</text:span> Pato carretero</text:p>
      <text:p text:style-name="P1"><text:span text:style-name="T1">Jutucu</text:span> Tórtola</text:p>
      <text:p text:style-name="P1"><text:span text:style-name="T1">Lolo</text:span> Loro</text:p>
      <text:p text:style-name="P1"><text:span text:style-name="T1">Llacahni</text:span> Perdiz, codorniz</text:p>
      <text:p text:style-name="P1"><text:span text:style-name="T1">Llaxu</text:span> Pato pico-aguja</text:p>
      <text:p text:style-name="P1"><text:span text:style-name="T1">Llohmoje</text:span> Garceta choa</text:p>
      <text:p text:style-name="P1"><text:span text:style-name="T1">Melitiqui</text:span> Gaviota pequeña</text:p>
      <text:p text:style-name="P1"><text:span text:style-name="T1">Muquirri</text:span> Buho titiriji</text:p>
      <text:p text:style-name="P1"><text:span text:style-name="T1">Nuchuali</text:span> Carrizal</text:p>
      <text:p text:style-name="P1"><text:span text:style-name="T1">Ñequeñeque</text:span> Gallineta</text:p>
      <text:p text:style-name="P1"><text:span text:style-name="T1">Oñu</text:span> Origüelo</text:p>
      <text:p text:style-name="P1"><text:span text:style-name="T1">Oxehgo cute</text:span> Gallineta de agua</text:p>
      <text:p text:style-name="P1"><text:span text:style-name="T1">Paijo</text:span> Pájaro pereza</text:p>
      <text:p text:style-name="P1"/>
      <text:p text:style-name="P1">[Seite 93]</text:p>
      <text:p text:style-name="P1">[Spalte 2]</text:p>
      <text:p text:style-name="P1"/>
      <text:p text:style-name="P1"><text:span text:style-name="T1">Panaca</text:span> Agamí, ave zancuda</text:p>
      <text:p text:style-name="P1"><text:span text:style-name="T1">Rẽruwa</text:span> Especie de paloma pequeña</text:p>
      <text:p text:style-name="P1"><text:span text:style-name="T1">Sechu</text:span> Lechuza</text:p>
      <text:p text:style-name="P1"><text:span text:style-name="T1">Semali</text:span> Mochuelo</text:p>
      <text:p text:style-name="P1"><text:span text:style-name="T1">Sĩjĩlla</text:span> Zamuro</text:p>
      <text:p text:style-name="P1"><text:span text:style-name="T1">Sĩjĩlla jãse</text:span> Rey zamuro</text:p>
      <text:p text:style-name="P1"><text:span text:style-name="T1">Tamahña</text:span> Garza aulladora</text:p>
      <text:p text:style-name="P1"><text:span text:style-name="T1">Tota</text:span> Tautaco</text:p>
      <text:p text:style-name="P1"><text:span text:style-name="T1">Tuhllu</text:span> Buhillo</text:p>
      <text:p text:style-name="P1"><text:span text:style-name="T1">Tulucucu</text:span> Mochuelo montañero</text:p>
      <text:p text:style-name="P1"><text:span text:style-name="T1">Ucu</text:span> Garzón</text:p>
      <text:p text:style-name="P1"><text:span text:style-name="T1">Ũpu jieche ñide</text:span> Pájaro copetón</text:p>
      <text:p text:style-name="P1"><text:span text:style-name="T1">Wacaboho</text:span> Garza chicuaca</text:p>
      <text:p text:style-name="P1"><text:span text:style-name="T1">Wacala</text:span> Garza blanca</text:p>
      <text:p text:style-name="P1"><text:span text:style-name="T1">Wacamai</text:span> Guacamayas</text:p>
      <text:p text:style-name="P1"><text:span text:style-name="T1">Walacaba</text:span> Matraco</text:p>
      <text:p text:style-name="P1"><text:span text:style-name="T1">Walluli</text:span> Zamuro, guala</text:p>
      <text:p text:style-name="P1"/>
      <text:p text:style-name="P1">[Seite 93]</text:p>
      <text:p text:style-name="P1">[Spalte 1]</text:p>
      <text:p text:style-name="P1"/>
      <text:p text:style-name="P2">Pajĩtu (Peces)</text:p>
      <text:p text:style-name="P1"/>
      <text:p text:style-name="P1"><text:span text:style-name="T1">Aca</text:span> Sapuara</text:p>
      <text:p text:style-name="P1"><text:span text:style-name="T1">Alina</text:span> Temblador</text:p>
      <text:p text:style-name="P1"><text:span text:style-name="T1">Calaana</text:span> Paletón</text:p>
      <text:p text:style-name="P1"><text:span text:style-name="T1">Calabahlla</text:span> Cangrejo</text:p>
      <text:p text:style-name="P1"><text:span text:style-name="T1">Calico</text:span> Alcalde</text:p>
      <text:p text:style-name="P1"><text:span text:style-name="T1">Catu</text:span> Cherna, cachama</text:p>
      <text:p text:style-name="P1"><text:span text:style-name="T1">Danapa</text:span> Lervanche</text:p>
      <text:p text:style-name="P1"><text:span text:style-name="T1">Dechowa</text:span> Raya</text:p>
      <text:p text:style-name="P1"><text:soft-page-break/><text:span text:style-name="T1">Ducu</text:span> Masaguaro</text:p>
      <text:p text:style-name="P1"><text:span text:style-name="T1">Ĩdu</text:span> Morocoto pedrero</text:p>
      <text:p text:style-name="P1"><text:span text:style-name="T1">Jiwali</text:span> Chúvano</text:p>
      <text:p text:style-name="P1"><text:span text:style-name="T1">Jĩda</text:span> Barbilla</text:p>
      <text:p text:style-name="P1"/>
      <text:p text:style-name="P1">[Seite 93]</text:p>
      <text:p text:style-name="P1">[Spalte 2]</text:p>
      <text:p text:style-name="P1"/>
      <text:p text:style-name="P1"><text:span text:style-name="T1">Llahma</text:span> Corroncho</text:p>
      <text:p text:style-name="P1"><text:span text:style-name="T1">Malisi</text:span> Valentón</text:p>
      <text:p text:style-name="P1"><text:span text:style-name="T1">Maliwana</text:span> Caribe, piraña</text:p>
      <text:p text:style-name="P1"><text:span text:style-name="T1">Menoli</text:span> Arenca</text:p>
      <text:p text:style-name="P1"><text:span text:style-name="T1">Salata</text:span> Palometa</text:p>
      <text:p text:style-name="P1"><text:span text:style-name="T1">Sehwa</text:span> Bagre</text:p>
      <text:p text:style-name="P1"><text:span text:style-name="T1">Tohlla pãjĩdi</text:span> Guavina</text:p>
      <text:p text:style-name="P1"><text:span text:style-name="T1">Tunigai</text:span> Viejita</text:p>
      <text:p text:style-name="P1"><text:span text:style-name="T1">Tupali</text:span> Cierto pez pequeño como la</text:p>
      <text:p text:style-name="P1"><text:tab/>sardina</text:p>
      <text:p text:style-name="P1"><text:span text:style-name="T1">Uma</text:span> Agujón</text:p>
      <text:p text:style-name="P1"/>
      <text:p text:style-name="P1">[Seite 94]</text:p>
      <text:p text:style-name="P1">[Spalte 1]</text:p>
      <text:p text:style-name="P1"/>
      <text:p text:style-name="P2">Algunos Ejemplos de la Concordancia del</text:p>
      <text:p text:style-name="P1"><text:span text:style-name="T1">Artículo con los Diferentes Tipos de Sustantivos</text:span></text:p>
      <text:p text:style-name="P1"/>
      <text:p text:style-name="P1"><text:span text:style-name="T1">Jlcua õcocua</text:span> El cuello</text:p>
      <text:p text:style-name="P1"><text:span text:style-name="T1">Jicuah õcua</text:span> El cuello</text:p>
      <text:p text:style-name="P1"><text:span text:style-name="T1">Jicueh ihnehcue</text:span> La cola</text:p>
      <text:p text:style-name="P1"><text:span text:style-name="T1">Jicheh tehche</text:span> La barriga, el vientre</text:p>
      <text:p text:style-name="P1"><text:span text:style-name="T1">Jicheh ũjãdeche</text:span> La espinilla</text:p>
      <text:p text:style-name="P1"><text:span text:style-name="T1">Jlchuh ajãchu</text:span> El mentón</text:p>
      <text:p text:style-name="P1"><text:span text:style-name="T1">Jideh ĩdeche</text:span> El dedo de la mano</text:p>
      <text:p text:style-name="P1"><text:span text:style-name="T1">Jidehe jaha ĩdeche</text:span> El dedo del pie</text:p>
      <text:p text:style-name="P1"><text:span text:style-name="T1">Jihlluh illu</text:span> La cabeza</text:p>
      <text:p text:style-name="P1"><text:span text:style-name="T1">Jihlluh rãpo</text:span> El monte, bosque</text:p>
      <text:p text:style-name="P1"><text:span text:style-name="T1">Jihneh anene</text:span> La lengua</text:p>
      <text:p text:style-name="P1"><text:span text:style-name="T1">Jijah aja</text:span> La boca</text:p>
      <text:p text:style-name="P1"><text:span text:style-name="T1">Jijah õcuah tehsia</text:span> La hamaca</text:p>
      <text:p text:style-name="P1"><text:span text:style-name="T1">Jijah pajĩ ojãdoxoja tehsia</text:span> La red</text:p>
      <text:p text:style-name="P1"><text:span text:style-name="T1">Jijeh maanaje</text:span> La trocha</text:p>
      <text:p text:style-name="P1"><text:span text:style-name="T1">Jillah docuaha</text:span> La caña brava</text:p>
      <text:p text:style-name="P1"><text:span text:style-name="T1">Jillah itulimaha</text:span> La estera</text:p>
      <text:p text:style-name="P1"><text:span text:style-name="T1">Jillah jarripah</text:span> El ala</text:p>
      <text:p text:style-name="P1"><text:span text:style-name="T1">Jillaha tuahllaha</text:span> El cuerno, cacho</text:p>
      <text:p text:style-name="P1"><text:span text:style-name="T1">Jilleha jahba</text:span> El pie</text:p>
      <text:p text:style-name="P1"><text:span text:style-name="T1">Jilluh dãdoho</text:span> La maraca</text:p>
      <text:p text:style-name="P1"><text:span text:style-name="T1">Jilluh icoho</text:span> El estómago</text:p>
      <text:p text:style-name="P1"><text:span text:style-name="T1">Jilluh lopoho</text:span> El calabazo poro</text:p>
      <text:p text:style-name="P1"><text:span text:style-name="T1">Jilluh llipaho</text:span> El arco</text:p>
      <text:p text:style-name="P1"><text:span text:style-name="T1">Jilluh nuguu</text:span> El árbol</text:p>
      <text:p text:style-name="P1"><text:span text:style-name="T1">Jilluh põjãgoho</text:span> La chagra</text:p>
      <text:p text:style-name="P1"><text:soft-page-break/><text:span text:style-name="T1">Jilluh rãpodoo</text:span> El tambor</text:p>
      <text:p text:style-name="P1"><text:span text:style-name="T1">Jilluh wechu</text:span> La canoa</text:p>
      <text:p text:style-name="P1"><text:span text:style-name="T1">Jimah amana</text:span> La espalda</text:p>
      <text:p text:style-name="P1"><text:span text:style-name="T1">Jimah maana</text:span> El camino</text:p>
      <text:p text:style-name="P1"><text:span text:style-name="T1">Jimeh sãjĩme</text:span> El conuco</text:p>
      <text:p text:style-name="P1"><text:span text:style-name="T1">Jimoh bojehmo</text:span> El pulmón</text:p>
      <text:p text:style-name="P1"><text:span text:style-name="T1">Jimoh jõjĩhmo</text:span> La olla</text:p>
      <text:p text:style-name="P1"><text:span text:style-name="T1">Jimoh umoo</text:span> La mano</text:p>
      <text:p text:style-name="P1"><text:span text:style-name="T1">Jineh anene pucua</text:span> La punta de la</text:p>
      <text:p text:style-name="P1"><text:tab/>lengua</text:p>
      <text:p text:style-name="P1"><text:span text:style-name="T1">Jiñah ñocuihã</text:span> El cerro</text:p>
      <text:p text:style-name="P1"><text:span text:style-name="T1">Jiñeh wiñe cuẽhlãhẽ</text:span> La lanza</text:p>
      <text:p text:style-name="P1"><text:span text:style-name="T1">Jiñoh ahahgaha</text:span> El sueño</text:p>
      <text:p text:style-name="P1"><text:span text:style-name="T1">Jiñoh ajĩxe</text:span> La barba</text:p>
      <text:p text:style-name="P1"><text:span text:style-name="T1">Jiñoh anojãh</text:span> El hombro</text:p>
      <text:p text:style-name="P1"><text:span text:style-name="T1">Jiñoh arre</text:span> El tabaco</text:p>
      <text:p text:style-name="P1"/>
      <text:p text:style-name="P1">[Seite 94]</text:p>
      <text:p text:style-name="P1">[Spalte 2]</text:p>
      <text:p text:style-name="P1"/>
      <text:p text:style-name="P1"><text:span text:style-name="T1">Jiñoh atihllu</text:span> La saliva</text:p>
      <text:p text:style-name="P1"><text:span text:style-name="T1">Jiñoh cahehaha</text:span> La muerte</text:p>
      <text:p text:style-name="P1"><text:span text:style-name="T1">Jiñoh cuaho</text:span> La sangre</text:p>
      <text:p text:style-name="P1"><text:span text:style-name="T1">Jiñoh dajagaha</text:span> La pelea</text:p>
      <text:p text:style-name="P1"><text:span text:style-name="T1">Jiñoh dajigaha</text:span> El asesinato</text:p>
      <text:p text:style-name="P1"><text:span text:style-name="T1">Jiñoh deha</text:span> La carne</text:p>
      <text:p text:style-name="P1"><text:span text:style-name="T1">Jiñoh ehche</text:span> La batata</text:p>
      <text:p text:style-name="P1"><text:span text:style-name="T1">Jiñoh eñoxoho</text:span> La neblina</text:p>
      <text:p text:style-name="P1"><text:span text:style-name="T1">Jiñoh gupõhxajaha</text:span> El andar</text:p>
      <text:p text:style-name="P1"><text:span text:style-name="T1">Jiñoh icuaa</text:span> La comida</text:p>
      <text:p text:style-name="P1"><text:span text:style-name="T1">Jiñoh icuite</text:span> La palma real</text:p>
      <text:p text:style-name="P1"><text:span text:style-name="T1">Jiñoh ihnexe</text:span> La uña</text:p>
      <text:p text:style-name="P1"><text:span text:style-name="T1">Jiñoh inacohllute</text:span> La roca</text:p>
      <text:p text:style-name="P1"><text:span text:style-name="T1">Jiñoh inate</text:span> La piedra</text:p>
      <text:p text:style-name="P1"><text:span text:style-name="T1">Jiñoh itebo</text:span> Los intestinos</text:p>
      <text:p text:style-name="P1"><text:span text:style-name="T1">Jiñoh itoxu</text:span> El caserío</text:p>
      <text:p text:style-name="P1"><text:span text:style-name="T1">Jiñoh ĩxe</text:span> La corteza</text:p>
      <text:p text:style-name="P1"><text:span text:style-name="T1">Jiñoh ĩxuta</text:span> La coca</text:p>
      <text:p text:style-name="P1"><text:span text:style-name="T1">Jiñoh jillella</text:span> El huevo</text:p>
      <text:p text:style-name="P1"><text:span text:style-name="T1">Jiñoh jĩãjaha</text:span> La vista</text:p>
      <text:p text:style-name="P1"><text:span text:style-name="T1">Jiñoh jĩãsajaha</text:span> El volar</text:p>
      <text:p text:style-name="P1"><text:span text:style-name="T1">Jiñoh jujuba</text:span> La chonta</text:p>
      <text:p text:style-name="P1"><text:span text:style-name="T1">Jiñoh llejo</text:span> La sal</text:p>
      <text:p text:style-name="P1"><text:span text:style-name="T1">Jiñoh llijagoxoa docua</text:span> La flecha</text:p>
      <text:p text:style-name="P1"><text:span text:style-name="T1">Jiñoh mesea saje</text:span> La arena</text:p>
      <text:p text:style-name="P1"><text:span text:style-name="T1">Jiñoh nenichi</text:span> La manaca</text:p>
      <text:p text:style-name="P1"><text:span text:style-name="T1">Jiñoh nugu illalla</text:span> La raíz</text:p>
      <text:p text:style-name="P1"><text:span text:style-name="T1">Jiñoh nugu ipu</text:span> El fruto</text:p>
      <text:p text:style-name="P1"><text:span text:style-name="T1">Jiñoh nugu uta</text:span> La savia</text:p>
      <text:p text:style-name="P1"><text:span text:style-name="T1">Jiñoh ohda</text:span> La hierba</text:p>
      <text:p text:style-name="P1"><text:span text:style-name="T1">Jiñoh ohde uwo</text:span> La leche</text:p>
      <text:p text:style-name="P1"><text:span text:style-name="T1">Jiñoh ohdehe</text:span> La teta</text:p>
      <text:p text:style-name="P1"><text:soft-page-break/><text:span text:style-name="T1">Jiñoh oihxu</text:span> El diente</text:p>
      <text:p text:style-name="P1"><text:span text:style-name="T1">Jiñoh oxo</text:span> Las hojas</text:p>
      <text:p text:style-name="P1"><text:span text:style-name="T1">Jiñoh õde</text:span> La grasa</text:p>
      <text:p text:style-name="P1"><text:span text:style-name="T1">Jiñoh õgwilla</text:span> La bebida</text:p>
      <text:p text:style-name="P1"><text:span text:style-name="T1">Jiñoh paatuna</text:span> El plátano</text:p>
      <text:p text:style-name="P1"><text:span text:style-name="T1">Jiñoh pameta oihxu</text:span> Los dientes</text:p>
      <text:p text:style-name="P1"><text:tab/>incisivos</text:p>
      <text:p text:style-name="P1"><text:span text:style-name="T1">Jiñoh pãẽgaha</text:span> El conocimiento</text:p>
      <text:p text:style-name="P1"><text:span text:style-name="T1">Jiñoh piquilla</text:span> La yuca dulce</text:p>
      <text:p text:style-name="P1"><text:span text:style-name="T1">Jiñoh põjã</text:span> El algodón</text:p>
      <text:p text:style-name="P1"/>
      <text:p text:style-name="P1">[Seite 95]</text:p>
      <text:p text:style-name="P1">[Spalte 1]</text:p>
      <text:p text:style-name="P1"/>
      <text:p text:style-name="P1"><text:span text:style-name="T1">Jiñoh semia</text:span> La semilla</text:p>
      <text:p text:style-name="P1"><text:span text:style-name="T1">Jiñoh seña</text:span> La yuca brava</text:p>
      <text:p text:style-name="P1"><text:span text:style-name="T1">Jiñoh sihije</text:span> La vulva</text:p>
      <text:p text:style-name="P1"><text:span text:style-name="T1">Jiñoh tarre</text:span> El ají</text:p>
      <text:p text:style-name="P1"><text:span text:style-name="T1">Jiñoh tetahdo</text:span> La nube</text:p>
      <text:p text:style-name="P1"><text:span text:style-name="T1">Jiñoh umacha</text:span> El nombre</text:p>
      <text:p text:style-name="P1"><text:span text:style-name="T1">Jiñoh upa</text:span> El anzuelo</text:p>
      <text:p text:style-name="P1"><text:span text:style-name="T1">Jiñoh ũjã</text:span> La pierna</text:p>
      <text:p text:style-name="P1"><text:span text:style-name="T1">Jiñoh wacua</text:span> El ñame</text:p>
      <text:p text:style-name="P1"><text:span text:style-name="T1">Jiñoh weajaha</text:span> El nadar</text:p>
      <text:p text:style-name="P1"><text:span text:style-name="T1">Jiñoho uwo</text:span> El cabello</text:p>
      <text:p text:style-name="P1"><text:span text:style-name="T1">Jipuh sehbahpu</text:span> La flor</text:p>
      <text:p text:style-name="P1"><text:span text:style-name="T1">Jiteh ñoxõhte</text:span> La rodilla</text:p>
      <text:p text:style-name="P1"><text:span text:style-name="T1">Jiteh ñupahte</text:span> El codo</text:p>
      <text:p text:style-name="P1"><text:span text:style-name="T1">Jiteh õcoohte</text:span> La nuez de la garganta</text:p>
      <text:p text:style-name="P1"><text:span text:style-name="T1">Jiteh paxute</text:span> El ojo</text:p>
      <text:p text:style-name="P1"><text:span text:style-name="T1">Jiteh sasillute</text:span> El arete</text:p>
      <text:p text:style-name="P1"><text:span text:style-name="T1">Jiteh ũjãdehte</text:span> La pierna inferior</text:p>
      <text:p text:style-name="P1"><text:span text:style-name="T1">Jixah ahxua</text:span> La puerta</text:p>
      <text:p text:style-name="P1"><text:span text:style-name="T1">Jixoh ixoxo</text:span> Brazo superior</text:p>
      <text:p text:style-name="P1"><text:span text:style-name="T1">Jixoh omotexu</text:span> El brazo</text:p>
      <text:p text:style-name="P1"><text:span text:style-name="T1">Jixoh pametaxu ixoxo</text:span> El antebrazo</text:p>
      <text:p text:style-name="P1"><text:span text:style-name="T1">Jixoh ũjã ixoxo</text:span> El muslo</text:p>
      <text:p text:style-name="P1"><text:span text:style-name="T1">Jixuh acala</text:span> La gallina</text:p>
      <text:p text:style-name="P1"><text:span text:style-name="T1">Jixuh cuwee</text:span> La tortuga</text:p>
      <text:p text:style-name="P1"><text:span text:style-name="T1">Jixuh ehga</text:span> La araña</text:p>
      <text:p text:style-name="P1"><text:span text:style-name="T1">Jixuh ẽxãxu</text:span> La esposa</text:p>
      <text:p text:style-name="P1"><text:span text:style-name="T1">Jixuh gihma</text:span> El armadillo</text:p>
      <text:p text:style-name="P1"><text:span text:style-name="T1">Jixuh lto</text:span> La casa</text:p>
      <text:p text:style-name="P1"><text:span text:style-name="T1">Jixuh ĩxuse</text:span> La pava de monte</text:p>
      <text:p text:style-name="P1"><text:span text:style-name="T1">Jixuh joxu</text:span> La madre</text:p>
      <text:p text:style-name="P1"><text:span text:style-name="T1">Jixuh juwahga</text:span> La iguana</text:p>
      <text:p text:style-name="P1"><text:span text:style-name="T1">Jixuh nahna</text:span> La mamá</text:p>
      <text:p text:style-name="P1"><text:span text:style-name="T1">Jixuh neexẽ</text:span> La criatura</text:p>
      <text:p text:style-name="P1"><text:span text:style-name="T1">Jixuh nigua</text:span> La nigua</text:p>
      <text:p text:style-name="P1"><text:span text:style-name="T1">Jixuh ñaxu</text:span> La mujer</text:p>
      <text:p text:style-name="P1"><text:span text:style-name="T1">Jixuh pawa</text:span> El pavo</text:p>
      <text:p text:style-name="P1"><text:span text:style-name="T1">Jixuh seechu</text:span> La lechuza</text:p>
      <text:p text:style-name="P1"><text:soft-page-break/><text:span text:style-name="T1">Jixuh sĩgõxẽ</text:span> La viejita</text:p>
      <text:p text:style-name="P1"><text:span text:style-name="T1">Jixuh uhwi</text:span> El agutí, picure</text:p>
      <text:p text:style-name="P1"><text:span text:style-name="T1">Jixuh uuxu</text:span> El sapo</text:p>
      <text:p text:style-name="P1"><text:span text:style-name="T1">Jixuh walluli</text:span> El gallinazo</text:p>
      <text:p text:style-name="P1"><text:span text:style-name="T1">Jĩãh pãhẽ</text:span> La frente</text:p>
      <text:p text:style-name="P1"><text:span text:style-name="T1">Jĩchẽh dẽdẽechẽ</text:span> El pajonal</text:p>
      <text:p text:style-name="P1"><text:span text:style-name="T1">Jĩjãh gãlosa</text:span> El ombligo</text:p>
      <text:p text:style-name="P1"><text:span text:style-name="T1">Jĩjãh ĩhsa</text:span> El pene</text:p>
      <text:p text:style-name="P1"><text:span text:style-name="T1">Jĩlluh sajõjĩ</text:span> La olla de barro</text:p>
      <text:p text:style-name="P1"><text:span text:style-name="T1">Jĩtuh jĩxõ</text:span> La gente</text:p>
      <text:p text:style-name="P1"><text:span text:style-name="T1">Jĩxeh ãxẽxẽ</text:span> El labio</text:p>
      <text:p text:style-name="P1"/>
      <text:p text:style-name="P1">[Seite 95]</text:p>
      <text:p text:style-name="P1">[Spalte 2]</text:p>
      <text:p text:style-name="P1"/>
      <text:p text:style-name="P1"><text:span text:style-name="T1">Jĩxẽh ĩxẽxẽ</text:span> La piel</text:p>
      <text:p text:style-name="P1"><text:span text:style-name="T1">Jĩxẽh omixẽ</text:span> El pecho</text:p>
      <text:p text:style-name="P1"><text:span text:style-name="T1">Jĩxõh ãxõxõ</text:span> La oreja</text:p>
      <text:p text:style-name="P1"><text:span text:style-name="T1">Jĩxõh ĩãhsõxõxõ</text:span> El oído</text:p>
      <text:p text:style-name="P1"><text:span text:style-name="T1">Jĩxõh ĩxu</text:span> La nariz</text:p>
      <text:p text:style-name="P1"><text:span text:style-name="T1">Joñoh llomo</text:span> El maíz</text:p>
      <text:p text:style-name="P1"><text:span text:style-name="T1">Llemeh umoo soodahgahme</text:span> La</text:p>
      <text:p text:style-name="P1"><text:tab/>muñeca de la mano</text:p>
      <text:p text:style-name="P1"><text:span text:style-name="T1">Llodeh bãcoehde</text:span> El banco (asiento)</text:p>
      <text:p text:style-name="P1"><text:span text:style-name="T1">Llodeh cãade</text:span> La sabana</text:p>
      <text:p text:style-name="P1"><text:span text:style-name="T1">Llodeh dehnaihde</text:span> El remo</text:p>
      <text:p text:style-name="P1"><text:span text:style-name="T1">Llodeh ohdehde</text:span> El hígado</text:p>
      <text:p text:style-name="P1"><text:span text:style-name="T1">Llodeh willaide</text:span> El cuchillo</text:p>
      <text:p text:style-name="P1"><text:span text:style-name="T1">Llojoh bahwa</text:span> El papá</text:p>
      <text:p text:style-name="P1"><text:span text:style-name="T1">Llojoh baihgohdi</text:span> El último</text:p>
      <text:p text:style-name="P1"><text:span text:style-name="T1">Llojoh bejo</text:span> El mes, la luna</text:p>
      <text:p text:style-name="P1"><text:span text:style-name="T1">Llojoh bihwisi</text:span> El picaflor</text:p>
      <text:p text:style-name="P1"><text:span text:style-name="T1">Llojoh capuchini</text:span> El mono machín</text:p>
      <text:p text:style-name="P1"><text:span text:style-name="T1">Llojoh cuaĩxuga</text:span> El murciélago</text:p>
      <text:p text:style-name="P1"><text:span text:style-name="T1">Llojoh cupo</text:span> El caimán</text:p>
      <text:p text:style-name="P1"><text:span text:style-name="T1">Llojoh chãũ</text:span> El mosquito zancudo</text:p>
      <text:p text:style-name="P1"><text:span text:style-name="T1">Llojoh dopa</text:span> La anaconda</text:p>
      <text:p text:style-name="P1"><text:span text:style-name="T1">Llojoh fãpo</text:span> El comején</text:p>
      <text:p text:style-name="P1"><text:span text:style-name="T1">Llojoh iculi</text:span> El morrocoy</text:p>
      <text:p text:style-name="P1"><text:span text:style-name="T1">Llojoh ĩãchiidi</text:span> El primero</text:p>
      <text:p text:style-name="P1"><text:span text:style-name="T1">Llojoh ĩgwe</text:span> El ratón</text:p>
      <text:p text:style-name="P1"><text:span text:style-name="T1">Llojoh ĩhllacui</text:span> La serpiente de</text:p>
      <text:p text:style-name="P1"><text:tab/>cascabel</text:p>
      <text:p text:style-name="P1"><text:span text:style-name="T1">Llojoh jahe</text:span> El padre</text:p>
      <text:p text:style-name="P1"><text:span text:style-name="T1">Llojoh jaixohdi</text:span> El cacique</text:p>
      <text:p text:style-name="P1"><text:span text:style-name="T1">Llojoh jemi</text:span> El marido</text:p>
      <text:p text:style-name="P1"><text:span text:style-name="T1">Llojoh joxoote</text:span> El sol</text:p>
      <text:p text:style-name="P1"><text:span text:style-name="T1">Llojoh juhnoh</text:span> El gusano</text:p>
      <text:p text:style-name="P1"><text:span text:style-name="T1">Llojoh jũwõõ</text:span> El piojo</text:p>
      <text:p text:style-name="P1"><text:span text:style-name="T1">Llojoh lolo</text:span> El loro</text:p>
      <text:p text:style-name="P1"><text:span text:style-name="T1">Llojoh llacui</text:span> La serpiente, culebra</text:p>
      <text:p text:style-name="P1"><text:span text:style-name="T1">Llojoh llama ũpu</text:span> El puma</text:p>
      <text:p text:style-name="P1"><text:soft-page-break/><text:span text:style-name="T1">Llojoh llupe</text:span> El araguato (mono</text:p>
      <text:p text:style-name="P1"><text:tab/>aullador)</text:p>
      <text:p text:style-name="P1"><text:span text:style-name="T1">Llojoh macara</text:span> La máscara</text:p>
      <text:p text:style-name="P1"><text:span text:style-name="T1">Llojoh malibana</text:span> El caribe, la piraña</text:p>
      <text:p text:style-name="P1"><text:span text:style-name="T1">Llojoh malinaidi</text:span> El tucán</text:p>
      <text:p text:style-name="P1"><text:span text:style-name="T1">Llojoh misi</text:span> El gato</text:p>
      <text:p text:style-name="P1"><text:span text:style-name="T1">Llojoh muĩgodi</text:span> La abeja</text:p>
      <text:p text:style-name="P1"><text:span text:style-name="T1">Llojoh niõõ</text:span> La hormiga</text:p>
      <text:p text:style-name="P1"><text:span text:style-name="T1">Llojoh ñama</text:span> El venado</text:p>
      <text:p text:style-name="P1"><text:span text:style-name="T1">Llojoh ñide</text:span> El pájaro</text:p>
      <text:p text:style-name="P1"><text:span text:style-name="T1">Llojoh oli</text:span> El perro</text:p>
      <text:p text:style-name="P1"><text:span text:style-name="T1">Llojoh omaĩdi</text:span> El corazón</text:p>
      <text:p text:style-name="P1"/>
      <text:p text:style-name="P1">[Seite 96]</text:p>
      <text:p text:style-name="P1">[Spalte 1]</text:p>
      <text:p text:style-name="P1"/>
      <text:p text:style-name="P1"><text:span text:style-name="T1">Llojoh pajĩdi</text:span> El pescado</text:p>
      <text:p text:style-name="P1"><text:span text:style-name="T1">Llojoh peloli</text:span> El perico</text:p>
      <text:p text:style-name="P1"><text:span text:style-name="T1">Llojoh pulutoo</text:span> La mosca</text:p>
      <text:p text:style-name="P1"><text:span text:style-name="T1">Llojoh pume</text:span> La paca</text:p>
      <text:p text:style-name="P1"><text:span text:style-name="T1">Llojoh rãpohge apicha</text:span> El saíno</text:p>
      <text:p text:style-name="P1"><text:span text:style-name="T1">Llojoh rãpooje</text:span> La danta</text:p>
      <text:p text:style-name="P1"><text:span text:style-name="T1">Llojoh saicua</text:span> El curandero</text:p>
      <text:p text:style-name="P1"><text:span text:style-name="T1">Llojoh sĩgwe</text:span> El viejo</text:p>
      <text:p text:style-name="P1"><text:span text:style-name="T1">Llojoh sĩjĩllaidi</text:span> El gallinazo</text:p>
      <text:p text:style-name="P1"><text:span text:style-name="T1">Llojoh tahbu</text:span> La nutria</text:p>
      <text:p text:style-name="P1"><text:span text:style-name="T1">Llojoh tuligichi llacui</text:span> La serpiente</text:p>
      <text:p text:style-name="P1"><text:tab/>coral</text:p>
      <text:p text:style-name="P1"><text:span text:style-name="T1">Llojoh ũbe</text:span> El hombre</text:p>
      <text:p text:style-name="P1"><text:span text:style-name="T1">Llojoh ũpu</text:span> El tigre</text:p>
      <text:p text:style-name="P1"><text:span text:style-name="T1">Llojoh wacamaihlla</text:span> El guacamayo</text:p>
      <text:p text:style-name="P1"/>
      <text:p text:style-name="P1">[Seite 96]</text:p>
      <text:p text:style-name="P1">[Spalte 2]</text:p>
      <text:p text:style-name="P2"/>
      <text:p text:style-name="P1"><text:span text:style-name="T1">Llojoh wajahñu</text:span> La pulga</text:p>
      <text:p text:style-name="P1"><text:span text:style-name="T1">Llojoh wixe</text:span> El chigüiro</text:p>
      <text:p text:style-name="P1"><text:span text:style-name="T1">Llojoh wĩxõ</text:span> El oso hormiguero</text:p>
      <text:p text:style-name="P1"><text:span text:style-name="T1">Llojoh wode ĩgwe</text:span> La rata</text:p>
      <text:p text:style-name="P1"><text:span text:style-name="T1">Llojũãh cuãdĩjõ</text:span> La harina de yuca</text:p>
      <text:p text:style-name="P1"><text:span text:style-name="T1">Llopah guwahefa</text:span> El año</text:p>
      <text:p text:style-name="P1"><text:span text:style-name="T1">Lloteh garote</text:span> La porra, la macana</text:p>
      <text:p text:style-name="P1"><text:span text:style-name="T1">Lloteh ñohãĩhte</text:span> El hacha</text:p>
      <text:p text:style-name="P1"><text:span text:style-name="T1">Lloteh pãĩjõte</text:span> El hueso</text:p>
      <text:p text:style-name="P1"><text:span text:style-name="T1">Llotoh bañadoto</text:span> El mar</text:p>
      <text:p text:style-name="P1"><text:span text:style-name="T1">Llowoh juwoo</text:span> La pluma</text:p>
      <text:p text:style-name="P1"><text:span text:style-name="T1">Llowoh ñocui juwoo</text:span> El pelo largo</text:p>
      <text:p text:style-name="P1"><text:span text:style-name="T1">Lloxoh oxoxo</text:span> La hoja</text:p>
      <text:p text:style-name="P1"/>
      <text:p text:style-name="P1">[Seite 96]</text:p>
      <text:p text:style-name="P1">[Spalte 1]</text:p>
      <text:p text:style-name="P2"/>
      <text:p text:style-name="P2"><text:soft-page-break/>La Concordancia del Adjetivo Numeral Sáliba</text:p>
      <text:p text:style-name="P2">con los Diferentes Tipos del Sustantivo</text:p>
      <text:p text:style-name="P1"/>
      <text:p text:style-name="P1"><text:span text:style-name="T1">Bajẽgahdu umutu</text:span> Cuatro hombres</text:p>
      <text:p text:style-name="P1"><text:span text:style-name="T1">Bajẽgajãhã nojã</text:span> Cuatro cañas</text:p>
      <text:p text:style-name="P1"><text:span text:style-name="T1">Bajẽgatoha oxe</text:span> Cuatro ríos</text:p>
      <text:p text:style-name="P1"><text:span text:style-name="T1">Bajẽgaxaha ahxua</text:span> Cuatro puertas</text:p>
      <text:p text:style-name="P1"><text:span text:style-name="T1">Bajẽgaxoha oxoo</text:span> Cuatro hojas</text:p>
      <text:p text:style-name="P1"><text:span text:style-name="T1">Bajẽgaxuha itoxu</text:span> Cuatro casas</text:p>
      <text:p text:style-name="P1"><text:span text:style-name="T1">Bajẽgãpuhã jõjĩpu</text:span> Cuatro ollas</text:p>
      <text:p text:style-name="P1"><text:span text:style-name="T1">Bajẽgohdu ñaatu</text:span> Cuatro mujeres</text:p>
      <text:p text:style-name="P1"><text:span text:style-name="T1">Bajẽhgalluha nugu</text:span> Cuatro árboles</text:p>
      <text:p text:style-name="P1"><text:span text:style-name="T1">Jehdubahdu ñaatu</text:span> Tres mujeres</text:p>
      <text:p text:style-name="P1"><text:span text:style-name="T1">Jehdubahdu umutu</text:span> Tres hombres</text:p>
      <text:p text:style-name="P1"><text:span text:style-name="T1">Jellubahdi nugu</text:span> Tres árboles</text:p>
      <text:p text:style-name="P1"><text:span text:style-name="T1">Jẽpubadi jõjĩpu</text:span> Tres ollas</text:p>
      <text:p text:style-name="P1"><text:span text:style-name="T1">Jihmote jõjĩhmo</text:span> Una olla</text:p>
      <text:p text:style-name="P1"><text:span text:style-name="T1">Jillute nuguu</text:span> Un árbol</text:p>
      <text:p text:style-name="P1"><text:span text:style-name="T1">Jixabadi ahxua</text:span> Tres puertas</text:p>
      <text:p text:style-name="P1"><text:span text:style-name="T1">Jixate ahxua</text:span> Una puerta</text:p>
      <text:p text:style-name="P1"><text:span text:style-name="T1">Jixubadi itoxu</text:span> Tres casas</text:p>
      <text:p text:style-name="P1"><text:span text:style-name="T1">Jixute ito</text:span> Una casa</text:p>
      <text:p text:style-name="P1"/>
      <text:p text:style-name="P1">[Seite 96]</text:p>
      <text:p text:style-name="P1">[Spalte 2]</text:p>
      <text:p text:style-name="P1"/>
      <text:p text:style-name="P1"><text:span text:style-name="T1">Jĩjãbadi nojã</text:span> Tres cañas</text:p>
      <text:p text:style-name="P1"><text:span text:style-name="T1">Jĩjãte jojã</text:span> Una caña</text:p>
      <text:p text:style-name="P1"><text:span text:style-name="T1">Jotabe ũbe</text:span> Un hombre</text:p>
      <text:p text:style-name="P1"><text:span text:style-name="T1">Jotabo ñaxu</text:span> Una mujer</text:p>
      <text:p text:style-name="P1"><text:span text:style-name="T1">Jotobadi oxe</text:span> Tres ríos</text:p>
      <text:p text:style-name="P1"><text:span text:style-name="T1">Joxobadi oxoo</text:span> Tres hojas</text:p>
      <text:p text:style-name="P1"><text:span text:style-name="T1">Llotohde oxe</text:span> Un río</text:p>
      <text:p text:style-name="P1"><text:span text:style-name="T1">Lloxohde oxoxo</text:span> Una hoja</text:p>
      <text:p text:style-name="P1"><text:span text:style-name="T1">Tollosa nugu</text:span> Dos árboles</text:p>
      <text:p text:style-name="P1"><text:span text:style-name="T1">Totosa oxe</text:span> Dos ríos</text:p>
      <text:p text:style-name="P1"><text:span text:style-name="T1">Toxasa ahxua</text:span> Dos puertas</text:p>
      <text:p text:style-name="P1"><text:span text:style-name="T1">Toxosa oxo</text:span> Dos hojas</text:p>
      <text:p text:style-name="P1"><text:span text:style-name="T1">Toxusa itoxu</text:span> Dos casas</text:p>
      <text:p text:style-name="P1"><text:span text:style-name="T1">Tõjãsa nojã</text:span> Dos cañas</text:p>
      <text:p text:style-name="P1"><text:span text:style-name="T1">Tõmosa jõjĩpu</text:span> Dos ollas</text:p>
      <text:p text:style-name="P1"><text:span text:style-name="T1">Tũjũhdu ñaatu</text:span> Dos mujeres</text:p>
      <text:p text:style-name="P1"><text:span text:style-name="T1">Tũjũhdu umutu</text:span> Dos hombres</text:p>
      <text:p text:style-name="P1"/>
      <text:p text:style-name="P1">[Seite 97]</text:p>
      <text:p text:style-name="P1">[Spalte 1]</text:p>
      <text:p text:style-name="P1"/>
      <text:p text:style-name="P2">Ejemplos del Singular y Plural de Algunos</text:p>
      <text:p text:style-name="P1"><text:span text:style-name="T1">Sustantivos Sálibas</text:span></text:p>
      <text:p text:style-name="P1"/>
      <text:p text:style-name="P1"><text:span text:style-name="T1">Baahlaxẽ</text:span> Baúl</text:p>
      <text:p text:style-name="P1"><text:span text:style-name="T1">Baahlaxẽhã</text:span> Baúles</text:p>
      <text:p text:style-name="P1"><text:soft-page-break/><text:span text:style-name="T1">Callui</text:span> Cachirre, cachirres</text:p>
      <text:p text:style-name="P1"><text:span text:style-name="T1">Isibae</text:span> Peines</text:p>
      <text:p text:style-name="P1"><text:span text:style-name="T1">Isibah</text:span> Peine</text:p>
      <text:p text:style-name="P1"><text:span text:style-name="T1">Ĩxẽxẽ</text:span> Piel, pieles</text:p>
      <text:p text:style-name="P1"><text:span text:style-name="T1">Jeeñuga</text:span> Espuma, espumas</text:p>
      <text:p text:style-name="P1"><text:span text:style-name="T1">Jojohlo</text:span> Fósforos</text:p>
      <text:p text:style-name="P1"><text:span text:style-name="T1">Jojohloje</text:span> Fósforo</text:p>
      <text:p text:style-name="P1"><text:span text:style-name="T1">Juwo</text:span> Plumas, pelos</text:p>
      <text:p text:style-name="P1"><text:span text:style-name="T1">Juwoo</text:span> Pluma, pelo</text:p>
      <text:p text:style-name="P1"><text:span text:style-name="T1">Llacui</text:span> Culebra, culebras</text:p>
      <text:p text:style-name="P1"><text:span text:style-name="T1">Llama</text:span> Venados, venados</text:p>
      <text:p text:style-name="P1"><text:span text:style-name="T1">Misi</text:span> Gato, gata, gatos, gatas</text:p>
      <text:p text:style-name="P1"><text:span text:style-name="T1">Nugu</text:span> Arboles</text:p>
      <text:p text:style-name="P1"><text:span text:style-name="T1">Nuguu</text:span> Arbol</text:p>
      <text:p text:style-name="P1"><text:span text:style-name="T1">Ñide</text:span> Pájaro, pájaros</text:p>
      <text:p text:style-name="P1"><text:span text:style-name="T1">Ñocuihã</text:span> Cerro</text:p>
      <text:p text:style-name="P1"><text:span text:style-name="T1">Ñocuiñah</text:span> Cerros</text:p>
      <text:p text:style-name="P1"><text:span text:style-name="T1">Obodi</text:span> Cuerpo, cuerpos</text:p>
      <text:p text:style-name="P1"><text:span text:style-name="T1">Oli</text:span> Perro, perra, perros, perras</text:p>
      <text:p text:style-name="P1"/>
      <text:p text:style-name="P1">[Seite 97]</text:p>
      <text:p text:style-name="P1">[Spalte 2]</text:p>
      <text:p text:style-name="P1"/>
      <text:p text:style-name="P1"><text:span text:style-name="T1">Oopu</text:span> Lago</text:p>
      <text:p text:style-name="P1"><text:span text:style-name="T1">Oopuhwa</text:span> Lagos</text:p>
      <text:p text:style-name="P1"><text:span text:style-name="T1">Oxe</text:span> Río</text:p>
      <text:p text:style-name="P1"><text:span text:style-name="T1">Oxellohwe</text:span> Ríos</text:p>
      <text:p text:style-name="P1"><text:span text:style-name="T1">Oxoxo</text:span> Hoja, hojas</text:p>
      <text:p text:style-name="P1"><text:span text:style-name="T1">Õcuaha</text:span> Corte de tela</text:p>
      <text:p text:style-name="P1"><text:span text:style-name="T1">Õcualla</text:span> Cortes de tela</text:p>
      <text:p text:style-name="P1"><text:span text:style-name="T1">Paha</text:span> Cara, caras</text:p>
      <text:p text:style-name="P1"><text:span text:style-name="T1">Pajĩ, pajĩtu</text:span> Peces</text:p>
      <text:p text:style-name="P1"><text:span text:style-name="T1">Pajĩdi</text:span> Pez</text:p>
      <text:p text:style-name="P1"><text:span text:style-name="T1">Pãĩjã</text:span> Huesos</text:p>
      <text:p text:style-name="P1"><text:span text:style-name="T1">Pãĩjãje</text:span> Hueso</text:p>
      <text:p text:style-name="P1"><text:span text:style-name="T1">Sajĩme</text:span> Conuco</text:p>
      <text:p text:style-name="P1"><text:span text:style-name="T1">Sajĩmehã</text:span> Conucos</text:p>
      <text:p text:style-name="P1"><text:span text:style-name="T1">Tehsi</text:span> Chinchorros</text:p>
      <text:p text:style-name="P1"><text:span text:style-name="T1">Tehsia</text:span> Chinchorro</text:p>
      <text:p text:style-name="P1"><text:span text:style-name="T1">Tetahdo</text:span> Nube</text:p>
      <text:p text:style-name="P1"><text:span text:style-name="T1">Tetahllu</text:span> Nubes</text:p>
      <text:p text:style-name="P1"><text:span text:style-name="T1">Weeli</text:span> Tablas</text:p>
      <text:p text:style-name="P1"><text:span text:style-name="T1">Weeliide</text:span> Tab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18:50:38.307609000</meta:creation-date>
    <dc:date>2013-12-01T18:51:34.991322000</dc:date>
    <meta:editing-duration>P0D</meta:editing-duration>
    <meta:editing-cycles>1</meta:editing-cycles>
    <meta:document-statistic meta:table-count="0" meta:image-count="0" meta:object-count="0" meta:page-count="170" meta:paragraph-count="8203" meta:word-count="29800" meta:character-count="188684" meta:non-whitespace-character-count="165693"/>
    <meta:generator>LibreOffice/4.1.3.2$MacOSX_x86 LibreOffice_project/70feb7d99726f064edab4605a8ab840c50ec57a</meta:generator>
  </office:meta>
</office:document-meta>
</file>